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1.1752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9752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1.522in"/>
    </style:style>
    <style:style style:name="co21" style:family="table-column">
      <style:table-column-properties fo:break-before="auto" style:column-width="1.1929in"/>
    </style:style>
    <style:style style:name="co22" style:family="table-column">
      <style:table-column-properties fo:break-before="auto" style:column-width="1.2681in"/>
    </style:style>
    <style:style style:name="co23" style:family="table-column">
      <style:table-column-properties fo:break-before="auto" style:column-width="1.0862in"/>
    </style:style>
    <style:style style:name="co24" style:family="table-column">
      <style:table-column-properties fo:break-before="auto" style:column-width="0.8181in"/>
    </style:style>
    <style:style style:name="co25" style:family="table-column">
      <style:table-column-properties fo:break-before="auto" style:column-width="1.3327in"/>
    </style:style>
    <style:style style:name="co26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">
      <style:text-properties fo:font-weight="normal" style:font-weight-asian="normal" style:font-weight-complex="normal"/>
    </style:style>
    <style:style style:name="ce15" style:family="table-cell" style:parent-style-name="Default" style:data-style-name="N1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9" style:family="table-cell" style:parent-style-name="Default" style:data-style-name="N2">
      <style:text-properties fo:font-weight="bold" style:font-weight-asian="bold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3"/>
    <style:style style:name="ce8" style:family="table-cell" style:parent-style-name="Default" style:data-style-name="N122"/>
  </office:automatic-styles>
  <office:body>
    <office:spreadsheet>
      <table:table table:name="leve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2" office:value-type="string" calcext:value-type="string">
            <text:p>experience til next</text:p>
          </table:table-cell>
          <table:table-cell table:style-name="ce4" office:value-type="string" calcext:value-type="string">
            <text:p>experience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health</text:p>
          </table:table-cell>
          <table:table-cell table:style-name="ce16" office:value-type="string" calcext:value-type="string">
            <text:p>mana</text:p>
          </table:table-cell>
          <table:table-cell table:style-name="ce16" office:value-type="string" calcext:value-type="string">
            <text:p>rebirth_tier</text:p>
          </table:table-cell>
          <table:table-cell/>
          <table:table-cell table:style-name="ce16" office:value-type="string" calcext:value-type="string">
            <text:p>Experience Base</text:p>
          </table:table-cell>
          <table:table-cell table:style-name="ce1" office:value-type="float" office:value="9" calcext:value-type="float">
            <text:p>9</text:p>
          </table:table-cell>
          <table:table-cell table:style-name="ce16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.$J$2] + [.$J$3]*([.$A2]-1)+[.$J$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9]*([.$A2]-1) + [.$J$8]+FLOOR([.$A2]/[.$J$10])" office:value-type="float" office:value="3" calcext:value-type="float">
            <text:p>3</text:p>
          </table:table-cell>
          <table:table-cell table:formula="of:=[.$J$5]*([.$A2]-1) + [.$J$4]" office:value-type="float" office:value="150" calcext:value-type="float">
            <text:p>150</text:p>
          </table:table-cell>
          <table:table-cell table:formula="of:=[.$J$7]*([.$A2]-1) + [.$J$6]" office:value-type="float" office:value="0" calcext:value-type="float">
            <text:p>0</text:p>
          </table:table-cell>
          <table:table-cell table:formula="of:=FLOOR([.$A2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Experience Pow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.$J$2] + [.$J$3]*([.$A3]-1)+[.$J$1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.$J$9]*([.$A3]-1) + [.$J$8]+FLOOR([.$A3]/[.$J$10])" office:value-type="float" office:value="4" calcext:value-type="float">
            <text:p>4</text:p>
          </table:table-cell>
          <table:table-cell table:formula="of:=[.$J$5]*([.$A3]-1) + [.$J$4]" office:value-type="float" office:value="170" calcext:value-type="float">
            <text:p>170</text:p>
          </table:table-cell>
          <table:table-cell table:formula="of:=[.$J$7]*([.$A3]-1) + [.$J$6]" office:value-type="float" office:value="0" calcext:value-type="float">
            <text:p>0</text:p>
          </table:table-cell>
          <table:table-cell table:formula="of:=FLOOR([.$A3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Experience Linear Ra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.$J$2] + [.$J$3]*([.$A4]-1)+[.$J$1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.$J$9]*([.$A4]-1) + [.$J$8]+FLOOR([.$A4]/[.$J$10])" office:value-type="float" office:value="5" calcext:value-type="float">
            <text:p>5</text:p>
          </table:table-cell>
          <table:table-cell table:formula="of:=[.$J$5]*([.$A4]-1) + [.$J$4]" office:value-type="float" office:value="190" calcext:value-type="float">
            <text:p>190</text:p>
          </table:table-cell>
          <table:table-cell table:formula="of:=[.$J$7]*([.$A4]-1) + [.$J$6]" office:value-type="float" office:value="0" calcext:value-type="float">
            <text:p>0</text:p>
          </table:table-cell>
          <table:table-cell table:formula="of:=FLOOR([.$A4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Health Bas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.$J$2] + [.$J$3]*([.$A5]-1)+[.$J$1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.$J$9]*([.$A5]-1) + [.$J$8]+FLOOR([.$A5]/[.$J$10])" office:value-type="float" office:value="6" calcext:value-type="float">
            <text:p>6</text:p>
          </table:table-cell>
          <table:table-cell table:formula="of:=[.$J$5]*([.$A5]-1) + [.$J$4]" office:value-type="float" office:value="210" calcext:value-type="float">
            <text:p>210</text:p>
          </table:table-cell>
          <table:table-cell table:formula="of:=[.$J$7]*([.$A5]-1) + [.$J$6]" office:value-type="float" office:value="0" calcext:value-type="float">
            <text:p>0</text:p>
          </table:table-cell>
          <table:table-cell table:formula="of:=FLOOR([.$A5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Health Linear Ra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.$J$2] + [.$J$3]*([.$A6]-1)+[.$J$1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.$J$9]*([.$A6]-1) + [.$J$8]+FLOOR([.$A6]/[.$J$10])" office:value-type="float" office:value="8" calcext:value-type="float">
            <text:p>8</text:p>
          </table:table-cell>
          <table:table-cell table:formula="of:=[.$J$5]*([.$A6]-1) + [.$J$4]" office:value-type="float" office:value="230" calcext:value-type="float">
            <text:p>230</text:p>
          </table:table-cell>
          <table:table-cell table:formula="of:=[.$J$7]*([.$A6]-1) + [.$J$6]" office:value-type="float" office:value="0" calcext:value-type="float">
            <text:p>0</text:p>
          </table:table-cell>
          <table:table-cell table:formula="of:=FLOOR([.$A6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Mana Bas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.$J$2] + [.$J$3]*([.$A7]-1)+[.$J$1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.$J$9]*([.$A7]-1) + [.$J$8]+FLOOR([.$A7]/[.$J$10])" office:value-type="float" office:value="9" calcext:value-type="float">
            <text:p>9</text:p>
          </table:table-cell>
          <table:table-cell table:formula="of:=[.$J$5]*([.$A7]-1) + [.$J$4]" office:value-type="float" office:value="250" calcext:value-type="float">
            <text:p>250</text:p>
          </table:table-cell>
          <table:table-cell table:formula="of:=[.$J$7]*([.$A7]-1) + [.$J$6]" office:value-type="float" office:value="0" calcext:value-type="float">
            <text:p>0</text:p>
          </table:table-cell>
          <table:table-cell table:formula="of:=FLOOR([.$A7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Mana Linear Rat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.$J$2] + [.$J$3]*([.$A8]-1)+[.$J$1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.$J$9]*([.$A8]-1) + [.$J$8]+FLOOR([.$A8]/[.$J$10])" office:value-type="float" office:value="10" calcext:value-type="float">
            <text:p>10</text:p>
          </table:table-cell>
          <table:table-cell table:formula="of:=[.$J$5]*([.$A8]-1) + [.$J$4]" office:value-type="float" office:value="270" calcext:value-type="float">
            <text:p>270</text:p>
          </table:table-cell>
          <table:table-cell table:formula="of:=[.$J$7]*([.$A8]-1) + [.$J$6]" office:value-type="float" office:value="0" calcext:value-type="float">
            <text:p>0</text:p>
          </table:table-cell>
          <table:table-cell table:formula="of:=FLOOR([.$A8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kill Points Bas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.$J$2] + [.$J$3]*([.$A9]-1)+[.$J$1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.$J$9]*([.$A9]-1) + [.$J$8]+FLOOR([.$A9]/[.$J$10])" office:value-type="float" office:value="11" calcext:value-type="float">
            <text:p>11</text:p>
          </table:table-cell>
          <table:table-cell table:formula="of:=[.$J$5]*([.$A9]-1) + [.$J$4]" office:value-type="float" office:value="290" calcext:value-type="float">
            <text:p>290</text:p>
          </table:table-cell>
          <table:table-cell table:formula="of:=[.$J$7]*([.$A9]-1) + [.$J$6]" office:value-type="float" office:value="0" calcext:value-type="float">
            <text:p>0</text:p>
          </table:table-cell>
          <table:table-cell table:formula="of:=FLOOR([.$A9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kill Points Ra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.$J$2] + [.$J$3]*([.$A10]-1)+[.$J$1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.$J$9]*([.$A10]-1) + [.$J$8]+FLOOR([.$A10]/[.$J$10])" office:value-type="float" office:value="12" calcext:value-type="float">
            <text:p>12</text:p>
          </table:table-cell>
          <table:table-cell table:formula="of:=[.$J$5]*([.$A10]-1) + [.$J$4]" office:value-type="float" office:value="310" calcext:value-type="float">
            <text:p>310</text:p>
          </table:table-cell>
          <table:table-cell table:formula="of:=[.$J$7]*([.$A10]-1) + [.$J$6]" office:value-type="float" office:value="0" calcext:value-type="float">
            <text:p>0</text:p>
          </table:table-cell>
          <table:table-cell table:formula="of:=FLOOR([.$A10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kill Point Bonus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.$J$2] + [.$J$3]*([.$A11]-1)+[.$J$1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.$J$9]*([.$A11]-1) + [.$J$8]+FLOOR([.$A11]/[.$J$10])" office:value-type="float" office:value="14" calcext:value-type="float">
            <text:p>14</text:p>
          </table:table-cell>
          <table:table-cell table:formula="of:=[.$J$5]*([.$A11]-1) + [.$J$4]" office:value-type="float" office:value="330" calcext:value-type="float">
            <text:p>330</text:p>
          </table:table-cell>
          <table:table-cell table:formula="of:=[.$J$7]*([.$A11]-1) + [.$J$6]" office:value-type="float" office:value="0" calcext:value-type="float">
            <text:p>0</text:p>
          </table:table-cell>
          <table:table-cell table:formula="of:=FLOOR([.$A11]/[.$J$11])" office:value-type="float" office:value="2" calcext:value-type="float">
            <text:p>2</text:p>
          </table:table-cell>
          <table:table-cell/>
          <table:table-cell table:style-name="ce16" office:value-type="string" calcext:value-type="string">
            <text:p>Rebirth Tier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.$J$2] + [.$J$3]*([.$A12]-1)+[.$J$1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.$J$9]*([.$A12]-1) + [.$J$8]+FLOOR([.$A12]/[.$J$10])" office:value-type="float" office:value="15" calcext:value-type="float">
            <text:p>15</text:p>
          </table:table-cell>
          <table:table-cell table:formula="of:=[.$J$5]*([.$A12]-1) + [.$J$4]" office:value-type="float" office:value="350" calcext:value-type="float">
            <text:p>350</text:p>
          </table:table-cell>
          <table:table-cell table:formula="of:=[.$J$7]*([.$A12]-1) + [.$J$6]" office:value-type="float" office:value="0" calcext:value-type="float">
            <text:p>0</text:p>
          </table:table-cell>
          <table:table-cell table:formula="of:=FLOOR([.$A12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.$J$2] + [.$J$3]*([.$A13]-1)+[.$J$1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.$J$9]*([.$A13]-1) + [.$J$8]+FLOOR([.$A13]/[.$J$10])" office:value-type="float" office:value="16" calcext:value-type="float">
            <text:p>16</text:p>
          </table:table-cell>
          <table:table-cell table:formula="of:=[.$J$5]*([.$A13]-1) + [.$J$4]" office:value-type="float" office:value="370" calcext:value-type="float">
            <text:p>370</text:p>
          </table:table-cell>
          <table:table-cell table:formula="of:=[.$J$7]*([.$A13]-1) + [.$J$6]" office:value-type="float" office:value="0" calcext:value-type="float">
            <text:p>0</text:p>
          </table:table-cell>
          <table:table-cell table:formula="of:=FLOOR([.$A13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.$J$2] + [.$J$3]*([.$A14]-1)+[.$J$1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.$J$9]*([.$A14]-1) + [.$J$8]+FLOOR([.$A14]/[.$J$10])" office:value-type="float" office:value="17" calcext:value-type="float">
            <text:p>17</text:p>
          </table:table-cell>
          <table:table-cell table:formula="of:=[.$J$5]*([.$A14]-1) + [.$J$4]" office:value-type="float" office:value="390" calcext:value-type="float">
            <text:p>390</text:p>
          </table:table-cell>
          <table:table-cell table:formula="of:=[.$J$7]*([.$A14]-1) + [.$J$6]" office:value-type="float" office:value="0" calcext:value-type="float">
            <text:p>0</text:p>
          </table:table-cell>
          <table:table-cell table:formula="of:=FLOOR([.$A14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.$J$2] + [.$J$3]*([.$A15]-1)+[.$J$1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.$J$9]*([.$A15]-1) + [.$J$8]+FLOOR([.$A15]/[.$J$10])" office:value-type="float" office:value="18" calcext:value-type="float">
            <text:p>18</text:p>
          </table:table-cell>
          <table:table-cell table:formula="of:=[.$J$5]*([.$A15]-1) + [.$J$4]" office:value-type="float" office:value="410" calcext:value-type="float">
            <text:p>410</text:p>
          </table:table-cell>
          <table:table-cell table:formula="of:=[.$J$7]*([.$A15]-1) + [.$J$6]" office:value-type="float" office:value="0" calcext:value-type="float">
            <text:p>0</text:p>
          </table:table-cell>
          <table:table-cell table:formula="of:=FLOOR([.$A15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.$J$2] + [.$J$3]*([.$A16]-1)+[.$J$1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.$J$9]*([.$A16]-1) + [.$J$8]+FLOOR([.$A16]/[.$J$10])" office:value-type="float" office:value="20" calcext:value-type="float">
            <text:p>20</text:p>
          </table:table-cell>
          <table:table-cell table:formula="of:=[.$J$5]*([.$A16]-1) + [.$J$4]" office:value-type="float" office:value="430" calcext:value-type="float">
            <text:p>430</text:p>
          </table:table-cell>
          <table:table-cell table:formula="of:=[.$J$7]*([.$A16]-1) + [.$J$6]" office:value-type="float" office:value="0" calcext:value-type="float">
            <text:p>0</text:p>
          </table:table-cell>
          <table:table-cell table:formula="of:=FLOOR([.$A16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.$J$2] + [.$J$3]*([.$A17]-1)+[.$J$1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.$J$9]*([.$A17]-1) + [.$J$8]+FLOOR([.$A17]/[.$J$10])" office:value-type="float" office:value="21" calcext:value-type="float">
            <text:p>21</text:p>
          </table:table-cell>
          <table:table-cell table:formula="of:=[.$J$5]*([.$A17]-1) + [.$J$4]" office:value-type="float" office:value="450" calcext:value-type="float">
            <text:p>450</text:p>
          </table:table-cell>
          <table:table-cell table:formula="of:=[.$J$7]*([.$A17]-1) + [.$J$6]" office:value-type="float" office:value="0" calcext:value-type="float">
            <text:p>0</text:p>
          </table:table-cell>
          <table:table-cell table:formula="of:=FLOOR([.$A17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.$J$2] + [.$J$3]*([.$A18]-1)+[.$J$1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.$J$9]*([.$A18]-1) + [.$J$8]+FLOOR([.$A18]/[.$J$10])" office:value-type="float" office:value="22" calcext:value-type="float">
            <text:p>22</text:p>
          </table:table-cell>
          <table:table-cell table:formula="of:=[.$J$5]*([.$A18]-1) + [.$J$4]" office:value-type="float" office:value="470" calcext:value-type="float">
            <text:p>470</text:p>
          </table:table-cell>
          <table:table-cell table:formula="of:=[.$J$7]*([.$A18]-1) + [.$J$6]" office:value-type="float" office:value="0" calcext:value-type="float">
            <text:p>0</text:p>
          </table:table-cell>
          <table:table-cell table:formula="of:=FLOOR([.$A18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.$J$2] + [.$J$3]*([.$A19]-1)+[.$J$1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.$J$9]*([.$A19]-1) + [.$J$8]+FLOOR([.$A19]/[.$J$10])" office:value-type="float" office:value="23" calcext:value-type="float">
            <text:p>23</text:p>
          </table:table-cell>
          <table:table-cell table:formula="of:=[.$J$5]*([.$A19]-1) + [.$J$4]" office:value-type="float" office:value="490" calcext:value-type="float">
            <text:p>490</text:p>
          </table:table-cell>
          <table:table-cell table:formula="of:=[.$J$7]*([.$A19]-1) + [.$J$6]" office:value-type="float" office:value="0" calcext:value-type="float">
            <text:p>0</text:p>
          </table:table-cell>
          <table:table-cell table:formula="of:=FLOOR([.$A19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.$J$2] + [.$J$3]*([.$A20]-1)+[.$J$1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.$J$9]*([.$A20]-1) + [.$J$8]+FLOOR([.$A20]/[.$J$10])" office:value-type="float" office:value="24" calcext:value-type="float">
            <text:p>24</text:p>
          </table:table-cell>
          <table:table-cell table:formula="of:=[.$J$5]*([.$A20]-1) + [.$J$4]" office:value-type="float" office:value="510" calcext:value-type="float">
            <text:p>510</text:p>
          </table:table-cell>
          <table:table-cell table:formula="of:=[.$J$7]*([.$A20]-1) + [.$J$6]" office:value-type="float" office:value="0" calcext:value-type="float">
            <text:p>0</text:p>
          </table:table-cell>
          <table:table-cell table:formula="of:=FLOOR([.$A20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.$J$2] + [.$J$3]*([.$A21]-1)+[.$J$1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.$J$9]*([.$A21]-1) + [.$J$8]+FLOOR([.$A21]/[.$J$10])" office:value-type="float" office:value="26" calcext:value-type="float">
            <text:p>26</text:p>
          </table:table-cell>
          <table:table-cell table:formula="of:=[.$J$5]*([.$A21]-1) + [.$J$4]" office:value-type="float" office:value="530" calcext:value-type="float">
            <text:p>530</text:p>
          </table:table-cell>
          <table:table-cell table:formula="of:=[.$J$7]*([.$A21]-1) + [.$J$6]" office:value-type="float" office:value="0" calcext:value-type="float">
            <text:p>0</text:p>
          </table:table-cell>
          <table:table-cell table:formula="of:=FLOOR([.$A21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.$J$2] + [.$J$3]*([.$A22]-1)+[.$J$1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.$J$9]*([.$A22]-1) + [.$J$8]+FLOOR([.$A22]/[.$J$10])" office:value-type="float" office:value="27" calcext:value-type="float">
            <text:p>27</text:p>
          </table:table-cell>
          <table:table-cell table:formula="of:=[.$J$5]*([.$A22]-1) + [.$J$4]" office:value-type="float" office:value="550" calcext:value-type="float">
            <text:p>550</text:p>
          </table:table-cell>
          <table:table-cell table:formula="of:=[.$J$7]*([.$A22]-1) + [.$J$6]" office:value-type="float" office:value="0" calcext:value-type="float">
            <text:p>0</text:p>
          </table:table-cell>
          <table:table-cell table:formula="of:=FLOOR([.$A22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.$J$2] + [.$J$3]*([.$A23]-1)+[.$J$1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.$J$9]*([.$A23]-1) + [.$J$8]+FLOOR([.$A23]/[.$J$10])" office:value-type="float" office:value="28" calcext:value-type="float">
            <text:p>28</text:p>
          </table:table-cell>
          <table:table-cell table:formula="of:=[.$J$5]*([.$A23]-1) + [.$J$4]" office:value-type="float" office:value="570" calcext:value-type="float">
            <text:p>570</text:p>
          </table:table-cell>
          <table:table-cell table:formula="of:=[.$J$7]*([.$A23]-1) + [.$J$6]" office:value-type="float" office:value="0" calcext:value-type="float">
            <text:p>0</text:p>
          </table:table-cell>
          <table:table-cell table:formula="of:=FLOOR([.$A23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.$J$2] + [.$J$3]*([.$A24]-1)+[.$J$1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.$J$9]*([.$A24]-1) + [.$J$8]+FLOOR([.$A24]/[.$J$10])" office:value-type="float" office:value="29" calcext:value-type="float">
            <text:p>29</text:p>
          </table:table-cell>
          <table:table-cell table:formula="of:=[.$J$5]*([.$A24]-1) + [.$J$4]" office:value-type="float" office:value="590" calcext:value-type="float">
            <text:p>590</text:p>
          </table:table-cell>
          <table:table-cell table:formula="of:=[.$J$7]*([.$A24]-1) + [.$J$6]" office:value-type="float" office:value="0" calcext:value-type="float">
            <text:p>0</text:p>
          </table:table-cell>
          <table:table-cell table:formula="of:=FLOOR([.$A24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.$J$2] + [.$J$3]*([.$A25]-1)+[.$J$1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.$J$9]*([.$A25]-1) + [.$J$8]+FLOOR([.$A25]/[.$J$10])" office:value-type="float" office:value="30" calcext:value-type="float">
            <text:p>30</text:p>
          </table:table-cell>
          <table:table-cell table:formula="of:=[.$J$5]*([.$A25]-1) + [.$J$4]" office:value-type="float" office:value="610" calcext:value-type="float">
            <text:p>610</text:p>
          </table:table-cell>
          <table:table-cell table:formula="of:=[.$J$7]*([.$A25]-1) + [.$J$6]" office:value-type="float" office:value="0" calcext:value-type="float">
            <text:p>0</text:p>
          </table:table-cell>
          <table:table-cell table:formula="of:=FLOOR([.$A25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.$J$2] + [.$J$3]*([.$A26]-1)+[.$J$1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.$J$9]*([.$A26]-1) + [.$J$8]+FLOOR([.$A26]/[.$J$10])" office:value-type="float" office:value="32" calcext:value-type="float">
            <text:p>32</text:p>
          </table:table-cell>
          <table:table-cell table:formula="of:=[.$J$5]*([.$A26]-1) + [.$J$4]" office:value-type="float" office:value="630" calcext:value-type="float">
            <text:p>630</text:p>
          </table:table-cell>
          <table:table-cell table:formula="of:=[.$J$7]*([.$A26]-1) + [.$J$6]" office:value-type="float" office:value="0" calcext:value-type="float">
            <text:p>0</text:p>
          </table:table-cell>
          <table:table-cell table:formula="of:=FLOOR([.$A26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.$J$2] + [.$J$3]*([.$A27]-1)+[.$J$1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.$J$9]*([.$A27]-1) + [.$J$8]+FLOOR([.$A27]/[.$J$10])" office:value-type="float" office:value="33" calcext:value-type="float">
            <text:p>33</text:p>
          </table:table-cell>
          <table:table-cell table:formula="of:=[.$J$5]*([.$A27]-1) + [.$J$4]" office:value-type="float" office:value="650" calcext:value-type="float">
            <text:p>650</text:p>
          </table:table-cell>
          <table:table-cell table:formula="of:=[.$J$7]*([.$A27]-1) + [.$J$6]" office:value-type="float" office:value="0" calcext:value-type="float">
            <text:p>0</text:p>
          </table:table-cell>
          <table:table-cell table:formula="of:=FLOOR([.$A27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.$J$2] + [.$J$3]*([.$A28]-1)+[.$J$1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.$J$9]*([.$A28]-1) + [.$J$8]+FLOOR([.$A28]/[.$J$10])" office:value-type="float" office:value="34" calcext:value-type="float">
            <text:p>34</text:p>
          </table:table-cell>
          <table:table-cell table:formula="of:=[.$J$5]*([.$A28]-1) + [.$J$4]" office:value-type="float" office:value="670" calcext:value-type="float">
            <text:p>670</text:p>
          </table:table-cell>
          <table:table-cell table:formula="of:=[.$J$7]*([.$A28]-1) + [.$J$6]" office:value-type="float" office:value="0" calcext:value-type="float">
            <text:p>0</text:p>
          </table:table-cell>
          <table:table-cell table:formula="of:=FLOOR([.$A28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.$J$2] + [.$J$3]*([.$A29]-1)+[.$J$1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.$J$9]*([.$A29]-1) + [.$J$8]+FLOOR([.$A29]/[.$J$10])" office:value-type="float" office:value="35" calcext:value-type="float">
            <text:p>35</text:p>
          </table:table-cell>
          <table:table-cell table:formula="of:=[.$J$5]*([.$A29]-1) + [.$J$4]" office:value-type="float" office:value="690" calcext:value-type="float">
            <text:p>690</text:p>
          </table:table-cell>
          <table:table-cell table:formula="of:=[.$J$7]*([.$A29]-1) + [.$J$6]" office:value-type="float" office:value="0" calcext:value-type="float">
            <text:p>0</text:p>
          </table:table-cell>
          <table:table-cell table:formula="of:=FLOOR([.$A29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.$J$2] + [.$J$3]*([.$A30]-1)+[.$J$1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.$J$9]*([.$A30]-1) + [.$J$8]+FLOOR([.$A30]/[.$J$10])" office:value-type="float" office:value="36" calcext:value-type="float">
            <text:p>36</text:p>
          </table:table-cell>
          <table:table-cell table:formula="of:=[.$J$5]*([.$A30]-1) + [.$J$4]" office:value-type="float" office:value="710" calcext:value-type="float">
            <text:p>710</text:p>
          </table:table-cell>
          <table:table-cell table:formula="of:=[.$J$7]*([.$A30]-1) + [.$J$6]" office:value-type="float" office:value="0" calcext:value-type="float">
            <text:p>0</text:p>
          </table:table-cell>
          <table:table-cell table:formula="of:=FLOOR([.$A30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.$J$2] + [.$J$3]*([.$A31]-1)+[.$J$1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.$J$9]*([.$A31]-1) + [.$J$8]+FLOOR([.$A31]/[.$J$10])" office:value-type="float" office:value="38" calcext:value-type="float">
            <text:p>38</text:p>
          </table:table-cell>
          <table:table-cell table:formula="of:=[.$J$5]*([.$A31]-1) + [.$J$4]" office:value-type="float" office:value="730" calcext:value-type="float">
            <text:p>730</text:p>
          </table:table-cell>
          <table:table-cell table:formula="of:=[.$J$7]*([.$A31]-1) + [.$J$6]" office:value-type="float" office:value="0" calcext:value-type="float">
            <text:p>0</text:p>
          </table:table-cell>
          <table:table-cell table:formula="of:=FLOOR([.$A31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.$J$2] + [.$J$3]*([.$A32]-1)+[.$J$1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.$J$9]*([.$A32]-1) + [.$J$8]+FLOOR([.$A32]/[.$J$10])" office:value-type="float" office:value="39" calcext:value-type="float">
            <text:p>39</text:p>
          </table:table-cell>
          <table:table-cell table:formula="of:=[.$J$5]*([.$A32]-1) + [.$J$4]" office:value-type="float" office:value="750" calcext:value-type="float">
            <text:p>750</text:p>
          </table:table-cell>
          <table:table-cell table:formula="of:=[.$J$7]*([.$A32]-1) + [.$J$6]" office:value-type="float" office:value="0" calcext:value-type="float">
            <text:p>0</text:p>
          </table:table-cell>
          <table:table-cell table:formula="of:=FLOOR([.$A32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.$J$2] + [.$J$3]*([.$A33]-1)+[.$J$1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.$J$9]*([.$A33]-1) + [.$J$8]+FLOOR([.$A33]/[.$J$10])" office:value-type="float" office:value="40" calcext:value-type="float">
            <text:p>40</text:p>
          </table:table-cell>
          <table:table-cell table:formula="of:=[.$J$5]*([.$A33]-1) + [.$J$4]" office:value-type="float" office:value="770" calcext:value-type="float">
            <text:p>770</text:p>
          </table:table-cell>
          <table:table-cell table:formula="of:=[.$J$7]*([.$A33]-1) + [.$J$6]" office:value-type="float" office:value="0" calcext:value-type="float">
            <text:p>0</text:p>
          </table:table-cell>
          <table:table-cell table:formula="of:=FLOOR([.$A33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.$J$2] + [.$J$3]*([.$A34]-1)+[.$J$1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.$J$9]*([.$A34]-1) + [.$J$8]+FLOOR([.$A34]/[.$J$10])" office:value-type="float" office:value="41" calcext:value-type="float">
            <text:p>41</text:p>
          </table:table-cell>
          <table:table-cell table:formula="of:=[.$J$5]*([.$A34]-1) + [.$J$4]" office:value-type="float" office:value="790" calcext:value-type="float">
            <text:p>790</text:p>
          </table:table-cell>
          <table:table-cell table:formula="of:=[.$J$7]*([.$A34]-1) + [.$J$6]" office:value-type="float" office:value="0" calcext:value-type="float">
            <text:p>0</text:p>
          </table:table-cell>
          <table:table-cell table:formula="of:=FLOOR([.$A34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.$J$2] + [.$J$3]*([.$A35]-1)+[.$J$1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.$J$9]*([.$A35]-1) + [.$J$8]+FLOOR([.$A35]/[.$J$10])" office:value-type="float" office:value="42" calcext:value-type="float">
            <text:p>42</text:p>
          </table:table-cell>
          <table:table-cell table:formula="of:=[.$J$5]*([.$A35]-1) + [.$J$4]" office:value-type="float" office:value="810" calcext:value-type="float">
            <text:p>810</text:p>
          </table:table-cell>
          <table:table-cell table:formula="of:=[.$J$7]*([.$A35]-1) + [.$J$6]" office:value-type="float" office:value="0" calcext:value-type="float">
            <text:p>0</text:p>
          </table:table-cell>
          <table:table-cell table:formula="of:=FLOOR([.$A35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.$J$2] + [.$J$3]*([.$A36]-1)+[.$J$1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.$J$9]*([.$A36]-1) + [.$J$8]+FLOOR([.$A36]/[.$J$10])" office:value-type="float" office:value="44" calcext:value-type="float">
            <text:p>44</text:p>
          </table:table-cell>
          <table:table-cell table:formula="of:=[.$J$5]*([.$A36]-1) + [.$J$4]" office:value-type="float" office:value="830" calcext:value-type="float">
            <text:p>830</text:p>
          </table:table-cell>
          <table:table-cell table:formula="of:=[.$J$7]*([.$A36]-1) + [.$J$6]" office:value-type="float" office:value="0" calcext:value-type="float">
            <text:p>0</text:p>
          </table:table-cell>
          <table:table-cell table:formula="of:=FLOOR([.$A36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.$J$2] + [.$J$3]*([.$A37]-1)+[.$J$1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.$J$9]*([.$A37]-1) + [.$J$8]+FLOOR([.$A37]/[.$J$10])" office:value-type="float" office:value="45" calcext:value-type="float">
            <text:p>45</text:p>
          </table:table-cell>
          <table:table-cell table:formula="of:=[.$J$5]*([.$A37]-1) + [.$J$4]" office:value-type="float" office:value="850" calcext:value-type="float">
            <text:p>850</text:p>
          </table:table-cell>
          <table:table-cell table:formula="of:=[.$J$7]*([.$A37]-1) + [.$J$6]" office:value-type="float" office:value="0" calcext:value-type="float">
            <text:p>0</text:p>
          </table:table-cell>
          <table:table-cell table:formula="of:=FLOOR([.$A37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.$J$2] + [.$J$3]*([.$A38]-1)+[.$J$1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.$J$9]*([.$A38]-1) + [.$J$8]+FLOOR([.$A38]/[.$J$10])" office:value-type="float" office:value="46" calcext:value-type="float">
            <text:p>46</text:p>
          </table:table-cell>
          <table:table-cell table:formula="of:=[.$J$5]*([.$A38]-1) + [.$J$4]" office:value-type="float" office:value="870" calcext:value-type="float">
            <text:p>870</text:p>
          </table:table-cell>
          <table:table-cell table:formula="of:=[.$J$7]*([.$A38]-1) + [.$J$6]" office:value-type="float" office:value="0" calcext:value-type="float">
            <text:p>0</text:p>
          </table:table-cell>
          <table:table-cell table:formula="of:=FLOOR([.$A38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.$J$2] + [.$J$3]*([.$A39]-1)+[.$J$1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.$J$9]*([.$A39]-1) + [.$J$8]+FLOOR([.$A39]/[.$J$10])" office:value-type="float" office:value="47" calcext:value-type="float">
            <text:p>47</text:p>
          </table:table-cell>
          <table:table-cell table:formula="of:=[.$J$5]*([.$A39]-1) + [.$J$4]" office:value-type="float" office:value="890" calcext:value-type="float">
            <text:p>890</text:p>
          </table:table-cell>
          <table:table-cell table:formula="of:=[.$J$7]*([.$A39]-1) + [.$J$6]" office:value-type="float" office:value="0" calcext:value-type="float">
            <text:p>0</text:p>
          </table:table-cell>
          <table:table-cell table:formula="of:=FLOOR([.$A39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.$J$2] + [.$J$3]*([.$A40]-1)+[.$J$1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.$J$9]*([.$A40]-1) + [.$J$8]+FLOOR([.$A40]/[.$J$10])" office:value-type="float" office:value="48" calcext:value-type="float">
            <text:p>48</text:p>
          </table:table-cell>
          <table:table-cell table:formula="of:=[.$J$5]*([.$A40]-1) + [.$J$4]" office:value-type="float" office:value="910" calcext:value-type="float">
            <text:p>910</text:p>
          </table:table-cell>
          <table:table-cell table:formula="of:=[.$J$7]*([.$A40]-1) + [.$J$6]" office:value-type="float" office:value="0" calcext:value-type="float">
            <text:p>0</text:p>
          </table:table-cell>
          <table:table-cell table:formula="of:=FLOOR([.$A40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.$J$2] + [.$J$3]*([.$A41]-1)+[.$J$1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.$J$9]*([.$A41]-1) + [.$J$8]+FLOOR([.$A41]/[.$J$10])" office:value-type="float" office:value="50" calcext:value-type="float">
            <text:p>50</text:p>
          </table:table-cell>
          <table:table-cell table:formula="of:=[.$J$5]*([.$A41]-1) + [.$J$4]" office:value-type="float" office:value="930" calcext:value-type="float">
            <text:p>930</text:p>
          </table:table-cell>
          <table:table-cell table:formula="of:=[.$J$7]*([.$A41]-1) + [.$J$6]" office:value-type="float" office:value="0" calcext:value-type="float">
            <text:p>0</text:p>
          </table:table-cell>
          <table:table-cell table:formula="of:=FLOOR([.$A41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.$J$2] + [.$J$3]*([.$A42]-1)+[.$J$1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.$J$9]*([.$A42]-1) + [.$J$8]+FLOOR([.$A42]/[.$J$10])" office:value-type="float" office:value="51" calcext:value-type="float">
            <text:p>51</text:p>
          </table:table-cell>
          <table:table-cell table:formula="of:=[.$J$5]*([.$A42]-1) + [.$J$4]" office:value-type="float" office:value="950" calcext:value-type="float">
            <text:p>950</text:p>
          </table:table-cell>
          <table:table-cell table:formula="of:=[.$J$7]*([.$A42]-1) + [.$J$6]" office:value-type="float" office:value="0" calcext:value-type="float">
            <text:p>0</text:p>
          </table:table-cell>
          <table:table-cell table:formula="of:=FLOOR([.$A42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.$J$2] + [.$J$3]*([.$A43]-1)+[.$J$1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.$J$9]*([.$A43]-1) + [.$J$8]+FLOOR([.$A43]/[.$J$10])" office:value-type="float" office:value="52" calcext:value-type="float">
            <text:p>52</text:p>
          </table:table-cell>
          <table:table-cell table:formula="of:=[.$J$5]*([.$A43]-1) + [.$J$4]" office:value-type="float" office:value="970" calcext:value-type="float">
            <text:p>970</text:p>
          </table:table-cell>
          <table:table-cell table:formula="of:=[.$J$7]*([.$A43]-1) + [.$J$6]" office:value-type="float" office:value="0" calcext:value-type="float">
            <text:p>0</text:p>
          </table:table-cell>
          <table:table-cell table:formula="of:=FLOOR([.$A43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.$J$2] + [.$J$3]*([.$A44]-1)+[.$J$1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.$J$9]*([.$A44]-1) + [.$J$8]+FLOOR([.$A44]/[.$J$10])" office:value-type="float" office:value="53" calcext:value-type="float">
            <text:p>53</text:p>
          </table:table-cell>
          <table:table-cell table:formula="of:=[.$J$5]*([.$A44]-1) + [.$J$4]" office:value-type="float" office:value="990" calcext:value-type="float">
            <text:p>990</text:p>
          </table:table-cell>
          <table:table-cell table:formula="of:=[.$J$7]*([.$A44]-1) + [.$J$6]" office:value-type="float" office:value="0" calcext:value-type="float">
            <text:p>0</text:p>
          </table:table-cell>
          <table:table-cell table:formula="of:=FLOOR([.$A44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.$J$2] + [.$J$3]*([.$A45]-1)+[.$J$1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.$J$9]*([.$A45]-1) + [.$J$8]+FLOOR([.$A45]/[.$J$10])" office:value-type="float" office:value="54" calcext:value-type="float">
            <text:p>54</text:p>
          </table:table-cell>
          <table:table-cell table:formula="of:=[.$J$5]*([.$A45]-1) + [.$J$4]" office:value-type="float" office:value="1010" calcext:value-type="float">
            <text:p>1010</text:p>
          </table:table-cell>
          <table:table-cell table:formula="of:=[.$J$7]*([.$A45]-1) + [.$J$6]" office:value-type="float" office:value="0" calcext:value-type="float">
            <text:p>0</text:p>
          </table:table-cell>
          <table:table-cell table:formula="of:=FLOOR([.$A45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.$J$2] + [.$J$3]*([.$A46]-1)+[.$J$1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.$J$9]*([.$A46]-1) + [.$J$8]+FLOOR([.$A46]/[.$J$10])" office:value-type="float" office:value="56" calcext:value-type="float">
            <text:p>56</text:p>
          </table:table-cell>
          <table:table-cell table:formula="of:=[.$J$5]*([.$A46]-1) + [.$J$4]" office:value-type="float" office:value="1030" calcext:value-type="float">
            <text:p>1030</text:p>
          </table:table-cell>
          <table:table-cell table:formula="of:=[.$J$7]*([.$A46]-1) + [.$J$6]" office:value-type="float" office:value="0" calcext:value-type="float">
            <text:p>0</text:p>
          </table:table-cell>
          <table:table-cell table:formula="of:=FLOOR([.$A46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.$J$2] + [.$J$3]*([.$A47]-1)+[.$J$1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.$J$9]*([.$A47]-1) + [.$J$8]+FLOOR([.$A47]/[.$J$10])" office:value-type="float" office:value="57" calcext:value-type="float">
            <text:p>57</text:p>
          </table:table-cell>
          <table:table-cell table:formula="of:=[.$J$5]*([.$A47]-1) + [.$J$4]" office:value-type="float" office:value="1050" calcext:value-type="float">
            <text:p>1050</text:p>
          </table:table-cell>
          <table:table-cell table:formula="of:=[.$J$7]*([.$A47]-1) + [.$J$6]" office:value-type="float" office:value="0" calcext:value-type="float">
            <text:p>0</text:p>
          </table:table-cell>
          <table:table-cell table:formula="of:=FLOOR([.$A47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.$J$2] + [.$J$3]*([.$A48]-1)+[.$J$1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.$J$9]*([.$A48]-1) + [.$J$8]+FLOOR([.$A48]/[.$J$10])" office:value-type="float" office:value="58" calcext:value-type="float">
            <text:p>58</text:p>
          </table:table-cell>
          <table:table-cell table:formula="of:=[.$J$5]*([.$A48]-1) + [.$J$4]" office:value-type="float" office:value="1070" calcext:value-type="float">
            <text:p>1070</text:p>
          </table:table-cell>
          <table:table-cell table:formula="of:=[.$J$7]*([.$A48]-1) + [.$J$6]" office:value-type="float" office:value="0" calcext:value-type="float">
            <text:p>0</text:p>
          </table:table-cell>
          <table:table-cell table:formula="of:=FLOOR([.$A48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.$J$2] + [.$J$3]*([.$A49]-1)+[.$J$1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.$J$9]*([.$A49]-1) + [.$J$8]+FLOOR([.$A49]/[.$J$10])" office:value-type="float" office:value="59" calcext:value-type="float">
            <text:p>59</text:p>
          </table:table-cell>
          <table:table-cell table:formula="of:=[.$J$5]*([.$A49]-1) + [.$J$4]" office:value-type="float" office:value="1090" calcext:value-type="float">
            <text:p>1090</text:p>
          </table:table-cell>
          <table:table-cell table:formula="of:=[.$J$7]*([.$A49]-1) + [.$J$6]" office:value-type="float" office:value="0" calcext:value-type="float">
            <text:p>0</text:p>
          </table:table-cell>
          <table:table-cell table:formula="of:=FLOOR([.$A49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.$J$2] + [.$J$3]*([.$A50]-1)+[.$J$1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.$J$9]*([.$A50]-1) + [.$J$8]+FLOOR([.$A50]/[.$J$10])" office:value-type="float" office:value="60" calcext:value-type="float">
            <text:p>60</text:p>
          </table:table-cell>
          <table:table-cell table:formula="of:=[.$J$5]*([.$A50]-1) + [.$J$4]" office:value-type="float" office:value="1110" calcext:value-type="float">
            <text:p>1110</text:p>
          </table:table-cell>
          <table:table-cell table:formula="of:=[.$J$7]*([.$A50]-1) + [.$J$6]" office:value-type="float" office:value="0" calcext:value-type="float">
            <text:p>0</text:p>
          </table:table-cell>
          <table:table-cell table:formula="of:=FLOOR([.$A50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.$J$2] + [.$J$3]*([.$A51]-1)+[.$J$1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.$J$9]*([.$A51]-1) + [.$J$8]+FLOOR([.$A51]/[.$J$10])" office:value-type="float" office:value="62" calcext:value-type="float">
            <text:p>62</text:p>
          </table:table-cell>
          <table:table-cell table:formula="of:=[.$J$5]*([.$A51]-1) + [.$J$4]" office:value-type="float" office:value="1130" calcext:value-type="float">
            <text:p>1130</text:p>
          </table:table-cell>
          <table:table-cell table:formula="of:=[.$J$7]*([.$A51]-1) + [.$J$6]" office:value-type="float" office:value="0" calcext:value-type="float">
            <text:p>0</text:p>
          </table:table-cell>
          <table:table-cell table:formula="of:=FLOOR([.$A51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.$J$2] + [.$J$3]*([.$A52]-1)+[.$J$1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.$J$9]*([.$A52]-1) + [.$J$8]+FLOOR([.$A52]/[.$J$10])" office:value-type="float" office:value="63" calcext:value-type="float">
            <text:p>63</text:p>
          </table:table-cell>
          <table:table-cell table:formula="of:=[.$J$5]*([.$A52]-1) + [.$J$4]" office:value-type="float" office:value="1150" calcext:value-type="float">
            <text:p>1150</text:p>
          </table:table-cell>
          <table:table-cell table:formula="of:=[.$J$7]*([.$A52]-1) + [.$J$6]" office:value-type="float" office:value="0" calcext:value-type="float">
            <text:p>0</text:p>
          </table:table-cell>
          <table:table-cell table:formula="of:=FLOOR([.$A52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.$J$2] + [.$J$3]*([.$A53]-1)+[.$J$1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.$J$9]*([.$A53]-1) + [.$J$8]+FLOOR([.$A53]/[.$J$10])" office:value-type="float" office:value="64" calcext:value-type="float">
            <text:p>64</text:p>
          </table:table-cell>
          <table:table-cell table:formula="of:=[.$J$5]*([.$A53]-1) + [.$J$4]" office:value-type="float" office:value="1170" calcext:value-type="float">
            <text:p>1170</text:p>
          </table:table-cell>
          <table:table-cell table:formula="of:=[.$J$7]*([.$A53]-1) + [.$J$6]" office:value-type="float" office:value="0" calcext:value-type="float">
            <text:p>0</text:p>
          </table:table-cell>
          <table:table-cell table:formula="of:=FLOOR([.$A53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.$J$2] + [.$J$3]*([.$A54]-1)+[.$J$1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.$J$9]*([.$A54]-1) + [.$J$8]+FLOOR([.$A54]/[.$J$10])" office:value-type="float" office:value="65" calcext:value-type="float">
            <text:p>65</text:p>
          </table:table-cell>
          <table:table-cell table:formula="of:=[.$J$5]*([.$A54]-1) + [.$J$4]" office:value-type="float" office:value="1190" calcext:value-type="float">
            <text:p>1190</text:p>
          </table:table-cell>
          <table:table-cell table:formula="of:=[.$J$7]*([.$A54]-1) + [.$J$6]" office:value-type="float" office:value="0" calcext:value-type="float">
            <text:p>0</text:p>
          </table:table-cell>
          <table:table-cell table:formula="of:=FLOOR([.$A54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.$J$2] + [.$J$3]*([.$A55]-1)+[.$J$1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.$J$9]*([.$A55]-1) + [.$J$8]+FLOOR([.$A55]/[.$J$10])" office:value-type="float" office:value="66" calcext:value-type="float">
            <text:p>66</text:p>
          </table:table-cell>
          <table:table-cell table:formula="of:=[.$J$5]*([.$A55]-1) + [.$J$4]" office:value-type="float" office:value="1210" calcext:value-type="float">
            <text:p>1210</text:p>
          </table:table-cell>
          <table:table-cell table:formula="of:=[.$J$7]*([.$A55]-1) + [.$J$6]" office:value-type="float" office:value="0" calcext:value-type="float">
            <text:p>0</text:p>
          </table:table-cell>
          <table:table-cell table:formula="of:=FLOOR([.$A55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.$J$2] + [.$J$3]*([.$A56]-1)+[.$J$1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.$J$9]*([.$A56]-1) + [.$J$8]+FLOOR([.$A56]/[.$J$10])" office:value-type="float" office:value="68" calcext:value-type="float">
            <text:p>68</text:p>
          </table:table-cell>
          <table:table-cell table:formula="of:=[.$J$5]*([.$A56]-1) + [.$J$4]" office:value-type="float" office:value="1230" calcext:value-type="float">
            <text:p>1230</text:p>
          </table:table-cell>
          <table:table-cell table:formula="of:=[.$J$7]*([.$A56]-1) + [.$J$6]" office:value-type="float" office:value="0" calcext:value-type="float">
            <text:p>0</text:p>
          </table:table-cell>
          <table:table-cell table:formula="of:=FLOOR([.$A56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.$J$2] + [.$J$3]*([.$A57]-1)+[.$J$1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.$J$9]*([.$A57]-1) + [.$J$8]+FLOOR([.$A57]/[.$J$10])" office:value-type="float" office:value="69" calcext:value-type="float">
            <text:p>69</text:p>
          </table:table-cell>
          <table:table-cell table:formula="of:=[.$J$5]*([.$A57]-1) + [.$J$4]" office:value-type="float" office:value="1250" calcext:value-type="float">
            <text:p>1250</text:p>
          </table:table-cell>
          <table:table-cell table:formula="of:=[.$J$7]*([.$A57]-1) + [.$J$6]" office:value-type="float" office:value="0" calcext:value-type="float">
            <text:p>0</text:p>
          </table:table-cell>
          <table:table-cell table:formula="of:=FLOOR([.$A57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.$J$2] + [.$J$3]*([.$A58]-1)+[.$J$1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.$J$9]*([.$A58]-1) + [.$J$8]+FLOOR([.$A58]/[.$J$10])" office:value-type="float" office:value="70" calcext:value-type="float">
            <text:p>70</text:p>
          </table:table-cell>
          <table:table-cell table:formula="of:=[.$J$5]*([.$A58]-1) + [.$J$4]" office:value-type="float" office:value="1270" calcext:value-type="float">
            <text:p>1270</text:p>
          </table:table-cell>
          <table:table-cell table:formula="of:=[.$J$7]*([.$A58]-1) + [.$J$6]" office:value-type="float" office:value="0" calcext:value-type="float">
            <text:p>0</text:p>
          </table:table-cell>
          <table:table-cell table:formula="of:=FLOOR([.$A58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.$J$2] + [.$J$3]*([.$A59]-1)+[.$J$1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.$J$9]*([.$A59]-1) + [.$J$8]+FLOOR([.$A59]/[.$J$10])" office:value-type="float" office:value="71" calcext:value-type="float">
            <text:p>71</text:p>
          </table:table-cell>
          <table:table-cell table:formula="of:=[.$J$5]*([.$A59]-1) + [.$J$4]" office:value-type="float" office:value="1290" calcext:value-type="float">
            <text:p>1290</text:p>
          </table:table-cell>
          <table:table-cell table:formula="of:=[.$J$7]*([.$A59]-1) + [.$J$6]" office:value-type="float" office:value="0" calcext:value-type="float">
            <text:p>0</text:p>
          </table:table-cell>
          <table:table-cell table:formula="of:=FLOOR([.$A59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.$J$2] + [.$J$3]*([.$A60]-1)+[.$J$1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.$J$9]*([.$A60]-1) + [.$J$8]+FLOOR([.$A60]/[.$J$10])" office:value-type="float" office:value="72" calcext:value-type="float">
            <text:p>72</text:p>
          </table:table-cell>
          <table:table-cell table:formula="of:=[.$J$5]*([.$A60]-1) + [.$J$4]" office:value-type="float" office:value="1310" calcext:value-type="float">
            <text:p>1310</text:p>
          </table:table-cell>
          <table:table-cell table:formula="of:=[.$J$7]*([.$A60]-1) + [.$J$6]" office:value-type="float" office:value="0" calcext:value-type="float">
            <text:p>0</text:p>
          </table:table-cell>
          <table:table-cell table:formula="of:=FLOOR([.$A60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.$J$2] + [.$J$3]*([.$A61]-1)+[.$J$1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.$J$9]*([.$A61]-1) + [.$J$8]+FLOOR([.$A61]/[.$J$10])" office:value-type="float" office:value="74" calcext:value-type="float">
            <text:p>74</text:p>
          </table:table-cell>
          <table:table-cell table:formula="of:=[.$J$5]*([.$A61]-1) + [.$J$4]" office:value-type="float" office:value="1330" calcext:value-type="float">
            <text:p>1330</text:p>
          </table:table-cell>
          <table:table-cell table:formula="of:=[.$J$7]*([.$A61]-1) + [.$J$6]" office:value-type="float" office:value="0" calcext:value-type="float">
            <text:p>0</text:p>
          </table:table-cell>
          <table:table-cell table:formula="of:=FLOOR([.$A61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.$J$2] + [.$J$3]*([.$A62]-1)+[.$J$1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.$J$9]*([.$A62]-1) + [.$J$8]+FLOOR([.$A62]/[.$J$10])" office:value-type="float" office:value="75" calcext:value-type="float">
            <text:p>75</text:p>
          </table:table-cell>
          <table:table-cell table:formula="of:=[.$J$5]*([.$A62]-1) + [.$J$4]" office:value-type="float" office:value="1350" calcext:value-type="float">
            <text:p>1350</text:p>
          </table:table-cell>
          <table:table-cell table:formula="of:=[.$J$7]*([.$A62]-1) + [.$J$6]" office:value-type="float" office:value="0" calcext:value-type="float">
            <text:p>0</text:p>
          </table:table-cell>
          <table:table-cell table:formula="of:=FLOOR([.$A62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.$J$2] + [.$J$3]*([.$A63]-1)+[.$J$1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.$J$9]*([.$A63]-1) + [.$J$8]+FLOOR([.$A63]/[.$J$10])" office:value-type="float" office:value="76" calcext:value-type="float">
            <text:p>76</text:p>
          </table:table-cell>
          <table:table-cell table:formula="of:=[.$J$5]*([.$A63]-1) + [.$J$4]" office:value-type="float" office:value="1370" calcext:value-type="float">
            <text:p>1370</text:p>
          </table:table-cell>
          <table:table-cell table:formula="of:=[.$J$7]*([.$A63]-1) + [.$J$6]" office:value-type="float" office:value="0" calcext:value-type="float">
            <text:p>0</text:p>
          </table:table-cell>
          <table:table-cell table:formula="of:=FLOOR([.$A63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.$J$2] + [.$J$3]*([.$A64]-1)+[.$J$1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.$J$9]*([.$A64]-1) + [.$J$8]+FLOOR([.$A64]/[.$J$10])" office:value-type="float" office:value="77" calcext:value-type="float">
            <text:p>77</text:p>
          </table:table-cell>
          <table:table-cell table:formula="of:=[.$J$5]*([.$A64]-1) + [.$J$4]" office:value-type="float" office:value="1390" calcext:value-type="float">
            <text:p>1390</text:p>
          </table:table-cell>
          <table:table-cell table:formula="of:=[.$J$7]*([.$A64]-1) + [.$J$6]" office:value-type="float" office:value="0" calcext:value-type="float">
            <text:p>0</text:p>
          </table:table-cell>
          <table:table-cell table:formula="of:=FLOOR([.$A64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.$J$2] + [.$J$3]*([.$A65]-1)+[.$J$1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.$J$9]*([.$A65]-1) + [.$J$8]+FLOOR([.$A65]/[.$J$10])" office:value-type="float" office:value="78" calcext:value-type="float">
            <text:p>78</text:p>
          </table:table-cell>
          <table:table-cell table:formula="of:=[.$J$5]*([.$A65]-1) + [.$J$4]" office:value-type="float" office:value="1410" calcext:value-type="float">
            <text:p>1410</text:p>
          </table:table-cell>
          <table:table-cell table:formula="of:=[.$J$7]*([.$A65]-1) + [.$J$6]" office:value-type="float" office:value="0" calcext:value-type="float">
            <text:p>0</text:p>
          </table:table-cell>
          <table:table-cell table:formula="of:=FLOOR([.$A65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.$J$2] + [.$J$3]*([.$A66]-1)+[.$J$1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.$J$9]*([.$A66]-1) + [.$J$8]+FLOOR([.$A66]/[.$J$10])" office:value-type="float" office:value="80" calcext:value-type="float">
            <text:p>80</text:p>
          </table:table-cell>
          <table:table-cell table:formula="of:=[.$J$5]*([.$A66]-1) + [.$J$4]" office:value-type="float" office:value="1430" calcext:value-type="float">
            <text:p>1430</text:p>
          </table:table-cell>
          <table:table-cell table:formula="of:=[.$J$7]*([.$A66]-1) + [.$J$6]" office:value-type="float" office:value="0" calcext:value-type="float">
            <text:p>0</text:p>
          </table:table-cell>
          <table:table-cell table:formula="of:=FLOOR([.$A66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.$J$2] + [.$J$3]*([.$A67]-1)+[.$J$1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.$J$9]*([.$A67]-1) + [.$J$8]+FLOOR([.$A67]/[.$J$10])" office:value-type="float" office:value="81" calcext:value-type="float">
            <text:p>81</text:p>
          </table:table-cell>
          <table:table-cell table:formula="of:=[.$J$5]*([.$A67]-1) + [.$J$4]" office:value-type="float" office:value="1450" calcext:value-type="float">
            <text:p>1450</text:p>
          </table:table-cell>
          <table:table-cell table:formula="of:=[.$J$7]*([.$A67]-1) + [.$J$6]" office:value-type="float" office:value="0" calcext:value-type="float">
            <text:p>0</text:p>
          </table:table-cell>
          <table:table-cell table:formula="of:=FLOOR([.$A67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.$J$2] + [.$J$3]*([.$A68]-1)+[.$J$1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.$J$9]*([.$A68]-1) + [.$J$8]+FLOOR([.$A68]/[.$J$10])" office:value-type="float" office:value="82" calcext:value-type="float">
            <text:p>82</text:p>
          </table:table-cell>
          <table:table-cell table:formula="of:=[.$J$5]*([.$A68]-1) + [.$J$4]" office:value-type="float" office:value="1470" calcext:value-type="float">
            <text:p>1470</text:p>
          </table:table-cell>
          <table:table-cell table:formula="of:=[.$J$7]*([.$A68]-1) + [.$J$6]" office:value-type="float" office:value="0" calcext:value-type="float">
            <text:p>0</text:p>
          </table:table-cell>
          <table:table-cell table:formula="of:=FLOOR([.$A68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.$J$2] + [.$J$3]*([.$A69]-1)+[.$J$1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.$J$9]*([.$A69]-1) + [.$J$8]+FLOOR([.$A69]/[.$J$10])" office:value-type="float" office:value="83" calcext:value-type="float">
            <text:p>83</text:p>
          </table:table-cell>
          <table:table-cell table:formula="of:=[.$J$5]*([.$A69]-1) + [.$J$4]" office:value-type="float" office:value="1490" calcext:value-type="float">
            <text:p>1490</text:p>
          </table:table-cell>
          <table:table-cell table:formula="of:=[.$J$7]*([.$A69]-1) + [.$J$6]" office:value-type="float" office:value="0" calcext:value-type="float">
            <text:p>0</text:p>
          </table:table-cell>
          <table:table-cell table:formula="of:=FLOOR([.$A69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.$J$2] + [.$J$3]*([.$A70]-1)+[.$J$1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.$J$9]*([.$A70]-1) + [.$J$8]+FLOOR([.$A70]/[.$J$10])" office:value-type="float" office:value="84" calcext:value-type="float">
            <text:p>84</text:p>
          </table:table-cell>
          <table:table-cell table:formula="of:=[.$J$5]*([.$A70]-1) + [.$J$4]" office:value-type="float" office:value="1510" calcext:value-type="float">
            <text:p>1510</text:p>
          </table:table-cell>
          <table:table-cell table:formula="of:=[.$J$7]*([.$A70]-1) + [.$J$6]" office:value-type="float" office:value="0" calcext:value-type="float">
            <text:p>0</text:p>
          </table:table-cell>
          <table:table-cell table:formula="of:=FLOOR([.$A70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.$J$2] + [.$J$3]*([.$A71]-1)+[.$J$1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.$J$9]*([.$A71]-1) + [.$J$8]+FLOOR([.$A71]/[.$J$10])" office:value-type="float" office:value="86" calcext:value-type="float">
            <text:p>86</text:p>
          </table:table-cell>
          <table:table-cell table:formula="of:=[.$J$5]*([.$A71]-1) + [.$J$4]" office:value-type="float" office:value="1530" calcext:value-type="float">
            <text:p>1530</text:p>
          </table:table-cell>
          <table:table-cell table:formula="of:=[.$J$7]*([.$A71]-1) + [.$J$6]" office:value-type="float" office:value="0" calcext:value-type="float">
            <text:p>0</text:p>
          </table:table-cell>
          <table:table-cell table:formula="of:=FLOOR([.$A71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.$J$2] + [.$J$3]*([.$A72]-1)+[.$J$1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.$J$9]*([.$A72]-1) + [.$J$8]+FLOOR([.$A72]/[.$J$10])" office:value-type="float" office:value="87" calcext:value-type="float">
            <text:p>87</text:p>
          </table:table-cell>
          <table:table-cell table:formula="of:=[.$J$5]*([.$A72]-1) + [.$J$4]" office:value-type="float" office:value="1550" calcext:value-type="float">
            <text:p>1550</text:p>
          </table:table-cell>
          <table:table-cell table:formula="of:=[.$J$7]*([.$A72]-1) + [.$J$6]" office:value-type="float" office:value="0" calcext:value-type="float">
            <text:p>0</text:p>
          </table:table-cell>
          <table:table-cell table:formula="of:=FLOOR([.$A72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.$J$2] + [.$J$3]*([.$A73]-1)+[.$J$1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.$J$9]*([.$A73]-1) + [.$J$8]+FLOOR([.$A73]/[.$J$10])" office:value-type="float" office:value="88" calcext:value-type="float">
            <text:p>88</text:p>
          </table:table-cell>
          <table:table-cell table:formula="of:=[.$J$5]*([.$A73]-1) + [.$J$4]" office:value-type="float" office:value="1570" calcext:value-type="float">
            <text:p>1570</text:p>
          </table:table-cell>
          <table:table-cell table:formula="of:=[.$J$7]*([.$A73]-1) + [.$J$6]" office:value-type="float" office:value="0" calcext:value-type="float">
            <text:p>0</text:p>
          </table:table-cell>
          <table:table-cell table:formula="of:=FLOOR([.$A73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.$J$2] + [.$J$3]*([.$A74]-1)+[.$J$1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.$J$9]*([.$A74]-1) + [.$J$8]+FLOOR([.$A74]/[.$J$10])" office:value-type="float" office:value="89" calcext:value-type="float">
            <text:p>89</text:p>
          </table:table-cell>
          <table:table-cell table:formula="of:=[.$J$5]*([.$A74]-1) + [.$J$4]" office:value-type="float" office:value="1590" calcext:value-type="float">
            <text:p>1590</text:p>
          </table:table-cell>
          <table:table-cell table:formula="of:=[.$J$7]*([.$A74]-1) + [.$J$6]" office:value-type="float" office:value="0" calcext:value-type="float">
            <text:p>0</text:p>
          </table:table-cell>
          <table:table-cell table:formula="of:=FLOOR([.$A74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.$J$2] + [.$J$3]*([.$A75]-1)+[.$J$1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.$J$9]*([.$A75]-1) + [.$J$8]+FLOOR([.$A75]/[.$J$10])" office:value-type="float" office:value="90" calcext:value-type="float">
            <text:p>90</text:p>
          </table:table-cell>
          <table:table-cell table:formula="of:=[.$J$5]*([.$A75]-1) + [.$J$4]" office:value-type="float" office:value="1610" calcext:value-type="float">
            <text:p>1610</text:p>
          </table:table-cell>
          <table:table-cell table:formula="of:=[.$J$7]*([.$A75]-1) + [.$J$6]" office:value-type="float" office:value="0" calcext:value-type="float">
            <text:p>0</text:p>
          </table:table-cell>
          <table:table-cell table:formula="of:=FLOOR([.$A75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.$J$2] + [.$J$3]*([.$A76]-1)+[.$J$1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.$J$9]*([.$A76]-1) + [.$J$8]+FLOOR([.$A76]/[.$J$10])" office:value-type="float" office:value="92" calcext:value-type="float">
            <text:p>92</text:p>
          </table:table-cell>
          <table:table-cell table:formula="of:=[.$J$5]*([.$A76]-1) + [.$J$4]" office:value-type="float" office:value="1630" calcext:value-type="float">
            <text:p>1630</text:p>
          </table:table-cell>
          <table:table-cell table:formula="of:=[.$J$7]*([.$A76]-1) + [.$J$6]" office:value-type="float" office:value="0" calcext:value-type="float">
            <text:p>0</text:p>
          </table:table-cell>
          <table:table-cell table:formula="of:=FLOOR([.$A76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.$J$2] + [.$J$3]*([.$A77]-1)+[.$J$1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.$J$9]*([.$A77]-1) + [.$J$8]+FLOOR([.$A77]/[.$J$10])" office:value-type="float" office:value="93" calcext:value-type="float">
            <text:p>93</text:p>
          </table:table-cell>
          <table:table-cell table:formula="of:=[.$J$5]*([.$A77]-1) + [.$J$4]" office:value-type="float" office:value="1650" calcext:value-type="float">
            <text:p>1650</text:p>
          </table:table-cell>
          <table:table-cell table:formula="of:=[.$J$7]*([.$A77]-1) + [.$J$6]" office:value-type="float" office:value="0" calcext:value-type="float">
            <text:p>0</text:p>
          </table:table-cell>
          <table:table-cell table:formula="of:=FLOOR([.$A77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.$J$2] + [.$J$3]*([.$A78]-1)+[.$J$1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.$J$9]*([.$A78]-1) + [.$J$8]+FLOOR([.$A78]/[.$J$10])" office:value-type="float" office:value="94" calcext:value-type="float">
            <text:p>94</text:p>
          </table:table-cell>
          <table:table-cell table:formula="of:=[.$J$5]*([.$A78]-1) + [.$J$4]" office:value-type="float" office:value="1670" calcext:value-type="float">
            <text:p>1670</text:p>
          </table:table-cell>
          <table:table-cell table:formula="of:=[.$J$7]*([.$A78]-1) + [.$J$6]" office:value-type="float" office:value="0" calcext:value-type="float">
            <text:p>0</text:p>
          </table:table-cell>
          <table:table-cell table:formula="of:=FLOOR([.$A78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.$J$2] + [.$J$3]*([.$A79]-1)+[.$J$1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.$J$9]*([.$A79]-1) + [.$J$8]+FLOOR([.$A79]/[.$J$10])" office:value-type="float" office:value="95" calcext:value-type="float">
            <text:p>95</text:p>
          </table:table-cell>
          <table:table-cell table:formula="of:=[.$J$5]*([.$A79]-1) + [.$J$4]" office:value-type="float" office:value="1690" calcext:value-type="float">
            <text:p>1690</text:p>
          </table:table-cell>
          <table:table-cell table:formula="of:=[.$J$7]*([.$A79]-1) + [.$J$6]" office:value-type="float" office:value="0" calcext:value-type="float">
            <text:p>0</text:p>
          </table:table-cell>
          <table:table-cell table:formula="of:=FLOOR([.$A79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.$J$2] + [.$J$3]*([.$A80]-1)+[.$J$1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.$J$9]*([.$A80]-1) + [.$J$8]+FLOOR([.$A80]/[.$J$10])" office:value-type="float" office:value="96" calcext:value-type="float">
            <text:p>96</text:p>
          </table:table-cell>
          <table:table-cell table:formula="of:=[.$J$5]*([.$A80]-1) + [.$J$4]" office:value-type="float" office:value="1710" calcext:value-type="float">
            <text:p>1710</text:p>
          </table:table-cell>
          <table:table-cell table:formula="of:=[.$J$7]*([.$A80]-1) + [.$J$6]" office:value-type="float" office:value="0" calcext:value-type="float">
            <text:p>0</text:p>
          </table:table-cell>
          <table:table-cell table:formula="of:=FLOOR([.$A80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.$J$2] + [.$J$3]*([.$A81]-1)+[.$J$1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.$J$9]*([.$A81]-1) + [.$J$8]+FLOOR([.$A81]/[.$J$10])" office:value-type="float" office:value="98" calcext:value-type="float">
            <text:p>98</text:p>
          </table:table-cell>
          <table:table-cell table:formula="of:=[.$J$5]*([.$A81]-1) + [.$J$4]" office:value-type="float" office:value="1730" calcext:value-type="float">
            <text:p>1730</text:p>
          </table:table-cell>
          <table:table-cell table:formula="of:=[.$J$7]*([.$A81]-1) + [.$J$6]" office:value-type="float" office:value="0" calcext:value-type="float">
            <text:p>0</text:p>
          </table:table-cell>
          <table:table-cell table:formula="of:=FLOOR([.$A81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.$J$2] + [.$J$3]*([.$A82]-1)+[.$J$1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.$J$9]*([.$A82]-1) + [.$J$8]+FLOOR([.$A82]/[.$J$10])" office:value-type="float" office:value="99" calcext:value-type="float">
            <text:p>99</text:p>
          </table:table-cell>
          <table:table-cell table:formula="of:=[.$J$5]*([.$A82]-1) + [.$J$4]" office:value-type="float" office:value="1750" calcext:value-type="float">
            <text:p>1750</text:p>
          </table:table-cell>
          <table:table-cell table:formula="of:=[.$J$7]*([.$A82]-1) + [.$J$6]" office:value-type="float" office:value="0" calcext:value-type="float">
            <text:p>0</text:p>
          </table:table-cell>
          <table:table-cell table:formula="of:=FLOOR([.$A82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.$J$2] + [.$J$3]*([.$A83]-1)+[.$J$1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.$J$9]*([.$A83]-1) + [.$J$8]+FLOOR([.$A83]/[.$J$10])" office:value-type="float" office:value="100" calcext:value-type="float">
            <text:p>100</text:p>
          </table:table-cell>
          <table:table-cell table:formula="of:=[.$J$5]*([.$A83]-1) + [.$J$4]" office:value-type="float" office:value="1770" calcext:value-type="float">
            <text:p>1770</text:p>
          </table:table-cell>
          <table:table-cell table:formula="of:=[.$J$7]*([.$A83]-1) + [.$J$6]" office:value-type="float" office:value="0" calcext:value-type="float">
            <text:p>0</text:p>
          </table:table-cell>
          <table:table-cell table:formula="of:=FLOOR([.$A83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.$J$2] + [.$J$3]*([.$A84]-1)+[.$J$1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.$J$9]*([.$A84]-1) + [.$J$8]+FLOOR([.$A84]/[.$J$10])" office:value-type="float" office:value="101" calcext:value-type="float">
            <text:p>101</text:p>
          </table:table-cell>
          <table:table-cell table:formula="of:=[.$J$5]*([.$A84]-1) + [.$J$4]" office:value-type="float" office:value="1790" calcext:value-type="float">
            <text:p>1790</text:p>
          </table:table-cell>
          <table:table-cell table:formula="of:=[.$J$7]*([.$A84]-1) + [.$J$6]" office:value-type="float" office:value="0" calcext:value-type="float">
            <text:p>0</text:p>
          </table:table-cell>
          <table:table-cell table:formula="of:=FLOOR([.$A84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.$J$2] + [.$J$3]*([.$A85]-1)+[.$J$1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.$J$9]*([.$A85]-1) + [.$J$8]+FLOOR([.$A85]/[.$J$10])" office:value-type="float" office:value="102" calcext:value-type="float">
            <text:p>102</text:p>
          </table:table-cell>
          <table:table-cell table:formula="of:=[.$J$5]*([.$A85]-1) + [.$J$4]" office:value-type="float" office:value="1810" calcext:value-type="float">
            <text:p>1810</text:p>
          </table:table-cell>
          <table:table-cell table:formula="of:=[.$J$7]*([.$A85]-1) + [.$J$6]" office:value-type="float" office:value="0" calcext:value-type="float">
            <text:p>0</text:p>
          </table:table-cell>
          <table:table-cell table:formula="of:=FLOOR([.$A85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.$J$2] + [.$J$3]*([.$A86]-1)+[.$J$1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.$J$9]*([.$A86]-1) + [.$J$8]+FLOOR([.$A86]/[.$J$10])" office:value-type="float" office:value="104" calcext:value-type="float">
            <text:p>104</text:p>
          </table:table-cell>
          <table:table-cell table:formula="of:=[.$J$5]*([.$A86]-1) + [.$J$4]" office:value-type="float" office:value="1830" calcext:value-type="float">
            <text:p>1830</text:p>
          </table:table-cell>
          <table:table-cell table:formula="of:=[.$J$7]*([.$A86]-1) + [.$J$6]" office:value-type="float" office:value="0" calcext:value-type="float">
            <text:p>0</text:p>
          </table:table-cell>
          <table:table-cell table:formula="of:=FLOOR([.$A86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.$J$2] + [.$J$3]*([.$A87]-1)+[.$J$1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.$J$9]*([.$A87]-1) + [.$J$8]+FLOOR([.$A87]/[.$J$10])" office:value-type="float" office:value="105" calcext:value-type="float">
            <text:p>105</text:p>
          </table:table-cell>
          <table:table-cell table:formula="of:=[.$J$5]*([.$A87]-1) + [.$J$4]" office:value-type="float" office:value="1850" calcext:value-type="float">
            <text:p>1850</text:p>
          </table:table-cell>
          <table:table-cell table:formula="of:=[.$J$7]*([.$A87]-1) + [.$J$6]" office:value-type="float" office:value="0" calcext:value-type="float">
            <text:p>0</text:p>
          </table:table-cell>
          <table:table-cell table:formula="of:=FLOOR([.$A87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.$J$2] + [.$J$3]*([.$A88]-1)+[.$J$1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.$J$9]*([.$A88]-1) + [.$J$8]+FLOOR([.$A88]/[.$J$10])" office:value-type="float" office:value="106" calcext:value-type="float">
            <text:p>106</text:p>
          </table:table-cell>
          <table:table-cell table:formula="of:=[.$J$5]*([.$A88]-1) + [.$J$4]" office:value-type="float" office:value="1870" calcext:value-type="float">
            <text:p>1870</text:p>
          </table:table-cell>
          <table:table-cell table:formula="of:=[.$J$7]*([.$A88]-1) + [.$J$6]" office:value-type="float" office:value="0" calcext:value-type="float">
            <text:p>0</text:p>
          </table:table-cell>
          <table:table-cell table:formula="of:=FLOOR([.$A88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.$J$2] + [.$J$3]*([.$A89]-1)+[.$J$1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.$J$9]*([.$A89]-1) + [.$J$8]+FLOOR([.$A89]/[.$J$10])" office:value-type="float" office:value="107" calcext:value-type="float">
            <text:p>107</text:p>
          </table:table-cell>
          <table:table-cell table:formula="of:=[.$J$5]*([.$A89]-1) + [.$J$4]" office:value-type="float" office:value="1890" calcext:value-type="float">
            <text:p>1890</text:p>
          </table:table-cell>
          <table:table-cell table:formula="of:=[.$J$7]*([.$A89]-1) + [.$J$6]" office:value-type="float" office:value="0" calcext:value-type="float">
            <text:p>0</text:p>
          </table:table-cell>
          <table:table-cell table:formula="of:=FLOOR([.$A89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.$J$2] + [.$J$3]*([.$A90]-1)+[.$J$1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.$J$9]*([.$A90]-1) + [.$J$8]+FLOOR([.$A90]/[.$J$10])" office:value-type="float" office:value="108" calcext:value-type="float">
            <text:p>108</text:p>
          </table:table-cell>
          <table:table-cell table:formula="of:=[.$J$5]*([.$A90]-1) + [.$J$4]" office:value-type="float" office:value="1910" calcext:value-type="float">
            <text:p>1910</text:p>
          </table:table-cell>
          <table:table-cell table:formula="of:=[.$J$7]*([.$A90]-1) + [.$J$6]" office:value-type="float" office:value="0" calcext:value-type="float">
            <text:p>0</text:p>
          </table:table-cell>
          <table:table-cell table:formula="of:=FLOOR([.$A90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.$J$2] + [.$J$3]*([.$A91]-1)+[.$J$1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.$J$9]*([.$A91]-1) + [.$J$8]+FLOOR([.$A91]/[.$J$10])" office:value-type="float" office:value="110" calcext:value-type="float">
            <text:p>110</text:p>
          </table:table-cell>
          <table:table-cell table:formula="of:=[.$J$5]*([.$A91]-1) + [.$J$4]" office:value-type="float" office:value="1930" calcext:value-type="float">
            <text:p>1930</text:p>
          </table:table-cell>
          <table:table-cell table:formula="of:=[.$J$7]*([.$A91]-1) + [.$J$6]" office:value-type="float" office:value="0" calcext:value-type="float">
            <text:p>0</text:p>
          </table:table-cell>
          <table:table-cell table:formula="of:=FLOOR([.$A91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.$J$2] + [.$J$3]*([.$A92]-1)+[.$J$1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.$J$9]*([.$A92]-1) + [.$J$8]+FLOOR([.$A92]/[.$J$10])" office:value-type="float" office:value="111" calcext:value-type="float">
            <text:p>111</text:p>
          </table:table-cell>
          <table:table-cell table:formula="of:=[.$J$5]*([.$A92]-1) + [.$J$4]" office:value-type="float" office:value="1950" calcext:value-type="float">
            <text:p>1950</text:p>
          </table:table-cell>
          <table:table-cell table:formula="of:=[.$J$7]*([.$A92]-1) + [.$J$6]" office:value-type="float" office:value="0" calcext:value-type="float">
            <text:p>0</text:p>
          </table:table-cell>
          <table:table-cell table:formula="of:=FLOOR([.$A92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.$J$2] + [.$J$3]*([.$A93]-1)+[.$J$1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.$J$9]*([.$A93]-1) + [.$J$8]+FLOOR([.$A93]/[.$J$10])" office:value-type="float" office:value="112" calcext:value-type="float">
            <text:p>112</text:p>
          </table:table-cell>
          <table:table-cell table:formula="of:=[.$J$5]*([.$A93]-1) + [.$J$4]" office:value-type="float" office:value="1970" calcext:value-type="float">
            <text:p>1970</text:p>
          </table:table-cell>
          <table:table-cell table:formula="of:=[.$J$7]*([.$A93]-1) + [.$J$6]" office:value-type="float" office:value="0" calcext:value-type="float">
            <text:p>0</text:p>
          </table:table-cell>
          <table:table-cell table:formula="of:=FLOOR([.$A93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.$J$2] + [.$J$3]*([.$A94]-1)+[.$J$1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.$J$9]*([.$A94]-1) + [.$J$8]+FLOOR([.$A94]/[.$J$10])" office:value-type="float" office:value="113" calcext:value-type="float">
            <text:p>113</text:p>
          </table:table-cell>
          <table:table-cell table:formula="of:=[.$J$5]*([.$A94]-1) + [.$J$4]" office:value-type="float" office:value="1990" calcext:value-type="float">
            <text:p>1990</text:p>
          </table:table-cell>
          <table:table-cell table:formula="of:=[.$J$7]*([.$A94]-1) + [.$J$6]" office:value-type="float" office:value="0" calcext:value-type="float">
            <text:p>0</text:p>
          </table:table-cell>
          <table:table-cell table:formula="of:=FLOOR([.$A94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.$J$2] + [.$J$3]*([.$A95]-1)+[.$J$1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.$J$9]*([.$A95]-1) + [.$J$8]+FLOOR([.$A95]/[.$J$10])" office:value-type="float" office:value="114" calcext:value-type="float">
            <text:p>114</text:p>
          </table:table-cell>
          <table:table-cell table:formula="of:=[.$J$5]*([.$A95]-1) + [.$J$4]" office:value-type="float" office:value="2010" calcext:value-type="float">
            <text:p>2010</text:p>
          </table:table-cell>
          <table:table-cell table:formula="of:=[.$J$7]*([.$A95]-1) + [.$J$6]" office:value-type="float" office:value="0" calcext:value-type="float">
            <text:p>0</text:p>
          </table:table-cell>
          <table:table-cell table:formula="of:=FLOOR([.$A95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.$J$2] + [.$J$3]*([.$A96]-1)+[.$J$1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.$J$9]*([.$A96]-1) + [.$J$8]+FLOOR([.$A96]/[.$J$10])" office:value-type="float" office:value="116" calcext:value-type="float">
            <text:p>116</text:p>
          </table:table-cell>
          <table:table-cell table:formula="of:=[.$J$5]*([.$A96]-1) + [.$J$4]" office:value-type="float" office:value="2030" calcext:value-type="float">
            <text:p>2030</text:p>
          </table:table-cell>
          <table:table-cell table:formula="of:=[.$J$7]*([.$A96]-1) + [.$J$6]" office:value-type="float" office:value="0" calcext:value-type="float">
            <text:p>0</text:p>
          </table:table-cell>
          <table:table-cell table:formula="of:=FLOOR([.$A96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.$J$2] + [.$J$3]*([.$A97]-1)+[.$J$1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.$J$9]*([.$A97]-1) + [.$J$8]+FLOOR([.$A97]/[.$J$10])" office:value-type="float" office:value="117" calcext:value-type="float">
            <text:p>117</text:p>
          </table:table-cell>
          <table:table-cell table:formula="of:=[.$J$5]*([.$A97]-1) + [.$J$4]" office:value-type="float" office:value="2050" calcext:value-type="float">
            <text:p>2050</text:p>
          </table:table-cell>
          <table:table-cell table:formula="of:=[.$J$7]*([.$A97]-1) + [.$J$6]" office:value-type="float" office:value="0" calcext:value-type="float">
            <text:p>0</text:p>
          </table:table-cell>
          <table:table-cell table:formula="of:=FLOOR([.$A97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.$J$2] + [.$J$3]*([.$A98]-1)+[.$J$1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.$J$9]*([.$A98]-1) + [.$J$8]+FLOOR([.$A98]/[.$J$10])" office:value-type="float" office:value="118" calcext:value-type="float">
            <text:p>118</text:p>
          </table:table-cell>
          <table:table-cell table:formula="of:=[.$J$5]*([.$A98]-1) + [.$J$4]" office:value-type="float" office:value="2070" calcext:value-type="float">
            <text:p>2070</text:p>
          </table:table-cell>
          <table:table-cell table:formula="of:=[.$J$7]*([.$A98]-1) + [.$J$6]" office:value-type="float" office:value="0" calcext:value-type="float">
            <text:p>0</text:p>
          </table:table-cell>
          <table:table-cell table:formula="of:=FLOOR([.$A98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.$J$2] + [.$J$3]*([.$A99]-1)+[.$J$1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.$J$9]*([.$A99]-1) + [.$J$8]+FLOOR([.$A99]/[.$J$10])" office:value-type="float" office:value="119" calcext:value-type="float">
            <text:p>119</text:p>
          </table:table-cell>
          <table:table-cell table:formula="of:=[.$J$5]*([.$A99]-1) + [.$J$4]" office:value-type="float" office:value="2090" calcext:value-type="float">
            <text:p>2090</text:p>
          </table:table-cell>
          <table:table-cell table:formula="of:=[.$J$7]*([.$A99]-1) + [.$J$6]" office:value-type="float" office:value="0" calcext:value-type="float">
            <text:p>0</text:p>
          </table:table-cell>
          <table:table-cell table:formula="of:=FLOOR([.$A99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.$J$2] + [.$J$3]*([.$A100]-1)+[.$J$1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.$J$9]*([.$A100]-1) + [.$J$8]+FLOOR([.$A100]/[.$J$10])" office:value-type="float" office:value="120" calcext:value-type="float">
            <text:p>120</text:p>
          </table:table-cell>
          <table:table-cell table:formula="of:=[.$J$5]*([.$A100]-1) + [.$J$4]" office:value-type="float" office:value="2110" calcext:value-type="float">
            <text:p>2110</text:p>
          </table:table-cell>
          <table:table-cell table:formula="of:=[.$J$7]*([.$A100]-1) + [.$J$6]" office:value-type="float" office:value="0" calcext:value-type="float">
            <text:p>0</text:p>
          </table:table-cell>
          <table:table-cell table:formula="of:=FLOOR([.$A100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.$J$2] + [.$J$3]*([.$A101]-1)+[.$J$1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.$J$9]*([.$A101]-1) + [.$J$8]+FLOOR([.$A101]/[.$J$10])" office:value-type="float" office:value="122" calcext:value-type="float">
            <text:p>122</text:p>
          </table:table-cell>
          <table:table-cell table:formula="of:=[.$J$5]*([.$A101]-1) + [.$J$4]" office:value-type="float" office:value="2130" calcext:value-type="float">
            <text:p>2130</text:p>
          </table:table-cell>
          <table:table-cell table:formula="of:=[.$J$7]*([.$A101]-1) + [.$J$6]" office:value-type="float" office:value="0" calcext:value-type="float">
            <text:p>0</text:p>
          </table:table-cell>
          <table:table-cell table:formula="of:=FLOOR([.$A101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.$J$2] + [.$J$3]*([.$A102]-1)+[.$J$1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.$J$9]*([.$A102]-1) + [.$J$8]+FLOOR([.$A102]/[.$J$10])" office:value-type="float" office:value="123" calcext:value-type="float">
            <text:p>123</text:p>
          </table:table-cell>
          <table:table-cell table:formula="of:=[.$J$5]*([.$A102]-1) + [.$J$4]" office:value-type="float" office:value="2150" calcext:value-type="float">
            <text:p>2150</text:p>
          </table:table-cell>
          <table:table-cell table:formula="of:=[.$J$7]*([.$A102]-1) + [.$J$6]" office:value-type="float" office:value="0" calcext:value-type="float">
            <text:p>0</text:p>
          </table:table-cell>
          <table:table-cell table:formula="of:=FLOOR([.$A102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.$J$2] + [.$J$3]*([.$A103]-1)+[.$J$1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.$J$9]*([.$A103]-1) + [.$J$8]+FLOOR([.$A103]/[.$J$10])" office:value-type="float" office:value="124" calcext:value-type="float">
            <text:p>124</text:p>
          </table:table-cell>
          <table:table-cell table:formula="of:=[.$J$5]*([.$A103]-1) + [.$J$4]" office:value-type="float" office:value="2170" calcext:value-type="float">
            <text:p>2170</text:p>
          </table:table-cell>
          <table:table-cell table:formula="of:=[.$J$7]*([.$A103]-1) + [.$J$6]" office:value-type="float" office:value="0" calcext:value-type="float">
            <text:p>0</text:p>
          </table:table-cell>
          <table:table-cell table:formula="of:=FLOOR([.$A103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.$J$2] + [.$J$3]*([.$A104]-1)+[.$J$1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.$J$9]*([.$A104]-1) + [.$J$8]+FLOOR([.$A104]/[.$J$10])" office:value-type="float" office:value="125" calcext:value-type="float">
            <text:p>125</text:p>
          </table:table-cell>
          <table:table-cell table:formula="of:=[.$J$5]*([.$A104]-1) + [.$J$4]" office:value-type="float" office:value="2190" calcext:value-type="float">
            <text:p>2190</text:p>
          </table:table-cell>
          <table:table-cell table:formula="of:=[.$J$7]*([.$A104]-1) + [.$J$6]" office:value-type="float" office:value="0" calcext:value-type="float">
            <text:p>0</text:p>
          </table:table-cell>
          <table:table-cell table:formula="of:=FLOOR([.$A104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.$J$2] + [.$J$3]*([.$A105]-1)+[.$J$1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.$J$9]*([.$A105]-1) + [.$J$8]+FLOOR([.$A105]/[.$J$10])" office:value-type="float" office:value="126" calcext:value-type="float">
            <text:p>126</text:p>
          </table:table-cell>
          <table:table-cell table:formula="of:=[.$J$5]*([.$A105]-1) + [.$J$4]" office:value-type="float" office:value="2210" calcext:value-type="float">
            <text:p>2210</text:p>
          </table:table-cell>
          <table:table-cell table:formula="of:=[.$J$7]*([.$A105]-1) + [.$J$6]" office:value-type="float" office:value="0" calcext:value-type="float">
            <text:p>0</text:p>
          </table:table-cell>
          <table:table-cell table:formula="of:=FLOOR([.$A105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.$J$2] + [.$J$3]*([.$A106]-1)+[.$J$1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.$J$9]*([.$A106]-1) + [.$J$8]+FLOOR([.$A106]/[.$J$10])" office:value-type="float" office:value="128" calcext:value-type="float">
            <text:p>128</text:p>
          </table:table-cell>
          <table:table-cell table:formula="of:=[.$J$5]*([.$A106]-1) + [.$J$4]" office:value-type="float" office:value="2230" calcext:value-type="float">
            <text:p>2230</text:p>
          </table:table-cell>
          <table:table-cell table:formula="of:=[.$J$7]*([.$A106]-1) + [.$J$6]" office:value-type="float" office:value="0" calcext:value-type="float">
            <text:p>0</text:p>
          </table:table-cell>
          <table:table-cell table:formula="of:=FLOOR([.$A106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.$J$2] + [.$J$3]*([.$A107]-1)+[.$J$1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.$J$9]*([.$A107]-1) + [.$J$8]+FLOOR([.$A107]/[.$J$10])" office:value-type="float" office:value="129" calcext:value-type="float">
            <text:p>129</text:p>
          </table:table-cell>
          <table:table-cell table:formula="of:=[.$J$5]*([.$A107]-1) + [.$J$4]" office:value-type="float" office:value="2250" calcext:value-type="float">
            <text:p>2250</text:p>
          </table:table-cell>
          <table:table-cell table:formula="of:=[.$J$7]*([.$A107]-1) + [.$J$6]" office:value-type="float" office:value="0" calcext:value-type="float">
            <text:p>0</text:p>
          </table:table-cell>
          <table:table-cell table:formula="of:=FLOOR([.$A107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.$J$2] + [.$J$3]*([.$A108]-1)+[.$J$1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.$J$9]*([.$A108]-1) + [.$J$8]+FLOOR([.$A108]/[.$J$10])" office:value-type="float" office:value="130" calcext:value-type="float">
            <text:p>130</text:p>
          </table:table-cell>
          <table:table-cell table:formula="of:=[.$J$5]*([.$A108]-1) + [.$J$4]" office:value-type="float" office:value="2270" calcext:value-type="float">
            <text:p>2270</text:p>
          </table:table-cell>
          <table:table-cell table:formula="of:=[.$J$7]*([.$A108]-1) + [.$J$6]" office:value-type="float" office:value="0" calcext:value-type="float">
            <text:p>0</text:p>
          </table:table-cell>
          <table:table-cell table:formula="of:=FLOOR([.$A108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.$J$2] + [.$J$3]*([.$A109]-1)+[.$J$1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.$J$9]*([.$A109]-1) + [.$J$8]+FLOOR([.$A109]/[.$J$10])" office:value-type="float" office:value="131" calcext:value-type="float">
            <text:p>131</text:p>
          </table:table-cell>
          <table:table-cell table:formula="of:=[.$J$5]*([.$A109]-1) + [.$J$4]" office:value-type="float" office:value="2290" calcext:value-type="float">
            <text:p>2290</text:p>
          </table:table-cell>
          <table:table-cell table:formula="of:=[.$J$7]*([.$A109]-1) + [.$J$6]" office:value-type="float" office:value="0" calcext:value-type="float">
            <text:p>0</text:p>
          </table:table-cell>
          <table:table-cell table:formula="of:=FLOOR([.$A109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.$J$2] + [.$J$3]*([.$A110]-1)+[.$J$1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.$J$9]*([.$A110]-1) + [.$J$8]+FLOOR([.$A110]/[.$J$10])" office:value-type="float" office:value="132" calcext:value-type="float">
            <text:p>132</text:p>
          </table:table-cell>
          <table:table-cell table:formula="of:=[.$J$5]*([.$A110]-1) + [.$J$4]" office:value-type="float" office:value="2310" calcext:value-type="float">
            <text:p>2310</text:p>
          </table:table-cell>
          <table:table-cell table:formula="of:=[.$J$7]*([.$A110]-1) + [.$J$6]" office:value-type="float" office:value="0" calcext:value-type="float">
            <text:p>0</text:p>
          </table:table-cell>
          <table:table-cell table:formula="of:=FLOOR([.$A110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.$J$2] + [.$J$3]*([.$A111]-1)+[.$J$1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.$J$9]*([.$A111]-1) + [.$J$8]+FLOOR([.$A111]/[.$J$10])" office:value-type="float" office:value="134" calcext:value-type="float">
            <text:p>134</text:p>
          </table:table-cell>
          <table:table-cell table:formula="of:=[.$J$5]*([.$A111]-1) + [.$J$4]" office:value-type="float" office:value="2330" calcext:value-type="float">
            <text:p>2330</text:p>
          </table:table-cell>
          <table:table-cell table:formula="of:=[.$J$7]*([.$A111]-1) + [.$J$6]" office:value-type="float" office:value="0" calcext:value-type="float">
            <text:p>0</text:p>
          </table:table-cell>
          <table:table-cell table:formula="of:=FLOOR([.$A111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.$J$2] + [.$J$3]*([.$A112]-1)+[.$J$1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.$J$9]*([.$A112]-1) + [.$J$8]+FLOOR([.$A112]/[.$J$10])" office:value-type="float" office:value="135" calcext:value-type="float">
            <text:p>135</text:p>
          </table:table-cell>
          <table:table-cell table:formula="of:=[.$J$5]*([.$A112]-1) + [.$J$4]" office:value-type="float" office:value="2350" calcext:value-type="float">
            <text:p>2350</text:p>
          </table:table-cell>
          <table:table-cell table:formula="of:=[.$J$7]*([.$A112]-1) + [.$J$6]" office:value-type="float" office:value="0" calcext:value-type="float">
            <text:p>0</text:p>
          </table:table-cell>
          <table:table-cell table:formula="of:=FLOOR([.$A112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.$J$2] + [.$J$3]*([.$A113]-1)+[.$J$1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.$J$9]*([.$A113]-1) + [.$J$8]+FLOOR([.$A113]/[.$J$10])" office:value-type="float" office:value="136" calcext:value-type="float">
            <text:p>136</text:p>
          </table:table-cell>
          <table:table-cell table:formula="of:=[.$J$5]*([.$A113]-1) + [.$J$4]" office:value-type="float" office:value="2370" calcext:value-type="float">
            <text:p>2370</text:p>
          </table:table-cell>
          <table:table-cell table:formula="of:=[.$J$7]*([.$A113]-1) + [.$J$6]" office:value-type="float" office:value="0" calcext:value-type="float">
            <text:p>0</text:p>
          </table:table-cell>
          <table:table-cell table:formula="of:=FLOOR([.$A113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.$J$2] + [.$J$3]*([.$A114]-1)+[.$J$1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.$J$9]*([.$A114]-1) + [.$J$8]+FLOOR([.$A114]/[.$J$10])" office:value-type="float" office:value="137" calcext:value-type="float">
            <text:p>137</text:p>
          </table:table-cell>
          <table:table-cell table:formula="of:=[.$J$5]*([.$A114]-1) + [.$J$4]" office:value-type="float" office:value="2390" calcext:value-type="float">
            <text:p>2390</text:p>
          </table:table-cell>
          <table:table-cell table:formula="of:=[.$J$7]*([.$A114]-1) + [.$J$6]" office:value-type="float" office:value="0" calcext:value-type="float">
            <text:p>0</text:p>
          </table:table-cell>
          <table:table-cell table:formula="of:=FLOOR([.$A114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.$J$2] + [.$J$3]*([.$A115]-1)+[.$J$1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.$J$9]*([.$A115]-1) + [.$J$8]+FLOOR([.$A115]/[.$J$10])" office:value-type="float" office:value="138" calcext:value-type="float">
            <text:p>138</text:p>
          </table:table-cell>
          <table:table-cell table:formula="of:=[.$J$5]*([.$A115]-1) + [.$J$4]" office:value-type="float" office:value="2410" calcext:value-type="float">
            <text:p>2410</text:p>
          </table:table-cell>
          <table:table-cell table:formula="of:=[.$J$7]*([.$A115]-1) + [.$J$6]" office:value-type="float" office:value="0" calcext:value-type="float">
            <text:p>0</text:p>
          </table:table-cell>
          <table:table-cell table:formula="of:=FLOOR([.$A115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.$J$2] + [.$J$3]*([.$A116]-1)+[.$J$1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.$J$9]*([.$A116]-1) + [.$J$8]+FLOOR([.$A116]/[.$J$10])" office:value-type="float" office:value="140" calcext:value-type="float">
            <text:p>140</text:p>
          </table:table-cell>
          <table:table-cell table:formula="of:=[.$J$5]*([.$A116]-1) + [.$J$4]" office:value-type="float" office:value="2430" calcext:value-type="float">
            <text:p>2430</text:p>
          </table:table-cell>
          <table:table-cell table:formula="of:=[.$J$7]*([.$A116]-1) + [.$J$6]" office:value-type="float" office:value="0" calcext:value-type="float">
            <text:p>0</text:p>
          </table:table-cell>
          <table:table-cell table:formula="of:=FLOOR([.$A116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.$J$2] + [.$J$3]*([.$A117]-1)+[.$J$1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.$J$9]*([.$A117]-1) + [.$J$8]+FLOOR([.$A117]/[.$J$10])" office:value-type="float" office:value="141" calcext:value-type="float">
            <text:p>141</text:p>
          </table:table-cell>
          <table:table-cell table:formula="of:=[.$J$5]*([.$A117]-1) + [.$J$4]" office:value-type="float" office:value="2450" calcext:value-type="float">
            <text:p>2450</text:p>
          </table:table-cell>
          <table:table-cell table:formula="of:=[.$J$7]*([.$A117]-1) + [.$J$6]" office:value-type="float" office:value="0" calcext:value-type="float">
            <text:p>0</text:p>
          </table:table-cell>
          <table:table-cell table:formula="of:=FLOOR([.$A117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.$J$2] + [.$J$3]*([.$A118]-1)+[.$J$1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.$J$9]*([.$A118]-1) + [.$J$8]+FLOOR([.$A118]/[.$J$10])" office:value-type="float" office:value="142" calcext:value-type="float">
            <text:p>142</text:p>
          </table:table-cell>
          <table:table-cell table:formula="of:=[.$J$5]*([.$A118]-1) + [.$J$4]" office:value-type="float" office:value="2470" calcext:value-type="float">
            <text:p>2470</text:p>
          </table:table-cell>
          <table:table-cell table:formula="of:=[.$J$7]*([.$A118]-1) + [.$J$6]" office:value-type="float" office:value="0" calcext:value-type="float">
            <text:p>0</text:p>
          </table:table-cell>
          <table:table-cell table:formula="of:=FLOOR([.$A118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.$J$2] + [.$J$3]*([.$A119]-1)+[.$J$1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.$J$9]*([.$A119]-1) + [.$J$8]+FLOOR([.$A119]/[.$J$10])" office:value-type="float" office:value="143" calcext:value-type="float">
            <text:p>143</text:p>
          </table:table-cell>
          <table:table-cell table:formula="of:=[.$J$5]*([.$A119]-1) + [.$J$4]" office:value-type="float" office:value="2490" calcext:value-type="float">
            <text:p>2490</text:p>
          </table:table-cell>
          <table:table-cell table:formula="of:=[.$J$7]*([.$A119]-1) + [.$J$6]" office:value-type="float" office:value="0" calcext:value-type="float">
            <text:p>0</text:p>
          </table:table-cell>
          <table:table-cell table:formula="of:=FLOOR([.$A119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.$J$2] + [.$J$3]*([.$A120]-1)+[.$J$1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.$J$9]*([.$A120]-1) + [.$J$8]+FLOOR([.$A120]/[.$J$10])" office:value-type="float" office:value="144" calcext:value-type="float">
            <text:p>144</text:p>
          </table:table-cell>
          <table:table-cell table:formula="of:=[.$J$5]*([.$A120]-1) + [.$J$4]" office:value-type="float" office:value="2510" calcext:value-type="float">
            <text:p>2510</text:p>
          </table:table-cell>
          <table:table-cell table:formula="of:=[.$J$7]*([.$A120]-1) + [.$J$6]" office:value-type="float" office:value="0" calcext:value-type="float">
            <text:p>0</text:p>
          </table:table-cell>
          <table:table-cell table:formula="of:=FLOOR([.$A120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.$J$2] + [.$J$3]*([.$A121]-1)+[.$J$1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.$J$9]*([.$A121]-1) + [.$J$8]+FLOOR([.$A121]/[.$J$10])" office:value-type="float" office:value="146" calcext:value-type="float">
            <text:p>146</text:p>
          </table:table-cell>
          <table:table-cell table:formula="of:=[.$J$5]*([.$A121]-1) + [.$J$4]" office:value-type="float" office:value="2530" calcext:value-type="float">
            <text:p>2530</text:p>
          </table:table-cell>
          <table:table-cell table:formula="of:=[.$J$7]*([.$A121]-1) + [.$J$6]" office:value-type="float" office:value="0" calcext:value-type="float">
            <text:p>0</text:p>
          </table:table-cell>
          <table:table-cell table:formula="of:=FLOOR([.$A121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.$J$2] + [.$J$3]*([.$A122]-1)+[.$J$1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.$J$9]*([.$A122]-1) + [.$J$8]+FLOOR([.$A122]/[.$J$10])" office:value-type="float" office:value="147" calcext:value-type="float">
            <text:p>147</text:p>
          </table:table-cell>
          <table:table-cell table:formula="of:=[.$J$5]*([.$A122]-1) + [.$J$4]" office:value-type="float" office:value="2550" calcext:value-type="float">
            <text:p>2550</text:p>
          </table:table-cell>
          <table:table-cell table:formula="of:=[.$J$7]*([.$A122]-1) + [.$J$6]" office:value-type="float" office:value="0" calcext:value-type="float">
            <text:p>0</text:p>
          </table:table-cell>
          <table:table-cell table:formula="of:=FLOOR([.$A122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.$J$2] + [.$J$3]*([.$A123]-1)+[.$J$1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.$J$9]*([.$A123]-1) + [.$J$8]+FLOOR([.$A123]/[.$J$10])" office:value-type="float" office:value="148" calcext:value-type="float">
            <text:p>148</text:p>
          </table:table-cell>
          <table:table-cell table:formula="of:=[.$J$5]*([.$A123]-1) + [.$J$4]" office:value-type="float" office:value="2570" calcext:value-type="float">
            <text:p>2570</text:p>
          </table:table-cell>
          <table:table-cell table:formula="of:=[.$J$7]*([.$A123]-1) + [.$J$6]" office:value-type="float" office:value="0" calcext:value-type="float">
            <text:p>0</text:p>
          </table:table-cell>
          <table:table-cell table:formula="of:=FLOOR([.$A123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.$J$2] + [.$J$3]*([.$A124]-1)+[.$J$1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.$J$9]*([.$A124]-1) + [.$J$8]+FLOOR([.$A124]/[.$J$10])" office:value-type="float" office:value="149" calcext:value-type="float">
            <text:p>149</text:p>
          </table:table-cell>
          <table:table-cell table:formula="of:=[.$J$5]*([.$A124]-1) + [.$J$4]" office:value-type="float" office:value="2590" calcext:value-type="float">
            <text:p>2590</text:p>
          </table:table-cell>
          <table:table-cell table:formula="of:=[.$J$7]*([.$A124]-1) + [.$J$6]" office:value-type="float" office:value="0" calcext:value-type="float">
            <text:p>0</text:p>
          </table:table-cell>
          <table:table-cell table:formula="of:=FLOOR([.$A124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.$J$2] + [.$J$3]*([.$A125]-1)+[.$J$1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.$J$9]*([.$A125]-1) + [.$J$8]+FLOOR([.$A125]/[.$J$10])" office:value-type="float" office:value="150" calcext:value-type="float">
            <text:p>150</text:p>
          </table:table-cell>
          <table:table-cell table:formula="of:=[.$J$5]*([.$A125]-1) + [.$J$4]" office:value-type="float" office:value="2610" calcext:value-type="float">
            <text:p>2610</text:p>
          </table:table-cell>
          <table:table-cell table:formula="of:=[.$J$7]*([.$A125]-1) + [.$J$6]" office:value-type="float" office:value="0" calcext:value-type="float">
            <text:p>0</text:p>
          </table:table-cell>
          <table:table-cell table:formula="of:=FLOOR([.$A125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.$J$2] + [.$J$3]*([.$A126]-1)+[.$J$1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.$J$9]*([.$A126]-1) + [.$J$8]+FLOOR([.$A126]/[.$J$10])" office:value-type="float" office:value="152" calcext:value-type="float">
            <text:p>152</text:p>
          </table:table-cell>
          <table:table-cell table:formula="of:=[.$J$5]*([.$A126]-1) + [.$J$4]" office:value-type="float" office:value="2630" calcext:value-type="float">
            <text:p>2630</text:p>
          </table:table-cell>
          <table:table-cell table:formula="of:=[.$J$7]*([.$A126]-1) + [.$J$6]" office:value-type="float" office:value="0" calcext:value-type="float">
            <text:p>0</text:p>
          </table:table-cell>
          <table:table-cell table:formula="of:=FLOOR([.$A126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.$J$2] + [.$J$3]*([.$A127]-1)+[.$J$1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.$J$9]*([.$A127]-1) + [.$J$8]+FLOOR([.$A127]/[.$J$10])" office:value-type="float" office:value="153" calcext:value-type="float">
            <text:p>153</text:p>
          </table:table-cell>
          <table:table-cell table:formula="of:=[.$J$5]*([.$A127]-1) + [.$J$4]" office:value-type="float" office:value="2650" calcext:value-type="float">
            <text:p>2650</text:p>
          </table:table-cell>
          <table:table-cell table:formula="of:=[.$J$7]*([.$A127]-1) + [.$J$6]" office:value-type="float" office:value="0" calcext:value-type="float">
            <text:p>0</text:p>
          </table:table-cell>
          <table:table-cell table:formula="of:=FLOOR([.$A127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.$J$2] + [.$J$3]*([.$A128]-1)+[.$J$1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.$J$9]*([.$A128]-1) + [.$J$8]+FLOOR([.$A128]/[.$J$10])" office:value-type="float" office:value="154" calcext:value-type="float">
            <text:p>154</text:p>
          </table:table-cell>
          <table:table-cell table:formula="of:=[.$J$5]*([.$A128]-1) + [.$J$4]" office:value-type="float" office:value="2670" calcext:value-type="float">
            <text:p>2670</text:p>
          </table:table-cell>
          <table:table-cell table:formula="of:=[.$J$7]*([.$A128]-1) + [.$J$6]" office:value-type="float" office:value="0" calcext:value-type="float">
            <text:p>0</text:p>
          </table:table-cell>
          <table:table-cell table:formula="of:=FLOOR([.$A128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.$J$2] + [.$J$3]*([.$A129]-1)+[.$J$1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.$J$9]*([.$A129]-1) + [.$J$8]+FLOOR([.$A129]/[.$J$10])" office:value-type="float" office:value="155" calcext:value-type="float">
            <text:p>155</text:p>
          </table:table-cell>
          <table:table-cell table:formula="of:=[.$J$5]*([.$A129]-1) + [.$J$4]" office:value-type="float" office:value="2690" calcext:value-type="float">
            <text:p>2690</text:p>
          </table:table-cell>
          <table:table-cell table:formula="of:=[.$J$7]*([.$A129]-1) + [.$J$6]" office:value-type="float" office:value="0" calcext:value-type="float">
            <text:p>0</text:p>
          </table:table-cell>
          <table:table-cell table:formula="of:=FLOOR([.$A129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.$J$2] + [.$J$3]*([.$A130]-1)+[.$J$1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.$J$9]*([.$A130]-1) + [.$J$8]+FLOOR([.$A130]/[.$J$10])" office:value-type="float" office:value="156" calcext:value-type="float">
            <text:p>156</text:p>
          </table:table-cell>
          <table:table-cell table:formula="of:=[.$J$5]*([.$A130]-1) + [.$J$4]" office:value-type="float" office:value="2710" calcext:value-type="float">
            <text:p>2710</text:p>
          </table:table-cell>
          <table:table-cell table:formula="of:=[.$J$7]*([.$A130]-1) + [.$J$6]" office:value-type="float" office:value="0" calcext:value-type="float">
            <text:p>0</text:p>
          </table:table-cell>
          <table:table-cell table:formula="of:=FLOOR([.$A130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.$J$2] + [.$J$3]*([.$A131]-1)+[.$J$1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.$J$9]*([.$A131]-1) + [.$J$8]+FLOOR([.$A131]/[.$J$10])" office:value-type="float" office:value="158" calcext:value-type="float">
            <text:p>158</text:p>
          </table:table-cell>
          <table:table-cell table:formula="of:=[.$J$5]*([.$A131]-1) + [.$J$4]" office:value-type="float" office:value="2730" calcext:value-type="float">
            <text:p>2730</text:p>
          </table:table-cell>
          <table:table-cell table:formula="of:=[.$J$7]*([.$A131]-1) + [.$J$6]" office:value-type="float" office:value="0" calcext:value-type="float">
            <text:p>0</text:p>
          </table:table-cell>
          <table:table-cell table:formula="of:=FLOOR([.$A131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.$J$2] + [.$J$3]*([.$A132]-1)+[.$J$1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.$J$9]*([.$A132]-1) + [.$J$8]+FLOOR([.$A132]/[.$J$10])" office:value-type="float" office:value="159" calcext:value-type="float">
            <text:p>159</text:p>
          </table:table-cell>
          <table:table-cell table:formula="of:=[.$J$5]*([.$A132]-1) + [.$J$4]" office:value-type="float" office:value="2750" calcext:value-type="float">
            <text:p>2750</text:p>
          </table:table-cell>
          <table:table-cell table:formula="of:=[.$J$7]*([.$A132]-1) + [.$J$6]" office:value-type="float" office:value="0" calcext:value-type="float">
            <text:p>0</text:p>
          </table:table-cell>
          <table:table-cell table:formula="of:=FLOOR([.$A132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.$J$2] + [.$J$3]*([.$A133]-1)+[.$J$1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.$J$9]*([.$A133]-1) + [.$J$8]+FLOOR([.$A133]/[.$J$10])" office:value-type="float" office:value="160" calcext:value-type="float">
            <text:p>160</text:p>
          </table:table-cell>
          <table:table-cell table:formula="of:=[.$J$5]*([.$A133]-1) + [.$J$4]" office:value-type="float" office:value="2770" calcext:value-type="float">
            <text:p>2770</text:p>
          </table:table-cell>
          <table:table-cell table:formula="of:=[.$J$7]*([.$A133]-1) + [.$J$6]" office:value-type="float" office:value="0" calcext:value-type="float">
            <text:p>0</text:p>
          </table:table-cell>
          <table:table-cell table:formula="of:=FLOOR([.$A133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.$J$2] + [.$J$3]*([.$A134]-1)+[.$J$1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.$J$9]*([.$A134]-1) + [.$J$8]+FLOOR([.$A134]/[.$J$10])" office:value-type="float" office:value="161" calcext:value-type="float">
            <text:p>161</text:p>
          </table:table-cell>
          <table:table-cell table:formula="of:=[.$J$5]*([.$A134]-1) + [.$J$4]" office:value-type="float" office:value="2790" calcext:value-type="float">
            <text:p>2790</text:p>
          </table:table-cell>
          <table:table-cell table:formula="of:=[.$J$7]*([.$A134]-1) + [.$J$6]" office:value-type="float" office:value="0" calcext:value-type="float">
            <text:p>0</text:p>
          </table:table-cell>
          <table:table-cell table:formula="of:=FLOOR([.$A134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.$J$2] + [.$J$3]*([.$A135]-1)+[.$J$1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.$J$9]*([.$A135]-1) + [.$J$8]+FLOOR([.$A135]/[.$J$10])" office:value-type="float" office:value="162" calcext:value-type="float">
            <text:p>162</text:p>
          </table:table-cell>
          <table:table-cell table:formula="of:=[.$J$5]*([.$A135]-1) + [.$J$4]" office:value-type="float" office:value="2810" calcext:value-type="float">
            <text:p>2810</text:p>
          </table:table-cell>
          <table:table-cell table:formula="of:=[.$J$7]*([.$A135]-1) + [.$J$6]" office:value-type="float" office:value="0" calcext:value-type="float">
            <text:p>0</text:p>
          </table:table-cell>
          <table:table-cell table:formula="of:=FLOOR([.$A135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.$J$2] + [.$J$3]*([.$A136]-1)+[.$J$1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.$J$9]*([.$A136]-1) + [.$J$8]+FLOOR([.$A136]/[.$J$10])" office:value-type="float" office:value="164" calcext:value-type="float">
            <text:p>164</text:p>
          </table:table-cell>
          <table:table-cell table:formula="of:=[.$J$5]*([.$A136]-1) + [.$J$4]" office:value-type="float" office:value="2830" calcext:value-type="float">
            <text:p>2830</text:p>
          </table:table-cell>
          <table:table-cell table:formula="of:=[.$J$7]*([.$A136]-1) + [.$J$6]" office:value-type="float" office:value="0" calcext:value-type="float">
            <text:p>0</text:p>
          </table:table-cell>
          <table:table-cell table:formula="of:=FLOOR([.$A136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.$J$2] + [.$J$3]*([.$A137]-1)+[.$J$1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.$J$9]*([.$A137]-1) + [.$J$8]+FLOOR([.$A137]/[.$J$10])" office:value-type="float" office:value="165" calcext:value-type="float">
            <text:p>165</text:p>
          </table:table-cell>
          <table:table-cell table:formula="of:=[.$J$5]*([.$A137]-1) + [.$J$4]" office:value-type="float" office:value="2850" calcext:value-type="float">
            <text:p>2850</text:p>
          </table:table-cell>
          <table:table-cell table:formula="of:=[.$J$7]*([.$A137]-1) + [.$J$6]" office:value-type="float" office:value="0" calcext:value-type="float">
            <text:p>0</text:p>
          </table:table-cell>
          <table:table-cell table:formula="of:=FLOOR([.$A137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.$J$2] + [.$J$3]*([.$A138]-1)+[.$J$1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.$J$9]*([.$A138]-1) + [.$J$8]+FLOOR([.$A138]/[.$J$10])" office:value-type="float" office:value="166" calcext:value-type="float">
            <text:p>166</text:p>
          </table:table-cell>
          <table:table-cell table:formula="of:=[.$J$5]*([.$A138]-1) + [.$J$4]" office:value-type="float" office:value="2870" calcext:value-type="float">
            <text:p>2870</text:p>
          </table:table-cell>
          <table:table-cell table:formula="of:=[.$J$7]*([.$A138]-1) + [.$J$6]" office:value-type="float" office:value="0" calcext:value-type="float">
            <text:p>0</text:p>
          </table:table-cell>
          <table:table-cell table:formula="of:=FLOOR([.$A138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.$J$2] + [.$J$3]*([.$A139]-1)+[.$J$1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.$J$9]*([.$A139]-1) + [.$J$8]+FLOOR([.$A139]/[.$J$10])" office:value-type="float" office:value="167" calcext:value-type="float">
            <text:p>167</text:p>
          </table:table-cell>
          <table:table-cell table:formula="of:=[.$J$5]*([.$A139]-1) + [.$J$4]" office:value-type="float" office:value="2890" calcext:value-type="float">
            <text:p>2890</text:p>
          </table:table-cell>
          <table:table-cell table:formula="of:=[.$J$7]*([.$A139]-1) + [.$J$6]" office:value-type="float" office:value="0" calcext:value-type="float">
            <text:p>0</text:p>
          </table:table-cell>
          <table:table-cell table:formula="of:=FLOOR([.$A139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.$J$2] + [.$J$3]*([.$A140]-1)+[.$J$1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.$J$9]*([.$A140]-1) + [.$J$8]+FLOOR([.$A140]/[.$J$10])" office:value-type="float" office:value="168" calcext:value-type="float">
            <text:p>168</text:p>
          </table:table-cell>
          <table:table-cell table:formula="of:=[.$J$5]*([.$A140]-1) + [.$J$4]" office:value-type="float" office:value="2910" calcext:value-type="float">
            <text:p>2910</text:p>
          </table:table-cell>
          <table:table-cell table:formula="of:=[.$J$7]*([.$A140]-1) + [.$J$6]" office:value-type="float" office:value="0" calcext:value-type="float">
            <text:p>0</text:p>
          </table:table-cell>
          <table:table-cell table:formula="of:=FLOOR([.$A140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.$J$2] + [.$J$3]*([.$A141]-1)+[.$J$1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.$J$9]*([.$A141]-1) + [.$J$8]+FLOOR([.$A141]/[.$J$10])" office:value-type="float" office:value="170" calcext:value-type="float">
            <text:p>170</text:p>
          </table:table-cell>
          <table:table-cell table:formula="of:=[.$J$5]*([.$A141]-1) + [.$J$4]" office:value-type="float" office:value="2930" calcext:value-type="float">
            <text:p>2930</text:p>
          </table:table-cell>
          <table:table-cell table:formula="of:=[.$J$7]*([.$A141]-1) + [.$J$6]" office:value-type="float" office:value="0" calcext:value-type="float">
            <text:p>0</text:p>
          </table:table-cell>
          <table:table-cell table:formula="of:=FLOOR([.$A141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.$J$2] + [.$J$3]*([.$A142]-1)+[.$J$1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.$J$9]*([.$A142]-1) + [.$J$8]+FLOOR([.$A142]/[.$J$10])" office:value-type="float" office:value="171" calcext:value-type="float">
            <text:p>171</text:p>
          </table:table-cell>
          <table:table-cell table:formula="of:=[.$J$5]*([.$A142]-1) + [.$J$4]" office:value-type="float" office:value="2950" calcext:value-type="float">
            <text:p>2950</text:p>
          </table:table-cell>
          <table:table-cell table:formula="of:=[.$J$7]*([.$A142]-1) + [.$J$6]" office:value-type="float" office:value="0" calcext:value-type="float">
            <text:p>0</text:p>
          </table:table-cell>
          <table:table-cell table:formula="of:=FLOOR([.$A142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.$J$2] + [.$J$3]*([.$A143]-1)+[.$J$1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.$J$9]*([.$A143]-1) + [.$J$8]+FLOOR([.$A143]/[.$J$10])" office:value-type="float" office:value="172" calcext:value-type="float">
            <text:p>172</text:p>
          </table:table-cell>
          <table:table-cell table:formula="of:=[.$J$5]*([.$A143]-1) + [.$J$4]" office:value-type="float" office:value="2970" calcext:value-type="float">
            <text:p>2970</text:p>
          </table:table-cell>
          <table:table-cell table:formula="of:=[.$J$7]*([.$A143]-1) + [.$J$6]" office:value-type="float" office:value="0" calcext:value-type="float">
            <text:p>0</text:p>
          </table:table-cell>
          <table:table-cell table:formula="of:=FLOOR([.$A143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.$J$2] + [.$J$3]*([.$A144]-1)+[.$J$1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.$J$9]*([.$A144]-1) + [.$J$8]+FLOOR([.$A144]/[.$J$10])" office:value-type="float" office:value="173" calcext:value-type="float">
            <text:p>173</text:p>
          </table:table-cell>
          <table:table-cell table:formula="of:=[.$J$5]*([.$A144]-1) + [.$J$4]" office:value-type="float" office:value="2990" calcext:value-type="float">
            <text:p>2990</text:p>
          </table:table-cell>
          <table:table-cell table:formula="of:=[.$J$7]*([.$A144]-1) + [.$J$6]" office:value-type="float" office:value="0" calcext:value-type="float">
            <text:p>0</text:p>
          </table:table-cell>
          <table:table-cell table:formula="of:=FLOOR([.$A144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.$J$2] + [.$J$3]*([.$A145]-1)+[.$J$1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.$J$9]*([.$A145]-1) + [.$J$8]+FLOOR([.$A145]/[.$J$10])" office:value-type="float" office:value="174" calcext:value-type="float">
            <text:p>174</text:p>
          </table:table-cell>
          <table:table-cell table:formula="of:=[.$J$5]*([.$A145]-1) + [.$J$4]" office:value-type="float" office:value="3010" calcext:value-type="float">
            <text:p>3010</text:p>
          </table:table-cell>
          <table:table-cell table:formula="of:=[.$J$7]*([.$A145]-1) + [.$J$6]" office:value-type="float" office:value="0" calcext:value-type="float">
            <text:p>0</text:p>
          </table:table-cell>
          <table:table-cell table:formula="of:=FLOOR([.$A145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.$J$2] + [.$J$3]*([.$A146]-1)+[.$J$1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.$J$9]*([.$A146]-1) + [.$J$8]+FLOOR([.$A146]/[.$J$10])" office:value-type="float" office:value="176" calcext:value-type="float">
            <text:p>176</text:p>
          </table:table-cell>
          <table:table-cell table:formula="of:=[.$J$5]*([.$A146]-1) + [.$J$4]" office:value-type="float" office:value="3030" calcext:value-type="float">
            <text:p>3030</text:p>
          </table:table-cell>
          <table:table-cell table:formula="of:=[.$J$7]*([.$A146]-1) + [.$J$6]" office:value-type="float" office:value="0" calcext:value-type="float">
            <text:p>0</text:p>
          </table:table-cell>
          <table:table-cell table:formula="of:=FLOOR([.$A146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.$J$2] + [.$J$3]*([.$A147]-1)+[.$J$1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.$J$9]*([.$A147]-1) + [.$J$8]+FLOOR([.$A147]/[.$J$10])" office:value-type="float" office:value="177" calcext:value-type="float">
            <text:p>177</text:p>
          </table:table-cell>
          <table:table-cell table:formula="of:=[.$J$5]*([.$A147]-1) + [.$J$4]" office:value-type="float" office:value="3050" calcext:value-type="float">
            <text:p>3050</text:p>
          </table:table-cell>
          <table:table-cell table:formula="of:=[.$J$7]*([.$A147]-1) + [.$J$6]" office:value-type="float" office:value="0" calcext:value-type="float">
            <text:p>0</text:p>
          </table:table-cell>
          <table:table-cell table:formula="of:=FLOOR([.$A147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.$J$2] + [.$J$3]*([.$A148]-1)+[.$J$1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.$J$9]*([.$A148]-1) + [.$J$8]+FLOOR([.$A148]/[.$J$10])" office:value-type="float" office:value="178" calcext:value-type="float">
            <text:p>178</text:p>
          </table:table-cell>
          <table:table-cell table:formula="of:=[.$J$5]*([.$A148]-1) + [.$J$4]" office:value-type="float" office:value="3070" calcext:value-type="float">
            <text:p>3070</text:p>
          </table:table-cell>
          <table:table-cell table:formula="of:=[.$J$7]*([.$A148]-1) + [.$J$6]" office:value-type="float" office:value="0" calcext:value-type="float">
            <text:p>0</text:p>
          </table:table-cell>
          <table:table-cell table:formula="of:=FLOOR([.$A148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.$J$2] + [.$J$3]*([.$A149]-1)+[.$J$1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.$J$9]*([.$A149]-1) + [.$J$8]+FLOOR([.$A149]/[.$J$10])" office:value-type="float" office:value="179" calcext:value-type="float">
            <text:p>179</text:p>
          </table:table-cell>
          <table:table-cell table:formula="of:=[.$J$5]*([.$A149]-1) + [.$J$4]" office:value-type="float" office:value="3090" calcext:value-type="float">
            <text:p>3090</text:p>
          </table:table-cell>
          <table:table-cell table:formula="of:=[.$J$7]*([.$A149]-1) + [.$J$6]" office:value-type="float" office:value="0" calcext:value-type="float">
            <text:p>0</text:p>
          </table:table-cell>
          <table:table-cell table:formula="of:=FLOOR([.$A149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.$J$2] + [.$J$3]*([.$A150]-1)+[.$J$1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.$J$9]*([.$A150]-1) + [.$J$8]+FLOOR([.$A150]/[.$J$10])" office:value-type="float" office:value="180" calcext:value-type="float">
            <text:p>180</text:p>
          </table:table-cell>
          <table:table-cell table:formula="of:=[.$J$5]*([.$A150]-1) + [.$J$4]" office:value-type="float" office:value="3110" calcext:value-type="float">
            <text:p>3110</text:p>
          </table:table-cell>
          <table:table-cell table:formula="of:=[.$J$7]*([.$A150]-1) + [.$J$6]" office:value-type="float" office:value="0" calcext:value-type="float">
            <text:p>0</text:p>
          </table:table-cell>
          <table:table-cell table:formula="of:=FLOOR([.$A150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.$J$2] + [.$J$3]*([.$A151]-1)+[.$J$1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.$J$9]*([.$A151]-1) + [.$J$8]+FLOOR([.$A151]/[.$J$10])" office:value-type="float" office:value="182" calcext:value-type="float">
            <text:p>182</text:p>
          </table:table-cell>
          <table:table-cell table:formula="of:=[.$J$5]*([.$A151]-1) + [.$J$4]" office:value-type="float" office:value="3130" calcext:value-type="float">
            <text:p>3130</text:p>
          </table:table-cell>
          <table:table-cell table:formula="of:=[.$J$7]*([.$A151]-1) + [.$J$6]" office:value-type="float" office:value="0" calcext:value-type="float">
            <text:p>0</text:p>
          </table:table-cell>
          <table:table-cell table:formula="of:=FLOOR([.$A151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.$J$2] + [.$J$3]*([.$A152]-1)+[.$J$1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.$J$9]*([.$A152]-1) + [.$J$8]+FLOOR([.$A152]/[.$J$10])" office:value-type="float" office:value="183" calcext:value-type="float">
            <text:p>183</text:p>
          </table:table-cell>
          <table:table-cell table:formula="of:=[.$J$5]*([.$A152]-1) + [.$J$4]" office:value-type="float" office:value="3150" calcext:value-type="float">
            <text:p>3150</text:p>
          </table:table-cell>
          <table:table-cell table:formula="of:=[.$J$7]*([.$A152]-1) + [.$J$6]" office:value-type="float" office:value="0" calcext:value-type="float">
            <text:p>0</text:p>
          </table:table-cell>
          <table:table-cell table:formula="of:=FLOOR([.$A152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.$J$2] + [.$J$3]*([.$A153]-1)+[.$J$1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.$J$9]*([.$A153]-1) + [.$J$8]+FLOOR([.$A153]/[.$J$10])" office:value-type="float" office:value="184" calcext:value-type="float">
            <text:p>184</text:p>
          </table:table-cell>
          <table:table-cell table:formula="of:=[.$J$5]*([.$A153]-1) + [.$J$4]" office:value-type="float" office:value="3170" calcext:value-type="float">
            <text:p>3170</text:p>
          </table:table-cell>
          <table:table-cell table:formula="of:=[.$J$7]*([.$A153]-1) + [.$J$6]" office:value-type="float" office:value="0" calcext:value-type="float">
            <text:p>0</text:p>
          </table:table-cell>
          <table:table-cell table:formula="of:=FLOOR([.$A153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.$J$2] + [.$J$3]*([.$A154]-1)+[.$J$1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.$J$9]*([.$A154]-1) + [.$J$8]+FLOOR([.$A154]/[.$J$10])" office:value-type="float" office:value="185" calcext:value-type="float">
            <text:p>185</text:p>
          </table:table-cell>
          <table:table-cell table:formula="of:=[.$J$5]*([.$A154]-1) + [.$J$4]" office:value-type="float" office:value="3190" calcext:value-type="float">
            <text:p>3190</text:p>
          </table:table-cell>
          <table:table-cell table:formula="of:=[.$J$7]*([.$A154]-1) + [.$J$6]" office:value-type="float" office:value="0" calcext:value-type="float">
            <text:p>0</text:p>
          </table:table-cell>
          <table:table-cell table:formula="of:=FLOOR([.$A154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.$J$2] + [.$J$3]*([.$A155]-1)+[.$J$1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.$J$9]*([.$A155]-1) + [.$J$8]+FLOOR([.$A155]/[.$J$10])" office:value-type="float" office:value="186" calcext:value-type="float">
            <text:p>186</text:p>
          </table:table-cell>
          <table:table-cell table:formula="of:=[.$J$5]*([.$A155]-1) + [.$J$4]" office:value-type="float" office:value="3210" calcext:value-type="float">
            <text:p>3210</text:p>
          </table:table-cell>
          <table:table-cell table:formula="of:=[.$J$7]*([.$A155]-1) + [.$J$6]" office:value-type="float" office:value="0" calcext:value-type="float">
            <text:p>0</text:p>
          </table:table-cell>
          <table:table-cell table:formula="of:=FLOOR([.$A155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.$J$2] + [.$J$3]*([.$A156]-1)+[.$J$1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.$J$9]*([.$A156]-1) + [.$J$8]+FLOOR([.$A156]/[.$J$10])" office:value-type="float" office:value="188" calcext:value-type="float">
            <text:p>188</text:p>
          </table:table-cell>
          <table:table-cell table:formula="of:=[.$J$5]*([.$A156]-1) + [.$J$4]" office:value-type="float" office:value="3230" calcext:value-type="float">
            <text:p>3230</text:p>
          </table:table-cell>
          <table:table-cell table:formula="of:=[.$J$7]*([.$A156]-1) + [.$J$6]" office:value-type="float" office:value="0" calcext:value-type="float">
            <text:p>0</text:p>
          </table:table-cell>
          <table:table-cell table:formula="of:=FLOOR([.$A156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.$J$2] + [.$J$3]*([.$A157]-1)+[.$J$1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.$J$9]*([.$A157]-1) + [.$J$8]+FLOOR([.$A157]/[.$J$10])" office:value-type="float" office:value="189" calcext:value-type="float">
            <text:p>189</text:p>
          </table:table-cell>
          <table:table-cell table:formula="of:=[.$J$5]*([.$A157]-1) + [.$J$4]" office:value-type="float" office:value="3250" calcext:value-type="float">
            <text:p>3250</text:p>
          </table:table-cell>
          <table:table-cell table:formula="of:=[.$J$7]*([.$A157]-1) + [.$J$6]" office:value-type="float" office:value="0" calcext:value-type="float">
            <text:p>0</text:p>
          </table:table-cell>
          <table:table-cell table:formula="of:=FLOOR([.$A157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.$J$2] + [.$J$3]*([.$A158]-1)+[.$J$1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.$J$9]*([.$A158]-1) + [.$J$8]+FLOOR([.$A158]/[.$J$10])" office:value-type="float" office:value="190" calcext:value-type="float">
            <text:p>190</text:p>
          </table:table-cell>
          <table:table-cell table:formula="of:=[.$J$5]*([.$A158]-1) + [.$J$4]" office:value-type="float" office:value="3270" calcext:value-type="float">
            <text:p>3270</text:p>
          </table:table-cell>
          <table:table-cell table:formula="of:=[.$J$7]*([.$A158]-1) + [.$J$6]" office:value-type="float" office:value="0" calcext:value-type="float">
            <text:p>0</text:p>
          </table:table-cell>
          <table:table-cell table:formula="of:=FLOOR([.$A158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.$J$2] + [.$J$3]*([.$A159]-1)+[.$J$1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.$J$9]*([.$A159]-1) + [.$J$8]+FLOOR([.$A159]/[.$J$10])" office:value-type="float" office:value="191" calcext:value-type="float">
            <text:p>191</text:p>
          </table:table-cell>
          <table:table-cell table:formula="of:=[.$J$5]*([.$A159]-1) + [.$J$4]" office:value-type="float" office:value="3290" calcext:value-type="float">
            <text:p>3290</text:p>
          </table:table-cell>
          <table:table-cell table:formula="of:=[.$J$7]*([.$A159]-1) + [.$J$6]" office:value-type="float" office:value="0" calcext:value-type="float">
            <text:p>0</text:p>
          </table:table-cell>
          <table:table-cell table:formula="of:=FLOOR([.$A159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.$J$2] + [.$J$3]*([.$A160]-1)+[.$J$1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.$J$9]*([.$A160]-1) + [.$J$8]+FLOOR([.$A160]/[.$J$10])" office:value-type="float" office:value="192" calcext:value-type="float">
            <text:p>192</text:p>
          </table:table-cell>
          <table:table-cell table:formula="of:=[.$J$5]*([.$A160]-1) + [.$J$4]" office:value-type="float" office:value="3310" calcext:value-type="float">
            <text:p>3310</text:p>
          </table:table-cell>
          <table:table-cell table:formula="of:=[.$J$7]*([.$A160]-1) + [.$J$6]" office:value-type="float" office:value="0" calcext:value-type="float">
            <text:p>0</text:p>
          </table:table-cell>
          <table:table-cell table:formula="of:=FLOOR([.$A160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.$J$2] + [.$J$3]*([.$A161]-1)+[.$J$1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.$J$9]*([.$A161]-1) + [.$J$8]+FLOOR([.$A161]/[.$J$10])" office:value-type="float" office:value="194" calcext:value-type="float">
            <text:p>194</text:p>
          </table:table-cell>
          <table:table-cell table:formula="of:=[.$J$5]*([.$A161]-1) + [.$J$4]" office:value-type="float" office:value="3330" calcext:value-type="float">
            <text:p>3330</text:p>
          </table:table-cell>
          <table:table-cell table:formula="of:=[.$J$7]*([.$A161]-1) + [.$J$6]" office:value-type="float" office:value="0" calcext:value-type="float">
            <text:p>0</text:p>
          </table:table-cell>
          <table:table-cell table:formula="of:=FLOOR([.$A161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.$J$2] + [.$J$3]*([.$A162]-1)+[.$J$1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.$J$9]*([.$A162]-1) + [.$J$8]+FLOOR([.$A162]/[.$J$10])" office:value-type="float" office:value="195" calcext:value-type="float">
            <text:p>195</text:p>
          </table:table-cell>
          <table:table-cell table:formula="of:=[.$J$5]*([.$A162]-1) + [.$J$4]" office:value-type="float" office:value="3350" calcext:value-type="float">
            <text:p>3350</text:p>
          </table:table-cell>
          <table:table-cell table:formula="of:=[.$J$7]*([.$A162]-1) + [.$J$6]" office:value-type="float" office:value="0" calcext:value-type="float">
            <text:p>0</text:p>
          </table:table-cell>
          <table:table-cell table:formula="of:=FLOOR([.$A162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.$J$2] + [.$J$3]*([.$A163]-1)+[.$J$1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.$J$9]*([.$A163]-1) + [.$J$8]+FLOOR([.$A163]/[.$J$10])" office:value-type="float" office:value="196" calcext:value-type="float">
            <text:p>196</text:p>
          </table:table-cell>
          <table:table-cell table:formula="of:=[.$J$5]*([.$A163]-1) + [.$J$4]" office:value-type="float" office:value="3370" calcext:value-type="float">
            <text:p>3370</text:p>
          </table:table-cell>
          <table:table-cell table:formula="of:=[.$J$7]*([.$A163]-1) + [.$J$6]" office:value-type="float" office:value="0" calcext:value-type="float">
            <text:p>0</text:p>
          </table:table-cell>
          <table:table-cell table:formula="of:=FLOOR([.$A163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.$J$2] + [.$J$3]*([.$A164]-1)+[.$J$1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.$J$9]*([.$A164]-1) + [.$J$8]+FLOOR([.$A164]/[.$J$10])" office:value-type="float" office:value="197" calcext:value-type="float">
            <text:p>197</text:p>
          </table:table-cell>
          <table:table-cell table:formula="of:=[.$J$5]*([.$A164]-1) + [.$J$4]" office:value-type="float" office:value="3390" calcext:value-type="float">
            <text:p>3390</text:p>
          </table:table-cell>
          <table:table-cell table:formula="of:=[.$J$7]*([.$A164]-1) + [.$J$6]" office:value-type="float" office:value="0" calcext:value-type="float">
            <text:p>0</text:p>
          </table:table-cell>
          <table:table-cell table:formula="of:=FLOOR([.$A164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.$J$2] + [.$J$3]*([.$A165]-1)+[.$J$1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.$J$9]*([.$A165]-1) + [.$J$8]+FLOOR([.$A165]/[.$J$10])" office:value-type="float" office:value="198" calcext:value-type="float">
            <text:p>198</text:p>
          </table:table-cell>
          <table:table-cell table:formula="of:=[.$J$5]*([.$A165]-1) + [.$J$4]" office:value-type="float" office:value="3410" calcext:value-type="float">
            <text:p>3410</text:p>
          </table:table-cell>
          <table:table-cell table:formula="of:=[.$J$7]*([.$A165]-1) + [.$J$6]" office:value-type="float" office:value="0" calcext:value-type="float">
            <text:p>0</text:p>
          </table:table-cell>
          <table:table-cell table:formula="of:=FLOOR([.$A165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.$J$2] + [.$J$3]*([.$A166]-1)+[.$J$1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.$J$9]*([.$A166]-1) + [.$J$8]+FLOOR([.$A166]/[.$J$10])" office:value-type="float" office:value="200" calcext:value-type="float">
            <text:p>200</text:p>
          </table:table-cell>
          <table:table-cell table:formula="of:=[.$J$5]*([.$A166]-1) + [.$J$4]" office:value-type="float" office:value="3430" calcext:value-type="float">
            <text:p>3430</text:p>
          </table:table-cell>
          <table:table-cell table:formula="of:=[.$J$7]*([.$A166]-1) + [.$J$6]" office:value-type="float" office:value="0" calcext:value-type="float">
            <text:p>0</text:p>
          </table:table-cell>
          <table:table-cell table:formula="of:=FLOOR([.$A166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.$J$2] + [.$J$3]*([.$A167]-1)+[.$J$1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.$J$9]*([.$A167]-1) + [.$J$8]+FLOOR([.$A167]/[.$J$10])" office:value-type="float" office:value="201" calcext:value-type="float">
            <text:p>201</text:p>
          </table:table-cell>
          <table:table-cell table:formula="of:=[.$J$5]*([.$A167]-1) + [.$J$4]" office:value-type="float" office:value="3450" calcext:value-type="float">
            <text:p>3450</text:p>
          </table:table-cell>
          <table:table-cell table:formula="of:=[.$J$7]*([.$A167]-1) + [.$J$6]" office:value-type="float" office:value="0" calcext:value-type="float">
            <text:p>0</text:p>
          </table:table-cell>
          <table:table-cell table:formula="of:=FLOOR([.$A167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.$J$2] + [.$J$3]*([.$A168]-1)+[.$J$1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.$J$9]*([.$A168]-1) + [.$J$8]+FLOOR([.$A168]/[.$J$10])" office:value-type="float" office:value="202" calcext:value-type="float">
            <text:p>202</text:p>
          </table:table-cell>
          <table:table-cell table:formula="of:=[.$J$5]*([.$A168]-1) + [.$J$4]" office:value-type="float" office:value="3470" calcext:value-type="float">
            <text:p>3470</text:p>
          </table:table-cell>
          <table:table-cell table:formula="of:=[.$J$7]*([.$A168]-1) + [.$J$6]" office:value-type="float" office:value="0" calcext:value-type="float">
            <text:p>0</text:p>
          </table:table-cell>
          <table:table-cell table:formula="of:=FLOOR([.$A168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.$J$2] + [.$J$3]*([.$A169]-1)+[.$J$1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.$J$9]*([.$A169]-1) + [.$J$8]+FLOOR([.$A169]/[.$J$10])" office:value-type="float" office:value="203" calcext:value-type="float">
            <text:p>203</text:p>
          </table:table-cell>
          <table:table-cell table:formula="of:=[.$J$5]*([.$A169]-1) + [.$J$4]" office:value-type="float" office:value="3490" calcext:value-type="float">
            <text:p>3490</text:p>
          </table:table-cell>
          <table:table-cell table:formula="of:=[.$J$7]*([.$A169]-1) + [.$J$6]" office:value-type="float" office:value="0" calcext:value-type="float">
            <text:p>0</text:p>
          </table:table-cell>
          <table:table-cell table:formula="of:=FLOOR([.$A169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.$J$2] + [.$J$3]*([.$A170]-1)+[.$J$1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.$J$9]*([.$A170]-1) + [.$J$8]+FLOOR([.$A170]/[.$J$10])" office:value-type="float" office:value="204" calcext:value-type="float">
            <text:p>204</text:p>
          </table:table-cell>
          <table:table-cell table:formula="of:=[.$J$5]*([.$A170]-1) + [.$J$4]" office:value-type="float" office:value="3510" calcext:value-type="float">
            <text:p>3510</text:p>
          </table:table-cell>
          <table:table-cell table:formula="of:=[.$J$7]*([.$A170]-1) + [.$J$6]" office:value-type="float" office:value="0" calcext:value-type="float">
            <text:p>0</text:p>
          </table:table-cell>
          <table:table-cell table:formula="of:=FLOOR([.$A170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.$J$2] + [.$J$3]*([.$A171]-1)+[.$J$1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.$J$9]*([.$A171]-1) + [.$J$8]+FLOOR([.$A171]/[.$J$10])" office:value-type="float" office:value="206" calcext:value-type="float">
            <text:p>206</text:p>
          </table:table-cell>
          <table:table-cell table:formula="of:=[.$J$5]*([.$A171]-1) + [.$J$4]" office:value-type="float" office:value="3530" calcext:value-type="float">
            <text:p>3530</text:p>
          </table:table-cell>
          <table:table-cell table:formula="of:=[.$J$7]*([.$A171]-1) + [.$J$6]" office:value-type="float" office:value="0" calcext:value-type="float">
            <text:p>0</text:p>
          </table:table-cell>
          <table:table-cell table:formula="of:=FLOOR([.$A171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.$J$2] + [.$J$3]*([.$A172]-1)+[.$J$1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.$J$9]*([.$A172]-1) + [.$J$8]+FLOOR([.$A172]/[.$J$10])" office:value-type="float" office:value="207" calcext:value-type="float">
            <text:p>207</text:p>
          </table:table-cell>
          <table:table-cell table:formula="of:=[.$J$5]*([.$A172]-1) + [.$J$4]" office:value-type="float" office:value="3550" calcext:value-type="float">
            <text:p>3550</text:p>
          </table:table-cell>
          <table:table-cell table:formula="of:=[.$J$7]*([.$A172]-1) + [.$J$6]" office:value-type="float" office:value="0" calcext:value-type="float">
            <text:p>0</text:p>
          </table:table-cell>
          <table:table-cell table:formula="of:=FLOOR([.$A172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.$J$2] + [.$J$3]*([.$A173]-1)+[.$J$1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.$J$9]*([.$A173]-1) + [.$J$8]+FLOOR([.$A173]/[.$J$10])" office:value-type="float" office:value="208" calcext:value-type="float">
            <text:p>208</text:p>
          </table:table-cell>
          <table:table-cell table:formula="of:=[.$J$5]*([.$A173]-1) + [.$J$4]" office:value-type="float" office:value="3570" calcext:value-type="float">
            <text:p>3570</text:p>
          </table:table-cell>
          <table:table-cell table:formula="of:=[.$J$7]*([.$A173]-1) + [.$J$6]" office:value-type="float" office:value="0" calcext:value-type="float">
            <text:p>0</text:p>
          </table:table-cell>
          <table:table-cell table:formula="of:=FLOOR([.$A173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.$J$2] + [.$J$3]*([.$A174]-1)+[.$J$1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.$J$9]*([.$A174]-1) + [.$J$8]+FLOOR([.$A174]/[.$J$10])" office:value-type="float" office:value="209" calcext:value-type="float">
            <text:p>209</text:p>
          </table:table-cell>
          <table:table-cell table:formula="of:=[.$J$5]*([.$A174]-1) + [.$J$4]" office:value-type="float" office:value="3590" calcext:value-type="float">
            <text:p>3590</text:p>
          </table:table-cell>
          <table:table-cell table:formula="of:=[.$J$7]*([.$A174]-1) + [.$J$6]" office:value-type="float" office:value="0" calcext:value-type="float">
            <text:p>0</text:p>
          </table:table-cell>
          <table:table-cell table:formula="of:=FLOOR([.$A174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.$J$2] + [.$J$3]*([.$A175]-1)+[.$J$1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.$J$9]*([.$A175]-1) + [.$J$8]+FLOOR([.$A175]/[.$J$10])" office:value-type="float" office:value="210" calcext:value-type="float">
            <text:p>210</text:p>
          </table:table-cell>
          <table:table-cell table:formula="of:=[.$J$5]*([.$A175]-1) + [.$J$4]" office:value-type="float" office:value="3610" calcext:value-type="float">
            <text:p>3610</text:p>
          </table:table-cell>
          <table:table-cell table:formula="of:=[.$J$7]*([.$A175]-1) + [.$J$6]" office:value-type="float" office:value="0" calcext:value-type="float">
            <text:p>0</text:p>
          </table:table-cell>
          <table:table-cell table:formula="of:=FLOOR([.$A175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.$J$2] + [.$J$3]*([.$A176]-1)+[.$J$1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.$J$9]*([.$A176]-1) + [.$J$8]+FLOOR([.$A176]/[.$J$10])" office:value-type="float" office:value="212" calcext:value-type="float">
            <text:p>212</text:p>
          </table:table-cell>
          <table:table-cell table:formula="of:=[.$J$5]*([.$A176]-1) + [.$J$4]" office:value-type="float" office:value="3630" calcext:value-type="float">
            <text:p>3630</text:p>
          </table:table-cell>
          <table:table-cell table:formula="of:=[.$J$7]*([.$A176]-1) + [.$J$6]" office:value-type="float" office:value="0" calcext:value-type="float">
            <text:p>0</text:p>
          </table:table-cell>
          <table:table-cell table:formula="of:=FLOOR([.$A176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.$J$2] + [.$J$3]*([.$A177]-1)+[.$J$1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.$J$9]*([.$A177]-1) + [.$J$8]+FLOOR([.$A177]/[.$J$10])" office:value-type="float" office:value="213" calcext:value-type="float">
            <text:p>213</text:p>
          </table:table-cell>
          <table:table-cell table:formula="of:=[.$J$5]*([.$A177]-1) + [.$J$4]" office:value-type="float" office:value="3650" calcext:value-type="float">
            <text:p>3650</text:p>
          </table:table-cell>
          <table:table-cell table:formula="of:=[.$J$7]*([.$A177]-1) + [.$J$6]" office:value-type="float" office:value="0" calcext:value-type="float">
            <text:p>0</text:p>
          </table:table-cell>
          <table:table-cell table:formula="of:=FLOOR([.$A177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.$J$2] + [.$J$3]*([.$A178]-1)+[.$J$1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.$J$9]*([.$A178]-1) + [.$J$8]+FLOOR([.$A178]/[.$J$10])" office:value-type="float" office:value="214" calcext:value-type="float">
            <text:p>214</text:p>
          </table:table-cell>
          <table:table-cell table:formula="of:=[.$J$5]*([.$A178]-1) + [.$J$4]" office:value-type="float" office:value="3670" calcext:value-type="float">
            <text:p>3670</text:p>
          </table:table-cell>
          <table:table-cell table:formula="of:=[.$J$7]*([.$A178]-1) + [.$J$6]" office:value-type="float" office:value="0" calcext:value-type="float">
            <text:p>0</text:p>
          </table:table-cell>
          <table:table-cell table:formula="of:=FLOOR([.$A178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.$J$2] + [.$J$3]*([.$A179]-1)+[.$J$1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.$J$9]*([.$A179]-1) + [.$J$8]+FLOOR([.$A179]/[.$J$10])" office:value-type="float" office:value="215" calcext:value-type="float">
            <text:p>215</text:p>
          </table:table-cell>
          <table:table-cell table:formula="of:=[.$J$5]*([.$A179]-1) + [.$J$4]" office:value-type="float" office:value="3690" calcext:value-type="float">
            <text:p>3690</text:p>
          </table:table-cell>
          <table:table-cell table:formula="of:=[.$J$7]*([.$A179]-1) + [.$J$6]" office:value-type="float" office:value="0" calcext:value-type="float">
            <text:p>0</text:p>
          </table:table-cell>
          <table:table-cell table:formula="of:=FLOOR([.$A179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.$J$2] + [.$J$3]*([.$A180]-1)+[.$J$1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.$J$9]*([.$A180]-1) + [.$J$8]+FLOOR([.$A180]/[.$J$10])" office:value-type="float" office:value="216" calcext:value-type="float">
            <text:p>216</text:p>
          </table:table-cell>
          <table:table-cell table:formula="of:=[.$J$5]*([.$A180]-1) + [.$J$4]" office:value-type="float" office:value="3710" calcext:value-type="float">
            <text:p>3710</text:p>
          </table:table-cell>
          <table:table-cell table:formula="of:=[.$J$7]*([.$A180]-1) + [.$J$6]" office:value-type="float" office:value="0" calcext:value-type="float">
            <text:p>0</text:p>
          </table:table-cell>
          <table:table-cell table:formula="of:=FLOOR([.$A180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.$J$2] + [.$J$3]*([.$A181]-1)+[.$J$1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.$J$9]*([.$A181]-1) + [.$J$8]+FLOOR([.$A181]/[.$J$10])" office:value-type="float" office:value="218" calcext:value-type="float">
            <text:p>218</text:p>
          </table:table-cell>
          <table:table-cell table:formula="of:=[.$J$5]*([.$A181]-1) + [.$J$4]" office:value-type="float" office:value="3730" calcext:value-type="float">
            <text:p>3730</text:p>
          </table:table-cell>
          <table:table-cell table:formula="of:=[.$J$7]*([.$A181]-1) + [.$J$6]" office:value-type="float" office:value="0" calcext:value-type="float">
            <text:p>0</text:p>
          </table:table-cell>
          <table:table-cell table:formula="of:=FLOOR([.$A181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.$J$2] + [.$J$3]*([.$A182]-1)+[.$J$1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.$J$9]*([.$A182]-1) + [.$J$8]+FLOOR([.$A182]/[.$J$10])" office:value-type="float" office:value="219" calcext:value-type="float">
            <text:p>219</text:p>
          </table:table-cell>
          <table:table-cell table:formula="of:=[.$J$5]*([.$A182]-1) + [.$J$4]" office:value-type="float" office:value="3750" calcext:value-type="float">
            <text:p>3750</text:p>
          </table:table-cell>
          <table:table-cell table:formula="of:=[.$J$7]*([.$A182]-1) + [.$J$6]" office:value-type="float" office:value="0" calcext:value-type="float">
            <text:p>0</text:p>
          </table:table-cell>
          <table:table-cell table:formula="of:=FLOOR([.$A182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.$J$2] + [.$J$3]*([.$A183]-1)+[.$J$1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.$J$9]*([.$A183]-1) + [.$J$8]+FLOOR([.$A183]/[.$J$10])" office:value-type="float" office:value="220" calcext:value-type="float">
            <text:p>220</text:p>
          </table:table-cell>
          <table:table-cell table:formula="of:=[.$J$5]*([.$A183]-1) + [.$J$4]" office:value-type="float" office:value="3770" calcext:value-type="float">
            <text:p>3770</text:p>
          </table:table-cell>
          <table:table-cell table:formula="of:=[.$J$7]*([.$A183]-1) + [.$J$6]" office:value-type="float" office:value="0" calcext:value-type="float">
            <text:p>0</text:p>
          </table:table-cell>
          <table:table-cell table:formula="of:=FLOOR([.$A183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.$J$2] + [.$J$3]*([.$A184]-1)+[.$J$1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.$J$9]*([.$A184]-1) + [.$J$8]+FLOOR([.$A184]/[.$J$10])" office:value-type="float" office:value="221" calcext:value-type="float">
            <text:p>221</text:p>
          </table:table-cell>
          <table:table-cell table:formula="of:=[.$J$5]*([.$A184]-1) + [.$J$4]" office:value-type="float" office:value="3790" calcext:value-type="float">
            <text:p>3790</text:p>
          </table:table-cell>
          <table:table-cell table:formula="of:=[.$J$7]*([.$A184]-1) + [.$J$6]" office:value-type="float" office:value="0" calcext:value-type="float">
            <text:p>0</text:p>
          </table:table-cell>
          <table:table-cell table:formula="of:=FLOOR([.$A184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.$J$2] + [.$J$3]*([.$A185]-1)+[.$J$1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.$J$9]*([.$A185]-1) + [.$J$8]+FLOOR([.$A185]/[.$J$10])" office:value-type="float" office:value="222" calcext:value-type="float">
            <text:p>222</text:p>
          </table:table-cell>
          <table:table-cell table:formula="of:=[.$J$5]*([.$A185]-1) + [.$J$4]" office:value-type="float" office:value="3810" calcext:value-type="float">
            <text:p>3810</text:p>
          </table:table-cell>
          <table:table-cell table:formula="of:=[.$J$7]*([.$A185]-1) + [.$J$6]" office:value-type="float" office:value="0" calcext:value-type="float">
            <text:p>0</text:p>
          </table:table-cell>
          <table:table-cell table:formula="of:=FLOOR([.$A185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.$J$2] + [.$J$3]*([.$A186]-1)+[.$J$1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.$J$9]*([.$A186]-1) + [.$J$8]+FLOOR([.$A186]/[.$J$10])" office:value-type="float" office:value="224" calcext:value-type="float">
            <text:p>224</text:p>
          </table:table-cell>
          <table:table-cell table:formula="of:=[.$J$5]*([.$A186]-1) + [.$J$4]" office:value-type="float" office:value="3830" calcext:value-type="float">
            <text:p>3830</text:p>
          </table:table-cell>
          <table:table-cell table:formula="of:=[.$J$7]*([.$A186]-1) + [.$J$6]" office:value-type="float" office:value="0" calcext:value-type="float">
            <text:p>0</text:p>
          </table:table-cell>
          <table:table-cell table:formula="of:=FLOOR([.$A186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.$J$2] + [.$J$3]*([.$A187]-1)+[.$J$1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.$J$9]*([.$A187]-1) + [.$J$8]+FLOOR([.$A187]/[.$J$10])" office:value-type="float" office:value="225" calcext:value-type="float">
            <text:p>225</text:p>
          </table:table-cell>
          <table:table-cell table:formula="of:=[.$J$5]*([.$A187]-1) + [.$J$4]" office:value-type="float" office:value="3850" calcext:value-type="float">
            <text:p>3850</text:p>
          </table:table-cell>
          <table:table-cell table:formula="of:=[.$J$7]*([.$A187]-1) + [.$J$6]" office:value-type="float" office:value="0" calcext:value-type="float">
            <text:p>0</text:p>
          </table:table-cell>
          <table:table-cell table:formula="of:=FLOOR([.$A187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.$J$2] + [.$J$3]*([.$A188]-1)+[.$J$1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.$J$9]*([.$A188]-1) + [.$J$8]+FLOOR([.$A188]/[.$J$10])" office:value-type="float" office:value="226" calcext:value-type="float">
            <text:p>226</text:p>
          </table:table-cell>
          <table:table-cell table:formula="of:=[.$J$5]*([.$A188]-1) + [.$J$4]" office:value-type="float" office:value="3870" calcext:value-type="float">
            <text:p>3870</text:p>
          </table:table-cell>
          <table:table-cell table:formula="of:=[.$J$7]*([.$A188]-1) + [.$J$6]" office:value-type="float" office:value="0" calcext:value-type="float">
            <text:p>0</text:p>
          </table:table-cell>
          <table:table-cell table:formula="of:=FLOOR([.$A188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.$J$2] + [.$J$3]*([.$A189]-1)+[.$J$1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.$J$9]*([.$A189]-1) + [.$J$8]+FLOOR([.$A189]/[.$J$10])" office:value-type="float" office:value="227" calcext:value-type="float">
            <text:p>227</text:p>
          </table:table-cell>
          <table:table-cell table:formula="of:=[.$J$5]*([.$A189]-1) + [.$J$4]" office:value-type="float" office:value="3890" calcext:value-type="float">
            <text:p>3890</text:p>
          </table:table-cell>
          <table:table-cell table:formula="of:=[.$J$7]*([.$A189]-1) + [.$J$6]" office:value-type="float" office:value="0" calcext:value-type="float">
            <text:p>0</text:p>
          </table:table-cell>
          <table:table-cell table:formula="of:=FLOOR([.$A189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.$J$2] + [.$J$3]*([.$A190]-1)+[.$J$1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.$J$9]*([.$A190]-1) + [.$J$8]+FLOOR([.$A190]/[.$J$10])" office:value-type="float" office:value="228" calcext:value-type="float">
            <text:p>228</text:p>
          </table:table-cell>
          <table:table-cell table:formula="of:=[.$J$5]*([.$A190]-1) + [.$J$4]" office:value-type="float" office:value="3910" calcext:value-type="float">
            <text:p>3910</text:p>
          </table:table-cell>
          <table:table-cell table:formula="of:=[.$J$7]*([.$A190]-1) + [.$J$6]" office:value-type="float" office:value="0" calcext:value-type="float">
            <text:p>0</text:p>
          </table:table-cell>
          <table:table-cell table:formula="of:=FLOOR([.$A190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.$J$2] + [.$J$3]*([.$A191]-1)+[.$J$1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.$J$9]*([.$A191]-1) + [.$J$8]+FLOOR([.$A191]/[.$J$10])" office:value-type="float" office:value="230" calcext:value-type="float">
            <text:p>230</text:p>
          </table:table-cell>
          <table:table-cell table:formula="of:=[.$J$5]*([.$A191]-1) + [.$J$4]" office:value-type="float" office:value="3930" calcext:value-type="float">
            <text:p>3930</text:p>
          </table:table-cell>
          <table:table-cell table:formula="of:=[.$J$7]*([.$A191]-1) + [.$J$6]" office:value-type="float" office:value="0" calcext:value-type="float">
            <text:p>0</text:p>
          </table:table-cell>
          <table:table-cell table:formula="of:=FLOOR([.$A191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.$J$2] + [.$J$3]*([.$A192]-1)+[.$J$1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.$J$9]*([.$A192]-1) + [.$J$8]+FLOOR([.$A192]/[.$J$10])" office:value-type="float" office:value="231" calcext:value-type="float">
            <text:p>231</text:p>
          </table:table-cell>
          <table:table-cell table:formula="of:=[.$J$5]*([.$A192]-1) + [.$J$4]" office:value-type="float" office:value="3950" calcext:value-type="float">
            <text:p>3950</text:p>
          </table:table-cell>
          <table:table-cell table:formula="of:=[.$J$7]*([.$A192]-1) + [.$J$6]" office:value-type="float" office:value="0" calcext:value-type="float">
            <text:p>0</text:p>
          </table:table-cell>
          <table:table-cell table:formula="of:=FLOOR([.$A192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.$J$2] + [.$J$3]*([.$A193]-1)+[.$J$1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.$J$9]*([.$A193]-1) + [.$J$8]+FLOOR([.$A193]/[.$J$10])" office:value-type="float" office:value="232" calcext:value-type="float">
            <text:p>232</text:p>
          </table:table-cell>
          <table:table-cell table:formula="of:=[.$J$5]*([.$A193]-1) + [.$J$4]" office:value-type="float" office:value="3970" calcext:value-type="float">
            <text:p>3970</text:p>
          </table:table-cell>
          <table:table-cell table:formula="of:=[.$J$7]*([.$A193]-1) + [.$J$6]" office:value-type="float" office:value="0" calcext:value-type="float">
            <text:p>0</text:p>
          </table:table-cell>
          <table:table-cell table:formula="of:=FLOOR([.$A193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.$J$2] + [.$J$3]*([.$A194]-1)+[.$J$1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.$J$9]*([.$A194]-1) + [.$J$8]+FLOOR([.$A194]/[.$J$10])" office:value-type="float" office:value="233" calcext:value-type="float">
            <text:p>233</text:p>
          </table:table-cell>
          <table:table-cell table:formula="of:=[.$J$5]*([.$A194]-1) + [.$J$4]" office:value-type="float" office:value="3990" calcext:value-type="float">
            <text:p>3990</text:p>
          </table:table-cell>
          <table:table-cell table:formula="of:=[.$J$7]*([.$A194]-1) + [.$J$6]" office:value-type="float" office:value="0" calcext:value-type="float">
            <text:p>0</text:p>
          </table:table-cell>
          <table:table-cell table:formula="of:=FLOOR([.$A194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.$J$2] + [.$J$3]*([.$A195]-1)+[.$J$1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.$J$9]*([.$A195]-1) + [.$J$8]+FLOOR([.$A195]/[.$J$10])" office:value-type="float" office:value="234" calcext:value-type="float">
            <text:p>234</text:p>
          </table:table-cell>
          <table:table-cell table:formula="of:=[.$J$5]*([.$A195]-1) + [.$J$4]" office:value-type="float" office:value="4010" calcext:value-type="float">
            <text:p>4010</text:p>
          </table:table-cell>
          <table:table-cell table:formula="of:=[.$J$7]*([.$A195]-1) + [.$J$6]" office:value-type="float" office:value="0" calcext:value-type="float">
            <text:p>0</text:p>
          </table:table-cell>
          <table:table-cell table:formula="of:=FLOOR([.$A195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.$J$2] + [.$J$3]*([.$A196]-1)+[.$J$1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.$J$9]*([.$A196]-1) + [.$J$8]+FLOOR([.$A196]/[.$J$10])" office:value-type="float" office:value="236" calcext:value-type="float">
            <text:p>236</text:p>
          </table:table-cell>
          <table:table-cell table:formula="of:=[.$J$5]*([.$A196]-1) + [.$J$4]" office:value-type="float" office:value="4030" calcext:value-type="float">
            <text:p>4030</text:p>
          </table:table-cell>
          <table:table-cell table:formula="of:=[.$J$7]*([.$A196]-1) + [.$J$6]" office:value-type="float" office:value="0" calcext:value-type="float">
            <text:p>0</text:p>
          </table:table-cell>
          <table:table-cell table:formula="of:=FLOOR([.$A196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.$J$2] + [.$J$3]*([.$A197]-1)+[.$J$1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.$J$9]*([.$A197]-1) + [.$J$8]+FLOOR([.$A197]/[.$J$10])" office:value-type="float" office:value="237" calcext:value-type="float">
            <text:p>237</text:p>
          </table:table-cell>
          <table:table-cell table:formula="of:=[.$J$5]*([.$A197]-1) + [.$J$4]" office:value-type="float" office:value="4050" calcext:value-type="float">
            <text:p>4050</text:p>
          </table:table-cell>
          <table:table-cell table:formula="of:=[.$J$7]*([.$A197]-1) + [.$J$6]" office:value-type="float" office:value="0" calcext:value-type="float">
            <text:p>0</text:p>
          </table:table-cell>
          <table:table-cell table:formula="of:=FLOOR([.$A197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.$J$2] + [.$J$3]*([.$A198]-1)+[.$J$1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.$J$9]*([.$A198]-1) + [.$J$8]+FLOOR([.$A198]/[.$J$10])" office:value-type="float" office:value="238" calcext:value-type="float">
            <text:p>238</text:p>
          </table:table-cell>
          <table:table-cell table:formula="of:=[.$J$5]*([.$A198]-1) + [.$J$4]" office:value-type="float" office:value="4070" calcext:value-type="float">
            <text:p>4070</text:p>
          </table:table-cell>
          <table:table-cell table:formula="of:=[.$J$7]*([.$A198]-1) + [.$J$6]" office:value-type="float" office:value="0" calcext:value-type="float">
            <text:p>0</text:p>
          </table:table-cell>
          <table:table-cell table:formula="of:=FLOOR([.$A198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.$J$2] + [.$J$3]*([.$A199]-1)+[.$J$1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.$J$9]*([.$A199]-1) + [.$J$8]+FLOOR([.$A199]/[.$J$10])" office:value-type="float" office:value="239" calcext:value-type="float">
            <text:p>239</text:p>
          </table:table-cell>
          <table:table-cell table:formula="of:=[.$J$5]*([.$A199]-1) + [.$J$4]" office:value-type="float" office:value="4090" calcext:value-type="float">
            <text:p>4090</text:p>
          </table:table-cell>
          <table:table-cell table:formula="of:=[.$J$7]*([.$A199]-1) + [.$J$6]" office:value-type="float" office:value="0" calcext:value-type="float">
            <text:p>0</text:p>
          </table:table-cell>
          <table:table-cell table:formula="of:=FLOOR([.$A199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.$J$2] + [.$J$3]*([.$A200]-1)+[.$J$1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.$J$9]*([.$A200]-1) + [.$J$8]+FLOOR([.$A200]/[.$J$10])" office:value-type="float" office:value="240" calcext:value-type="float">
            <text:p>240</text:p>
          </table:table-cell>
          <table:table-cell table:formula="of:=[.$J$5]*([.$A200]-1) + [.$J$4]" office:value-type="float" office:value="4110" calcext:value-type="float">
            <text:p>4110</text:p>
          </table:table-cell>
          <table:table-cell table:formula="of:=[.$J$7]*([.$A200]-1) + [.$J$6]" office:value-type="float" office:value="0" calcext:value-type="float">
            <text:p>0</text:p>
          </table:table-cell>
          <table:table-cell table:formula="of:=FLOOR([.$A200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.$J$2] + [.$J$3]*([.$A201]-1)+[.$J$1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.$J$9]*([.$A201]-1) + [.$J$8]+FLOOR([.$A201]/[.$J$10])" office:value-type="float" office:value="242" calcext:value-type="float">
            <text:p>242</text:p>
          </table:table-cell>
          <table:table-cell table:formula="of:=[.$J$5]*([.$A201]-1) + [.$J$4]" office:value-type="float" office:value="4130" calcext:value-type="float">
            <text:p>4130</text:p>
          </table:table-cell>
          <table:table-cell table:formula="of:=[.$J$7]*([.$A201]-1) + [.$J$6]" office:value-type="float" office:value="0" calcext:value-type="float">
            <text:p>0</text:p>
          </table:table-cell>
          <table:table-cell table:formula="of:=FLOOR([.$A201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.$J$2] + [.$J$3]*([.$A202]-1)+[.$J$1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.$J$9]*([.$A202]-1) + [.$J$8]+FLOOR([.$A202]/[.$J$10])" office:value-type="float" office:value="243" calcext:value-type="float">
            <text:p>243</text:p>
          </table:table-cell>
          <table:table-cell table:formula="of:=[.$J$5]*([.$A202]-1) + [.$J$4]" office:value-type="float" office:value="4150" calcext:value-type="float">
            <text:p>4150</text:p>
          </table:table-cell>
          <table:table-cell table:formula="of:=[.$J$7]*([.$A202]-1) + [.$J$6]" office:value-type="float" office:value="0" calcext:value-type="float">
            <text:p>0</text:p>
          </table:table-cell>
          <table:table-cell table:formula="of:=FLOOR([.$A202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.$J$2] + [.$J$3]*([.$A203]-1)+[.$J$1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.$J$9]*([.$A203]-1) + [.$J$8]+FLOOR([.$A203]/[.$J$10])" office:value-type="float" office:value="244" calcext:value-type="float">
            <text:p>244</text:p>
          </table:table-cell>
          <table:table-cell table:formula="of:=[.$J$5]*([.$A203]-1) + [.$J$4]" office:value-type="float" office:value="4170" calcext:value-type="float">
            <text:p>4170</text:p>
          </table:table-cell>
          <table:table-cell table:formula="of:=[.$J$7]*([.$A203]-1) + [.$J$6]" office:value-type="float" office:value="0" calcext:value-type="float">
            <text:p>0</text:p>
          </table:table-cell>
          <table:table-cell table:formula="of:=FLOOR([.$A203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.$J$2] + [.$J$3]*([.$A204]-1)+[.$J$1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.$J$9]*([.$A204]-1) + [.$J$8]+FLOOR([.$A204]/[.$J$10])" office:value-type="float" office:value="245" calcext:value-type="float">
            <text:p>245</text:p>
          </table:table-cell>
          <table:table-cell table:formula="of:=[.$J$5]*([.$A204]-1) + [.$J$4]" office:value-type="float" office:value="4190" calcext:value-type="float">
            <text:p>4190</text:p>
          </table:table-cell>
          <table:table-cell table:formula="of:=[.$J$7]*([.$A204]-1) + [.$J$6]" office:value-type="float" office:value="0" calcext:value-type="float">
            <text:p>0</text:p>
          </table:table-cell>
          <table:table-cell table:formula="of:=FLOOR([.$A204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.$J$2] + [.$J$3]*([.$A205]-1)+[.$J$1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.$J$9]*([.$A205]-1) + [.$J$8]+FLOOR([.$A205]/[.$J$10])" office:value-type="float" office:value="246" calcext:value-type="float">
            <text:p>246</text:p>
          </table:table-cell>
          <table:table-cell table:formula="of:=[.$J$5]*([.$A205]-1) + [.$J$4]" office:value-type="float" office:value="4210" calcext:value-type="float">
            <text:p>4210</text:p>
          </table:table-cell>
          <table:table-cell table:formula="of:=[.$J$7]*([.$A205]-1) + [.$J$6]" office:value-type="float" office:value="0" calcext:value-type="float">
            <text:p>0</text:p>
          </table:table-cell>
          <table:table-cell table:formula="of:=FLOOR([.$A205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.$J$2] + [.$J$3]*([.$A206]-1)+[.$J$1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.$J$9]*([.$A206]-1) + [.$J$8]+FLOOR([.$A206]/[.$J$10])" office:value-type="float" office:value="248" calcext:value-type="float">
            <text:p>248</text:p>
          </table:table-cell>
          <table:table-cell table:formula="of:=[.$J$5]*([.$A206]-1) + [.$J$4]" office:value-type="float" office:value="4230" calcext:value-type="float">
            <text:p>4230</text:p>
          </table:table-cell>
          <table:table-cell table:formula="of:=[.$J$7]*([.$A206]-1) + [.$J$6]" office:value-type="float" office:value="0" calcext:value-type="float">
            <text:p>0</text:p>
          </table:table-cell>
          <table:table-cell table:formula="of:=FLOOR([.$A206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.$J$2] + [.$J$3]*([.$A207]-1)+[.$J$1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.$J$9]*([.$A207]-1) + [.$J$8]+FLOOR([.$A207]/[.$J$10])" office:value-type="float" office:value="249" calcext:value-type="float">
            <text:p>249</text:p>
          </table:table-cell>
          <table:table-cell table:formula="of:=[.$J$5]*([.$A207]-1) + [.$J$4]" office:value-type="float" office:value="4250" calcext:value-type="float">
            <text:p>4250</text:p>
          </table:table-cell>
          <table:table-cell table:formula="of:=[.$J$7]*([.$A207]-1) + [.$J$6]" office:value-type="float" office:value="0" calcext:value-type="float">
            <text:p>0</text:p>
          </table:table-cell>
          <table:table-cell table:formula="of:=FLOOR([.$A207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.$J$2] + [.$J$3]*([.$A208]-1)+[.$J$1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.$J$9]*([.$A208]-1) + [.$J$8]+FLOOR([.$A208]/[.$J$10])" office:value-type="float" office:value="250" calcext:value-type="float">
            <text:p>250</text:p>
          </table:table-cell>
          <table:table-cell table:formula="of:=[.$J$5]*([.$A208]-1) + [.$J$4]" office:value-type="float" office:value="4270" calcext:value-type="float">
            <text:p>4270</text:p>
          </table:table-cell>
          <table:table-cell table:formula="of:=[.$J$7]*([.$A208]-1) + [.$J$6]" office:value-type="float" office:value="0" calcext:value-type="float">
            <text:p>0</text:p>
          </table:table-cell>
          <table:table-cell table:formula="of:=FLOOR([.$A208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.$J$2] + [.$J$3]*([.$A209]-1)+[.$J$1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.$J$9]*([.$A209]-1) + [.$J$8]+FLOOR([.$A209]/[.$J$10])" office:value-type="float" office:value="251" calcext:value-type="float">
            <text:p>251</text:p>
          </table:table-cell>
          <table:table-cell table:formula="of:=[.$J$5]*([.$A209]-1) + [.$J$4]" office:value-type="float" office:value="4290" calcext:value-type="float">
            <text:p>4290</text:p>
          </table:table-cell>
          <table:table-cell table:formula="of:=[.$J$7]*([.$A209]-1) + [.$J$6]" office:value-type="float" office:value="0" calcext:value-type="float">
            <text:p>0</text:p>
          </table:table-cell>
          <table:table-cell table:formula="of:=FLOOR([.$A209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.$J$2] + [.$J$3]*([.$A210]-1)+[.$J$1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.$J$9]*([.$A210]-1) + [.$J$8]+FLOOR([.$A210]/[.$J$10])" office:value-type="float" office:value="252" calcext:value-type="float">
            <text:p>252</text:p>
          </table:table-cell>
          <table:table-cell table:formula="of:=[.$J$5]*([.$A210]-1) + [.$J$4]" office:value-type="float" office:value="4310" calcext:value-type="float">
            <text:p>4310</text:p>
          </table:table-cell>
          <table:table-cell table:formula="of:=[.$J$7]*([.$A210]-1) + [.$J$6]" office:value-type="float" office:value="0" calcext:value-type="float">
            <text:p>0</text:p>
          </table:table-cell>
          <table:table-cell table:formula="of:=FLOOR([.$A210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.$J$2] + [.$J$3]*([.$A211]-1)+[.$J$1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.$J$9]*([.$A211]-1) + [.$J$8]+FLOOR([.$A211]/[.$J$10])" office:value-type="float" office:value="254" calcext:value-type="float">
            <text:p>254</text:p>
          </table:table-cell>
          <table:table-cell table:formula="of:=[.$J$5]*([.$A211]-1) + [.$J$4]" office:value-type="float" office:value="4330" calcext:value-type="float">
            <text:p>4330</text:p>
          </table:table-cell>
          <table:table-cell table:formula="of:=[.$J$7]*([.$A211]-1) + [.$J$6]" office:value-type="float" office:value="0" calcext:value-type="float">
            <text:p>0</text:p>
          </table:table-cell>
          <table:table-cell table:formula="of:=FLOOR([.$A211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.$J$2] + [.$J$3]*([.$A212]-1)+[.$J$1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.$J$9]*([.$A212]-1) + [.$J$8]+FLOOR([.$A212]/[.$J$10])" office:value-type="float" office:value="255" calcext:value-type="float">
            <text:p>255</text:p>
          </table:table-cell>
          <table:table-cell table:formula="of:=[.$J$5]*([.$A212]-1) + [.$J$4]" office:value-type="float" office:value="4350" calcext:value-type="float">
            <text:p>4350</text:p>
          </table:table-cell>
          <table:table-cell table:formula="of:=[.$J$7]*([.$A212]-1) + [.$J$6]" office:value-type="float" office:value="0" calcext:value-type="float">
            <text:p>0</text:p>
          </table:table-cell>
          <table:table-cell table:formula="of:=FLOOR([.$A212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.$J$2] + [.$J$3]*([.$A213]-1)+[.$J$1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.$J$9]*([.$A213]-1) + [.$J$8]+FLOOR([.$A213]/[.$J$10])" office:value-type="float" office:value="256" calcext:value-type="float">
            <text:p>256</text:p>
          </table:table-cell>
          <table:table-cell table:formula="of:=[.$J$5]*([.$A213]-1) + [.$J$4]" office:value-type="float" office:value="4370" calcext:value-type="float">
            <text:p>4370</text:p>
          </table:table-cell>
          <table:table-cell table:formula="of:=[.$J$7]*([.$A213]-1) + [.$J$6]" office:value-type="float" office:value="0" calcext:value-type="float">
            <text:p>0</text:p>
          </table:table-cell>
          <table:table-cell table:formula="of:=FLOOR([.$A213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.$J$2] + [.$J$3]*([.$A214]-1)+[.$J$1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.$J$9]*([.$A214]-1) + [.$J$8]+FLOOR([.$A214]/[.$J$10])" office:value-type="float" office:value="257" calcext:value-type="float">
            <text:p>257</text:p>
          </table:table-cell>
          <table:table-cell table:formula="of:=[.$J$5]*([.$A214]-1) + [.$J$4]" office:value-type="float" office:value="4390" calcext:value-type="float">
            <text:p>4390</text:p>
          </table:table-cell>
          <table:table-cell table:formula="of:=[.$J$7]*([.$A214]-1) + [.$J$6]" office:value-type="float" office:value="0" calcext:value-type="float">
            <text:p>0</text:p>
          </table:table-cell>
          <table:table-cell table:formula="of:=FLOOR([.$A214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.$J$2] + [.$J$3]*([.$A215]-1)+[.$J$1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.$J$9]*([.$A215]-1) + [.$J$8]+FLOOR([.$A215]/[.$J$10])" office:value-type="float" office:value="258" calcext:value-type="float">
            <text:p>258</text:p>
          </table:table-cell>
          <table:table-cell table:formula="of:=[.$J$5]*([.$A215]-1) + [.$J$4]" office:value-type="float" office:value="4410" calcext:value-type="float">
            <text:p>4410</text:p>
          </table:table-cell>
          <table:table-cell table:formula="of:=[.$J$7]*([.$A215]-1) + [.$J$6]" office:value-type="float" office:value="0" calcext:value-type="float">
            <text:p>0</text:p>
          </table:table-cell>
          <table:table-cell table:formula="of:=FLOOR([.$A215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.$J$2] + [.$J$3]*([.$A216]-1)+[.$J$1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.$J$9]*([.$A216]-1) + [.$J$8]+FLOOR([.$A216]/[.$J$10])" office:value-type="float" office:value="260" calcext:value-type="float">
            <text:p>260</text:p>
          </table:table-cell>
          <table:table-cell table:formula="of:=[.$J$5]*([.$A216]-1) + [.$J$4]" office:value-type="float" office:value="4430" calcext:value-type="float">
            <text:p>4430</text:p>
          </table:table-cell>
          <table:table-cell table:formula="of:=[.$J$7]*([.$A216]-1) + [.$J$6]" office:value-type="float" office:value="0" calcext:value-type="float">
            <text:p>0</text:p>
          </table:table-cell>
          <table:table-cell table:formula="of:=FLOOR([.$A216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.$J$2] + [.$J$3]*([.$A217]-1)+[.$J$1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.$J$9]*([.$A217]-1) + [.$J$8]+FLOOR([.$A217]/[.$J$10])" office:value-type="float" office:value="261" calcext:value-type="float">
            <text:p>261</text:p>
          </table:table-cell>
          <table:table-cell table:formula="of:=[.$J$5]*([.$A217]-1) + [.$J$4]" office:value-type="float" office:value="4450" calcext:value-type="float">
            <text:p>4450</text:p>
          </table:table-cell>
          <table:table-cell table:formula="of:=[.$J$7]*([.$A217]-1) + [.$J$6]" office:value-type="float" office:value="0" calcext:value-type="float">
            <text:p>0</text:p>
          </table:table-cell>
          <table:table-cell table:formula="of:=FLOOR([.$A217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.$J$2] + [.$J$3]*([.$A218]-1)+[.$J$1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.$J$9]*([.$A218]-1) + [.$J$8]+FLOOR([.$A218]/[.$J$10])" office:value-type="float" office:value="262" calcext:value-type="float">
            <text:p>262</text:p>
          </table:table-cell>
          <table:table-cell table:formula="of:=[.$J$5]*([.$A218]-1) + [.$J$4]" office:value-type="float" office:value="4470" calcext:value-type="float">
            <text:p>4470</text:p>
          </table:table-cell>
          <table:table-cell table:formula="of:=[.$J$7]*([.$A218]-1) + [.$J$6]" office:value-type="float" office:value="0" calcext:value-type="float">
            <text:p>0</text:p>
          </table:table-cell>
          <table:table-cell table:formula="of:=FLOOR([.$A218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.$J$2] + [.$J$3]*([.$A219]-1)+[.$J$1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.$J$9]*([.$A219]-1) + [.$J$8]+FLOOR([.$A219]/[.$J$10])" office:value-type="float" office:value="263" calcext:value-type="float">
            <text:p>263</text:p>
          </table:table-cell>
          <table:table-cell table:formula="of:=[.$J$5]*([.$A219]-1) + [.$J$4]" office:value-type="float" office:value="4490" calcext:value-type="float">
            <text:p>4490</text:p>
          </table:table-cell>
          <table:table-cell table:formula="of:=[.$J$7]*([.$A219]-1) + [.$J$6]" office:value-type="float" office:value="0" calcext:value-type="float">
            <text:p>0</text:p>
          </table:table-cell>
          <table:table-cell table:formula="of:=FLOOR([.$A219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.$J$2] + [.$J$3]*([.$A220]-1)+[.$J$1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.$J$9]*([.$A220]-1) + [.$J$8]+FLOOR([.$A220]/[.$J$10])" office:value-type="float" office:value="264" calcext:value-type="float">
            <text:p>264</text:p>
          </table:table-cell>
          <table:table-cell table:formula="of:=[.$J$5]*([.$A220]-1) + [.$J$4]" office:value-type="float" office:value="4510" calcext:value-type="float">
            <text:p>4510</text:p>
          </table:table-cell>
          <table:table-cell table:formula="of:=[.$J$7]*([.$A220]-1) + [.$J$6]" office:value-type="float" office:value="0" calcext:value-type="float">
            <text:p>0</text:p>
          </table:table-cell>
          <table:table-cell table:formula="of:=FLOOR([.$A220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.$J$2] + [.$J$3]*([.$A221]-1)+[.$J$1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.$J$9]*([.$A221]-1) + [.$J$8]+FLOOR([.$A221]/[.$J$10])" office:value-type="float" office:value="266" calcext:value-type="float">
            <text:p>266</text:p>
          </table:table-cell>
          <table:table-cell table:formula="of:=[.$J$5]*([.$A221]-1) + [.$J$4]" office:value-type="float" office:value="4530" calcext:value-type="float">
            <text:p>4530</text:p>
          </table:table-cell>
          <table:table-cell table:formula="of:=[.$J$7]*([.$A221]-1) + [.$J$6]" office:value-type="float" office:value="0" calcext:value-type="float">
            <text:p>0</text:p>
          </table:table-cell>
          <table:table-cell table:formula="of:=FLOOR([.$A221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.$J$2] + [.$J$3]*([.$A222]-1)+[.$J$1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.$J$9]*([.$A222]-1) + [.$J$8]+FLOOR([.$A222]/[.$J$10])" office:value-type="float" office:value="267" calcext:value-type="float">
            <text:p>267</text:p>
          </table:table-cell>
          <table:table-cell table:formula="of:=[.$J$5]*([.$A222]-1) + [.$J$4]" office:value-type="float" office:value="4550" calcext:value-type="float">
            <text:p>4550</text:p>
          </table:table-cell>
          <table:table-cell table:formula="of:=[.$J$7]*([.$A222]-1) + [.$J$6]" office:value-type="float" office:value="0" calcext:value-type="float">
            <text:p>0</text:p>
          </table:table-cell>
          <table:table-cell table:formula="of:=FLOOR([.$A222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.$J$2] + [.$J$3]*([.$A223]-1)+[.$J$1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.$J$9]*([.$A223]-1) + [.$J$8]+FLOOR([.$A223]/[.$J$10])" office:value-type="float" office:value="268" calcext:value-type="float">
            <text:p>268</text:p>
          </table:table-cell>
          <table:table-cell table:formula="of:=[.$J$5]*([.$A223]-1) + [.$J$4]" office:value-type="float" office:value="4570" calcext:value-type="float">
            <text:p>4570</text:p>
          </table:table-cell>
          <table:table-cell table:formula="of:=[.$J$7]*([.$A223]-1) + [.$J$6]" office:value-type="float" office:value="0" calcext:value-type="float">
            <text:p>0</text:p>
          </table:table-cell>
          <table:table-cell table:formula="of:=FLOOR([.$A223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.$J$2] + [.$J$3]*([.$A224]-1)+[.$J$1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.$J$9]*([.$A224]-1) + [.$J$8]+FLOOR([.$A224]/[.$J$10])" office:value-type="float" office:value="269" calcext:value-type="float">
            <text:p>269</text:p>
          </table:table-cell>
          <table:table-cell table:formula="of:=[.$J$5]*([.$A224]-1) + [.$J$4]" office:value-type="float" office:value="4590" calcext:value-type="float">
            <text:p>4590</text:p>
          </table:table-cell>
          <table:table-cell table:formula="of:=[.$J$7]*([.$A224]-1) + [.$J$6]" office:value-type="float" office:value="0" calcext:value-type="float">
            <text:p>0</text:p>
          </table:table-cell>
          <table:table-cell table:formula="of:=FLOOR([.$A224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.$J$2] + [.$J$3]*([.$A225]-1)+[.$J$1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.$J$9]*([.$A225]-1) + [.$J$8]+FLOOR([.$A225]/[.$J$10])" office:value-type="float" office:value="270" calcext:value-type="float">
            <text:p>270</text:p>
          </table:table-cell>
          <table:table-cell table:formula="of:=[.$J$5]*([.$A225]-1) + [.$J$4]" office:value-type="float" office:value="4610" calcext:value-type="float">
            <text:p>4610</text:p>
          </table:table-cell>
          <table:table-cell table:formula="of:=[.$J$7]*([.$A225]-1) + [.$J$6]" office:value-type="float" office:value="0" calcext:value-type="float">
            <text:p>0</text:p>
          </table:table-cell>
          <table:table-cell table:formula="of:=FLOOR([.$A225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.$J$2] + [.$J$3]*([.$A226]-1)+[.$J$1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.$J$9]*([.$A226]-1) + [.$J$8]+FLOOR([.$A226]/[.$J$10])" office:value-type="float" office:value="272" calcext:value-type="float">
            <text:p>272</text:p>
          </table:table-cell>
          <table:table-cell table:formula="of:=[.$J$5]*([.$A226]-1) + [.$J$4]" office:value-type="float" office:value="4630" calcext:value-type="float">
            <text:p>4630</text:p>
          </table:table-cell>
          <table:table-cell table:formula="of:=[.$J$7]*([.$A226]-1) + [.$J$6]" office:value-type="float" office:value="0" calcext:value-type="float">
            <text:p>0</text:p>
          </table:table-cell>
          <table:table-cell table:formula="of:=FLOOR([.$A226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.$J$2] + [.$J$3]*([.$A227]-1)+[.$J$1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.$J$9]*([.$A227]-1) + [.$J$8]+FLOOR([.$A227]/[.$J$10])" office:value-type="float" office:value="273" calcext:value-type="float">
            <text:p>273</text:p>
          </table:table-cell>
          <table:table-cell table:formula="of:=[.$J$5]*([.$A227]-1) + [.$J$4]" office:value-type="float" office:value="4650" calcext:value-type="float">
            <text:p>4650</text:p>
          </table:table-cell>
          <table:table-cell table:formula="of:=[.$J$7]*([.$A227]-1) + [.$J$6]" office:value-type="float" office:value="0" calcext:value-type="float">
            <text:p>0</text:p>
          </table:table-cell>
          <table:table-cell table:formula="of:=FLOOR([.$A227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.$J$2] + [.$J$3]*([.$A228]-1)+[.$J$1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.$J$9]*([.$A228]-1) + [.$J$8]+FLOOR([.$A228]/[.$J$10])" office:value-type="float" office:value="274" calcext:value-type="float">
            <text:p>274</text:p>
          </table:table-cell>
          <table:table-cell table:formula="of:=[.$J$5]*([.$A228]-1) + [.$J$4]" office:value-type="float" office:value="4670" calcext:value-type="float">
            <text:p>4670</text:p>
          </table:table-cell>
          <table:table-cell table:formula="of:=[.$J$7]*([.$A228]-1) + [.$J$6]" office:value-type="float" office:value="0" calcext:value-type="float">
            <text:p>0</text:p>
          </table:table-cell>
          <table:table-cell table:formula="of:=FLOOR([.$A228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.$J$2] + [.$J$3]*([.$A229]-1)+[.$J$1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.$J$9]*([.$A229]-1) + [.$J$8]+FLOOR([.$A229]/[.$J$10])" office:value-type="float" office:value="275" calcext:value-type="float">
            <text:p>275</text:p>
          </table:table-cell>
          <table:table-cell table:formula="of:=[.$J$5]*([.$A229]-1) + [.$J$4]" office:value-type="float" office:value="4690" calcext:value-type="float">
            <text:p>4690</text:p>
          </table:table-cell>
          <table:table-cell table:formula="of:=[.$J$7]*([.$A229]-1) + [.$J$6]" office:value-type="float" office:value="0" calcext:value-type="float">
            <text:p>0</text:p>
          </table:table-cell>
          <table:table-cell table:formula="of:=FLOOR([.$A229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.$J$2] + [.$J$3]*([.$A230]-1)+[.$J$1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.$J$9]*([.$A230]-1) + [.$J$8]+FLOOR([.$A230]/[.$J$10])" office:value-type="float" office:value="276" calcext:value-type="float">
            <text:p>276</text:p>
          </table:table-cell>
          <table:table-cell table:formula="of:=[.$J$5]*([.$A230]-1) + [.$J$4]" office:value-type="float" office:value="4710" calcext:value-type="float">
            <text:p>4710</text:p>
          </table:table-cell>
          <table:table-cell table:formula="of:=[.$J$7]*([.$A230]-1) + [.$J$6]" office:value-type="float" office:value="0" calcext:value-type="float">
            <text:p>0</text:p>
          </table:table-cell>
          <table:table-cell table:formula="of:=FLOOR([.$A230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.$J$2] + [.$J$3]*([.$A231]-1)+[.$J$1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.$J$9]*([.$A231]-1) + [.$J$8]+FLOOR([.$A231]/[.$J$10])" office:value-type="float" office:value="278" calcext:value-type="float">
            <text:p>278</text:p>
          </table:table-cell>
          <table:table-cell table:formula="of:=[.$J$5]*([.$A231]-1) + [.$J$4]" office:value-type="float" office:value="4730" calcext:value-type="float">
            <text:p>4730</text:p>
          </table:table-cell>
          <table:table-cell table:formula="of:=[.$J$7]*([.$A231]-1) + [.$J$6]" office:value-type="float" office:value="0" calcext:value-type="float">
            <text:p>0</text:p>
          </table:table-cell>
          <table:table-cell table:formula="of:=FLOOR([.$A231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.$J$2] + [.$J$3]*([.$A232]-1)+[.$J$1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.$J$9]*([.$A232]-1) + [.$J$8]+FLOOR([.$A232]/[.$J$10])" office:value-type="float" office:value="279" calcext:value-type="float">
            <text:p>279</text:p>
          </table:table-cell>
          <table:table-cell table:formula="of:=[.$J$5]*([.$A232]-1) + [.$J$4]" office:value-type="float" office:value="4750" calcext:value-type="float">
            <text:p>4750</text:p>
          </table:table-cell>
          <table:table-cell table:formula="of:=[.$J$7]*([.$A232]-1) + [.$J$6]" office:value-type="float" office:value="0" calcext:value-type="float">
            <text:p>0</text:p>
          </table:table-cell>
          <table:table-cell table:formula="of:=FLOOR([.$A232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.$J$2] + [.$J$3]*([.$A233]-1)+[.$J$1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.$J$9]*([.$A233]-1) + [.$J$8]+FLOOR([.$A233]/[.$J$10])" office:value-type="float" office:value="280" calcext:value-type="float">
            <text:p>280</text:p>
          </table:table-cell>
          <table:table-cell table:formula="of:=[.$J$5]*([.$A233]-1) + [.$J$4]" office:value-type="float" office:value="4770" calcext:value-type="float">
            <text:p>4770</text:p>
          </table:table-cell>
          <table:table-cell table:formula="of:=[.$J$7]*([.$A233]-1) + [.$J$6]" office:value-type="float" office:value="0" calcext:value-type="float">
            <text:p>0</text:p>
          </table:table-cell>
          <table:table-cell table:formula="of:=FLOOR([.$A233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.$J$2] + [.$J$3]*([.$A234]-1)+[.$J$1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.$J$9]*([.$A234]-1) + [.$J$8]+FLOOR([.$A234]/[.$J$10])" office:value-type="float" office:value="281" calcext:value-type="float">
            <text:p>281</text:p>
          </table:table-cell>
          <table:table-cell table:formula="of:=[.$J$5]*([.$A234]-1) + [.$J$4]" office:value-type="float" office:value="4790" calcext:value-type="float">
            <text:p>4790</text:p>
          </table:table-cell>
          <table:table-cell table:formula="of:=[.$J$7]*([.$A234]-1) + [.$J$6]" office:value-type="float" office:value="0" calcext:value-type="float">
            <text:p>0</text:p>
          </table:table-cell>
          <table:table-cell table:formula="of:=FLOOR([.$A234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.$J$2] + [.$J$3]*([.$A235]-1)+[.$J$1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.$J$9]*([.$A235]-1) + [.$J$8]+FLOOR([.$A235]/[.$J$10])" office:value-type="float" office:value="282" calcext:value-type="float">
            <text:p>282</text:p>
          </table:table-cell>
          <table:table-cell table:formula="of:=[.$J$5]*([.$A235]-1) + [.$J$4]" office:value-type="float" office:value="4810" calcext:value-type="float">
            <text:p>4810</text:p>
          </table:table-cell>
          <table:table-cell table:formula="of:=[.$J$7]*([.$A235]-1) + [.$J$6]" office:value-type="float" office:value="0" calcext:value-type="float">
            <text:p>0</text:p>
          </table:table-cell>
          <table:table-cell table:formula="of:=FLOOR([.$A235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.$J$2] + [.$J$3]*([.$A236]-1)+[.$J$1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.$J$9]*([.$A236]-1) + [.$J$8]+FLOOR([.$A236]/[.$J$10])" office:value-type="float" office:value="284" calcext:value-type="float">
            <text:p>284</text:p>
          </table:table-cell>
          <table:table-cell table:formula="of:=[.$J$5]*([.$A236]-1) + [.$J$4]" office:value-type="float" office:value="4830" calcext:value-type="float">
            <text:p>4830</text:p>
          </table:table-cell>
          <table:table-cell table:formula="of:=[.$J$7]*([.$A236]-1) + [.$J$6]" office:value-type="float" office:value="0" calcext:value-type="float">
            <text:p>0</text:p>
          </table:table-cell>
          <table:table-cell table:formula="of:=FLOOR([.$A236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.$J$2] + [.$J$3]*([.$A237]-1)+[.$J$1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.$J$9]*([.$A237]-1) + [.$J$8]+FLOOR([.$A237]/[.$J$10])" office:value-type="float" office:value="285" calcext:value-type="float">
            <text:p>285</text:p>
          </table:table-cell>
          <table:table-cell table:formula="of:=[.$J$5]*([.$A237]-1) + [.$J$4]" office:value-type="float" office:value="4850" calcext:value-type="float">
            <text:p>4850</text:p>
          </table:table-cell>
          <table:table-cell table:formula="of:=[.$J$7]*([.$A237]-1) + [.$J$6]" office:value-type="float" office:value="0" calcext:value-type="float">
            <text:p>0</text:p>
          </table:table-cell>
          <table:table-cell table:formula="of:=FLOOR([.$A237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.$J$2] + [.$J$3]*([.$A238]-1)+[.$J$1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.$J$9]*([.$A238]-1) + [.$J$8]+FLOOR([.$A238]/[.$J$10])" office:value-type="float" office:value="286" calcext:value-type="float">
            <text:p>286</text:p>
          </table:table-cell>
          <table:table-cell table:formula="of:=[.$J$5]*([.$A238]-1) + [.$J$4]" office:value-type="float" office:value="4870" calcext:value-type="float">
            <text:p>4870</text:p>
          </table:table-cell>
          <table:table-cell table:formula="of:=[.$J$7]*([.$A238]-1) + [.$J$6]" office:value-type="float" office:value="0" calcext:value-type="float">
            <text:p>0</text:p>
          </table:table-cell>
          <table:table-cell table:formula="of:=FLOOR([.$A238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.$J$2] + [.$J$3]*([.$A239]-1)+[.$J$1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.$J$9]*([.$A239]-1) + [.$J$8]+FLOOR([.$A239]/[.$J$10])" office:value-type="float" office:value="287" calcext:value-type="float">
            <text:p>287</text:p>
          </table:table-cell>
          <table:table-cell table:formula="of:=[.$J$5]*([.$A239]-1) + [.$J$4]" office:value-type="float" office:value="4890" calcext:value-type="float">
            <text:p>4890</text:p>
          </table:table-cell>
          <table:table-cell table:formula="of:=[.$J$7]*([.$A239]-1) + [.$J$6]" office:value-type="float" office:value="0" calcext:value-type="float">
            <text:p>0</text:p>
          </table:table-cell>
          <table:table-cell table:formula="of:=FLOOR([.$A239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.$J$2] + [.$J$3]*([.$A240]-1)+[.$J$1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.$J$9]*([.$A240]-1) + [.$J$8]+FLOOR([.$A240]/[.$J$10])" office:value-type="float" office:value="288" calcext:value-type="float">
            <text:p>288</text:p>
          </table:table-cell>
          <table:table-cell table:formula="of:=[.$J$5]*([.$A240]-1) + [.$J$4]" office:value-type="float" office:value="4910" calcext:value-type="float">
            <text:p>4910</text:p>
          </table:table-cell>
          <table:table-cell table:formula="of:=[.$J$7]*([.$A240]-1) + [.$J$6]" office:value-type="float" office:value="0" calcext:value-type="float">
            <text:p>0</text:p>
          </table:table-cell>
          <table:table-cell table:formula="of:=FLOOR([.$A240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.$J$2] + [.$J$3]*([.$A241]-1)+[.$J$1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.$J$9]*([.$A241]-1) + [.$J$8]+FLOOR([.$A241]/[.$J$10])" office:value-type="float" office:value="290" calcext:value-type="float">
            <text:p>290</text:p>
          </table:table-cell>
          <table:table-cell table:formula="of:=[.$J$5]*([.$A241]-1) + [.$J$4]" office:value-type="float" office:value="4930" calcext:value-type="float">
            <text:p>4930</text:p>
          </table:table-cell>
          <table:table-cell table:formula="of:=[.$J$7]*([.$A241]-1) + [.$J$6]" office:value-type="float" office:value="0" calcext:value-type="float">
            <text:p>0</text:p>
          </table:table-cell>
          <table:table-cell table:formula="of:=FLOOR([.$A241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.$J$2] + [.$J$3]*([.$A242]-1)+[.$J$1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.$J$9]*([.$A242]-1) + [.$J$8]+FLOOR([.$A242]/[.$J$10])" office:value-type="float" office:value="291" calcext:value-type="float">
            <text:p>291</text:p>
          </table:table-cell>
          <table:table-cell table:formula="of:=[.$J$5]*([.$A242]-1) + [.$J$4]" office:value-type="float" office:value="4950" calcext:value-type="float">
            <text:p>4950</text:p>
          </table:table-cell>
          <table:table-cell table:formula="of:=[.$J$7]*([.$A242]-1) + [.$J$6]" office:value-type="float" office:value="0" calcext:value-type="float">
            <text:p>0</text:p>
          </table:table-cell>
          <table:table-cell table:formula="of:=FLOOR([.$A242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.$J$2] + [.$J$3]*([.$A243]-1)+[.$J$1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.$J$9]*([.$A243]-1) + [.$J$8]+FLOOR([.$A243]/[.$J$10])" office:value-type="float" office:value="292" calcext:value-type="float">
            <text:p>292</text:p>
          </table:table-cell>
          <table:table-cell table:formula="of:=[.$J$5]*([.$A243]-1) + [.$J$4]" office:value-type="float" office:value="4970" calcext:value-type="float">
            <text:p>4970</text:p>
          </table:table-cell>
          <table:table-cell table:formula="of:=[.$J$7]*([.$A243]-1) + [.$J$6]" office:value-type="float" office:value="0" calcext:value-type="float">
            <text:p>0</text:p>
          </table:table-cell>
          <table:table-cell table:formula="of:=FLOOR([.$A243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.$J$2] + [.$J$3]*([.$A244]-1)+[.$J$1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.$J$9]*([.$A244]-1) + [.$J$8]+FLOOR([.$A244]/[.$J$10])" office:value-type="float" office:value="293" calcext:value-type="float">
            <text:p>293</text:p>
          </table:table-cell>
          <table:table-cell table:formula="of:=[.$J$5]*([.$A244]-1) + [.$J$4]" office:value-type="float" office:value="4990" calcext:value-type="float">
            <text:p>4990</text:p>
          </table:table-cell>
          <table:table-cell table:formula="of:=[.$J$7]*([.$A244]-1) + [.$J$6]" office:value-type="float" office:value="0" calcext:value-type="float">
            <text:p>0</text:p>
          </table:table-cell>
          <table:table-cell table:formula="of:=FLOOR([.$A244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.$J$2] + [.$J$3]*([.$A245]-1)+[.$J$1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.$J$9]*([.$A245]-1) + [.$J$8]+FLOOR([.$A245]/[.$J$10])" office:value-type="float" office:value="294" calcext:value-type="float">
            <text:p>294</text:p>
          </table:table-cell>
          <table:table-cell table:formula="of:=[.$J$5]*([.$A245]-1) + [.$J$4]" office:value-type="float" office:value="5010" calcext:value-type="float">
            <text:p>5010</text:p>
          </table:table-cell>
          <table:table-cell table:formula="of:=[.$J$7]*([.$A245]-1) + [.$J$6]" office:value-type="float" office:value="0" calcext:value-type="float">
            <text:p>0</text:p>
          </table:table-cell>
          <table:table-cell table:formula="of:=FLOOR([.$A245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.$J$2] + [.$J$3]*([.$A246]-1)+[.$J$1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.$J$9]*([.$A246]-1) + [.$J$8]+FLOOR([.$A246]/[.$J$10])" office:value-type="float" office:value="296" calcext:value-type="float">
            <text:p>296</text:p>
          </table:table-cell>
          <table:table-cell table:formula="of:=[.$J$5]*([.$A246]-1) + [.$J$4]" office:value-type="float" office:value="5030" calcext:value-type="float">
            <text:p>5030</text:p>
          </table:table-cell>
          <table:table-cell table:formula="of:=[.$J$7]*([.$A246]-1) + [.$J$6]" office:value-type="float" office:value="0" calcext:value-type="float">
            <text:p>0</text:p>
          </table:table-cell>
          <table:table-cell table:formula="of:=FLOOR([.$A246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.$J$2] + [.$J$3]*([.$A247]-1)+[.$J$1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.$J$9]*([.$A247]-1) + [.$J$8]+FLOOR([.$A247]/[.$J$10])" office:value-type="float" office:value="297" calcext:value-type="float">
            <text:p>297</text:p>
          </table:table-cell>
          <table:table-cell table:formula="of:=[.$J$5]*([.$A247]-1) + [.$J$4]" office:value-type="float" office:value="5050" calcext:value-type="float">
            <text:p>5050</text:p>
          </table:table-cell>
          <table:table-cell table:formula="of:=[.$J$7]*([.$A247]-1) + [.$J$6]" office:value-type="float" office:value="0" calcext:value-type="float">
            <text:p>0</text:p>
          </table:table-cell>
          <table:table-cell table:formula="of:=FLOOR([.$A247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.$J$2] + [.$J$3]*([.$A248]-1)+[.$J$1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.$J$9]*([.$A248]-1) + [.$J$8]+FLOOR([.$A248]/[.$J$10])" office:value-type="float" office:value="298" calcext:value-type="float">
            <text:p>298</text:p>
          </table:table-cell>
          <table:table-cell table:formula="of:=[.$J$5]*([.$A248]-1) + [.$J$4]" office:value-type="float" office:value="5070" calcext:value-type="float">
            <text:p>5070</text:p>
          </table:table-cell>
          <table:table-cell table:formula="of:=[.$J$7]*([.$A248]-1) + [.$J$6]" office:value-type="float" office:value="0" calcext:value-type="float">
            <text:p>0</text:p>
          </table:table-cell>
          <table:table-cell table:formula="of:=FLOOR([.$A248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.$J$2] + [.$J$3]*([.$A249]-1)+[.$J$1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.$J$9]*([.$A249]-1) + [.$J$8]+FLOOR([.$A249]/[.$J$10])" office:value-type="float" office:value="299" calcext:value-type="float">
            <text:p>299</text:p>
          </table:table-cell>
          <table:table-cell table:formula="of:=[.$J$5]*([.$A249]-1) + [.$J$4]" office:value-type="float" office:value="5090" calcext:value-type="float">
            <text:p>5090</text:p>
          </table:table-cell>
          <table:table-cell table:formula="of:=[.$J$7]*([.$A249]-1) + [.$J$6]" office:value-type="float" office:value="0" calcext:value-type="float">
            <text:p>0</text:p>
          </table:table-cell>
          <table:table-cell table:formula="of:=FLOOR([.$A249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.$J$2] + [.$J$3]*([.$A250]-1)+[.$J$1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.$J$9]*([.$A250]-1) + [.$J$8]+FLOOR([.$A250]/[.$J$10])" office:value-type="float" office:value="300" calcext:value-type="float">
            <text:p>300</text:p>
          </table:table-cell>
          <table:table-cell table:formula="of:=[.$J$5]*([.$A250]-1) + [.$J$4]" office:value-type="float" office:value="5110" calcext:value-type="float">
            <text:p>5110</text:p>
          </table:table-cell>
          <table:table-cell table:formula="of:=[.$J$7]*([.$A250]-1) + [.$J$6]" office:value-type="float" office:value="0" calcext:value-type="float">
            <text:p>0</text:p>
          </table:table-cell>
          <table:table-cell table:formula="of:=FLOOR([.$A250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.$J$2] + [.$J$3]*([.$A251]-1)+[.$J$1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.$J$9]*([.$A251]-1) + [.$J$8]+FLOOR([.$A251]/[.$J$10])" office:value-type="float" office:value="302" calcext:value-type="float">
            <text:p>302</text:p>
          </table:table-cell>
          <table:table-cell table:formula="of:=[.$J$5]*([.$A251]-1) + [.$J$4]" office:value-type="float" office:value="5130" calcext:value-type="float">
            <text:p>5130</text:p>
          </table:table-cell>
          <table:table-cell table:formula="of:=[.$J$7]*([.$A251]-1) + [.$J$6]" office:value-type="float" office:value="0" calcext:value-type="float">
            <text:p>0</text:p>
          </table:table-cell>
          <table:table-cell table:formula="of:=FLOOR([.$A251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.$J$2] + [.$J$3]*([.$A252]-1)+[.$J$1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.$J$9]*([.$A252]-1) + [.$J$8]+FLOOR([.$A252]/[.$J$10])" office:value-type="float" office:value="303" calcext:value-type="float">
            <text:p>303</text:p>
          </table:table-cell>
          <table:table-cell table:formula="of:=[.$J$5]*([.$A252]-1) + [.$J$4]" office:value-type="float" office:value="5150" calcext:value-type="float">
            <text:p>5150</text:p>
          </table:table-cell>
          <table:table-cell table:formula="of:=[.$J$7]*([.$A252]-1) + [.$J$6]" office:value-type="float" office:value="0" calcext:value-type="float">
            <text:p>0</text:p>
          </table:table-cell>
          <table:table-cell table:formula="of:=FLOOR([.$A252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.$J$2] + [.$J$3]*([.$A253]-1)+[.$J$1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.$J$9]*([.$A253]-1) + [.$J$8]+FLOOR([.$A253]/[.$J$10])" office:value-type="float" office:value="304" calcext:value-type="float">
            <text:p>304</text:p>
          </table:table-cell>
          <table:table-cell table:formula="of:=[.$J$5]*([.$A253]-1) + [.$J$4]" office:value-type="float" office:value="5170" calcext:value-type="float">
            <text:p>5170</text:p>
          </table:table-cell>
          <table:table-cell table:formula="of:=[.$J$7]*([.$A253]-1) + [.$J$6]" office:value-type="float" office:value="0" calcext:value-type="float">
            <text:p>0</text:p>
          </table:table-cell>
          <table:table-cell table:formula="of:=FLOOR([.$A253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.$J$2] + [.$J$3]*([.$A254]-1)+[.$J$1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.$J$9]*([.$A254]-1) + [.$J$8]+FLOOR([.$A254]/[.$J$10])" office:value-type="float" office:value="305" calcext:value-type="float">
            <text:p>305</text:p>
          </table:table-cell>
          <table:table-cell table:formula="of:=[.$J$5]*([.$A254]-1) + [.$J$4]" office:value-type="float" office:value="5190" calcext:value-type="float">
            <text:p>5190</text:p>
          </table:table-cell>
          <table:table-cell table:formula="of:=[.$J$7]*([.$A254]-1) + [.$J$6]" office:value-type="float" office:value="0" calcext:value-type="float">
            <text:p>0</text:p>
          </table:table-cell>
          <table:table-cell table:formula="of:=FLOOR([.$A254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.$J$2] + [.$J$3]*([.$A255]-1)+[.$J$1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.$J$9]*([.$A255]-1) + [.$J$8]+FLOOR([.$A255]/[.$J$10])" office:value-type="float" office:value="306" calcext:value-type="float">
            <text:p>306</text:p>
          </table:table-cell>
          <table:table-cell table:formula="of:=[.$J$5]*([.$A255]-1) + [.$J$4]" office:value-type="float" office:value="5210" calcext:value-type="float">
            <text:p>5210</text:p>
          </table:table-cell>
          <table:table-cell table:formula="of:=[.$J$7]*([.$A255]-1) + [.$J$6]" office:value-type="float" office:value="0" calcext:value-type="float">
            <text:p>0</text:p>
          </table:table-cell>
          <table:table-cell table:formula="of:=FLOOR([.$A255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.$J$2] + [.$J$3]*([.$A256]-1)+[.$J$1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.$J$9]*([.$A256]-1) + [.$J$8]+FLOOR([.$A256]/[.$J$10])" office:value-type="float" office:value="308" calcext:value-type="float">
            <text:p>308</text:p>
          </table:table-cell>
          <table:table-cell table:formula="of:=[.$J$5]*([.$A256]-1) + [.$J$4]" office:value-type="float" office:value="5230" calcext:value-type="float">
            <text:p>5230</text:p>
          </table:table-cell>
          <table:table-cell table:formula="of:=[.$J$7]*([.$A256]-1) + [.$J$6]" office:value-type="float" office:value="0" calcext:value-type="float">
            <text:p>0</text:p>
          </table:table-cell>
          <table:table-cell table:formula="of:=FLOOR([.$A256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.$J$2] + [.$J$3]*([.$A257]-1)+[.$J$1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.$J$9]*([.$A257]-1) + [.$J$8]+FLOOR([.$A257]/[.$J$10])" office:value-type="float" office:value="309" calcext:value-type="float">
            <text:p>309</text:p>
          </table:table-cell>
          <table:table-cell table:formula="of:=[.$J$5]*([.$A257]-1) + [.$J$4]" office:value-type="float" office:value="5250" calcext:value-type="float">
            <text:p>5250</text:p>
          </table:table-cell>
          <table:table-cell table:formula="of:=[.$J$7]*([.$A257]-1) + [.$J$6]" office:value-type="float" office:value="0" calcext:value-type="float">
            <text:p>0</text:p>
          </table:table-cell>
          <table:table-cell table:formula="of:=FLOOR([.$A257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.$J$2] + [.$J$3]*([.$A258]-1)+[.$J$1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.$J$9]*([.$A258]-1) + [.$J$8]+FLOOR([.$A258]/[.$J$10])" office:value-type="float" office:value="310" calcext:value-type="float">
            <text:p>310</text:p>
          </table:table-cell>
          <table:table-cell table:formula="of:=[.$J$5]*([.$A258]-1) + [.$J$4]" office:value-type="float" office:value="5270" calcext:value-type="float">
            <text:p>5270</text:p>
          </table:table-cell>
          <table:table-cell table:formula="of:=[.$J$7]*([.$A258]-1) + [.$J$6]" office:value-type="float" office:value="0" calcext:value-type="float">
            <text:p>0</text:p>
          </table:table-cell>
          <table:table-cell table:formula="of:=FLOOR([.$A258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.$J$2] + [.$J$3]*([.$A259]-1)+[.$J$1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.$J$9]*([.$A259]-1) + [.$J$8]+FLOOR([.$A259]/[.$J$10])" office:value-type="float" office:value="311" calcext:value-type="float">
            <text:p>311</text:p>
          </table:table-cell>
          <table:table-cell table:formula="of:=[.$J$5]*([.$A259]-1) + [.$J$4]" office:value-type="float" office:value="5290" calcext:value-type="float">
            <text:p>5290</text:p>
          </table:table-cell>
          <table:table-cell table:formula="of:=[.$J$7]*([.$A259]-1) + [.$J$6]" office:value-type="float" office:value="0" calcext:value-type="float">
            <text:p>0</text:p>
          </table:table-cell>
          <table:table-cell table:formula="of:=FLOOR([.$A259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.$J$2] + [.$J$3]*([.$A260]-1)+[.$J$1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.$J$9]*([.$A260]-1) + [.$J$8]+FLOOR([.$A260]/[.$J$10])" office:value-type="float" office:value="312" calcext:value-type="float">
            <text:p>312</text:p>
          </table:table-cell>
          <table:table-cell table:formula="of:=[.$J$5]*([.$A260]-1) + [.$J$4]" office:value-type="float" office:value="5310" calcext:value-type="float">
            <text:p>5310</text:p>
          </table:table-cell>
          <table:table-cell table:formula="of:=[.$J$7]*([.$A260]-1) + [.$J$6]" office:value-type="float" office:value="0" calcext:value-type="float">
            <text:p>0</text:p>
          </table:table-cell>
          <table:table-cell table:formula="of:=FLOOR([.$A260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.$J$2] + [.$J$3]*([.$A261]-1)+[.$J$1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.$J$9]*([.$A261]-1) + [.$J$8]+FLOOR([.$A261]/[.$J$10])" office:value-type="float" office:value="314" calcext:value-type="float">
            <text:p>314</text:p>
          </table:table-cell>
          <table:table-cell table:formula="of:=[.$J$5]*([.$A261]-1) + [.$J$4]" office:value-type="float" office:value="5330" calcext:value-type="float">
            <text:p>5330</text:p>
          </table:table-cell>
          <table:table-cell table:formula="of:=[.$J$7]*([.$A261]-1) + [.$J$6]" office:value-type="float" office:value="0" calcext:value-type="float">
            <text:p>0</text:p>
          </table:table-cell>
          <table:table-cell table:formula="of:=FLOOR([.$A261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.$J$2] + [.$J$3]*([.$A262]-1)+[.$J$1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.$J$9]*([.$A262]-1) + [.$J$8]+FLOOR([.$A262]/[.$J$10])" office:value-type="float" office:value="315" calcext:value-type="float">
            <text:p>315</text:p>
          </table:table-cell>
          <table:table-cell table:formula="of:=[.$J$5]*([.$A262]-1) + [.$J$4]" office:value-type="float" office:value="5350" calcext:value-type="float">
            <text:p>5350</text:p>
          </table:table-cell>
          <table:table-cell table:formula="of:=[.$J$7]*([.$A262]-1) + [.$J$6]" office:value-type="float" office:value="0" calcext:value-type="float">
            <text:p>0</text:p>
          </table:table-cell>
          <table:table-cell table:formula="of:=FLOOR([.$A262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.$J$2] + [.$J$3]*([.$A263]-1)+[.$J$1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.$J$9]*([.$A263]-1) + [.$J$8]+FLOOR([.$A263]/[.$J$10])" office:value-type="float" office:value="316" calcext:value-type="float">
            <text:p>316</text:p>
          </table:table-cell>
          <table:table-cell table:formula="of:=[.$J$5]*([.$A263]-1) + [.$J$4]" office:value-type="float" office:value="5370" calcext:value-type="float">
            <text:p>5370</text:p>
          </table:table-cell>
          <table:table-cell table:formula="of:=[.$J$7]*([.$A263]-1) + [.$J$6]" office:value-type="float" office:value="0" calcext:value-type="float">
            <text:p>0</text:p>
          </table:table-cell>
          <table:table-cell table:formula="of:=FLOOR([.$A263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.$J$2] + [.$J$3]*([.$A264]-1)+[.$J$1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.$J$9]*([.$A264]-1) + [.$J$8]+FLOOR([.$A264]/[.$J$10])" office:value-type="float" office:value="317" calcext:value-type="float">
            <text:p>317</text:p>
          </table:table-cell>
          <table:table-cell table:formula="of:=[.$J$5]*([.$A264]-1) + [.$J$4]" office:value-type="float" office:value="5390" calcext:value-type="float">
            <text:p>5390</text:p>
          </table:table-cell>
          <table:table-cell table:formula="of:=[.$J$7]*([.$A264]-1) + [.$J$6]" office:value-type="float" office:value="0" calcext:value-type="float">
            <text:p>0</text:p>
          </table:table-cell>
          <table:table-cell table:formula="of:=FLOOR([.$A264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.$J$2] + [.$J$3]*([.$A265]-1)+[.$J$1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.$J$9]*([.$A265]-1) + [.$J$8]+FLOOR([.$A265]/[.$J$10])" office:value-type="float" office:value="318" calcext:value-type="float">
            <text:p>318</text:p>
          </table:table-cell>
          <table:table-cell table:formula="of:=[.$J$5]*([.$A265]-1) + [.$J$4]" office:value-type="float" office:value="5410" calcext:value-type="float">
            <text:p>5410</text:p>
          </table:table-cell>
          <table:table-cell table:formula="of:=[.$J$7]*([.$A265]-1) + [.$J$6]" office:value-type="float" office:value="0" calcext:value-type="float">
            <text:p>0</text:p>
          </table:table-cell>
          <table:table-cell table:formula="of:=FLOOR([.$A265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.$J$2] + [.$J$3]*([.$A266]-1)+[.$J$1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.$J$9]*([.$A266]-1) + [.$J$8]+FLOOR([.$A266]/[.$J$10])" office:value-type="float" office:value="320" calcext:value-type="float">
            <text:p>320</text:p>
          </table:table-cell>
          <table:table-cell table:formula="of:=[.$J$5]*([.$A266]-1) + [.$J$4]" office:value-type="float" office:value="5430" calcext:value-type="float">
            <text:p>5430</text:p>
          </table:table-cell>
          <table:table-cell table:formula="of:=[.$J$7]*([.$A266]-1) + [.$J$6]" office:value-type="float" office:value="0" calcext:value-type="float">
            <text:p>0</text:p>
          </table:table-cell>
          <table:table-cell table:formula="of:=FLOOR([.$A266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.$J$2] + [.$J$3]*([.$A267]-1)+[.$J$1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.$J$9]*([.$A267]-1) + [.$J$8]+FLOOR([.$A267]/[.$J$10])" office:value-type="float" office:value="321" calcext:value-type="float">
            <text:p>321</text:p>
          </table:table-cell>
          <table:table-cell table:formula="of:=[.$J$5]*([.$A267]-1) + [.$J$4]" office:value-type="float" office:value="5450" calcext:value-type="float">
            <text:p>5450</text:p>
          </table:table-cell>
          <table:table-cell table:formula="of:=[.$J$7]*([.$A267]-1) + [.$J$6]" office:value-type="float" office:value="0" calcext:value-type="float">
            <text:p>0</text:p>
          </table:table-cell>
          <table:table-cell table:formula="of:=FLOOR([.$A267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.$J$2] + [.$J$3]*([.$A268]-1)+[.$J$1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.$J$9]*([.$A268]-1) + [.$J$8]+FLOOR([.$A268]/[.$J$10])" office:value-type="float" office:value="322" calcext:value-type="float">
            <text:p>322</text:p>
          </table:table-cell>
          <table:table-cell table:formula="of:=[.$J$5]*([.$A268]-1) + [.$J$4]" office:value-type="float" office:value="5470" calcext:value-type="float">
            <text:p>5470</text:p>
          </table:table-cell>
          <table:table-cell table:formula="of:=[.$J$7]*([.$A268]-1) + [.$J$6]" office:value-type="float" office:value="0" calcext:value-type="float">
            <text:p>0</text:p>
          </table:table-cell>
          <table:table-cell table:formula="of:=FLOOR([.$A268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.$J$2] + [.$J$3]*([.$A269]-1)+[.$J$1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.$J$9]*([.$A269]-1) + [.$J$8]+FLOOR([.$A269]/[.$J$10])" office:value-type="float" office:value="323" calcext:value-type="float">
            <text:p>323</text:p>
          </table:table-cell>
          <table:table-cell table:formula="of:=[.$J$5]*([.$A269]-1) + [.$J$4]" office:value-type="float" office:value="5490" calcext:value-type="float">
            <text:p>5490</text:p>
          </table:table-cell>
          <table:table-cell table:formula="of:=[.$J$7]*([.$A269]-1) + [.$J$6]" office:value-type="float" office:value="0" calcext:value-type="float">
            <text:p>0</text:p>
          </table:table-cell>
          <table:table-cell table:formula="of:=FLOOR([.$A269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.$J$2] + [.$J$3]*([.$A270]-1)+[.$J$1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.$J$9]*([.$A270]-1) + [.$J$8]+FLOOR([.$A270]/[.$J$10])" office:value-type="float" office:value="324" calcext:value-type="float">
            <text:p>324</text:p>
          </table:table-cell>
          <table:table-cell table:formula="of:=[.$J$5]*([.$A270]-1) + [.$J$4]" office:value-type="float" office:value="5510" calcext:value-type="float">
            <text:p>5510</text:p>
          </table:table-cell>
          <table:table-cell table:formula="of:=[.$J$7]*([.$A270]-1) + [.$J$6]" office:value-type="float" office:value="0" calcext:value-type="float">
            <text:p>0</text:p>
          </table:table-cell>
          <table:table-cell table:formula="of:=FLOOR([.$A270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.$J$2] + [.$J$3]*([.$A271]-1)+[.$J$1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.$J$9]*([.$A271]-1) + [.$J$8]+FLOOR([.$A271]/[.$J$10])" office:value-type="float" office:value="326" calcext:value-type="float">
            <text:p>326</text:p>
          </table:table-cell>
          <table:table-cell table:formula="of:=[.$J$5]*([.$A271]-1) + [.$J$4]" office:value-type="float" office:value="5530" calcext:value-type="float">
            <text:p>5530</text:p>
          </table:table-cell>
          <table:table-cell table:formula="of:=[.$J$7]*([.$A271]-1) + [.$J$6]" office:value-type="float" office:value="0" calcext:value-type="float">
            <text:p>0</text:p>
          </table:table-cell>
          <table:table-cell table:formula="of:=FLOOR([.$A271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.$J$2] + [.$J$3]*([.$A272]-1)+[.$J$1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.$J$9]*([.$A272]-1) + [.$J$8]+FLOOR([.$A272]/[.$J$10])" office:value-type="float" office:value="327" calcext:value-type="float">
            <text:p>327</text:p>
          </table:table-cell>
          <table:table-cell table:formula="of:=[.$J$5]*([.$A272]-1) + [.$J$4]" office:value-type="float" office:value="5550" calcext:value-type="float">
            <text:p>5550</text:p>
          </table:table-cell>
          <table:table-cell table:formula="of:=[.$J$7]*([.$A272]-1) + [.$J$6]" office:value-type="float" office:value="0" calcext:value-type="float">
            <text:p>0</text:p>
          </table:table-cell>
          <table:table-cell table:formula="of:=FLOOR([.$A272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.$J$2] + [.$J$3]*([.$A273]-1)+[.$J$1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.$J$9]*([.$A273]-1) + [.$J$8]+FLOOR([.$A273]/[.$J$10])" office:value-type="float" office:value="328" calcext:value-type="float">
            <text:p>328</text:p>
          </table:table-cell>
          <table:table-cell table:formula="of:=[.$J$5]*([.$A273]-1) + [.$J$4]" office:value-type="float" office:value="5570" calcext:value-type="float">
            <text:p>5570</text:p>
          </table:table-cell>
          <table:table-cell table:formula="of:=[.$J$7]*([.$A273]-1) + [.$J$6]" office:value-type="float" office:value="0" calcext:value-type="float">
            <text:p>0</text:p>
          </table:table-cell>
          <table:table-cell table:formula="of:=FLOOR([.$A273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.$J$2] + [.$J$3]*([.$A274]-1)+[.$J$1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.$J$9]*([.$A274]-1) + [.$J$8]+FLOOR([.$A274]/[.$J$10])" office:value-type="float" office:value="329" calcext:value-type="float">
            <text:p>329</text:p>
          </table:table-cell>
          <table:table-cell table:formula="of:=[.$J$5]*([.$A274]-1) + [.$J$4]" office:value-type="float" office:value="5590" calcext:value-type="float">
            <text:p>5590</text:p>
          </table:table-cell>
          <table:table-cell table:formula="of:=[.$J$7]*([.$A274]-1) + [.$J$6]" office:value-type="float" office:value="0" calcext:value-type="float">
            <text:p>0</text:p>
          </table:table-cell>
          <table:table-cell table:formula="of:=FLOOR([.$A274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.$J$2] + [.$J$3]*([.$A275]-1)+[.$J$1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.$J$9]*([.$A275]-1) + [.$J$8]+FLOOR([.$A275]/[.$J$10])" office:value-type="float" office:value="330" calcext:value-type="float">
            <text:p>330</text:p>
          </table:table-cell>
          <table:table-cell table:formula="of:=[.$J$5]*([.$A275]-1) + [.$J$4]" office:value-type="float" office:value="5610" calcext:value-type="float">
            <text:p>5610</text:p>
          </table:table-cell>
          <table:table-cell table:formula="of:=[.$J$7]*([.$A275]-1) + [.$J$6]" office:value-type="float" office:value="0" calcext:value-type="float">
            <text:p>0</text:p>
          </table:table-cell>
          <table:table-cell table:formula="of:=FLOOR([.$A275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.$J$2] + [.$J$3]*([.$A276]-1)+[.$J$1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.$J$9]*([.$A276]-1) + [.$J$8]+FLOOR([.$A276]/[.$J$10])" office:value-type="float" office:value="332" calcext:value-type="float">
            <text:p>332</text:p>
          </table:table-cell>
          <table:table-cell table:formula="of:=[.$J$5]*([.$A276]-1) + [.$J$4]" office:value-type="float" office:value="5630" calcext:value-type="float">
            <text:p>5630</text:p>
          </table:table-cell>
          <table:table-cell table:formula="of:=[.$J$7]*([.$A276]-1) + [.$J$6]" office:value-type="float" office:value="0" calcext:value-type="float">
            <text:p>0</text:p>
          </table:table-cell>
          <table:table-cell table:formula="of:=FLOOR([.$A276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.$J$2] + [.$J$3]*([.$A277]-1)+[.$J$1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.$J$9]*([.$A277]-1) + [.$J$8]+FLOOR([.$A277]/[.$J$10])" office:value-type="float" office:value="333" calcext:value-type="float">
            <text:p>333</text:p>
          </table:table-cell>
          <table:table-cell table:formula="of:=[.$J$5]*([.$A277]-1) + [.$J$4]" office:value-type="float" office:value="5650" calcext:value-type="float">
            <text:p>5650</text:p>
          </table:table-cell>
          <table:table-cell table:formula="of:=[.$J$7]*([.$A277]-1) + [.$J$6]" office:value-type="float" office:value="0" calcext:value-type="float">
            <text:p>0</text:p>
          </table:table-cell>
          <table:table-cell table:formula="of:=FLOOR([.$A277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.$J$2] + [.$J$3]*([.$A278]-1)+[.$J$1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.$J$9]*([.$A278]-1) + [.$J$8]+FLOOR([.$A278]/[.$J$10])" office:value-type="float" office:value="334" calcext:value-type="float">
            <text:p>334</text:p>
          </table:table-cell>
          <table:table-cell table:formula="of:=[.$J$5]*([.$A278]-1) + [.$J$4]" office:value-type="float" office:value="5670" calcext:value-type="float">
            <text:p>5670</text:p>
          </table:table-cell>
          <table:table-cell table:formula="of:=[.$J$7]*([.$A278]-1) + [.$J$6]" office:value-type="float" office:value="0" calcext:value-type="float">
            <text:p>0</text:p>
          </table:table-cell>
          <table:table-cell table:formula="of:=FLOOR([.$A278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.$J$2] + [.$J$3]*([.$A279]-1)+[.$J$1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.$J$9]*([.$A279]-1) + [.$J$8]+FLOOR([.$A279]/[.$J$10])" office:value-type="float" office:value="335" calcext:value-type="float">
            <text:p>335</text:p>
          </table:table-cell>
          <table:table-cell table:formula="of:=[.$J$5]*([.$A279]-1) + [.$J$4]" office:value-type="float" office:value="5690" calcext:value-type="float">
            <text:p>5690</text:p>
          </table:table-cell>
          <table:table-cell table:formula="of:=[.$J$7]*([.$A279]-1) + [.$J$6]" office:value-type="float" office:value="0" calcext:value-type="float">
            <text:p>0</text:p>
          </table:table-cell>
          <table:table-cell table:formula="of:=FLOOR([.$A279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.$J$2] + [.$J$3]*([.$A280]-1)+[.$J$1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.$J$9]*([.$A280]-1) + [.$J$8]+FLOOR([.$A280]/[.$J$10])" office:value-type="float" office:value="336" calcext:value-type="float">
            <text:p>336</text:p>
          </table:table-cell>
          <table:table-cell table:formula="of:=[.$J$5]*([.$A280]-1) + [.$J$4]" office:value-type="float" office:value="5710" calcext:value-type="float">
            <text:p>5710</text:p>
          </table:table-cell>
          <table:table-cell table:formula="of:=[.$J$7]*([.$A280]-1) + [.$J$6]" office:value-type="float" office:value="0" calcext:value-type="float">
            <text:p>0</text:p>
          </table:table-cell>
          <table:table-cell table:formula="of:=FLOOR([.$A280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.$J$2] + [.$J$3]*([.$A281]-1)+[.$J$1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.$J$9]*([.$A281]-1) + [.$J$8]+FLOOR([.$A281]/[.$J$10])" office:value-type="float" office:value="338" calcext:value-type="float">
            <text:p>338</text:p>
          </table:table-cell>
          <table:table-cell table:formula="of:=[.$J$5]*([.$A281]-1) + [.$J$4]" office:value-type="float" office:value="5730" calcext:value-type="float">
            <text:p>5730</text:p>
          </table:table-cell>
          <table:table-cell table:formula="of:=[.$J$7]*([.$A281]-1) + [.$J$6]" office:value-type="float" office:value="0" calcext:value-type="float">
            <text:p>0</text:p>
          </table:table-cell>
          <table:table-cell table:formula="of:=FLOOR([.$A281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.$J$2] + [.$J$3]*([.$A282]-1)+[.$J$1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.$J$9]*([.$A282]-1) + [.$J$8]+FLOOR([.$A282]/[.$J$10])" office:value-type="float" office:value="339" calcext:value-type="float">
            <text:p>339</text:p>
          </table:table-cell>
          <table:table-cell table:formula="of:=[.$J$5]*([.$A282]-1) + [.$J$4]" office:value-type="float" office:value="5750" calcext:value-type="float">
            <text:p>5750</text:p>
          </table:table-cell>
          <table:table-cell table:formula="of:=[.$J$7]*([.$A282]-1) + [.$J$6]" office:value-type="float" office:value="0" calcext:value-type="float">
            <text:p>0</text:p>
          </table:table-cell>
          <table:table-cell table:formula="of:=FLOOR([.$A282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.$J$2] + [.$J$3]*([.$A283]-1)+[.$J$1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.$J$9]*([.$A283]-1) + [.$J$8]+FLOOR([.$A283]/[.$J$10])" office:value-type="float" office:value="340" calcext:value-type="float">
            <text:p>340</text:p>
          </table:table-cell>
          <table:table-cell table:formula="of:=[.$J$5]*([.$A283]-1) + [.$J$4]" office:value-type="float" office:value="5770" calcext:value-type="float">
            <text:p>5770</text:p>
          </table:table-cell>
          <table:table-cell table:formula="of:=[.$J$7]*([.$A283]-1) + [.$J$6]" office:value-type="float" office:value="0" calcext:value-type="float">
            <text:p>0</text:p>
          </table:table-cell>
          <table:table-cell table:formula="of:=FLOOR([.$A283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.$J$2] + [.$J$3]*([.$A284]-1)+[.$J$1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.$J$9]*([.$A284]-1) + [.$J$8]+FLOOR([.$A284]/[.$J$10])" office:value-type="float" office:value="341" calcext:value-type="float">
            <text:p>341</text:p>
          </table:table-cell>
          <table:table-cell table:formula="of:=[.$J$5]*([.$A284]-1) + [.$J$4]" office:value-type="float" office:value="5790" calcext:value-type="float">
            <text:p>5790</text:p>
          </table:table-cell>
          <table:table-cell table:formula="of:=[.$J$7]*([.$A284]-1) + [.$J$6]" office:value-type="float" office:value="0" calcext:value-type="float">
            <text:p>0</text:p>
          </table:table-cell>
          <table:table-cell table:formula="of:=FLOOR([.$A284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.$J$2] + [.$J$3]*([.$A285]-1)+[.$J$1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.$J$9]*([.$A285]-1) + [.$J$8]+FLOOR([.$A285]/[.$J$10])" office:value-type="float" office:value="342" calcext:value-type="float">
            <text:p>342</text:p>
          </table:table-cell>
          <table:table-cell table:formula="of:=[.$J$5]*([.$A285]-1) + [.$J$4]" office:value-type="float" office:value="5810" calcext:value-type="float">
            <text:p>5810</text:p>
          </table:table-cell>
          <table:table-cell table:formula="of:=[.$J$7]*([.$A285]-1) + [.$J$6]" office:value-type="float" office:value="0" calcext:value-type="float">
            <text:p>0</text:p>
          </table:table-cell>
          <table:table-cell table:formula="of:=FLOOR([.$A285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.$J$2] + [.$J$3]*([.$A286]-1)+[.$J$1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.$J$9]*([.$A286]-1) + [.$J$8]+FLOOR([.$A286]/[.$J$10])" office:value-type="float" office:value="344" calcext:value-type="float">
            <text:p>344</text:p>
          </table:table-cell>
          <table:table-cell table:formula="of:=[.$J$5]*([.$A286]-1) + [.$J$4]" office:value-type="float" office:value="5830" calcext:value-type="float">
            <text:p>5830</text:p>
          </table:table-cell>
          <table:table-cell table:formula="of:=[.$J$7]*([.$A286]-1) + [.$J$6]" office:value-type="float" office:value="0" calcext:value-type="float">
            <text:p>0</text:p>
          </table:table-cell>
          <table:table-cell table:formula="of:=FLOOR([.$A286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.$J$2] + [.$J$3]*([.$A287]-1)+[.$J$1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.$J$9]*([.$A287]-1) + [.$J$8]+FLOOR([.$A287]/[.$J$10])" office:value-type="float" office:value="345" calcext:value-type="float">
            <text:p>345</text:p>
          </table:table-cell>
          <table:table-cell table:formula="of:=[.$J$5]*([.$A287]-1) + [.$J$4]" office:value-type="float" office:value="5850" calcext:value-type="float">
            <text:p>5850</text:p>
          </table:table-cell>
          <table:table-cell table:formula="of:=[.$J$7]*([.$A287]-1) + [.$J$6]" office:value-type="float" office:value="0" calcext:value-type="float">
            <text:p>0</text:p>
          </table:table-cell>
          <table:table-cell table:formula="of:=FLOOR([.$A287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.$J$2] + [.$J$3]*([.$A288]-1)+[.$J$1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.$J$9]*([.$A288]-1) + [.$J$8]+FLOOR([.$A288]/[.$J$10])" office:value-type="float" office:value="346" calcext:value-type="float">
            <text:p>346</text:p>
          </table:table-cell>
          <table:table-cell table:formula="of:=[.$J$5]*([.$A288]-1) + [.$J$4]" office:value-type="float" office:value="5870" calcext:value-type="float">
            <text:p>5870</text:p>
          </table:table-cell>
          <table:table-cell table:formula="of:=[.$J$7]*([.$A288]-1) + [.$J$6]" office:value-type="float" office:value="0" calcext:value-type="float">
            <text:p>0</text:p>
          </table:table-cell>
          <table:table-cell table:formula="of:=FLOOR([.$A288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.$J$2] + [.$J$3]*([.$A289]-1)+[.$J$1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.$J$9]*([.$A289]-1) + [.$J$8]+FLOOR([.$A289]/[.$J$10])" office:value-type="float" office:value="347" calcext:value-type="float">
            <text:p>347</text:p>
          </table:table-cell>
          <table:table-cell table:formula="of:=[.$J$5]*([.$A289]-1) + [.$J$4]" office:value-type="float" office:value="5890" calcext:value-type="float">
            <text:p>5890</text:p>
          </table:table-cell>
          <table:table-cell table:formula="of:=[.$J$7]*([.$A289]-1) + [.$J$6]" office:value-type="float" office:value="0" calcext:value-type="float">
            <text:p>0</text:p>
          </table:table-cell>
          <table:table-cell table:formula="of:=FLOOR([.$A289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.$J$2] + [.$J$3]*([.$A290]-1)+[.$J$1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.$J$9]*([.$A290]-1) + [.$J$8]+FLOOR([.$A290]/[.$J$10])" office:value-type="float" office:value="348" calcext:value-type="float">
            <text:p>348</text:p>
          </table:table-cell>
          <table:table-cell table:formula="of:=[.$J$5]*([.$A290]-1) + [.$J$4]" office:value-type="float" office:value="5910" calcext:value-type="float">
            <text:p>5910</text:p>
          </table:table-cell>
          <table:table-cell table:formula="of:=[.$J$7]*([.$A290]-1) + [.$J$6]" office:value-type="float" office:value="0" calcext:value-type="float">
            <text:p>0</text:p>
          </table:table-cell>
          <table:table-cell table:formula="of:=FLOOR([.$A290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.$J$2] + [.$J$3]*([.$A291]-1)+[.$J$1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.$J$9]*([.$A291]-1) + [.$J$8]+FLOOR([.$A291]/[.$J$10])" office:value-type="float" office:value="350" calcext:value-type="float">
            <text:p>350</text:p>
          </table:table-cell>
          <table:table-cell table:formula="of:=[.$J$5]*([.$A291]-1) + [.$J$4]" office:value-type="float" office:value="5930" calcext:value-type="float">
            <text:p>5930</text:p>
          </table:table-cell>
          <table:table-cell table:formula="of:=[.$J$7]*([.$A291]-1) + [.$J$6]" office:value-type="float" office:value="0" calcext:value-type="float">
            <text:p>0</text:p>
          </table:table-cell>
          <table:table-cell table:formula="of:=FLOOR([.$A291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.$J$2] + [.$J$3]*([.$A292]-1)+[.$J$1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.$J$9]*([.$A292]-1) + [.$J$8]+FLOOR([.$A292]/[.$J$10])" office:value-type="float" office:value="351" calcext:value-type="float">
            <text:p>351</text:p>
          </table:table-cell>
          <table:table-cell table:formula="of:=[.$J$5]*([.$A292]-1) + [.$J$4]" office:value-type="float" office:value="5950" calcext:value-type="float">
            <text:p>5950</text:p>
          </table:table-cell>
          <table:table-cell table:formula="of:=[.$J$7]*([.$A292]-1) + [.$J$6]" office:value-type="float" office:value="0" calcext:value-type="float">
            <text:p>0</text:p>
          </table:table-cell>
          <table:table-cell table:formula="of:=FLOOR([.$A292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.$J$2] + [.$J$3]*([.$A293]-1)+[.$J$1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.$J$9]*([.$A293]-1) + [.$J$8]+FLOOR([.$A293]/[.$J$10])" office:value-type="float" office:value="352" calcext:value-type="float">
            <text:p>352</text:p>
          </table:table-cell>
          <table:table-cell table:formula="of:=[.$J$5]*([.$A293]-1) + [.$J$4]" office:value-type="float" office:value="5970" calcext:value-type="float">
            <text:p>5970</text:p>
          </table:table-cell>
          <table:table-cell table:formula="of:=[.$J$7]*([.$A293]-1) + [.$J$6]" office:value-type="float" office:value="0" calcext:value-type="float">
            <text:p>0</text:p>
          </table:table-cell>
          <table:table-cell table:formula="of:=FLOOR([.$A293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.$J$2] + [.$J$3]*([.$A294]-1)+[.$J$1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.$J$9]*([.$A294]-1) + [.$J$8]+FLOOR([.$A294]/[.$J$10])" office:value-type="float" office:value="353" calcext:value-type="float">
            <text:p>353</text:p>
          </table:table-cell>
          <table:table-cell table:formula="of:=[.$J$5]*([.$A294]-1) + [.$J$4]" office:value-type="float" office:value="5990" calcext:value-type="float">
            <text:p>5990</text:p>
          </table:table-cell>
          <table:table-cell table:formula="of:=[.$J$7]*([.$A294]-1) + [.$J$6]" office:value-type="float" office:value="0" calcext:value-type="float">
            <text:p>0</text:p>
          </table:table-cell>
          <table:table-cell table:formula="of:=FLOOR([.$A294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.$J$2] + [.$J$3]*([.$A295]-1)+[.$J$1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.$J$9]*([.$A295]-1) + [.$J$8]+FLOOR([.$A295]/[.$J$10])" office:value-type="float" office:value="354" calcext:value-type="float">
            <text:p>354</text:p>
          </table:table-cell>
          <table:table-cell table:formula="of:=[.$J$5]*([.$A295]-1) + [.$J$4]" office:value-type="float" office:value="6010" calcext:value-type="float">
            <text:p>6010</text:p>
          </table:table-cell>
          <table:table-cell table:formula="of:=[.$J$7]*([.$A295]-1) + [.$J$6]" office:value-type="float" office:value="0" calcext:value-type="float">
            <text:p>0</text:p>
          </table:table-cell>
          <table:table-cell table:formula="of:=FLOOR([.$A295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.$J$2] + [.$J$3]*([.$A296]-1)+[.$J$1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.$J$9]*([.$A296]-1) + [.$J$8]+FLOOR([.$A296]/[.$J$10])" office:value-type="float" office:value="356" calcext:value-type="float">
            <text:p>356</text:p>
          </table:table-cell>
          <table:table-cell table:formula="of:=[.$J$5]*([.$A296]-1) + [.$J$4]" office:value-type="float" office:value="6030" calcext:value-type="float">
            <text:p>6030</text:p>
          </table:table-cell>
          <table:table-cell table:formula="of:=[.$J$7]*([.$A296]-1) + [.$J$6]" office:value-type="float" office:value="0" calcext:value-type="float">
            <text:p>0</text:p>
          </table:table-cell>
          <table:table-cell table:formula="of:=FLOOR([.$A296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.$J$2] + [.$J$3]*([.$A297]-1)+[.$J$1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.$J$9]*([.$A297]-1) + [.$J$8]+FLOOR([.$A297]/[.$J$10])" office:value-type="float" office:value="357" calcext:value-type="float">
            <text:p>357</text:p>
          </table:table-cell>
          <table:table-cell table:formula="of:=[.$J$5]*([.$A297]-1) + [.$J$4]" office:value-type="float" office:value="6050" calcext:value-type="float">
            <text:p>6050</text:p>
          </table:table-cell>
          <table:table-cell table:formula="of:=[.$J$7]*([.$A297]-1) + [.$J$6]" office:value-type="float" office:value="0" calcext:value-type="float">
            <text:p>0</text:p>
          </table:table-cell>
          <table:table-cell table:formula="of:=FLOOR([.$A297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.$J$2] + [.$J$3]*([.$A298]-1)+[.$J$1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.$J$9]*([.$A298]-1) + [.$J$8]+FLOOR([.$A298]/[.$J$10])" office:value-type="float" office:value="358" calcext:value-type="float">
            <text:p>358</text:p>
          </table:table-cell>
          <table:table-cell table:formula="of:=[.$J$5]*([.$A298]-1) + [.$J$4]" office:value-type="float" office:value="6070" calcext:value-type="float">
            <text:p>6070</text:p>
          </table:table-cell>
          <table:table-cell table:formula="of:=[.$J$7]*([.$A298]-1) + [.$J$6]" office:value-type="float" office:value="0" calcext:value-type="float">
            <text:p>0</text:p>
          </table:table-cell>
          <table:table-cell table:formula="of:=FLOOR([.$A298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.$J$2] + [.$J$3]*([.$A299]-1)+[.$J$1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.$J$9]*([.$A299]-1) + [.$J$8]+FLOOR([.$A299]/[.$J$10])" office:value-type="float" office:value="359" calcext:value-type="float">
            <text:p>359</text:p>
          </table:table-cell>
          <table:table-cell table:formula="of:=[.$J$5]*([.$A299]-1) + [.$J$4]" office:value-type="float" office:value="6090" calcext:value-type="float">
            <text:p>6090</text:p>
          </table:table-cell>
          <table:table-cell table:formula="of:=[.$J$7]*([.$A299]-1) + [.$J$6]" office:value-type="float" office:value="0" calcext:value-type="float">
            <text:p>0</text:p>
          </table:table-cell>
          <table:table-cell table:formula="of:=FLOOR([.$A299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.$J$2] + [.$J$3]*([.$A300]-1)+[.$J$1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.$J$9]*([.$A300]-1) + [.$J$8]+FLOOR([.$A300]/[.$J$10])" office:value-type="float" office:value="360" calcext:value-type="float">
            <text:p>360</text:p>
          </table:table-cell>
          <table:table-cell table:formula="of:=[.$J$5]*([.$A300]-1) + [.$J$4]" office:value-type="float" office:value="6110" calcext:value-type="float">
            <text:p>6110</text:p>
          </table:table-cell>
          <table:table-cell table:formula="of:=[.$J$7]*([.$A300]-1) + [.$J$6]" office:value-type="float" office:value="0" calcext:value-type="float">
            <text:p>0</text:p>
          </table:table-cell>
          <table:table-cell table:formula="of:=FLOOR([.$A300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.$J$2] + [.$J$3]*([.$A301]-1)+[.$J$1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.$J$9]*([.$A301]-1) + [.$J$8]+FLOOR([.$A301]/[.$J$10])" office:value-type="float" office:value="362" calcext:value-type="float">
            <text:p>362</text:p>
          </table:table-cell>
          <table:table-cell table:formula="of:=[.$J$5]*([.$A301]-1) + [.$J$4]" office:value-type="float" office:value="6130" calcext:value-type="float">
            <text:p>6130</text:p>
          </table:table-cell>
          <table:table-cell table:formula="of:=[.$J$7]*([.$A301]-1) + [.$J$6]" office:value-type="float" office:value="0" calcext:value-type="float">
            <text:p>0</text:p>
          </table:table-cell>
          <table:table-cell table:formula="of:=FLOOR([.$A301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.$J$2] + [.$J$3]*([.$A302]-1)+[.$J$1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.$J$9]*([.$A302]-1) + [.$J$8]+FLOOR([.$A302]/[.$J$10])" office:value-type="float" office:value="363" calcext:value-type="float">
            <text:p>363</text:p>
          </table:table-cell>
          <table:table-cell table:formula="of:=[.$J$5]*([.$A302]-1) + [.$J$4]" office:value-type="float" office:value="6150" calcext:value-type="float">
            <text:p>6150</text:p>
          </table:table-cell>
          <table:table-cell table:formula="of:=[.$J$7]*([.$A302]-1) + [.$J$6]" office:value-type="float" office:value="0" calcext:value-type="float">
            <text:p>0</text:p>
          </table:table-cell>
          <table:table-cell table:formula="of:=FLOOR([.$A302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.$J$2] + [.$J$3]*([.$A303]-1)+[.$J$1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.$J$9]*([.$A303]-1) + [.$J$8]+FLOOR([.$A303]/[.$J$10])" office:value-type="float" office:value="364" calcext:value-type="float">
            <text:p>364</text:p>
          </table:table-cell>
          <table:table-cell table:formula="of:=[.$J$5]*([.$A303]-1) + [.$J$4]" office:value-type="float" office:value="6170" calcext:value-type="float">
            <text:p>6170</text:p>
          </table:table-cell>
          <table:table-cell table:formula="of:=[.$J$7]*([.$A303]-1) + [.$J$6]" office:value-type="float" office:value="0" calcext:value-type="float">
            <text:p>0</text:p>
          </table:table-cell>
          <table:table-cell table:formula="of:=FLOOR([.$A303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.$J$2] + [.$J$3]*([.$A304]-1)+[.$J$1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.$J$9]*([.$A304]-1) + [.$J$8]+FLOOR([.$A304]/[.$J$10])" office:value-type="float" office:value="365" calcext:value-type="float">
            <text:p>365</text:p>
          </table:table-cell>
          <table:table-cell table:formula="of:=[.$J$5]*([.$A304]-1) + [.$J$4]" office:value-type="float" office:value="6190" calcext:value-type="float">
            <text:p>6190</text:p>
          </table:table-cell>
          <table:table-cell table:formula="of:=[.$J$7]*([.$A304]-1) + [.$J$6]" office:value-type="float" office:value="0" calcext:value-type="float">
            <text:p>0</text:p>
          </table:table-cell>
          <table:table-cell table:formula="of:=FLOOR([.$A304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.$J$2] + [.$J$3]*([.$A305]-1)+[.$J$1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.$J$9]*([.$A305]-1) + [.$J$8]+FLOOR([.$A305]/[.$J$10])" office:value-type="float" office:value="366" calcext:value-type="float">
            <text:p>366</text:p>
          </table:table-cell>
          <table:table-cell table:formula="of:=[.$J$5]*([.$A305]-1) + [.$J$4]" office:value-type="float" office:value="6210" calcext:value-type="float">
            <text:p>6210</text:p>
          </table:table-cell>
          <table:table-cell table:formula="of:=[.$J$7]*([.$A305]-1) + [.$J$6]" office:value-type="float" office:value="0" calcext:value-type="float">
            <text:p>0</text:p>
          </table:table-cell>
          <table:table-cell table:formula="of:=FLOOR([.$A305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.$J$2] + [.$J$3]*([.$A306]-1)+[.$J$1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.$J$9]*([.$A306]-1) + [.$J$8]+FLOOR([.$A306]/[.$J$10])" office:value-type="float" office:value="368" calcext:value-type="float">
            <text:p>368</text:p>
          </table:table-cell>
          <table:table-cell table:formula="of:=[.$J$5]*([.$A306]-1) + [.$J$4]" office:value-type="float" office:value="6230" calcext:value-type="float">
            <text:p>6230</text:p>
          </table:table-cell>
          <table:table-cell table:formula="of:=[.$J$7]*([.$A306]-1) + [.$J$6]" office:value-type="float" office:value="0" calcext:value-type="float">
            <text:p>0</text:p>
          </table:table-cell>
          <table:table-cell table:formula="of:=FLOOR([.$A306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.$J$2] + [.$J$3]*([.$A307]-1)+[.$J$1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.$J$9]*([.$A307]-1) + [.$J$8]+FLOOR([.$A307]/[.$J$10])" office:value-type="float" office:value="369" calcext:value-type="float">
            <text:p>369</text:p>
          </table:table-cell>
          <table:table-cell table:formula="of:=[.$J$5]*([.$A307]-1) + [.$J$4]" office:value-type="float" office:value="6250" calcext:value-type="float">
            <text:p>6250</text:p>
          </table:table-cell>
          <table:table-cell table:formula="of:=[.$J$7]*([.$A307]-1) + [.$J$6]" office:value-type="float" office:value="0" calcext:value-type="float">
            <text:p>0</text:p>
          </table:table-cell>
          <table:table-cell table:formula="of:=FLOOR([.$A307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.$J$2] + [.$J$3]*([.$A308]-1)+[.$J$1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.$J$9]*([.$A308]-1) + [.$J$8]+FLOOR([.$A308]/[.$J$10])" office:value-type="float" office:value="370" calcext:value-type="float">
            <text:p>370</text:p>
          </table:table-cell>
          <table:table-cell table:formula="of:=[.$J$5]*([.$A308]-1) + [.$J$4]" office:value-type="float" office:value="6270" calcext:value-type="float">
            <text:p>6270</text:p>
          </table:table-cell>
          <table:table-cell table:formula="of:=[.$J$7]*([.$A308]-1) + [.$J$6]" office:value-type="float" office:value="0" calcext:value-type="float">
            <text:p>0</text:p>
          </table:table-cell>
          <table:table-cell table:formula="of:=FLOOR([.$A308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.$J$2] + [.$J$3]*([.$A309]-1)+[.$J$1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.$J$9]*([.$A309]-1) + [.$J$8]+FLOOR([.$A309]/[.$J$10])" office:value-type="float" office:value="371" calcext:value-type="float">
            <text:p>371</text:p>
          </table:table-cell>
          <table:table-cell table:formula="of:=[.$J$5]*([.$A309]-1) + [.$J$4]" office:value-type="float" office:value="6290" calcext:value-type="float">
            <text:p>6290</text:p>
          </table:table-cell>
          <table:table-cell table:formula="of:=[.$J$7]*([.$A309]-1) + [.$J$6]" office:value-type="float" office:value="0" calcext:value-type="float">
            <text:p>0</text:p>
          </table:table-cell>
          <table:table-cell table:formula="of:=FLOOR([.$A309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.$J$2] + [.$J$3]*([.$A310]-1)+[.$J$1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.$J$9]*([.$A310]-1) + [.$J$8]+FLOOR([.$A310]/[.$J$10])" office:value-type="float" office:value="372" calcext:value-type="float">
            <text:p>372</text:p>
          </table:table-cell>
          <table:table-cell table:formula="of:=[.$J$5]*([.$A310]-1) + [.$J$4]" office:value-type="float" office:value="6310" calcext:value-type="float">
            <text:p>6310</text:p>
          </table:table-cell>
          <table:table-cell table:formula="of:=[.$J$7]*([.$A310]-1) + [.$J$6]" office:value-type="float" office:value="0" calcext:value-type="float">
            <text:p>0</text:p>
          </table:table-cell>
          <table:table-cell table:formula="of:=FLOOR([.$A310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.$J$2] + [.$J$3]*([.$A311]-1)+[.$J$1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.$J$9]*([.$A311]-1) + [.$J$8]+FLOOR([.$A311]/[.$J$10])" office:value-type="float" office:value="374" calcext:value-type="float">
            <text:p>374</text:p>
          </table:table-cell>
          <table:table-cell table:formula="of:=[.$J$5]*([.$A311]-1) + [.$J$4]" office:value-type="float" office:value="6330" calcext:value-type="float">
            <text:p>6330</text:p>
          </table:table-cell>
          <table:table-cell table:formula="of:=[.$J$7]*([.$A311]-1) + [.$J$6]" office:value-type="float" office:value="0" calcext:value-type="float">
            <text:p>0</text:p>
          </table:table-cell>
          <table:table-cell table:formula="of:=FLOOR([.$A311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.$J$2] + [.$J$3]*([.$A312]-1)+[.$J$1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.$J$9]*([.$A312]-1) + [.$J$8]+FLOOR([.$A312]/[.$J$10])" office:value-type="float" office:value="375" calcext:value-type="float">
            <text:p>375</text:p>
          </table:table-cell>
          <table:table-cell table:formula="of:=[.$J$5]*([.$A312]-1) + [.$J$4]" office:value-type="float" office:value="6350" calcext:value-type="float">
            <text:p>6350</text:p>
          </table:table-cell>
          <table:table-cell table:formula="of:=[.$J$7]*([.$A312]-1) + [.$J$6]" office:value-type="float" office:value="0" calcext:value-type="float">
            <text:p>0</text:p>
          </table:table-cell>
          <table:table-cell table:formula="of:=FLOOR([.$A312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.$J$2] + [.$J$3]*([.$A313]-1)+[.$J$1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.$J$9]*([.$A313]-1) + [.$J$8]+FLOOR([.$A313]/[.$J$10])" office:value-type="float" office:value="376" calcext:value-type="float">
            <text:p>376</text:p>
          </table:table-cell>
          <table:table-cell table:formula="of:=[.$J$5]*([.$A313]-1) + [.$J$4]" office:value-type="float" office:value="6370" calcext:value-type="float">
            <text:p>6370</text:p>
          </table:table-cell>
          <table:table-cell table:formula="of:=[.$J$7]*([.$A313]-1) + [.$J$6]" office:value-type="float" office:value="0" calcext:value-type="float">
            <text:p>0</text:p>
          </table:table-cell>
          <table:table-cell table:formula="of:=FLOOR([.$A313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.$J$2] + [.$J$3]*([.$A314]-1)+[.$J$1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.$J$9]*([.$A314]-1) + [.$J$8]+FLOOR([.$A314]/[.$J$10])" office:value-type="float" office:value="377" calcext:value-type="float">
            <text:p>377</text:p>
          </table:table-cell>
          <table:table-cell table:formula="of:=[.$J$5]*([.$A314]-1) + [.$J$4]" office:value-type="float" office:value="6390" calcext:value-type="float">
            <text:p>6390</text:p>
          </table:table-cell>
          <table:table-cell table:formula="of:=[.$J$7]*([.$A314]-1) + [.$J$6]" office:value-type="float" office:value="0" calcext:value-type="float">
            <text:p>0</text:p>
          </table:table-cell>
          <table:table-cell table:formula="of:=FLOOR([.$A314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.$J$2] + [.$J$3]*([.$A315]-1)+[.$J$1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.$J$9]*([.$A315]-1) + [.$J$8]+FLOOR([.$A315]/[.$J$10])" office:value-type="float" office:value="378" calcext:value-type="float">
            <text:p>378</text:p>
          </table:table-cell>
          <table:table-cell table:formula="of:=[.$J$5]*([.$A315]-1) + [.$J$4]" office:value-type="float" office:value="6410" calcext:value-type="float">
            <text:p>6410</text:p>
          </table:table-cell>
          <table:table-cell table:formula="of:=[.$J$7]*([.$A315]-1) + [.$J$6]" office:value-type="float" office:value="0" calcext:value-type="float">
            <text:p>0</text:p>
          </table:table-cell>
          <table:table-cell table:formula="of:=FLOOR([.$A315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.$J$2] + [.$J$3]*([.$A316]-1)+[.$J$1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.$J$9]*([.$A316]-1) + [.$J$8]+FLOOR([.$A316]/[.$J$10])" office:value-type="float" office:value="380" calcext:value-type="float">
            <text:p>380</text:p>
          </table:table-cell>
          <table:table-cell table:formula="of:=[.$J$5]*([.$A316]-1) + [.$J$4]" office:value-type="float" office:value="6430" calcext:value-type="float">
            <text:p>6430</text:p>
          </table:table-cell>
          <table:table-cell table:formula="of:=[.$J$7]*([.$A316]-1) + [.$J$6]" office:value-type="float" office:value="0" calcext:value-type="float">
            <text:p>0</text:p>
          </table:table-cell>
          <table:table-cell table:formula="of:=FLOOR([.$A316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.$J$2] + [.$J$3]*([.$A317]-1)+[.$J$1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.$J$9]*([.$A317]-1) + [.$J$8]+FLOOR([.$A317]/[.$J$10])" office:value-type="float" office:value="381" calcext:value-type="float">
            <text:p>381</text:p>
          </table:table-cell>
          <table:table-cell table:formula="of:=[.$J$5]*([.$A317]-1) + [.$J$4]" office:value-type="float" office:value="6450" calcext:value-type="float">
            <text:p>6450</text:p>
          </table:table-cell>
          <table:table-cell table:formula="of:=[.$J$7]*([.$A317]-1) + [.$J$6]" office:value-type="float" office:value="0" calcext:value-type="float">
            <text:p>0</text:p>
          </table:table-cell>
          <table:table-cell table:formula="of:=FLOOR([.$A317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.$J$2] + [.$J$3]*([.$A318]-1)+[.$J$1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.$J$9]*([.$A318]-1) + [.$J$8]+FLOOR([.$A318]/[.$J$10])" office:value-type="float" office:value="382" calcext:value-type="float">
            <text:p>382</text:p>
          </table:table-cell>
          <table:table-cell table:formula="of:=[.$J$5]*([.$A318]-1) + [.$J$4]" office:value-type="float" office:value="6470" calcext:value-type="float">
            <text:p>6470</text:p>
          </table:table-cell>
          <table:table-cell table:formula="of:=[.$J$7]*([.$A318]-1) + [.$J$6]" office:value-type="float" office:value="0" calcext:value-type="float">
            <text:p>0</text:p>
          </table:table-cell>
          <table:table-cell table:formula="of:=FLOOR([.$A318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.$J$2] + [.$J$3]*([.$A319]-1)+[.$J$1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.$J$9]*([.$A319]-1) + [.$J$8]+FLOOR([.$A319]/[.$J$10])" office:value-type="float" office:value="383" calcext:value-type="float">
            <text:p>383</text:p>
          </table:table-cell>
          <table:table-cell table:formula="of:=[.$J$5]*([.$A319]-1) + [.$J$4]" office:value-type="float" office:value="6490" calcext:value-type="float">
            <text:p>6490</text:p>
          </table:table-cell>
          <table:table-cell table:formula="of:=[.$J$7]*([.$A319]-1) + [.$J$6]" office:value-type="float" office:value="0" calcext:value-type="float">
            <text:p>0</text:p>
          </table:table-cell>
          <table:table-cell table:formula="of:=FLOOR([.$A319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.$J$2] + [.$J$3]*([.$A320]-1)+[.$J$1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.$J$9]*([.$A320]-1) + [.$J$8]+FLOOR([.$A320]/[.$J$10])" office:value-type="float" office:value="384" calcext:value-type="float">
            <text:p>384</text:p>
          </table:table-cell>
          <table:table-cell table:formula="of:=[.$J$5]*([.$A320]-1) + [.$J$4]" office:value-type="float" office:value="6510" calcext:value-type="float">
            <text:p>6510</text:p>
          </table:table-cell>
          <table:table-cell table:formula="of:=[.$J$7]*([.$A320]-1) + [.$J$6]" office:value-type="float" office:value="0" calcext:value-type="float">
            <text:p>0</text:p>
          </table:table-cell>
          <table:table-cell table:formula="of:=FLOOR([.$A320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.$J$2] + [.$J$3]*([.$A321]-1)+[.$J$1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.$J$9]*([.$A321]-1) + [.$J$8]+FLOOR([.$A321]/[.$J$10])" office:value-type="float" office:value="386" calcext:value-type="float">
            <text:p>386</text:p>
          </table:table-cell>
          <table:table-cell table:formula="of:=[.$J$5]*([.$A321]-1) + [.$J$4]" office:value-type="float" office:value="6530" calcext:value-type="float">
            <text:p>6530</text:p>
          </table:table-cell>
          <table:table-cell table:formula="of:=[.$J$7]*([.$A321]-1) + [.$J$6]" office:value-type="float" office:value="0" calcext:value-type="float">
            <text:p>0</text:p>
          </table:table-cell>
          <table:table-cell table:formula="of:=FLOOR([.$A321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.$J$2] + [.$J$3]*([.$A322]-1)+[.$J$1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.$J$9]*([.$A322]-1) + [.$J$8]+FLOOR([.$A322]/[.$J$10])" office:value-type="float" office:value="387" calcext:value-type="float">
            <text:p>387</text:p>
          </table:table-cell>
          <table:table-cell table:formula="of:=[.$J$5]*([.$A322]-1) + [.$J$4]" office:value-type="float" office:value="6550" calcext:value-type="float">
            <text:p>6550</text:p>
          </table:table-cell>
          <table:table-cell table:formula="of:=[.$J$7]*([.$A322]-1) + [.$J$6]" office:value-type="float" office:value="0" calcext:value-type="float">
            <text:p>0</text:p>
          </table:table-cell>
          <table:table-cell table:formula="of:=FLOOR([.$A322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.$J$2] + [.$J$3]*([.$A323]-1)+[.$J$1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.$J$9]*([.$A323]-1) + [.$J$8]+FLOOR([.$A323]/[.$J$10])" office:value-type="float" office:value="388" calcext:value-type="float">
            <text:p>388</text:p>
          </table:table-cell>
          <table:table-cell table:formula="of:=[.$J$5]*([.$A323]-1) + [.$J$4]" office:value-type="float" office:value="6570" calcext:value-type="float">
            <text:p>6570</text:p>
          </table:table-cell>
          <table:table-cell table:formula="of:=[.$J$7]*([.$A323]-1) + [.$J$6]" office:value-type="float" office:value="0" calcext:value-type="float">
            <text:p>0</text:p>
          </table:table-cell>
          <table:table-cell table:formula="of:=FLOOR([.$A323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.$J$2] + [.$J$3]*([.$A324]-1)+[.$J$1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.$J$9]*([.$A324]-1) + [.$J$8]+FLOOR([.$A324]/[.$J$10])" office:value-type="float" office:value="389" calcext:value-type="float">
            <text:p>389</text:p>
          </table:table-cell>
          <table:table-cell table:formula="of:=[.$J$5]*([.$A324]-1) + [.$J$4]" office:value-type="float" office:value="6590" calcext:value-type="float">
            <text:p>6590</text:p>
          </table:table-cell>
          <table:table-cell table:formula="of:=[.$J$7]*([.$A324]-1) + [.$J$6]" office:value-type="float" office:value="0" calcext:value-type="float">
            <text:p>0</text:p>
          </table:table-cell>
          <table:table-cell table:formula="of:=FLOOR([.$A324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.$J$2] + [.$J$3]*([.$A325]-1)+[.$J$1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.$J$9]*([.$A325]-1) + [.$J$8]+FLOOR([.$A325]/[.$J$10])" office:value-type="float" office:value="390" calcext:value-type="float">
            <text:p>390</text:p>
          </table:table-cell>
          <table:table-cell table:formula="of:=[.$J$5]*([.$A325]-1) + [.$J$4]" office:value-type="float" office:value="6610" calcext:value-type="float">
            <text:p>6610</text:p>
          </table:table-cell>
          <table:table-cell table:formula="of:=[.$J$7]*([.$A325]-1) + [.$J$6]" office:value-type="float" office:value="0" calcext:value-type="float">
            <text:p>0</text:p>
          </table:table-cell>
          <table:table-cell table:formula="of:=FLOOR([.$A325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.$J$2] + [.$J$3]*([.$A326]-1)+[.$J$1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.$J$9]*([.$A326]-1) + [.$J$8]+FLOOR([.$A326]/[.$J$10])" office:value-type="float" office:value="392" calcext:value-type="float">
            <text:p>392</text:p>
          </table:table-cell>
          <table:table-cell table:formula="of:=[.$J$5]*([.$A326]-1) + [.$J$4]" office:value-type="float" office:value="6630" calcext:value-type="float">
            <text:p>6630</text:p>
          </table:table-cell>
          <table:table-cell table:formula="of:=[.$J$7]*([.$A326]-1) + [.$J$6]" office:value-type="float" office:value="0" calcext:value-type="float">
            <text:p>0</text:p>
          </table:table-cell>
          <table:table-cell table:formula="of:=FLOOR([.$A326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.$J$2] + [.$J$3]*([.$A327]-1)+[.$J$1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.$J$9]*([.$A327]-1) + [.$J$8]+FLOOR([.$A327]/[.$J$10])" office:value-type="float" office:value="393" calcext:value-type="float">
            <text:p>393</text:p>
          </table:table-cell>
          <table:table-cell table:formula="of:=[.$J$5]*([.$A327]-1) + [.$J$4]" office:value-type="float" office:value="6650" calcext:value-type="float">
            <text:p>6650</text:p>
          </table:table-cell>
          <table:table-cell table:formula="of:=[.$J$7]*([.$A327]-1) + [.$J$6]" office:value-type="float" office:value="0" calcext:value-type="float">
            <text:p>0</text:p>
          </table:table-cell>
          <table:table-cell table:formula="of:=FLOOR([.$A327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.$J$2] + [.$J$3]*([.$A328]-1)+[.$J$1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.$J$9]*([.$A328]-1) + [.$J$8]+FLOOR([.$A328]/[.$J$10])" office:value-type="float" office:value="394" calcext:value-type="float">
            <text:p>394</text:p>
          </table:table-cell>
          <table:table-cell table:formula="of:=[.$J$5]*([.$A328]-1) + [.$J$4]" office:value-type="float" office:value="6670" calcext:value-type="float">
            <text:p>6670</text:p>
          </table:table-cell>
          <table:table-cell table:formula="of:=[.$J$7]*([.$A328]-1) + [.$J$6]" office:value-type="float" office:value="0" calcext:value-type="float">
            <text:p>0</text:p>
          </table:table-cell>
          <table:table-cell table:formula="of:=FLOOR([.$A328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.$J$2] + [.$J$3]*([.$A329]-1)+[.$J$1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.$J$9]*([.$A329]-1) + [.$J$8]+FLOOR([.$A329]/[.$J$10])" office:value-type="float" office:value="395" calcext:value-type="float">
            <text:p>395</text:p>
          </table:table-cell>
          <table:table-cell table:formula="of:=[.$J$5]*([.$A329]-1) + [.$J$4]" office:value-type="float" office:value="6690" calcext:value-type="float">
            <text:p>6690</text:p>
          </table:table-cell>
          <table:table-cell table:formula="of:=[.$J$7]*([.$A329]-1) + [.$J$6]" office:value-type="float" office:value="0" calcext:value-type="float">
            <text:p>0</text:p>
          </table:table-cell>
          <table:table-cell table:formula="of:=FLOOR([.$A329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.$J$2] + [.$J$3]*([.$A330]-1)+[.$J$1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.$J$9]*([.$A330]-1) + [.$J$8]+FLOOR([.$A330]/[.$J$10])" office:value-type="float" office:value="396" calcext:value-type="float">
            <text:p>396</text:p>
          </table:table-cell>
          <table:table-cell table:formula="of:=[.$J$5]*([.$A330]-1) + [.$J$4]" office:value-type="float" office:value="6710" calcext:value-type="float">
            <text:p>6710</text:p>
          </table:table-cell>
          <table:table-cell table:formula="of:=[.$J$7]*([.$A330]-1) + [.$J$6]" office:value-type="float" office:value="0" calcext:value-type="float">
            <text:p>0</text:p>
          </table:table-cell>
          <table:table-cell table:formula="of:=FLOOR([.$A330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.$J$2] + [.$J$3]*([.$A331]-1)+[.$J$1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.$J$9]*([.$A331]-1) + [.$J$8]+FLOOR([.$A331]/[.$J$10])" office:value-type="float" office:value="398" calcext:value-type="float">
            <text:p>398</text:p>
          </table:table-cell>
          <table:table-cell table:formula="of:=[.$J$5]*([.$A331]-1) + [.$J$4]" office:value-type="float" office:value="6730" calcext:value-type="float">
            <text:p>6730</text:p>
          </table:table-cell>
          <table:table-cell table:formula="of:=[.$J$7]*([.$A331]-1) + [.$J$6]" office:value-type="float" office:value="0" calcext:value-type="float">
            <text:p>0</text:p>
          </table:table-cell>
          <table:table-cell table:formula="of:=FLOOR([.$A331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.$J$2] + [.$J$3]*([.$A332]-1)+[.$J$1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.$J$9]*([.$A332]-1) + [.$J$8]+FLOOR([.$A332]/[.$J$10])" office:value-type="float" office:value="399" calcext:value-type="float">
            <text:p>399</text:p>
          </table:table-cell>
          <table:table-cell table:formula="of:=[.$J$5]*([.$A332]-1) + [.$J$4]" office:value-type="float" office:value="6750" calcext:value-type="float">
            <text:p>6750</text:p>
          </table:table-cell>
          <table:table-cell table:formula="of:=[.$J$7]*([.$A332]-1) + [.$J$6]" office:value-type="float" office:value="0" calcext:value-type="float">
            <text:p>0</text:p>
          </table:table-cell>
          <table:table-cell table:formula="of:=FLOOR([.$A332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.$J$2] + [.$J$3]*([.$A333]-1)+[.$J$1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.$J$9]*([.$A333]-1) + [.$J$8]+FLOOR([.$A333]/[.$J$10])" office:value-type="float" office:value="400" calcext:value-type="float">
            <text:p>400</text:p>
          </table:table-cell>
          <table:table-cell table:formula="of:=[.$J$5]*([.$A333]-1) + [.$J$4]" office:value-type="float" office:value="6770" calcext:value-type="float">
            <text:p>6770</text:p>
          </table:table-cell>
          <table:table-cell table:formula="of:=[.$J$7]*([.$A333]-1) + [.$J$6]" office:value-type="float" office:value="0" calcext:value-type="float">
            <text:p>0</text:p>
          </table:table-cell>
          <table:table-cell table:formula="of:=FLOOR([.$A333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.$J$2] + [.$J$3]*([.$A334]-1)+[.$J$1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.$J$9]*([.$A334]-1) + [.$J$8]+FLOOR([.$A334]/[.$J$10])" office:value-type="float" office:value="401" calcext:value-type="float">
            <text:p>401</text:p>
          </table:table-cell>
          <table:table-cell table:formula="of:=[.$J$5]*([.$A334]-1) + [.$J$4]" office:value-type="float" office:value="6790" calcext:value-type="float">
            <text:p>6790</text:p>
          </table:table-cell>
          <table:table-cell table:formula="of:=[.$J$7]*([.$A334]-1) + [.$J$6]" office:value-type="float" office:value="0" calcext:value-type="float">
            <text:p>0</text:p>
          </table:table-cell>
          <table:table-cell table:formula="of:=FLOOR([.$A334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.$J$2] + [.$J$3]*([.$A335]-1)+[.$J$1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.$J$9]*([.$A335]-1) + [.$J$8]+FLOOR([.$A335]/[.$J$10])" office:value-type="float" office:value="402" calcext:value-type="float">
            <text:p>402</text:p>
          </table:table-cell>
          <table:table-cell table:formula="of:=[.$J$5]*([.$A335]-1) + [.$J$4]" office:value-type="float" office:value="6810" calcext:value-type="float">
            <text:p>6810</text:p>
          </table:table-cell>
          <table:table-cell table:formula="of:=[.$J$7]*([.$A335]-1) + [.$J$6]" office:value-type="float" office:value="0" calcext:value-type="float">
            <text:p>0</text:p>
          </table:table-cell>
          <table:table-cell table:formula="of:=FLOOR([.$A335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.$J$2] + [.$J$3]*([.$A336]-1)+[.$J$1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.$J$9]*([.$A336]-1) + [.$J$8]+FLOOR([.$A336]/[.$J$10])" office:value-type="float" office:value="404" calcext:value-type="float">
            <text:p>404</text:p>
          </table:table-cell>
          <table:table-cell table:formula="of:=[.$J$5]*([.$A336]-1) + [.$J$4]" office:value-type="float" office:value="6830" calcext:value-type="float">
            <text:p>6830</text:p>
          </table:table-cell>
          <table:table-cell table:formula="of:=[.$J$7]*([.$A336]-1) + [.$J$6]" office:value-type="float" office:value="0" calcext:value-type="float">
            <text:p>0</text:p>
          </table:table-cell>
          <table:table-cell table:formula="of:=FLOOR([.$A336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.$J$2] + [.$J$3]*([.$A337]-1)+[.$J$1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.$J$9]*([.$A337]-1) + [.$J$8]+FLOOR([.$A337]/[.$J$10])" office:value-type="float" office:value="405" calcext:value-type="float">
            <text:p>405</text:p>
          </table:table-cell>
          <table:table-cell table:formula="of:=[.$J$5]*([.$A337]-1) + [.$J$4]" office:value-type="float" office:value="6850" calcext:value-type="float">
            <text:p>6850</text:p>
          </table:table-cell>
          <table:table-cell table:formula="of:=[.$J$7]*([.$A337]-1) + [.$J$6]" office:value-type="float" office:value="0" calcext:value-type="float">
            <text:p>0</text:p>
          </table:table-cell>
          <table:table-cell table:formula="of:=FLOOR([.$A337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.$J$2] + [.$J$3]*([.$A338]-1)+[.$J$1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.$J$9]*([.$A338]-1) + [.$J$8]+FLOOR([.$A338]/[.$J$10])" office:value-type="float" office:value="406" calcext:value-type="float">
            <text:p>406</text:p>
          </table:table-cell>
          <table:table-cell table:formula="of:=[.$J$5]*([.$A338]-1) + [.$J$4]" office:value-type="float" office:value="6870" calcext:value-type="float">
            <text:p>6870</text:p>
          </table:table-cell>
          <table:table-cell table:formula="of:=[.$J$7]*([.$A338]-1) + [.$J$6]" office:value-type="float" office:value="0" calcext:value-type="float">
            <text:p>0</text:p>
          </table:table-cell>
          <table:table-cell table:formula="of:=FLOOR([.$A338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.$J$2] + [.$J$3]*([.$A339]-1)+[.$J$1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.$J$9]*([.$A339]-1) + [.$J$8]+FLOOR([.$A339]/[.$J$10])" office:value-type="float" office:value="407" calcext:value-type="float">
            <text:p>407</text:p>
          </table:table-cell>
          <table:table-cell table:formula="of:=[.$J$5]*([.$A339]-1) + [.$J$4]" office:value-type="float" office:value="6890" calcext:value-type="float">
            <text:p>6890</text:p>
          </table:table-cell>
          <table:table-cell table:formula="of:=[.$J$7]*([.$A339]-1) + [.$J$6]" office:value-type="float" office:value="0" calcext:value-type="float">
            <text:p>0</text:p>
          </table:table-cell>
          <table:table-cell table:formula="of:=FLOOR([.$A339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.$J$2] + [.$J$3]*([.$A340]-1)+[.$J$1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.$J$9]*([.$A340]-1) + [.$J$8]+FLOOR([.$A340]/[.$J$10])" office:value-type="float" office:value="408" calcext:value-type="float">
            <text:p>408</text:p>
          </table:table-cell>
          <table:table-cell table:formula="of:=[.$J$5]*([.$A340]-1) + [.$J$4]" office:value-type="float" office:value="6910" calcext:value-type="float">
            <text:p>6910</text:p>
          </table:table-cell>
          <table:table-cell table:formula="of:=[.$J$7]*([.$A340]-1) + [.$J$6]" office:value-type="float" office:value="0" calcext:value-type="float">
            <text:p>0</text:p>
          </table:table-cell>
          <table:table-cell table:formula="of:=FLOOR([.$A340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.$J$2] + [.$J$3]*([.$A341]-1)+[.$J$1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.$J$9]*([.$A341]-1) + [.$J$8]+FLOOR([.$A341]/[.$J$10])" office:value-type="float" office:value="410" calcext:value-type="float">
            <text:p>410</text:p>
          </table:table-cell>
          <table:table-cell table:formula="of:=[.$J$5]*([.$A341]-1) + [.$J$4]" office:value-type="float" office:value="6930" calcext:value-type="float">
            <text:p>6930</text:p>
          </table:table-cell>
          <table:table-cell table:formula="of:=[.$J$7]*([.$A341]-1) + [.$J$6]" office:value-type="float" office:value="0" calcext:value-type="float">
            <text:p>0</text:p>
          </table:table-cell>
          <table:table-cell table:formula="of:=FLOOR([.$A341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.$J$2] + [.$J$3]*([.$A342]-1)+[.$J$1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.$J$9]*([.$A342]-1) + [.$J$8]+FLOOR([.$A342]/[.$J$10])" office:value-type="float" office:value="411" calcext:value-type="float">
            <text:p>411</text:p>
          </table:table-cell>
          <table:table-cell table:formula="of:=[.$J$5]*([.$A342]-1) + [.$J$4]" office:value-type="float" office:value="6950" calcext:value-type="float">
            <text:p>6950</text:p>
          </table:table-cell>
          <table:table-cell table:formula="of:=[.$J$7]*([.$A342]-1) + [.$J$6]" office:value-type="float" office:value="0" calcext:value-type="float">
            <text:p>0</text:p>
          </table:table-cell>
          <table:table-cell table:formula="of:=FLOOR([.$A342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.$J$2] + [.$J$3]*([.$A343]-1)+[.$J$1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.$J$9]*([.$A343]-1) + [.$J$8]+FLOOR([.$A343]/[.$J$10])" office:value-type="float" office:value="412" calcext:value-type="float">
            <text:p>412</text:p>
          </table:table-cell>
          <table:table-cell table:formula="of:=[.$J$5]*([.$A343]-1) + [.$J$4]" office:value-type="float" office:value="6970" calcext:value-type="float">
            <text:p>6970</text:p>
          </table:table-cell>
          <table:table-cell table:formula="of:=[.$J$7]*([.$A343]-1) + [.$J$6]" office:value-type="float" office:value="0" calcext:value-type="float">
            <text:p>0</text:p>
          </table:table-cell>
          <table:table-cell table:formula="of:=FLOOR([.$A343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.$J$2] + [.$J$3]*([.$A344]-1)+[.$J$1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.$J$9]*([.$A344]-1) + [.$J$8]+FLOOR([.$A344]/[.$J$10])" office:value-type="float" office:value="413" calcext:value-type="float">
            <text:p>413</text:p>
          </table:table-cell>
          <table:table-cell table:formula="of:=[.$J$5]*([.$A344]-1) + [.$J$4]" office:value-type="float" office:value="6990" calcext:value-type="float">
            <text:p>6990</text:p>
          </table:table-cell>
          <table:table-cell table:formula="of:=[.$J$7]*([.$A344]-1) + [.$J$6]" office:value-type="float" office:value="0" calcext:value-type="float">
            <text:p>0</text:p>
          </table:table-cell>
          <table:table-cell table:formula="of:=FLOOR([.$A344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.$J$2] + [.$J$3]*([.$A345]-1)+[.$J$1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.$J$9]*([.$A345]-1) + [.$J$8]+FLOOR([.$A345]/[.$J$10])" office:value-type="float" office:value="414" calcext:value-type="float">
            <text:p>414</text:p>
          </table:table-cell>
          <table:table-cell table:formula="of:=[.$J$5]*([.$A345]-1) + [.$J$4]" office:value-type="float" office:value="7010" calcext:value-type="float">
            <text:p>7010</text:p>
          </table:table-cell>
          <table:table-cell table:formula="of:=[.$J$7]*([.$A345]-1) + [.$J$6]" office:value-type="float" office:value="0" calcext:value-type="float">
            <text:p>0</text:p>
          </table:table-cell>
          <table:table-cell table:formula="of:=FLOOR([.$A345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.$J$2] + [.$J$3]*([.$A346]-1)+[.$J$1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.$J$9]*([.$A346]-1) + [.$J$8]+FLOOR([.$A346]/[.$J$10])" office:value-type="float" office:value="416" calcext:value-type="float">
            <text:p>416</text:p>
          </table:table-cell>
          <table:table-cell table:formula="of:=[.$J$5]*([.$A346]-1) + [.$J$4]" office:value-type="float" office:value="7030" calcext:value-type="float">
            <text:p>7030</text:p>
          </table:table-cell>
          <table:table-cell table:formula="of:=[.$J$7]*([.$A346]-1) + [.$J$6]" office:value-type="float" office:value="0" calcext:value-type="float">
            <text:p>0</text:p>
          </table:table-cell>
          <table:table-cell table:formula="of:=FLOOR([.$A346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.$J$2] + [.$J$3]*([.$A347]-1)+[.$J$1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.$J$9]*([.$A347]-1) + [.$J$8]+FLOOR([.$A347]/[.$J$10])" office:value-type="float" office:value="417" calcext:value-type="float">
            <text:p>417</text:p>
          </table:table-cell>
          <table:table-cell table:formula="of:=[.$J$5]*([.$A347]-1) + [.$J$4]" office:value-type="float" office:value="7050" calcext:value-type="float">
            <text:p>7050</text:p>
          </table:table-cell>
          <table:table-cell table:formula="of:=[.$J$7]*([.$A347]-1) + [.$J$6]" office:value-type="float" office:value="0" calcext:value-type="float">
            <text:p>0</text:p>
          </table:table-cell>
          <table:table-cell table:formula="of:=FLOOR([.$A347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.$J$2] + [.$J$3]*([.$A348]-1)+[.$J$1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.$J$9]*([.$A348]-1) + [.$J$8]+FLOOR([.$A348]/[.$J$10])" office:value-type="float" office:value="418" calcext:value-type="float">
            <text:p>418</text:p>
          </table:table-cell>
          <table:table-cell table:formula="of:=[.$J$5]*([.$A348]-1) + [.$J$4]" office:value-type="float" office:value="7070" calcext:value-type="float">
            <text:p>7070</text:p>
          </table:table-cell>
          <table:table-cell table:formula="of:=[.$J$7]*([.$A348]-1) + [.$J$6]" office:value-type="float" office:value="0" calcext:value-type="float">
            <text:p>0</text:p>
          </table:table-cell>
          <table:table-cell table:formula="of:=FLOOR([.$A348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.$J$2] + [.$J$3]*([.$A349]-1)+[.$J$1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.$J$9]*([.$A349]-1) + [.$J$8]+FLOOR([.$A349]/[.$J$10])" office:value-type="float" office:value="419" calcext:value-type="float">
            <text:p>419</text:p>
          </table:table-cell>
          <table:table-cell table:formula="of:=[.$J$5]*([.$A349]-1) + [.$J$4]" office:value-type="float" office:value="7090" calcext:value-type="float">
            <text:p>7090</text:p>
          </table:table-cell>
          <table:table-cell table:formula="of:=[.$J$7]*([.$A349]-1) + [.$J$6]" office:value-type="float" office:value="0" calcext:value-type="float">
            <text:p>0</text:p>
          </table:table-cell>
          <table:table-cell table:formula="of:=FLOOR([.$A349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.$J$2] + [.$J$3]*([.$A350]-1)+[.$J$1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.$J$9]*([.$A350]-1) + [.$J$8]+FLOOR([.$A350]/[.$J$10])" office:value-type="float" office:value="420" calcext:value-type="float">
            <text:p>420</text:p>
          </table:table-cell>
          <table:table-cell table:formula="of:=[.$J$5]*([.$A350]-1) + [.$J$4]" office:value-type="float" office:value="7110" calcext:value-type="float">
            <text:p>7110</text:p>
          </table:table-cell>
          <table:table-cell table:formula="of:=[.$J$7]*([.$A350]-1) + [.$J$6]" office:value-type="float" office:value="0" calcext:value-type="float">
            <text:p>0</text:p>
          </table:table-cell>
          <table:table-cell table:formula="of:=FLOOR([.$A350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.$J$2] + [.$J$3]*([.$A351]-1)+[.$J$1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.$J$9]*([.$A351]-1) + [.$J$8]+FLOOR([.$A351]/[.$J$10])" office:value-type="float" office:value="422" calcext:value-type="float">
            <text:p>422</text:p>
          </table:table-cell>
          <table:table-cell table:formula="of:=[.$J$5]*([.$A351]-1) + [.$J$4]" office:value-type="float" office:value="7130" calcext:value-type="float">
            <text:p>7130</text:p>
          </table:table-cell>
          <table:table-cell table:formula="of:=[.$J$7]*([.$A351]-1) + [.$J$6]" office:value-type="float" office:value="0" calcext:value-type="float">
            <text:p>0</text:p>
          </table:table-cell>
          <table:table-cell table:formula="of:=FLOOR([.$A351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.$J$2] + [.$J$3]*([.$A352]-1)+[.$J$1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.$J$9]*([.$A352]-1) + [.$J$8]+FLOOR([.$A352]/[.$J$10])" office:value-type="float" office:value="423" calcext:value-type="float">
            <text:p>423</text:p>
          </table:table-cell>
          <table:table-cell table:formula="of:=[.$J$5]*([.$A352]-1) + [.$J$4]" office:value-type="float" office:value="7150" calcext:value-type="float">
            <text:p>7150</text:p>
          </table:table-cell>
          <table:table-cell table:formula="of:=[.$J$7]*([.$A352]-1) + [.$J$6]" office:value-type="float" office:value="0" calcext:value-type="float">
            <text:p>0</text:p>
          </table:table-cell>
          <table:table-cell table:formula="of:=FLOOR([.$A352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.$J$2] + [.$J$3]*([.$A353]-1)+[.$J$1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.$J$9]*([.$A353]-1) + [.$J$8]+FLOOR([.$A353]/[.$J$10])" office:value-type="float" office:value="424" calcext:value-type="float">
            <text:p>424</text:p>
          </table:table-cell>
          <table:table-cell table:formula="of:=[.$J$5]*([.$A353]-1) + [.$J$4]" office:value-type="float" office:value="7170" calcext:value-type="float">
            <text:p>7170</text:p>
          </table:table-cell>
          <table:table-cell table:formula="of:=[.$J$7]*([.$A353]-1) + [.$J$6]" office:value-type="float" office:value="0" calcext:value-type="float">
            <text:p>0</text:p>
          </table:table-cell>
          <table:table-cell table:formula="of:=FLOOR([.$A353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.$J$2] + [.$J$3]*([.$A354]-1)+[.$J$1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.$J$9]*([.$A354]-1) + [.$J$8]+FLOOR([.$A354]/[.$J$10])" office:value-type="float" office:value="425" calcext:value-type="float">
            <text:p>425</text:p>
          </table:table-cell>
          <table:table-cell table:formula="of:=[.$J$5]*([.$A354]-1) + [.$J$4]" office:value-type="float" office:value="7190" calcext:value-type="float">
            <text:p>7190</text:p>
          </table:table-cell>
          <table:table-cell table:formula="of:=[.$J$7]*([.$A354]-1) + [.$J$6]" office:value-type="float" office:value="0" calcext:value-type="float">
            <text:p>0</text:p>
          </table:table-cell>
          <table:table-cell table:formula="of:=FLOOR([.$A354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.$J$2] + [.$J$3]*([.$A355]-1)+[.$J$1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.$J$9]*([.$A355]-1) + [.$J$8]+FLOOR([.$A355]/[.$J$10])" office:value-type="float" office:value="426" calcext:value-type="float">
            <text:p>426</text:p>
          </table:table-cell>
          <table:table-cell table:formula="of:=[.$J$5]*([.$A355]-1) + [.$J$4]" office:value-type="float" office:value="7210" calcext:value-type="float">
            <text:p>7210</text:p>
          </table:table-cell>
          <table:table-cell table:formula="of:=[.$J$7]*([.$A355]-1) + [.$J$6]" office:value-type="float" office:value="0" calcext:value-type="float">
            <text:p>0</text:p>
          </table:table-cell>
          <table:table-cell table:formula="of:=FLOOR([.$A355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.$J$2] + [.$J$3]*([.$A356]-1)+[.$J$1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.$J$9]*([.$A356]-1) + [.$J$8]+FLOOR([.$A356]/[.$J$10])" office:value-type="float" office:value="428" calcext:value-type="float">
            <text:p>428</text:p>
          </table:table-cell>
          <table:table-cell table:formula="of:=[.$J$5]*([.$A356]-1) + [.$J$4]" office:value-type="float" office:value="7230" calcext:value-type="float">
            <text:p>7230</text:p>
          </table:table-cell>
          <table:table-cell table:formula="of:=[.$J$7]*([.$A356]-1) + [.$J$6]" office:value-type="float" office:value="0" calcext:value-type="float">
            <text:p>0</text:p>
          </table:table-cell>
          <table:table-cell table:formula="of:=FLOOR([.$A356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.$J$2] + [.$J$3]*([.$A357]-1)+[.$J$1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.$J$9]*([.$A357]-1) + [.$J$8]+FLOOR([.$A357]/[.$J$10])" office:value-type="float" office:value="429" calcext:value-type="float">
            <text:p>429</text:p>
          </table:table-cell>
          <table:table-cell table:formula="of:=[.$J$5]*([.$A357]-1) + [.$J$4]" office:value-type="float" office:value="7250" calcext:value-type="float">
            <text:p>7250</text:p>
          </table:table-cell>
          <table:table-cell table:formula="of:=[.$J$7]*([.$A357]-1) + [.$J$6]" office:value-type="float" office:value="0" calcext:value-type="float">
            <text:p>0</text:p>
          </table:table-cell>
          <table:table-cell table:formula="of:=FLOOR([.$A357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.$J$2] + [.$J$3]*([.$A358]-1)+[.$J$1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.$J$9]*([.$A358]-1) + [.$J$8]+FLOOR([.$A358]/[.$J$10])" office:value-type="float" office:value="430" calcext:value-type="float">
            <text:p>430</text:p>
          </table:table-cell>
          <table:table-cell table:formula="of:=[.$J$5]*([.$A358]-1) + [.$J$4]" office:value-type="float" office:value="7270" calcext:value-type="float">
            <text:p>7270</text:p>
          </table:table-cell>
          <table:table-cell table:formula="of:=[.$J$7]*([.$A358]-1) + [.$J$6]" office:value-type="float" office:value="0" calcext:value-type="float">
            <text:p>0</text:p>
          </table:table-cell>
          <table:table-cell table:formula="of:=FLOOR([.$A358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.$J$2] + [.$J$3]*([.$A359]-1)+[.$J$1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.$J$9]*([.$A359]-1) + [.$J$8]+FLOOR([.$A359]/[.$J$10])" office:value-type="float" office:value="431" calcext:value-type="float">
            <text:p>431</text:p>
          </table:table-cell>
          <table:table-cell table:formula="of:=[.$J$5]*([.$A359]-1) + [.$J$4]" office:value-type="float" office:value="7290" calcext:value-type="float">
            <text:p>7290</text:p>
          </table:table-cell>
          <table:table-cell table:formula="of:=[.$J$7]*([.$A359]-1) + [.$J$6]" office:value-type="float" office:value="0" calcext:value-type="float">
            <text:p>0</text:p>
          </table:table-cell>
          <table:table-cell table:formula="of:=FLOOR([.$A359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.$J$2] + [.$J$3]*([.$A360]-1)+[.$J$1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.$J$9]*([.$A360]-1) + [.$J$8]+FLOOR([.$A360]/[.$J$10])" office:value-type="float" office:value="432" calcext:value-type="float">
            <text:p>432</text:p>
          </table:table-cell>
          <table:table-cell table:formula="of:=[.$J$5]*([.$A360]-1) + [.$J$4]" office:value-type="float" office:value="7310" calcext:value-type="float">
            <text:p>7310</text:p>
          </table:table-cell>
          <table:table-cell table:formula="of:=[.$J$7]*([.$A360]-1) + [.$J$6]" office:value-type="float" office:value="0" calcext:value-type="float">
            <text:p>0</text:p>
          </table:table-cell>
          <table:table-cell table:formula="of:=FLOOR([.$A360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.$J$2] + [.$J$3]*([.$A361]-1)+[.$J$1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.$J$9]*([.$A361]-1) + [.$J$8]+FLOOR([.$A361]/[.$J$10])" office:value-type="float" office:value="434" calcext:value-type="float">
            <text:p>434</text:p>
          </table:table-cell>
          <table:table-cell table:formula="of:=[.$J$5]*([.$A361]-1) + [.$J$4]" office:value-type="float" office:value="7330" calcext:value-type="float">
            <text:p>7330</text:p>
          </table:table-cell>
          <table:table-cell table:formula="of:=[.$J$7]*([.$A361]-1) + [.$J$6]" office:value-type="float" office:value="0" calcext:value-type="float">
            <text:p>0</text:p>
          </table:table-cell>
          <table:table-cell table:formula="of:=FLOOR([.$A361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.$J$2] + [.$J$3]*([.$A362]-1)+[.$J$1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.$J$9]*([.$A362]-1) + [.$J$8]+FLOOR([.$A362]/[.$J$10])" office:value-type="float" office:value="435" calcext:value-type="float">
            <text:p>435</text:p>
          </table:table-cell>
          <table:table-cell table:formula="of:=[.$J$5]*([.$A362]-1) + [.$J$4]" office:value-type="float" office:value="7350" calcext:value-type="float">
            <text:p>7350</text:p>
          </table:table-cell>
          <table:table-cell table:formula="of:=[.$J$7]*([.$A362]-1) + [.$J$6]" office:value-type="float" office:value="0" calcext:value-type="float">
            <text:p>0</text:p>
          </table:table-cell>
          <table:table-cell table:formula="of:=FLOOR([.$A362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.$J$2] + [.$J$3]*([.$A363]-1)+[.$J$1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.$J$9]*([.$A363]-1) + [.$J$8]+FLOOR([.$A363]/[.$J$10])" office:value-type="float" office:value="436" calcext:value-type="float">
            <text:p>436</text:p>
          </table:table-cell>
          <table:table-cell table:formula="of:=[.$J$5]*([.$A363]-1) + [.$J$4]" office:value-type="float" office:value="7370" calcext:value-type="float">
            <text:p>7370</text:p>
          </table:table-cell>
          <table:table-cell table:formula="of:=[.$J$7]*([.$A363]-1) + [.$J$6]" office:value-type="float" office:value="0" calcext:value-type="float">
            <text:p>0</text:p>
          </table:table-cell>
          <table:table-cell table:formula="of:=FLOOR([.$A363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.$J$2] + [.$J$3]*([.$A364]-1)+[.$J$1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.$J$9]*([.$A364]-1) + [.$J$8]+FLOOR([.$A364]/[.$J$10])" office:value-type="float" office:value="437" calcext:value-type="float">
            <text:p>437</text:p>
          </table:table-cell>
          <table:table-cell table:formula="of:=[.$J$5]*([.$A364]-1) + [.$J$4]" office:value-type="float" office:value="7390" calcext:value-type="float">
            <text:p>7390</text:p>
          </table:table-cell>
          <table:table-cell table:formula="of:=[.$J$7]*([.$A364]-1) + [.$J$6]" office:value-type="float" office:value="0" calcext:value-type="float">
            <text:p>0</text:p>
          </table:table-cell>
          <table:table-cell table:formula="of:=FLOOR([.$A364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.$J$2] + [.$J$3]*([.$A365]-1)+[.$J$1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.$J$9]*([.$A365]-1) + [.$J$8]+FLOOR([.$A365]/[.$J$10])" office:value-type="float" office:value="438" calcext:value-type="float">
            <text:p>438</text:p>
          </table:table-cell>
          <table:table-cell table:formula="of:=[.$J$5]*([.$A365]-1) + [.$J$4]" office:value-type="float" office:value="7410" calcext:value-type="float">
            <text:p>7410</text:p>
          </table:table-cell>
          <table:table-cell table:formula="of:=[.$J$7]*([.$A365]-1) + [.$J$6]" office:value-type="float" office:value="0" calcext:value-type="float">
            <text:p>0</text:p>
          </table:table-cell>
          <table:table-cell table:formula="of:=FLOOR([.$A365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.$J$2] + [.$J$3]*([.$A366]-1)+[.$J$1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.$J$9]*([.$A366]-1) + [.$J$8]+FLOOR([.$A366]/[.$J$10])" office:value-type="float" office:value="440" calcext:value-type="float">
            <text:p>440</text:p>
          </table:table-cell>
          <table:table-cell table:formula="of:=[.$J$5]*([.$A366]-1) + [.$J$4]" office:value-type="float" office:value="7430" calcext:value-type="float">
            <text:p>7430</text:p>
          </table:table-cell>
          <table:table-cell table:formula="of:=[.$J$7]*([.$A366]-1) + [.$J$6]" office:value-type="float" office:value="0" calcext:value-type="float">
            <text:p>0</text:p>
          </table:table-cell>
          <table:table-cell table:formula="of:=FLOOR([.$A366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.$J$2] + [.$J$3]*([.$A367]-1)+[.$J$1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.$J$9]*([.$A367]-1) + [.$J$8]+FLOOR([.$A367]/[.$J$10])" office:value-type="float" office:value="441" calcext:value-type="float">
            <text:p>441</text:p>
          </table:table-cell>
          <table:table-cell table:formula="of:=[.$J$5]*([.$A367]-1) + [.$J$4]" office:value-type="float" office:value="7450" calcext:value-type="float">
            <text:p>7450</text:p>
          </table:table-cell>
          <table:table-cell table:formula="of:=[.$J$7]*([.$A367]-1) + [.$J$6]" office:value-type="float" office:value="0" calcext:value-type="float">
            <text:p>0</text:p>
          </table:table-cell>
          <table:table-cell table:formula="of:=FLOOR([.$A367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.$J$2] + [.$J$3]*([.$A368]-1)+[.$J$1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.$J$9]*([.$A368]-1) + [.$J$8]+FLOOR([.$A368]/[.$J$10])" office:value-type="float" office:value="442" calcext:value-type="float">
            <text:p>442</text:p>
          </table:table-cell>
          <table:table-cell table:formula="of:=[.$J$5]*([.$A368]-1) + [.$J$4]" office:value-type="float" office:value="7470" calcext:value-type="float">
            <text:p>7470</text:p>
          </table:table-cell>
          <table:table-cell table:formula="of:=[.$J$7]*([.$A368]-1) + [.$J$6]" office:value-type="float" office:value="0" calcext:value-type="float">
            <text:p>0</text:p>
          </table:table-cell>
          <table:table-cell table:formula="of:=FLOOR([.$A368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.$J$2] + [.$J$3]*([.$A369]-1)+[.$J$1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.$J$9]*([.$A369]-1) + [.$J$8]+FLOOR([.$A369]/[.$J$10])" office:value-type="float" office:value="443" calcext:value-type="float">
            <text:p>443</text:p>
          </table:table-cell>
          <table:table-cell table:formula="of:=[.$J$5]*([.$A369]-1) + [.$J$4]" office:value-type="float" office:value="7490" calcext:value-type="float">
            <text:p>7490</text:p>
          </table:table-cell>
          <table:table-cell table:formula="of:=[.$J$7]*([.$A369]-1) + [.$J$6]" office:value-type="float" office:value="0" calcext:value-type="float">
            <text:p>0</text:p>
          </table:table-cell>
          <table:table-cell table:formula="of:=FLOOR([.$A369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.$J$2] + [.$J$3]*([.$A370]-1)+[.$J$1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.$J$9]*([.$A370]-1) + [.$J$8]+FLOOR([.$A370]/[.$J$10])" office:value-type="float" office:value="444" calcext:value-type="float">
            <text:p>444</text:p>
          </table:table-cell>
          <table:table-cell table:formula="of:=[.$J$5]*([.$A370]-1) + [.$J$4]" office:value-type="float" office:value="7510" calcext:value-type="float">
            <text:p>7510</text:p>
          </table:table-cell>
          <table:table-cell table:formula="of:=[.$J$7]*([.$A370]-1) + [.$J$6]" office:value-type="float" office:value="0" calcext:value-type="float">
            <text:p>0</text:p>
          </table:table-cell>
          <table:table-cell table:formula="of:=FLOOR([.$A370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.$J$2] + [.$J$3]*([.$A371]-1)+[.$J$1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.$J$9]*([.$A371]-1) + [.$J$8]+FLOOR([.$A371]/[.$J$10])" office:value-type="float" office:value="446" calcext:value-type="float">
            <text:p>446</text:p>
          </table:table-cell>
          <table:table-cell table:formula="of:=[.$J$5]*([.$A371]-1) + [.$J$4]" office:value-type="float" office:value="7530" calcext:value-type="float">
            <text:p>7530</text:p>
          </table:table-cell>
          <table:table-cell table:formula="of:=[.$J$7]*([.$A371]-1) + [.$J$6]" office:value-type="float" office:value="0" calcext:value-type="float">
            <text:p>0</text:p>
          </table:table-cell>
          <table:table-cell table:formula="of:=FLOOR([.$A371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.$J$2] + [.$J$3]*([.$A372]-1)+[.$J$1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.$J$9]*([.$A372]-1) + [.$J$8]+FLOOR([.$A372]/[.$J$10])" office:value-type="float" office:value="447" calcext:value-type="float">
            <text:p>447</text:p>
          </table:table-cell>
          <table:table-cell table:formula="of:=[.$J$5]*([.$A372]-1) + [.$J$4]" office:value-type="float" office:value="7550" calcext:value-type="float">
            <text:p>7550</text:p>
          </table:table-cell>
          <table:table-cell table:formula="of:=[.$J$7]*([.$A372]-1) + [.$J$6]" office:value-type="float" office:value="0" calcext:value-type="float">
            <text:p>0</text:p>
          </table:table-cell>
          <table:table-cell table:formula="of:=FLOOR([.$A372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.$J$2] + [.$J$3]*([.$A373]-1)+[.$J$1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.$J$9]*([.$A373]-1) + [.$J$8]+FLOOR([.$A373]/[.$J$10])" office:value-type="float" office:value="448" calcext:value-type="float">
            <text:p>448</text:p>
          </table:table-cell>
          <table:table-cell table:formula="of:=[.$J$5]*([.$A373]-1) + [.$J$4]" office:value-type="float" office:value="7570" calcext:value-type="float">
            <text:p>7570</text:p>
          </table:table-cell>
          <table:table-cell table:formula="of:=[.$J$7]*([.$A373]-1) + [.$J$6]" office:value-type="float" office:value="0" calcext:value-type="float">
            <text:p>0</text:p>
          </table:table-cell>
          <table:table-cell table:formula="of:=FLOOR([.$A373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.$J$2] + [.$J$3]*([.$A374]-1)+[.$J$1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.$J$9]*([.$A374]-1) + [.$J$8]+FLOOR([.$A374]/[.$J$10])" office:value-type="float" office:value="449" calcext:value-type="float">
            <text:p>449</text:p>
          </table:table-cell>
          <table:table-cell table:formula="of:=[.$J$5]*([.$A374]-1) + [.$J$4]" office:value-type="float" office:value="7590" calcext:value-type="float">
            <text:p>7590</text:p>
          </table:table-cell>
          <table:table-cell table:formula="of:=[.$J$7]*([.$A374]-1) + [.$J$6]" office:value-type="float" office:value="0" calcext:value-type="float">
            <text:p>0</text:p>
          </table:table-cell>
          <table:table-cell table:formula="of:=FLOOR([.$A374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.$J$2] + [.$J$3]*([.$A375]-1)+[.$J$1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.$J$9]*([.$A375]-1) + [.$J$8]+FLOOR([.$A375]/[.$J$10])" office:value-type="float" office:value="450" calcext:value-type="float">
            <text:p>450</text:p>
          </table:table-cell>
          <table:table-cell table:formula="of:=[.$J$5]*([.$A375]-1) + [.$J$4]" office:value-type="float" office:value="7610" calcext:value-type="float">
            <text:p>7610</text:p>
          </table:table-cell>
          <table:table-cell table:formula="of:=[.$J$7]*([.$A375]-1) + [.$J$6]" office:value-type="float" office:value="0" calcext:value-type="float">
            <text:p>0</text:p>
          </table:table-cell>
          <table:table-cell table:formula="of:=FLOOR([.$A375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.$J$2] + [.$J$3]*([.$A376]-1)+[.$J$1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.$J$9]*([.$A376]-1) + [.$J$8]+FLOOR([.$A376]/[.$J$10])" office:value-type="float" office:value="452" calcext:value-type="float">
            <text:p>452</text:p>
          </table:table-cell>
          <table:table-cell table:formula="of:=[.$J$5]*([.$A376]-1) + [.$J$4]" office:value-type="float" office:value="7630" calcext:value-type="float">
            <text:p>7630</text:p>
          </table:table-cell>
          <table:table-cell table:formula="of:=[.$J$7]*([.$A376]-1) + [.$J$6]" office:value-type="float" office:value="0" calcext:value-type="float">
            <text:p>0</text:p>
          </table:table-cell>
          <table:table-cell table:formula="of:=FLOOR([.$A376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.$J$2] + [.$J$3]*([.$A377]-1)+[.$J$1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.$J$9]*([.$A377]-1) + [.$J$8]+FLOOR([.$A377]/[.$J$10])" office:value-type="float" office:value="453" calcext:value-type="float">
            <text:p>453</text:p>
          </table:table-cell>
          <table:table-cell table:formula="of:=[.$J$5]*([.$A377]-1) + [.$J$4]" office:value-type="float" office:value="7650" calcext:value-type="float">
            <text:p>7650</text:p>
          </table:table-cell>
          <table:table-cell table:formula="of:=[.$J$7]*([.$A377]-1) + [.$J$6]" office:value-type="float" office:value="0" calcext:value-type="float">
            <text:p>0</text:p>
          </table:table-cell>
          <table:table-cell table:formula="of:=FLOOR([.$A377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.$J$2] + [.$J$3]*([.$A378]-1)+[.$J$1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.$J$9]*([.$A378]-1) + [.$J$8]+FLOOR([.$A378]/[.$J$10])" office:value-type="float" office:value="454" calcext:value-type="float">
            <text:p>454</text:p>
          </table:table-cell>
          <table:table-cell table:formula="of:=[.$J$5]*([.$A378]-1) + [.$J$4]" office:value-type="float" office:value="7670" calcext:value-type="float">
            <text:p>7670</text:p>
          </table:table-cell>
          <table:table-cell table:formula="of:=[.$J$7]*([.$A378]-1) + [.$J$6]" office:value-type="float" office:value="0" calcext:value-type="float">
            <text:p>0</text:p>
          </table:table-cell>
          <table:table-cell table:formula="of:=FLOOR([.$A378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.$J$2] + [.$J$3]*([.$A379]-1)+[.$J$1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.$J$9]*([.$A379]-1) + [.$J$8]+FLOOR([.$A379]/[.$J$10])" office:value-type="float" office:value="455" calcext:value-type="float">
            <text:p>455</text:p>
          </table:table-cell>
          <table:table-cell table:formula="of:=[.$J$5]*([.$A379]-1) + [.$J$4]" office:value-type="float" office:value="7690" calcext:value-type="float">
            <text:p>7690</text:p>
          </table:table-cell>
          <table:table-cell table:formula="of:=[.$J$7]*([.$A379]-1) + [.$J$6]" office:value-type="float" office:value="0" calcext:value-type="float">
            <text:p>0</text:p>
          </table:table-cell>
          <table:table-cell table:formula="of:=FLOOR([.$A379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.$J$2] + [.$J$3]*([.$A380]-1)+[.$J$1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.$J$9]*([.$A380]-1) + [.$J$8]+FLOOR([.$A380]/[.$J$10])" office:value-type="float" office:value="456" calcext:value-type="float">
            <text:p>456</text:p>
          </table:table-cell>
          <table:table-cell table:formula="of:=[.$J$5]*([.$A380]-1) + [.$J$4]" office:value-type="float" office:value="7710" calcext:value-type="float">
            <text:p>7710</text:p>
          </table:table-cell>
          <table:table-cell table:formula="of:=[.$J$7]*([.$A380]-1) + [.$J$6]" office:value-type="float" office:value="0" calcext:value-type="float">
            <text:p>0</text:p>
          </table:table-cell>
          <table:table-cell table:formula="of:=FLOOR([.$A380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.$J$2] + [.$J$3]*([.$A381]-1)+[.$J$1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.$J$9]*([.$A381]-1) + [.$J$8]+FLOOR([.$A381]/[.$J$10])" office:value-type="float" office:value="458" calcext:value-type="float">
            <text:p>458</text:p>
          </table:table-cell>
          <table:table-cell table:formula="of:=[.$J$5]*([.$A381]-1) + [.$J$4]" office:value-type="float" office:value="7730" calcext:value-type="float">
            <text:p>7730</text:p>
          </table:table-cell>
          <table:table-cell table:formula="of:=[.$J$7]*([.$A381]-1) + [.$J$6]" office:value-type="float" office:value="0" calcext:value-type="float">
            <text:p>0</text:p>
          </table:table-cell>
          <table:table-cell table:formula="of:=FLOOR([.$A381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.$J$2] + [.$J$3]*([.$A382]-1)+[.$J$1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.$J$9]*([.$A382]-1) + [.$J$8]+FLOOR([.$A382]/[.$J$10])" office:value-type="float" office:value="459" calcext:value-type="float">
            <text:p>459</text:p>
          </table:table-cell>
          <table:table-cell table:formula="of:=[.$J$5]*([.$A382]-1) + [.$J$4]" office:value-type="float" office:value="7750" calcext:value-type="float">
            <text:p>7750</text:p>
          </table:table-cell>
          <table:table-cell table:formula="of:=[.$J$7]*([.$A382]-1) + [.$J$6]" office:value-type="float" office:value="0" calcext:value-type="float">
            <text:p>0</text:p>
          </table:table-cell>
          <table:table-cell table:formula="of:=FLOOR([.$A382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.$J$2] + [.$J$3]*([.$A383]-1)+[.$J$1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.$J$9]*([.$A383]-1) + [.$J$8]+FLOOR([.$A383]/[.$J$10])" office:value-type="float" office:value="460" calcext:value-type="float">
            <text:p>460</text:p>
          </table:table-cell>
          <table:table-cell table:formula="of:=[.$J$5]*([.$A383]-1) + [.$J$4]" office:value-type="float" office:value="7770" calcext:value-type="float">
            <text:p>7770</text:p>
          </table:table-cell>
          <table:table-cell table:formula="of:=[.$J$7]*([.$A383]-1) + [.$J$6]" office:value-type="float" office:value="0" calcext:value-type="float">
            <text:p>0</text:p>
          </table:table-cell>
          <table:table-cell table:formula="of:=FLOOR([.$A383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.$J$2] + [.$J$3]*([.$A384]-1)+[.$J$1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.$J$9]*([.$A384]-1) + [.$J$8]+FLOOR([.$A384]/[.$J$10])" office:value-type="float" office:value="461" calcext:value-type="float">
            <text:p>461</text:p>
          </table:table-cell>
          <table:table-cell table:formula="of:=[.$J$5]*([.$A384]-1) + [.$J$4]" office:value-type="float" office:value="7790" calcext:value-type="float">
            <text:p>7790</text:p>
          </table:table-cell>
          <table:table-cell table:formula="of:=[.$J$7]*([.$A384]-1) + [.$J$6]" office:value-type="float" office:value="0" calcext:value-type="float">
            <text:p>0</text:p>
          </table:table-cell>
          <table:table-cell table:formula="of:=FLOOR([.$A384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.$J$2] + [.$J$3]*([.$A385]-1)+[.$J$1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.$J$9]*([.$A385]-1) + [.$J$8]+FLOOR([.$A385]/[.$J$10])" office:value-type="float" office:value="462" calcext:value-type="float">
            <text:p>462</text:p>
          </table:table-cell>
          <table:table-cell table:formula="of:=[.$J$5]*([.$A385]-1) + [.$J$4]" office:value-type="float" office:value="7810" calcext:value-type="float">
            <text:p>7810</text:p>
          </table:table-cell>
          <table:table-cell table:formula="of:=[.$J$7]*([.$A385]-1) + [.$J$6]" office:value-type="float" office:value="0" calcext:value-type="float">
            <text:p>0</text:p>
          </table:table-cell>
          <table:table-cell table:formula="of:=FLOOR([.$A385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.$J$2] + [.$J$3]*([.$A386]-1)+[.$J$1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.$J$9]*([.$A386]-1) + [.$J$8]+FLOOR([.$A386]/[.$J$10])" office:value-type="float" office:value="464" calcext:value-type="float">
            <text:p>464</text:p>
          </table:table-cell>
          <table:table-cell table:formula="of:=[.$J$5]*([.$A386]-1) + [.$J$4]" office:value-type="float" office:value="7830" calcext:value-type="float">
            <text:p>7830</text:p>
          </table:table-cell>
          <table:table-cell table:formula="of:=[.$J$7]*([.$A386]-1) + [.$J$6]" office:value-type="float" office:value="0" calcext:value-type="float">
            <text:p>0</text:p>
          </table:table-cell>
          <table:table-cell table:formula="of:=FLOOR([.$A386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.$J$2] + [.$J$3]*([.$A387]-1)+[.$J$1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.$J$9]*([.$A387]-1) + [.$J$8]+FLOOR([.$A387]/[.$J$10])" office:value-type="float" office:value="465" calcext:value-type="float">
            <text:p>465</text:p>
          </table:table-cell>
          <table:table-cell table:formula="of:=[.$J$5]*([.$A387]-1) + [.$J$4]" office:value-type="float" office:value="7850" calcext:value-type="float">
            <text:p>7850</text:p>
          </table:table-cell>
          <table:table-cell table:formula="of:=[.$J$7]*([.$A387]-1) + [.$J$6]" office:value-type="float" office:value="0" calcext:value-type="float">
            <text:p>0</text:p>
          </table:table-cell>
          <table:table-cell table:formula="of:=FLOOR([.$A387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.$J$2] + [.$J$3]*([.$A388]-1)+[.$J$1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.$J$9]*([.$A388]-1) + [.$J$8]+FLOOR([.$A388]/[.$J$10])" office:value-type="float" office:value="466" calcext:value-type="float">
            <text:p>466</text:p>
          </table:table-cell>
          <table:table-cell table:formula="of:=[.$J$5]*([.$A388]-1) + [.$J$4]" office:value-type="float" office:value="7870" calcext:value-type="float">
            <text:p>7870</text:p>
          </table:table-cell>
          <table:table-cell table:formula="of:=[.$J$7]*([.$A388]-1) + [.$J$6]" office:value-type="float" office:value="0" calcext:value-type="float">
            <text:p>0</text:p>
          </table:table-cell>
          <table:table-cell table:formula="of:=FLOOR([.$A388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.$J$2] + [.$J$3]*([.$A389]-1)+[.$J$1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.$J$9]*([.$A389]-1) + [.$J$8]+FLOOR([.$A389]/[.$J$10])" office:value-type="float" office:value="467" calcext:value-type="float">
            <text:p>467</text:p>
          </table:table-cell>
          <table:table-cell table:formula="of:=[.$J$5]*([.$A389]-1) + [.$J$4]" office:value-type="float" office:value="7890" calcext:value-type="float">
            <text:p>7890</text:p>
          </table:table-cell>
          <table:table-cell table:formula="of:=[.$J$7]*([.$A389]-1) + [.$J$6]" office:value-type="float" office:value="0" calcext:value-type="float">
            <text:p>0</text:p>
          </table:table-cell>
          <table:table-cell table:formula="of:=FLOOR([.$A389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.$J$2] + [.$J$3]*([.$A390]-1)+[.$J$1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.$J$9]*([.$A390]-1) + [.$J$8]+FLOOR([.$A390]/[.$J$10])" office:value-type="float" office:value="468" calcext:value-type="float">
            <text:p>468</text:p>
          </table:table-cell>
          <table:table-cell table:formula="of:=[.$J$5]*([.$A390]-1) + [.$J$4]" office:value-type="float" office:value="7910" calcext:value-type="float">
            <text:p>7910</text:p>
          </table:table-cell>
          <table:table-cell table:formula="of:=[.$J$7]*([.$A390]-1) + [.$J$6]" office:value-type="float" office:value="0" calcext:value-type="float">
            <text:p>0</text:p>
          </table:table-cell>
          <table:table-cell table:formula="of:=FLOOR([.$A390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.$J$2] + [.$J$3]*([.$A391]-1)+[.$J$1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.$J$9]*([.$A391]-1) + [.$J$8]+FLOOR([.$A391]/[.$J$10])" office:value-type="float" office:value="470" calcext:value-type="float">
            <text:p>470</text:p>
          </table:table-cell>
          <table:table-cell table:formula="of:=[.$J$5]*([.$A391]-1) + [.$J$4]" office:value-type="float" office:value="7930" calcext:value-type="float">
            <text:p>7930</text:p>
          </table:table-cell>
          <table:table-cell table:formula="of:=[.$J$7]*([.$A391]-1) + [.$J$6]" office:value-type="float" office:value="0" calcext:value-type="float">
            <text:p>0</text:p>
          </table:table-cell>
          <table:table-cell table:formula="of:=FLOOR([.$A391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.$J$2] + [.$J$3]*([.$A392]-1)+[.$J$1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.$J$9]*([.$A392]-1) + [.$J$8]+FLOOR([.$A392]/[.$J$10])" office:value-type="float" office:value="471" calcext:value-type="float">
            <text:p>471</text:p>
          </table:table-cell>
          <table:table-cell table:formula="of:=[.$J$5]*([.$A392]-1) + [.$J$4]" office:value-type="float" office:value="7950" calcext:value-type="float">
            <text:p>7950</text:p>
          </table:table-cell>
          <table:table-cell table:formula="of:=[.$J$7]*([.$A392]-1) + [.$J$6]" office:value-type="float" office:value="0" calcext:value-type="float">
            <text:p>0</text:p>
          </table:table-cell>
          <table:table-cell table:formula="of:=FLOOR([.$A392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.$J$2] + [.$J$3]*([.$A393]-1)+[.$J$1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.$J$9]*([.$A393]-1) + [.$J$8]+FLOOR([.$A393]/[.$J$10])" office:value-type="float" office:value="472" calcext:value-type="float">
            <text:p>472</text:p>
          </table:table-cell>
          <table:table-cell table:formula="of:=[.$J$5]*([.$A393]-1) + [.$J$4]" office:value-type="float" office:value="7970" calcext:value-type="float">
            <text:p>7970</text:p>
          </table:table-cell>
          <table:table-cell table:formula="of:=[.$J$7]*([.$A393]-1) + [.$J$6]" office:value-type="float" office:value="0" calcext:value-type="float">
            <text:p>0</text:p>
          </table:table-cell>
          <table:table-cell table:formula="of:=FLOOR([.$A393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.$J$2] + [.$J$3]*([.$A394]-1)+[.$J$1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.$J$9]*([.$A394]-1) + [.$J$8]+FLOOR([.$A394]/[.$J$10])" office:value-type="float" office:value="473" calcext:value-type="float">
            <text:p>473</text:p>
          </table:table-cell>
          <table:table-cell table:formula="of:=[.$J$5]*([.$A394]-1) + [.$J$4]" office:value-type="float" office:value="7990" calcext:value-type="float">
            <text:p>7990</text:p>
          </table:table-cell>
          <table:table-cell table:formula="of:=[.$J$7]*([.$A394]-1) + [.$J$6]" office:value-type="float" office:value="0" calcext:value-type="float">
            <text:p>0</text:p>
          </table:table-cell>
          <table:table-cell table:formula="of:=FLOOR([.$A394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.$J$2] + [.$J$3]*([.$A395]-1)+[.$J$1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.$J$9]*([.$A395]-1) + [.$J$8]+FLOOR([.$A395]/[.$J$10])" office:value-type="float" office:value="474" calcext:value-type="float">
            <text:p>474</text:p>
          </table:table-cell>
          <table:table-cell table:formula="of:=[.$J$5]*([.$A395]-1) + [.$J$4]" office:value-type="float" office:value="8010" calcext:value-type="float">
            <text:p>8010</text:p>
          </table:table-cell>
          <table:table-cell table:formula="of:=[.$J$7]*([.$A395]-1) + [.$J$6]" office:value-type="float" office:value="0" calcext:value-type="float">
            <text:p>0</text:p>
          </table:table-cell>
          <table:table-cell table:formula="of:=FLOOR([.$A395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.$J$2] + [.$J$3]*([.$A396]-1)+[.$J$1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.$J$9]*([.$A396]-1) + [.$J$8]+FLOOR([.$A396]/[.$J$10])" office:value-type="float" office:value="476" calcext:value-type="float">
            <text:p>476</text:p>
          </table:table-cell>
          <table:table-cell table:formula="of:=[.$J$5]*([.$A396]-1) + [.$J$4]" office:value-type="float" office:value="8030" calcext:value-type="float">
            <text:p>8030</text:p>
          </table:table-cell>
          <table:table-cell table:formula="of:=[.$J$7]*([.$A396]-1) + [.$J$6]" office:value-type="float" office:value="0" calcext:value-type="float">
            <text:p>0</text:p>
          </table:table-cell>
          <table:table-cell table:formula="of:=FLOOR([.$A396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.$J$2] + [.$J$3]*([.$A397]-1)+[.$J$1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.$J$9]*([.$A397]-1) + [.$J$8]+FLOOR([.$A397]/[.$J$10])" office:value-type="float" office:value="477" calcext:value-type="float">
            <text:p>477</text:p>
          </table:table-cell>
          <table:table-cell table:formula="of:=[.$J$5]*([.$A397]-1) + [.$J$4]" office:value-type="float" office:value="8050" calcext:value-type="float">
            <text:p>8050</text:p>
          </table:table-cell>
          <table:table-cell table:formula="of:=[.$J$7]*([.$A397]-1) + [.$J$6]" office:value-type="float" office:value="0" calcext:value-type="float">
            <text:p>0</text:p>
          </table:table-cell>
          <table:table-cell table:formula="of:=FLOOR([.$A397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.$J$2] + [.$J$3]*([.$A398]-1)+[.$J$1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.$J$9]*([.$A398]-1) + [.$J$8]+FLOOR([.$A398]/[.$J$10])" office:value-type="float" office:value="478" calcext:value-type="float">
            <text:p>478</text:p>
          </table:table-cell>
          <table:table-cell table:formula="of:=[.$J$5]*([.$A398]-1) + [.$J$4]" office:value-type="float" office:value="8070" calcext:value-type="float">
            <text:p>8070</text:p>
          </table:table-cell>
          <table:table-cell table:formula="of:=[.$J$7]*([.$A398]-1) + [.$J$6]" office:value-type="float" office:value="0" calcext:value-type="float">
            <text:p>0</text:p>
          </table:table-cell>
          <table:table-cell table:formula="of:=FLOOR([.$A398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.$J$2] + [.$J$3]*([.$A399]-1)+[.$J$1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.$J$9]*([.$A399]-1) + [.$J$8]+FLOOR([.$A399]/[.$J$10])" office:value-type="float" office:value="479" calcext:value-type="float">
            <text:p>479</text:p>
          </table:table-cell>
          <table:table-cell table:formula="of:=[.$J$5]*([.$A399]-1) + [.$J$4]" office:value-type="float" office:value="8090" calcext:value-type="float">
            <text:p>8090</text:p>
          </table:table-cell>
          <table:table-cell table:formula="of:=[.$J$7]*([.$A399]-1) + [.$J$6]" office:value-type="float" office:value="0" calcext:value-type="float">
            <text:p>0</text:p>
          </table:table-cell>
          <table:table-cell table:formula="of:=FLOOR([.$A399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.$J$2] + [.$J$3]*([.$A400]-1)+[.$J$1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.$J$9]*([.$A400]-1) + [.$J$8]+FLOOR([.$A400]/[.$J$10])" office:value-type="float" office:value="480" calcext:value-type="float">
            <text:p>480</text:p>
          </table:table-cell>
          <table:table-cell table:formula="of:=[.$J$5]*([.$A400]-1) + [.$J$4]" office:value-type="float" office:value="8110" calcext:value-type="float">
            <text:p>8110</text:p>
          </table:table-cell>
          <table:table-cell table:formula="of:=[.$J$7]*([.$A400]-1) + [.$J$6]" office:value-type="float" office:value="0" calcext:value-type="float">
            <text:p>0</text:p>
          </table:table-cell>
          <table:table-cell table:formula="of:=FLOOR([.$A400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.$J$2] + [.$J$3]*([.$A401]-1)+[.$J$1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.$J$9]*([.$A401]-1) + [.$J$8]+FLOOR([.$A401]/[.$J$10])" office:value-type="float" office:value="482" calcext:value-type="float">
            <text:p>482</text:p>
          </table:table-cell>
          <table:table-cell table:formula="of:=[.$J$5]*([.$A401]-1) + [.$J$4]" office:value-type="float" office:value="8130" calcext:value-type="float">
            <text:p>8130</text:p>
          </table:table-cell>
          <table:table-cell table:formula="of:=[.$J$7]*([.$A401]-1) + [.$J$6]" office:value-type="float" office:value="0" calcext:value-type="float">
            <text:p>0</text:p>
          </table:table-cell>
          <table:table-cell table:formula="of:=FLOOR([.$A401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.$J$2] + [.$J$3]*([.$A402]-1)+[.$J$1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.$J$9]*([.$A402]-1) + [.$J$8]+FLOOR([.$A402]/[.$J$10])" office:value-type="float" office:value="483" calcext:value-type="float">
            <text:p>483</text:p>
          </table:table-cell>
          <table:table-cell table:formula="of:=[.$J$5]*([.$A402]-1) + [.$J$4]" office:value-type="float" office:value="8150" calcext:value-type="float">
            <text:p>8150</text:p>
          </table:table-cell>
          <table:table-cell table:formula="of:=[.$J$7]*([.$A402]-1) + [.$J$6]" office:value-type="float" office:value="0" calcext:value-type="float">
            <text:p>0</text:p>
          </table:table-cell>
          <table:table-cell table:formula="of:=FLOOR([.$A402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.$J$2] + [.$J$3]*([.$A403]-1)+[.$J$1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.$J$9]*([.$A403]-1) + [.$J$8]+FLOOR([.$A403]/[.$J$10])" office:value-type="float" office:value="484" calcext:value-type="float">
            <text:p>484</text:p>
          </table:table-cell>
          <table:table-cell table:formula="of:=[.$J$5]*([.$A403]-1) + [.$J$4]" office:value-type="float" office:value="8170" calcext:value-type="float">
            <text:p>8170</text:p>
          </table:table-cell>
          <table:table-cell table:formula="of:=[.$J$7]*([.$A403]-1) + [.$J$6]" office:value-type="float" office:value="0" calcext:value-type="float">
            <text:p>0</text:p>
          </table:table-cell>
          <table:table-cell table:formula="of:=FLOOR([.$A403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.$J$2] + [.$J$3]*([.$A404]-1)+[.$J$1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.$J$9]*([.$A404]-1) + [.$J$8]+FLOOR([.$A404]/[.$J$10])" office:value-type="float" office:value="485" calcext:value-type="float">
            <text:p>485</text:p>
          </table:table-cell>
          <table:table-cell table:formula="of:=[.$J$5]*([.$A404]-1) + [.$J$4]" office:value-type="float" office:value="8190" calcext:value-type="float">
            <text:p>8190</text:p>
          </table:table-cell>
          <table:table-cell table:formula="of:=[.$J$7]*([.$A404]-1) + [.$J$6]" office:value-type="float" office:value="0" calcext:value-type="float">
            <text:p>0</text:p>
          </table:table-cell>
          <table:table-cell table:formula="of:=FLOOR([.$A404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.$J$2] + [.$J$3]*([.$A405]-1)+[.$J$1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.$J$9]*([.$A405]-1) + [.$J$8]+FLOOR([.$A405]/[.$J$10])" office:value-type="float" office:value="486" calcext:value-type="float">
            <text:p>486</text:p>
          </table:table-cell>
          <table:table-cell table:formula="of:=[.$J$5]*([.$A405]-1) + [.$J$4]" office:value-type="float" office:value="8210" calcext:value-type="float">
            <text:p>8210</text:p>
          </table:table-cell>
          <table:table-cell table:formula="of:=[.$J$7]*([.$A405]-1) + [.$J$6]" office:value-type="float" office:value="0" calcext:value-type="float">
            <text:p>0</text:p>
          </table:table-cell>
          <table:table-cell table:formula="of:=FLOOR([.$A405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.$J$2] + [.$J$3]*([.$A406]-1)+[.$J$1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.$J$9]*([.$A406]-1) + [.$J$8]+FLOOR([.$A406]/[.$J$10])" office:value-type="float" office:value="488" calcext:value-type="float">
            <text:p>488</text:p>
          </table:table-cell>
          <table:table-cell table:formula="of:=[.$J$5]*([.$A406]-1) + [.$J$4]" office:value-type="float" office:value="8230" calcext:value-type="float">
            <text:p>8230</text:p>
          </table:table-cell>
          <table:table-cell table:formula="of:=[.$J$7]*([.$A406]-1) + [.$J$6]" office:value-type="float" office:value="0" calcext:value-type="float">
            <text:p>0</text:p>
          </table:table-cell>
          <table:table-cell table:formula="of:=FLOOR([.$A406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.$J$2] + [.$J$3]*([.$A407]-1)+[.$J$1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.$J$9]*([.$A407]-1) + [.$J$8]+FLOOR([.$A407]/[.$J$10])" office:value-type="float" office:value="489" calcext:value-type="float">
            <text:p>489</text:p>
          </table:table-cell>
          <table:table-cell table:formula="of:=[.$J$5]*([.$A407]-1) + [.$J$4]" office:value-type="float" office:value="8250" calcext:value-type="float">
            <text:p>8250</text:p>
          </table:table-cell>
          <table:table-cell table:formula="of:=[.$J$7]*([.$A407]-1) + [.$J$6]" office:value-type="float" office:value="0" calcext:value-type="float">
            <text:p>0</text:p>
          </table:table-cell>
          <table:table-cell table:formula="of:=FLOOR([.$A407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.$J$2] + [.$J$3]*([.$A408]-1)+[.$J$1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.$J$9]*([.$A408]-1) + [.$J$8]+FLOOR([.$A408]/[.$J$10])" office:value-type="float" office:value="490" calcext:value-type="float">
            <text:p>490</text:p>
          </table:table-cell>
          <table:table-cell table:formula="of:=[.$J$5]*([.$A408]-1) + [.$J$4]" office:value-type="float" office:value="8270" calcext:value-type="float">
            <text:p>8270</text:p>
          </table:table-cell>
          <table:table-cell table:formula="of:=[.$J$7]*([.$A408]-1) + [.$J$6]" office:value-type="float" office:value="0" calcext:value-type="float">
            <text:p>0</text:p>
          </table:table-cell>
          <table:table-cell table:formula="of:=FLOOR([.$A408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.$J$2] + [.$J$3]*([.$A409]-1)+[.$J$1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.$J$9]*([.$A409]-1) + [.$J$8]+FLOOR([.$A409]/[.$J$10])" office:value-type="float" office:value="491" calcext:value-type="float">
            <text:p>491</text:p>
          </table:table-cell>
          <table:table-cell table:formula="of:=[.$J$5]*([.$A409]-1) + [.$J$4]" office:value-type="float" office:value="8290" calcext:value-type="float">
            <text:p>8290</text:p>
          </table:table-cell>
          <table:table-cell table:formula="of:=[.$J$7]*([.$A409]-1) + [.$J$6]" office:value-type="float" office:value="0" calcext:value-type="float">
            <text:p>0</text:p>
          </table:table-cell>
          <table:table-cell table:formula="of:=FLOOR([.$A409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.$J$2] + [.$J$3]*([.$A410]-1)+[.$J$1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.$J$9]*([.$A410]-1) + [.$J$8]+FLOOR([.$A410]/[.$J$10])" office:value-type="float" office:value="492" calcext:value-type="float">
            <text:p>492</text:p>
          </table:table-cell>
          <table:table-cell table:formula="of:=[.$J$5]*([.$A410]-1) + [.$J$4]" office:value-type="float" office:value="8310" calcext:value-type="float">
            <text:p>8310</text:p>
          </table:table-cell>
          <table:table-cell table:formula="of:=[.$J$7]*([.$A410]-1) + [.$J$6]" office:value-type="float" office:value="0" calcext:value-type="float">
            <text:p>0</text:p>
          </table:table-cell>
          <table:table-cell table:formula="of:=FLOOR([.$A410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.$J$2] + [.$J$3]*([.$A411]-1)+[.$J$1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.$J$9]*([.$A411]-1) + [.$J$8]+FLOOR([.$A411]/[.$J$10])" office:value-type="float" office:value="494" calcext:value-type="float">
            <text:p>494</text:p>
          </table:table-cell>
          <table:table-cell table:formula="of:=[.$J$5]*([.$A411]-1) + [.$J$4]" office:value-type="float" office:value="8330" calcext:value-type="float">
            <text:p>8330</text:p>
          </table:table-cell>
          <table:table-cell table:formula="of:=[.$J$7]*([.$A411]-1) + [.$J$6]" office:value-type="float" office:value="0" calcext:value-type="float">
            <text:p>0</text:p>
          </table:table-cell>
          <table:table-cell table:formula="of:=FLOOR([.$A411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.$J$2] + [.$J$3]*([.$A412]-1)+[.$J$1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.$J$9]*([.$A412]-1) + [.$J$8]+FLOOR([.$A412]/[.$J$10])" office:value-type="float" office:value="495" calcext:value-type="float">
            <text:p>495</text:p>
          </table:table-cell>
          <table:table-cell table:formula="of:=[.$J$5]*([.$A412]-1) + [.$J$4]" office:value-type="float" office:value="8350" calcext:value-type="float">
            <text:p>8350</text:p>
          </table:table-cell>
          <table:table-cell table:formula="of:=[.$J$7]*([.$A412]-1) + [.$J$6]" office:value-type="float" office:value="0" calcext:value-type="float">
            <text:p>0</text:p>
          </table:table-cell>
          <table:table-cell table:formula="of:=FLOOR([.$A412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.$J$2] + [.$J$3]*([.$A413]-1)+[.$J$1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.$J$9]*([.$A413]-1) + [.$J$8]+FLOOR([.$A413]/[.$J$10])" office:value-type="float" office:value="496" calcext:value-type="float">
            <text:p>496</text:p>
          </table:table-cell>
          <table:table-cell table:formula="of:=[.$J$5]*([.$A413]-1) + [.$J$4]" office:value-type="float" office:value="8370" calcext:value-type="float">
            <text:p>8370</text:p>
          </table:table-cell>
          <table:table-cell table:formula="of:=[.$J$7]*([.$A413]-1) + [.$J$6]" office:value-type="float" office:value="0" calcext:value-type="float">
            <text:p>0</text:p>
          </table:table-cell>
          <table:table-cell table:formula="of:=FLOOR([.$A413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.$J$2] + [.$J$3]*([.$A414]-1)+[.$J$1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.$J$9]*([.$A414]-1) + [.$J$8]+FLOOR([.$A414]/[.$J$10])" office:value-type="float" office:value="497" calcext:value-type="float">
            <text:p>497</text:p>
          </table:table-cell>
          <table:table-cell table:formula="of:=[.$J$5]*([.$A414]-1) + [.$J$4]" office:value-type="float" office:value="8390" calcext:value-type="float">
            <text:p>8390</text:p>
          </table:table-cell>
          <table:table-cell table:formula="of:=[.$J$7]*([.$A414]-1) + [.$J$6]" office:value-type="float" office:value="0" calcext:value-type="float">
            <text:p>0</text:p>
          </table:table-cell>
          <table:table-cell table:formula="of:=FLOOR([.$A414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.$J$2] + [.$J$3]*([.$A415]-1)+[.$J$1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.$J$9]*([.$A415]-1) + [.$J$8]+FLOOR([.$A415]/[.$J$10])" office:value-type="float" office:value="498" calcext:value-type="float">
            <text:p>498</text:p>
          </table:table-cell>
          <table:table-cell table:formula="of:=[.$J$5]*([.$A415]-1) + [.$J$4]" office:value-type="float" office:value="8410" calcext:value-type="float">
            <text:p>8410</text:p>
          </table:table-cell>
          <table:table-cell table:formula="of:=[.$J$7]*([.$A415]-1) + [.$J$6]" office:value-type="float" office:value="0" calcext:value-type="float">
            <text:p>0</text:p>
          </table:table-cell>
          <table:table-cell table:formula="of:=FLOOR([.$A415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.$J$2] + [.$J$3]*([.$A416]-1)+[.$J$1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.$J$9]*([.$A416]-1) + [.$J$8]+FLOOR([.$A416]/[.$J$10])" office:value-type="float" office:value="500" calcext:value-type="float">
            <text:p>500</text:p>
          </table:table-cell>
          <table:table-cell table:formula="of:=[.$J$5]*([.$A416]-1) + [.$J$4]" office:value-type="float" office:value="8430" calcext:value-type="float">
            <text:p>8430</text:p>
          </table:table-cell>
          <table:table-cell table:formula="of:=[.$J$7]*([.$A416]-1) + [.$J$6]" office:value-type="float" office:value="0" calcext:value-type="float">
            <text:p>0</text:p>
          </table:table-cell>
          <table:table-cell table:formula="of:=FLOOR([.$A416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.$J$2] + [.$J$3]*([.$A417]-1)+[.$J$1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.$J$9]*([.$A417]-1) + [.$J$8]+FLOOR([.$A417]/[.$J$10])" office:value-type="float" office:value="501" calcext:value-type="float">
            <text:p>501</text:p>
          </table:table-cell>
          <table:table-cell table:formula="of:=[.$J$5]*([.$A417]-1) + [.$J$4]" office:value-type="float" office:value="8450" calcext:value-type="float">
            <text:p>8450</text:p>
          </table:table-cell>
          <table:table-cell table:formula="of:=[.$J$7]*([.$A417]-1) + [.$J$6]" office:value-type="float" office:value="0" calcext:value-type="float">
            <text:p>0</text:p>
          </table:table-cell>
          <table:table-cell table:formula="of:=FLOOR([.$A417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.$J$2] + [.$J$3]*([.$A418]-1)+[.$J$1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.$J$9]*([.$A418]-1) + [.$J$8]+FLOOR([.$A418]/[.$J$10])" office:value-type="float" office:value="502" calcext:value-type="float">
            <text:p>502</text:p>
          </table:table-cell>
          <table:table-cell table:formula="of:=[.$J$5]*([.$A418]-1) + [.$J$4]" office:value-type="float" office:value="8470" calcext:value-type="float">
            <text:p>8470</text:p>
          </table:table-cell>
          <table:table-cell table:formula="of:=[.$J$7]*([.$A418]-1) + [.$J$6]" office:value-type="float" office:value="0" calcext:value-type="float">
            <text:p>0</text:p>
          </table:table-cell>
          <table:table-cell table:formula="of:=FLOOR([.$A418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.$J$2] + [.$J$3]*([.$A419]-1)+[.$J$1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.$J$9]*([.$A419]-1) + [.$J$8]+FLOOR([.$A419]/[.$J$10])" office:value-type="float" office:value="503" calcext:value-type="float">
            <text:p>503</text:p>
          </table:table-cell>
          <table:table-cell table:formula="of:=[.$J$5]*([.$A419]-1) + [.$J$4]" office:value-type="float" office:value="8490" calcext:value-type="float">
            <text:p>8490</text:p>
          </table:table-cell>
          <table:table-cell table:formula="of:=[.$J$7]*([.$A419]-1) + [.$J$6]" office:value-type="float" office:value="0" calcext:value-type="float">
            <text:p>0</text:p>
          </table:table-cell>
          <table:table-cell table:formula="of:=FLOOR([.$A419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.$J$2] + [.$J$3]*([.$A420]-1)+[.$J$1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.$J$9]*([.$A420]-1) + [.$J$8]+FLOOR([.$A420]/[.$J$10])" office:value-type="float" office:value="504" calcext:value-type="float">
            <text:p>504</text:p>
          </table:table-cell>
          <table:table-cell table:formula="of:=[.$J$5]*([.$A420]-1) + [.$J$4]" office:value-type="float" office:value="8510" calcext:value-type="float">
            <text:p>8510</text:p>
          </table:table-cell>
          <table:table-cell table:formula="of:=[.$J$7]*([.$A420]-1) + [.$J$6]" office:value-type="float" office:value="0" calcext:value-type="float">
            <text:p>0</text:p>
          </table:table-cell>
          <table:table-cell table:formula="of:=FLOOR([.$A420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.$J$2] + [.$J$3]*([.$A421]-1)+[.$J$1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.$J$9]*([.$A421]-1) + [.$J$8]+FLOOR([.$A421]/[.$J$10])" office:value-type="float" office:value="506" calcext:value-type="float">
            <text:p>506</text:p>
          </table:table-cell>
          <table:table-cell table:formula="of:=[.$J$5]*([.$A421]-1) + [.$J$4]" office:value-type="float" office:value="8530" calcext:value-type="float">
            <text:p>8530</text:p>
          </table:table-cell>
          <table:table-cell table:formula="of:=[.$J$7]*([.$A421]-1) + [.$J$6]" office:value-type="float" office:value="0" calcext:value-type="float">
            <text:p>0</text:p>
          </table:table-cell>
          <table:table-cell table:formula="of:=FLOOR([.$A421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.$J$2] + [.$J$3]*([.$A422]-1)+[.$J$1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.$J$9]*([.$A422]-1) + [.$J$8]+FLOOR([.$A422]/[.$J$10])" office:value-type="float" office:value="507" calcext:value-type="float">
            <text:p>507</text:p>
          </table:table-cell>
          <table:table-cell table:formula="of:=[.$J$5]*([.$A422]-1) + [.$J$4]" office:value-type="float" office:value="8550" calcext:value-type="float">
            <text:p>8550</text:p>
          </table:table-cell>
          <table:table-cell table:formula="of:=[.$J$7]*([.$A422]-1) + [.$J$6]" office:value-type="float" office:value="0" calcext:value-type="float">
            <text:p>0</text:p>
          </table:table-cell>
          <table:table-cell table:formula="of:=FLOOR([.$A422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.$J$2] + [.$J$3]*([.$A423]-1)+[.$J$1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.$J$9]*([.$A423]-1) + [.$J$8]+FLOOR([.$A423]/[.$J$10])" office:value-type="float" office:value="508" calcext:value-type="float">
            <text:p>508</text:p>
          </table:table-cell>
          <table:table-cell table:formula="of:=[.$J$5]*([.$A423]-1) + [.$J$4]" office:value-type="float" office:value="8570" calcext:value-type="float">
            <text:p>8570</text:p>
          </table:table-cell>
          <table:table-cell table:formula="of:=[.$J$7]*([.$A423]-1) + [.$J$6]" office:value-type="float" office:value="0" calcext:value-type="float">
            <text:p>0</text:p>
          </table:table-cell>
          <table:table-cell table:formula="of:=FLOOR([.$A423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.$J$2] + [.$J$3]*([.$A424]-1)+[.$J$1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.$J$9]*([.$A424]-1) + [.$J$8]+FLOOR([.$A424]/[.$J$10])" office:value-type="float" office:value="509" calcext:value-type="float">
            <text:p>509</text:p>
          </table:table-cell>
          <table:table-cell table:formula="of:=[.$J$5]*([.$A424]-1) + [.$J$4]" office:value-type="float" office:value="8590" calcext:value-type="float">
            <text:p>8590</text:p>
          </table:table-cell>
          <table:table-cell table:formula="of:=[.$J$7]*([.$A424]-1) + [.$J$6]" office:value-type="float" office:value="0" calcext:value-type="float">
            <text:p>0</text:p>
          </table:table-cell>
          <table:table-cell table:formula="of:=FLOOR([.$A424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.$J$2] + [.$J$3]*([.$A425]-1)+[.$J$1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.$J$9]*([.$A425]-1) + [.$J$8]+FLOOR([.$A425]/[.$J$10])" office:value-type="float" office:value="510" calcext:value-type="float">
            <text:p>510</text:p>
          </table:table-cell>
          <table:table-cell table:formula="of:=[.$J$5]*([.$A425]-1) + [.$J$4]" office:value-type="float" office:value="8610" calcext:value-type="float">
            <text:p>8610</text:p>
          </table:table-cell>
          <table:table-cell table:formula="of:=[.$J$7]*([.$A425]-1) + [.$J$6]" office:value-type="float" office:value="0" calcext:value-type="float">
            <text:p>0</text:p>
          </table:table-cell>
          <table:table-cell table:formula="of:=FLOOR([.$A425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.$J$2] + [.$J$3]*([.$A426]-1)+[.$J$1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.$J$9]*([.$A426]-1) + [.$J$8]+FLOOR([.$A426]/[.$J$10])" office:value-type="float" office:value="512" calcext:value-type="float">
            <text:p>512</text:p>
          </table:table-cell>
          <table:table-cell table:formula="of:=[.$J$5]*([.$A426]-1) + [.$J$4]" office:value-type="float" office:value="8630" calcext:value-type="float">
            <text:p>8630</text:p>
          </table:table-cell>
          <table:table-cell table:formula="of:=[.$J$7]*([.$A426]-1) + [.$J$6]" office:value-type="float" office:value="0" calcext:value-type="float">
            <text:p>0</text:p>
          </table:table-cell>
          <table:table-cell table:formula="of:=FLOOR([.$A426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.$J$2] + [.$J$3]*([.$A427]-1)+[.$J$1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.$J$9]*([.$A427]-1) + [.$J$8]+FLOOR([.$A427]/[.$J$10])" office:value-type="float" office:value="513" calcext:value-type="float">
            <text:p>513</text:p>
          </table:table-cell>
          <table:table-cell table:formula="of:=[.$J$5]*([.$A427]-1) + [.$J$4]" office:value-type="float" office:value="8650" calcext:value-type="float">
            <text:p>8650</text:p>
          </table:table-cell>
          <table:table-cell table:formula="of:=[.$J$7]*([.$A427]-1) + [.$J$6]" office:value-type="float" office:value="0" calcext:value-type="float">
            <text:p>0</text:p>
          </table:table-cell>
          <table:table-cell table:formula="of:=FLOOR([.$A427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.$J$2] + [.$J$3]*([.$A428]-1)+[.$J$1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.$J$9]*([.$A428]-1) + [.$J$8]+FLOOR([.$A428]/[.$J$10])" office:value-type="float" office:value="514" calcext:value-type="float">
            <text:p>514</text:p>
          </table:table-cell>
          <table:table-cell table:formula="of:=[.$J$5]*([.$A428]-1) + [.$J$4]" office:value-type="float" office:value="8670" calcext:value-type="float">
            <text:p>8670</text:p>
          </table:table-cell>
          <table:table-cell table:formula="of:=[.$J$7]*([.$A428]-1) + [.$J$6]" office:value-type="float" office:value="0" calcext:value-type="float">
            <text:p>0</text:p>
          </table:table-cell>
          <table:table-cell table:formula="of:=FLOOR([.$A428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.$J$2] + [.$J$3]*([.$A429]-1)+[.$J$1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.$J$9]*([.$A429]-1) + [.$J$8]+FLOOR([.$A429]/[.$J$10])" office:value-type="float" office:value="515" calcext:value-type="float">
            <text:p>515</text:p>
          </table:table-cell>
          <table:table-cell table:formula="of:=[.$J$5]*([.$A429]-1) + [.$J$4]" office:value-type="float" office:value="8690" calcext:value-type="float">
            <text:p>8690</text:p>
          </table:table-cell>
          <table:table-cell table:formula="of:=[.$J$7]*([.$A429]-1) + [.$J$6]" office:value-type="float" office:value="0" calcext:value-type="float">
            <text:p>0</text:p>
          </table:table-cell>
          <table:table-cell table:formula="of:=FLOOR([.$A429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.$J$2] + [.$J$3]*([.$A430]-1)+[.$J$1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.$J$9]*([.$A430]-1) + [.$J$8]+FLOOR([.$A430]/[.$J$10])" office:value-type="float" office:value="516" calcext:value-type="float">
            <text:p>516</text:p>
          </table:table-cell>
          <table:table-cell table:formula="of:=[.$J$5]*([.$A430]-1) + [.$J$4]" office:value-type="float" office:value="8710" calcext:value-type="float">
            <text:p>8710</text:p>
          </table:table-cell>
          <table:table-cell table:formula="of:=[.$J$7]*([.$A430]-1) + [.$J$6]" office:value-type="float" office:value="0" calcext:value-type="float">
            <text:p>0</text:p>
          </table:table-cell>
          <table:table-cell table:formula="of:=FLOOR([.$A430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.$J$2] + [.$J$3]*([.$A431]-1)+[.$J$1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.$J$9]*([.$A431]-1) + [.$J$8]+FLOOR([.$A431]/[.$J$10])" office:value-type="float" office:value="518" calcext:value-type="float">
            <text:p>518</text:p>
          </table:table-cell>
          <table:table-cell table:formula="of:=[.$J$5]*([.$A431]-1) + [.$J$4]" office:value-type="float" office:value="8730" calcext:value-type="float">
            <text:p>8730</text:p>
          </table:table-cell>
          <table:table-cell table:formula="of:=[.$J$7]*([.$A431]-1) + [.$J$6]" office:value-type="float" office:value="0" calcext:value-type="float">
            <text:p>0</text:p>
          </table:table-cell>
          <table:table-cell table:formula="of:=FLOOR([.$A431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.$J$2] + [.$J$3]*([.$A432]-1)+[.$J$1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.$J$9]*([.$A432]-1) + [.$J$8]+FLOOR([.$A432]/[.$J$10])" office:value-type="float" office:value="519" calcext:value-type="float">
            <text:p>519</text:p>
          </table:table-cell>
          <table:table-cell table:formula="of:=[.$J$5]*([.$A432]-1) + [.$J$4]" office:value-type="float" office:value="8750" calcext:value-type="float">
            <text:p>8750</text:p>
          </table:table-cell>
          <table:table-cell table:formula="of:=[.$J$7]*([.$A432]-1) + [.$J$6]" office:value-type="float" office:value="0" calcext:value-type="float">
            <text:p>0</text:p>
          </table:table-cell>
          <table:table-cell table:formula="of:=FLOOR([.$A432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.$J$2] + [.$J$3]*([.$A433]-1)+[.$J$1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.$J$9]*([.$A433]-1) + [.$J$8]+FLOOR([.$A433]/[.$J$10])" office:value-type="float" office:value="520" calcext:value-type="float">
            <text:p>520</text:p>
          </table:table-cell>
          <table:table-cell table:formula="of:=[.$J$5]*([.$A433]-1) + [.$J$4]" office:value-type="float" office:value="8770" calcext:value-type="float">
            <text:p>8770</text:p>
          </table:table-cell>
          <table:table-cell table:formula="of:=[.$J$7]*([.$A433]-1) + [.$J$6]" office:value-type="float" office:value="0" calcext:value-type="float">
            <text:p>0</text:p>
          </table:table-cell>
          <table:table-cell table:formula="of:=FLOOR([.$A433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.$J$2] + [.$J$3]*([.$A434]-1)+[.$J$1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.$J$9]*([.$A434]-1) + [.$J$8]+FLOOR([.$A434]/[.$J$10])" office:value-type="float" office:value="521" calcext:value-type="float">
            <text:p>521</text:p>
          </table:table-cell>
          <table:table-cell table:formula="of:=[.$J$5]*([.$A434]-1) + [.$J$4]" office:value-type="float" office:value="8790" calcext:value-type="float">
            <text:p>8790</text:p>
          </table:table-cell>
          <table:table-cell table:formula="of:=[.$J$7]*([.$A434]-1) + [.$J$6]" office:value-type="float" office:value="0" calcext:value-type="float">
            <text:p>0</text:p>
          </table:table-cell>
          <table:table-cell table:formula="of:=FLOOR([.$A434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.$J$2] + [.$J$3]*([.$A435]-1)+[.$J$1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.$J$9]*([.$A435]-1) + [.$J$8]+FLOOR([.$A435]/[.$J$10])" office:value-type="float" office:value="522" calcext:value-type="float">
            <text:p>522</text:p>
          </table:table-cell>
          <table:table-cell table:formula="of:=[.$J$5]*([.$A435]-1) + [.$J$4]" office:value-type="float" office:value="8810" calcext:value-type="float">
            <text:p>8810</text:p>
          </table:table-cell>
          <table:table-cell table:formula="of:=[.$J$7]*([.$A435]-1) + [.$J$6]" office:value-type="float" office:value="0" calcext:value-type="float">
            <text:p>0</text:p>
          </table:table-cell>
          <table:table-cell table:formula="of:=FLOOR([.$A435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.$J$2] + [.$J$3]*([.$A436]-1)+[.$J$1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.$J$9]*([.$A436]-1) + [.$J$8]+FLOOR([.$A436]/[.$J$10])" office:value-type="float" office:value="524" calcext:value-type="float">
            <text:p>524</text:p>
          </table:table-cell>
          <table:table-cell table:formula="of:=[.$J$5]*([.$A436]-1) + [.$J$4]" office:value-type="float" office:value="8830" calcext:value-type="float">
            <text:p>8830</text:p>
          </table:table-cell>
          <table:table-cell table:formula="of:=[.$J$7]*([.$A436]-1) + [.$J$6]" office:value-type="float" office:value="0" calcext:value-type="float">
            <text:p>0</text:p>
          </table:table-cell>
          <table:table-cell table:formula="of:=FLOOR([.$A436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.$J$2] + [.$J$3]*([.$A437]-1)+[.$J$1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.$J$9]*([.$A437]-1) + [.$J$8]+FLOOR([.$A437]/[.$J$10])" office:value-type="float" office:value="525" calcext:value-type="float">
            <text:p>525</text:p>
          </table:table-cell>
          <table:table-cell table:formula="of:=[.$J$5]*([.$A437]-1) + [.$J$4]" office:value-type="float" office:value="8850" calcext:value-type="float">
            <text:p>8850</text:p>
          </table:table-cell>
          <table:table-cell table:formula="of:=[.$J$7]*([.$A437]-1) + [.$J$6]" office:value-type="float" office:value="0" calcext:value-type="float">
            <text:p>0</text:p>
          </table:table-cell>
          <table:table-cell table:formula="of:=FLOOR([.$A437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.$J$2] + [.$J$3]*([.$A438]-1)+[.$J$1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.$J$9]*([.$A438]-1) + [.$J$8]+FLOOR([.$A438]/[.$J$10])" office:value-type="float" office:value="526" calcext:value-type="float">
            <text:p>526</text:p>
          </table:table-cell>
          <table:table-cell table:formula="of:=[.$J$5]*([.$A438]-1) + [.$J$4]" office:value-type="float" office:value="8870" calcext:value-type="float">
            <text:p>8870</text:p>
          </table:table-cell>
          <table:table-cell table:formula="of:=[.$J$7]*([.$A438]-1) + [.$J$6]" office:value-type="float" office:value="0" calcext:value-type="float">
            <text:p>0</text:p>
          </table:table-cell>
          <table:table-cell table:formula="of:=FLOOR([.$A438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.$J$2] + [.$J$3]*([.$A439]-1)+[.$J$1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.$J$9]*([.$A439]-1) + [.$J$8]+FLOOR([.$A439]/[.$J$10])" office:value-type="float" office:value="527" calcext:value-type="float">
            <text:p>527</text:p>
          </table:table-cell>
          <table:table-cell table:formula="of:=[.$J$5]*([.$A439]-1) + [.$J$4]" office:value-type="float" office:value="8890" calcext:value-type="float">
            <text:p>8890</text:p>
          </table:table-cell>
          <table:table-cell table:formula="of:=[.$J$7]*([.$A439]-1) + [.$J$6]" office:value-type="float" office:value="0" calcext:value-type="float">
            <text:p>0</text:p>
          </table:table-cell>
          <table:table-cell table:formula="of:=FLOOR([.$A439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.$J$2] + [.$J$3]*([.$A440]-1)+[.$J$1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.$J$9]*([.$A440]-1) + [.$J$8]+FLOOR([.$A440]/[.$J$10])" office:value-type="float" office:value="528" calcext:value-type="float">
            <text:p>528</text:p>
          </table:table-cell>
          <table:table-cell table:formula="of:=[.$J$5]*([.$A440]-1) + [.$J$4]" office:value-type="float" office:value="8910" calcext:value-type="float">
            <text:p>8910</text:p>
          </table:table-cell>
          <table:table-cell table:formula="of:=[.$J$7]*([.$A440]-1) + [.$J$6]" office:value-type="float" office:value="0" calcext:value-type="float">
            <text:p>0</text:p>
          </table:table-cell>
          <table:table-cell table:formula="of:=FLOOR([.$A440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.$J$2] + [.$J$3]*([.$A441]-1)+[.$J$1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.$J$9]*([.$A441]-1) + [.$J$8]+FLOOR([.$A441]/[.$J$10])" office:value-type="float" office:value="530" calcext:value-type="float">
            <text:p>530</text:p>
          </table:table-cell>
          <table:table-cell table:formula="of:=[.$J$5]*([.$A441]-1) + [.$J$4]" office:value-type="float" office:value="8930" calcext:value-type="float">
            <text:p>8930</text:p>
          </table:table-cell>
          <table:table-cell table:formula="of:=[.$J$7]*([.$A441]-1) + [.$J$6]" office:value-type="float" office:value="0" calcext:value-type="float">
            <text:p>0</text:p>
          </table:table-cell>
          <table:table-cell table:formula="of:=FLOOR([.$A441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.$J$2] + [.$J$3]*([.$A442]-1)+[.$J$1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.$J$9]*([.$A442]-1) + [.$J$8]+FLOOR([.$A442]/[.$J$10])" office:value-type="float" office:value="531" calcext:value-type="float">
            <text:p>531</text:p>
          </table:table-cell>
          <table:table-cell table:formula="of:=[.$J$5]*([.$A442]-1) + [.$J$4]" office:value-type="float" office:value="8950" calcext:value-type="float">
            <text:p>8950</text:p>
          </table:table-cell>
          <table:table-cell table:formula="of:=[.$J$7]*([.$A442]-1) + [.$J$6]" office:value-type="float" office:value="0" calcext:value-type="float">
            <text:p>0</text:p>
          </table:table-cell>
          <table:table-cell table:formula="of:=FLOOR([.$A442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.$J$2] + [.$J$3]*([.$A443]-1)+[.$J$1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.$J$9]*([.$A443]-1) + [.$J$8]+FLOOR([.$A443]/[.$J$10])" office:value-type="float" office:value="532" calcext:value-type="float">
            <text:p>532</text:p>
          </table:table-cell>
          <table:table-cell table:formula="of:=[.$J$5]*([.$A443]-1) + [.$J$4]" office:value-type="float" office:value="8970" calcext:value-type="float">
            <text:p>8970</text:p>
          </table:table-cell>
          <table:table-cell table:formula="of:=[.$J$7]*([.$A443]-1) + [.$J$6]" office:value-type="float" office:value="0" calcext:value-type="float">
            <text:p>0</text:p>
          </table:table-cell>
          <table:table-cell table:formula="of:=FLOOR([.$A443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.$J$2] + [.$J$3]*([.$A444]-1)+[.$J$1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.$J$9]*([.$A444]-1) + [.$J$8]+FLOOR([.$A444]/[.$J$10])" office:value-type="float" office:value="533" calcext:value-type="float">
            <text:p>533</text:p>
          </table:table-cell>
          <table:table-cell table:formula="of:=[.$J$5]*([.$A444]-1) + [.$J$4]" office:value-type="float" office:value="8990" calcext:value-type="float">
            <text:p>8990</text:p>
          </table:table-cell>
          <table:table-cell table:formula="of:=[.$J$7]*([.$A444]-1) + [.$J$6]" office:value-type="float" office:value="0" calcext:value-type="float">
            <text:p>0</text:p>
          </table:table-cell>
          <table:table-cell table:formula="of:=FLOOR([.$A444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.$J$2] + [.$J$3]*([.$A445]-1)+[.$J$1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.$J$9]*([.$A445]-1) + [.$J$8]+FLOOR([.$A445]/[.$J$10])" office:value-type="float" office:value="534" calcext:value-type="float">
            <text:p>534</text:p>
          </table:table-cell>
          <table:table-cell table:formula="of:=[.$J$5]*([.$A445]-1) + [.$J$4]" office:value-type="float" office:value="9010" calcext:value-type="float">
            <text:p>9010</text:p>
          </table:table-cell>
          <table:table-cell table:formula="of:=[.$J$7]*([.$A445]-1) + [.$J$6]" office:value-type="float" office:value="0" calcext:value-type="float">
            <text:p>0</text:p>
          </table:table-cell>
          <table:table-cell table:formula="of:=FLOOR([.$A445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.$J$2] + [.$J$3]*([.$A446]-1)+[.$J$1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.$J$9]*([.$A446]-1) + [.$J$8]+FLOOR([.$A446]/[.$J$10])" office:value-type="float" office:value="536" calcext:value-type="float">
            <text:p>536</text:p>
          </table:table-cell>
          <table:table-cell table:formula="of:=[.$J$5]*([.$A446]-1) + [.$J$4]" office:value-type="float" office:value="9030" calcext:value-type="float">
            <text:p>9030</text:p>
          </table:table-cell>
          <table:table-cell table:formula="of:=[.$J$7]*([.$A446]-1) + [.$J$6]" office:value-type="float" office:value="0" calcext:value-type="float">
            <text:p>0</text:p>
          </table:table-cell>
          <table:table-cell table:formula="of:=FLOOR([.$A446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.$J$2] + [.$J$3]*([.$A447]-1)+[.$J$1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.$J$9]*([.$A447]-1) + [.$J$8]+FLOOR([.$A447]/[.$J$10])" office:value-type="float" office:value="537" calcext:value-type="float">
            <text:p>537</text:p>
          </table:table-cell>
          <table:table-cell table:formula="of:=[.$J$5]*([.$A447]-1) + [.$J$4]" office:value-type="float" office:value="9050" calcext:value-type="float">
            <text:p>9050</text:p>
          </table:table-cell>
          <table:table-cell table:formula="of:=[.$J$7]*([.$A447]-1) + [.$J$6]" office:value-type="float" office:value="0" calcext:value-type="float">
            <text:p>0</text:p>
          </table:table-cell>
          <table:table-cell table:formula="of:=FLOOR([.$A447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.$J$2] + [.$J$3]*([.$A448]-1)+[.$J$1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.$J$9]*([.$A448]-1) + [.$J$8]+FLOOR([.$A448]/[.$J$10])" office:value-type="float" office:value="538" calcext:value-type="float">
            <text:p>538</text:p>
          </table:table-cell>
          <table:table-cell table:formula="of:=[.$J$5]*([.$A448]-1) + [.$J$4]" office:value-type="float" office:value="9070" calcext:value-type="float">
            <text:p>9070</text:p>
          </table:table-cell>
          <table:table-cell table:formula="of:=[.$J$7]*([.$A448]-1) + [.$J$6]" office:value-type="float" office:value="0" calcext:value-type="float">
            <text:p>0</text:p>
          </table:table-cell>
          <table:table-cell table:formula="of:=FLOOR([.$A448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.$J$2] + [.$J$3]*([.$A449]-1)+[.$J$1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.$J$9]*([.$A449]-1) + [.$J$8]+FLOOR([.$A449]/[.$J$10])" office:value-type="float" office:value="539" calcext:value-type="float">
            <text:p>539</text:p>
          </table:table-cell>
          <table:table-cell table:formula="of:=[.$J$5]*([.$A449]-1) + [.$J$4]" office:value-type="float" office:value="9090" calcext:value-type="float">
            <text:p>9090</text:p>
          </table:table-cell>
          <table:table-cell table:formula="of:=[.$J$7]*([.$A449]-1) + [.$J$6]" office:value-type="float" office:value="0" calcext:value-type="float">
            <text:p>0</text:p>
          </table:table-cell>
          <table:table-cell table:formula="of:=FLOOR([.$A449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.$J$2] + [.$J$3]*([.$A450]-1)+[.$J$1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.$J$9]*([.$A450]-1) + [.$J$8]+FLOOR([.$A450]/[.$J$10])" office:value-type="float" office:value="540" calcext:value-type="float">
            <text:p>540</text:p>
          </table:table-cell>
          <table:table-cell table:formula="of:=[.$J$5]*([.$A450]-1) + [.$J$4]" office:value-type="float" office:value="9110" calcext:value-type="float">
            <text:p>9110</text:p>
          </table:table-cell>
          <table:table-cell table:formula="of:=[.$J$7]*([.$A450]-1) + [.$J$6]" office:value-type="float" office:value="0" calcext:value-type="float">
            <text:p>0</text:p>
          </table:table-cell>
          <table:table-cell table:formula="of:=FLOOR([.$A450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.$J$2] + [.$J$3]*([.$A451]-1)+[.$J$1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.$J$9]*([.$A451]-1) + [.$J$8]+FLOOR([.$A451]/[.$J$10])" office:value-type="float" office:value="542" calcext:value-type="float">
            <text:p>542</text:p>
          </table:table-cell>
          <table:table-cell table:formula="of:=[.$J$5]*([.$A451]-1) + [.$J$4]" office:value-type="float" office:value="9130" calcext:value-type="float">
            <text:p>9130</text:p>
          </table:table-cell>
          <table:table-cell table:formula="of:=[.$J$7]*([.$A451]-1) + [.$J$6]" office:value-type="float" office:value="0" calcext:value-type="float">
            <text:p>0</text:p>
          </table:table-cell>
          <table:table-cell table:formula="of:=FLOOR([.$A451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.$J$2] + [.$J$3]*([.$A452]-1)+[.$J$1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.$J$9]*([.$A452]-1) + [.$J$8]+FLOOR([.$A452]/[.$J$10])" office:value-type="float" office:value="543" calcext:value-type="float">
            <text:p>543</text:p>
          </table:table-cell>
          <table:table-cell table:formula="of:=[.$J$5]*([.$A452]-1) + [.$J$4]" office:value-type="float" office:value="9150" calcext:value-type="float">
            <text:p>9150</text:p>
          </table:table-cell>
          <table:table-cell table:formula="of:=[.$J$7]*([.$A452]-1) + [.$J$6]" office:value-type="float" office:value="0" calcext:value-type="float">
            <text:p>0</text:p>
          </table:table-cell>
          <table:table-cell table:formula="of:=FLOOR([.$A452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.$J$2] + [.$J$3]*([.$A453]-1)+[.$J$1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.$J$9]*([.$A453]-1) + [.$J$8]+FLOOR([.$A453]/[.$J$10])" office:value-type="float" office:value="544" calcext:value-type="float">
            <text:p>544</text:p>
          </table:table-cell>
          <table:table-cell table:formula="of:=[.$J$5]*([.$A453]-1) + [.$J$4]" office:value-type="float" office:value="9170" calcext:value-type="float">
            <text:p>9170</text:p>
          </table:table-cell>
          <table:table-cell table:formula="of:=[.$J$7]*([.$A453]-1) + [.$J$6]" office:value-type="float" office:value="0" calcext:value-type="float">
            <text:p>0</text:p>
          </table:table-cell>
          <table:table-cell table:formula="of:=FLOOR([.$A453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.$J$2] + [.$J$3]*([.$A454]-1)+[.$J$1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.$J$9]*([.$A454]-1) + [.$J$8]+FLOOR([.$A454]/[.$J$10])" office:value-type="float" office:value="545" calcext:value-type="float">
            <text:p>545</text:p>
          </table:table-cell>
          <table:table-cell table:formula="of:=[.$J$5]*([.$A454]-1) + [.$J$4]" office:value-type="float" office:value="9190" calcext:value-type="float">
            <text:p>9190</text:p>
          </table:table-cell>
          <table:table-cell table:formula="of:=[.$J$7]*([.$A454]-1) + [.$J$6]" office:value-type="float" office:value="0" calcext:value-type="float">
            <text:p>0</text:p>
          </table:table-cell>
          <table:table-cell table:formula="of:=FLOOR([.$A454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.$J$2] + [.$J$3]*([.$A455]-1)+[.$J$1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.$J$9]*([.$A455]-1) + [.$J$8]+FLOOR([.$A455]/[.$J$10])" office:value-type="float" office:value="546" calcext:value-type="float">
            <text:p>546</text:p>
          </table:table-cell>
          <table:table-cell table:formula="of:=[.$J$5]*([.$A455]-1) + [.$J$4]" office:value-type="float" office:value="9210" calcext:value-type="float">
            <text:p>9210</text:p>
          </table:table-cell>
          <table:table-cell table:formula="of:=[.$J$7]*([.$A455]-1) + [.$J$6]" office:value-type="float" office:value="0" calcext:value-type="float">
            <text:p>0</text:p>
          </table:table-cell>
          <table:table-cell table:formula="of:=FLOOR([.$A455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.$J$2] + [.$J$3]*([.$A456]-1)+[.$J$1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.$J$9]*([.$A456]-1) + [.$J$8]+FLOOR([.$A456]/[.$J$10])" office:value-type="float" office:value="548" calcext:value-type="float">
            <text:p>548</text:p>
          </table:table-cell>
          <table:table-cell table:formula="of:=[.$J$5]*([.$A456]-1) + [.$J$4]" office:value-type="float" office:value="9230" calcext:value-type="float">
            <text:p>9230</text:p>
          </table:table-cell>
          <table:table-cell table:formula="of:=[.$J$7]*([.$A456]-1) + [.$J$6]" office:value-type="float" office:value="0" calcext:value-type="float">
            <text:p>0</text:p>
          </table:table-cell>
          <table:table-cell table:formula="of:=FLOOR([.$A456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.$J$2] + [.$J$3]*([.$A457]-1)+[.$J$1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.$J$9]*([.$A457]-1) + [.$J$8]+FLOOR([.$A457]/[.$J$10])" office:value-type="float" office:value="549" calcext:value-type="float">
            <text:p>549</text:p>
          </table:table-cell>
          <table:table-cell table:formula="of:=[.$J$5]*([.$A457]-1) + [.$J$4]" office:value-type="float" office:value="9250" calcext:value-type="float">
            <text:p>9250</text:p>
          </table:table-cell>
          <table:table-cell table:formula="of:=[.$J$7]*([.$A457]-1) + [.$J$6]" office:value-type="float" office:value="0" calcext:value-type="float">
            <text:p>0</text:p>
          </table:table-cell>
          <table:table-cell table:formula="of:=FLOOR([.$A457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.$J$2] + [.$J$3]*([.$A458]-1)+[.$J$1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.$J$9]*([.$A458]-1) + [.$J$8]+FLOOR([.$A458]/[.$J$10])" office:value-type="float" office:value="550" calcext:value-type="float">
            <text:p>550</text:p>
          </table:table-cell>
          <table:table-cell table:formula="of:=[.$J$5]*([.$A458]-1) + [.$J$4]" office:value-type="float" office:value="9270" calcext:value-type="float">
            <text:p>9270</text:p>
          </table:table-cell>
          <table:table-cell table:formula="of:=[.$J$7]*([.$A458]-1) + [.$J$6]" office:value-type="float" office:value="0" calcext:value-type="float">
            <text:p>0</text:p>
          </table:table-cell>
          <table:table-cell table:formula="of:=FLOOR([.$A458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.$J$2] + [.$J$3]*([.$A459]-1)+[.$J$1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.$J$9]*([.$A459]-1) + [.$J$8]+FLOOR([.$A459]/[.$J$10])" office:value-type="float" office:value="551" calcext:value-type="float">
            <text:p>551</text:p>
          </table:table-cell>
          <table:table-cell table:formula="of:=[.$J$5]*([.$A459]-1) + [.$J$4]" office:value-type="float" office:value="9290" calcext:value-type="float">
            <text:p>9290</text:p>
          </table:table-cell>
          <table:table-cell table:formula="of:=[.$J$7]*([.$A459]-1) + [.$J$6]" office:value-type="float" office:value="0" calcext:value-type="float">
            <text:p>0</text:p>
          </table:table-cell>
          <table:table-cell table:formula="of:=FLOOR([.$A459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.$J$2] + [.$J$3]*([.$A460]-1)+[.$J$1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.$J$9]*([.$A460]-1) + [.$J$8]+FLOOR([.$A460]/[.$J$10])" office:value-type="float" office:value="552" calcext:value-type="float">
            <text:p>552</text:p>
          </table:table-cell>
          <table:table-cell table:formula="of:=[.$J$5]*([.$A460]-1) + [.$J$4]" office:value-type="float" office:value="9310" calcext:value-type="float">
            <text:p>9310</text:p>
          </table:table-cell>
          <table:table-cell table:formula="of:=[.$J$7]*([.$A460]-1) + [.$J$6]" office:value-type="float" office:value="0" calcext:value-type="float">
            <text:p>0</text:p>
          </table:table-cell>
          <table:table-cell table:formula="of:=FLOOR([.$A460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.$J$2] + [.$J$3]*([.$A461]-1)+[.$J$1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.$J$9]*([.$A461]-1) + [.$J$8]+FLOOR([.$A461]/[.$J$10])" office:value-type="float" office:value="554" calcext:value-type="float">
            <text:p>554</text:p>
          </table:table-cell>
          <table:table-cell table:formula="of:=[.$J$5]*([.$A461]-1) + [.$J$4]" office:value-type="float" office:value="9330" calcext:value-type="float">
            <text:p>9330</text:p>
          </table:table-cell>
          <table:table-cell table:formula="of:=[.$J$7]*([.$A461]-1) + [.$J$6]" office:value-type="float" office:value="0" calcext:value-type="float">
            <text:p>0</text:p>
          </table:table-cell>
          <table:table-cell table:formula="of:=FLOOR([.$A461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.$J$2] + [.$J$3]*([.$A462]-1)+[.$J$1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.$J$9]*([.$A462]-1) + [.$J$8]+FLOOR([.$A462]/[.$J$10])" office:value-type="float" office:value="555" calcext:value-type="float">
            <text:p>555</text:p>
          </table:table-cell>
          <table:table-cell table:formula="of:=[.$J$5]*([.$A462]-1) + [.$J$4]" office:value-type="float" office:value="9350" calcext:value-type="float">
            <text:p>9350</text:p>
          </table:table-cell>
          <table:table-cell table:formula="of:=[.$J$7]*([.$A462]-1) + [.$J$6]" office:value-type="float" office:value="0" calcext:value-type="float">
            <text:p>0</text:p>
          </table:table-cell>
          <table:table-cell table:formula="of:=FLOOR([.$A462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.$J$2] + [.$J$3]*([.$A463]-1)+[.$J$1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.$J$9]*([.$A463]-1) + [.$J$8]+FLOOR([.$A463]/[.$J$10])" office:value-type="float" office:value="556" calcext:value-type="float">
            <text:p>556</text:p>
          </table:table-cell>
          <table:table-cell table:formula="of:=[.$J$5]*([.$A463]-1) + [.$J$4]" office:value-type="float" office:value="9370" calcext:value-type="float">
            <text:p>9370</text:p>
          </table:table-cell>
          <table:table-cell table:formula="of:=[.$J$7]*([.$A463]-1) + [.$J$6]" office:value-type="float" office:value="0" calcext:value-type="float">
            <text:p>0</text:p>
          </table:table-cell>
          <table:table-cell table:formula="of:=FLOOR([.$A463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.$J$2] + [.$J$3]*([.$A464]-1)+[.$J$1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.$J$9]*([.$A464]-1) + [.$J$8]+FLOOR([.$A464]/[.$J$10])" office:value-type="float" office:value="557" calcext:value-type="float">
            <text:p>557</text:p>
          </table:table-cell>
          <table:table-cell table:formula="of:=[.$J$5]*([.$A464]-1) + [.$J$4]" office:value-type="float" office:value="9390" calcext:value-type="float">
            <text:p>9390</text:p>
          </table:table-cell>
          <table:table-cell table:formula="of:=[.$J$7]*([.$A464]-1) + [.$J$6]" office:value-type="float" office:value="0" calcext:value-type="float">
            <text:p>0</text:p>
          </table:table-cell>
          <table:table-cell table:formula="of:=FLOOR([.$A464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.$J$2] + [.$J$3]*([.$A465]-1)+[.$J$1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.$J$9]*([.$A465]-1) + [.$J$8]+FLOOR([.$A465]/[.$J$10])" office:value-type="float" office:value="558" calcext:value-type="float">
            <text:p>558</text:p>
          </table:table-cell>
          <table:table-cell table:formula="of:=[.$J$5]*([.$A465]-1) + [.$J$4]" office:value-type="float" office:value="9410" calcext:value-type="float">
            <text:p>9410</text:p>
          </table:table-cell>
          <table:table-cell table:formula="of:=[.$J$7]*([.$A465]-1) + [.$J$6]" office:value-type="float" office:value="0" calcext:value-type="float">
            <text:p>0</text:p>
          </table:table-cell>
          <table:table-cell table:formula="of:=FLOOR([.$A465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.$J$2] + [.$J$3]*([.$A466]-1)+[.$J$1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.$J$9]*([.$A466]-1) + [.$J$8]+FLOOR([.$A466]/[.$J$10])" office:value-type="float" office:value="560" calcext:value-type="float">
            <text:p>560</text:p>
          </table:table-cell>
          <table:table-cell table:formula="of:=[.$J$5]*([.$A466]-1) + [.$J$4]" office:value-type="float" office:value="9430" calcext:value-type="float">
            <text:p>9430</text:p>
          </table:table-cell>
          <table:table-cell table:formula="of:=[.$J$7]*([.$A466]-1) + [.$J$6]" office:value-type="float" office:value="0" calcext:value-type="float">
            <text:p>0</text:p>
          </table:table-cell>
          <table:table-cell table:formula="of:=FLOOR([.$A466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.$J$2] + [.$J$3]*([.$A467]-1)+[.$J$1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.$J$9]*([.$A467]-1) + [.$J$8]+FLOOR([.$A467]/[.$J$10])" office:value-type="float" office:value="561" calcext:value-type="float">
            <text:p>561</text:p>
          </table:table-cell>
          <table:table-cell table:formula="of:=[.$J$5]*([.$A467]-1) + [.$J$4]" office:value-type="float" office:value="9450" calcext:value-type="float">
            <text:p>9450</text:p>
          </table:table-cell>
          <table:table-cell table:formula="of:=[.$J$7]*([.$A467]-1) + [.$J$6]" office:value-type="float" office:value="0" calcext:value-type="float">
            <text:p>0</text:p>
          </table:table-cell>
          <table:table-cell table:formula="of:=FLOOR([.$A467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.$J$2] + [.$J$3]*([.$A468]-1)+[.$J$1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.$J$9]*([.$A468]-1) + [.$J$8]+FLOOR([.$A468]/[.$J$10])" office:value-type="float" office:value="562" calcext:value-type="float">
            <text:p>562</text:p>
          </table:table-cell>
          <table:table-cell table:formula="of:=[.$J$5]*([.$A468]-1) + [.$J$4]" office:value-type="float" office:value="9470" calcext:value-type="float">
            <text:p>9470</text:p>
          </table:table-cell>
          <table:table-cell table:formula="of:=[.$J$7]*([.$A468]-1) + [.$J$6]" office:value-type="float" office:value="0" calcext:value-type="float">
            <text:p>0</text:p>
          </table:table-cell>
          <table:table-cell table:formula="of:=FLOOR([.$A468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.$J$2] + [.$J$3]*([.$A469]-1)+[.$J$1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.$J$9]*([.$A469]-1) + [.$J$8]+FLOOR([.$A469]/[.$J$10])" office:value-type="float" office:value="563" calcext:value-type="float">
            <text:p>563</text:p>
          </table:table-cell>
          <table:table-cell table:formula="of:=[.$J$5]*([.$A469]-1) + [.$J$4]" office:value-type="float" office:value="9490" calcext:value-type="float">
            <text:p>9490</text:p>
          </table:table-cell>
          <table:table-cell table:formula="of:=[.$J$7]*([.$A469]-1) + [.$J$6]" office:value-type="float" office:value="0" calcext:value-type="float">
            <text:p>0</text:p>
          </table:table-cell>
          <table:table-cell table:formula="of:=FLOOR([.$A469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.$J$2] + [.$J$3]*([.$A470]-1)+[.$J$1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.$J$9]*([.$A470]-1) + [.$J$8]+FLOOR([.$A470]/[.$J$10])" office:value-type="float" office:value="564" calcext:value-type="float">
            <text:p>564</text:p>
          </table:table-cell>
          <table:table-cell table:formula="of:=[.$J$5]*([.$A470]-1) + [.$J$4]" office:value-type="float" office:value="9510" calcext:value-type="float">
            <text:p>9510</text:p>
          </table:table-cell>
          <table:table-cell table:formula="of:=[.$J$7]*([.$A470]-1) + [.$J$6]" office:value-type="float" office:value="0" calcext:value-type="float">
            <text:p>0</text:p>
          </table:table-cell>
          <table:table-cell table:formula="of:=FLOOR([.$A470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.$J$2] + [.$J$3]*([.$A471]-1)+[.$J$1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.$J$9]*([.$A471]-1) + [.$J$8]+FLOOR([.$A471]/[.$J$10])" office:value-type="float" office:value="566" calcext:value-type="float">
            <text:p>566</text:p>
          </table:table-cell>
          <table:table-cell table:formula="of:=[.$J$5]*([.$A471]-1) + [.$J$4]" office:value-type="float" office:value="9530" calcext:value-type="float">
            <text:p>9530</text:p>
          </table:table-cell>
          <table:table-cell table:formula="of:=[.$J$7]*([.$A471]-1) + [.$J$6]" office:value-type="float" office:value="0" calcext:value-type="float">
            <text:p>0</text:p>
          </table:table-cell>
          <table:table-cell table:formula="of:=FLOOR([.$A471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.$J$2] + [.$J$3]*([.$A472]-1)+[.$J$1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.$J$9]*([.$A472]-1) + [.$J$8]+FLOOR([.$A472]/[.$J$10])" office:value-type="float" office:value="567" calcext:value-type="float">
            <text:p>567</text:p>
          </table:table-cell>
          <table:table-cell table:formula="of:=[.$J$5]*([.$A472]-1) + [.$J$4]" office:value-type="float" office:value="9550" calcext:value-type="float">
            <text:p>9550</text:p>
          </table:table-cell>
          <table:table-cell table:formula="of:=[.$J$7]*([.$A472]-1) + [.$J$6]" office:value-type="float" office:value="0" calcext:value-type="float">
            <text:p>0</text:p>
          </table:table-cell>
          <table:table-cell table:formula="of:=FLOOR([.$A472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.$J$2] + [.$J$3]*([.$A473]-1)+[.$J$1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.$J$9]*([.$A473]-1) + [.$J$8]+FLOOR([.$A473]/[.$J$10])" office:value-type="float" office:value="568" calcext:value-type="float">
            <text:p>568</text:p>
          </table:table-cell>
          <table:table-cell table:formula="of:=[.$J$5]*([.$A473]-1) + [.$J$4]" office:value-type="float" office:value="9570" calcext:value-type="float">
            <text:p>9570</text:p>
          </table:table-cell>
          <table:table-cell table:formula="of:=[.$J$7]*([.$A473]-1) + [.$J$6]" office:value-type="float" office:value="0" calcext:value-type="float">
            <text:p>0</text:p>
          </table:table-cell>
          <table:table-cell table:formula="of:=FLOOR([.$A473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.$J$2] + [.$J$3]*([.$A474]-1)+[.$J$1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.$J$9]*([.$A474]-1) + [.$J$8]+FLOOR([.$A474]/[.$J$10])" office:value-type="float" office:value="569" calcext:value-type="float">
            <text:p>569</text:p>
          </table:table-cell>
          <table:table-cell table:formula="of:=[.$J$5]*([.$A474]-1) + [.$J$4]" office:value-type="float" office:value="9590" calcext:value-type="float">
            <text:p>9590</text:p>
          </table:table-cell>
          <table:table-cell table:formula="of:=[.$J$7]*([.$A474]-1) + [.$J$6]" office:value-type="float" office:value="0" calcext:value-type="float">
            <text:p>0</text:p>
          </table:table-cell>
          <table:table-cell table:formula="of:=FLOOR([.$A474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.$J$2] + [.$J$3]*([.$A475]-1)+[.$J$1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.$J$9]*([.$A475]-1) + [.$J$8]+FLOOR([.$A475]/[.$J$10])" office:value-type="float" office:value="570" calcext:value-type="float">
            <text:p>570</text:p>
          </table:table-cell>
          <table:table-cell table:formula="of:=[.$J$5]*([.$A475]-1) + [.$J$4]" office:value-type="float" office:value="9610" calcext:value-type="float">
            <text:p>9610</text:p>
          </table:table-cell>
          <table:table-cell table:formula="of:=[.$J$7]*([.$A475]-1) + [.$J$6]" office:value-type="float" office:value="0" calcext:value-type="float">
            <text:p>0</text:p>
          </table:table-cell>
          <table:table-cell table:formula="of:=FLOOR([.$A475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.$J$2] + [.$J$3]*([.$A476]-1)+[.$J$1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.$J$9]*([.$A476]-1) + [.$J$8]+FLOOR([.$A476]/[.$J$10])" office:value-type="float" office:value="572" calcext:value-type="float">
            <text:p>572</text:p>
          </table:table-cell>
          <table:table-cell table:formula="of:=[.$J$5]*([.$A476]-1) + [.$J$4]" office:value-type="float" office:value="9630" calcext:value-type="float">
            <text:p>9630</text:p>
          </table:table-cell>
          <table:table-cell table:formula="of:=[.$J$7]*([.$A476]-1) + [.$J$6]" office:value-type="float" office:value="0" calcext:value-type="float">
            <text:p>0</text:p>
          </table:table-cell>
          <table:table-cell table:formula="of:=FLOOR([.$A476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.$J$2] + [.$J$3]*([.$A477]-1)+[.$J$1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.$J$9]*([.$A477]-1) + [.$J$8]+FLOOR([.$A477]/[.$J$10])" office:value-type="float" office:value="573" calcext:value-type="float">
            <text:p>573</text:p>
          </table:table-cell>
          <table:table-cell table:formula="of:=[.$J$5]*([.$A477]-1) + [.$J$4]" office:value-type="float" office:value="9650" calcext:value-type="float">
            <text:p>9650</text:p>
          </table:table-cell>
          <table:table-cell table:formula="of:=[.$J$7]*([.$A477]-1) + [.$J$6]" office:value-type="float" office:value="0" calcext:value-type="float">
            <text:p>0</text:p>
          </table:table-cell>
          <table:table-cell table:formula="of:=FLOOR([.$A477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.$J$2] + [.$J$3]*([.$A478]-1)+[.$J$1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.$J$9]*([.$A478]-1) + [.$J$8]+FLOOR([.$A478]/[.$J$10])" office:value-type="float" office:value="574" calcext:value-type="float">
            <text:p>574</text:p>
          </table:table-cell>
          <table:table-cell table:formula="of:=[.$J$5]*([.$A478]-1) + [.$J$4]" office:value-type="float" office:value="9670" calcext:value-type="float">
            <text:p>9670</text:p>
          </table:table-cell>
          <table:table-cell table:formula="of:=[.$J$7]*([.$A478]-1) + [.$J$6]" office:value-type="float" office:value="0" calcext:value-type="float">
            <text:p>0</text:p>
          </table:table-cell>
          <table:table-cell table:formula="of:=FLOOR([.$A478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.$J$2] + [.$J$3]*([.$A479]-1)+[.$J$1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.$J$9]*([.$A479]-1) + [.$J$8]+FLOOR([.$A479]/[.$J$10])" office:value-type="float" office:value="575" calcext:value-type="float">
            <text:p>575</text:p>
          </table:table-cell>
          <table:table-cell table:formula="of:=[.$J$5]*([.$A479]-1) + [.$J$4]" office:value-type="float" office:value="9690" calcext:value-type="float">
            <text:p>9690</text:p>
          </table:table-cell>
          <table:table-cell table:formula="of:=[.$J$7]*([.$A479]-1) + [.$J$6]" office:value-type="float" office:value="0" calcext:value-type="float">
            <text:p>0</text:p>
          </table:table-cell>
          <table:table-cell table:formula="of:=FLOOR([.$A479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.$J$2] + [.$J$3]*([.$A480]-1)+[.$J$1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.$J$9]*([.$A480]-1) + [.$J$8]+FLOOR([.$A480]/[.$J$10])" office:value-type="float" office:value="576" calcext:value-type="float">
            <text:p>576</text:p>
          </table:table-cell>
          <table:table-cell table:formula="of:=[.$J$5]*([.$A480]-1) + [.$J$4]" office:value-type="float" office:value="9710" calcext:value-type="float">
            <text:p>9710</text:p>
          </table:table-cell>
          <table:table-cell table:formula="of:=[.$J$7]*([.$A480]-1) + [.$J$6]" office:value-type="float" office:value="0" calcext:value-type="float">
            <text:p>0</text:p>
          </table:table-cell>
          <table:table-cell table:formula="of:=FLOOR([.$A480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.$J$2] + [.$J$3]*([.$A481]-1)+[.$J$1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.$J$9]*([.$A481]-1) + [.$J$8]+FLOOR([.$A481]/[.$J$10])" office:value-type="float" office:value="578" calcext:value-type="float">
            <text:p>578</text:p>
          </table:table-cell>
          <table:table-cell table:formula="of:=[.$J$5]*([.$A481]-1) + [.$J$4]" office:value-type="float" office:value="9730" calcext:value-type="float">
            <text:p>9730</text:p>
          </table:table-cell>
          <table:table-cell table:formula="of:=[.$J$7]*([.$A481]-1) + [.$J$6]" office:value-type="float" office:value="0" calcext:value-type="float">
            <text:p>0</text:p>
          </table:table-cell>
          <table:table-cell table:formula="of:=FLOOR([.$A481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.$J$2] + [.$J$3]*([.$A482]-1)+[.$J$1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.$J$9]*([.$A482]-1) + [.$J$8]+FLOOR([.$A482]/[.$J$10])" office:value-type="float" office:value="579" calcext:value-type="float">
            <text:p>579</text:p>
          </table:table-cell>
          <table:table-cell table:formula="of:=[.$J$5]*([.$A482]-1) + [.$J$4]" office:value-type="float" office:value="9750" calcext:value-type="float">
            <text:p>9750</text:p>
          </table:table-cell>
          <table:table-cell table:formula="of:=[.$J$7]*([.$A482]-1) + [.$J$6]" office:value-type="float" office:value="0" calcext:value-type="float">
            <text:p>0</text:p>
          </table:table-cell>
          <table:table-cell table:formula="of:=FLOOR([.$A482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.$J$2] + [.$J$3]*([.$A483]-1)+[.$J$1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.$J$9]*([.$A483]-1) + [.$J$8]+FLOOR([.$A483]/[.$J$10])" office:value-type="float" office:value="580" calcext:value-type="float">
            <text:p>580</text:p>
          </table:table-cell>
          <table:table-cell table:formula="of:=[.$J$5]*([.$A483]-1) + [.$J$4]" office:value-type="float" office:value="9770" calcext:value-type="float">
            <text:p>9770</text:p>
          </table:table-cell>
          <table:table-cell table:formula="of:=[.$J$7]*([.$A483]-1) + [.$J$6]" office:value-type="float" office:value="0" calcext:value-type="float">
            <text:p>0</text:p>
          </table:table-cell>
          <table:table-cell table:formula="of:=FLOOR([.$A483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.$J$2] + [.$J$3]*([.$A484]-1)+[.$J$1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.$J$9]*([.$A484]-1) + [.$J$8]+FLOOR([.$A484]/[.$J$10])" office:value-type="float" office:value="581" calcext:value-type="float">
            <text:p>581</text:p>
          </table:table-cell>
          <table:table-cell table:formula="of:=[.$J$5]*([.$A484]-1) + [.$J$4]" office:value-type="float" office:value="9790" calcext:value-type="float">
            <text:p>9790</text:p>
          </table:table-cell>
          <table:table-cell table:formula="of:=[.$J$7]*([.$A484]-1) + [.$J$6]" office:value-type="float" office:value="0" calcext:value-type="float">
            <text:p>0</text:p>
          </table:table-cell>
          <table:table-cell table:formula="of:=FLOOR([.$A484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.$J$2] + [.$J$3]*([.$A485]-1)+[.$J$1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.$J$9]*([.$A485]-1) + [.$J$8]+FLOOR([.$A485]/[.$J$10])" office:value-type="float" office:value="582" calcext:value-type="float">
            <text:p>582</text:p>
          </table:table-cell>
          <table:table-cell table:formula="of:=[.$J$5]*([.$A485]-1) + [.$J$4]" office:value-type="float" office:value="9810" calcext:value-type="float">
            <text:p>9810</text:p>
          </table:table-cell>
          <table:table-cell table:formula="of:=[.$J$7]*([.$A485]-1) + [.$J$6]" office:value-type="float" office:value="0" calcext:value-type="float">
            <text:p>0</text:p>
          </table:table-cell>
          <table:table-cell table:formula="of:=FLOOR([.$A485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.$J$2] + [.$J$3]*([.$A486]-1)+[.$J$1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.$J$9]*([.$A486]-1) + [.$J$8]+FLOOR([.$A486]/[.$J$10])" office:value-type="float" office:value="584" calcext:value-type="float">
            <text:p>584</text:p>
          </table:table-cell>
          <table:table-cell table:formula="of:=[.$J$5]*([.$A486]-1) + [.$J$4]" office:value-type="float" office:value="9830" calcext:value-type="float">
            <text:p>9830</text:p>
          </table:table-cell>
          <table:table-cell table:formula="of:=[.$J$7]*([.$A486]-1) + [.$J$6]" office:value-type="float" office:value="0" calcext:value-type="float">
            <text:p>0</text:p>
          </table:table-cell>
          <table:table-cell table:formula="of:=FLOOR([.$A486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.$J$2] + [.$J$3]*([.$A487]-1)+[.$J$1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.$J$9]*([.$A487]-1) + [.$J$8]+FLOOR([.$A487]/[.$J$10])" office:value-type="float" office:value="585" calcext:value-type="float">
            <text:p>585</text:p>
          </table:table-cell>
          <table:table-cell table:formula="of:=[.$J$5]*([.$A487]-1) + [.$J$4]" office:value-type="float" office:value="9850" calcext:value-type="float">
            <text:p>9850</text:p>
          </table:table-cell>
          <table:table-cell table:formula="of:=[.$J$7]*([.$A487]-1) + [.$J$6]" office:value-type="float" office:value="0" calcext:value-type="float">
            <text:p>0</text:p>
          </table:table-cell>
          <table:table-cell table:formula="of:=FLOOR([.$A487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.$J$2] + [.$J$3]*([.$A488]-1)+[.$J$1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.$J$9]*([.$A488]-1) + [.$J$8]+FLOOR([.$A488]/[.$J$10])" office:value-type="float" office:value="586" calcext:value-type="float">
            <text:p>586</text:p>
          </table:table-cell>
          <table:table-cell table:formula="of:=[.$J$5]*([.$A488]-1) + [.$J$4]" office:value-type="float" office:value="9870" calcext:value-type="float">
            <text:p>9870</text:p>
          </table:table-cell>
          <table:table-cell table:formula="of:=[.$J$7]*([.$A488]-1) + [.$J$6]" office:value-type="float" office:value="0" calcext:value-type="float">
            <text:p>0</text:p>
          </table:table-cell>
          <table:table-cell table:formula="of:=FLOOR([.$A488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.$J$2] + [.$J$3]*([.$A489]-1)+[.$J$1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.$J$9]*([.$A489]-1) + [.$J$8]+FLOOR([.$A489]/[.$J$10])" office:value-type="float" office:value="587" calcext:value-type="float">
            <text:p>587</text:p>
          </table:table-cell>
          <table:table-cell table:formula="of:=[.$J$5]*([.$A489]-1) + [.$J$4]" office:value-type="float" office:value="9890" calcext:value-type="float">
            <text:p>9890</text:p>
          </table:table-cell>
          <table:table-cell table:formula="of:=[.$J$7]*([.$A489]-1) + [.$J$6]" office:value-type="float" office:value="0" calcext:value-type="float">
            <text:p>0</text:p>
          </table:table-cell>
          <table:table-cell table:formula="of:=FLOOR([.$A489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.$J$2] + [.$J$3]*([.$A490]-1)+[.$J$1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.$J$9]*([.$A490]-1) + [.$J$8]+FLOOR([.$A490]/[.$J$10])" office:value-type="float" office:value="588" calcext:value-type="float">
            <text:p>588</text:p>
          </table:table-cell>
          <table:table-cell table:formula="of:=[.$J$5]*([.$A490]-1) + [.$J$4]" office:value-type="float" office:value="9910" calcext:value-type="float">
            <text:p>9910</text:p>
          </table:table-cell>
          <table:table-cell table:formula="of:=[.$J$7]*([.$A490]-1) + [.$J$6]" office:value-type="float" office:value="0" calcext:value-type="float">
            <text:p>0</text:p>
          </table:table-cell>
          <table:table-cell table:formula="of:=FLOOR([.$A490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.$J$2] + [.$J$3]*([.$A491]-1)+[.$J$1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.$J$9]*([.$A491]-1) + [.$J$8]+FLOOR([.$A491]/[.$J$10])" office:value-type="float" office:value="590" calcext:value-type="float">
            <text:p>590</text:p>
          </table:table-cell>
          <table:table-cell table:formula="of:=[.$J$5]*([.$A491]-1) + [.$J$4]" office:value-type="float" office:value="9930" calcext:value-type="float">
            <text:p>9930</text:p>
          </table:table-cell>
          <table:table-cell table:formula="of:=[.$J$7]*([.$A491]-1) + [.$J$6]" office:value-type="float" office:value="0" calcext:value-type="float">
            <text:p>0</text:p>
          </table:table-cell>
          <table:table-cell table:formula="of:=FLOOR([.$A491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.$J$2] + [.$J$3]*([.$A492]-1)+[.$J$1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.$J$9]*([.$A492]-1) + [.$J$8]+FLOOR([.$A492]/[.$J$10])" office:value-type="float" office:value="591" calcext:value-type="float">
            <text:p>591</text:p>
          </table:table-cell>
          <table:table-cell table:formula="of:=[.$J$5]*([.$A492]-1) + [.$J$4]" office:value-type="float" office:value="9950" calcext:value-type="float">
            <text:p>9950</text:p>
          </table:table-cell>
          <table:table-cell table:formula="of:=[.$J$7]*([.$A492]-1) + [.$J$6]" office:value-type="float" office:value="0" calcext:value-type="float">
            <text:p>0</text:p>
          </table:table-cell>
          <table:table-cell table:formula="of:=FLOOR([.$A492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.$J$2] + [.$J$3]*([.$A493]-1)+[.$J$1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.$J$9]*([.$A493]-1) + [.$J$8]+FLOOR([.$A493]/[.$J$10])" office:value-type="float" office:value="592" calcext:value-type="float">
            <text:p>592</text:p>
          </table:table-cell>
          <table:table-cell table:formula="of:=[.$J$5]*([.$A493]-1) + [.$J$4]" office:value-type="float" office:value="9970" calcext:value-type="float">
            <text:p>9970</text:p>
          </table:table-cell>
          <table:table-cell table:formula="of:=[.$J$7]*([.$A493]-1) + [.$J$6]" office:value-type="float" office:value="0" calcext:value-type="float">
            <text:p>0</text:p>
          </table:table-cell>
          <table:table-cell table:formula="of:=FLOOR([.$A493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.$J$2] + [.$J$3]*([.$A494]-1)+[.$J$1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.$J$9]*([.$A494]-1) + [.$J$8]+FLOOR([.$A494]/[.$J$10])" office:value-type="float" office:value="593" calcext:value-type="float">
            <text:p>593</text:p>
          </table:table-cell>
          <table:table-cell table:formula="of:=[.$J$5]*([.$A494]-1) + [.$J$4]" office:value-type="float" office:value="9990" calcext:value-type="float">
            <text:p>9990</text:p>
          </table:table-cell>
          <table:table-cell table:formula="of:=[.$J$7]*([.$A494]-1) + [.$J$6]" office:value-type="float" office:value="0" calcext:value-type="float">
            <text:p>0</text:p>
          </table:table-cell>
          <table:table-cell table:formula="of:=FLOOR([.$A494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.$J$2] + [.$J$3]*([.$A495]-1)+[.$J$1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.$J$9]*([.$A495]-1) + [.$J$8]+FLOOR([.$A495]/[.$J$10])" office:value-type="float" office:value="594" calcext:value-type="float">
            <text:p>594</text:p>
          </table:table-cell>
          <table:table-cell table:formula="of:=[.$J$5]*([.$A495]-1) + [.$J$4]" office:value-type="float" office:value="10010" calcext:value-type="float">
            <text:p>10010</text:p>
          </table:table-cell>
          <table:table-cell table:formula="of:=[.$J$7]*([.$A495]-1) + [.$J$6]" office:value-type="float" office:value="0" calcext:value-type="float">
            <text:p>0</text:p>
          </table:table-cell>
          <table:table-cell table:formula="of:=FLOOR([.$A495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.$J$2] + [.$J$3]*([.$A496]-1)+[.$J$1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.$J$9]*([.$A496]-1) + [.$J$8]+FLOOR([.$A496]/[.$J$10])" office:value-type="float" office:value="596" calcext:value-type="float">
            <text:p>596</text:p>
          </table:table-cell>
          <table:table-cell table:formula="of:=[.$J$5]*([.$A496]-1) + [.$J$4]" office:value-type="float" office:value="10030" calcext:value-type="float">
            <text:p>10030</text:p>
          </table:table-cell>
          <table:table-cell table:formula="of:=[.$J$7]*([.$A496]-1) + [.$J$6]" office:value-type="float" office:value="0" calcext:value-type="float">
            <text:p>0</text:p>
          </table:table-cell>
          <table:table-cell table:formula="of:=FLOOR([.$A496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.$J$2] + [.$J$3]*([.$A497]-1)+[.$J$1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.$J$9]*([.$A497]-1) + [.$J$8]+FLOOR([.$A497]/[.$J$10])" office:value-type="float" office:value="597" calcext:value-type="float">
            <text:p>597</text:p>
          </table:table-cell>
          <table:table-cell table:formula="of:=[.$J$5]*([.$A497]-1) + [.$J$4]" office:value-type="float" office:value="10050" calcext:value-type="float">
            <text:p>10050</text:p>
          </table:table-cell>
          <table:table-cell table:formula="of:=[.$J$7]*([.$A497]-1) + [.$J$6]" office:value-type="float" office:value="0" calcext:value-type="float">
            <text:p>0</text:p>
          </table:table-cell>
          <table:table-cell table:formula="of:=FLOOR([.$A497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.$J$2] + [.$J$3]*([.$A498]-1)+[.$J$1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.$J$9]*([.$A498]-1) + [.$J$8]+FLOOR([.$A498]/[.$J$10])" office:value-type="float" office:value="598" calcext:value-type="float">
            <text:p>598</text:p>
          </table:table-cell>
          <table:table-cell table:formula="of:=[.$J$5]*([.$A498]-1) + [.$J$4]" office:value-type="float" office:value="10070" calcext:value-type="float">
            <text:p>10070</text:p>
          </table:table-cell>
          <table:table-cell table:formula="of:=[.$J$7]*([.$A498]-1) + [.$J$6]" office:value-type="float" office:value="0" calcext:value-type="float">
            <text:p>0</text:p>
          </table:table-cell>
          <table:table-cell table:formula="of:=FLOOR([.$A498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.$J$2] + [.$J$3]*([.$A499]-1)+[.$J$1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.$J$9]*([.$A499]-1) + [.$J$8]+FLOOR([.$A499]/[.$J$10])" office:value-type="float" office:value="599" calcext:value-type="float">
            <text:p>599</text:p>
          </table:table-cell>
          <table:table-cell table:formula="of:=[.$J$5]*([.$A499]-1) + [.$J$4]" office:value-type="float" office:value="10090" calcext:value-type="float">
            <text:p>10090</text:p>
          </table:table-cell>
          <table:table-cell table:formula="of:=[.$J$7]*([.$A499]-1) + [.$J$6]" office:value-type="float" office:value="0" calcext:value-type="float">
            <text:p>0</text:p>
          </table:table-cell>
          <table:table-cell table:formula="of:=FLOOR([.$A499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.$J$2] + [.$J$3]*([.$A500]-1)+[.$J$1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.$J$9]*([.$A500]-1) + [.$J$8]+FLOOR([.$A500]/[.$J$10])" office:value-type="float" office:value="600" calcext:value-type="float">
            <text:p>600</text:p>
          </table:table-cell>
          <table:table-cell table:formula="of:=[.$J$5]*([.$A500]-1) + [.$J$4]" office:value-type="float" office:value="10110" calcext:value-type="float">
            <text:p>10110</text:p>
          </table:table-cell>
          <table:table-cell table:formula="of:=[.$J$7]*([.$A500]-1) + [.$J$6]" office:value-type="float" office:value="0" calcext:value-type="float">
            <text:p>0</text:p>
          </table:table-cell>
          <table:table-cell table:formula="of:=FLOOR([.$A500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.$J$2] + [.$J$3]*([.$A501]-1)+[.$J$1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.$J$9]*([.$A501]-1) + [.$J$8]+FLOOR([.$A501]/[.$J$10])" office:value-type="float" office:value="602" calcext:value-type="float">
            <text:p>602</text:p>
          </table:table-cell>
          <table:table-cell table:formula="of:=[.$J$5]*([.$A501]-1) + [.$J$4]" office:value-type="float" office:value="10130" calcext:value-type="float">
            <text:p>10130</text:p>
          </table:table-cell>
          <table:table-cell table:formula="of:=[.$J$7]*([.$A501]-1) + [.$J$6]" office:value-type="float" office:value="0" calcext:value-type="float">
            <text:p>0</text:p>
          </table:table-cell>
          <table:table-cell table:formula="of:=FLOOR([.$A501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.$J$2] + [.$J$3]*([.$A502]-1)+[.$J$1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.$J$9]*([.$A502]-1) + [.$J$8]+FLOOR([.$A502]/[.$J$10])" office:value-type="float" office:value="603" calcext:value-type="float">
            <text:p>603</text:p>
          </table:table-cell>
          <table:table-cell table:formula="of:=[.$J$5]*([.$A502]-1) + [.$J$4]" office:value-type="float" office:value="10150" calcext:value-type="float">
            <text:p>10150</text:p>
          </table:table-cell>
          <table:table-cell table:formula="of:=[.$J$7]*([.$A502]-1) + [.$J$6]" office:value-type="float" office:value="0" calcext:value-type="float">
            <text:p>0</text:p>
          </table:table-cell>
          <table:table-cell table:formula="of:=FLOOR([.$A502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.$J$2] + [.$J$3]*([.$A503]-1)+[.$J$1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.$J$9]*([.$A503]-1) + [.$J$8]+FLOOR([.$A503]/[.$J$10])" office:value-type="float" office:value="604" calcext:value-type="float">
            <text:p>604</text:p>
          </table:table-cell>
          <table:table-cell table:formula="of:=[.$J$5]*([.$A503]-1) + [.$J$4]" office:value-type="float" office:value="10170" calcext:value-type="float">
            <text:p>10170</text:p>
          </table:table-cell>
          <table:table-cell table:formula="of:=[.$J$7]*([.$A503]-1) + [.$J$6]" office:value-type="float" office:value="0" calcext:value-type="float">
            <text:p>0</text:p>
          </table:table-cell>
          <table:table-cell table:formula="of:=FLOOR([.$A503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.$J$2] + [.$J$3]*([.$A504]-1)+[.$J$1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.$J$9]*([.$A504]-1) + [.$J$8]+FLOOR([.$A504]/[.$J$10])" office:value-type="float" office:value="605" calcext:value-type="float">
            <text:p>605</text:p>
          </table:table-cell>
          <table:table-cell table:formula="of:=[.$J$5]*([.$A504]-1) + [.$J$4]" office:value-type="float" office:value="10190" calcext:value-type="float">
            <text:p>10190</text:p>
          </table:table-cell>
          <table:table-cell table:formula="of:=[.$J$7]*([.$A504]-1) + [.$J$6]" office:value-type="float" office:value="0" calcext:value-type="float">
            <text:p>0</text:p>
          </table:table-cell>
          <table:table-cell table:formula="of:=FLOOR([.$A504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.$J$2] + [.$J$3]*([.$A505]-1)+[.$J$1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.$J$9]*([.$A505]-1) + [.$J$8]+FLOOR([.$A505]/[.$J$10])" office:value-type="float" office:value="606" calcext:value-type="float">
            <text:p>606</text:p>
          </table:table-cell>
          <table:table-cell table:formula="of:=[.$J$5]*([.$A505]-1) + [.$J$4]" office:value-type="float" office:value="10210" calcext:value-type="float">
            <text:p>10210</text:p>
          </table:table-cell>
          <table:table-cell table:formula="of:=[.$J$7]*([.$A505]-1) + [.$J$6]" office:value-type="float" office:value="0" calcext:value-type="float">
            <text:p>0</text:p>
          </table:table-cell>
          <table:table-cell table:formula="of:=FLOOR([.$A505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.$J$2] + [.$J$3]*([.$A506]-1)+[.$J$1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.$J$9]*([.$A506]-1) + [.$J$8]+FLOOR([.$A506]/[.$J$10])" office:value-type="float" office:value="608" calcext:value-type="float">
            <text:p>608</text:p>
          </table:table-cell>
          <table:table-cell table:formula="of:=[.$J$5]*([.$A506]-1) + [.$J$4]" office:value-type="float" office:value="10230" calcext:value-type="float">
            <text:p>10230</text:p>
          </table:table-cell>
          <table:table-cell table:formula="of:=[.$J$7]*([.$A506]-1) + [.$J$6]" office:value-type="float" office:value="0" calcext:value-type="float">
            <text:p>0</text:p>
          </table:table-cell>
          <table:table-cell table:formula="of:=FLOOR([.$A506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.$J$2] + [.$J$3]*([.$A507]-1)+[.$J$1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.$J$9]*([.$A507]-1) + [.$J$8]+FLOOR([.$A507]/[.$J$10])" office:value-type="float" office:value="609" calcext:value-type="float">
            <text:p>609</text:p>
          </table:table-cell>
          <table:table-cell table:formula="of:=[.$J$5]*([.$A507]-1) + [.$J$4]" office:value-type="float" office:value="10250" calcext:value-type="float">
            <text:p>10250</text:p>
          </table:table-cell>
          <table:table-cell table:formula="of:=[.$J$7]*([.$A507]-1) + [.$J$6]" office:value-type="float" office:value="0" calcext:value-type="float">
            <text:p>0</text:p>
          </table:table-cell>
          <table:table-cell table:formula="of:=FLOOR([.$A507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.$J$2] + [.$J$3]*([.$A508]-1)+[.$J$1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.$J$9]*([.$A508]-1) + [.$J$8]+FLOOR([.$A508]/[.$J$10])" office:value-type="float" office:value="610" calcext:value-type="float">
            <text:p>610</text:p>
          </table:table-cell>
          <table:table-cell table:formula="of:=[.$J$5]*([.$A508]-1) + [.$J$4]" office:value-type="float" office:value="10270" calcext:value-type="float">
            <text:p>10270</text:p>
          </table:table-cell>
          <table:table-cell table:formula="of:=[.$J$7]*([.$A508]-1) + [.$J$6]" office:value-type="float" office:value="0" calcext:value-type="float">
            <text:p>0</text:p>
          </table:table-cell>
          <table:table-cell table:formula="of:=FLOOR([.$A508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.$J$2] + [.$J$3]*([.$A509]-1)+[.$J$1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.$J$9]*([.$A509]-1) + [.$J$8]+FLOOR([.$A509]/[.$J$10])" office:value-type="float" office:value="611" calcext:value-type="float">
            <text:p>611</text:p>
          </table:table-cell>
          <table:table-cell table:formula="of:=[.$J$5]*([.$A509]-1) + [.$J$4]" office:value-type="float" office:value="10290" calcext:value-type="float">
            <text:p>10290</text:p>
          </table:table-cell>
          <table:table-cell table:formula="of:=[.$J$7]*([.$A509]-1) + [.$J$6]" office:value-type="float" office:value="0" calcext:value-type="float">
            <text:p>0</text:p>
          </table:table-cell>
          <table:table-cell table:formula="of:=FLOOR([.$A509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.$J$2] + [.$J$3]*([.$A510]-1)+[.$J$1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.$J$9]*([.$A510]-1) + [.$J$8]+FLOOR([.$A510]/[.$J$10])" office:value-type="float" office:value="612" calcext:value-type="float">
            <text:p>612</text:p>
          </table:table-cell>
          <table:table-cell table:formula="of:=[.$J$5]*([.$A510]-1) + [.$J$4]" office:value-type="float" office:value="10310" calcext:value-type="float">
            <text:p>10310</text:p>
          </table:table-cell>
          <table:table-cell table:formula="of:=[.$J$7]*([.$A510]-1) + [.$J$6]" office:value-type="float" office:value="0" calcext:value-type="float">
            <text:p>0</text:p>
          </table:table-cell>
          <table:table-cell table:formula="of:=FLOOR([.$A510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.$J$2] + [.$J$3]*([.$A511]-1)+[.$J$1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.$J$9]*([.$A511]-1) + [.$J$8]+FLOOR([.$A511]/[.$J$10])" office:value-type="float" office:value="614" calcext:value-type="float">
            <text:p>614</text:p>
          </table:table-cell>
          <table:table-cell table:formula="of:=[.$J$5]*([.$A511]-1) + [.$J$4]" office:value-type="float" office:value="10330" calcext:value-type="float">
            <text:p>10330</text:p>
          </table:table-cell>
          <table:table-cell table:formula="of:=[.$J$7]*([.$A511]-1) + [.$J$6]" office:value-type="float" office:value="0" calcext:value-type="float">
            <text:p>0</text:p>
          </table:table-cell>
          <table:table-cell table:formula="of:=FLOOR([.$A511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.$J$2] + [.$J$3]*([.$A512]-1)+[.$J$1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.$J$9]*([.$A512]-1) + [.$J$8]+FLOOR([.$A512]/[.$J$10])" office:value-type="float" office:value="615" calcext:value-type="float">
            <text:p>615</text:p>
          </table:table-cell>
          <table:table-cell table:formula="of:=[.$J$5]*([.$A512]-1) + [.$J$4]" office:value-type="float" office:value="10350" calcext:value-type="float">
            <text:p>10350</text:p>
          </table:table-cell>
          <table:table-cell table:formula="of:=[.$J$7]*([.$A512]-1) + [.$J$6]" office:value-type="float" office:value="0" calcext:value-type="float">
            <text:p>0</text:p>
          </table:table-cell>
          <table:table-cell table:formula="of:=FLOOR([.$A512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.$J$2] + [.$J$3]*([.$A513]-1)+[.$J$1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.$J$9]*([.$A513]-1) + [.$J$8]+FLOOR([.$A513]/[.$J$10])" office:value-type="float" office:value="616" calcext:value-type="float">
            <text:p>616</text:p>
          </table:table-cell>
          <table:table-cell table:formula="of:=[.$J$5]*([.$A513]-1) + [.$J$4]" office:value-type="float" office:value="10370" calcext:value-type="float">
            <text:p>10370</text:p>
          </table:table-cell>
          <table:table-cell table:formula="of:=[.$J$7]*([.$A513]-1) + [.$J$6]" office:value-type="float" office:value="0" calcext:value-type="float">
            <text:p>0</text:p>
          </table:table-cell>
          <table:table-cell table:formula="of:=FLOOR([.$A513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.$J$2] + [.$J$3]*([.$A514]-1)+[.$J$1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.$J$9]*([.$A514]-1) + [.$J$8]+FLOOR([.$A514]/[.$J$10])" office:value-type="float" office:value="617" calcext:value-type="float">
            <text:p>617</text:p>
          </table:table-cell>
          <table:table-cell table:formula="of:=[.$J$5]*([.$A514]-1) + [.$J$4]" office:value-type="float" office:value="10390" calcext:value-type="float">
            <text:p>10390</text:p>
          </table:table-cell>
          <table:table-cell table:formula="of:=[.$J$7]*([.$A514]-1) + [.$J$6]" office:value-type="float" office:value="0" calcext:value-type="float">
            <text:p>0</text:p>
          </table:table-cell>
          <table:table-cell table:formula="of:=FLOOR([.$A514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.$J$2] + [.$J$3]*([.$A515]-1)+[.$J$1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.$J$9]*([.$A515]-1) + [.$J$8]+FLOOR([.$A515]/[.$J$10])" office:value-type="float" office:value="618" calcext:value-type="float">
            <text:p>618</text:p>
          </table:table-cell>
          <table:table-cell table:formula="of:=[.$J$5]*([.$A515]-1) + [.$J$4]" office:value-type="float" office:value="10410" calcext:value-type="float">
            <text:p>10410</text:p>
          </table:table-cell>
          <table:table-cell table:formula="of:=[.$J$7]*([.$A515]-1) + [.$J$6]" office:value-type="float" office:value="0" calcext:value-type="float">
            <text:p>0</text:p>
          </table:table-cell>
          <table:table-cell table:formula="of:=FLOOR([.$A515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.$J$2] + [.$J$3]*([.$A516]-1)+[.$J$1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.$J$9]*([.$A516]-1) + [.$J$8]+FLOOR([.$A516]/[.$J$10])" office:value-type="float" office:value="620" calcext:value-type="float">
            <text:p>620</text:p>
          </table:table-cell>
          <table:table-cell table:formula="of:=[.$J$5]*([.$A516]-1) + [.$J$4]" office:value-type="float" office:value="10430" calcext:value-type="float">
            <text:p>10430</text:p>
          </table:table-cell>
          <table:table-cell table:formula="of:=[.$J$7]*([.$A516]-1) + [.$J$6]" office:value-type="float" office:value="0" calcext:value-type="float">
            <text:p>0</text:p>
          </table:table-cell>
          <table:table-cell table:formula="of:=FLOOR([.$A516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.$J$2] + [.$J$3]*([.$A517]-1)+[.$J$1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.$J$9]*([.$A517]-1) + [.$J$8]+FLOOR([.$A517]/[.$J$10])" office:value-type="float" office:value="621" calcext:value-type="float">
            <text:p>621</text:p>
          </table:table-cell>
          <table:table-cell table:formula="of:=[.$J$5]*([.$A517]-1) + [.$J$4]" office:value-type="float" office:value="10450" calcext:value-type="float">
            <text:p>10450</text:p>
          </table:table-cell>
          <table:table-cell table:formula="of:=[.$J$7]*([.$A517]-1) + [.$J$6]" office:value-type="float" office:value="0" calcext:value-type="float">
            <text:p>0</text:p>
          </table:table-cell>
          <table:table-cell table:formula="of:=FLOOR([.$A517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.$J$2] + [.$J$3]*([.$A518]-1)+[.$J$1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.$J$9]*([.$A518]-1) + [.$J$8]+FLOOR([.$A518]/[.$J$10])" office:value-type="float" office:value="622" calcext:value-type="float">
            <text:p>622</text:p>
          </table:table-cell>
          <table:table-cell table:formula="of:=[.$J$5]*([.$A518]-1) + [.$J$4]" office:value-type="float" office:value="10470" calcext:value-type="float">
            <text:p>10470</text:p>
          </table:table-cell>
          <table:table-cell table:formula="of:=[.$J$7]*([.$A518]-1) + [.$J$6]" office:value-type="float" office:value="0" calcext:value-type="float">
            <text:p>0</text:p>
          </table:table-cell>
          <table:table-cell table:formula="of:=FLOOR([.$A518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.$J$2] + [.$J$3]*([.$A519]-1)+[.$J$1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.$J$9]*([.$A519]-1) + [.$J$8]+FLOOR([.$A519]/[.$J$10])" office:value-type="float" office:value="623" calcext:value-type="float">
            <text:p>623</text:p>
          </table:table-cell>
          <table:table-cell table:formula="of:=[.$J$5]*([.$A519]-1) + [.$J$4]" office:value-type="float" office:value="10490" calcext:value-type="float">
            <text:p>10490</text:p>
          </table:table-cell>
          <table:table-cell table:formula="of:=[.$J$7]*([.$A519]-1) + [.$J$6]" office:value-type="float" office:value="0" calcext:value-type="float">
            <text:p>0</text:p>
          </table:table-cell>
          <table:table-cell table:formula="of:=FLOOR([.$A519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.$J$2] + [.$J$3]*([.$A520]-1)+[.$J$1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.$J$9]*([.$A520]-1) + [.$J$8]+FLOOR([.$A520]/[.$J$10])" office:value-type="float" office:value="624" calcext:value-type="float">
            <text:p>624</text:p>
          </table:table-cell>
          <table:table-cell table:formula="of:=[.$J$5]*([.$A520]-1) + [.$J$4]" office:value-type="float" office:value="10510" calcext:value-type="float">
            <text:p>10510</text:p>
          </table:table-cell>
          <table:table-cell table:formula="of:=[.$J$7]*([.$A520]-1) + [.$J$6]" office:value-type="float" office:value="0" calcext:value-type="float">
            <text:p>0</text:p>
          </table:table-cell>
          <table:table-cell table:formula="of:=FLOOR([.$A520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.$J$2] + [.$J$3]*([.$A521]-1)+[.$J$1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.$J$9]*([.$A521]-1) + [.$J$8]+FLOOR([.$A521]/[.$J$10])" office:value-type="float" office:value="626" calcext:value-type="float">
            <text:p>626</text:p>
          </table:table-cell>
          <table:table-cell table:formula="of:=[.$J$5]*([.$A521]-1) + [.$J$4]" office:value-type="float" office:value="10530" calcext:value-type="float">
            <text:p>10530</text:p>
          </table:table-cell>
          <table:table-cell table:formula="of:=[.$J$7]*([.$A521]-1) + [.$J$6]" office:value-type="float" office:value="0" calcext:value-type="float">
            <text:p>0</text:p>
          </table:table-cell>
          <table:table-cell table:formula="of:=FLOOR([.$A521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.$J$2] + [.$J$3]*([.$A522]-1)+[.$J$1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.$J$9]*([.$A522]-1) + [.$J$8]+FLOOR([.$A522]/[.$J$10])" office:value-type="float" office:value="627" calcext:value-type="float">
            <text:p>627</text:p>
          </table:table-cell>
          <table:table-cell table:formula="of:=[.$J$5]*([.$A522]-1) + [.$J$4]" office:value-type="float" office:value="10550" calcext:value-type="float">
            <text:p>10550</text:p>
          </table:table-cell>
          <table:table-cell table:formula="of:=[.$J$7]*([.$A522]-1) + [.$J$6]" office:value-type="float" office:value="0" calcext:value-type="float">
            <text:p>0</text:p>
          </table:table-cell>
          <table:table-cell table:formula="of:=FLOOR([.$A522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.$J$2] + [.$J$3]*([.$A523]-1)+[.$J$1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.$J$9]*([.$A523]-1) + [.$J$8]+FLOOR([.$A523]/[.$J$10])" office:value-type="float" office:value="628" calcext:value-type="float">
            <text:p>628</text:p>
          </table:table-cell>
          <table:table-cell table:formula="of:=[.$J$5]*([.$A523]-1) + [.$J$4]" office:value-type="float" office:value="10570" calcext:value-type="float">
            <text:p>10570</text:p>
          </table:table-cell>
          <table:table-cell table:formula="of:=[.$J$7]*([.$A523]-1) + [.$J$6]" office:value-type="float" office:value="0" calcext:value-type="float">
            <text:p>0</text:p>
          </table:table-cell>
          <table:table-cell table:formula="of:=FLOOR([.$A523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.$J$2] + [.$J$3]*([.$A524]-1)+[.$J$1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.$J$9]*([.$A524]-1) + [.$J$8]+FLOOR([.$A524]/[.$J$10])" office:value-type="float" office:value="629" calcext:value-type="float">
            <text:p>629</text:p>
          </table:table-cell>
          <table:table-cell table:formula="of:=[.$J$5]*([.$A524]-1) + [.$J$4]" office:value-type="float" office:value="10590" calcext:value-type="float">
            <text:p>10590</text:p>
          </table:table-cell>
          <table:table-cell table:formula="of:=[.$J$7]*([.$A524]-1) + [.$J$6]" office:value-type="float" office:value="0" calcext:value-type="float">
            <text:p>0</text:p>
          </table:table-cell>
          <table:table-cell table:formula="of:=FLOOR([.$A524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.$J$2] + [.$J$3]*([.$A525]-1)+[.$J$1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.$J$9]*([.$A525]-1) + [.$J$8]+FLOOR([.$A525]/[.$J$10])" office:value-type="float" office:value="630" calcext:value-type="float">
            <text:p>630</text:p>
          </table:table-cell>
          <table:table-cell table:formula="of:=[.$J$5]*([.$A525]-1) + [.$J$4]" office:value-type="float" office:value="10610" calcext:value-type="float">
            <text:p>10610</text:p>
          </table:table-cell>
          <table:table-cell table:formula="of:=[.$J$7]*([.$A525]-1) + [.$J$6]" office:value-type="float" office:value="0" calcext:value-type="float">
            <text:p>0</text:p>
          </table:table-cell>
          <table:table-cell table:formula="of:=FLOOR([.$A525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.$J$2] + [.$J$3]*([.$A526]-1)+[.$J$1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.$J$9]*([.$A526]-1) + [.$J$8]+FLOOR([.$A526]/[.$J$10])" office:value-type="float" office:value="632" calcext:value-type="float">
            <text:p>632</text:p>
          </table:table-cell>
          <table:table-cell table:formula="of:=[.$J$5]*([.$A526]-1) + [.$J$4]" office:value-type="float" office:value="10630" calcext:value-type="float">
            <text:p>10630</text:p>
          </table:table-cell>
          <table:table-cell table:formula="of:=[.$J$7]*([.$A526]-1) + [.$J$6]" office:value-type="float" office:value="0" calcext:value-type="float">
            <text:p>0</text:p>
          </table:table-cell>
          <table:table-cell table:formula="of:=FLOOR([.$A526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.$J$2] + [.$J$3]*([.$A527]-1)+[.$J$1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.$J$9]*([.$A527]-1) + [.$J$8]+FLOOR([.$A527]/[.$J$10])" office:value-type="float" office:value="633" calcext:value-type="float">
            <text:p>633</text:p>
          </table:table-cell>
          <table:table-cell table:formula="of:=[.$J$5]*([.$A527]-1) + [.$J$4]" office:value-type="float" office:value="10650" calcext:value-type="float">
            <text:p>10650</text:p>
          </table:table-cell>
          <table:table-cell table:formula="of:=[.$J$7]*([.$A527]-1) + [.$J$6]" office:value-type="float" office:value="0" calcext:value-type="float">
            <text:p>0</text:p>
          </table:table-cell>
          <table:table-cell table:formula="of:=FLOOR([.$A527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.$J$2] + [.$J$3]*([.$A528]-1)+[.$J$1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.$J$9]*([.$A528]-1) + [.$J$8]+FLOOR([.$A528]/[.$J$10])" office:value-type="float" office:value="634" calcext:value-type="float">
            <text:p>634</text:p>
          </table:table-cell>
          <table:table-cell table:formula="of:=[.$J$5]*([.$A528]-1) + [.$J$4]" office:value-type="float" office:value="10670" calcext:value-type="float">
            <text:p>10670</text:p>
          </table:table-cell>
          <table:table-cell table:formula="of:=[.$J$7]*([.$A528]-1) + [.$J$6]" office:value-type="float" office:value="0" calcext:value-type="float">
            <text:p>0</text:p>
          </table:table-cell>
          <table:table-cell table:formula="of:=FLOOR([.$A528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.$J$2] + [.$J$3]*([.$A529]-1)+[.$J$1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.$J$9]*([.$A529]-1) + [.$J$8]+FLOOR([.$A529]/[.$J$10])" office:value-type="float" office:value="635" calcext:value-type="float">
            <text:p>635</text:p>
          </table:table-cell>
          <table:table-cell table:formula="of:=[.$J$5]*([.$A529]-1) + [.$J$4]" office:value-type="float" office:value="10690" calcext:value-type="float">
            <text:p>10690</text:p>
          </table:table-cell>
          <table:table-cell table:formula="of:=[.$J$7]*([.$A529]-1) + [.$J$6]" office:value-type="float" office:value="0" calcext:value-type="float">
            <text:p>0</text:p>
          </table:table-cell>
          <table:table-cell table:formula="of:=FLOOR([.$A529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.$J$2] + [.$J$3]*([.$A530]-1)+[.$J$1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.$J$9]*([.$A530]-1) + [.$J$8]+FLOOR([.$A530]/[.$J$10])" office:value-type="float" office:value="636" calcext:value-type="float">
            <text:p>636</text:p>
          </table:table-cell>
          <table:table-cell table:formula="of:=[.$J$5]*([.$A530]-1) + [.$J$4]" office:value-type="float" office:value="10710" calcext:value-type="float">
            <text:p>10710</text:p>
          </table:table-cell>
          <table:table-cell table:formula="of:=[.$J$7]*([.$A530]-1) + [.$J$6]" office:value-type="float" office:value="0" calcext:value-type="float">
            <text:p>0</text:p>
          </table:table-cell>
          <table:table-cell table:formula="of:=FLOOR([.$A530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.$J$2] + [.$J$3]*([.$A531]-1)+[.$J$1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.$J$9]*([.$A531]-1) + [.$J$8]+FLOOR([.$A531]/[.$J$10])" office:value-type="float" office:value="638" calcext:value-type="float">
            <text:p>638</text:p>
          </table:table-cell>
          <table:table-cell table:formula="of:=[.$J$5]*([.$A531]-1) + [.$J$4]" office:value-type="float" office:value="10730" calcext:value-type="float">
            <text:p>10730</text:p>
          </table:table-cell>
          <table:table-cell table:formula="of:=[.$J$7]*([.$A531]-1) + [.$J$6]" office:value-type="float" office:value="0" calcext:value-type="float">
            <text:p>0</text:p>
          </table:table-cell>
          <table:table-cell table:formula="of:=FLOOR([.$A531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.$J$2] + [.$J$3]*([.$A532]-1)+[.$J$1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.$J$9]*([.$A532]-1) + [.$J$8]+FLOOR([.$A532]/[.$J$10])" office:value-type="float" office:value="639" calcext:value-type="float">
            <text:p>639</text:p>
          </table:table-cell>
          <table:table-cell table:formula="of:=[.$J$5]*([.$A532]-1) + [.$J$4]" office:value-type="float" office:value="10750" calcext:value-type="float">
            <text:p>10750</text:p>
          </table:table-cell>
          <table:table-cell table:formula="of:=[.$J$7]*([.$A532]-1) + [.$J$6]" office:value-type="float" office:value="0" calcext:value-type="float">
            <text:p>0</text:p>
          </table:table-cell>
          <table:table-cell table:formula="of:=FLOOR([.$A532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.$J$2] + [.$J$3]*([.$A533]-1)+[.$J$1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.$J$9]*([.$A533]-1) + [.$J$8]+FLOOR([.$A533]/[.$J$10])" office:value-type="float" office:value="640" calcext:value-type="float">
            <text:p>640</text:p>
          </table:table-cell>
          <table:table-cell table:formula="of:=[.$J$5]*([.$A533]-1) + [.$J$4]" office:value-type="float" office:value="10770" calcext:value-type="float">
            <text:p>10770</text:p>
          </table:table-cell>
          <table:table-cell table:formula="of:=[.$J$7]*([.$A533]-1) + [.$J$6]" office:value-type="float" office:value="0" calcext:value-type="float">
            <text:p>0</text:p>
          </table:table-cell>
          <table:table-cell table:formula="of:=FLOOR([.$A533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.$J$2] + [.$J$3]*([.$A534]-1)+[.$J$1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.$J$9]*([.$A534]-1) + [.$J$8]+FLOOR([.$A534]/[.$J$10])" office:value-type="float" office:value="641" calcext:value-type="float">
            <text:p>641</text:p>
          </table:table-cell>
          <table:table-cell table:formula="of:=[.$J$5]*([.$A534]-1) + [.$J$4]" office:value-type="float" office:value="10790" calcext:value-type="float">
            <text:p>10790</text:p>
          </table:table-cell>
          <table:table-cell table:formula="of:=[.$J$7]*([.$A534]-1) + [.$J$6]" office:value-type="float" office:value="0" calcext:value-type="float">
            <text:p>0</text:p>
          </table:table-cell>
          <table:table-cell table:formula="of:=FLOOR([.$A534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.$J$2] + [.$J$3]*([.$A535]-1)+[.$J$1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.$J$9]*([.$A535]-1) + [.$J$8]+FLOOR([.$A535]/[.$J$10])" office:value-type="float" office:value="642" calcext:value-type="float">
            <text:p>642</text:p>
          </table:table-cell>
          <table:table-cell table:formula="of:=[.$J$5]*([.$A535]-1) + [.$J$4]" office:value-type="float" office:value="10810" calcext:value-type="float">
            <text:p>10810</text:p>
          </table:table-cell>
          <table:table-cell table:formula="of:=[.$J$7]*([.$A535]-1) + [.$J$6]" office:value-type="float" office:value="0" calcext:value-type="float">
            <text:p>0</text:p>
          </table:table-cell>
          <table:table-cell table:formula="of:=FLOOR([.$A535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.$J$2] + [.$J$3]*([.$A536]-1)+[.$J$1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.$J$9]*([.$A536]-1) + [.$J$8]+FLOOR([.$A536]/[.$J$10])" office:value-type="float" office:value="644" calcext:value-type="float">
            <text:p>644</text:p>
          </table:table-cell>
          <table:table-cell table:formula="of:=[.$J$5]*([.$A536]-1) + [.$J$4]" office:value-type="float" office:value="10830" calcext:value-type="float">
            <text:p>10830</text:p>
          </table:table-cell>
          <table:table-cell table:formula="of:=[.$J$7]*([.$A536]-1) + [.$J$6]" office:value-type="float" office:value="0" calcext:value-type="float">
            <text:p>0</text:p>
          </table:table-cell>
          <table:table-cell table:formula="of:=FLOOR([.$A536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.$J$2] + [.$J$3]*([.$A537]-1)+[.$J$1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.$J$9]*([.$A537]-1) + [.$J$8]+FLOOR([.$A537]/[.$J$10])" office:value-type="float" office:value="645" calcext:value-type="float">
            <text:p>645</text:p>
          </table:table-cell>
          <table:table-cell table:formula="of:=[.$J$5]*([.$A537]-1) + [.$J$4]" office:value-type="float" office:value="10850" calcext:value-type="float">
            <text:p>10850</text:p>
          </table:table-cell>
          <table:table-cell table:formula="of:=[.$J$7]*([.$A537]-1) + [.$J$6]" office:value-type="float" office:value="0" calcext:value-type="float">
            <text:p>0</text:p>
          </table:table-cell>
          <table:table-cell table:formula="of:=FLOOR([.$A537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.$J$2] + [.$J$3]*([.$A538]-1)+[.$J$1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.$J$9]*([.$A538]-1) + [.$J$8]+FLOOR([.$A538]/[.$J$10])" office:value-type="float" office:value="646" calcext:value-type="float">
            <text:p>646</text:p>
          </table:table-cell>
          <table:table-cell table:formula="of:=[.$J$5]*([.$A538]-1) + [.$J$4]" office:value-type="float" office:value="10870" calcext:value-type="float">
            <text:p>10870</text:p>
          </table:table-cell>
          <table:table-cell table:formula="of:=[.$J$7]*([.$A538]-1) + [.$J$6]" office:value-type="float" office:value="0" calcext:value-type="float">
            <text:p>0</text:p>
          </table:table-cell>
          <table:table-cell table:formula="of:=FLOOR([.$A538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.$J$2] + [.$J$3]*([.$A539]-1)+[.$J$1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.$J$9]*([.$A539]-1) + [.$J$8]+FLOOR([.$A539]/[.$J$10])" office:value-type="float" office:value="647" calcext:value-type="float">
            <text:p>647</text:p>
          </table:table-cell>
          <table:table-cell table:formula="of:=[.$J$5]*([.$A539]-1) + [.$J$4]" office:value-type="float" office:value="10890" calcext:value-type="float">
            <text:p>10890</text:p>
          </table:table-cell>
          <table:table-cell table:formula="of:=[.$J$7]*([.$A539]-1) + [.$J$6]" office:value-type="float" office:value="0" calcext:value-type="float">
            <text:p>0</text:p>
          </table:table-cell>
          <table:table-cell table:formula="of:=FLOOR([.$A539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.$J$2] + [.$J$3]*([.$A540]-1)+[.$J$1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.$J$9]*([.$A540]-1) + [.$J$8]+FLOOR([.$A540]/[.$J$10])" office:value-type="float" office:value="648" calcext:value-type="float">
            <text:p>648</text:p>
          </table:table-cell>
          <table:table-cell table:formula="of:=[.$J$5]*([.$A540]-1) + [.$J$4]" office:value-type="float" office:value="10910" calcext:value-type="float">
            <text:p>10910</text:p>
          </table:table-cell>
          <table:table-cell table:formula="of:=[.$J$7]*([.$A540]-1) + [.$J$6]" office:value-type="float" office:value="0" calcext:value-type="float">
            <text:p>0</text:p>
          </table:table-cell>
          <table:table-cell table:formula="of:=FLOOR([.$A540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.$J$2] + [.$J$3]*([.$A541]-1)+[.$J$1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.$J$9]*([.$A541]-1) + [.$J$8]+FLOOR([.$A541]/[.$J$10])" office:value-type="float" office:value="650" calcext:value-type="float">
            <text:p>650</text:p>
          </table:table-cell>
          <table:table-cell table:formula="of:=[.$J$5]*([.$A541]-1) + [.$J$4]" office:value-type="float" office:value="10930" calcext:value-type="float">
            <text:p>10930</text:p>
          </table:table-cell>
          <table:table-cell table:formula="of:=[.$J$7]*([.$A541]-1) + [.$J$6]" office:value-type="float" office:value="0" calcext:value-type="float">
            <text:p>0</text:p>
          </table:table-cell>
          <table:table-cell table:formula="of:=FLOOR([.$A541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.$J$2] + [.$J$3]*([.$A542]-1)+[.$J$1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.$J$9]*([.$A542]-1) + [.$J$8]+FLOOR([.$A542]/[.$J$10])" office:value-type="float" office:value="651" calcext:value-type="float">
            <text:p>651</text:p>
          </table:table-cell>
          <table:table-cell table:formula="of:=[.$J$5]*([.$A542]-1) + [.$J$4]" office:value-type="float" office:value="10950" calcext:value-type="float">
            <text:p>10950</text:p>
          </table:table-cell>
          <table:table-cell table:formula="of:=[.$J$7]*([.$A542]-1) + [.$J$6]" office:value-type="float" office:value="0" calcext:value-type="float">
            <text:p>0</text:p>
          </table:table-cell>
          <table:table-cell table:formula="of:=FLOOR([.$A542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.$J$2] + [.$J$3]*([.$A543]-1)+[.$J$1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.$J$9]*([.$A543]-1) + [.$J$8]+FLOOR([.$A543]/[.$J$10])" office:value-type="float" office:value="652" calcext:value-type="float">
            <text:p>652</text:p>
          </table:table-cell>
          <table:table-cell table:formula="of:=[.$J$5]*([.$A543]-1) + [.$J$4]" office:value-type="float" office:value="10970" calcext:value-type="float">
            <text:p>10970</text:p>
          </table:table-cell>
          <table:table-cell table:formula="of:=[.$J$7]*([.$A543]-1) + [.$J$6]" office:value-type="float" office:value="0" calcext:value-type="float">
            <text:p>0</text:p>
          </table:table-cell>
          <table:table-cell table:formula="of:=FLOOR([.$A543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.$J$2] + [.$J$3]*([.$A544]-1)+[.$J$1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.$J$9]*([.$A544]-1) + [.$J$8]+FLOOR([.$A544]/[.$J$10])" office:value-type="float" office:value="653" calcext:value-type="float">
            <text:p>653</text:p>
          </table:table-cell>
          <table:table-cell table:formula="of:=[.$J$5]*([.$A544]-1) + [.$J$4]" office:value-type="float" office:value="10990" calcext:value-type="float">
            <text:p>10990</text:p>
          </table:table-cell>
          <table:table-cell table:formula="of:=[.$J$7]*([.$A544]-1) + [.$J$6]" office:value-type="float" office:value="0" calcext:value-type="float">
            <text:p>0</text:p>
          </table:table-cell>
          <table:table-cell table:formula="of:=FLOOR([.$A544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.$J$2] + [.$J$3]*([.$A545]-1)+[.$J$1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.$J$9]*([.$A545]-1) + [.$J$8]+FLOOR([.$A545]/[.$J$10])" office:value-type="float" office:value="654" calcext:value-type="float">
            <text:p>654</text:p>
          </table:table-cell>
          <table:table-cell table:formula="of:=[.$J$5]*([.$A545]-1) + [.$J$4]" office:value-type="float" office:value="11010" calcext:value-type="float">
            <text:p>11010</text:p>
          </table:table-cell>
          <table:table-cell table:formula="of:=[.$J$7]*([.$A545]-1) + [.$J$6]" office:value-type="float" office:value="0" calcext:value-type="float">
            <text:p>0</text:p>
          </table:table-cell>
          <table:table-cell table:formula="of:=FLOOR([.$A545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.$J$2] + [.$J$3]*([.$A546]-1)+[.$J$1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.$J$9]*([.$A546]-1) + [.$J$8]+FLOOR([.$A546]/[.$J$10])" office:value-type="float" office:value="656" calcext:value-type="float">
            <text:p>656</text:p>
          </table:table-cell>
          <table:table-cell table:formula="of:=[.$J$5]*([.$A546]-1) + [.$J$4]" office:value-type="float" office:value="11030" calcext:value-type="float">
            <text:p>11030</text:p>
          </table:table-cell>
          <table:table-cell table:formula="of:=[.$J$7]*([.$A546]-1) + [.$J$6]" office:value-type="float" office:value="0" calcext:value-type="float">
            <text:p>0</text:p>
          </table:table-cell>
          <table:table-cell table:formula="of:=FLOOR([.$A546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.$J$2] + [.$J$3]*([.$A547]-1)+[.$J$1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.$J$9]*([.$A547]-1) + [.$J$8]+FLOOR([.$A547]/[.$J$10])" office:value-type="float" office:value="657" calcext:value-type="float">
            <text:p>657</text:p>
          </table:table-cell>
          <table:table-cell table:formula="of:=[.$J$5]*([.$A547]-1) + [.$J$4]" office:value-type="float" office:value="11050" calcext:value-type="float">
            <text:p>11050</text:p>
          </table:table-cell>
          <table:table-cell table:formula="of:=[.$J$7]*([.$A547]-1) + [.$J$6]" office:value-type="float" office:value="0" calcext:value-type="float">
            <text:p>0</text:p>
          </table:table-cell>
          <table:table-cell table:formula="of:=FLOOR([.$A547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.$J$2] + [.$J$3]*([.$A548]-1)+[.$J$1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.$J$9]*([.$A548]-1) + [.$J$8]+FLOOR([.$A548]/[.$J$10])" office:value-type="float" office:value="658" calcext:value-type="float">
            <text:p>658</text:p>
          </table:table-cell>
          <table:table-cell table:formula="of:=[.$J$5]*([.$A548]-1) + [.$J$4]" office:value-type="float" office:value="11070" calcext:value-type="float">
            <text:p>11070</text:p>
          </table:table-cell>
          <table:table-cell table:formula="of:=[.$J$7]*([.$A548]-1) + [.$J$6]" office:value-type="float" office:value="0" calcext:value-type="float">
            <text:p>0</text:p>
          </table:table-cell>
          <table:table-cell table:formula="of:=FLOOR([.$A548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.$J$2] + [.$J$3]*([.$A549]-1)+[.$J$1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.$J$9]*([.$A549]-1) + [.$J$8]+FLOOR([.$A549]/[.$J$10])" office:value-type="float" office:value="659" calcext:value-type="float">
            <text:p>659</text:p>
          </table:table-cell>
          <table:table-cell table:formula="of:=[.$J$5]*([.$A549]-1) + [.$J$4]" office:value-type="float" office:value="11090" calcext:value-type="float">
            <text:p>11090</text:p>
          </table:table-cell>
          <table:table-cell table:formula="of:=[.$J$7]*([.$A549]-1) + [.$J$6]" office:value-type="float" office:value="0" calcext:value-type="float">
            <text:p>0</text:p>
          </table:table-cell>
          <table:table-cell table:formula="of:=FLOOR([.$A549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.$J$2] + [.$J$3]*([.$A550]-1)+[.$J$1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.$J$9]*([.$A550]-1) + [.$J$8]+FLOOR([.$A550]/[.$J$10])" office:value-type="float" office:value="660" calcext:value-type="float">
            <text:p>660</text:p>
          </table:table-cell>
          <table:table-cell table:formula="of:=[.$J$5]*([.$A550]-1) + [.$J$4]" office:value-type="float" office:value="11110" calcext:value-type="float">
            <text:p>11110</text:p>
          </table:table-cell>
          <table:table-cell table:formula="of:=[.$J$7]*([.$A550]-1) + [.$J$6]" office:value-type="float" office:value="0" calcext:value-type="float">
            <text:p>0</text:p>
          </table:table-cell>
          <table:table-cell table:formula="of:=FLOOR([.$A550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.$J$2] + [.$J$3]*([.$A551]-1)+[.$J$1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.$J$9]*([.$A551]-1) + [.$J$8]+FLOOR([.$A551]/[.$J$10])" office:value-type="float" office:value="662" calcext:value-type="float">
            <text:p>662</text:p>
          </table:table-cell>
          <table:table-cell table:formula="of:=[.$J$5]*([.$A551]-1) + [.$J$4]" office:value-type="float" office:value="11130" calcext:value-type="float">
            <text:p>11130</text:p>
          </table:table-cell>
          <table:table-cell table:formula="of:=[.$J$7]*([.$A551]-1) + [.$J$6]" office:value-type="float" office:value="0" calcext:value-type="float">
            <text:p>0</text:p>
          </table:table-cell>
          <table:table-cell table:formula="of:=FLOOR([.$A551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.$J$2] + [.$J$3]*([.$A552]-1)+[.$J$1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.$J$9]*([.$A552]-1) + [.$J$8]+FLOOR([.$A552]/[.$J$10])" office:value-type="float" office:value="663" calcext:value-type="float">
            <text:p>663</text:p>
          </table:table-cell>
          <table:table-cell table:formula="of:=[.$J$5]*([.$A552]-1) + [.$J$4]" office:value-type="float" office:value="11150" calcext:value-type="float">
            <text:p>11150</text:p>
          </table:table-cell>
          <table:table-cell table:formula="of:=[.$J$7]*([.$A552]-1) + [.$J$6]" office:value-type="float" office:value="0" calcext:value-type="float">
            <text:p>0</text:p>
          </table:table-cell>
          <table:table-cell table:formula="of:=FLOOR([.$A552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.$J$2] + [.$J$3]*([.$A553]-1)+[.$J$1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.$J$9]*([.$A553]-1) + [.$J$8]+FLOOR([.$A553]/[.$J$10])" office:value-type="float" office:value="664" calcext:value-type="float">
            <text:p>664</text:p>
          </table:table-cell>
          <table:table-cell table:formula="of:=[.$J$5]*([.$A553]-1) + [.$J$4]" office:value-type="float" office:value="11170" calcext:value-type="float">
            <text:p>11170</text:p>
          </table:table-cell>
          <table:table-cell table:formula="of:=[.$J$7]*([.$A553]-1) + [.$J$6]" office:value-type="float" office:value="0" calcext:value-type="float">
            <text:p>0</text:p>
          </table:table-cell>
          <table:table-cell table:formula="of:=FLOOR([.$A553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.$J$2] + [.$J$3]*([.$A554]-1)+[.$J$1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.$J$9]*([.$A554]-1) + [.$J$8]+FLOOR([.$A554]/[.$J$10])" office:value-type="float" office:value="665" calcext:value-type="float">
            <text:p>665</text:p>
          </table:table-cell>
          <table:table-cell table:formula="of:=[.$J$5]*([.$A554]-1) + [.$J$4]" office:value-type="float" office:value="11190" calcext:value-type="float">
            <text:p>11190</text:p>
          </table:table-cell>
          <table:table-cell table:formula="of:=[.$J$7]*([.$A554]-1) + [.$J$6]" office:value-type="float" office:value="0" calcext:value-type="float">
            <text:p>0</text:p>
          </table:table-cell>
          <table:table-cell table:formula="of:=FLOOR([.$A554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.$J$2] + [.$J$3]*([.$A555]-1)+[.$J$1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.$J$9]*([.$A555]-1) + [.$J$8]+FLOOR([.$A555]/[.$J$10])" office:value-type="float" office:value="666" calcext:value-type="float">
            <text:p>666</text:p>
          </table:table-cell>
          <table:table-cell table:formula="of:=[.$J$5]*([.$A555]-1) + [.$J$4]" office:value-type="float" office:value="11210" calcext:value-type="float">
            <text:p>11210</text:p>
          </table:table-cell>
          <table:table-cell table:formula="of:=[.$J$7]*([.$A555]-1) + [.$J$6]" office:value-type="float" office:value="0" calcext:value-type="float">
            <text:p>0</text:p>
          </table:table-cell>
          <table:table-cell table:formula="of:=FLOOR([.$A555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.$J$2] + [.$J$3]*([.$A556]-1)+[.$J$1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.$J$9]*([.$A556]-1) + [.$J$8]+FLOOR([.$A556]/[.$J$10])" office:value-type="float" office:value="668" calcext:value-type="float">
            <text:p>668</text:p>
          </table:table-cell>
          <table:table-cell table:formula="of:=[.$J$5]*([.$A556]-1) + [.$J$4]" office:value-type="float" office:value="11230" calcext:value-type="float">
            <text:p>11230</text:p>
          </table:table-cell>
          <table:table-cell table:formula="of:=[.$J$7]*([.$A556]-1) + [.$J$6]" office:value-type="float" office:value="0" calcext:value-type="float">
            <text:p>0</text:p>
          </table:table-cell>
          <table:table-cell table:formula="of:=FLOOR([.$A556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.$J$2] + [.$J$3]*([.$A557]-1)+[.$J$1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.$J$9]*([.$A557]-1) + [.$J$8]+FLOOR([.$A557]/[.$J$10])" office:value-type="float" office:value="669" calcext:value-type="float">
            <text:p>669</text:p>
          </table:table-cell>
          <table:table-cell table:formula="of:=[.$J$5]*([.$A557]-1) + [.$J$4]" office:value-type="float" office:value="11250" calcext:value-type="float">
            <text:p>11250</text:p>
          </table:table-cell>
          <table:table-cell table:formula="of:=[.$J$7]*([.$A557]-1) + [.$J$6]" office:value-type="float" office:value="0" calcext:value-type="float">
            <text:p>0</text:p>
          </table:table-cell>
          <table:table-cell table:formula="of:=FLOOR([.$A557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.$J$2] + [.$J$3]*([.$A558]-1)+[.$J$1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.$J$9]*([.$A558]-1) + [.$J$8]+FLOOR([.$A558]/[.$J$10])" office:value-type="float" office:value="670" calcext:value-type="float">
            <text:p>670</text:p>
          </table:table-cell>
          <table:table-cell table:formula="of:=[.$J$5]*([.$A558]-1) + [.$J$4]" office:value-type="float" office:value="11270" calcext:value-type="float">
            <text:p>11270</text:p>
          </table:table-cell>
          <table:table-cell table:formula="of:=[.$J$7]*([.$A558]-1) + [.$J$6]" office:value-type="float" office:value="0" calcext:value-type="float">
            <text:p>0</text:p>
          </table:table-cell>
          <table:table-cell table:formula="of:=FLOOR([.$A558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.$J$2] + [.$J$3]*([.$A559]-1)+[.$J$1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.$J$9]*([.$A559]-1) + [.$J$8]+FLOOR([.$A559]/[.$J$10])" office:value-type="float" office:value="671" calcext:value-type="float">
            <text:p>671</text:p>
          </table:table-cell>
          <table:table-cell table:formula="of:=[.$J$5]*([.$A559]-1) + [.$J$4]" office:value-type="float" office:value="11290" calcext:value-type="float">
            <text:p>11290</text:p>
          </table:table-cell>
          <table:table-cell table:formula="of:=[.$J$7]*([.$A559]-1) + [.$J$6]" office:value-type="float" office:value="0" calcext:value-type="float">
            <text:p>0</text:p>
          </table:table-cell>
          <table:table-cell table:formula="of:=FLOOR([.$A559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.$J$2] + [.$J$3]*([.$A560]-1)+[.$J$1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.$J$9]*([.$A560]-1) + [.$J$8]+FLOOR([.$A560]/[.$J$10])" office:value-type="float" office:value="672" calcext:value-type="float">
            <text:p>672</text:p>
          </table:table-cell>
          <table:table-cell table:formula="of:=[.$J$5]*([.$A560]-1) + [.$J$4]" office:value-type="float" office:value="11310" calcext:value-type="float">
            <text:p>11310</text:p>
          </table:table-cell>
          <table:table-cell table:formula="of:=[.$J$7]*([.$A560]-1) + [.$J$6]" office:value-type="float" office:value="0" calcext:value-type="float">
            <text:p>0</text:p>
          </table:table-cell>
          <table:table-cell table:formula="of:=FLOOR([.$A560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.$J$2] + [.$J$3]*([.$A561]-1)+[.$J$1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.$J$9]*([.$A561]-1) + [.$J$8]+FLOOR([.$A561]/[.$J$10])" office:value-type="float" office:value="674" calcext:value-type="float">
            <text:p>674</text:p>
          </table:table-cell>
          <table:table-cell table:formula="of:=[.$J$5]*([.$A561]-1) + [.$J$4]" office:value-type="float" office:value="11330" calcext:value-type="float">
            <text:p>11330</text:p>
          </table:table-cell>
          <table:table-cell table:formula="of:=[.$J$7]*([.$A561]-1) + [.$J$6]" office:value-type="float" office:value="0" calcext:value-type="float">
            <text:p>0</text:p>
          </table:table-cell>
          <table:table-cell table:formula="of:=FLOOR([.$A561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.$J$2] + [.$J$3]*([.$A562]-1)+[.$J$1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.$J$9]*([.$A562]-1) + [.$J$8]+FLOOR([.$A562]/[.$J$10])" office:value-type="float" office:value="675" calcext:value-type="float">
            <text:p>675</text:p>
          </table:table-cell>
          <table:table-cell table:formula="of:=[.$J$5]*([.$A562]-1) + [.$J$4]" office:value-type="float" office:value="11350" calcext:value-type="float">
            <text:p>11350</text:p>
          </table:table-cell>
          <table:table-cell table:formula="of:=[.$J$7]*([.$A562]-1) + [.$J$6]" office:value-type="float" office:value="0" calcext:value-type="float">
            <text:p>0</text:p>
          </table:table-cell>
          <table:table-cell table:formula="of:=FLOOR([.$A562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.$J$2] + [.$J$3]*([.$A563]-1)+[.$J$1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.$J$9]*([.$A563]-1) + [.$J$8]+FLOOR([.$A563]/[.$J$10])" office:value-type="float" office:value="676" calcext:value-type="float">
            <text:p>676</text:p>
          </table:table-cell>
          <table:table-cell table:formula="of:=[.$J$5]*([.$A563]-1) + [.$J$4]" office:value-type="float" office:value="11370" calcext:value-type="float">
            <text:p>11370</text:p>
          </table:table-cell>
          <table:table-cell table:formula="of:=[.$J$7]*([.$A563]-1) + [.$J$6]" office:value-type="float" office:value="0" calcext:value-type="float">
            <text:p>0</text:p>
          </table:table-cell>
          <table:table-cell table:formula="of:=FLOOR([.$A563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.$J$2] + [.$J$3]*([.$A564]-1)+[.$J$1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.$J$9]*([.$A564]-1) + [.$J$8]+FLOOR([.$A564]/[.$J$10])" office:value-type="float" office:value="677" calcext:value-type="float">
            <text:p>677</text:p>
          </table:table-cell>
          <table:table-cell table:formula="of:=[.$J$5]*([.$A564]-1) + [.$J$4]" office:value-type="float" office:value="11390" calcext:value-type="float">
            <text:p>11390</text:p>
          </table:table-cell>
          <table:table-cell table:formula="of:=[.$J$7]*([.$A564]-1) + [.$J$6]" office:value-type="float" office:value="0" calcext:value-type="float">
            <text:p>0</text:p>
          </table:table-cell>
          <table:table-cell table:formula="of:=FLOOR([.$A564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.$J$2] + [.$J$3]*([.$A565]-1)+[.$J$1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.$J$9]*([.$A565]-1) + [.$J$8]+FLOOR([.$A565]/[.$J$10])" office:value-type="float" office:value="678" calcext:value-type="float">
            <text:p>678</text:p>
          </table:table-cell>
          <table:table-cell table:formula="of:=[.$J$5]*([.$A565]-1) + [.$J$4]" office:value-type="float" office:value="11410" calcext:value-type="float">
            <text:p>11410</text:p>
          </table:table-cell>
          <table:table-cell table:formula="of:=[.$J$7]*([.$A565]-1) + [.$J$6]" office:value-type="float" office:value="0" calcext:value-type="float">
            <text:p>0</text:p>
          </table:table-cell>
          <table:table-cell table:formula="of:=FLOOR([.$A565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.$J$2] + [.$J$3]*([.$A566]-1)+[.$J$1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.$J$9]*([.$A566]-1) + [.$J$8]+FLOOR([.$A566]/[.$J$10])" office:value-type="float" office:value="680" calcext:value-type="float">
            <text:p>680</text:p>
          </table:table-cell>
          <table:table-cell table:formula="of:=[.$J$5]*([.$A566]-1) + [.$J$4]" office:value-type="float" office:value="11430" calcext:value-type="float">
            <text:p>11430</text:p>
          </table:table-cell>
          <table:table-cell table:formula="of:=[.$J$7]*([.$A566]-1) + [.$J$6]" office:value-type="float" office:value="0" calcext:value-type="float">
            <text:p>0</text:p>
          </table:table-cell>
          <table:table-cell table:formula="of:=FLOOR([.$A566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.$J$2] + [.$J$3]*([.$A567]-1)+[.$J$1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.$J$9]*([.$A567]-1) + [.$J$8]+FLOOR([.$A567]/[.$J$10])" office:value-type="float" office:value="681" calcext:value-type="float">
            <text:p>681</text:p>
          </table:table-cell>
          <table:table-cell table:formula="of:=[.$J$5]*([.$A567]-1) + [.$J$4]" office:value-type="float" office:value="11450" calcext:value-type="float">
            <text:p>11450</text:p>
          </table:table-cell>
          <table:table-cell table:formula="of:=[.$J$7]*([.$A567]-1) + [.$J$6]" office:value-type="float" office:value="0" calcext:value-type="float">
            <text:p>0</text:p>
          </table:table-cell>
          <table:table-cell table:formula="of:=FLOOR([.$A567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.$J$2] + [.$J$3]*([.$A568]-1)+[.$J$1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.$J$9]*([.$A568]-1) + [.$J$8]+FLOOR([.$A568]/[.$J$10])" office:value-type="float" office:value="682" calcext:value-type="float">
            <text:p>682</text:p>
          </table:table-cell>
          <table:table-cell table:formula="of:=[.$J$5]*([.$A568]-1) + [.$J$4]" office:value-type="float" office:value="11470" calcext:value-type="float">
            <text:p>11470</text:p>
          </table:table-cell>
          <table:table-cell table:formula="of:=[.$J$7]*([.$A568]-1) + [.$J$6]" office:value-type="float" office:value="0" calcext:value-type="float">
            <text:p>0</text:p>
          </table:table-cell>
          <table:table-cell table:formula="of:=FLOOR([.$A568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.$J$2] + [.$J$3]*([.$A569]-1)+[.$J$1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.$J$9]*([.$A569]-1) + [.$J$8]+FLOOR([.$A569]/[.$J$10])" office:value-type="float" office:value="683" calcext:value-type="float">
            <text:p>683</text:p>
          </table:table-cell>
          <table:table-cell table:formula="of:=[.$J$5]*([.$A569]-1) + [.$J$4]" office:value-type="float" office:value="11490" calcext:value-type="float">
            <text:p>11490</text:p>
          </table:table-cell>
          <table:table-cell table:formula="of:=[.$J$7]*([.$A569]-1) + [.$J$6]" office:value-type="float" office:value="0" calcext:value-type="float">
            <text:p>0</text:p>
          </table:table-cell>
          <table:table-cell table:formula="of:=FLOOR([.$A569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.$J$2] + [.$J$3]*([.$A570]-1)+[.$J$1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.$J$9]*([.$A570]-1) + [.$J$8]+FLOOR([.$A570]/[.$J$10])" office:value-type="float" office:value="684" calcext:value-type="float">
            <text:p>684</text:p>
          </table:table-cell>
          <table:table-cell table:formula="of:=[.$J$5]*([.$A570]-1) + [.$J$4]" office:value-type="float" office:value="11510" calcext:value-type="float">
            <text:p>11510</text:p>
          </table:table-cell>
          <table:table-cell table:formula="of:=[.$J$7]*([.$A570]-1) + [.$J$6]" office:value-type="float" office:value="0" calcext:value-type="float">
            <text:p>0</text:p>
          </table:table-cell>
          <table:table-cell table:formula="of:=FLOOR([.$A570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.$J$2] + [.$J$3]*([.$A571]-1)+[.$J$1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.$J$9]*([.$A571]-1) + [.$J$8]+FLOOR([.$A571]/[.$J$10])" office:value-type="float" office:value="686" calcext:value-type="float">
            <text:p>686</text:p>
          </table:table-cell>
          <table:table-cell table:formula="of:=[.$J$5]*([.$A571]-1) + [.$J$4]" office:value-type="float" office:value="11530" calcext:value-type="float">
            <text:p>11530</text:p>
          </table:table-cell>
          <table:table-cell table:formula="of:=[.$J$7]*([.$A571]-1) + [.$J$6]" office:value-type="float" office:value="0" calcext:value-type="float">
            <text:p>0</text:p>
          </table:table-cell>
          <table:table-cell table:formula="of:=FLOOR([.$A571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.$J$2] + [.$J$3]*([.$A572]-1)+[.$J$1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.$J$9]*([.$A572]-1) + [.$J$8]+FLOOR([.$A572]/[.$J$10])" office:value-type="float" office:value="687" calcext:value-type="float">
            <text:p>687</text:p>
          </table:table-cell>
          <table:table-cell table:formula="of:=[.$J$5]*([.$A572]-1) + [.$J$4]" office:value-type="float" office:value="11550" calcext:value-type="float">
            <text:p>11550</text:p>
          </table:table-cell>
          <table:table-cell table:formula="of:=[.$J$7]*([.$A572]-1) + [.$J$6]" office:value-type="float" office:value="0" calcext:value-type="float">
            <text:p>0</text:p>
          </table:table-cell>
          <table:table-cell table:formula="of:=FLOOR([.$A572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.$J$2] + [.$J$3]*([.$A573]-1)+[.$J$1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.$J$9]*([.$A573]-1) + [.$J$8]+FLOOR([.$A573]/[.$J$10])" office:value-type="float" office:value="688" calcext:value-type="float">
            <text:p>688</text:p>
          </table:table-cell>
          <table:table-cell table:formula="of:=[.$J$5]*([.$A573]-1) + [.$J$4]" office:value-type="float" office:value="11570" calcext:value-type="float">
            <text:p>11570</text:p>
          </table:table-cell>
          <table:table-cell table:formula="of:=[.$J$7]*([.$A573]-1) + [.$J$6]" office:value-type="float" office:value="0" calcext:value-type="float">
            <text:p>0</text:p>
          </table:table-cell>
          <table:table-cell table:formula="of:=FLOOR([.$A573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.$J$2] + [.$J$3]*([.$A574]-1)+[.$J$1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.$J$9]*([.$A574]-1) + [.$J$8]+FLOOR([.$A574]/[.$J$10])" office:value-type="float" office:value="689" calcext:value-type="float">
            <text:p>689</text:p>
          </table:table-cell>
          <table:table-cell table:formula="of:=[.$J$5]*([.$A574]-1) + [.$J$4]" office:value-type="float" office:value="11590" calcext:value-type="float">
            <text:p>11590</text:p>
          </table:table-cell>
          <table:table-cell table:formula="of:=[.$J$7]*([.$A574]-1) + [.$J$6]" office:value-type="float" office:value="0" calcext:value-type="float">
            <text:p>0</text:p>
          </table:table-cell>
          <table:table-cell table:formula="of:=FLOOR([.$A574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.$J$2] + [.$J$3]*([.$A575]-1)+[.$J$1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.$J$9]*([.$A575]-1) + [.$J$8]+FLOOR([.$A575]/[.$J$10])" office:value-type="float" office:value="690" calcext:value-type="float">
            <text:p>690</text:p>
          </table:table-cell>
          <table:table-cell table:formula="of:=[.$J$5]*([.$A575]-1) + [.$J$4]" office:value-type="float" office:value="11610" calcext:value-type="float">
            <text:p>11610</text:p>
          </table:table-cell>
          <table:table-cell table:formula="of:=[.$J$7]*([.$A575]-1) + [.$J$6]" office:value-type="float" office:value="0" calcext:value-type="float">
            <text:p>0</text:p>
          </table:table-cell>
          <table:table-cell table:formula="of:=FLOOR([.$A575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.$J$2] + [.$J$3]*([.$A576]-1)+[.$J$1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.$J$9]*([.$A576]-1) + [.$J$8]+FLOOR([.$A576]/[.$J$10])" office:value-type="float" office:value="692" calcext:value-type="float">
            <text:p>692</text:p>
          </table:table-cell>
          <table:table-cell table:formula="of:=[.$J$5]*([.$A576]-1) + [.$J$4]" office:value-type="float" office:value="11630" calcext:value-type="float">
            <text:p>11630</text:p>
          </table:table-cell>
          <table:table-cell table:formula="of:=[.$J$7]*([.$A576]-1) + [.$J$6]" office:value-type="float" office:value="0" calcext:value-type="float">
            <text:p>0</text:p>
          </table:table-cell>
          <table:table-cell table:formula="of:=FLOOR([.$A576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.$J$2] + [.$J$3]*([.$A577]-1)+[.$J$1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.$J$9]*([.$A577]-1) + [.$J$8]+FLOOR([.$A577]/[.$J$10])" office:value-type="float" office:value="693" calcext:value-type="float">
            <text:p>693</text:p>
          </table:table-cell>
          <table:table-cell table:formula="of:=[.$J$5]*([.$A577]-1) + [.$J$4]" office:value-type="float" office:value="11650" calcext:value-type="float">
            <text:p>11650</text:p>
          </table:table-cell>
          <table:table-cell table:formula="of:=[.$J$7]*([.$A577]-1) + [.$J$6]" office:value-type="float" office:value="0" calcext:value-type="float">
            <text:p>0</text:p>
          </table:table-cell>
          <table:table-cell table:formula="of:=FLOOR([.$A577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.$J$2] + [.$J$3]*([.$A578]-1)+[.$J$1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.$J$9]*([.$A578]-1) + [.$J$8]+FLOOR([.$A578]/[.$J$10])" office:value-type="float" office:value="694" calcext:value-type="float">
            <text:p>694</text:p>
          </table:table-cell>
          <table:table-cell table:formula="of:=[.$J$5]*([.$A578]-1) + [.$J$4]" office:value-type="float" office:value="11670" calcext:value-type="float">
            <text:p>11670</text:p>
          </table:table-cell>
          <table:table-cell table:formula="of:=[.$J$7]*([.$A578]-1) + [.$J$6]" office:value-type="float" office:value="0" calcext:value-type="float">
            <text:p>0</text:p>
          </table:table-cell>
          <table:table-cell table:formula="of:=FLOOR([.$A578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.$J$2] + [.$J$3]*([.$A579]-1)+[.$J$1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.$J$9]*([.$A579]-1) + [.$J$8]+FLOOR([.$A579]/[.$J$10])" office:value-type="float" office:value="695" calcext:value-type="float">
            <text:p>695</text:p>
          </table:table-cell>
          <table:table-cell table:formula="of:=[.$J$5]*([.$A579]-1) + [.$J$4]" office:value-type="float" office:value="11690" calcext:value-type="float">
            <text:p>11690</text:p>
          </table:table-cell>
          <table:table-cell table:formula="of:=[.$J$7]*([.$A579]-1) + [.$J$6]" office:value-type="float" office:value="0" calcext:value-type="float">
            <text:p>0</text:p>
          </table:table-cell>
          <table:table-cell table:formula="of:=FLOOR([.$A579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.$J$2] + [.$J$3]*([.$A580]-1)+[.$J$1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.$J$9]*([.$A580]-1) + [.$J$8]+FLOOR([.$A580]/[.$J$10])" office:value-type="float" office:value="696" calcext:value-type="float">
            <text:p>696</text:p>
          </table:table-cell>
          <table:table-cell table:formula="of:=[.$J$5]*([.$A580]-1) + [.$J$4]" office:value-type="float" office:value="11710" calcext:value-type="float">
            <text:p>11710</text:p>
          </table:table-cell>
          <table:table-cell table:formula="of:=[.$J$7]*([.$A580]-1) + [.$J$6]" office:value-type="float" office:value="0" calcext:value-type="float">
            <text:p>0</text:p>
          </table:table-cell>
          <table:table-cell table:formula="of:=FLOOR([.$A580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.$J$2] + [.$J$3]*([.$A581]-1)+[.$J$1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.$J$9]*([.$A581]-1) + [.$J$8]+FLOOR([.$A581]/[.$J$10])" office:value-type="float" office:value="698" calcext:value-type="float">
            <text:p>698</text:p>
          </table:table-cell>
          <table:table-cell table:formula="of:=[.$J$5]*([.$A581]-1) + [.$J$4]" office:value-type="float" office:value="11730" calcext:value-type="float">
            <text:p>11730</text:p>
          </table:table-cell>
          <table:table-cell table:formula="of:=[.$J$7]*([.$A581]-1) + [.$J$6]" office:value-type="float" office:value="0" calcext:value-type="float">
            <text:p>0</text:p>
          </table:table-cell>
          <table:table-cell table:formula="of:=FLOOR([.$A581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.$J$2] + [.$J$3]*([.$A582]-1)+[.$J$1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.$J$9]*([.$A582]-1) + [.$J$8]+FLOOR([.$A582]/[.$J$10])" office:value-type="float" office:value="699" calcext:value-type="float">
            <text:p>699</text:p>
          </table:table-cell>
          <table:table-cell table:formula="of:=[.$J$5]*([.$A582]-1) + [.$J$4]" office:value-type="float" office:value="11750" calcext:value-type="float">
            <text:p>11750</text:p>
          </table:table-cell>
          <table:table-cell table:formula="of:=[.$J$7]*([.$A582]-1) + [.$J$6]" office:value-type="float" office:value="0" calcext:value-type="float">
            <text:p>0</text:p>
          </table:table-cell>
          <table:table-cell table:formula="of:=FLOOR([.$A582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.$J$2] + [.$J$3]*([.$A583]-1)+[.$J$1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.$J$9]*([.$A583]-1) + [.$J$8]+FLOOR([.$A583]/[.$J$10])" office:value-type="float" office:value="700" calcext:value-type="float">
            <text:p>700</text:p>
          </table:table-cell>
          <table:table-cell table:formula="of:=[.$J$5]*([.$A583]-1) + [.$J$4]" office:value-type="float" office:value="11770" calcext:value-type="float">
            <text:p>11770</text:p>
          </table:table-cell>
          <table:table-cell table:formula="of:=[.$J$7]*([.$A583]-1) + [.$J$6]" office:value-type="float" office:value="0" calcext:value-type="float">
            <text:p>0</text:p>
          </table:table-cell>
          <table:table-cell table:formula="of:=FLOOR([.$A583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.$J$2] + [.$J$3]*([.$A584]-1)+[.$J$1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.$J$9]*([.$A584]-1) + [.$J$8]+FLOOR([.$A584]/[.$J$10])" office:value-type="float" office:value="701" calcext:value-type="float">
            <text:p>701</text:p>
          </table:table-cell>
          <table:table-cell table:formula="of:=[.$J$5]*([.$A584]-1) + [.$J$4]" office:value-type="float" office:value="11790" calcext:value-type="float">
            <text:p>11790</text:p>
          </table:table-cell>
          <table:table-cell table:formula="of:=[.$J$7]*([.$A584]-1) + [.$J$6]" office:value-type="float" office:value="0" calcext:value-type="float">
            <text:p>0</text:p>
          </table:table-cell>
          <table:table-cell table:formula="of:=FLOOR([.$A584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.$J$2] + [.$J$3]*([.$A585]-1)+[.$J$1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.$J$9]*([.$A585]-1) + [.$J$8]+FLOOR([.$A585]/[.$J$10])" office:value-type="float" office:value="702" calcext:value-type="float">
            <text:p>702</text:p>
          </table:table-cell>
          <table:table-cell table:formula="of:=[.$J$5]*([.$A585]-1) + [.$J$4]" office:value-type="float" office:value="11810" calcext:value-type="float">
            <text:p>11810</text:p>
          </table:table-cell>
          <table:table-cell table:formula="of:=[.$J$7]*([.$A585]-1) + [.$J$6]" office:value-type="float" office:value="0" calcext:value-type="float">
            <text:p>0</text:p>
          </table:table-cell>
          <table:table-cell table:formula="of:=FLOOR([.$A585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.$J$2] + [.$J$3]*([.$A586]-1)+[.$J$1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.$J$9]*([.$A586]-1) + [.$J$8]+FLOOR([.$A586]/[.$J$10])" office:value-type="float" office:value="704" calcext:value-type="float">
            <text:p>704</text:p>
          </table:table-cell>
          <table:table-cell table:formula="of:=[.$J$5]*([.$A586]-1) + [.$J$4]" office:value-type="float" office:value="11830" calcext:value-type="float">
            <text:p>11830</text:p>
          </table:table-cell>
          <table:table-cell table:formula="of:=[.$J$7]*([.$A586]-1) + [.$J$6]" office:value-type="float" office:value="0" calcext:value-type="float">
            <text:p>0</text:p>
          </table:table-cell>
          <table:table-cell table:formula="of:=FLOOR([.$A586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.$J$2] + [.$J$3]*([.$A587]-1)+[.$J$1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.$J$9]*([.$A587]-1) + [.$J$8]+FLOOR([.$A587]/[.$J$10])" office:value-type="float" office:value="705" calcext:value-type="float">
            <text:p>705</text:p>
          </table:table-cell>
          <table:table-cell table:formula="of:=[.$J$5]*([.$A587]-1) + [.$J$4]" office:value-type="float" office:value="11850" calcext:value-type="float">
            <text:p>11850</text:p>
          </table:table-cell>
          <table:table-cell table:formula="of:=[.$J$7]*([.$A587]-1) + [.$J$6]" office:value-type="float" office:value="0" calcext:value-type="float">
            <text:p>0</text:p>
          </table:table-cell>
          <table:table-cell table:formula="of:=FLOOR([.$A587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.$J$2] + [.$J$3]*([.$A588]-1)+[.$J$1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.$J$9]*([.$A588]-1) + [.$J$8]+FLOOR([.$A588]/[.$J$10])" office:value-type="float" office:value="706" calcext:value-type="float">
            <text:p>706</text:p>
          </table:table-cell>
          <table:table-cell table:formula="of:=[.$J$5]*([.$A588]-1) + [.$J$4]" office:value-type="float" office:value="11870" calcext:value-type="float">
            <text:p>11870</text:p>
          </table:table-cell>
          <table:table-cell table:formula="of:=[.$J$7]*([.$A588]-1) + [.$J$6]" office:value-type="float" office:value="0" calcext:value-type="float">
            <text:p>0</text:p>
          </table:table-cell>
          <table:table-cell table:formula="of:=FLOOR([.$A588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.$J$2] + [.$J$3]*([.$A589]-1)+[.$J$1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.$J$9]*([.$A589]-1) + [.$J$8]+FLOOR([.$A589]/[.$J$10])" office:value-type="float" office:value="707" calcext:value-type="float">
            <text:p>707</text:p>
          </table:table-cell>
          <table:table-cell table:formula="of:=[.$J$5]*([.$A589]-1) + [.$J$4]" office:value-type="float" office:value="11890" calcext:value-type="float">
            <text:p>11890</text:p>
          </table:table-cell>
          <table:table-cell table:formula="of:=[.$J$7]*([.$A589]-1) + [.$J$6]" office:value-type="float" office:value="0" calcext:value-type="float">
            <text:p>0</text:p>
          </table:table-cell>
          <table:table-cell table:formula="of:=FLOOR([.$A589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.$J$2] + [.$J$3]*([.$A590]-1)+[.$J$1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.$J$9]*([.$A590]-1) + [.$J$8]+FLOOR([.$A590]/[.$J$10])" office:value-type="float" office:value="708" calcext:value-type="float">
            <text:p>708</text:p>
          </table:table-cell>
          <table:table-cell table:formula="of:=[.$J$5]*([.$A590]-1) + [.$J$4]" office:value-type="float" office:value="11910" calcext:value-type="float">
            <text:p>11910</text:p>
          </table:table-cell>
          <table:table-cell table:formula="of:=[.$J$7]*([.$A590]-1) + [.$J$6]" office:value-type="float" office:value="0" calcext:value-type="float">
            <text:p>0</text:p>
          </table:table-cell>
          <table:table-cell table:formula="of:=FLOOR([.$A590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.$J$2] + [.$J$3]*([.$A591]-1)+[.$J$1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.$J$9]*([.$A591]-1) + [.$J$8]+FLOOR([.$A591]/[.$J$10])" office:value-type="float" office:value="710" calcext:value-type="float">
            <text:p>710</text:p>
          </table:table-cell>
          <table:table-cell table:formula="of:=[.$J$5]*([.$A591]-1) + [.$J$4]" office:value-type="float" office:value="11930" calcext:value-type="float">
            <text:p>11930</text:p>
          </table:table-cell>
          <table:table-cell table:formula="of:=[.$J$7]*([.$A591]-1) + [.$J$6]" office:value-type="float" office:value="0" calcext:value-type="float">
            <text:p>0</text:p>
          </table:table-cell>
          <table:table-cell table:formula="of:=FLOOR([.$A591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.$J$2] + [.$J$3]*([.$A592]-1)+[.$J$1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.$J$9]*([.$A592]-1) + [.$J$8]+FLOOR([.$A592]/[.$J$10])" office:value-type="float" office:value="711" calcext:value-type="float">
            <text:p>711</text:p>
          </table:table-cell>
          <table:table-cell table:formula="of:=[.$J$5]*([.$A592]-1) + [.$J$4]" office:value-type="float" office:value="11950" calcext:value-type="float">
            <text:p>11950</text:p>
          </table:table-cell>
          <table:table-cell table:formula="of:=[.$J$7]*([.$A592]-1) + [.$J$6]" office:value-type="float" office:value="0" calcext:value-type="float">
            <text:p>0</text:p>
          </table:table-cell>
          <table:table-cell table:formula="of:=FLOOR([.$A592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.$J$2] + [.$J$3]*([.$A593]-1)+[.$J$1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.$J$9]*([.$A593]-1) + [.$J$8]+FLOOR([.$A593]/[.$J$10])" office:value-type="float" office:value="712" calcext:value-type="float">
            <text:p>712</text:p>
          </table:table-cell>
          <table:table-cell table:formula="of:=[.$J$5]*([.$A593]-1) + [.$J$4]" office:value-type="float" office:value="11970" calcext:value-type="float">
            <text:p>11970</text:p>
          </table:table-cell>
          <table:table-cell table:formula="of:=[.$J$7]*([.$A593]-1) + [.$J$6]" office:value-type="float" office:value="0" calcext:value-type="float">
            <text:p>0</text:p>
          </table:table-cell>
          <table:table-cell table:formula="of:=FLOOR([.$A593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.$J$2] + [.$J$3]*([.$A594]-1)+[.$J$1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.$J$9]*([.$A594]-1) + [.$J$8]+FLOOR([.$A594]/[.$J$10])" office:value-type="float" office:value="713" calcext:value-type="float">
            <text:p>713</text:p>
          </table:table-cell>
          <table:table-cell table:formula="of:=[.$J$5]*([.$A594]-1) + [.$J$4]" office:value-type="float" office:value="11990" calcext:value-type="float">
            <text:p>11990</text:p>
          </table:table-cell>
          <table:table-cell table:formula="of:=[.$J$7]*([.$A594]-1) + [.$J$6]" office:value-type="float" office:value="0" calcext:value-type="float">
            <text:p>0</text:p>
          </table:table-cell>
          <table:table-cell table:formula="of:=FLOOR([.$A594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.$J$2] + [.$J$3]*([.$A595]-1)+[.$J$1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.$J$9]*([.$A595]-1) + [.$J$8]+FLOOR([.$A595]/[.$J$10])" office:value-type="float" office:value="714" calcext:value-type="float">
            <text:p>714</text:p>
          </table:table-cell>
          <table:table-cell table:formula="of:=[.$J$5]*([.$A595]-1) + [.$J$4]" office:value-type="float" office:value="12010" calcext:value-type="float">
            <text:p>12010</text:p>
          </table:table-cell>
          <table:table-cell table:formula="of:=[.$J$7]*([.$A595]-1) + [.$J$6]" office:value-type="float" office:value="0" calcext:value-type="float">
            <text:p>0</text:p>
          </table:table-cell>
          <table:table-cell table:formula="of:=FLOOR([.$A595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.$J$2] + [.$J$3]*([.$A596]-1)+[.$J$1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.$J$9]*([.$A596]-1) + [.$J$8]+FLOOR([.$A596]/[.$J$10])" office:value-type="float" office:value="716" calcext:value-type="float">
            <text:p>716</text:p>
          </table:table-cell>
          <table:table-cell table:formula="of:=[.$J$5]*([.$A596]-1) + [.$J$4]" office:value-type="float" office:value="12030" calcext:value-type="float">
            <text:p>12030</text:p>
          </table:table-cell>
          <table:table-cell table:formula="of:=[.$J$7]*([.$A596]-1) + [.$J$6]" office:value-type="float" office:value="0" calcext:value-type="float">
            <text:p>0</text:p>
          </table:table-cell>
          <table:table-cell table:formula="of:=FLOOR([.$A596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.$J$2] + [.$J$3]*([.$A597]-1)+[.$J$1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.$J$9]*([.$A597]-1) + [.$J$8]+FLOOR([.$A597]/[.$J$10])" office:value-type="float" office:value="717" calcext:value-type="float">
            <text:p>717</text:p>
          </table:table-cell>
          <table:table-cell table:formula="of:=[.$J$5]*([.$A597]-1) + [.$J$4]" office:value-type="float" office:value="12050" calcext:value-type="float">
            <text:p>12050</text:p>
          </table:table-cell>
          <table:table-cell table:formula="of:=[.$J$7]*([.$A597]-1) + [.$J$6]" office:value-type="float" office:value="0" calcext:value-type="float">
            <text:p>0</text:p>
          </table:table-cell>
          <table:table-cell table:formula="of:=FLOOR([.$A597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.$J$2] + [.$J$3]*([.$A598]-1)+[.$J$1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.$J$9]*([.$A598]-1) + [.$J$8]+FLOOR([.$A598]/[.$J$10])" office:value-type="float" office:value="718" calcext:value-type="float">
            <text:p>718</text:p>
          </table:table-cell>
          <table:table-cell table:formula="of:=[.$J$5]*([.$A598]-1) + [.$J$4]" office:value-type="float" office:value="12070" calcext:value-type="float">
            <text:p>12070</text:p>
          </table:table-cell>
          <table:table-cell table:formula="of:=[.$J$7]*([.$A598]-1) + [.$J$6]" office:value-type="float" office:value="0" calcext:value-type="float">
            <text:p>0</text:p>
          </table:table-cell>
          <table:table-cell table:formula="of:=FLOOR([.$A598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.$J$2] + [.$J$3]*([.$A599]-1)+[.$J$1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.$J$9]*([.$A599]-1) + [.$J$8]+FLOOR([.$A599]/[.$J$10])" office:value-type="float" office:value="719" calcext:value-type="float">
            <text:p>719</text:p>
          </table:table-cell>
          <table:table-cell table:formula="of:=[.$J$5]*([.$A599]-1) + [.$J$4]" office:value-type="float" office:value="12090" calcext:value-type="float">
            <text:p>12090</text:p>
          </table:table-cell>
          <table:table-cell table:formula="of:=[.$J$7]*([.$A599]-1) + [.$J$6]" office:value-type="float" office:value="0" calcext:value-type="float">
            <text:p>0</text:p>
          </table:table-cell>
          <table:table-cell table:formula="of:=FLOOR([.$A599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.$J$2] + [.$J$3]*([.$A600]-1)+[.$J$1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.$J$9]*([.$A600]-1) + [.$J$8]+FLOOR([.$A600]/[.$J$10])" office:value-type="float" office:value="720" calcext:value-type="float">
            <text:p>720</text:p>
          </table:table-cell>
          <table:table-cell table:formula="of:=[.$J$5]*([.$A600]-1) + [.$J$4]" office:value-type="float" office:value="12110" calcext:value-type="float">
            <text:p>12110</text:p>
          </table:table-cell>
          <table:table-cell table:formula="of:=[.$J$7]*([.$A600]-1) + [.$J$6]" office:value-type="float" office:value="0" calcext:value-type="float">
            <text:p>0</text:p>
          </table:table-cell>
          <table:table-cell table:formula="of:=FLOOR([.$A600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.$J$2] + [.$J$3]*([.$A601]-1)+[.$J$1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.$J$9]*([.$A601]-1) + [.$J$8]+FLOOR([.$A601]/[.$J$10])" office:value-type="float" office:value="722" calcext:value-type="float">
            <text:p>722</text:p>
          </table:table-cell>
          <table:table-cell table:formula="of:=[.$J$5]*([.$A601]-1) + [.$J$4]" office:value-type="float" office:value="12130" calcext:value-type="float">
            <text:p>12130</text:p>
          </table:table-cell>
          <table:table-cell table:formula="of:=[.$J$7]*([.$A601]-1) + [.$J$6]" office:value-type="float" office:value="0" calcext:value-type="float">
            <text:p>0</text:p>
          </table:table-cell>
          <table:table-cell table:formula="of:=FLOOR([.$A601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.$J$2] + [.$J$3]*([.$A602]-1)+[.$J$1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.$J$9]*([.$A602]-1) + [.$J$8]+FLOOR([.$A602]/[.$J$10])" office:value-type="float" office:value="723" calcext:value-type="float">
            <text:p>723</text:p>
          </table:table-cell>
          <table:table-cell table:formula="of:=[.$J$5]*([.$A602]-1) + [.$J$4]" office:value-type="float" office:value="12150" calcext:value-type="float">
            <text:p>12150</text:p>
          </table:table-cell>
          <table:table-cell table:formula="of:=[.$J$7]*([.$A602]-1) + [.$J$6]" office:value-type="float" office:value="0" calcext:value-type="float">
            <text:p>0</text:p>
          </table:table-cell>
          <table:table-cell table:formula="of:=FLOOR([.$A602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.$J$2] + [.$J$3]*([.$A603]-1)+[.$J$1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.$J$9]*([.$A603]-1) + [.$J$8]+FLOOR([.$A603]/[.$J$10])" office:value-type="float" office:value="724" calcext:value-type="float">
            <text:p>724</text:p>
          </table:table-cell>
          <table:table-cell table:formula="of:=[.$J$5]*([.$A603]-1) + [.$J$4]" office:value-type="float" office:value="12170" calcext:value-type="float">
            <text:p>12170</text:p>
          </table:table-cell>
          <table:table-cell table:formula="of:=[.$J$7]*([.$A603]-1) + [.$J$6]" office:value-type="float" office:value="0" calcext:value-type="float">
            <text:p>0</text:p>
          </table:table-cell>
          <table:table-cell table:formula="of:=FLOOR([.$A603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.$J$2] + [.$J$3]*([.$A604]-1)+[.$J$1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.$J$9]*([.$A604]-1) + [.$J$8]+FLOOR([.$A604]/[.$J$10])" office:value-type="float" office:value="725" calcext:value-type="float">
            <text:p>725</text:p>
          </table:table-cell>
          <table:table-cell table:formula="of:=[.$J$5]*([.$A604]-1) + [.$J$4]" office:value-type="float" office:value="12190" calcext:value-type="float">
            <text:p>12190</text:p>
          </table:table-cell>
          <table:table-cell table:formula="of:=[.$J$7]*([.$A604]-1) + [.$J$6]" office:value-type="float" office:value="0" calcext:value-type="float">
            <text:p>0</text:p>
          </table:table-cell>
          <table:table-cell table:formula="of:=FLOOR([.$A604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.$J$2] + [.$J$3]*([.$A605]-1)+[.$J$1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.$J$9]*([.$A605]-1) + [.$J$8]+FLOOR([.$A605]/[.$J$10])" office:value-type="float" office:value="726" calcext:value-type="float">
            <text:p>726</text:p>
          </table:table-cell>
          <table:table-cell table:formula="of:=[.$J$5]*([.$A605]-1) + [.$J$4]" office:value-type="float" office:value="12210" calcext:value-type="float">
            <text:p>12210</text:p>
          </table:table-cell>
          <table:table-cell table:formula="of:=[.$J$7]*([.$A605]-1) + [.$J$6]" office:value-type="float" office:value="0" calcext:value-type="float">
            <text:p>0</text:p>
          </table:table-cell>
          <table:table-cell table:formula="of:=FLOOR([.$A605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.$J$2] + [.$J$3]*([.$A606]-1)+[.$J$1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.$J$9]*([.$A606]-1) + [.$J$8]+FLOOR([.$A606]/[.$J$10])" office:value-type="float" office:value="728" calcext:value-type="float">
            <text:p>728</text:p>
          </table:table-cell>
          <table:table-cell table:formula="of:=[.$J$5]*([.$A606]-1) + [.$J$4]" office:value-type="float" office:value="12230" calcext:value-type="float">
            <text:p>12230</text:p>
          </table:table-cell>
          <table:table-cell table:formula="of:=[.$J$7]*([.$A606]-1) + [.$J$6]" office:value-type="float" office:value="0" calcext:value-type="float">
            <text:p>0</text:p>
          </table:table-cell>
          <table:table-cell table:formula="of:=FLOOR([.$A606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.$J$2] + [.$J$3]*([.$A607]-1)+[.$J$1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.$J$9]*([.$A607]-1) + [.$J$8]+FLOOR([.$A607]/[.$J$10])" office:value-type="float" office:value="729" calcext:value-type="float">
            <text:p>729</text:p>
          </table:table-cell>
          <table:table-cell table:formula="of:=[.$J$5]*([.$A607]-1) + [.$J$4]" office:value-type="float" office:value="12250" calcext:value-type="float">
            <text:p>12250</text:p>
          </table:table-cell>
          <table:table-cell table:formula="of:=[.$J$7]*([.$A607]-1) + [.$J$6]" office:value-type="float" office:value="0" calcext:value-type="float">
            <text:p>0</text:p>
          </table:table-cell>
          <table:table-cell table:formula="of:=FLOOR([.$A607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.$J$2] + [.$J$3]*([.$A608]-1)+[.$J$1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.$J$9]*([.$A608]-1) + [.$J$8]+FLOOR([.$A608]/[.$J$10])" office:value-type="float" office:value="730" calcext:value-type="float">
            <text:p>730</text:p>
          </table:table-cell>
          <table:table-cell table:formula="of:=[.$J$5]*([.$A608]-1) + [.$J$4]" office:value-type="float" office:value="12270" calcext:value-type="float">
            <text:p>12270</text:p>
          </table:table-cell>
          <table:table-cell table:formula="of:=[.$J$7]*([.$A608]-1) + [.$J$6]" office:value-type="float" office:value="0" calcext:value-type="float">
            <text:p>0</text:p>
          </table:table-cell>
          <table:table-cell table:formula="of:=FLOOR([.$A608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.$J$2] + [.$J$3]*([.$A609]-1)+[.$J$1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.$J$9]*([.$A609]-1) + [.$J$8]+FLOOR([.$A609]/[.$J$10])" office:value-type="float" office:value="731" calcext:value-type="float">
            <text:p>731</text:p>
          </table:table-cell>
          <table:table-cell table:formula="of:=[.$J$5]*([.$A609]-1) + [.$J$4]" office:value-type="float" office:value="12290" calcext:value-type="float">
            <text:p>12290</text:p>
          </table:table-cell>
          <table:table-cell table:formula="of:=[.$J$7]*([.$A609]-1) + [.$J$6]" office:value-type="float" office:value="0" calcext:value-type="float">
            <text:p>0</text:p>
          </table:table-cell>
          <table:table-cell table:formula="of:=FLOOR([.$A609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.$J$2] + [.$J$3]*([.$A610]-1)+[.$J$1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.$J$9]*([.$A610]-1) + [.$J$8]+FLOOR([.$A610]/[.$J$10])" office:value-type="float" office:value="732" calcext:value-type="float">
            <text:p>732</text:p>
          </table:table-cell>
          <table:table-cell table:formula="of:=[.$J$5]*([.$A610]-1) + [.$J$4]" office:value-type="float" office:value="12310" calcext:value-type="float">
            <text:p>12310</text:p>
          </table:table-cell>
          <table:table-cell table:formula="of:=[.$J$7]*([.$A610]-1) + [.$J$6]" office:value-type="float" office:value="0" calcext:value-type="float">
            <text:p>0</text:p>
          </table:table-cell>
          <table:table-cell table:formula="of:=FLOOR([.$A610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.$J$2] + [.$J$3]*([.$A611]-1)+[.$J$1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.$J$9]*([.$A611]-1) + [.$J$8]+FLOOR([.$A611]/[.$J$10])" office:value-type="float" office:value="734" calcext:value-type="float">
            <text:p>734</text:p>
          </table:table-cell>
          <table:table-cell table:formula="of:=[.$J$5]*([.$A611]-1) + [.$J$4]" office:value-type="float" office:value="12330" calcext:value-type="float">
            <text:p>12330</text:p>
          </table:table-cell>
          <table:table-cell table:formula="of:=[.$J$7]*([.$A611]-1) + [.$J$6]" office:value-type="float" office:value="0" calcext:value-type="float">
            <text:p>0</text:p>
          </table:table-cell>
          <table:table-cell table:formula="of:=FLOOR([.$A611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.$J$2] + [.$J$3]*([.$A612]-1)+[.$J$1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.$J$9]*([.$A612]-1) + [.$J$8]+FLOOR([.$A612]/[.$J$10])" office:value-type="float" office:value="735" calcext:value-type="float">
            <text:p>735</text:p>
          </table:table-cell>
          <table:table-cell table:formula="of:=[.$J$5]*([.$A612]-1) + [.$J$4]" office:value-type="float" office:value="12350" calcext:value-type="float">
            <text:p>12350</text:p>
          </table:table-cell>
          <table:table-cell table:formula="of:=[.$J$7]*([.$A612]-1) + [.$J$6]" office:value-type="float" office:value="0" calcext:value-type="float">
            <text:p>0</text:p>
          </table:table-cell>
          <table:table-cell table:formula="of:=FLOOR([.$A612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.$J$2] + [.$J$3]*([.$A613]-1)+[.$J$1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.$J$9]*([.$A613]-1) + [.$J$8]+FLOOR([.$A613]/[.$J$10])" office:value-type="float" office:value="736" calcext:value-type="float">
            <text:p>736</text:p>
          </table:table-cell>
          <table:table-cell table:formula="of:=[.$J$5]*([.$A613]-1) + [.$J$4]" office:value-type="float" office:value="12370" calcext:value-type="float">
            <text:p>12370</text:p>
          </table:table-cell>
          <table:table-cell table:formula="of:=[.$J$7]*([.$A613]-1) + [.$J$6]" office:value-type="float" office:value="0" calcext:value-type="float">
            <text:p>0</text:p>
          </table:table-cell>
          <table:table-cell table:formula="of:=FLOOR([.$A613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.$J$2] + [.$J$3]*([.$A614]-1)+[.$J$1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.$J$9]*([.$A614]-1) + [.$J$8]+FLOOR([.$A614]/[.$J$10])" office:value-type="float" office:value="737" calcext:value-type="float">
            <text:p>737</text:p>
          </table:table-cell>
          <table:table-cell table:formula="of:=[.$J$5]*([.$A614]-1) + [.$J$4]" office:value-type="float" office:value="12390" calcext:value-type="float">
            <text:p>12390</text:p>
          </table:table-cell>
          <table:table-cell table:formula="of:=[.$J$7]*([.$A614]-1) + [.$J$6]" office:value-type="float" office:value="0" calcext:value-type="float">
            <text:p>0</text:p>
          </table:table-cell>
          <table:table-cell table:formula="of:=FLOOR([.$A614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.$J$2] + [.$J$3]*([.$A615]-1)+[.$J$1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.$J$9]*([.$A615]-1) + [.$J$8]+FLOOR([.$A615]/[.$J$10])" office:value-type="float" office:value="738" calcext:value-type="float">
            <text:p>738</text:p>
          </table:table-cell>
          <table:table-cell table:formula="of:=[.$J$5]*([.$A615]-1) + [.$J$4]" office:value-type="float" office:value="12410" calcext:value-type="float">
            <text:p>12410</text:p>
          </table:table-cell>
          <table:table-cell table:formula="of:=[.$J$7]*([.$A615]-1) + [.$J$6]" office:value-type="float" office:value="0" calcext:value-type="float">
            <text:p>0</text:p>
          </table:table-cell>
          <table:table-cell table:formula="of:=FLOOR([.$A615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.$J$2] + [.$J$3]*([.$A616]-1)+[.$J$1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.$J$9]*([.$A616]-1) + [.$J$8]+FLOOR([.$A616]/[.$J$10])" office:value-type="float" office:value="740" calcext:value-type="float">
            <text:p>740</text:p>
          </table:table-cell>
          <table:table-cell table:formula="of:=[.$J$5]*([.$A616]-1) + [.$J$4]" office:value-type="float" office:value="12430" calcext:value-type="float">
            <text:p>12430</text:p>
          </table:table-cell>
          <table:table-cell table:formula="of:=[.$J$7]*([.$A616]-1) + [.$J$6]" office:value-type="float" office:value="0" calcext:value-type="float">
            <text:p>0</text:p>
          </table:table-cell>
          <table:table-cell table:formula="of:=FLOOR([.$A616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.$J$2] + [.$J$3]*([.$A617]-1)+[.$J$1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.$J$9]*([.$A617]-1) + [.$J$8]+FLOOR([.$A617]/[.$J$10])" office:value-type="float" office:value="741" calcext:value-type="float">
            <text:p>741</text:p>
          </table:table-cell>
          <table:table-cell table:formula="of:=[.$J$5]*([.$A617]-1) + [.$J$4]" office:value-type="float" office:value="12450" calcext:value-type="float">
            <text:p>12450</text:p>
          </table:table-cell>
          <table:table-cell table:formula="of:=[.$J$7]*([.$A617]-1) + [.$J$6]" office:value-type="float" office:value="0" calcext:value-type="float">
            <text:p>0</text:p>
          </table:table-cell>
          <table:table-cell table:formula="of:=FLOOR([.$A617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.$J$2] + [.$J$3]*([.$A618]-1)+[.$J$1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.$J$9]*([.$A618]-1) + [.$J$8]+FLOOR([.$A618]/[.$J$10])" office:value-type="float" office:value="742" calcext:value-type="float">
            <text:p>742</text:p>
          </table:table-cell>
          <table:table-cell table:formula="of:=[.$J$5]*([.$A618]-1) + [.$J$4]" office:value-type="float" office:value="12470" calcext:value-type="float">
            <text:p>12470</text:p>
          </table:table-cell>
          <table:table-cell table:formula="of:=[.$J$7]*([.$A618]-1) + [.$J$6]" office:value-type="float" office:value="0" calcext:value-type="float">
            <text:p>0</text:p>
          </table:table-cell>
          <table:table-cell table:formula="of:=FLOOR([.$A618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.$J$2] + [.$J$3]*([.$A619]-1)+[.$J$1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.$J$9]*([.$A619]-1) + [.$J$8]+FLOOR([.$A619]/[.$J$10])" office:value-type="float" office:value="743" calcext:value-type="float">
            <text:p>743</text:p>
          </table:table-cell>
          <table:table-cell table:formula="of:=[.$J$5]*([.$A619]-1) + [.$J$4]" office:value-type="float" office:value="12490" calcext:value-type="float">
            <text:p>12490</text:p>
          </table:table-cell>
          <table:table-cell table:formula="of:=[.$J$7]*([.$A619]-1) + [.$J$6]" office:value-type="float" office:value="0" calcext:value-type="float">
            <text:p>0</text:p>
          </table:table-cell>
          <table:table-cell table:formula="of:=FLOOR([.$A619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.$J$2] + [.$J$3]*([.$A620]-1)+[.$J$1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.$J$9]*([.$A620]-1) + [.$J$8]+FLOOR([.$A620]/[.$J$10])" office:value-type="float" office:value="744" calcext:value-type="float">
            <text:p>744</text:p>
          </table:table-cell>
          <table:table-cell table:formula="of:=[.$J$5]*([.$A620]-1) + [.$J$4]" office:value-type="float" office:value="12510" calcext:value-type="float">
            <text:p>12510</text:p>
          </table:table-cell>
          <table:table-cell table:formula="of:=[.$J$7]*([.$A620]-1) + [.$J$6]" office:value-type="float" office:value="0" calcext:value-type="float">
            <text:p>0</text:p>
          </table:table-cell>
          <table:table-cell table:formula="of:=FLOOR([.$A620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.$J$2] + [.$J$3]*([.$A621]-1)+[.$J$1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.$J$9]*([.$A621]-1) + [.$J$8]+FLOOR([.$A621]/[.$J$10])" office:value-type="float" office:value="746" calcext:value-type="float">
            <text:p>746</text:p>
          </table:table-cell>
          <table:table-cell table:formula="of:=[.$J$5]*([.$A621]-1) + [.$J$4]" office:value-type="float" office:value="12530" calcext:value-type="float">
            <text:p>12530</text:p>
          </table:table-cell>
          <table:table-cell table:formula="of:=[.$J$7]*([.$A621]-1) + [.$J$6]" office:value-type="float" office:value="0" calcext:value-type="float">
            <text:p>0</text:p>
          </table:table-cell>
          <table:table-cell table:formula="of:=FLOOR([.$A621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.$J$2] + [.$J$3]*([.$A622]-1)+[.$J$1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.$J$9]*([.$A622]-1) + [.$J$8]+FLOOR([.$A622]/[.$J$10])" office:value-type="float" office:value="747" calcext:value-type="float">
            <text:p>747</text:p>
          </table:table-cell>
          <table:table-cell table:formula="of:=[.$J$5]*([.$A622]-1) + [.$J$4]" office:value-type="float" office:value="12550" calcext:value-type="float">
            <text:p>12550</text:p>
          </table:table-cell>
          <table:table-cell table:formula="of:=[.$J$7]*([.$A622]-1) + [.$J$6]" office:value-type="float" office:value="0" calcext:value-type="float">
            <text:p>0</text:p>
          </table:table-cell>
          <table:table-cell table:formula="of:=FLOOR([.$A622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.$J$2] + [.$J$3]*([.$A623]-1)+[.$J$1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.$J$9]*([.$A623]-1) + [.$J$8]+FLOOR([.$A623]/[.$J$10])" office:value-type="float" office:value="748" calcext:value-type="float">
            <text:p>748</text:p>
          </table:table-cell>
          <table:table-cell table:formula="of:=[.$J$5]*([.$A623]-1) + [.$J$4]" office:value-type="float" office:value="12570" calcext:value-type="float">
            <text:p>12570</text:p>
          </table:table-cell>
          <table:table-cell table:formula="of:=[.$J$7]*([.$A623]-1) + [.$J$6]" office:value-type="float" office:value="0" calcext:value-type="float">
            <text:p>0</text:p>
          </table:table-cell>
          <table:table-cell table:formula="of:=FLOOR([.$A623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.$J$2] + [.$J$3]*([.$A624]-1)+[.$J$1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.$J$9]*([.$A624]-1) + [.$J$8]+FLOOR([.$A624]/[.$J$10])" office:value-type="float" office:value="749" calcext:value-type="float">
            <text:p>749</text:p>
          </table:table-cell>
          <table:table-cell table:formula="of:=[.$J$5]*([.$A624]-1) + [.$J$4]" office:value-type="float" office:value="12590" calcext:value-type="float">
            <text:p>12590</text:p>
          </table:table-cell>
          <table:table-cell table:formula="of:=[.$J$7]*([.$A624]-1) + [.$J$6]" office:value-type="float" office:value="0" calcext:value-type="float">
            <text:p>0</text:p>
          </table:table-cell>
          <table:table-cell table:formula="of:=FLOOR([.$A624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.$J$2] + [.$J$3]*([.$A625]-1)+[.$J$1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.$J$9]*([.$A625]-1) + [.$J$8]+FLOOR([.$A625]/[.$J$10])" office:value-type="float" office:value="750" calcext:value-type="float">
            <text:p>750</text:p>
          </table:table-cell>
          <table:table-cell table:formula="of:=[.$J$5]*([.$A625]-1) + [.$J$4]" office:value-type="float" office:value="12610" calcext:value-type="float">
            <text:p>12610</text:p>
          </table:table-cell>
          <table:table-cell table:formula="of:=[.$J$7]*([.$A625]-1) + [.$J$6]" office:value-type="float" office:value="0" calcext:value-type="float">
            <text:p>0</text:p>
          </table:table-cell>
          <table:table-cell table:formula="of:=FLOOR([.$A625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.$J$2] + [.$J$3]*([.$A626]-1)+[.$J$1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.$J$9]*([.$A626]-1) + [.$J$8]+FLOOR([.$A626]/[.$J$10])" office:value-type="float" office:value="752" calcext:value-type="float">
            <text:p>752</text:p>
          </table:table-cell>
          <table:table-cell table:formula="of:=[.$J$5]*([.$A626]-1) + [.$J$4]" office:value-type="float" office:value="12630" calcext:value-type="float">
            <text:p>12630</text:p>
          </table:table-cell>
          <table:table-cell table:formula="of:=[.$J$7]*([.$A626]-1) + [.$J$6]" office:value-type="float" office:value="0" calcext:value-type="float">
            <text:p>0</text:p>
          </table:table-cell>
          <table:table-cell table:formula="of:=FLOOR([.$A626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.$J$2] + [.$J$3]*([.$A627]-1)+[.$J$1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.$J$9]*([.$A627]-1) + [.$J$8]+FLOOR([.$A627]/[.$J$10])" office:value-type="float" office:value="753" calcext:value-type="float">
            <text:p>753</text:p>
          </table:table-cell>
          <table:table-cell table:formula="of:=[.$J$5]*([.$A627]-1) + [.$J$4]" office:value-type="float" office:value="12650" calcext:value-type="float">
            <text:p>12650</text:p>
          </table:table-cell>
          <table:table-cell table:formula="of:=[.$J$7]*([.$A627]-1) + [.$J$6]" office:value-type="float" office:value="0" calcext:value-type="float">
            <text:p>0</text:p>
          </table:table-cell>
          <table:table-cell table:formula="of:=FLOOR([.$A627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.$J$2] + [.$J$3]*([.$A628]-1)+[.$J$1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.$J$9]*([.$A628]-1) + [.$J$8]+FLOOR([.$A628]/[.$J$10])" office:value-type="float" office:value="754" calcext:value-type="float">
            <text:p>754</text:p>
          </table:table-cell>
          <table:table-cell table:formula="of:=[.$J$5]*([.$A628]-1) + [.$J$4]" office:value-type="float" office:value="12670" calcext:value-type="float">
            <text:p>12670</text:p>
          </table:table-cell>
          <table:table-cell table:formula="of:=[.$J$7]*([.$A628]-1) + [.$J$6]" office:value-type="float" office:value="0" calcext:value-type="float">
            <text:p>0</text:p>
          </table:table-cell>
          <table:table-cell table:formula="of:=FLOOR([.$A628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.$J$2] + [.$J$3]*([.$A629]-1)+[.$J$1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.$J$9]*([.$A629]-1) + [.$J$8]+FLOOR([.$A629]/[.$J$10])" office:value-type="float" office:value="755" calcext:value-type="float">
            <text:p>755</text:p>
          </table:table-cell>
          <table:table-cell table:formula="of:=[.$J$5]*([.$A629]-1) + [.$J$4]" office:value-type="float" office:value="12690" calcext:value-type="float">
            <text:p>12690</text:p>
          </table:table-cell>
          <table:table-cell table:formula="of:=[.$J$7]*([.$A629]-1) + [.$J$6]" office:value-type="float" office:value="0" calcext:value-type="float">
            <text:p>0</text:p>
          </table:table-cell>
          <table:table-cell table:formula="of:=FLOOR([.$A629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.$J$2] + [.$J$3]*([.$A630]-1)+[.$J$1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.$J$9]*([.$A630]-1) + [.$J$8]+FLOOR([.$A630]/[.$J$10])" office:value-type="float" office:value="756" calcext:value-type="float">
            <text:p>756</text:p>
          </table:table-cell>
          <table:table-cell table:formula="of:=[.$J$5]*([.$A630]-1) + [.$J$4]" office:value-type="float" office:value="12710" calcext:value-type="float">
            <text:p>12710</text:p>
          </table:table-cell>
          <table:table-cell table:formula="of:=[.$J$7]*([.$A630]-1) + [.$J$6]" office:value-type="float" office:value="0" calcext:value-type="float">
            <text:p>0</text:p>
          </table:table-cell>
          <table:table-cell table:formula="of:=FLOOR([.$A630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.$J$2] + [.$J$3]*([.$A631]-1)+[.$J$1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.$J$9]*([.$A631]-1) + [.$J$8]+FLOOR([.$A631]/[.$J$10])" office:value-type="float" office:value="758" calcext:value-type="float">
            <text:p>758</text:p>
          </table:table-cell>
          <table:table-cell table:formula="of:=[.$J$5]*([.$A631]-1) + [.$J$4]" office:value-type="float" office:value="12730" calcext:value-type="float">
            <text:p>12730</text:p>
          </table:table-cell>
          <table:table-cell table:formula="of:=[.$J$7]*([.$A631]-1) + [.$J$6]" office:value-type="float" office:value="0" calcext:value-type="float">
            <text:p>0</text:p>
          </table:table-cell>
          <table:table-cell table:formula="of:=FLOOR([.$A631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.$J$2] + [.$J$3]*([.$A632]-1)+[.$J$1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.$J$9]*([.$A632]-1) + [.$J$8]+FLOOR([.$A632]/[.$J$10])" office:value-type="float" office:value="759" calcext:value-type="float">
            <text:p>759</text:p>
          </table:table-cell>
          <table:table-cell table:formula="of:=[.$J$5]*([.$A632]-1) + [.$J$4]" office:value-type="float" office:value="12750" calcext:value-type="float">
            <text:p>12750</text:p>
          </table:table-cell>
          <table:table-cell table:formula="of:=[.$J$7]*([.$A632]-1) + [.$J$6]" office:value-type="float" office:value="0" calcext:value-type="float">
            <text:p>0</text:p>
          </table:table-cell>
          <table:table-cell table:formula="of:=FLOOR([.$A632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.$J$2] + [.$J$3]*([.$A633]-1)+[.$J$1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.$J$9]*([.$A633]-1) + [.$J$8]+FLOOR([.$A633]/[.$J$10])" office:value-type="float" office:value="760" calcext:value-type="float">
            <text:p>760</text:p>
          </table:table-cell>
          <table:table-cell table:formula="of:=[.$J$5]*([.$A633]-1) + [.$J$4]" office:value-type="float" office:value="12770" calcext:value-type="float">
            <text:p>12770</text:p>
          </table:table-cell>
          <table:table-cell table:formula="of:=[.$J$7]*([.$A633]-1) + [.$J$6]" office:value-type="float" office:value="0" calcext:value-type="float">
            <text:p>0</text:p>
          </table:table-cell>
          <table:table-cell table:formula="of:=FLOOR([.$A633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.$J$2] + [.$J$3]*([.$A634]-1)+[.$J$1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.$J$9]*([.$A634]-1) + [.$J$8]+FLOOR([.$A634]/[.$J$10])" office:value-type="float" office:value="761" calcext:value-type="float">
            <text:p>761</text:p>
          </table:table-cell>
          <table:table-cell table:formula="of:=[.$J$5]*([.$A634]-1) + [.$J$4]" office:value-type="float" office:value="12790" calcext:value-type="float">
            <text:p>12790</text:p>
          </table:table-cell>
          <table:table-cell table:formula="of:=[.$J$7]*([.$A634]-1) + [.$J$6]" office:value-type="float" office:value="0" calcext:value-type="float">
            <text:p>0</text:p>
          </table:table-cell>
          <table:table-cell table:formula="of:=FLOOR([.$A634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.$J$2] + [.$J$3]*([.$A635]-1)+[.$J$1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.$J$9]*([.$A635]-1) + [.$J$8]+FLOOR([.$A635]/[.$J$10])" office:value-type="float" office:value="762" calcext:value-type="float">
            <text:p>762</text:p>
          </table:table-cell>
          <table:table-cell table:formula="of:=[.$J$5]*([.$A635]-1) + [.$J$4]" office:value-type="float" office:value="12810" calcext:value-type="float">
            <text:p>12810</text:p>
          </table:table-cell>
          <table:table-cell table:formula="of:=[.$J$7]*([.$A635]-1) + [.$J$6]" office:value-type="float" office:value="0" calcext:value-type="float">
            <text:p>0</text:p>
          </table:table-cell>
          <table:table-cell table:formula="of:=FLOOR([.$A635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.$J$2] + [.$J$3]*([.$A636]-1)+[.$J$1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.$J$9]*([.$A636]-1) + [.$J$8]+FLOOR([.$A636]/[.$J$10])" office:value-type="float" office:value="764" calcext:value-type="float">
            <text:p>764</text:p>
          </table:table-cell>
          <table:table-cell table:formula="of:=[.$J$5]*([.$A636]-1) + [.$J$4]" office:value-type="float" office:value="12830" calcext:value-type="float">
            <text:p>12830</text:p>
          </table:table-cell>
          <table:table-cell table:formula="of:=[.$J$7]*([.$A636]-1) + [.$J$6]" office:value-type="float" office:value="0" calcext:value-type="float">
            <text:p>0</text:p>
          </table:table-cell>
          <table:table-cell table:formula="of:=FLOOR([.$A636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.$J$2] + [.$J$3]*([.$A637]-1)+[.$J$1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.$J$9]*([.$A637]-1) + [.$J$8]+FLOOR([.$A637]/[.$J$10])" office:value-type="float" office:value="765" calcext:value-type="float">
            <text:p>765</text:p>
          </table:table-cell>
          <table:table-cell table:formula="of:=[.$J$5]*([.$A637]-1) + [.$J$4]" office:value-type="float" office:value="12850" calcext:value-type="float">
            <text:p>12850</text:p>
          </table:table-cell>
          <table:table-cell table:formula="of:=[.$J$7]*([.$A637]-1) + [.$J$6]" office:value-type="float" office:value="0" calcext:value-type="float">
            <text:p>0</text:p>
          </table:table-cell>
          <table:table-cell table:formula="of:=FLOOR([.$A637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.$J$2] + [.$J$3]*([.$A638]-1)+[.$J$1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.$J$9]*([.$A638]-1) + [.$J$8]+FLOOR([.$A638]/[.$J$10])" office:value-type="float" office:value="766" calcext:value-type="float">
            <text:p>766</text:p>
          </table:table-cell>
          <table:table-cell table:formula="of:=[.$J$5]*([.$A638]-1) + [.$J$4]" office:value-type="float" office:value="12870" calcext:value-type="float">
            <text:p>12870</text:p>
          </table:table-cell>
          <table:table-cell table:formula="of:=[.$J$7]*([.$A638]-1) + [.$J$6]" office:value-type="float" office:value="0" calcext:value-type="float">
            <text:p>0</text:p>
          </table:table-cell>
          <table:table-cell table:formula="of:=FLOOR([.$A638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.$J$2] + [.$J$3]*([.$A639]-1)+[.$J$1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.$J$9]*([.$A639]-1) + [.$J$8]+FLOOR([.$A639]/[.$J$10])" office:value-type="float" office:value="767" calcext:value-type="float">
            <text:p>767</text:p>
          </table:table-cell>
          <table:table-cell table:formula="of:=[.$J$5]*([.$A639]-1) + [.$J$4]" office:value-type="float" office:value="12890" calcext:value-type="float">
            <text:p>12890</text:p>
          </table:table-cell>
          <table:table-cell table:formula="of:=[.$J$7]*([.$A639]-1) + [.$J$6]" office:value-type="float" office:value="0" calcext:value-type="float">
            <text:p>0</text:p>
          </table:table-cell>
          <table:table-cell table:formula="of:=FLOOR([.$A639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.$J$2] + [.$J$3]*([.$A640]-1)+[.$J$1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.$J$9]*([.$A640]-1) + [.$J$8]+FLOOR([.$A640]/[.$J$10])" office:value-type="float" office:value="768" calcext:value-type="float">
            <text:p>768</text:p>
          </table:table-cell>
          <table:table-cell table:formula="of:=[.$J$5]*([.$A640]-1) + [.$J$4]" office:value-type="float" office:value="12910" calcext:value-type="float">
            <text:p>12910</text:p>
          </table:table-cell>
          <table:table-cell table:formula="of:=[.$J$7]*([.$A640]-1) + [.$J$6]" office:value-type="float" office:value="0" calcext:value-type="float">
            <text:p>0</text:p>
          </table:table-cell>
          <table:table-cell table:formula="of:=FLOOR([.$A640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.$J$2] + [.$J$3]*([.$A641]-1)+[.$J$1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.$J$9]*([.$A641]-1) + [.$J$8]+FLOOR([.$A641]/[.$J$10])" office:value-type="float" office:value="770" calcext:value-type="float">
            <text:p>770</text:p>
          </table:table-cell>
          <table:table-cell table:formula="of:=[.$J$5]*([.$A641]-1) + [.$J$4]" office:value-type="float" office:value="12930" calcext:value-type="float">
            <text:p>12930</text:p>
          </table:table-cell>
          <table:table-cell table:formula="of:=[.$J$7]*([.$A641]-1) + [.$J$6]" office:value-type="float" office:value="0" calcext:value-type="float">
            <text:p>0</text:p>
          </table:table-cell>
          <table:table-cell table:formula="of:=FLOOR([.$A641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.$J$2] + [.$J$3]*([.$A642]-1)+[.$J$1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.$J$9]*([.$A642]-1) + [.$J$8]+FLOOR([.$A642]/[.$J$10])" office:value-type="float" office:value="771" calcext:value-type="float">
            <text:p>771</text:p>
          </table:table-cell>
          <table:table-cell table:formula="of:=[.$J$5]*([.$A642]-1) + [.$J$4]" office:value-type="float" office:value="12950" calcext:value-type="float">
            <text:p>12950</text:p>
          </table:table-cell>
          <table:table-cell table:formula="of:=[.$J$7]*([.$A642]-1) + [.$J$6]" office:value-type="float" office:value="0" calcext:value-type="float">
            <text:p>0</text:p>
          </table:table-cell>
          <table:table-cell table:formula="of:=FLOOR([.$A642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.$J$2] + [.$J$3]*([.$A643]-1)+[.$J$1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.$J$9]*([.$A643]-1) + [.$J$8]+FLOOR([.$A643]/[.$J$10])" office:value-type="float" office:value="772" calcext:value-type="float">
            <text:p>772</text:p>
          </table:table-cell>
          <table:table-cell table:formula="of:=[.$J$5]*([.$A643]-1) + [.$J$4]" office:value-type="float" office:value="12970" calcext:value-type="float">
            <text:p>12970</text:p>
          </table:table-cell>
          <table:table-cell table:formula="of:=[.$J$7]*([.$A643]-1) + [.$J$6]" office:value-type="float" office:value="0" calcext:value-type="float">
            <text:p>0</text:p>
          </table:table-cell>
          <table:table-cell table:formula="of:=FLOOR([.$A643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.$J$2] + [.$J$3]*([.$A644]-1)+[.$J$1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.$J$9]*([.$A644]-1) + [.$J$8]+FLOOR([.$A644]/[.$J$10])" office:value-type="float" office:value="773" calcext:value-type="float">
            <text:p>773</text:p>
          </table:table-cell>
          <table:table-cell table:formula="of:=[.$J$5]*([.$A644]-1) + [.$J$4]" office:value-type="float" office:value="12990" calcext:value-type="float">
            <text:p>12990</text:p>
          </table:table-cell>
          <table:table-cell table:formula="of:=[.$J$7]*([.$A644]-1) + [.$J$6]" office:value-type="float" office:value="0" calcext:value-type="float">
            <text:p>0</text:p>
          </table:table-cell>
          <table:table-cell table:formula="of:=FLOOR([.$A644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.$J$2] + [.$J$3]*([.$A645]-1)+[.$J$1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.$J$9]*([.$A645]-1) + [.$J$8]+FLOOR([.$A645]/[.$J$10])" office:value-type="float" office:value="774" calcext:value-type="float">
            <text:p>774</text:p>
          </table:table-cell>
          <table:table-cell table:formula="of:=[.$J$5]*([.$A645]-1) + [.$J$4]" office:value-type="float" office:value="13010" calcext:value-type="float">
            <text:p>13010</text:p>
          </table:table-cell>
          <table:table-cell table:formula="of:=[.$J$7]*([.$A645]-1) + [.$J$6]" office:value-type="float" office:value="0" calcext:value-type="float">
            <text:p>0</text:p>
          </table:table-cell>
          <table:table-cell table:formula="of:=FLOOR([.$A645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.$J$2] + [.$J$3]*([.$A646]-1)+[.$J$1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.$J$9]*([.$A646]-1) + [.$J$8]+FLOOR([.$A646]/[.$J$10])" office:value-type="float" office:value="776" calcext:value-type="float">
            <text:p>776</text:p>
          </table:table-cell>
          <table:table-cell table:formula="of:=[.$J$5]*([.$A646]-1) + [.$J$4]" office:value-type="float" office:value="13030" calcext:value-type="float">
            <text:p>13030</text:p>
          </table:table-cell>
          <table:table-cell table:formula="of:=[.$J$7]*([.$A646]-1) + [.$J$6]" office:value-type="float" office:value="0" calcext:value-type="float">
            <text:p>0</text:p>
          </table:table-cell>
          <table:table-cell table:formula="of:=FLOOR([.$A646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.$J$2] + [.$J$3]*([.$A647]-1)+[.$J$1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.$J$9]*([.$A647]-1) + [.$J$8]+FLOOR([.$A647]/[.$J$10])" office:value-type="float" office:value="777" calcext:value-type="float">
            <text:p>777</text:p>
          </table:table-cell>
          <table:table-cell table:formula="of:=[.$J$5]*([.$A647]-1) + [.$J$4]" office:value-type="float" office:value="13050" calcext:value-type="float">
            <text:p>13050</text:p>
          </table:table-cell>
          <table:table-cell table:formula="of:=[.$J$7]*([.$A647]-1) + [.$J$6]" office:value-type="float" office:value="0" calcext:value-type="float">
            <text:p>0</text:p>
          </table:table-cell>
          <table:table-cell table:formula="of:=FLOOR([.$A647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.$J$2] + [.$J$3]*([.$A648]-1)+[.$J$1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.$J$9]*([.$A648]-1) + [.$J$8]+FLOOR([.$A648]/[.$J$10])" office:value-type="float" office:value="778" calcext:value-type="float">
            <text:p>778</text:p>
          </table:table-cell>
          <table:table-cell table:formula="of:=[.$J$5]*([.$A648]-1) + [.$J$4]" office:value-type="float" office:value="13070" calcext:value-type="float">
            <text:p>13070</text:p>
          </table:table-cell>
          <table:table-cell table:formula="of:=[.$J$7]*([.$A648]-1) + [.$J$6]" office:value-type="float" office:value="0" calcext:value-type="float">
            <text:p>0</text:p>
          </table:table-cell>
          <table:table-cell table:formula="of:=FLOOR([.$A648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.$J$2] + [.$J$3]*([.$A649]-1)+[.$J$1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.$J$9]*([.$A649]-1) + [.$J$8]+FLOOR([.$A649]/[.$J$10])" office:value-type="float" office:value="779" calcext:value-type="float">
            <text:p>779</text:p>
          </table:table-cell>
          <table:table-cell table:formula="of:=[.$J$5]*([.$A649]-1) + [.$J$4]" office:value-type="float" office:value="13090" calcext:value-type="float">
            <text:p>13090</text:p>
          </table:table-cell>
          <table:table-cell table:formula="of:=[.$J$7]*([.$A649]-1) + [.$J$6]" office:value-type="float" office:value="0" calcext:value-type="float">
            <text:p>0</text:p>
          </table:table-cell>
          <table:table-cell table:formula="of:=FLOOR([.$A649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.$J$2] + [.$J$3]*([.$A650]-1)+[.$J$1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.$J$9]*([.$A650]-1) + [.$J$8]+FLOOR([.$A650]/[.$J$10])" office:value-type="float" office:value="780" calcext:value-type="float">
            <text:p>780</text:p>
          </table:table-cell>
          <table:table-cell table:formula="of:=[.$J$5]*([.$A650]-1) + [.$J$4]" office:value-type="float" office:value="13110" calcext:value-type="float">
            <text:p>13110</text:p>
          </table:table-cell>
          <table:table-cell table:formula="of:=[.$J$7]*([.$A650]-1) + [.$J$6]" office:value-type="float" office:value="0" calcext:value-type="float">
            <text:p>0</text:p>
          </table:table-cell>
          <table:table-cell table:formula="of:=FLOOR([.$A650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.$J$2] + [.$J$3]*([.$A651]-1)+[.$J$1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.$J$9]*([.$A651]-1) + [.$J$8]+FLOOR([.$A651]/[.$J$10])" office:value-type="float" office:value="782" calcext:value-type="float">
            <text:p>782</text:p>
          </table:table-cell>
          <table:table-cell table:formula="of:=[.$J$5]*([.$A651]-1) + [.$J$4]" office:value-type="float" office:value="13130" calcext:value-type="float">
            <text:p>13130</text:p>
          </table:table-cell>
          <table:table-cell table:formula="of:=[.$J$7]*([.$A651]-1) + [.$J$6]" office:value-type="float" office:value="0" calcext:value-type="float">
            <text:p>0</text:p>
          </table:table-cell>
          <table:table-cell table:formula="of:=FLOOR([.$A651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.$J$2] + [.$J$3]*([.$A652]-1)+[.$J$1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.$J$9]*([.$A652]-1) + [.$J$8]+FLOOR([.$A652]/[.$J$10])" office:value-type="float" office:value="783" calcext:value-type="float">
            <text:p>783</text:p>
          </table:table-cell>
          <table:table-cell table:formula="of:=[.$J$5]*([.$A652]-1) + [.$J$4]" office:value-type="float" office:value="13150" calcext:value-type="float">
            <text:p>13150</text:p>
          </table:table-cell>
          <table:table-cell table:formula="of:=[.$J$7]*([.$A652]-1) + [.$J$6]" office:value-type="float" office:value="0" calcext:value-type="float">
            <text:p>0</text:p>
          </table:table-cell>
          <table:table-cell table:formula="of:=FLOOR([.$A652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.$J$2] + [.$J$3]*([.$A653]-1)+[.$J$1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.$J$9]*([.$A653]-1) + [.$J$8]+FLOOR([.$A653]/[.$J$10])" office:value-type="float" office:value="784" calcext:value-type="float">
            <text:p>784</text:p>
          </table:table-cell>
          <table:table-cell table:formula="of:=[.$J$5]*([.$A653]-1) + [.$J$4]" office:value-type="float" office:value="13170" calcext:value-type="float">
            <text:p>13170</text:p>
          </table:table-cell>
          <table:table-cell table:formula="of:=[.$J$7]*([.$A653]-1) + [.$J$6]" office:value-type="float" office:value="0" calcext:value-type="float">
            <text:p>0</text:p>
          </table:table-cell>
          <table:table-cell table:formula="of:=FLOOR([.$A653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.$J$2] + [.$J$3]*([.$A654]-1)+[.$J$1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.$J$9]*([.$A654]-1) + [.$J$8]+FLOOR([.$A654]/[.$J$10])" office:value-type="float" office:value="785" calcext:value-type="float">
            <text:p>785</text:p>
          </table:table-cell>
          <table:table-cell table:formula="of:=[.$J$5]*([.$A654]-1) + [.$J$4]" office:value-type="float" office:value="13190" calcext:value-type="float">
            <text:p>13190</text:p>
          </table:table-cell>
          <table:table-cell table:formula="of:=[.$J$7]*([.$A654]-1) + [.$J$6]" office:value-type="float" office:value="0" calcext:value-type="float">
            <text:p>0</text:p>
          </table:table-cell>
          <table:table-cell table:formula="of:=FLOOR([.$A654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.$J$2] + [.$J$3]*([.$A655]-1)+[.$J$1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.$J$9]*([.$A655]-1) + [.$J$8]+FLOOR([.$A655]/[.$J$10])" office:value-type="float" office:value="786" calcext:value-type="float">
            <text:p>786</text:p>
          </table:table-cell>
          <table:table-cell table:formula="of:=[.$J$5]*([.$A655]-1) + [.$J$4]" office:value-type="float" office:value="13210" calcext:value-type="float">
            <text:p>13210</text:p>
          </table:table-cell>
          <table:table-cell table:formula="of:=[.$J$7]*([.$A655]-1) + [.$J$6]" office:value-type="float" office:value="0" calcext:value-type="float">
            <text:p>0</text:p>
          </table:table-cell>
          <table:table-cell table:formula="of:=FLOOR([.$A655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.$J$2] + [.$J$3]*([.$A656]-1)+[.$J$1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.$J$9]*([.$A656]-1) + [.$J$8]+FLOOR([.$A656]/[.$J$10])" office:value-type="float" office:value="788" calcext:value-type="float">
            <text:p>788</text:p>
          </table:table-cell>
          <table:table-cell table:formula="of:=[.$J$5]*([.$A656]-1) + [.$J$4]" office:value-type="float" office:value="13230" calcext:value-type="float">
            <text:p>13230</text:p>
          </table:table-cell>
          <table:table-cell table:formula="of:=[.$J$7]*([.$A656]-1) + [.$J$6]" office:value-type="float" office:value="0" calcext:value-type="float">
            <text:p>0</text:p>
          </table:table-cell>
          <table:table-cell table:formula="of:=FLOOR([.$A656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.$J$2] + [.$J$3]*([.$A657]-1)+[.$J$1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.$J$9]*([.$A657]-1) + [.$J$8]+FLOOR([.$A657]/[.$J$10])" office:value-type="float" office:value="789" calcext:value-type="float">
            <text:p>789</text:p>
          </table:table-cell>
          <table:table-cell table:formula="of:=[.$J$5]*([.$A657]-1) + [.$J$4]" office:value-type="float" office:value="13250" calcext:value-type="float">
            <text:p>13250</text:p>
          </table:table-cell>
          <table:table-cell table:formula="of:=[.$J$7]*([.$A657]-1) + [.$J$6]" office:value-type="float" office:value="0" calcext:value-type="float">
            <text:p>0</text:p>
          </table:table-cell>
          <table:table-cell table:formula="of:=FLOOR([.$A657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.$J$2] + [.$J$3]*([.$A658]-1)+[.$J$1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.$J$9]*([.$A658]-1) + [.$J$8]+FLOOR([.$A658]/[.$J$10])" office:value-type="float" office:value="790" calcext:value-type="float">
            <text:p>790</text:p>
          </table:table-cell>
          <table:table-cell table:formula="of:=[.$J$5]*([.$A658]-1) + [.$J$4]" office:value-type="float" office:value="13270" calcext:value-type="float">
            <text:p>13270</text:p>
          </table:table-cell>
          <table:table-cell table:formula="of:=[.$J$7]*([.$A658]-1) + [.$J$6]" office:value-type="float" office:value="0" calcext:value-type="float">
            <text:p>0</text:p>
          </table:table-cell>
          <table:table-cell table:formula="of:=FLOOR([.$A658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.$J$2] + [.$J$3]*([.$A659]-1)+[.$J$1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.$J$9]*([.$A659]-1) + [.$J$8]+FLOOR([.$A659]/[.$J$10])" office:value-type="float" office:value="791" calcext:value-type="float">
            <text:p>791</text:p>
          </table:table-cell>
          <table:table-cell table:formula="of:=[.$J$5]*([.$A659]-1) + [.$J$4]" office:value-type="float" office:value="13290" calcext:value-type="float">
            <text:p>13290</text:p>
          </table:table-cell>
          <table:table-cell table:formula="of:=[.$J$7]*([.$A659]-1) + [.$J$6]" office:value-type="float" office:value="0" calcext:value-type="float">
            <text:p>0</text:p>
          </table:table-cell>
          <table:table-cell table:formula="of:=FLOOR([.$A659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.$J$2] + [.$J$3]*([.$A660]-1)+[.$J$1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.$J$9]*([.$A660]-1) + [.$J$8]+FLOOR([.$A660]/[.$J$10])" office:value-type="float" office:value="792" calcext:value-type="float">
            <text:p>792</text:p>
          </table:table-cell>
          <table:table-cell table:formula="of:=[.$J$5]*([.$A660]-1) + [.$J$4]" office:value-type="float" office:value="13310" calcext:value-type="float">
            <text:p>13310</text:p>
          </table:table-cell>
          <table:table-cell table:formula="of:=[.$J$7]*([.$A660]-1) + [.$J$6]" office:value-type="float" office:value="0" calcext:value-type="float">
            <text:p>0</text:p>
          </table:table-cell>
          <table:table-cell table:formula="of:=FLOOR([.$A660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.$J$2] + [.$J$3]*([.$A661]-1)+[.$J$1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.$J$9]*([.$A661]-1) + [.$J$8]+FLOOR([.$A661]/[.$J$10])" office:value-type="float" office:value="794" calcext:value-type="float">
            <text:p>794</text:p>
          </table:table-cell>
          <table:table-cell table:formula="of:=[.$J$5]*([.$A661]-1) + [.$J$4]" office:value-type="float" office:value="13330" calcext:value-type="float">
            <text:p>13330</text:p>
          </table:table-cell>
          <table:table-cell table:formula="of:=[.$J$7]*([.$A661]-1) + [.$J$6]" office:value-type="float" office:value="0" calcext:value-type="float">
            <text:p>0</text:p>
          </table:table-cell>
          <table:table-cell table:formula="of:=FLOOR([.$A661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.$J$2] + [.$J$3]*([.$A662]-1)+[.$J$1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.$J$9]*([.$A662]-1) + [.$J$8]+FLOOR([.$A662]/[.$J$10])" office:value-type="float" office:value="795" calcext:value-type="float">
            <text:p>795</text:p>
          </table:table-cell>
          <table:table-cell table:formula="of:=[.$J$5]*([.$A662]-1) + [.$J$4]" office:value-type="float" office:value="13350" calcext:value-type="float">
            <text:p>13350</text:p>
          </table:table-cell>
          <table:table-cell table:formula="of:=[.$J$7]*([.$A662]-1) + [.$J$6]" office:value-type="float" office:value="0" calcext:value-type="float">
            <text:p>0</text:p>
          </table:table-cell>
          <table:table-cell table:formula="of:=FLOOR([.$A662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.$J$2] + [.$J$3]*([.$A663]-1)+[.$J$1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.$J$9]*([.$A663]-1) + [.$J$8]+FLOOR([.$A663]/[.$J$10])" office:value-type="float" office:value="796" calcext:value-type="float">
            <text:p>796</text:p>
          </table:table-cell>
          <table:table-cell table:formula="of:=[.$J$5]*([.$A663]-1) + [.$J$4]" office:value-type="float" office:value="13370" calcext:value-type="float">
            <text:p>13370</text:p>
          </table:table-cell>
          <table:table-cell table:formula="of:=[.$J$7]*([.$A663]-1) + [.$J$6]" office:value-type="float" office:value="0" calcext:value-type="float">
            <text:p>0</text:p>
          </table:table-cell>
          <table:table-cell table:formula="of:=FLOOR([.$A663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.$J$2] + [.$J$3]*([.$A664]-1)+[.$J$1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.$J$9]*([.$A664]-1) + [.$J$8]+FLOOR([.$A664]/[.$J$10])" office:value-type="float" office:value="797" calcext:value-type="float">
            <text:p>797</text:p>
          </table:table-cell>
          <table:table-cell table:formula="of:=[.$J$5]*([.$A664]-1) + [.$J$4]" office:value-type="float" office:value="13390" calcext:value-type="float">
            <text:p>13390</text:p>
          </table:table-cell>
          <table:table-cell table:formula="of:=[.$J$7]*([.$A664]-1) + [.$J$6]" office:value-type="float" office:value="0" calcext:value-type="float">
            <text:p>0</text:p>
          </table:table-cell>
          <table:table-cell table:formula="of:=FLOOR([.$A664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.$J$2] + [.$J$3]*([.$A665]-1)+[.$J$1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.$J$9]*([.$A665]-1) + [.$J$8]+FLOOR([.$A665]/[.$J$10])" office:value-type="float" office:value="798" calcext:value-type="float">
            <text:p>798</text:p>
          </table:table-cell>
          <table:table-cell table:formula="of:=[.$J$5]*([.$A665]-1) + [.$J$4]" office:value-type="float" office:value="13410" calcext:value-type="float">
            <text:p>13410</text:p>
          </table:table-cell>
          <table:table-cell table:formula="of:=[.$J$7]*([.$A665]-1) + [.$J$6]" office:value-type="float" office:value="0" calcext:value-type="float">
            <text:p>0</text:p>
          </table:table-cell>
          <table:table-cell table:formula="of:=FLOOR([.$A665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.$J$2] + [.$J$3]*([.$A666]-1)+[.$J$1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.$J$9]*([.$A666]-1) + [.$J$8]+FLOOR([.$A666]/[.$J$10])" office:value-type="float" office:value="800" calcext:value-type="float">
            <text:p>800</text:p>
          </table:table-cell>
          <table:table-cell table:formula="of:=[.$J$5]*([.$A666]-1) + [.$J$4]" office:value-type="float" office:value="13430" calcext:value-type="float">
            <text:p>13430</text:p>
          </table:table-cell>
          <table:table-cell table:formula="of:=[.$J$7]*([.$A666]-1) + [.$J$6]" office:value-type="float" office:value="0" calcext:value-type="float">
            <text:p>0</text:p>
          </table:table-cell>
          <table:table-cell table:formula="of:=FLOOR([.$A666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.$J$2] + [.$J$3]*([.$A667]-1)+[.$J$1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.$J$9]*([.$A667]-1) + [.$J$8]+FLOOR([.$A667]/[.$J$10])" office:value-type="float" office:value="801" calcext:value-type="float">
            <text:p>801</text:p>
          </table:table-cell>
          <table:table-cell table:formula="of:=[.$J$5]*([.$A667]-1) + [.$J$4]" office:value-type="float" office:value="13450" calcext:value-type="float">
            <text:p>13450</text:p>
          </table:table-cell>
          <table:table-cell table:formula="of:=[.$J$7]*([.$A667]-1) + [.$J$6]" office:value-type="float" office:value="0" calcext:value-type="float">
            <text:p>0</text:p>
          </table:table-cell>
          <table:table-cell table:formula="of:=FLOOR([.$A667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.$J$2] + [.$J$3]*([.$A668]-1)+[.$J$1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.$J$9]*([.$A668]-1) + [.$J$8]+FLOOR([.$A668]/[.$J$10])" office:value-type="float" office:value="802" calcext:value-type="float">
            <text:p>802</text:p>
          </table:table-cell>
          <table:table-cell table:formula="of:=[.$J$5]*([.$A668]-1) + [.$J$4]" office:value-type="float" office:value="13470" calcext:value-type="float">
            <text:p>13470</text:p>
          </table:table-cell>
          <table:table-cell table:formula="of:=[.$J$7]*([.$A668]-1) + [.$J$6]" office:value-type="float" office:value="0" calcext:value-type="float">
            <text:p>0</text:p>
          </table:table-cell>
          <table:table-cell table:formula="of:=FLOOR([.$A668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.$J$2] + [.$J$3]*([.$A669]-1)+[.$J$1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.$J$9]*([.$A669]-1) + [.$J$8]+FLOOR([.$A669]/[.$J$10])" office:value-type="float" office:value="803" calcext:value-type="float">
            <text:p>803</text:p>
          </table:table-cell>
          <table:table-cell table:formula="of:=[.$J$5]*([.$A669]-1) + [.$J$4]" office:value-type="float" office:value="13490" calcext:value-type="float">
            <text:p>13490</text:p>
          </table:table-cell>
          <table:table-cell table:formula="of:=[.$J$7]*([.$A669]-1) + [.$J$6]" office:value-type="float" office:value="0" calcext:value-type="float">
            <text:p>0</text:p>
          </table:table-cell>
          <table:table-cell table:formula="of:=FLOOR([.$A669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.$J$2] + [.$J$3]*([.$A670]-1)+[.$J$1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.$J$9]*([.$A670]-1) + [.$J$8]+FLOOR([.$A670]/[.$J$10])" office:value-type="float" office:value="804" calcext:value-type="float">
            <text:p>804</text:p>
          </table:table-cell>
          <table:table-cell table:formula="of:=[.$J$5]*([.$A670]-1) + [.$J$4]" office:value-type="float" office:value="13510" calcext:value-type="float">
            <text:p>13510</text:p>
          </table:table-cell>
          <table:table-cell table:formula="of:=[.$J$7]*([.$A670]-1) + [.$J$6]" office:value-type="float" office:value="0" calcext:value-type="float">
            <text:p>0</text:p>
          </table:table-cell>
          <table:table-cell table:formula="of:=FLOOR([.$A670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.$J$2] + [.$J$3]*([.$A671]-1)+[.$J$1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.$J$9]*([.$A671]-1) + [.$J$8]+FLOOR([.$A671]/[.$J$10])" office:value-type="float" office:value="806" calcext:value-type="float">
            <text:p>806</text:p>
          </table:table-cell>
          <table:table-cell table:formula="of:=[.$J$5]*([.$A671]-1) + [.$J$4]" office:value-type="float" office:value="13530" calcext:value-type="float">
            <text:p>13530</text:p>
          </table:table-cell>
          <table:table-cell table:formula="of:=[.$J$7]*([.$A671]-1) + [.$J$6]" office:value-type="float" office:value="0" calcext:value-type="float">
            <text:p>0</text:p>
          </table:table-cell>
          <table:table-cell table:formula="of:=FLOOR([.$A671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.$J$2] + [.$J$3]*([.$A672]-1)+[.$J$1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.$J$9]*([.$A672]-1) + [.$J$8]+FLOOR([.$A672]/[.$J$10])" office:value-type="float" office:value="807" calcext:value-type="float">
            <text:p>807</text:p>
          </table:table-cell>
          <table:table-cell table:formula="of:=[.$J$5]*([.$A672]-1) + [.$J$4]" office:value-type="float" office:value="13550" calcext:value-type="float">
            <text:p>13550</text:p>
          </table:table-cell>
          <table:table-cell table:formula="of:=[.$J$7]*([.$A672]-1) + [.$J$6]" office:value-type="float" office:value="0" calcext:value-type="float">
            <text:p>0</text:p>
          </table:table-cell>
          <table:table-cell table:formula="of:=FLOOR([.$A672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.$J$2] + [.$J$3]*([.$A673]-1)+[.$J$1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.$J$9]*([.$A673]-1) + [.$J$8]+FLOOR([.$A673]/[.$J$10])" office:value-type="float" office:value="808" calcext:value-type="float">
            <text:p>808</text:p>
          </table:table-cell>
          <table:table-cell table:formula="of:=[.$J$5]*([.$A673]-1) + [.$J$4]" office:value-type="float" office:value="13570" calcext:value-type="float">
            <text:p>13570</text:p>
          </table:table-cell>
          <table:table-cell table:formula="of:=[.$J$7]*([.$A673]-1) + [.$J$6]" office:value-type="float" office:value="0" calcext:value-type="float">
            <text:p>0</text:p>
          </table:table-cell>
          <table:table-cell table:formula="of:=FLOOR([.$A673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.$J$2] + [.$J$3]*([.$A674]-1)+[.$J$1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.$J$9]*([.$A674]-1) + [.$J$8]+FLOOR([.$A674]/[.$J$10])" office:value-type="float" office:value="809" calcext:value-type="float">
            <text:p>809</text:p>
          </table:table-cell>
          <table:table-cell table:formula="of:=[.$J$5]*([.$A674]-1) + [.$J$4]" office:value-type="float" office:value="13590" calcext:value-type="float">
            <text:p>13590</text:p>
          </table:table-cell>
          <table:table-cell table:formula="of:=[.$J$7]*([.$A674]-1) + [.$J$6]" office:value-type="float" office:value="0" calcext:value-type="float">
            <text:p>0</text:p>
          </table:table-cell>
          <table:table-cell table:formula="of:=FLOOR([.$A674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.$J$2] + [.$J$3]*([.$A675]-1)+[.$J$1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.$J$9]*([.$A675]-1) + [.$J$8]+FLOOR([.$A675]/[.$J$10])" office:value-type="float" office:value="810" calcext:value-type="float">
            <text:p>810</text:p>
          </table:table-cell>
          <table:table-cell table:formula="of:=[.$J$5]*([.$A675]-1) + [.$J$4]" office:value-type="float" office:value="13610" calcext:value-type="float">
            <text:p>13610</text:p>
          </table:table-cell>
          <table:table-cell table:formula="of:=[.$J$7]*([.$A675]-1) + [.$J$6]" office:value-type="float" office:value="0" calcext:value-type="float">
            <text:p>0</text:p>
          </table:table-cell>
          <table:table-cell table:formula="of:=FLOOR([.$A675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.$J$2] + [.$J$3]*([.$A676]-1)+[.$J$1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.$J$9]*([.$A676]-1) + [.$J$8]+FLOOR([.$A676]/[.$J$10])" office:value-type="float" office:value="812" calcext:value-type="float">
            <text:p>812</text:p>
          </table:table-cell>
          <table:table-cell table:formula="of:=[.$J$5]*([.$A676]-1) + [.$J$4]" office:value-type="float" office:value="13630" calcext:value-type="float">
            <text:p>13630</text:p>
          </table:table-cell>
          <table:table-cell table:formula="of:=[.$J$7]*([.$A676]-1) + [.$J$6]" office:value-type="float" office:value="0" calcext:value-type="float">
            <text:p>0</text:p>
          </table:table-cell>
          <table:table-cell table:formula="of:=FLOOR([.$A676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.$J$2] + [.$J$3]*([.$A677]-1)+[.$J$1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.$J$9]*([.$A677]-1) + [.$J$8]+FLOOR([.$A677]/[.$J$10])" office:value-type="float" office:value="813" calcext:value-type="float">
            <text:p>813</text:p>
          </table:table-cell>
          <table:table-cell table:formula="of:=[.$J$5]*([.$A677]-1) + [.$J$4]" office:value-type="float" office:value="13650" calcext:value-type="float">
            <text:p>13650</text:p>
          </table:table-cell>
          <table:table-cell table:formula="of:=[.$J$7]*([.$A677]-1) + [.$J$6]" office:value-type="float" office:value="0" calcext:value-type="float">
            <text:p>0</text:p>
          </table:table-cell>
          <table:table-cell table:formula="of:=FLOOR([.$A677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.$J$2] + [.$J$3]*([.$A678]-1)+[.$J$1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.$J$9]*([.$A678]-1) + [.$J$8]+FLOOR([.$A678]/[.$J$10])" office:value-type="float" office:value="814" calcext:value-type="float">
            <text:p>814</text:p>
          </table:table-cell>
          <table:table-cell table:formula="of:=[.$J$5]*([.$A678]-1) + [.$J$4]" office:value-type="float" office:value="13670" calcext:value-type="float">
            <text:p>13670</text:p>
          </table:table-cell>
          <table:table-cell table:formula="of:=[.$J$7]*([.$A678]-1) + [.$J$6]" office:value-type="float" office:value="0" calcext:value-type="float">
            <text:p>0</text:p>
          </table:table-cell>
          <table:table-cell table:formula="of:=FLOOR([.$A678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.$J$2] + [.$J$3]*([.$A679]-1)+[.$J$1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.$J$9]*([.$A679]-1) + [.$J$8]+FLOOR([.$A679]/[.$J$10])" office:value-type="float" office:value="815" calcext:value-type="float">
            <text:p>815</text:p>
          </table:table-cell>
          <table:table-cell table:formula="of:=[.$J$5]*([.$A679]-1) + [.$J$4]" office:value-type="float" office:value="13690" calcext:value-type="float">
            <text:p>13690</text:p>
          </table:table-cell>
          <table:table-cell table:formula="of:=[.$J$7]*([.$A679]-1) + [.$J$6]" office:value-type="float" office:value="0" calcext:value-type="float">
            <text:p>0</text:p>
          </table:table-cell>
          <table:table-cell table:formula="of:=FLOOR([.$A679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.$J$2] + [.$J$3]*([.$A680]-1)+[.$J$1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.$J$9]*([.$A680]-1) + [.$J$8]+FLOOR([.$A680]/[.$J$10])" office:value-type="float" office:value="816" calcext:value-type="float">
            <text:p>816</text:p>
          </table:table-cell>
          <table:table-cell table:formula="of:=[.$J$5]*([.$A680]-1) + [.$J$4]" office:value-type="float" office:value="13710" calcext:value-type="float">
            <text:p>13710</text:p>
          </table:table-cell>
          <table:table-cell table:formula="of:=[.$J$7]*([.$A680]-1) + [.$J$6]" office:value-type="float" office:value="0" calcext:value-type="float">
            <text:p>0</text:p>
          </table:table-cell>
          <table:table-cell table:formula="of:=FLOOR([.$A680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.$J$2] + [.$J$3]*([.$A681]-1)+[.$J$1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.$J$9]*([.$A681]-1) + [.$J$8]+FLOOR([.$A681]/[.$J$10])" office:value-type="float" office:value="818" calcext:value-type="float">
            <text:p>818</text:p>
          </table:table-cell>
          <table:table-cell table:formula="of:=[.$J$5]*([.$A681]-1) + [.$J$4]" office:value-type="float" office:value="13730" calcext:value-type="float">
            <text:p>13730</text:p>
          </table:table-cell>
          <table:table-cell table:formula="of:=[.$J$7]*([.$A681]-1) + [.$J$6]" office:value-type="float" office:value="0" calcext:value-type="float">
            <text:p>0</text:p>
          </table:table-cell>
          <table:table-cell table:formula="of:=FLOOR([.$A681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.$J$2] + [.$J$3]*([.$A682]-1)+[.$J$1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.$J$9]*([.$A682]-1) + [.$J$8]+FLOOR([.$A682]/[.$J$10])" office:value-type="float" office:value="819" calcext:value-type="float">
            <text:p>819</text:p>
          </table:table-cell>
          <table:table-cell table:formula="of:=[.$J$5]*([.$A682]-1) + [.$J$4]" office:value-type="float" office:value="13750" calcext:value-type="float">
            <text:p>13750</text:p>
          </table:table-cell>
          <table:table-cell table:formula="of:=[.$J$7]*([.$A682]-1) + [.$J$6]" office:value-type="float" office:value="0" calcext:value-type="float">
            <text:p>0</text:p>
          </table:table-cell>
          <table:table-cell table:formula="of:=FLOOR([.$A682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.$J$2] + [.$J$3]*([.$A683]-1)+[.$J$1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.$J$9]*([.$A683]-1) + [.$J$8]+FLOOR([.$A683]/[.$J$10])" office:value-type="float" office:value="820" calcext:value-type="float">
            <text:p>820</text:p>
          </table:table-cell>
          <table:table-cell table:formula="of:=[.$J$5]*([.$A683]-1) + [.$J$4]" office:value-type="float" office:value="13770" calcext:value-type="float">
            <text:p>13770</text:p>
          </table:table-cell>
          <table:table-cell table:formula="of:=[.$J$7]*([.$A683]-1) + [.$J$6]" office:value-type="float" office:value="0" calcext:value-type="float">
            <text:p>0</text:p>
          </table:table-cell>
          <table:table-cell table:formula="of:=FLOOR([.$A683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.$J$2] + [.$J$3]*([.$A684]-1)+[.$J$1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.$J$9]*([.$A684]-1) + [.$J$8]+FLOOR([.$A684]/[.$J$10])" office:value-type="float" office:value="821" calcext:value-type="float">
            <text:p>821</text:p>
          </table:table-cell>
          <table:table-cell table:formula="of:=[.$J$5]*([.$A684]-1) + [.$J$4]" office:value-type="float" office:value="13790" calcext:value-type="float">
            <text:p>13790</text:p>
          </table:table-cell>
          <table:table-cell table:formula="of:=[.$J$7]*([.$A684]-1) + [.$J$6]" office:value-type="float" office:value="0" calcext:value-type="float">
            <text:p>0</text:p>
          </table:table-cell>
          <table:table-cell table:formula="of:=FLOOR([.$A684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.$J$2] + [.$J$3]*([.$A685]-1)+[.$J$1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.$J$9]*([.$A685]-1) + [.$J$8]+FLOOR([.$A685]/[.$J$10])" office:value-type="float" office:value="822" calcext:value-type="float">
            <text:p>822</text:p>
          </table:table-cell>
          <table:table-cell table:formula="of:=[.$J$5]*([.$A685]-1) + [.$J$4]" office:value-type="float" office:value="13810" calcext:value-type="float">
            <text:p>13810</text:p>
          </table:table-cell>
          <table:table-cell table:formula="of:=[.$J$7]*([.$A685]-1) + [.$J$6]" office:value-type="float" office:value="0" calcext:value-type="float">
            <text:p>0</text:p>
          </table:table-cell>
          <table:table-cell table:formula="of:=FLOOR([.$A685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.$J$2] + [.$J$3]*([.$A686]-1)+[.$J$1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.$J$9]*([.$A686]-1) + [.$J$8]+FLOOR([.$A686]/[.$J$10])" office:value-type="float" office:value="824" calcext:value-type="float">
            <text:p>824</text:p>
          </table:table-cell>
          <table:table-cell table:formula="of:=[.$J$5]*([.$A686]-1) + [.$J$4]" office:value-type="float" office:value="13830" calcext:value-type="float">
            <text:p>13830</text:p>
          </table:table-cell>
          <table:table-cell table:formula="of:=[.$J$7]*([.$A686]-1) + [.$J$6]" office:value-type="float" office:value="0" calcext:value-type="float">
            <text:p>0</text:p>
          </table:table-cell>
          <table:table-cell table:formula="of:=FLOOR([.$A686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.$J$2] + [.$J$3]*([.$A687]-1)+[.$J$1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.$J$9]*([.$A687]-1) + [.$J$8]+FLOOR([.$A687]/[.$J$10])" office:value-type="float" office:value="825" calcext:value-type="float">
            <text:p>825</text:p>
          </table:table-cell>
          <table:table-cell table:formula="of:=[.$J$5]*([.$A687]-1) + [.$J$4]" office:value-type="float" office:value="13850" calcext:value-type="float">
            <text:p>13850</text:p>
          </table:table-cell>
          <table:table-cell table:formula="of:=[.$J$7]*([.$A687]-1) + [.$J$6]" office:value-type="float" office:value="0" calcext:value-type="float">
            <text:p>0</text:p>
          </table:table-cell>
          <table:table-cell table:formula="of:=FLOOR([.$A687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.$J$2] + [.$J$3]*([.$A688]-1)+[.$J$1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.$J$9]*([.$A688]-1) + [.$J$8]+FLOOR([.$A688]/[.$J$10])" office:value-type="float" office:value="826" calcext:value-type="float">
            <text:p>826</text:p>
          </table:table-cell>
          <table:table-cell table:formula="of:=[.$J$5]*([.$A688]-1) + [.$J$4]" office:value-type="float" office:value="13870" calcext:value-type="float">
            <text:p>13870</text:p>
          </table:table-cell>
          <table:table-cell table:formula="of:=[.$J$7]*([.$A688]-1) + [.$J$6]" office:value-type="float" office:value="0" calcext:value-type="float">
            <text:p>0</text:p>
          </table:table-cell>
          <table:table-cell table:formula="of:=FLOOR([.$A688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.$J$2] + [.$J$3]*([.$A689]-1)+[.$J$1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.$J$9]*([.$A689]-1) + [.$J$8]+FLOOR([.$A689]/[.$J$10])" office:value-type="float" office:value="827" calcext:value-type="float">
            <text:p>827</text:p>
          </table:table-cell>
          <table:table-cell table:formula="of:=[.$J$5]*([.$A689]-1) + [.$J$4]" office:value-type="float" office:value="13890" calcext:value-type="float">
            <text:p>13890</text:p>
          </table:table-cell>
          <table:table-cell table:formula="of:=[.$J$7]*([.$A689]-1) + [.$J$6]" office:value-type="float" office:value="0" calcext:value-type="float">
            <text:p>0</text:p>
          </table:table-cell>
          <table:table-cell table:formula="of:=FLOOR([.$A689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.$J$2] + [.$J$3]*([.$A690]-1)+[.$J$1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.$J$9]*([.$A690]-1) + [.$J$8]+FLOOR([.$A690]/[.$J$10])" office:value-type="float" office:value="828" calcext:value-type="float">
            <text:p>828</text:p>
          </table:table-cell>
          <table:table-cell table:formula="of:=[.$J$5]*([.$A690]-1) + [.$J$4]" office:value-type="float" office:value="13910" calcext:value-type="float">
            <text:p>13910</text:p>
          </table:table-cell>
          <table:table-cell table:formula="of:=[.$J$7]*([.$A690]-1) + [.$J$6]" office:value-type="float" office:value="0" calcext:value-type="float">
            <text:p>0</text:p>
          </table:table-cell>
          <table:table-cell table:formula="of:=FLOOR([.$A690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.$J$2] + [.$J$3]*([.$A691]-1)+[.$J$1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.$J$9]*([.$A691]-1) + [.$J$8]+FLOOR([.$A691]/[.$J$10])" office:value-type="float" office:value="830" calcext:value-type="float">
            <text:p>830</text:p>
          </table:table-cell>
          <table:table-cell table:formula="of:=[.$J$5]*([.$A691]-1) + [.$J$4]" office:value-type="float" office:value="13930" calcext:value-type="float">
            <text:p>13930</text:p>
          </table:table-cell>
          <table:table-cell table:formula="of:=[.$J$7]*([.$A691]-1) + [.$J$6]" office:value-type="float" office:value="0" calcext:value-type="float">
            <text:p>0</text:p>
          </table:table-cell>
          <table:table-cell table:formula="of:=FLOOR([.$A691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.$J$2] + [.$J$3]*([.$A692]-1)+[.$J$1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.$J$9]*([.$A692]-1) + [.$J$8]+FLOOR([.$A692]/[.$J$10])" office:value-type="float" office:value="831" calcext:value-type="float">
            <text:p>831</text:p>
          </table:table-cell>
          <table:table-cell table:formula="of:=[.$J$5]*([.$A692]-1) + [.$J$4]" office:value-type="float" office:value="13950" calcext:value-type="float">
            <text:p>13950</text:p>
          </table:table-cell>
          <table:table-cell table:formula="of:=[.$J$7]*([.$A692]-1) + [.$J$6]" office:value-type="float" office:value="0" calcext:value-type="float">
            <text:p>0</text:p>
          </table:table-cell>
          <table:table-cell table:formula="of:=FLOOR([.$A692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.$J$2] + [.$J$3]*([.$A693]-1)+[.$J$1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.$J$9]*([.$A693]-1) + [.$J$8]+FLOOR([.$A693]/[.$J$10])" office:value-type="float" office:value="832" calcext:value-type="float">
            <text:p>832</text:p>
          </table:table-cell>
          <table:table-cell table:formula="of:=[.$J$5]*([.$A693]-1) + [.$J$4]" office:value-type="float" office:value="13970" calcext:value-type="float">
            <text:p>13970</text:p>
          </table:table-cell>
          <table:table-cell table:formula="of:=[.$J$7]*([.$A693]-1) + [.$J$6]" office:value-type="float" office:value="0" calcext:value-type="float">
            <text:p>0</text:p>
          </table:table-cell>
          <table:table-cell table:formula="of:=FLOOR([.$A693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.$J$2] + [.$J$3]*([.$A694]-1)+[.$J$1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.$J$9]*([.$A694]-1) + [.$J$8]+FLOOR([.$A694]/[.$J$10])" office:value-type="float" office:value="833" calcext:value-type="float">
            <text:p>833</text:p>
          </table:table-cell>
          <table:table-cell table:formula="of:=[.$J$5]*([.$A694]-1) + [.$J$4]" office:value-type="float" office:value="13990" calcext:value-type="float">
            <text:p>13990</text:p>
          </table:table-cell>
          <table:table-cell table:formula="of:=[.$J$7]*([.$A694]-1) + [.$J$6]" office:value-type="float" office:value="0" calcext:value-type="float">
            <text:p>0</text:p>
          </table:table-cell>
          <table:table-cell table:formula="of:=FLOOR([.$A694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.$J$2] + [.$J$3]*([.$A695]-1)+[.$J$1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.$J$9]*([.$A695]-1) + [.$J$8]+FLOOR([.$A695]/[.$J$10])" office:value-type="float" office:value="834" calcext:value-type="float">
            <text:p>834</text:p>
          </table:table-cell>
          <table:table-cell table:formula="of:=[.$J$5]*([.$A695]-1) + [.$J$4]" office:value-type="float" office:value="14010" calcext:value-type="float">
            <text:p>14010</text:p>
          </table:table-cell>
          <table:table-cell table:formula="of:=[.$J$7]*([.$A695]-1) + [.$J$6]" office:value-type="float" office:value="0" calcext:value-type="float">
            <text:p>0</text:p>
          </table:table-cell>
          <table:table-cell table:formula="of:=FLOOR([.$A695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.$J$2] + [.$J$3]*([.$A696]-1)+[.$J$1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.$J$9]*([.$A696]-1) + [.$J$8]+FLOOR([.$A696]/[.$J$10])" office:value-type="float" office:value="836" calcext:value-type="float">
            <text:p>836</text:p>
          </table:table-cell>
          <table:table-cell table:formula="of:=[.$J$5]*([.$A696]-1) + [.$J$4]" office:value-type="float" office:value="14030" calcext:value-type="float">
            <text:p>14030</text:p>
          </table:table-cell>
          <table:table-cell table:formula="of:=[.$J$7]*([.$A696]-1) + [.$J$6]" office:value-type="float" office:value="0" calcext:value-type="float">
            <text:p>0</text:p>
          </table:table-cell>
          <table:table-cell table:formula="of:=FLOOR([.$A696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.$J$2] + [.$J$3]*([.$A697]-1)+[.$J$1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.$J$9]*([.$A697]-1) + [.$J$8]+FLOOR([.$A697]/[.$J$10])" office:value-type="float" office:value="837" calcext:value-type="float">
            <text:p>837</text:p>
          </table:table-cell>
          <table:table-cell table:formula="of:=[.$J$5]*([.$A697]-1) + [.$J$4]" office:value-type="float" office:value="14050" calcext:value-type="float">
            <text:p>14050</text:p>
          </table:table-cell>
          <table:table-cell table:formula="of:=[.$J$7]*([.$A697]-1) + [.$J$6]" office:value-type="float" office:value="0" calcext:value-type="float">
            <text:p>0</text:p>
          </table:table-cell>
          <table:table-cell table:formula="of:=FLOOR([.$A697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.$J$2] + [.$J$3]*([.$A698]-1)+[.$J$1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.$J$9]*([.$A698]-1) + [.$J$8]+FLOOR([.$A698]/[.$J$10])" office:value-type="float" office:value="838" calcext:value-type="float">
            <text:p>838</text:p>
          </table:table-cell>
          <table:table-cell table:formula="of:=[.$J$5]*([.$A698]-1) + [.$J$4]" office:value-type="float" office:value="14070" calcext:value-type="float">
            <text:p>14070</text:p>
          </table:table-cell>
          <table:table-cell table:formula="of:=[.$J$7]*([.$A698]-1) + [.$J$6]" office:value-type="float" office:value="0" calcext:value-type="float">
            <text:p>0</text:p>
          </table:table-cell>
          <table:table-cell table:formula="of:=FLOOR([.$A698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.$J$2] + [.$J$3]*([.$A699]-1)+[.$J$1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.$J$9]*([.$A699]-1) + [.$J$8]+FLOOR([.$A699]/[.$J$10])" office:value-type="float" office:value="839" calcext:value-type="float">
            <text:p>839</text:p>
          </table:table-cell>
          <table:table-cell table:formula="of:=[.$J$5]*([.$A699]-1) + [.$J$4]" office:value-type="float" office:value="14090" calcext:value-type="float">
            <text:p>14090</text:p>
          </table:table-cell>
          <table:table-cell table:formula="of:=[.$J$7]*([.$A699]-1) + [.$J$6]" office:value-type="float" office:value="0" calcext:value-type="float">
            <text:p>0</text:p>
          </table:table-cell>
          <table:table-cell table:formula="of:=FLOOR([.$A699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.$J$2] + [.$J$3]*([.$A700]-1)+[.$J$1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.$J$9]*([.$A700]-1) + [.$J$8]+FLOOR([.$A700]/[.$J$10])" office:value-type="float" office:value="840" calcext:value-type="float">
            <text:p>840</text:p>
          </table:table-cell>
          <table:table-cell table:formula="of:=[.$J$5]*([.$A700]-1) + [.$J$4]" office:value-type="float" office:value="14110" calcext:value-type="float">
            <text:p>14110</text:p>
          </table:table-cell>
          <table:table-cell table:formula="of:=[.$J$7]*([.$A700]-1) + [.$J$6]" office:value-type="float" office:value="0" calcext:value-type="float">
            <text:p>0</text:p>
          </table:table-cell>
          <table:table-cell table:formula="of:=FLOOR([.$A700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.$J$2] + [.$J$3]*([.$A701]-1)+[.$J$1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.$J$9]*([.$A701]-1) + [.$J$8]+FLOOR([.$A701]/[.$J$10])" office:value-type="float" office:value="842" calcext:value-type="float">
            <text:p>842</text:p>
          </table:table-cell>
          <table:table-cell table:formula="of:=[.$J$5]*([.$A701]-1) + [.$J$4]" office:value-type="float" office:value="14130" calcext:value-type="float">
            <text:p>14130</text:p>
          </table:table-cell>
          <table:table-cell table:formula="of:=[.$J$7]*([.$A701]-1) + [.$J$6]" office:value-type="float" office:value="0" calcext:value-type="float">
            <text:p>0</text:p>
          </table:table-cell>
          <table:table-cell table:formula="of:=FLOOR([.$A701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.$J$2] + [.$J$3]*([.$A702]-1)+[.$J$1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.$J$9]*([.$A702]-1) + [.$J$8]+FLOOR([.$A702]/[.$J$10])" office:value-type="float" office:value="843" calcext:value-type="float">
            <text:p>843</text:p>
          </table:table-cell>
          <table:table-cell table:formula="of:=[.$J$5]*([.$A702]-1) + [.$J$4]" office:value-type="float" office:value="14150" calcext:value-type="float">
            <text:p>14150</text:p>
          </table:table-cell>
          <table:table-cell table:formula="of:=[.$J$7]*([.$A702]-1) + [.$J$6]" office:value-type="float" office:value="0" calcext:value-type="float">
            <text:p>0</text:p>
          </table:table-cell>
          <table:table-cell table:formula="of:=FLOOR([.$A702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.$J$2] + [.$J$3]*([.$A703]-1)+[.$J$1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.$J$9]*([.$A703]-1) + [.$J$8]+FLOOR([.$A703]/[.$J$10])" office:value-type="float" office:value="844" calcext:value-type="float">
            <text:p>844</text:p>
          </table:table-cell>
          <table:table-cell table:formula="of:=[.$J$5]*([.$A703]-1) + [.$J$4]" office:value-type="float" office:value="14170" calcext:value-type="float">
            <text:p>14170</text:p>
          </table:table-cell>
          <table:table-cell table:formula="of:=[.$J$7]*([.$A703]-1) + [.$J$6]" office:value-type="float" office:value="0" calcext:value-type="float">
            <text:p>0</text:p>
          </table:table-cell>
          <table:table-cell table:formula="of:=FLOOR([.$A703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.$J$2] + [.$J$3]*([.$A704]-1)+[.$J$1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.$J$9]*([.$A704]-1) + [.$J$8]+FLOOR([.$A704]/[.$J$10])" office:value-type="float" office:value="845" calcext:value-type="float">
            <text:p>845</text:p>
          </table:table-cell>
          <table:table-cell table:formula="of:=[.$J$5]*([.$A704]-1) + [.$J$4]" office:value-type="float" office:value="14190" calcext:value-type="float">
            <text:p>14190</text:p>
          </table:table-cell>
          <table:table-cell table:formula="of:=[.$J$7]*([.$A704]-1) + [.$J$6]" office:value-type="float" office:value="0" calcext:value-type="float">
            <text:p>0</text:p>
          </table:table-cell>
          <table:table-cell table:formula="of:=FLOOR([.$A704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.$J$2] + [.$J$3]*([.$A705]-1)+[.$J$1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.$J$9]*([.$A705]-1) + [.$J$8]+FLOOR([.$A705]/[.$J$10])" office:value-type="float" office:value="846" calcext:value-type="float">
            <text:p>846</text:p>
          </table:table-cell>
          <table:table-cell table:formula="of:=[.$J$5]*([.$A705]-1) + [.$J$4]" office:value-type="float" office:value="14210" calcext:value-type="float">
            <text:p>14210</text:p>
          </table:table-cell>
          <table:table-cell table:formula="of:=[.$J$7]*([.$A705]-1) + [.$J$6]" office:value-type="float" office:value="0" calcext:value-type="float">
            <text:p>0</text:p>
          </table:table-cell>
          <table:table-cell table:formula="of:=FLOOR([.$A705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.$J$2] + [.$J$3]*([.$A706]-1)+[.$J$1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.$J$9]*([.$A706]-1) + [.$J$8]+FLOOR([.$A706]/[.$J$10])" office:value-type="float" office:value="848" calcext:value-type="float">
            <text:p>848</text:p>
          </table:table-cell>
          <table:table-cell table:formula="of:=[.$J$5]*([.$A706]-1) + [.$J$4]" office:value-type="float" office:value="14230" calcext:value-type="float">
            <text:p>14230</text:p>
          </table:table-cell>
          <table:table-cell table:formula="of:=[.$J$7]*([.$A706]-1) + [.$J$6]" office:value-type="float" office:value="0" calcext:value-type="float">
            <text:p>0</text:p>
          </table:table-cell>
          <table:table-cell table:formula="of:=FLOOR([.$A706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.$J$2] + [.$J$3]*([.$A707]-1)+[.$J$1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.$J$9]*([.$A707]-1) + [.$J$8]+FLOOR([.$A707]/[.$J$10])" office:value-type="float" office:value="849" calcext:value-type="float">
            <text:p>849</text:p>
          </table:table-cell>
          <table:table-cell table:formula="of:=[.$J$5]*([.$A707]-1) + [.$J$4]" office:value-type="float" office:value="14250" calcext:value-type="float">
            <text:p>14250</text:p>
          </table:table-cell>
          <table:table-cell table:formula="of:=[.$J$7]*([.$A707]-1) + [.$J$6]" office:value-type="float" office:value="0" calcext:value-type="float">
            <text:p>0</text:p>
          </table:table-cell>
          <table:table-cell table:formula="of:=FLOOR([.$A707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.$J$2] + [.$J$3]*([.$A708]-1)+[.$J$1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.$J$9]*([.$A708]-1) + [.$J$8]+FLOOR([.$A708]/[.$J$10])" office:value-type="float" office:value="850" calcext:value-type="float">
            <text:p>850</text:p>
          </table:table-cell>
          <table:table-cell table:formula="of:=[.$J$5]*([.$A708]-1) + [.$J$4]" office:value-type="float" office:value="14270" calcext:value-type="float">
            <text:p>14270</text:p>
          </table:table-cell>
          <table:table-cell table:formula="of:=[.$J$7]*([.$A708]-1) + [.$J$6]" office:value-type="float" office:value="0" calcext:value-type="float">
            <text:p>0</text:p>
          </table:table-cell>
          <table:table-cell table:formula="of:=FLOOR([.$A708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.$J$2] + [.$J$3]*([.$A709]-1)+[.$J$1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.$J$9]*([.$A709]-1) + [.$J$8]+FLOOR([.$A709]/[.$J$10])" office:value-type="float" office:value="851" calcext:value-type="float">
            <text:p>851</text:p>
          </table:table-cell>
          <table:table-cell table:formula="of:=[.$J$5]*([.$A709]-1) + [.$J$4]" office:value-type="float" office:value="14290" calcext:value-type="float">
            <text:p>14290</text:p>
          </table:table-cell>
          <table:table-cell table:formula="of:=[.$J$7]*([.$A709]-1) + [.$J$6]" office:value-type="float" office:value="0" calcext:value-type="float">
            <text:p>0</text:p>
          </table:table-cell>
          <table:table-cell table:formula="of:=FLOOR([.$A709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.$J$2] + [.$J$3]*([.$A710]-1)+[.$J$1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.$J$9]*([.$A710]-1) + [.$J$8]+FLOOR([.$A710]/[.$J$10])" office:value-type="float" office:value="852" calcext:value-type="float">
            <text:p>852</text:p>
          </table:table-cell>
          <table:table-cell table:formula="of:=[.$J$5]*([.$A710]-1) + [.$J$4]" office:value-type="float" office:value="14310" calcext:value-type="float">
            <text:p>14310</text:p>
          </table:table-cell>
          <table:table-cell table:formula="of:=[.$J$7]*([.$A710]-1) + [.$J$6]" office:value-type="float" office:value="0" calcext:value-type="float">
            <text:p>0</text:p>
          </table:table-cell>
          <table:table-cell table:formula="of:=FLOOR([.$A710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.$J$2] + [.$J$3]*([.$A711]-1)+[.$J$1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.$J$9]*([.$A711]-1) + [.$J$8]+FLOOR([.$A711]/[.$J$10])" office:value-type="float" office:value="854" calcext:value-type="float">
            <text:p>854</text:p>
          </table:table-cell>
          <table:table-cell table:formula="of:=[.$J$5]*([.$A711]-1) + [.$J$4]" office:value-type="float" office:value="14330" calcext:value-type="float">
            <text:p>14330</text:p>
          </table:table-cell>
          <table:table-cell table:formula="of:=[.$J$7]*([.$A711]-1) + [.$J$6]" office:value-type="float" office:value="0" calcext:value-type="float">
            <text:p>0</text:p>
          </table:table-cell>
          <table:table-cell table:formula="of:=FLOOR([.$A711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.$J$2] + [.$J$3]*([.$A712]-1)+[.$J$1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.$J$9]*([.$A712]-1) + [.$J$8]+FLOOR([.$A712]/[.$J$10])" office:value-type="float" office:value="855" calcext:value-type="float">
            <text:p>855</text:p>
          </table:table-cell>
          <table:table-cell table:formula="of:=[.$J$5]*([.$A712]-1) + [.$J$4]" office:value-type="float" office:value="14350" calcext:value-type="float">
            <text:p>14350</text:p>
          </table:table-cell>
          <table:table-cell table:formula="of:=[.$J$7]*([.$A712]-1) + [.$J$6]" office:value-type="float" office:value="0" calcext:value-type="float">
            <text:p>0</text:p>
          </table:table-cell>
          <table:table-cell table:formula="of:=FLOOR([.$A712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.$J$2] + [.$J$3]*([.$A713]-1)+[.$J$1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.$J$9]*([.$A713]-1) + [.$J$8]+FLOOR([.$A713]/[.$J$10])" office:value-type="float" office:value="856" calcext:value-type="float">
            <text:p>856</text:p>
          </table:table-cell>
          <table:table-cell table:formula="of:=[.$J$5]*([.$A713]-1) + [.$J$4]" office:value-type="float" office:value="14370" calcext:value-type="float">
            <text:p>14370</text:p>
          </table:table-cell>
          <table:table-cell table:formula="of:=[.$J$7]*([.$A713]-1) + [.$J$6]" office:value-type="float" office:value="0" calcext:value-type="float">
            <text:p>0</text:p>
          </table:table-cell>
          <table:table-cell table:formula="of:=FLOOR([.$A713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.$J$2] + [.$J$3]*([.$A714]-1)+[.$J$1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.$J$9]*([.$A714]-1) + [.$J$8]+FLOOR([.$A714]/[.$J$10])" office:value-type="float" office:value="857" calcext:value-type="float">
            <text:p>857</text:p>
          </table:table-cell>
          <table:table-cell table:formula="of:=[.$J$5]*([.$A714]-1) + [.$J$4]" office:value-type="float" office:value="14390" calcext:value-type="float">
            <text:p>14390</text:p>
          </table:table-cell>
          <table:table-cell table:formula="of:=[.$J$7]*([.$A714]-1) + [.$J$6]" office:value-type="float" office:value="0" calcext:value-type="float">
            <text:p>0</text:p>
          </table:table-cell>
          <table:table-cell table:formula="of:=FLOOR([.$A714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.$J$2] + [.$J$3]*([.$A715]-1)+[.$J$1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.$J$9]*([.$A715]-1) + [.$J$8]+FLOOR([.$A715]/[.$J$10])" office:value-type="float" office:value="858" calcext:value-type="float">
            <text:p>858</text:p>
          </table:table-cell>
          <table:table-cell table:formula="of:=[.$J$5]*([.$A715]-1) + [.$J$4]" office:value-type="float" office:value="14410" calcext:value-type="float">
            <text:p>14410</text:p>
          </table:table-cell>
          <table:table-cell table:formula="of:=[.$J$7]*([.$A715]-1) + [.$J$6]" office:value-type="float" office:value="0" calcext:value-type="float">
            <text:p>0</text:p>
          </table:table-cell>
          <table:table-cell table:formula="of:=FLOOR([.$A715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.$J$2] + [.$J$3]*([.$A716]-1)+[.$J$1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.$J$9]*([.$A716]-1) + [.$J$8]+FLOOR([.$A716]/[.$J$10])" office:value-type="float" office:value="860" calcext:value-type="float">
            <text:p>860</text:p>
          </table:table-cell>
          <table:table-cell table:formula="of:=[.$J$5]*([.$A716]-1) + [.$J$4]" office:value-type="float" office:value="14430" calcext:value-type="float">
            <text:p>14430</text:p>
          </table:table-cell>
          <table:table-cell table:formula="of:=[.$J$7]*([.$A716]-1) + [.$J$6]" office:value-type="float" office:value="0" calcext:value-type="float">
            <text:p>0</text:p>
          </table:table-cell>
          <table:table-cell table:formula="of:=FLOOR([.$A716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.$J$2] + [.$J$3]*([.$A717]-1)+[.$J$1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.$J$9]*([.$A717]-1) + [.$J$8]+FLOOR([.$A717]/[.$J$10])" office:value-type="float" office:value="861" calcext:value-type="float">
            <text:p>861</text:p>
          </table:table-cell>
          <table:table-cell table:formula="of:=[.$J$5]*([.$A717]-1) + [.$J$4]" office:value-type="float" office:value="14450" calcext:value-type="float">
            <text:p>14450</text:p>
          </table:table-cell>
          <table:table-cell table:formula="of:=[.$J$7]*([.$A717]-1) + [.$J$6]" office:value-type="float" office:value="0" calcext:value-type="float">
            <text:p>0</text:p>
          </table:table-cell>
          <table:table-cell table:formula="of:=FLOOR([.$A717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.$J$2] + [.$J$3]*([.$A718]-1)+[.$J$1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.$J$9]*([.$A718]-1) + [.$J$8]+FLOOR([.$A718]/[.$J$10])" office:value-type="float" office:value="862" calcext:value-type="float">
            <text:p>862</text:p>
          </table:table-cell>
          <table:table-cell table:formula="of:=[.$J$5]*([.$A718]-1) + [.$J$4]" office:value-type="float" office:value="14470" calcext:value-type="float">
            <text:p>14470</text:p>
          </table:table-cell>
          <table:table-cell table:formula="of:=[.$J$7]*([.$A718]-1) + [.$J$6]" office:value-type="float" office:value="0" calcext:value-type="float">
            <text:p>0</text:p>
          </table:table-cell>
          <table:table-cell table:formula="of:=FLOOR([.$A718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.$J$2] + [.$J$3]*([.$A719]-1)+[.$J$1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.$J$9]*([.$A719]-1) + [.$J$8]+FLOOR([.$A719]/[.$J$10])" office:value-type="float" office:value="863" calcext:value-type="float">
            <text:p>863</text:p>
          </table:table-cell>
          <table:table-cell table:formula="of:=[.$J$5]*([.$A719]-1) + [.$J$4]" office:value-type="float" office:value="14490" calcext:value-type="float">
            <text:p>14490</text:p>
          </table:table-cell>
          <table:table-cell table:formula="of:=[.$J$7]*([.$A719]-1) + [.$J$6]" office:value-type="float" office:value="0" calcext:value-type="float">
            <text:p>0</text:p>
          </table:table-cell>
          <table:table-cell table:formula="of:=FLOOR([.$A719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.$J$2] + [.$J$3]*([.$A720]-1)+[.$J$1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.$J$9]*([.$A720]-1) + [.$J$8]+FLOOR([.$A720]/[.$J$10])" office:value-type="float" office:value="864" calcext:value-type="float">
            <text:p>864</text:p>
          </table:table-cell>
          <table:table-cell table:formula="of:=[.$J$5]*([.$A720]-1) + [.$J$4]" office:value-type="float" office:value="14510" calcext:value-type="float">
            <text:p>14510</text:p>
          </table:table-cell>
          <table:table-cell table:formula="of:=[.$J$7]*([.$A720]-1) + [.$J$6]" office:value-type="float" office:value="0" calcext:value-type="float">
            <text:p>0</text:p>
          </table:table-cell>
          <table:table-cell table:formula="of:=FLOOR([.$A720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.$J$2] + [.$J$3]*([.$A721]-1)+[.$J$1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.$J$9]*([.$A721]-1) + [.$J$8]+FLOOR([.$A721]/[.$J$10])" office:value-type="float" office:value="866" calcext:value-type="float">
            <text:p>866</text:p>
          </table:table-cell>
          <table:table-cell table:formula="of:=[.$J$5]*([.$A721]-1) + [.$J$4]" office:value-type="float" office:value="14530" calcext:value-type="float">
            <text:p>14530</text:p>
          </table:table-cell>
          <table:table-cell table:formula="of:=[.$J$7]*([.$A721]-1) + [.$J$6]" office:value-type="float" office:value="0" calcext:value-type="float">
            <text:p>0</text:p>
          </table:table-cell>
          <table:table-cell table:formula="of:=FLOOR([.$A721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.$J$2] + [.$J$3]*([.$A722]-1)+[.$J$1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.$J$9]*([.$A722]-1) + [.$J$8]+FLOOR([.$A722]/[.$J$10])" office:value-type="float" office:value="867" calcext:value-type="float">
            <text:p>867</text:p>
          </table:table-cell>
          <table:table-cell table:formula="of:=[.$J$5]*([.$A722]-1) + [.$J$4]" office:value-type="float" office:value="14550" calcext:value-type="float">
            <text:p>14550</text:p>
          </table:table-cell>
          <table:table-cell table:formula="of:=[.$J$7]*([.$A722]-1) + [.$J$6]" office:value-type="float" office:value="0" calcext:value-type="float">
            <text:p>0</text:p>
          </table:table-cell>
          <table:table-cell table:formula="of:=FLOOR([.$A722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.$J$2] + [.$J$3]*([.$A723]-1)+[.$J$1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.$J$9]*([.$A723]-1) + [.$J$8]+FLOOR([.$A723]/[.$J$10])" office:value-type="float" office:value="868" calcext:value-type="float">
            <text:p>868</text:p>
          </table:table-cell>
          <table:table-cell table:formula="of:=[.$J$5]*([.$A723]-1) + [.$J$4]" office:value-type="float" office:value="14570" calcext:value-type="float">
            <text:p>14570</text:p>
          </table:table-cell>
          <table:table-cell table:formula="of:=[.$J$7]*([.$A723]-1) + [.$J$6]" office:value-type="float" office:value="0" calcext:value-type="float">
            <text:p>0</text:p>
          </table:table-cell>
          <table:table-cell table:formula="of:=FLOOR([.$A723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.$J$2] + [.$J$3]*([.$A724]-1)+[.$J$1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.$J$9]*([.$A724]-1) + [.$J$8]+FLOOR([.$A724]/[.$J$10])" office:value-type="float" office:value="869" calcext:value-type="float">
            <text:p>869</text:p>
          </table:table-cell>
          <table:table-cell table:formula="of:=[.$J$5]*([.$A724]-1) + [.$J$4]" office:value-type="float" office:value="14590" calcext:value-type="float">
            <text:p>14590</text:p>
          </table:table-cell>
          <table:table-cell table:formula="of:=[.$J$7]*([.$A724]-1) + [.$J$6]" office:value-type="float" office:value="0" calcext:value-type="float">
            <text:p>0</text:p>
          </table:table-cell>
          <table:table-cell table:formula="of:=FLOOR([.$A724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.$J$2] + [.$J$3]*([.$A725]-1)+[.$J$1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.$J$9]*([.$A725]-1) + [.$J$8]+FLOOR([.$A725]/[.$J$10])" office:value-type="float" office:value="870" calcext:value-type="float">
            <text:p>870</text:p>
          </table:table-cell>
          <table:table-cell table:formula="of:=[.$J$5]*([.$A725]-1) + [.$J$4]" office:value-type="float" office:value="14610" calcext:value-type="float">
            <text:p>14610</text:p>
          </table:table-cell>
          <table:table-cell table:formula="of:=[.$J$7]*([.$A725]-1) + [.$J$6]" office:value-type="float" office:value="0" calcext:value-type="float">
            <text:p>0</text:p>
          </table:table-cell>
          <table:table-cell table:formula="of:=FLOOR([.$A725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.$J$2] + [.$J$3]*([.$A726]-1)+[.$J$1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.$J$9]*([.$A726]-1) + [.$J$8]+FLOOR([.$A726]/[.$J$10])" office:value-type="float" office:value="872" calcext:value-type="float">
            <text:p>872</text:p>
          </table:table-cell>
          <table:table-cell table:formula="of:=[.$J$5]*([.$A726]-1) + [.$J$4]" office:value-type="float" office:value="14630" calcext:value-type="float">
            <text:p>14630</text:p>
          </table:table-cell>
          <table:table-cell table:formula="of:=[.$J$7]*([.$A726]-1) + [.$J$6]" office:value-type="float" office:value="0" calcext:value-type="float">
            <text:p>0</text:p>
          </table:table-cell>
          <table:table-cell table:formula="of:=FLOOR([.$A726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.$J$2] + [.$J$3]*([.$A727]-1)+[.$J$1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.$J$9]*([.$A727]-1) + [.$J$8]+FLOOR([.$A727]/[.$J$10])" office:value-type="float" office:value="873" calcext:value-type="float">
            <text:p>873</text:p>
          </table:table-cell>
          <table:table-cell table:formula="of:=[.$J$5]*([.$A727]-1) + [.$J$4]" office:value-type="float" office:value="14650" calcext:value-type="float">
            <text:p>14650</text:p>
          </table:table-cell>
          <table:table-cell table:formula="of:=[.$J$7]*([.$A727]-1) + [.$J$6]" office:value-type="float" office:value="0" calcext:value-type="float">
            <text:p>0</text:p>
          </table:table-cell>
          <table:table-cell table:formula="of:=FLOOR([.$A727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.$J$2] + [.$J$3]*([.$A728]-1)+[.$J$1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.$J$9]*([.$A728]-1) + [.$J$8]+FLOOR([.$A728]/[.$J$10])" office:value-type="float" office:value="874" calcext:value-type="float">
            <text:p>874</text:p>
          </table:table-cell>
          <table:table-cell table:formula="of:=[.$J$5]*([.$A728]-1) + [.$J$4]" office:value-type="float" office:value="14670" calcext:value-type="float">
            <text:p>14670</text:p>
          </table:table-cell>
          <table:table-cell table:formula="of:=[.$J$7]*([.$A728]-1) + [.$J$6]" office:value-type="float" office:value="0" calcext:value-type="float">
            <text:p>0</text:p>
          </table:table-cell>
          <table:table-cell table:formula="of:=FLOOR([.$A728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.$J$2] + [.$J$3]*([.$A729]-1)+[.$J$1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.$J$9]*([.$A729]-1) + [.$J$8]+FLOOR([.$A729]/[.$J$10])" office:value-type="float" office:value="875" calcext:value-type="float">
            <text:p>875</text:p>
          </table:table-cell>
          <table:table-cell table:formula="of:=[.$J$5]*([.$A729]-1) + [.$J$4]" office:value-type="float" office:value="14690" calcext:value-type="float">
            <text:p>14690</text:p>
          </table:table-cell>
          <table:table-cell table:formula="of:=[.$J$7]*([.$A729]-1) + [.$J$6]" office:value-type="float" office:value="0" calcext:value-type="float">
            <text:p>0</text:p>
          </table:table-cell>
          <table:table-cell table:formula="of:=FLOOR([.$A729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.$J$2] + [.$J$3]*([.$A730]-1)+[.$J$1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.$J$9]*([.$A730]-1) + [.$J$8]+FLOOR([.$A730]/[.$J$10])" office:value-type="float" office:value="876" calcext:value-type="float">
            <text:p>876</text:p>
          </table:table-cell>
          <table:table-cell table:formula="of:=[.$J$5]*([.$A730]-1) + [.$J$4]" office:value-type="float" office:value="14710" calcext:value-type="float">
            <text:p>14710</text:p>
          </table:table-cell>
          <table:table-cell table:formula="of:=[.$J$7]*([.$A730]-1) + [.$J$6]" office:value-type="float" office:value="0" calcext:value-type="float">
            <text:p>0</text:p>
          </table:table-cell>
          <table:table-cell table:formula="of:=FLOOR([.$A730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.$J$2] + [.$J$3]*([.$A731]-1)+[.$J$1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.$J$9]*([.$A731]-1) + [.$J$8]+FLOOR([.$A731]/[.$J$10])" office:value-type="float" office:value="878" calcext:value-type="float">
            <text:p>878</text:p>
          </table:table-cell>
          <table:table-cell table:formula="of:=[.$J$5]*([.$A731]-1) + [.$J$4]" office:value-type="float" office:value="14730" calcext:value-type="float">
            <text:p>14730</text:p>
          </table:table-cell>
          <table:table-cell table:formula="of:=[.$J$7]*([.$A731]-1) + [.$J$6]" office:value-type="float" office:value="0" calcext:value-type="float">
            <text:p>0</text:p>
          </table:table-cell>
          <table:table-cell table:formula="of:=FLOOR([.$A731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.$J$2] + [.$J$3]*([.$A732]-1)+[.$J$1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.$J$9]*([.$A732]-1) + [.$J$8]+FLOOR([.$A732]/[.$J$10])" office:value-type="float" office:value="879" calcext:value-type="float">
            <text:p>879</text:p>
          </table:table-cell>
          <table:table-cell table:formula="of:=[.$J$5]*([.$A732]-1) + [.$J$4]" office:value-type="float" office:value="14750" calcext:value-type="float">
            <text:p>14750</text:p>
          </table:table-cell>
          <table:table-cell table:formula="of:=[.$J$7]*([.$A732]-1) + [.$J$6]" office:value-type="float" office:value="0" calcext:value-type="float">
            <text:p>0</text:p>
          </table:table-cell>
          <table:table-cell table:formula="of:=FLOOR([.$A732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.$J$2] + [.$J$3]*([.$A733]-1)+[.$J$1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.$J$9]*([.$A733]-1) + [.$J$8]+FLOOR([.$A733]/[.$J$10])" office:value-type="float" office:value="880" calcext:value-type="float">
            <text:p>880</text:p>
          </table:table-cell>
          <table:table-cell table:formula="of:=[.$J$5]*([.$A733]-1) + [.$J$4]" office:value-type="float" office:value="14770" calcext:value-type="float">
            <text:p>14770</text:p>
          </table:table-cell>
          <table:table-cell table:formula="of:=[.$J$7]*([.$A733]-1) + [.$J$6]" office:value-type="float" office:value="0" calcext:value-type="float">
            <text:p>0</text:p>
          </table:table-cell>
          <table:table-cell table:formula="of:=FLOOR([.$A733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.$J$2] + [.$J$3]*([.$A734]-1)+[.$J$1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.$J$9]*([.$A734]-1) + [.$J$8]+FLOOR([.$A734]/[.$J$10])" office:value-type="float" office:value="881" calcext:value-type="float">
            <text:p>881</text:p>
          </table:table-cell>
          <table:table-cell table:formula="of:=[.$J$5]*([.$A734]-1) + [.$J$4]" office:value-type="float" office:value="14790" calcext:value-type="float">
            <text:p>14790</text:p>
          </table:table-cell>
          <table:table-cell table:formula="of:=[.$J$7]*([.$A734]-1) + [.$J$6]" office:value-type="float" office:value="0" calcext:value-type="float">
            <text:p>0</text:p>
          </table:table-cell>
          <table:table-cell table:formula="of:=FLOOR([.$A734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.$J$2] + [.$J$3]*([.$A735]-1)+[.$J$1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.$J$9]*([.$A735]-1) + [.$J$8]+FLOOR([.$A735]/[.$J$10])" office:value-type="float" office:value="882" calcext:value-type="float">
            <text:p>882</text:p>
          </table:table-cell>
          <table:table-cell table:formula="of:=[.$J$5]*([.$A735]-1) + [.$J$4]" office:value-type="float" office:value="14810" calcext:value-type="float">
            <text:p>14810</text:p>
          </table:table-cell>
          <table:table-cell table:formula="of:=[.$J$7]*([.$A735]-1) + [.$J$6]" office:value-type="float" office:value="0" calcext:value-type="float">
            <text:p>0</text:p>
          </table:table-cell>
          <table:table-cell table:formula="of:=FLOOR([.$A735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.$J$2] + [.$J$3]*([.$A736]-1)+[.$J$1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.$J$9]*([.$A736]-1) + [.$J$8]+FLOOR([.$A736]/[.$J$10])" office:value-type="float" office:value="884" calcext:value-type="float">
            <text:p>884</text:p>
          </table:table-cell>
          <table:table-cell table:formula="of:=[.$J$5]*([.$A736]-1) + [.$J$4]" office:value-type="float" office:value="14830" calcext:value-type="float">
            <text:p>14830</text:p>
          </table:table-cell>
          <table:table-cell table:formula="of:=[.$J$7]*([.$A736]-1) + [.$J$6]" office:value-type="float" office:value="0" calcext:value-type="float">
            <text:p>0</text:p>
          </table:table-cell>
          <table:table-cell table:formula="of:=FLOOR([.$A736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.$J$2] + [.$J$3]*([.$A737]-1)+[.$J$1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.$J$9]*([.$A737]-1) + [.$J$8]+FLOOR([.$A737]/[.$J$10])" office:value-type="float" office:value="885" calcext:value-type="float">
            <text:p>885</text:p>
          </table:table-cell>
          <table:table-cell table:formula="of:=[.$J$5]*([.$A737]-1) + [.$J$4]" office:value-type="float" office:value="14850" calcext:value-type="float">
            <text:p>14850</text:p>
          </table:table-cell>
          <table:table-cell table:formula="of:=[.$J$7]*([.$A737]-1) + [.$J$6]" office:value-type="float" office:value="0" calcext:value-type="float">
            <text:p>0</text:p>
          </table:table-cell>
          <table:table-cell table:formula="of:=FLOOR([.$A737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.$J$2] + [.$J$3]*([.$A738]-1)+[.$J$1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.$J$9]*([.$A738]-1) + [.$J$8]+FLOOR([.$A738]/[.$J$10])" office:value-type="float" office:value="886" calcext:value-type="float">
            <text:p>886</text:p>
          </table:table-cell>
          <table:table-cell table:formula="of:=[.$J$5]*([.$A738]-1) + [.$J$4]" office:value-type="float" office:value="14870" calcext:value-type="float">
            <text:p>14870</text:p>
          </table:table-cell>
          <table:table-cell table:formula="of:=[.$J$7]*([.$A738]-1) + [.$J$6]" office:value-type="float" office:value="0" calcext:value-type="float">
            <text:p>0</text:p>
          </table:table-cell>
          <table:table-cell table:formula="of:=FLOOR([.$A738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.$J$2] + [.$J$3]*([.$A739]-1)+[.$J$1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.$J$9]*([.$A739]-1) + [.$J$8]+FLOOR([.$A739]/[.$J$10])" office:value-type="float" office:value="887" calcext:value-type="float">
            <text:p>887</text:p>
          </table:table-cell>
          <table:table-cell table:formula="of:=[.$J$5]*([.$A739]-1) + [.$J$4]" office:value-type="float" office:value="14890" calcext:value-type="float">
            <text:p>14890</text:p>
          </table:table-cell>
          <table:table-cell table:formula="of:=[.$J$7]*([.$A739]-1) + [.$J$6]" office:value-type="float" office:value="0" calcext:value-type="float">
            <text:p>0</text:p>
          </table:table-cell>
          <table:table-cell table:formula="of:=FLOOR([.$A739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.$J$2] + [.$J$3]*([.$A740]-1)+[.$J$1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.$J$9]*([.$A740]-1) + [.$J$8]+FLOOR([.$A740]/[.$J$10])" office:value-type="float" office:value="888" calcext:value-type="float">
            <text:p>888</text:p>
          </table:table-cell>
          <table:table-cell table:formula="of:=[.$J$5]*([.$A740]-1) + [.$J$4]" office:value-type="float" office:value="14910" calcext:value-type="float">
            <text:p>14910</text:p>
          </table:table-cell>
          <table:table-cell table:formula="of:=[.$J$7]*([.$A740]-1) + [.$J$6]" office:value-type="float" office:value="0" calcext:value-type="float">
            <text:p>0</text:p>
          </table:table-cell>
          <table:table-cell table:formula="of:=FLOOR([.$A740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.$J$2] + [.$J$3]*([.$A741]-1)+[.$J$1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.$J$9]*([.$A741]-1) + [.$J$8]+FLOOR([.$A741]/[.$J$10])" office:value-type="float" office:value="890" calcext:value-type="float">
            <text:p>890</text:p>
          </table:table-cell>
          <table:table-cell table:formula="of:=[.$J$5]*([.$A741]-1) + [.$J$4]" office:value-type="float" office:value="14930" calcext:value-type="float">
            <text:p>14930</text:p>
          </table:table-cell>
          <table:table-cell table:formula="of:=[.$J$7]*([.$A741]-1) + [.$J$6]" office:value-type="float" office:value="0" calcext:value-type="float">
            <text:p>0</text:p>
          </table:table-cell>
          <table:table-cell table:formula="of:=FLOOR([.$A741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.$J$2] + [.$J$3]*([.$A742]-1)+[.$J$1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.$J$9]*([.$A742]-1) + [.$J$8]+FLOOR([.$A742]/[.$J$10])" office:value-type="float" office:value="891" calcext:value-type="float">
            <text:p>891</text:p>
          </table:table-cell>
          <table:table-cell table:formula="of:=[.$J$5]*([.$A742]-1) + [.$J$4]" office:value-type="float" office:value="14950" calcext:value-type="float">
            <text:p>14950</text:p>
          </table:table-cell>
          <table:table-cell table:formula="of:=[.$J$7]*([.$A742]-1) + [.$J$6]" office:value-type="float" office:value="0" calcext:value-type="float">
            <text:p>0</text:p>
          </table:table-cell>
          <table:table-cell table:formula="of:=FLOOR([.$A742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.$J$2] + [.$J$3]*([.$A743]-1)+[.$J$1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.$J$9]*([.$A743]-1) + [.$J$8]+FLOOR([.$A743]/[.$J$10])" office:value-type="float" office:value="892" calcext:value-type="float">
            <text:p>892</text:p>
          </table:table-cell>
          <table:table-cell table:formula="of:=[.$J$5]*([.$A743]-1) + [.$J$4]" office:value-type="float" office:value="14970" calcext:value-type="float">
            <text:p>14970</text:p>
          </table:table-cell>
          <table:table-cell table:formula="of:=[.$J$7]*([.$A743]-1) + [.$J$6]" office:value-type="float" office:value="0" calcext:value-type="float">
            <text:p>0</text:p>
          </table:table-cell>
          <table:table-cell table:formula="of:=FLOOR([.$A743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.$J$2] + [.$J$3]*([.$A744]-1)+[.$J$1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.$J$9]*([.$A744]-1) + [.$J$8]+FLOOR([.$A744]/[.$J$10])" office:value-type="float" office:value="893" calcext:value-type="float">
            <text:p>893</text:p>
          </table:table-cell>
          <table:table-cell table:formula="of:=[.$J$5]*([.$A744]-1) + [.$J$4]" office:value-type="float" office:value="14990" calcext:value-type="float">
            <text:p>14990</text:p>
          </table:table-cell>
          <table:table-cell table:formula="of:=[.$J$7]*([.$A744]-1) + [.$J$6]" office:value-type="float" office:value="0" calcext:value-type="float">
            <text:p>0</text:p>
          </table:table-cell>
          <table:table-cell table:formula="of:=FLOOR([.$A744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.$J$2] + [.$J$3]*([.$A745]-1)+[.$J$1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.$J$9]*([.$A745]-1) + [.$J$8]+FLOOR([.$A745]/[.$J$10])" office:value-type="float" office:value="894" calcext:value-type="float">
            <text:p>894</text:p>
          </table:table-cell>
          <table:table-cell table:formula="of:=[.$J$5]*([.$A745]-1) + [.$J$4]" office:value-type="float" office:value="15010" calcext:value-type="float">
            <text:p>15010</text:p>
          </table:table-cell>
          <table:table-cell table:formula="of:=[.$J$7]*([.$A745]-1) + [.$J$6]" office:value-type="float" office:value="0" calcext:value-type="float">
            <text:p>0</text:p>
          </table:table-cell>
          <table:table-cell table:formula="of:=FLOOR([.$A745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.$J$2] + [.$J$3]*([.$A746]-1)+[.$J$1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.$J$9]*([.$A746]-1) + [.$J$8]+FLOOR([.$A746]/[.$J$10])" office:value-type="float" office:value="896" calcext:value-type="float">
            <text:p>896</text:p>
          </table:table-cell>
          <table:table-cell table:formula="of:=[.$J$5]*([.$A746]-1) + [.$J$4]" office:value-type="float" office:value="15030" calcext:value-type="float">
            <text:p>15030</text:p>
          </table:table-cell>
          <table:table-cell table:formula="of:=[.$J$7]*([.$A746]-1) + [.$J$6]" office:value-type="float" office:value="0" calcext:value-type="float">
            <text:p>0</text:p>
          </table:table-cell>
          <table:table-cell table:formula="of:=FLOOR([.$A746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.$J$2] + [.$J$3]*([.$A747]-1)+[.$J$1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.$J$9]*([.$A747]-1) + [.$J$8]+FLOOR([.$A747]/[.$J$10])" office:value-type="float" office:value="897" calcext:value-type="float">
            <text:p>897</text:p>
          </table:table-cell>
          <table:table-cell table:formula="of:=[.$J$5]*([.$A747]-1) + [.$J$4]" office:value-type="float" office:value="15050" calcext:value-type="float">
            <text:p>15050</text:p>
          </table:table-cell>
          <table:table-cell table:formula="of:=[.$J$7]*([.$A747]-1) + [.$J$6]" office:value-type="float" office:value="0" calcext:value-type="float">
            <text:p>0</text:p>
          </table:table-cell>
          <table:table-cell table:formula="of:=FLOOR([.$A747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.$J$2] + [.$J$3]*([.$A748]-1)+[.$J$1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.$J$9]*([.$A748]-1) + [.$J$8]+FLOOR([.$A748]/[.$J$10])" office:value-type="float" office:value="898" calcext:value-type="float">
            <text:p>898</text:p>
          </table:table-cell>
          <table:table-cell table:formula="of:=[.$J$5]*([.$A748]-1) + [.$J$4]" office:value-type="float" office:value="15070" calcext:value-type="float">
            <text:p>15070</text:p>
          </table:table-cell>
          <table:table-cell table:formula="of:=[.$J$7]*([.$A748]-1) + [.$J$6]" office:value-type="float" office:value="0" calcext:value-type="float">
            <text:p>0</text:p>
          </table:table-cell>
          <table:table-cell table:formula="of:=FLOOR([.$A748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.$J$2] + [.$J$3]*([.$A749]-1)+[.$J$1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.$J$9]*([.$A749]-1) + [.$J$8]+FLOOR([.$A749]/[.$J$10])" office:value-type="float" office:value="899" calcext:value-type="float">
            <text:p>899</text:p>
          </table:table-cell>
          <table:table-cell table:formula="of:=[.$J$5]*([.$A749]-1) + [.$J$4]" office:value-type="float" office:value="15090" calcext:value-type="float">
            <text:p>15090</text:p>
          </table:table-cell>
          <table:table-cell table:formula="of:=[.$J$7]*([.$A749]-1) + [.$J$6]" office:value-type="float" office:value="0" calcext:value-type="float">
            <text:p>0</text:p>
          </table:table-cell>
          <table:table-cell table:formula="of:=FLOOR([.$A749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.$J$2] + [.$J$3]*([.$A750]-1)+[.$J$1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.$J$9]*([.$A750]-1) + [.$J$8]+FLOOR([.$A750]/[.$J$10])" office:value-type="float" office:value="900" calcext:value-type="float">
            <text:p>900</text:p>
          </table:table-cell>
          <table:table-cell table:formula="of:=[.$J$5]*([.$A750]-1) + [.$J$4]" office:value-type="float" office:value="15110" calcext:value-type="float">
            <text:p>15110</text:p>
          </table:table-cell>
          <table:table-cell table:formula="of:=[.$J$7]*([.$A750]-1) + [.$J$6]" office:value-type="float" office:value="0" calcext:value-type="float">
            <text:p>0</text:p>
          </table:table-cell>
          <table:table-cell table:formula="of:=FLOOR([.$A750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.$J$2] + [.$J$3]*([.$A751]-1)+[.$J$1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.$J$9]*([.$A751]-1) + [.$J$8]+FLOOR([.$A751]/[.$J$10])" office:value-type="float" office:value="902" calcext:value-type="float">
            <text:p>902</text:p>
          </table:table-cell>
          <table:table-cell table:formula="of:=[.$J$5]*([.$A751]-1) + [.$J$4]" office:value-type="float" office:value="15130" calcext:value-type="float">
            <text:p>15130</text:p>
          </table:table-cell>
          <table:table-cell table:formula="of:=[.$J$7]*([.$A751]-1) + [.$J$6]" office:value-type="float" office:value="0" calcext:value-type="float">
            <text:p>0</text:p>
          </table:table-cell>
          <table:table-cell table:formula="of:=FLOOR([.$A751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.$J$2] + [.$J$3]*([.$A752]-1)+[.$J$1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.$J$9]*([.$A752]-1) + [.$J$8]+FLOOR([.$A752]/[.$J$10])" office:value-type="float" office:value="903" calcext:value-type="float">
            <text:p>903</text:p>
          </table:table-cell>
          <table:table-cell table:formula="of:=[.$J$5]*([.$A752]-1) + [.$J$4]" office:value-type="float" office:value="15150" calcext:value-type="float">
            <text:p>15150</text:p>
          </table:table-cell>
          <table:table-cell table:formula="of:=[.$J$7]*([.$A752]-1) + [.$J$6]" office:value-type="float" office:value="0" calcext:value-type="float">
            <text:p>0</text:p>
          </table:table-cell>
          <table:table-cell table:formula="of:=FLOOR([.$A752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.$J$2] + [.$J$3]*([.$A753]-1)+[.$J$1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.$J$9]*([.$A753]-1) + [.$J$8]+FLOOR([.$A753]/[.$J$10])" office:value-type="float" office:value="904" calcext:value-type="float">
            <text:p>904</text:p>
          </table:table-cell>
          <table:table-cell table:formula="of:=[.$J$5]*([.$A753]-1) + [.$J$4]" office:value-type="float" office:value="15170" calcext:value-type="float">
            <text:p>15170</text:p>
          </table:table-cell>
          <table:table-cell table:formula="of:=[.$J$7]*([.$A753]-1) + [.$J$6]" office:value-type="float" office:value="0" calcext:value-type="float">
            <text:p>0</text:p>
          </table:table-cell>
          <table:table-cell table:formula="of:=FLOOR([.$A753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.$J$2] + [.$J$3]*([.$A754]-1)+[.$J$1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.$J$9]*([.$A754]-1) + [.$J$8]+FLOOR([.$A754]/[.$J$10])" office:value-type="float" office:value="905" calcext:value-type="float">
            <text:p>905</text:p>
          </table:table-cell>
          <table:table-cell table:formula="of:=[.$J$5]*([.$A754]-1) + [.$J$4]" office:value-type="float" office:value="15190" calcext:value-type="float">
            <text:p>15190</text:p>
          </table:table-cell>
          <table:table-cell table:formula="of:=[.$J$7]*([.$A754]-1) + [.$J$6]" office:value-type="float" office:value="0" calcext:value-type="float">
            <text:p>0</text:p>
          </table:table-cell>
          <table:table-cell table:formula="of:=FLOOR([.$A754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.$J$2] + [.$J$3]*([.$A755]-1)+[.$J$1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.$J$9]*([.$A755]-1) + [.$J$8]+FLOOR([.$A755]/[.$J$10])" office:value-type="float" office:value="906" calcext:value-type="float">
            <text:p>906</text:p>
          </table:table-cell>
          <table:table-cell table:formula="of:=[.$J$5]*([.$A755]-1) + [.$J$4]" office:value-type="float" office:value="15210" calcext:value-type="float">
            <text:p>15210</text:p>
          </table:table-cell>
          <table:table-cell table:formula="of:=[.$J$7]*([.$A755]-1) + [.$J$6]" office:value-type="float" office:value="0" calcext:value-type="float">
            <text:p>0</text:p>
          </table:table-cell>
          <table:table-cell table:formula="of:=FLOOR([.$A755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.$J$2] + [.$J$3]*([.$A756]-1)+[.$J$1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.$J$9]*([.$A756]-1) + [.$J$8]+FLOOR([.$A756]/[.$J$10])" office:value-type="float" office:value="908" calcext:value-type="float">
            <text:p>908</text:p>
          </table:table-cell>
          <table:table-cell table:formula="of:=[.$J$5]*([.$A756]-1) + [.$J$4]" office:value-type="float" office:value="15230" calcext:value-type="float">
            <text:p>15230</text:p>
          </table:table-cell>
          <table:table-cell table:formula="of:=[.$J$7]*([.$A756]-1) + [.$J$6]" office:value-type="float" office:value="0" calcext:value-type="float">
            <text:p>0</text:p>
          </table:table-cell>
          <table:table-cell table:formula="of:=FLOOR([.$A756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.$J$2] + [.$J$3]*([.$A757]-1)+[.$J$1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.$J$9]*([.$A757]-1) + [.$J$8]+FLOOR([.$A757]/[.$J$10])" office:value-type="float" office:value="909" calcext:value-type="float">
            <text:p>909</text:p>
          </table:table-cell>
          <table:table-cell table:formula="of:=[.$J$5]*([.$A757]-1) + [.$J$4]" office:value-type="float" office:value="15250" calcext:value-type="float">
            <text:p>15250</text:p>
          </table:table-cell>
          <table:table-cell table:formula="of:=[.$J$7]*([.$A757]-1) + [.$J$6]" office:value-type="float" office:value="0" calcext:value-type="float">
            <text:p>0</text:p>
          </table:table-cell>
          <table:table-cell table:formula="of:=FLOOR([.$A757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.$J$2] + [.$J$3]*([.$A758]-1)+[.$J$1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.$J$9]*([.$A758]-1) + [.$J$8]+FLOOR([.$A758]/[.$J$10])" office:value-type="float" office:value="910" calcext:value-type="float">
            <text:p>910</text:p>
          </table:table-cell>
          <table:table-cell table:formula="of:=[.$J$5]*([.$A758]-1) + [.$J$4]" office:value-type="float" office:value="15270" calcext:value-type="float">
            <text:p>15270</text:p>
          </table:table-cell>
          <table:table-cell table:formula="of:=[.$J$7]*([.$A758]-1) + [.$J$6]" office:value-type="float" office:value="0" calcext:value-type="float">
            <text:p>0</text:p>
          </table:table-cell>
          <table:table-cell table:formula="of:=FLOOR([.$A758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.$J$2] + [.$J$3]*([.$A759]-1)+[.$J$1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.$J$9]*([.$A759]-1) + [.$J$8]+FLOOR([.$A759]/[.$J$10])" office:value-type="float" office:value="911" calcext:value-type="float">
            <text:p>911</text:p>
          </table:table-cell>
          <table:table-cell table:formula="of:=[.$J$5]*([.$A759]-1) + [.$J$4]" office:value-type="float" office:value="15290" calcext:value-type="float">
            <text:p>15290</text:p>
          </table:table-cell>
          <table:table-cell table:formula="of:=[.$J$7]*([.$A759]-1) + [.$J$6]" office:value-type="float" office:value="0" calcext:value-type="float">
            <text:p>0</text:p>
          </table:table-cell>
          <table:table-cell table:formula="of:=FLOOR([.$A759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.$J$2] + [.$J$3]*([.$A760]-1)+[.$J$1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.$J$9]*([.$A760]-1) + [.$J$8]+FLOOR([.$A760]/[.$J$10])" office:value-type="float" office:value="912" calcext:value-type="float">
            <text:p>912</text:p>
          </table:table-cell>
          <table:table-cell table:formula="of:=[.$J$5]*([.$A760]-1) + [.$J$4]" office:value-type="float" office:value="15310" calcext:value-type="float">
            <text:p>15310</text:p>
          </table:table-cell>
          <table:table-cell table:formula="of:=[.$J$7]*([.$A760]-1) + [.$J$6]" office:value-type="float" office:value="0" calcext:value-type="float">
            <text:p>0</text:p>
          </table:table-cell>
          <table:table-cell table:formula="of:=FLOOR([.$A760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.$J$2] + [.$J$3]*([.$A761]-1)+[.$J$1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.$J$9]*([.$A761]-1) + [.$J$8]+FLOOR([.$A761]/[.$J$10])" office:value-type="float" office:value="914" calcext:value-type="float">
            <text:p>914</text:p>
          </table:table-cell>
          <table:table-cell table:formula="of:=[.$J$5]*([.$A761]-1) + [.$J$4]" office:value-type="float" office:value="15330" calcext:value-type="float">
            <text:p>15330</text:p>
          </table:table-cell>
          <table:table-cell table:formula="of:=[.$J$7]*([.$A761]-1) + [.$J$6]" office:value-type="float" office:value="0" calcext:value-type="float">
            <text:p>0</text:p>
          </table:table-cell>
          <table:table-cell table:formula="of:=FLOOR([.$A761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.$J$2] + [.$J$3]*([.$A762]-1)+[.$J$1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.$J$9]*([.$A762]-1) + [.$J$8]+FLOOR([.$A762]/[.$J$10])" office:value-type="float" office:value="915" calcext:value-type="float">
            <text:p>915</text:p>
          </table:table-cell>
          <table:table-cell table:formula="of:=[.$J$5]*([.$A762]-1) + [.$J$4]" office:value-type="float" office:value="15350" calcext:value-type="float">
            <text:p>15350</text:p>
          </table:table-cell>
          <table:table-cell table:formula="of:=[.$J$7]*([.$A762]-1) + [.$J$6]" office:value-type="float" office:value="0" calcext:value-type="float">
            <text:p>0</text:p>
          </table:table-cell>
          <table:table-cell table:formula="of:=FLOOR([.$A762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.$J$2] + [.$J$3]*([.$A763]-1)+[.$J$1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.$J$9]*([.$A763]-1) + [.$J$8]+FLOOR([.$A763]/[.$J$10])" office:value-type="float" office:value="916" calcext:value-type="float">
            <text:p>916</text:p>
          </table:table-cell>
          <table:table-cell table:formula="of:=[.$J$5]*([.$A763]-1) + [.$J$4]" office:value-type="float" office:value="15370" calcext:value-type="float">
            <text:p>15370</text:p>
          </table:table-cell>
          <table:table-cell table:formula="of:=[.$J$7]*([.$A763]-1) + [.$J$6]" office:value-type="float" office:value="0" calcext:value-type="float">
            <text:p>0</text:p>
          </table:table-cell>
          <table:table-cell table:formula="of:=FLOOR([.$A763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.$J$2] + [.$J$3]*([.$A764]-1)+[.$J$1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.$J$9]*([.$A764]-1) + [.$J$8]+FLOOR([.$A764]/[.$J$10])" office:value-type="float" office:value="917" calcext:value-type="float">
            <text:p>917</text:p>
          </table:table-cell>
          <table:table-cell table:formula="of:=[.$J$5]*([.$A764]-1) + [.$J$4]" office:value-type="float" office:value="15390" calcext:value-type="float">
            <text:p>15390</text:p>
          </table:table-cell>
          <table:table-cell table:formula="of:=[.$J$7]*([.$A764]-1) + [.$J$6]" office:value-type="float" office:value="0" calcext:value-type="float">
            <text:p>0</text:p>
          </table:table-cell>
          <table:table-cell table:formula="of:=FLOOR([.$A764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.$J$2] + [.$J$3]*([.$A765]-1)+[.$J$1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.$J$9]*([.$A765]-1) + [.$J$8]+FLOOR([.$A765]/[.$J$10])" office:value-type="float" office:value="918" calcext:value-type="float">
            <text:p>918</text:p>
          </table:table-cell>
          <table:table-cell table:formula="of:=[.$J$5]*([.$A765]-1) + [.$J$4]" office:value-type="float" office:value="15410" calcext:value-type="float">
            <text:p>15410</text:p>
          </table:table-cell>
          <table:table-cell table:formula="of:=[.$J$7]*([.$A765]-1) + [.$J$6]" office:value-type="float" office:value="0" calcext:value-type="float">
            <text:p>0</text:p>
          </table:table-cell>
          <table:table-cell table:formula="of:=FLOOR([.$A765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.$J$2] + [.$J$3]*([.$A766]-1)+[.$J$1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.$J$9]*([.$A766]-1) + [.$J$8]+FLOOR([.$A766]/[.$J$10])" office:value-type="float" office:value="920" calcext:value-type="float">
            <text:p>920</text:p>
          </table:table-cell>
          <table:table-cell table:formula="of:=[.$J$5]*([.$A766]-1) + [.$J$4]" office:value-type="float" office:value="15430" calcext:value-type="float">
            <text:p>15430</text:p>
          </table:table-cell>
          <table:table-cell table:formula="of:=[.$J$7]*([.$A766]-1) + [.$J$6]" office:value-type="float" office:value="0" calcext:value-type="float">
            <text:p>0</text:p>
          </table:table-cell>
          <table:table-cell table:formula="of:=FLOOR([.$A766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.$J$2] + [.$J$3]*([.$A767]-1)+[.$J$1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.$J$9]*([.$A767]-1) + [.$J$8]+FLOOR([.$A767]/[.$J$10])" office:value-type="float" office:value="921" calcext:value-type="float">
            <text:p>921</text:p>
          </table:table-cell>
          <table:table-cell table:formula="of:=[.$J$5]*([.$A767]-1) + [.$J$4]" office:value-type="float" office:value="15450" calcext:value-type="float">
            <text:p>15450</text:p>
          </table:table-cell>
          <table:table-cell table:formula="of:=[.$J$7]*([.$A767]-1) + [.$J$6]" office:value-type="float" office:value="0" calcext:value-type="float">
            <text:p>0</text:p>
          </table:table-cell>
          <table:table-cell table:formula="of:=FLOOR([.$A767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.$J$2] + [.$J$3]*([.$A768]-1)+[.$J$1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.$J$9]*([.$A768]-1) + [.$J$8]+FLOOR([.$A768]/[.$J$10])" office:value-type="float" office:value="922" calcext:value-type="float">
            <text:p>922</text:p>
          </table:table-cell>
          <table:table-cell table:formula="of:=[.$J$5]*([.$A768]-1) + [.$J$4]" office:value-type="float" office:value="15470" calcext:value-type="float">
            <text:p>15470</text:p>
          </table:table-cell>
          <table:table-cell table:formula="of:=[.$J$7]*([.$A768]-1) + [.$J$6]" office:value-type="float" office:value="0" calcext:value-type="float">
            <text:p>0</text:p>
          </table:table-cell>
          <table:table-cell table:formula="of:=FLOOR([.$A768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.$J$2] + [.$J$3]*([.$A769]-1)+[.$J$1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.$J$9]*([.$A769]-1) + [.$J$8]+FLOOR([.$A769]/[.$J$10])" office:value-type="float" office:value="923" calcext:value-type="float">
            <text:p>923</text:p>
          </table:table-cell>
          <table:table-cell table:formula="of:=[.$J$5]*([.$A769]-1) + [.$J$4]" office:value-type="float" office:value="15490" calcext:value-type="float">
            <text:p>15490</text:p>
          </table:table-cell>
          <table:table-cell table:formula="of:=[.$J$7]*([.$A769]-1) + [.$J$6]" office:value-type="float" office:value="0" calcext:value-type="float">
            <text:p>0</text:p>
          </table:table-cell>
          <table:table-cell table:formula="of:=FLOOR([.$A769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.$J$2] + [.$J$3]*([.$A770]-1)+[.$J$1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.$J$9]*([.$A770]-1) + [.$J$8]+FLOOR([.$A770]/[.$J$10])" office:value-type="float" office:value="924" calcext:value-type="float">
            <text:p>924</text:p>
          </table:table-cell>
          <table:table-cell table:formula="of:=[.$J$5]*([.$A770]-1) + [.$J$4]" office:value-type="float" office:value="15510" calcext:value-type="float">
            <text:p>15510</text:p>
          </table:table-cell>
          <table:table-cell table:formula="of:=[.$J$7]*([.$A770]-1) + [.$J$6]" office:value-type="float" office:value="0" calcext:value-type="float">
            <text:p>0</text:p>
          </table:table-cell>
          <table:table-cell table:formula="of:=FLOOR([.$A770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.$J$2] + [.$J$3]*([.$A771]-1)+[.$J$1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.$J$9]*([.$A771]-1) + [.$J$8]+FLOOR([.$A771]/[.$J$10])" office:value-type="float" office:value="926" calcext:value-type="float">
            <text:p>926</text:p>
          </table:table-cell>
          <table:table-cell table:formula="of:=[.$J$5]*([.$A771]-1) + [.$J$4]" office:value-type="float" office:value="15530" calcext:value-type="float">
            <text:p>15530</text:p>
          </table:table-cell>
          <table:table-cell table:formula="of:=[.$J$7]*([.$A771]-1) + [.$J$6]" office:value-type="float" office:value="0" calcext:value-type="float">
            <text:p>0</text:p>
          </table:table-cell>
          <table:table-cell table:formula="of:=FLOOR([.$A771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.$J$2] + [.$J$3]*([.$A772]-1)+[.$J$1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.$J$9]*([.$A772]-1) + [.$J$8]+FLOOR([.$A772]/[.$J$10])" office:value-type="float" office:value="927" calcext:value-type="float">
            <text:p>927</text:p>
          </table:table-cell>
          <table:table-cell table:formula="of:=[.$J$5]*([.$A772]-1) + [.$J$4]" office:value-type="float" office:value="15550" calcext:value-type="float">
            <text:p>15550</text:p>
          </table:table-cell>
          <table:table-cell table:formula="of:=[.$J$7]*([.$A772]-1) + [.$J$6]" office:value-type="float" office:value="0" calcext:value-type="float">
            <text:p>0</text:p>
          </table:table-cell>
          <table:table-cell table:formula="of:=FLOOR([.$A772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.$J$2] + [.$J$3]*([.$A773]-1)+[.$J$1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.$J$9]*([.$A773]-1) + [.$J$8]+FLOOR([.$A773]/[.$J$10])" office:value-type="float" office:value="928" calcext:value-type="float">
            <text:p>928</text:p>
          </table:table-cell>
          <table:table-cell table:formula="of:=[.$J$5]*([.$A773]-1) + [.$J$4]" office:value-type="float" office:value="15570" calcext:value-type="float">
            <text:p>15570</text:p>
          </table:table-cell>
          <table:table-cell table:formula="of:=[.$J$7]*([.$A773]-1) + [.$J$6]" office:value-type="float" office:value="0" calcext:value-type="float">
            <text:p>0</text:p>
          </table:table-cell>
          <table:table-cell table:formula="of:=FLOOR([.$A773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.$J$2] + [.$J$3]*([.$A774]-1)+[.$J$1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.$J$9]*([.$A774]-1) + [.$J$8]+FLOOR([.$A774]/[.$J$10])" office:value-type="float" office:value="929" calcext:value-type="float">
            <text:p>929</text:p>
          </table:table-cell>
          <table:table-cell table:formula="of:=[.$J$5]*([.$A774]-1) + [.$J$4]" office:value-type="float" office:value="15590" calcext:value-type="float">
            <text:p>15590</text:p>
          </table:table-cell>
          <table:table-cell table:formula="of:=[.$J$7]*([.$A774]-1) + [.$J$6]" office:value-type="float" office:value="0" calcext:value-type="float">
            <text:p>0</text:p>
          </table:table-cell>
          <table:table-cell table:formula="of:=FLOOR([.$A774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.$J$2] + [.$J$3]*([.$A775]-1)+[.$J$1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.$J$9]*([.$A775]-1) + [.$J$8]+FLOOR([.$A775]/[.$J$10])" office:value-type="float" office:value="930" calcext:value-type="float">
            <text:p>930</text:p>
          </table:table-cell>
          <table:table-cell table:formula="of:=[.$J$5]*([.$A775]-1) + [.$J$4]" office:value-type="float" office:value="15610" calcext:value-type="float">
            <text:p>15610</text:p>
          </table:table-cell>
          <table:table-cell table:formula="of:=[.$J$7]*([.$A775]-1) + [.$J$6]" office:value-type="float" office:value="0" calcext:value-type="float">
            <text:p>0</text:p>
          </table:table-cell>
          <table:table-cell table:formula="of:=FLOOR([.$A775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.$J$2] + [.$J$3]*([.$A776]-1)+[.$J$1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.$J$9]*([.$A776]-1) + [.$J$8]+FLOOR([.$A776]/[.$J$10])" office:value-type="float" office:value="932" calcext:value-type="float">
            <text:p>932</text:p>
          </table:table-cell>
          <table:table-cell table:formula="of:=[.$J$5]*([.$A776]-1) + [.$J$4]" office:value-type="float" office:value="15630" calcext:value-type="float">
            <text:p>15630</text:p>
          </table:table-cell>
          <table:table-cell table:formula="of:=[.$J$7]*([.$A776]-1) + [.$J$6]" office:value-type="float" office:value="0" calcext:value-type="float">
            <text:p>0</text:p>
          </table:table-cell>
          <table:table-cell table:formula="of:=FLOOR([.$A776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.$J$2] + [.$J$3]*([.$A777]-1)+[.$J$1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.$J$9]*([.$A777]-1) + [.$J$8]+FLOOR([.$A777]/[.$J$10])" office:value-type="float" office:value="933" calcext:value-type="float">
            <text:p>933</text:p>
          </table:table-cell>
          <table:table-cell table:formula="of:=[.$J$5]*([.$A777]-1) + [.$J$4]" office:value-type="float" office:value="15650" calcext:value-type="float">
            <text:p>15650</text:p>
          </table:table-cell>
          <table:table-cell table:formula="of:=[.$J$7]*([.$A777]-1) + [.$J$6]" office:value-type="float" office:value="0" calcext:value-type="float">
            <text:p>0</text:p>
          </table:table-cell>
          <table:table-cell table:formula="of:=FLOOR([.$A777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.$J$2] + [.$J$3]*([.$A778]-1)+[.$J$1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.$J$9]*([.$A778]-1) + [.$J$8]+FLOOR([.$A778]/[.$J$10])" office:value-type="float" office:value="934" calcext:value-type="float">
            <text:p>934</text:p>
          </table:table-cell>
          <table:table-cell table:formula="of:=[.$J$5]*([.$A778]-1) + [.$J$4]" office:value-type="float" office:value="15670" calcext:value-type="float">
            <text:p>15670</text:p>
          </table:table-cell>
          <table:table-cell table:formula="of:=[.$J$7]*([.$A778]-1) + [.$J$6]" office:value-type="float" office:value="0" calcext:value-type="float">
            <text:p>0</text:p>
          </table:table-cell>
          <table:table-cell table:formula="of:=FLOOR([.$A778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.$J$2] + [.$J$3]*([.$A779]-1)+[.$J$1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.$J$9]*([.$A779]-1) + [.$J$8]+FLOOR([.$A779]/[.$J$10])" office:value-type="float" office:value="935" calcext:value-type="float">
            <text:p>935</text:p>
          </table:table-cell>
          <table:table-cell table:formula="of:=[.$J$5]*([.$A779]-1) + [.$J$4]" office:value-type="float" office:value="15690" calcext:value-type="float">
            <text:p>15690</text:p>
          </table:table-cell>
          <table:table-cell table:formula="of:=[.$J$7]*([.$A779]-1) + [.$J$6]" office:value-type="float" office:value="0" calcext:value-type="float">
            <text:p>0</text:p>
          </table:table-cell>
          <table:table-cell table:formula="of:=FLOOR([.$A779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.$J$2] + [.$J$3]*([.$A780]-1)+[.$J$1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.$J$9]*([.$A780]-1) + [.$J$8]+FLOOR([.$A780]/[.$J$10])" office:value-type="float" office:value="936" calcext:value-type="float">
            <text:p>936</text:p>
          </table:table-cell>
          <table:table-cell table:formula="of:=[.$J$5]*([.$A780]-1) + [.$J$4]" office:value-type="float" office:value="15710" calcext:value-type="float">
            <text:p>15710</text:p>
          </table:table-cell>
          <table:table-cell table:formula="of:=[.$J$7]*([.$A780]-1) + [.$J$6]" office:value-type="float" office:value="0" calcext:value-type="float">
            <text:p>0</text:p>
          </table:table-cell>
          <table:table-cell table:formula="of:=FLOOR([.$A780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.$J$2] + [.$J$3]*([.$A781]-1)+[.$J$1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.$J$9]*([.$A781]-1) + [.$J$8]+FLOOR([.$A781]/[.$J$10])" office:value-type="float" office:value="938" calcext:value-type="float">
            <text:p>938</text:p>
          </table:table-cell>
          <table:table-cell table:formula="of:=[.$J$5]*([.$A781]-1) + [.$J$4]" office:value-type="float" office:value="15730" calcext:value-type="float">
            <text:p>15730</text:p>
          </table:table-cell>
          <table:table-cell table:formula="of:=[.$J$7]*([.$A781]-1) + [.$J$6]" office:value-type="float" office:value="0" calcext:value-type="float">
            <text:p>0</text:p>
          </table:table-cell>
          <table:table-cell table:formula="of:=FLOOR([.$A781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.$J$2] + [.$J$3]*([.$A782]-1)+[.$J$1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.$J$9]*([.$A782]-1) + [.$J$8]+FLOOR([.$A782]/[.$J$10])" office:value-type="float" office:value="939" calcext:value-type="float">
            <text:p>939</text:p>
          </table:table-cell>
          <table:table-cell table:formula="of:=[.$J$5]*([.$A782]-1) + [.$J$4]" office:value-type="float" office:value="15750" calcext:value-type="float">
            <text:p>15750</text:p>
          </table:table-cell>
          <table:table-cell table:formula="of:=[.$J$7]*([.$A782]-1) + [.$J$6]" office:value-type="float" office:value="0" calcext:value-type="float">
            <text:p>0</text:p>
          </table:table-cell>
          <table:table-cell table:formula="of:=FLOOR([.$A782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.$J$2] + [.$J$3]*([.$A783]-1)+[.$J$1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.$J$9]*([.$A783]-1) + [.$J$8]+FLOOR([.$A783]/[.$J$10])" office:value-type="float" office:value="940" calcext:value-type="float">
            <text:p>940</text:p>
          </table:table-cell>
          <table:table-cell table:formula="of:=[.$J$5]*([.$A783]-1) + [.$J$4]" office:value-type="float" office:value="15770" calcext:value-type="float">
            <text:p>15770</text:p>
          </table:table-cell>
          <table:table-cell table:formula="of:=[.$J$7]*([.$A783]-1) + [.$J$6]" office:value-type="float" office:value="0" calcext:value-type="float">
            <text:p>0</text:p>
          </table:table-cell>
          <table:table-cell table:formula="of:=FLOOR([.$A783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.$J$2] + [.$J$3]*([.$A784]-1)+[.$J$1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.$J$9]*([.$A784]-1) + [.$J$8]+FLOOR([.$A784]/[.$J$10])" office:value-type="float" office:value="941" calcext:value-type="float">
            <text:p>941</text:p>
          </table:table-cell>
          <table:table-cell table:formula="of:=[.$J$5]*([.$A784]-1) + [.$J$4]" office:value-type="float" office:value="15790" calcext:value-type="float">
            <text:p>15790</text:p>
          </table:table-cell>
          <table:table-cell table:formula="of:=[.$J$7]*([.$A784]-1) + [.$J$6]" office:value-type="float" office:value="0" calcext:value-type="float">
            <text:p>0</text:p>
          </table:table-cell>
          <table:table-cell table:formula="of:=FLOOR([.$A784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.$J$2] + [.$J$3]*([.$A785]-1)+[.$J$1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.$J$9]*([.$A785]-1) + [.$J$8]+FLOOR([.$A785]/[.$J$10])" office:value-type="float" office:value="942" calcext:value-type="float">
            <text:p>942</text:p>
          </table:table-cell>
          <table:table-cell table:formula="of:=[.$J$5]*([.$A785]-1) + [.$J$4]" office:value-type="float" office:value="15810" calcext:value-type="float">
            <text:p>15810</text:p>
          </table:table-cell>
          <table:table-cell table:formula="of:=[.$J$7]*([.$A785]-1) + [.$J$6]" office:value-type="float" office:value="0" calcext:value-type="float">
            <text:p>0</text:p>
          </table:table-cell>
          <table:table-cell table:formula="of:=FLOOR([.$A785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.$J$2] + [.$J$3]*([.$A786]-1)+[.$J$1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.$J$9]*([.$A786]-1) + [.$J$8]+FLOOR([.$A786]/[.$J$10])" office:value-type="float" office:value="944" calcext:value-type="float">
            <text:p>944</text:p>
          </table:table-cell>
          <table:table-cell table:formula="of:=[.$J$5]*([.$A786]-1) + [.$J$4]" office:value-type="float" office:value="15830" calcext:value-type="float">
            <text:p>15830</text:p>
          </table:table-cell>
          <table:table-cell table:formula="of:=[.$J$7]*([.$A786]-1) + [.$J$6]" office:value-type="float" office:value="0" calcext:value-type="float">
            <text:p>0</text:p>
          </table:table-cell>
          <table:table-cell table:formula="of:=FLOOR([.$A786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.$J$2] + [.$J$3]*([.$A787]-1)+[.$J$1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.$J$9]*([.$A787]-1) + [.$J$8]+FLOOR([.$A787]/[.$J$10])" office:value-type="float" office:value="945" calcext:value-type="float">
            <text:p>945</text:p>
          </table:table-cell>
          <table:table-cell table:formula="of:=[.$J$5]*([.$A787]-1) + [.$J$4]" office:value-type="float" office:value="15850" calcext:value-type="float">
            <text:p>15850</text:p>
          </table:table-cell>
          <table:table-cell table:formula="of:=[.$J$7]*([.$A787]-1) + [.$J$6]" office:value-type="float" office:value="0" calcext:value-type="float">
            <text:p>0</text:p>
          </table:table-cell>
          <table:table-cell table:formula="of:=FLOOR([.$A787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.$J$2] + [.$J$3]*([.$A788]-1)+[.$J$1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.$J$9]*([.$A788]-1) + [.$J$8]+FLOOR([.$A788]/[.$J$10])" office:value-type="float" office:value="946" calcext:value-type="float">
            <text:p>946</text:p>
          </table:table-cell>
          <table:table-cell table:formula="of:=[.$J$5]*([.$A788]-1) + [.$J$4]" office:value-type="float" office:value="15870" calcext:value-type="float">
            <text:p>15870</text:p>
          </table:table-cell>
          <table:table-cell table:formula="of:=[.$J$7]*([.$A788]-1) + [.$J$6]" office:value-type="float" office:value="0" calcext:value-type="float">
            <text:p>0</text:p>
          </table:table-cell>
          <table:table-cell table:formula="of:=FLOOR([.$A788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.$J$2] + [.$J$3]*([.$A789]-1)+[.$J$1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.$J$9]*([.$A789]-1) + [.$J$8]+FLOOR([.$A789]/[.$J$10])" office:value-type="float" office:value="947" calcext:value-type="float">
            <text:p>947</text:p>
          </table:table-cell>
          <table:table-cell table:formula="of:=[.$J$5]*([.$A789]-1) + [.$J$4]" office:value-type="float" office:value="15890" calcext:value-type="float">
            <text:p>15890</text:p>
          </table:table-cell>
          <table:table-cell table:formula="of:=[.$J$7]*([.$A789]-1) + [.$J$6]" office:value-type="float" office:value="0" calcext:value-type="float">
            <text:p>0</text:p>
          </table:table-cell>
          <table:table-cell table:formula="of:=FLOOR([.$A789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.$J$2] + [.$J$3]*([.$A790]-1)+[.$J$1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.$J$9]*([.$A790]-1) + [.$J$8]+FLOOR([.$A790]/[.$J$10])" office:value-type="float" office:value="948" calcext:value-type="float">
            <text:p>948</text:p>
          </table:table-cell>
          <table:table-cell table:formula="of:=[.$J$5]*([.$A790]-1) + [.$J$4]" office:value-type="float" office:value="15910" calcext:value-type="float">
            <text:p>15910</text:p>
          </table:table-cell>
          <table:table-cell table:formula="of:=[.$J$7]*([.$A790]-1) + [.$J$6]" office:value-type="float" office:value="0" calcext:value-type="float">
            <text:p>0</text:p>
          </table:table-cell>
          <table:table-cell table:formula="of:=FLOOR([.$A790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.$J$2] + [.$J$3]*([.$A791]-1)+[.$J$1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.$J$9]*([.$A791]-1) + [.$J$8]+FLOOR([.$A791]/[.$J$10])" office:value-type="float" office:value="950" calcext:value-type="float">
            <text:p>950</text:p>
          </table:table-cell>
          <table:table-cell table:formula="of:=[.$J$5]*([.$A791]-1) + [.$J$4]" office:value-type="float" office:value="15930" calcext:value-type="float">
            <text:p>15930</text:p>
          </table:table-cell>
          <table:table-cell table:formula="of:=[.$J$7]*([.$A791]-1) + [.$J$6]" office:value-type="float" office:value="0" calcext:value-type="float">
            <text:p>0</text:p>
          </table:table-cell>
          <table:table-cell table:formula="of:=FLOOR([.$A791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.$J$2] + [.$J$3]*([.$A792]-1)+[.$J$1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.$J$9]*([.$A792]-1) + [.$J$8]+FLOOR([.$A792]/[.$J$10])" office:value-type="float" office:value="951" calcext:value-type="float">
            <text:p>951</text:p>
          </table:table-cell>
          <table:table-cell table:formula="of:=[.$J$5]*([.$A792]-1) + [.$J$4]" office:value-type="float" office:value="15950" calcext:value-type="float">
            <text:p>15950</text:p>
          </table:table-cell>
          <table:table-cell table:formula="of:=[.$J$7]*([.$A792]-1) + [.$J$6]" office:value-type="float" office:value="0" calcext:value-type="float">
            <text:p>0</text:p>
          </table:table-cell>
          <table:table-cell table:formula="of:=FLOOR([.$A792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.$J$2] + [.$J$3]*([.$A793]-1)+[.$J$1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.$J$9]*([.$A793]-1) + [.$J$8]+FLOOR([.$A793]/[.$J$10])" office:value-type="float" office:value="952" calcext:value-type="float">
            <text:p>952</text:p>
          </table:table-cell>
          <table:table-cell table:formula="of:=[.$J$5]*([.$A793]-1) + [.$J$4]" office:value-type="float" office:value="15970" calcext:value-type="float">
            <text:p>15970</text:p>
          </table:table-cell>
          <table:table-cell table:formula="of:=[.$J$7]*([.$A793]-1) + [.$J$6]" office:value-type="float" office:value="0" calcext:value-type="float">
            <text:p>0</text:p>
          </table:table-cell>
          <table:table-cell table:formula="of:=FLOOR([.$A793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.$J$2] + [.$J$3]*([.$A794]-1)+[.$J$1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.$J$9]*([.$A794]-1) + [.$J$8]+FLOOR([.$A794]/[.$J$10])" office:value-type="float" office:value="953" calcext:value-type="float">
            <text:p>953</text:p>
          </table:table-cell>
          <table:table-cell table:formula="of:=[.$J$5]*([.$A794]-1) + [.$J$4]" office:value-type="float" office:value="15990" calcext:value-type="float">
            <text:p>15990</text:p>
          </table:table-cell>
          <table:table-cell table:formula="of:=[.$J$7]*([.$A794]-1) + [.$J$6]" office:value-type="float" office:value="0" calcext:value-type="float">
            <text:p>0</text:p>
          </table:table-cell>
          <table:table-cell table:formula="of:=FLOOR([.$A794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.$J$2] + [.$J$3]*([.$A795]-1)+[.$J$1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.$J$9]*([.$A795]-1) + [.$J$8]+FLOOR([.$A795]/[.$J$10])" office:value-type="float" office:value="954" calcext:value-type="float">
            <text:p>954</text:p>
          </table:table-cell>
          <table:table-cell table:formula="of:=[.$J$5]*([.$A795]-1) + [.$J$4]" office:value-type="float" office:value="16010" calcext:value-type="float">
            <text:p>16010</text:p>
          </table:table-cell>
          <table:table-cell table:formula="of:=[.$J$7]*([.$A795]-1) + [.$J$6]" office:value-type="float" office:value="0" calcext:value-type="float">
            <text:p>0</text:p>
          </table:table-cell>
          <table:table-cell table:formula="of:=FLOOR([.$A795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.$J$2] + [.$J$3]*([.$A796]-1)+[.$J$1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.$J$9]*([.$A796]-1) + [.$J$8]+FLOOR([.$A796]/[.$J$10])" office:value-type="float" office:value="956" calcext:value-type="float">
            <text:p>956</text:p>
          </table:table-cell>
          <table:table-cell table:formula="of:=[.$J$5]*([.$A796]-1) + [.$J$4]" office:value-type="float" office:value="16030" calcext:value-type="float">
            <text:p>16030</text:p>
          </table:table-cell>
          <table:table-cell table:formula="of:=[.$J$7]*([.$A796]-1) + [.$J$6]" office:value-type="float" office:value="0" calcext:value-type="float">
            <text:p>0</text:p>
          </table:table-cell>
          <table:table-cell table:formula="of:=FLOOR([.$A796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.$J$2] + [.$J$3]*([.$A797]-1)+[.$J$1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.$J$9]*([.$A797]-1) + [.$J$8]+FLOOR([.$A797]/[.$J$10])" office:value-type="float" office:value="957" calcext:value-type="float">
            <text:p>957</text:p>
          </table:table-cell>
          <table:table-cell table:formula="of:=[.$J$5]*([.$A797]-1) + [.$J$4]" office:value-type="float" office:value="16050" calcext:value-type="float">
            <text:p>16050</text:p>
          </table:table-cell>
          <table:table-cell table:formula="of:=[.$J$7]*([.$A797]-1) + [.$J$6]" office:value-type="float" office:value="0" calcext:value-type="float">
            <text:p>0</text:p>
          </table:table-cell>
          <table:table-cell table:formula="of:=FLOOR([.$A797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.$J$2] + [.$J$3]*([.$A798]-1)+[.$J$1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.$J$9]*([.$A798]-1) + [.$J$8]+FLOOR([.$A798]/[.$J$10])" office:value-type="float" office:value="958" calcext:value-type="float">
            <text:p>958</text:p>
          </table:table-cell>
          <table:table-cell table:formula="of:=[.$J$5]*([.$A798]-1) + [.$J$4]" office:value-type="float" office:value="16070" calcext:value-type="float">
            <text:p>16070</text:p>
          </table:table-cell>
          <table:table-cell table:formula="of:=[.$J$7]*([.$A798]-1) + [.$J$6]" office:value-type="float" office:value="0" calcext:value-type="float">
            <text:p>0</text:p>
          </table:table-cell>
          <table:table-cell table:formula="of:=FLOOR([.$A798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.$J$2] + [.$J$3]*([.$A799]-1)+[.$J$1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.$J$9]*([.$A799]-1) + [.$J$8]+FLOOR([.$A799]/[.$J$10])" office:value-type="float" office:value="959" calcext:value-type="float">
            <text:p>959</text:p>
          </table:table-cell>
          <table:table-cell table:formula="of:=[.$J$5]*([.$A799]-1) + [.$J$4]" office:value-type="float" office:value="16090" calcext:value-type="float">
            <text:p>16090</text:p>
          </table:table-cell>
          <table:table-cell table:formula="of:=[.$J$7]*([.$A799]-1) + [.$J$6]" office:value-type="float" office:value="0" calcext:value-type="float">
            <text:p>0</text:p>
          </table:table-cell>
          <table:table-cell table:formula="of:=FLOOR([.$A799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.$J$2] + [.$J$3]*([.$A800]-1)+[.$J$1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.$J$9]*([.$A800]-1) + [.$J$8]+FLOOR([.$A800]/[.$J$10])" office:value-type="float" office:value="960" calcext:value-type="float">
            <text:p>960</text:p>
          </table:table-cell>
          <table:table-cell table:formula="of:=[.$J$5]*([.$A800]-1) + [.$J$4]" office:value-type="float" office:value="16110" calcext:value-type="float">
            <text:p>16110</text:p>
          </table:table-cell>
          <table:table-cell table:formula="of:=[.$J$7]*([.$A800]-1) + [.$J$6]" office:value-type="float" office:value="0" calcext:value-type="float">
            <text:p>0</text:p>
          </table:table-cell>
          <table:table-cell table:formula="of:=FLOOR([.$A800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.$J$2] + [.$J$3]*([.$A801]-1)+[.$J$1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.$J$9]*([.$A801]-1) + [.$J$8]+FLOOR([.$A801]/[.$J$10])" office:value-type="float" office:value="962" calcext:value-type="float">
            <text:p>962</text:p>
          </table:table-cell>
          <table:table-cell table:formula="of:=[.$J$5]*([.$A801]-1) + [.$J$4]" office:value-type="float" office:value="16130" calcext:value-type="float">
            <text:p>16130</text:p>
          </table:table-cell>
          <table:table-cell table:formula="of:=[.$J$7]*([.$A801]-1) + [.$J$6]" office:value-type="float" office:value="0" calcext:value-type="float">
            <text:p>0</text:p>
          </table:table-cell>
          <table:table-cell table:formula="of:=FLOOR([.$A801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.$J$2] + [.$J$3]*([.$A802]-1)+[.$J$1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.$J$9]*([.$A802]-1) + [.$J$8]+FLOOR([.$A802]/[.$J$10])" office:value-type="float" office:value="963" calcext:value-type="float">
            <text:p>963</text:p>
          </table:table-cell>
          <table:table-cell table:formula="of:=[.$J$5]*([.$A802]-1) + [.$J$4]" office:value-type="float" office:value="16150" calcext:value-type="float">
            <text:p>16150</text:p>
          </table:table-cell>
          <table:table-cell table:formula="of:=[.$J$7]*([.$A802]-1) + [.$J$6]" office:value-type="float" office:value="0" calcext:value-type="float">
            <text:p>0</text:p>
          </table:table-cell>
          <table:table-cell table:formula="of:=FLOOR([.$A802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.$J$2] + [.$J$3]*([.$A803]-1)+[.$J$1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.$J$9]*([.$A803]-1) + [.$J$8]+FLOOR([.$A803]/[.$J$10])" office:value-type="float" office:value="964" calcext:value-type="float">
            <text:p>964</text:p>
          </table:table-cell>
          <table:table-cell table:formula="of:=[.$J$5]*([.$A803]-1) + [.$J$4]" office:value-type="float" office:value="16170" calcext:value-type="float">
            <text:p>16170</text:p>
          </table:table-cell>
          <table:table-cell table:formula="of:=[.$J$7]*([.$A803]-1) + [.$J$6]" office:value-type="float" office:value="0" calcext:value-type="float">
            <text:p>0</text:p>
          </table:table-cell>
          <table:table-cell table:formula="of:=FLOOR([.$A803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.$J$2] + [.$J$3]*([.$A804]-1)+[.$J$1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.$J$9]*([.$A804]-1) + [.$J$8]+FLOOR([.$A804]/[.$J$10])" office:value-type="float" office:value="965" calcext:value-type="float">
            <text:p>965</text:p>
          </table:table-cell>
          <table:table-cell table:formula="of:=[.$J$5]*([.$A804]-1) + [.$J$4]" office:value-type="float" office:value="16190" calcext:value-type="float">
            <text:p>16190</text:p>
          </table:table-cell>
          <table:table-cell table:formula="of:=[.$J$7]*([.$A804]-1) + [.$J$6]" office:value-type="float" office:value="0" calcext:value-type="float">
            <text:p>0</text:p>
          </table:table-cell>
          <table:table-cell table:formula="of:=FLOOR([.$A804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.$J$2] + [.$J$3]*([.$A805]-1)+[.$J$1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.$J$9]*([.$A805]-1) + [.$J$8]+FLOOR([.$A805]/[.$J$10])" office:value-type="float" office:value="966" calcext:value-type="float">
            <text:p>966</text:p>
          </table:table-cell>
          <table:table-cell table:formula="of:=[.$J$5]*([.$A805]-1) + [.$J$4]" office:value-type="float" office:value="16210" calcext:value-type="float">
            <text:p>16210</text:p>
          </table:table-cell>
          <table:table-cell table:formula="of:=[.$J$7]*([.$A805]-1) + [.$J$6]" office:value-type="float" office:value="0" calcext:value-type="float">
            <text:p>0</text:p>
          </table:table-cell>
          <table:table-cell table:formula="of:=FLOOR([.$A805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.$J$2] + [.$J$3]*([.$A806]-1)+[.$J$1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.$J$9]*([.$A806]-1) + [.$J$8]+FLOOR([.$A806]/[.$J$10])" office:value-type="float" office:value="968" calcext:value-type="float">
            <text:p>968</text:p>
          </table:table-cell>
          <table:table-cell table:formula="of:=[.$J$5]*([.$A806]-1) + [.$J$4]" office:value-type="float" office:value="16230" calcext:value-type="float">
            <text:p>16230</text:p>
          </table:table-cell>
          <table:table-cell table:formula="of:=[.$J$7]*([.$A806]-1) + [.$J$6]" office:value-type="float" office:value="0" calcext:value-type="float">
            <text:p>0</text:p>
          </table:table-cell>
          <table:table-cell table:formula="of:=FLOOR([.$A806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.$J$2] + [.$J$3]*([.$A807]-1)+[.$J$1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.$J$9]*([.$A807]-1) + [.$J$8]+FLOOR([.$A807]/[.$J$10])" office:value-type="float" office:value="969" calcext:value-type="float">
            <text:p>969</text:p>
          </table:table-cell>
          <table:table-cell table:formula="of:=[.$J$5]*([.$A807]-1) + [.$J$4]" office:value-type="float" office:value="16250" calcext:value-type="float">
            <text:p>16250</text:p>
          </table:table-cell>
          <table:table-cell table:formula="of:=[.$J$7]*([.$A807]-1) + [.$J$6]" office:value-type="float" office:value="0" calcext:value-type="float">
            <text:p>0</text:p>
          </table:table-cell>
          <table:table-cell table:formula="of:=FLOOR([.$A807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.$J$2] + [.$J$3]*([.$A808]-1)+[.$J$1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.$J$9]*([.$A808]-1) + [.$J$8]+FLOOR([.$A808]/[.$J$10])" office:value-type="float" office:value="970" calcext:value-type="float">
            <text:p>970</text:p>
          </table:table-cell>
          <table:table-cell table:formula="of:=[.$J$5]*([.$A808]-1) + [.$J$4]" office:value-type="float" office:value="16270" calcext:value-type="float">
            <text:p>16270</text:p>
          </table:table-cell>
          <table:table-cell table:formula="of:=[.$J$7]*([.$A808]-1) + [.$J$6]" office:value-type="float" office:value="0" calcext:value-type="float">
            <text:p>0</text:p>
          </table:table-cell>
          <table:table-cell table:formula="of:=FLOOR([.$A808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.$J$2] + [.$J$3]*([.$A809]-1)+[.$J$1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.$J$9]*([.$A809]-1) + [.$J$8]+FLOOR([.$A809]/[.$J$10])" office:value-type="float" office:value="971" calcext:value-type="float">
            <text:p>971</text:p>
          </table:table-cell>
          <table:table-cell table:formula="of:=[.$J$5]*([.$A809]-1) + [.$J$4]" office:value-type="float" office:value="16290" calcext:value-type="float">
            <text:p>16290</text:p>
          </table:table-cell>
          <table:table-cell table:formula="of:=[.$J$7]*([.$A809]-1) + [.$J$6]" office:value-type="float" office:value="0" calcext:value-type="float">
            <text:p>0</text:p>
          </table:table-cell>
          <table:table-cell table:formula="of:=FLOOR([.$A809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.$J$2] + [.$J$3]*([.$A810]-1)+[.$J$1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.$J$9]*([.$A810]-1) + [.$J$8]+FLOOR([.$A810]/[.$J$10])" office:value-type="float" office:value="972" calcext:value-type="float">
            <text:p>972</text:p>
          </table:table-cell>
          <table:table-cell table:formula="of:=[.$J$5]*([.$A810]-1) + [.$J$4]" office:value-type="float" office:value="16310" calcext:value-type="float">
            <text:p>16310</text:p>
          </table:table-cell>
          <table:table-cell table:formula="of:=[.$J$7]*([.$A810]-1) + [.$J$6]" office:value-type="float" office:value="0" calcext:value-type="float">
            <text:p>0</text:p>
          </table:table-cell>
          <table:table-cell table:formula="of:=FLOOR([.$A810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.$J$2] + [.$J$3]*([.$A811]-1)+[.$J$1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.$J$9]*([.$A811]-1) + [.$J$8]+FLOOR([.$A811]/[.$J$10])" office:value-type="float" office:value="974" calcext:value-type="float">
            <text:p>974</text:p>
          </table:table-cell>
          <table:table-cell table:formula="of:=[.$J$5]*([.$A811]-1) + [.$J$4]" office:value-type="float" office:value="16330" calcext:value-type="float">
            <text:p>16330</text:p>
          </table:table-cell>
          <table:table-cell table:formula="of:=[.$J$7]*([.$A811]-1) + [.$J$6]" office:value-type="float" office:value="0" calcext:value-type="float">
            <text:p>0</text:p>
          </table:table-cell>
          <table:table-cell table:formula="of:=FLOOR([.$A811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.$J$2] + [.$J$3]*([.$A812]-1)+[.$J$1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.$J$9]*([.$A812]-1) + [.$J$8]+FLOOR([.$A812]/[.$J$10])" office:value-type="float" office:value="975" calcext:value-type="float">
            <text:p>975</text:p>
          </table:table-cell>
          <table:table-cell table:formula="of:=[.$J$5]*([.$A812]-1) + [.$J$4]" office:value-type="float" office:value="16350" calcext:value-type="float">
            <text:p>16350</text:p>
          </table:table-cell>
          <table:table-cell table:formula="of:=[.$J$7]*([.$A812]-1) + [.$J$6]" office:value-type="float" office:value="0" calcext:value-type="float">
            <text:p>0</text:p>
          </table:table-cell>
          <table:table-cell table:formula="of:=FLOOR([.$A812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.$J$2] + [.$J$3]*([.$A813]-1)+[.$J$1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.$J$9]*([.$A813]-1) + [.$J$8]+FLOOR([.$A813]/[.$J$10])" office:value-type="float" office:value="976" calcext:value-type="float">
            <text:p>976</text:p>
          </table:table-cell>
          <table:table-cell table:formula="of:=[.$J$5]*([.$A813]-1) + [.$J$4]" office:value-type="float" office:value="16370" calcext:value-type="float">
            <text:p>16370</text:p>
          </table:table-cell>
          <table:table-cell table:formula="of:=[.$J$7]*([.$A813]-1) + [.$J$6]" office:value-type="float" office:value="0" calcext:value-type="float">
            <text:p>0</text:p>
          </table:table-cell>
          <table:table-cell table:formula="of:=FLOOR([.$A813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.$J$2] + [.$J$3]*([.$A814]-1)+[.$J$1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.$J$9]*([.$A814]-1) + [.$J$8]+FLOOR([.$A814]/[.$J$10])" office:value-type="float" office:value="977" calcext:value-type="float">
            <text:p>977</text:p>
          </table:table-cell>
          <table:table-cell table:formula="of:=[.$J$5]*([.$A814]-1) + [.$J$4]" office:value-type="float" office:value="16390" calcext:value-type="float">
            <text:p>16390</text:p>
          </table:table-cell>
          <table:table-cell table:formula="of:=[.$J$7]*([.$A814]-1) + [.$J$6]" office:value-type="float" office:value="0" calcext:value-type="float">
            <text:p>0</text:p>
          </table:table-cell>
          <table:table-cell table:formula="of:=FLOOR([.$A814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.$J$2] + [.$J$3]*([.$A815]-1)+[.$J$1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.$J$9]*([.$A815]-1) + [.$J$8]+FLOOR([.$A815]/[.$J$10])" office:value-type="float" office:value="978" calcext:value-type="float">
            <text:p>978</text:p>
          </table:table-cell>
          <table:table-cell table:formula="of:=[.$J$5]*([.$A815]-1) + [.$J$4]" office:value-type="float" office:value="16410" calcext:value-type="float">
            <text:p>16410</text:p>
          </table:table-cell>
          <table:table-cell table:formula="of:=[.$J$7]*([.$A815]-1) + [.$J$6]" office:value-type="float" office:value="0" calcext:value-type="float">
            <text:p>0</text:p>
          </table:table-cell>
          <table:table-cell table:formula="of:=FLOOR([.$A815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.$J$2] + [.$J$3]*([.$A816]-1)+[.$J$1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.$J$9]*([.$A816]-1) + [.$J$8]+FLOOR([.$A816]/[.$J$10])" office:value-type="float" office:value="980" calcext:value-type="float">
            <text:p>980</text:p>
          </table:table-cell>
          <table:table-cell table:formula="of:=[.$J$5]*([.$A816]-1) + [.$J$4]" office:value-type="float" office:value="16430" calcext:value-type="float">
            <text:p>16430</text:p>
          </table:table-cell>
          <table:table-cell table:formula="of:=[.$J$7]*([.$A816]-1) + [.$J$6]" office:value-type="float" office:value="0" calcext:value-type="float">
            <text:p>0</text:p>
          </table:table-cell>
          <table:table-cell table:formula="of:=FLOOR([.$A816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.$J$2] + [.$J$3]*([.$A817]-1)+[.$J$1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.$J$9]*([.$A817]-1) + [.$J$8]+FLOOR([.$A817]/[.$J$10])" office:value-type="float" office:value="981" calcext:value-type="float">
            <text:p>981</text:p>
          </table:table-cell>
          <table:table-cell table:formula="of:=[.$J$5]*([.$A817]-1) + [.$J$4]" office:value-type="float" office:value="16450" calcext:value-type="float">
            <text:p>16450</text:p>
          </table:table-cell>
          <table:table-cell table:formula="of:=[.$J$7]*([.$A817]-1) + [.$J$6]" office:value-type="float" office:value="0" calcext:value-type="float">
            <text:p>0</text:p>
          </table:table-cell>
          <table:table-cell table:formula="of:=FLOOR([.$A817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.$J$2] + [.$J$3]*([.$A818]-1)+[.$J$1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.$J$9]*([.$A818]-1) + [.$J$8]+FLOOR([.$A818]/[.$J$10])" office:value-type="float" office:value="982" calcext:value-type="float">
            <text:p>982</text:p>
          </table:table-cell>
          <table:table-cell table:formula="of:=[.$J$5]*([.$A818]-1) + [.$J$4]" office:value-type="float" office:value="16470" calcext:value-type="float">
            <text:p>16470</text:p>
          </table:table-cell>
          <table:table-cell table:formula="of:=[.$J$7]*([.$A818]-1) + [.$J$6]" office:value-type="float" office:value="0" calcext:value-type="float">
            <text:p>0</text:p>
          </table:table-cell>
          <table:table-cell table:formula="of:=FLOOR([.$A818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.$J$2] + [.$J$3]*([.$A819]-1)+[.$J$1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.$J$9]*([.$A819]-1) + [.$J$8]+FLOOR([.$A819]/[.$J$10])" office:value-type="float" office:value="983" calcext:value-type="float">
            <text:p>983</text:p>
          </table:table-cell>
          <table:table-cell table:formula="of:=[.$J$5]*([.$A819]-1) + [.$J$4]" office:value-type="float" office:value="16490" calcext:value-type="float">
            <text:p>16490</text:p>
          </table:table-cell>
          <table:table-cell table:formula="of:=[.$J$7]*([.$A819]-1) + [.$J$6]" office:value-type="float" office:value="0" calcext:value-type="float">
            <text:p>0</text:p>
          </table:table-cell>
          <table:table-cell table:formula="of:=FLOOR([.$A819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.$J$2] + [.$J$3]*([.$A820]-1)+[.$J$1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.$J$9]*([.$A820]-1) + [.$J$8]+FLOOR([.$A820]/[.$J$10])" office:value-type="float" office:value="984" calcext:value-type="float">
            <text:p>984</text:p>
          </table:table-cell>
          <table:table-cell table:formula="of:=[.$J$5]*([.$A820]-1) + [.$J$4]" office:value-type="float" office:value="16510" calcext:value-type="float">
            <text:p>16510</text:p>
          </table:table-cell>
          <table:table-cell table:formula="of:=[.$J$7]*([.$A820]-1) + [.$J$6]" office:value-type="float" office:value="0" calcext:value-type="float">
            <text:p>0</text:p>
          </table:table-cell>
          <table:table-cell table:formula="of:=FLOOR([.$A820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.$J$2] + [.$J$3]*([.$A821]-1)+[.$J$1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.$J$9]*([.$A821]-1) + [.$J$8]+FLOOR([.$A821]/[.$J$10])" office:value-type="float" office:value="986" calcext:value-type="float">
            <text:p>986</text:p>
          </table:table-cell>
          <table:table-cell table:formula="of:=[.$J$5]*([.$A821]-1) + [.$J$4]" office:value-type="float" office:value="16530" calcext:value-type="float">
            <text:p>16530</text:p>
          </table:table-cell>
          <table:table-cell table:formula="of:=[.$J$7]*([.$A821]-1) + [.$J$6]" office:value-type="float" office:value="0" calcext:value-type="float">
            <text:p>0</text:p>
          </table:table-cell>
          <table:table-cell table:formula="of:=FLOOR([.$A821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.$J$2] + [.$J$3]*([.$A822]-1)+[.$J$1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.$J$9]*([.$A822]-1) + [.$J$8]+FLOOR([.$A822]/[.$J$10])" office:value-type="float" office:value="987" calcext:value-type="float">
            <text:p>987</text:p>
          </table:table-cell>
          <table:table-cell table:formula="of:=[.$J$5]*([.$A822]-1) + [.$J$4]" office:value-type="float" office:value="16550" calcext:value-type="float">
            <text:p>16550</text:p>
          </table:table-cell>
          <table:table-cell table:formula="of:=[.$J$7]*([.$A822]-1) + [.$J$6]" office:value-type="float" office:value="0" calcext:value-type="float">
            <text:p>0</text:p>
          </table:table-cell>
          <table:table-cell table:formula="of:=FLOOR([.$A822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.$J$2] + [.$J$3]*([.$A823]-1)+[.$J$1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.$J$9]*([.$A823]-1) + [.$J$8]+FLOOR([.$A823]/[.$J$10])" office:value-type="float" office:value="988" calcext:value-type="float">
            <text:p>988</text:p>
          </table:table-cell>
          <table:table-cell table:formula="of:=[.$J$5]*([.$A823]-1) + [.$J$4]" office:value-type="float" office:value="16570" calcext:value-type="float">
            <text:p>16570</text:p>
          </table:table-cell>
          <table:table-cell table:formula="of:=[.$J$7]*([.$A823]-1) + [.$J$6]" office:value-type="float" office:value="0" calcext:value-type="float">
            <text:p>0</text:p>
          </table:table-cell>
          <table:table-cell table:formula="of:=FLOOR([.$A823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.$J$2] + [.$J$3]*([.$A824]-1)+[.$J$1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.$J$9]*([.$A824]-1) + [.$J$8]+FLOOR([.$A824]/[.$J$10])" office:value-type="float" office:value="989" calcext:value-type="float">
            <text:p>989</text:p>
          </table:table-cell>
          <table:table-cell table:formula="of:=[.$J$5]*([.$A824]-1) + [.$J$4]" office:value-type="float" office:value="16590" calcext:value-type="float">
            <text:p>16590</text:p>
          </table:table-cell>
          <table:table-cell table:formula="of:=[.$J$7]*([.$A824]-1) + [.$J$6]" office:value-type="float" office:value="0" calcext:value-type="float">
            <text:p>0</text:p>
          </table:table-cell>
          <table:table-cell table:formula="of:=FLOOR([.$A824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.$J$2] + [.$J$3]*([.$A825]-1)+[.$J$1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.$J$9]*([.$A825]-1) + [.$J$8]+FLOOR([.$A825]/[.$J$10])" office:value-type="float" office:value="990" calcext:value-type="float">
            <text:p>990</text:p>
          </table:table-cell>
          <table:table-cell table:formula="of:=[.$J$5]*([.$A825]-1) + [.$J$4]" office:value-type="float" office:value="16610" calcext:value-type="float">
            <text:p>16610</text:p>
          </table:table-cell>
          <table:table-cell table:formula="of:=[.$J$7]*([.$A825]-1) + [.$J$6]" office:value-type="float" office:value="0" calcext:value-type="float">
            <text:p>0</text:p>
          </table:table-cell>
          <table:table-cell table:formula="of:=FLOOR([.$A825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.$J$2] + [.$J$3]*([.$A826]-1)+[.$J$1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.$J$9]*([.$A826]-1) + [.$J$8]+FLOOR([.$A826]/[.$J$10])" office:value-type="float" office:value="992" calcext:value-type="float">
            <text:p>992</text:p>
          </table:table-cell>
          <table:table-cell table:formula="of:=[.$J$5]*([.$A826]-1) + [.$J$4]" office:value-type="float" office:value="16630" calcext:value-type="float">
            <text:p>16630</text:p>
          </table:table-cell>
          <table:table-cell table:formula="of:=[.$J$7]*([.$A826]-1) + [.$J$6]" office:value-type="float" office:value="0" calcext:value-type="float">
            <text:p>0</text:p>
          </table:table-cell>
          <table:table-cell table:formula="of:=FLOOR([.$A826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.$J$2] + [.$J$3]*([.$A827]-1)+[.$J$1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.$J$9]*([.$A827]-1) + [.$J$8]+FLOOR([.$A827]/[.$J$10])" office:value-type="float" office:value="993" calcext:value-type="float">
            <text:p>993</text:p>
          </table:table-cell>
          <table:table-cell table:formula="of:=[.$J$5]*([.$A827]-1) + [.$J$4]" office:value-type="float" office:value="16650" calcext:value-type="float">
            <text:p>16650</text:p>
          </table:table-cell>
          <table:table-cell table:formula="of:=[.$J$7]*([.$A827]-1) + [.$J$6]" office:value-type="float" office:value="0" calcext:value-type="float">
            <text:p>0</text:p>
          </table:table-cell>
          <table:table-cell table:formula="of:=FLOOR([.$A827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.$J$2] + [.$J$3]*([.$A828]-1)+[.$J$1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.$J$9]*([.$A828]-1) + [.$J$8]+FLOOR([.$A828]/[.$J$10])" office:value-type="float" office:value="994" calcext:value-type="float">
            <text:p>994</text:p>
          </table:table-cell>
          <table:table-cell table:formula="of:=[.$J$5]*([.$A828]-1) + [.$J$4]" office:value-type="float" office:value="16670" calcext:value-type="float">
            <text:p>16670</text:p>
          </table:table-cell>
          <table:table-cell table:formula="of:=[.$J$7]*([.$A828]-1) + [.$J$6]" office:value-type="float" office:value="0" calcext:value-type="float">
            <text:p>0</text:p>
          </table:table-cell>
          <table:table-cell table:formula="of:=FLOOR([.$A828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.$J$2] + [.$J$3]*([.$A829]-1)+[.$J$1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.$J$9]*([.$A829]-1) + [.$J$8]+FLOOR([.$A829]/[.$J$10])" office:value-type="float" office:value="995" calcext:value-type="float">
            <text:p>995</text:p>
          </table:table-cell>
          <table:table-cell table:formula="of:=[.$J$5]*([.$A829]-1) + [.$J$4]" office:value-type="float" office:value="16690" calcext:value-type="float">
            <text:p>16690</text:p>
          </table:table-cell>
          <table:table-cell table:formula="of:=[.$J$7]*([.$A829]-1) + [.$J$6]" office:value-type="float" office:value="0" calcext:value-type="float">
            <text:p>0</text:p>
          </table:table-cell>
          <table:table-cell table:formula="of:=FLOOR([.$A829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.$J$2] + [.$J$3]*([.$A830]-1)+[.$J$1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.$J$9]*([.$A830]-1) + [.$J$8]+FLOOR([.$A830]/[.$J$10])" office:value-type="float" office:value="996" calcext:value-type="float">
            <text:p>996</text:p>
          </table:table-cell>
          <table:table-cell table:formula="of:=[.$J$5]*([.$A830]-1) + [.$J$4]" office:value-type="float" office:value="16710" calcext:value-type="float">
            <text:p>16710</text:p>
          </table:table-cell>
          <table:table-cell table:formula="of:=[.$J$7]*([.$A830]-1) + [.$J$6]" office:value-type="float" office:value="0" calcext:value-type="float">
            <text:p>0</text:p>
          </table:table-cell>
          <table:table-cell table:formula="of:=FLOOR([.$A830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.$J$2] + [.$J$3]*([.$A831]-1)+[.$J$1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.$J$9]*([.$A831]-1) + [.$J$8]+FLOOR([.$A831]/[.$J$10])" office:value-type="float" office:value="998" calcext:value-type="float">
            <text:p>998</text:p>
          </table:table-cell>
          <table:table-cell table:formula="of:=[.$J$5]*([.$A831]-1) + [.$J$4]" office:value-type="float" office:value="16730" calcext:value-type="float">
            <text:p>16730</text:p>
          </table:table-cell>
          <table:table-cell table:formula="of:=[.$J$7]*([.$A831]-1) + [.$J$6]" office:value-type="float" office:value="0" calcext:value-type="float">
            <text:p>0</text:p>
          </table:table-cell>
          <table:table-cell table:formula="of:=FLOOR([.$A831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.$J$2] + [.$J$3]*([.$A832]-1)+[.$J$1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.$J$9]*([.$A832]-1) + [.$J$8]+FLOOR([.$A832]/[.$J$10])" office:value-type="float" office:value="999" calcext:value-type="float">
            <text:p>999</text:p>
          </table:table-cell>
          <table:table-cell table:formula="of:=[.$J$5]*([.$A832]-1) + [.$J$4]" office:value-type="float" office:value="16750" calcext:value-type="float">
            <text:p>16750</text:p>
          </table:table-cell>
          <table:table-cell table:formula="of:=[.$J$7]*([.$A832]-1) + [.$J$6]" office:value-type="float" office:value="0" calcext:value-type="float">
            <text:p>0</text:p>
          </table:table-cell>
          <table:table-cell table:formula="of:=FLOOR([.$A832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.$J$2] + [.$J$3]*([.$A833]-1)+[.$J$1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.$J$9]*([.$A833]-1) + [.$J$8]+FLOOR([.$A833]/[.$J$10])" office:value-type="float" office:value="1000" calcext:value-type="float">
            <text:p>1000</text:p>
          </table:table-cell>
          <table:table-cell table:formula="of:=[.$J$5]*([.$A833]-1) + [.$J$4]" office:value-type="float" office:value="16770" calcext:value-type="float">
            <text:p>16770</text:p>
          </table:table-cell>
          <table:table-cell table:formula="of:=[.$J$7]*([.$A833]-1) + [.$J$6]" office:value-type="float" office:value="0" calcext:value-type="float">
            <text:p>0</text:p>
          </table:table-cell>
          <table:table-cell table:formula="of:=FLOOR([.$A833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.$J$2] + [.$J$3]*([.$A834]-1)+[.$J$1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.$J$9]*([.$A834]-1) + [.$J$8]+FLOOR([.$A834]/[.$J$10])" office:value-type="float" office:value="1001" calcext:value-type="float">
            <text:p>1001</text:p>
          </table:table-cell>
          <table:table-cell table:formula="of:=[.$J$5]*([.$A834]-1) + [.$J$4]" office:value-type="float" office:value="16790" calcext:value-type="float">
            <text:p>16790</text:p>
          </table:table-cell>
          <table:table-cell table:formula="of:=[.$J$7]*([.$A834]-1) + [.$J$6]" office:value-type="float" office:value="0" calcext:value-type="float">
            <text:p>0</text:p>
          </table:table-cell>
          <table:table-cell table:formula="of:=FLOOR([.$A834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.$J$2] + [.$J$3]*([.$A835]-1)+[.$J$1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.$J$9]*([.$A835]-1) + [.$J$8]+FLOOR([.$A835]/[.$J$10])" office:value-type="float" office:value="1002" calcext:value-type="float">
            <text:p>1002</text:p>
          </table:table-cell>
          <table:table-cell table:formula="of:=[.$J$5]*([.$A835]-1) + [.$J$4]" office:value-type="float" office:value="16810" calcext:value-type="float">
            <text:p>16810</text:p>
          </table:table-cell>
          <table:table-cell table:formula="of:=[.$J$7]*([.$A835]-1) + [.$J$6]" office:value-type="float" office:value="0" calcext:value-type="float">
            <text:p>0</text:p>
          </table:table-cell>
          <table:table-cell table:formula="of:=FLOOR([.$A835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.$J$2] + [.$J$3]*([.$A836]-1)+[.$J$1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.$J$9]*([.$A836]-1) + [.$J$8]+FLOOR([.$A836]/[.$J$10])" office:value-type="float" office:value="1004" calcext:value-type="float">
            <text:p>1004</text:p>
          </table:table-cell>
          <table:table-cell table:formula="of:=[.$J$5]*([.$A836]-1) + [.$J$4]" office:value-type="float" office:value="16830" calcext:value-type="float">
            <text:p>16830</text:p>
          </table:table-cell>
          <table:table-cell table:formula="of:=[.$J$7]*([.$A836]-1) + [.$J$6]" office:value-type="float" office:value="0" calcext:value-type="float">
            <text:p>0</text:p>
          </table:table-cell>
          <table:table-cell table:formula="of:=FLOOR([.$A836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.$J$2] + [.$J$3]*([.$A837]-1)+[.$J$1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.$J$9]*([.$A837]-1) + [.$J$8]+FLOOR([.$A837]/[.$J$10])" office:value-type="float" office:value="1005" calcext:value-type="float">
            <text:p>1005</text:p>
          </table:table-cell>
          <table:table-cell table:formula="of:=[.$J$5]*([.$A837]-1) + [.$J$4]" office:value-type="float" office:value="16850" calcext:value-type="float">
            <text:p>16850</text:p>
          </table:table-cell>
          <table:table-cell table:formula="of:=[.$J$7]*([.$A837]-1) + [.$J$6]" office:value-type="float" office:value="0" calcext:value-type="float">
            <text:p>0</text:p>
          </table:table-cell>
          <table:table-cell table:formula="of:=FLOOR([.$A837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.$J$2] + [.$J$3]*([.$A838]-1)+[.$J$1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.$J$9]*([.$A838]-1) + [.$J$8]+FLOOR([.$A838]/[.$J$10])" office:value-type="float" office:value="1006" calcext:value-type="float">
            <text:p>1006</text:p>
          </table:table-cell>
          <table:table-cell table:formula="of:=[.$J$5]*([.$A838]-1) + [.$J$4]" office:value-type="float" office:value="16870" calcext:value-type="float">
            <text:p>16870</text:p>
          </table:table-cell>
          <table:table-cell table:formula="of:=[.$J$7]*([.$A838]-1) + [.$J$6]" office:value-type="float" office:value="0" calcext:value-type="float">
            <text:p>0</text:p>
          </table:table-cell>
          <table:table-cell table:formula="of:=FLOOR([.$A838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.$J$2] + [.$J$3]*([.$A839]-1)+[.$J$1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.$J$9]*([.$A839]-1) + [.$J$8]+FLOOR([.$A839]/[.$J$10])" office:value-type="float" office:value="1007" calcext:value-type="float">
            <text:p>1007</text:p>
          </table:table-cell>
          <table:table-cell table:formula="of:=[.$J$5]*([.$A839]-1) + [.$J$4]" office:value-type="float" office:value="16890" calcext:value-type="float">
            <text:p>16890</text:p>
          </table:table-cell>
          <table:table-cell table:formula="of:=[.$J$7]*([.$A839]-1) + [.$J$6]" office:value-type="float" office:value="0" calcext:value-type="float">
            <text:p>0</text:p>
          </table:table-cell>
          <table:table-cell table:formula="of:=FLOOR([.$A839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.$J$2] + [.$J$3]*([.$A840]-1)+[.$J$1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.$J$9]*([.$A840]-1) + [.$J$8]+FLOOR([.$A840]/[.$J$10])" office:value-type="float" office:value="1008" calcext:value-type="float">
            <text:p>1008</text:p>
          </table:table-cell>
          <table:table-cell table:formula="of:=[.$J$5]*([.$A840]-1) + [.$J$4]" office:value-type="float" office:value="16910" calcext:value-type="float">
            <text:p>16910</text:p>
          </table:table-cell>
          <table:table-cell table:formula="of:=[.$J$7]*([.$A840]-1) + [.$J$6]" office:value-type="float" office:value="0" calcext:value-type="float">
            <text:p>0</text:p>
          </table:table-cell>
          <table:table-cell table:formula="of:=FLOOR([.$A840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.$J$2] + [.$J$3]*([.$A841]-1)+[.$J$1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.$J$9]*([.$A841]-1) + [.$J$8]+FLOOR([.$A841]/[.$J$10])" office:value-type="float" office:value="1010" calcext:value-type="float">
            <text:p>1010</text:p>
          </table:table-cell>
          <table:table-cell table:formula="of:=[.$J$5]*([.$A841]-1) + [.$J$4]" office:value-type="float" office:value="16930" calcext:value-type="float">
            <text:p>16930</text:p>
          </table:table-cell>
          <table:table-cell table:formula="of:=[.$J$7]*([.$A841]-1) + [.$J$6]" office:value-type="float" office:value="0" calcext:value-type="float">
            <text:p>0</text:p>
          </table:table-cell>
          <table:table-cell table:formula="of:=FLOOR([.$A841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.$J$2] + [.$J$3]*([.$A842]-1)+[.$J$1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.$J$9]*([.$A842]-1) + [.$J$8]+FLOOR([.$A842]/[.$J$10])" office:value-type="float" office:value="1011" calcext:value-type="float">
            <text:p>1011</text:p>
          </table:table-cell>
          <table:table-cell table:formula="of:=[.$J$5]*([.$A842]-1) + [.$J$4]" office:value-type="float" office:value="16950" calcext:value-type="float">
            <text:p>16950</text:p>
          </table:table-cell>
          <table:table-cell table:formula="of:=[.$J$7]*([.$A842]-1) + [.$J$6]" office:value-type="float" office:value="0" calcext:value-type="float">
            <text:p>0</text:p>
          </table:table-cell>
          <table:table-cell table:formula="of:=FLOOR([.$A842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.$J$2] + [.$J$3]*([.$A843]-1)+[.$J$1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.$J$9]*([.$A843]-1) + [.$J$8]+FLOOR([.$A843]/[.$J$10])" office:value-type="float" office:value="1012" calcext:value-type="float">
            <text:p>1012</text:p>
          </table:table-cell>
          <table:table-cell table:formula="of:=[.$J$5]*([.$A843]-1) + [.$J$4]" office:value-type="float" office:value="16970" calcext:value-type="float">
            <text:p>16970</text:p>
          </table:table-cell>
          <table:table-cell table:formula="of:=[.$J$7]*([.$A843]-1) + [.$J$6]" office:value-type="float" office:value="0" calcext:value-type="float">
            <text:p>0</text:p>
          </table:table-cell>
          <table:table-cell table:formula="of:=FLOOR([.$A843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.$J$2] + [.$J$3]*([.$A844]-1)+[.$J$1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.$J$9]*([.$A844]-1) + [.$J$8]+FLOOR([.$A844]/[.$J$10])" office:value-type="float" office:value="1013" calcext:value-type="float">
            <text:p>1013</text:p>
          </table:table-cell>
          <table:table-cell table:formula="of:=[.$J$5]*([.$A844]-1) + [.$J$4]" office:value-type="float" office:value="16990" calcext:value-type="float">
            <text:p>16990</text:p>
          </table:table-cell>
          <table:table-cell table:formula="of:=[.$J$7]*([.$A844]-1) + [.$J$6]" office:value-type="float" office:value="0" calcext:value-type="float">
            <text:p>0</text:p>
          </table:table-cell>
          <table:table-cell table:formula="of:=FLOOR([.$A844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.$J$2] + [.$J$3]*([.$A845]-1)+[.$J$1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.$J$9]*([.$A845]-1) + [.$J$8]+FLOOR([.$A845]/[.$J$10])" office:value-type="float" office:value="1014" calcext:value-type="float">
            <text:p>1014</text:p>
          </table:table-cell>
          <table:table-cell table:formula="of:=[.$J$5]*([.$A845]-1) + [.$J$4]" office:value-type="float" office:value="17010" calcext:value-type="float">
            <text:p>17010</text:p>
          </table:table-cell>
          <table:table-cell table:formula="of:=[.$J$7]*([.$A845]-1) + [.$J$6]" office:value-type="float" office:value="0" calcext:value-type="float">
            <text:p>0</text:p>
          </table:table-cell>
          <table:table-cell table:formula="of:=FLOOR([.$A845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.$J$2] + [.$J$3]*([.$A846]-1)+[.$J$1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.$J$9]*([.$A846]-1) + [.$J$8]+FLOOR([.$A846]/[.$J$10])" office:value-type="float" office:value="1016" calcext:value-type="float">
            <text:p>1016</text:p>
          </table:table-cell>
          <table:table-cell table:formula="of:=[.$J$5]*([.$A846]-1) + [.$J$4]" office:value-type="float" office:value="17030" calcext:value-type="float">
            <text:p>17030</text:p>
          </table:table-cell>
          <table:table-cell table:formula="of:=[.$J$7]*([.$A846]-1) + [.$J$6]" office:value-type="float" office:value="0" calcext:value-type="float">
            <text:p>0</text:p>
          </table:table-cell>
          <table:table-cell table:formula="of:=FLOOR([.$A846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.$J$2] + [.$J$3]*([.$A847]-1)+[.$J$1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.$J$9]*([.$A847]-1) + [.$J$8]+FLOOR([.$A847]/[.$J$10])" office:value-type="float" office:value="1017" calcext:value-type="float">
            <text:p>1017</text:p>
          </table:table-cell>
          <table:table-cell table:formula="of:=[.$J$5]*([.$A847]-1) + [.$J$4]" office:value-type="float" office:value="17050" calcext:value-type="float">
            <text:p>17050</text:p>
          </table:table-cell>
          <table:table-cell table:formula="of:=[.$J$7]*([.$A847]-1) + [.$J$6]" office:value-type="float" office:value="0" calcext:value-type="float">
            <text:p>0</text:p>
          </table:table-cell>
          <table:table-cell table:formula="of:=FLOOR([.$A847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.$J$2] + [.$J$3]*([.$A848]-1)+[.$J$1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.$J$9]*([.$A848]-1) + [.$J$8]+FLOOR([.$A848]/[.$J$10])" office:value-type="float" office:value="1018" calcext:value-type="float">
            <text:p>1018</text:p>
          </table:table-cell>
          <table:table-cell table:formula="of:=[.$J$5]*([.$A848]-1) + [.$J$4]" office:value-type="float" office:value="17070" calcext:value-type="float">
            <text:p>17070</text:p>
          </table:table-cell>
          <table:table-cell table:formula="of:=[.$J$7]*([.$A848]-1) + [.$J$6]" office:value-type="float" office:value="0" calcext:value-type="float">
            <text:p>0</text:p>
          </table:table-cell>
          <table:table-cell table:formula="of:=FLOOR([.$A848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.$J$2] + [.$J$3]*([.$A849]-1)+[.$J$1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.$J$9]*([.$A849]-1) + [.$J$8]+FLOOR([.$A849]/[.$J$10])" office:value-type="float" office:value="1019" calcext:value-type="float">
            <text:p>1019</text:p>
          </table:table-cell>
          <table:table-cell table:formula="of:=[.$J$5]*([.$A849]-1) + [.$J$4]" office:value-type="float" office:value="17090" calcext:value-type="float">
            <text:p>17090</text:p>
          </table:table-cell>
          <table:table-cell table:formula="of:=[.$J$7]*([.$A849]-1) + [.$J$6]" office:value-type="float" office:value="0" calcext:value-type="float">
            <text:p>0</text:p>
          </table:table-cell>
          <table:table-cell table:formula="of:=FLOOR([.$A849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.$J$2] + [.$J$3]*([.$A850]-1)+[.$J$1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.$J$9]*([.$A850]-1) + [.$J$8]+FLOOR([.$A850]/[.$J$10])" office:value-type="float" office:value="1020" calcext:value-type="float">
            <text:p>1020</text:p>
          </table:table-cell>
          <table:table-cell table:formula="of:=[.$J$5]*([.$A850]-1) + [.$J$4]" office:value-type="float" office:value="17110" calcext:value-type="float">
            <text:p>17110</text:p>
          </table:table-cell>
          <table:table-cell table:formula="of:=[.$J$7]*([.$A850]-1) + [.$J$6]" office:value-type="float" office:value="0" calcext:value-type="float">
            <text:p>0</text:p>
          </table:table-cell>
          <table:table-cell table:formula="of:=FLOOR([.$A850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.$J$2] + [.$J$3]*([.$A851]-1)+[.$J$1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.$J$9]*([.$A851]-1) + [.$J$8]+FLOOR([.$A851]/[.$J$10])" office:value-type="float" office:value="1022" calcext:value-type="float">
            <text:p>1022</text:p>
          </table:table-cell>
          <table:table-cell table:formula="of:=[.$J$5]*([.$A851]-1) + [.$J$4]" office:value-type="float" office:value="17130" calcext:value-type="float">
            <text:p>17130</text:p>
          </table:table-cell>
          <table:table-cell table:formula="of:=[.$J$7]*([.$A851]-1) + [.$J$6]" office:value-type="float" office:value="0" calcext:value-type="float">
            <text:p>0</text:p>
          </table:table-cell>
          <table:table-cell table:formula="of:=FLOOR([.$A851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.$J$2] + [.$J$3]*([.$A852]-1)+[.$J$1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.$J$9]*([.$A852]-1) + [.$J$8]+FLOOR([.$A852]/[.$J$10])" office:value-type="float" office:value="1023" calcext:value-type="float">
            <text:p>1023</text:p>
          </table:table-cell>
          <table:table-cell table:formula="of:=[.$J$5]*([.$A852]-1) + [.$J$4]" office:value-type="float" office:value="17150" calcext:value-type="float">
            <text:p>17150</text:p>
          </table:table-cell>
          <table:table-cell table:formula="of:=[.$J$7]*([.$A852]-1) + [.$J$6]" office:value-type="float" office:value="0" calcext:value-type="float">
            <text:p>0</text:p>
          </table:table-cell>
          <table:table-cell table:formula="of:=FLOOR([.$A852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.$J$2] + [.$J$3]*([.$A853]-1)+[.$J$1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.$J$9]*([.$A853]-1) + [.$J$8]+FLOOR([.$A853]/[.$J$10])" office:value-type="float" office:value="1024" calcext:value-type="float">
            <text:p>1024</text:p>
          </table:table-cell>
          <table:table-cell table:formula="of:=[.$J$5]*([.$A853]-1) + [.$J$4]" office:value-type="float" office:value="17170" calcext:value-type="float">
            <text:p>17170</text:p>
          </table:table-cell>
          <table:table-cell table:formula="of:=[.$J$7]*([.$A853]-1) + [.$J$6]" office:value-type="float" office:value="0" calcext:value-type="float">
            <text:p>0</text:p>
          </table:table-cell>
          <table:table-cell table:formula="of:=FLOOR([.$A853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.$J$2] + [.$J$3]*([.$A854]-1)+[.$J$1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.$J$9]*([.$A854]-1) + [.$J$8]+FLOOR([.$A854]/[.$J$10])" office:value-type="float" office:value="1025" calcext:value-type="float">
            <text:p>1025</text:p>
          </table:table-cell>
          <table:table-cell table:formula="of:=[.$J$5]*([.$A854]-1) + [.$J$4]" office:value-type="float" office:value="17190" calcext:value-type="float">
            <text:p>17190</text:p>
          </table:table-cell>
          <table:table-cell table:formula="of:=[.$J$7]*([.$A854]-1) + [.$J$6]" office:value-type="float" office:value="0" calcext:value-type="float">
            <text:p>0</text:p>
          </table:table-cell>
          <table:table-cell table:formula="of:=FLOOR([.$A854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.$J$2] + [.$J$3]*([.$A855]-1)+[.$J$1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.$J$9]*([.$A855]-1) + [.$J$8]+FLOOR([.$A855]/[.$J$10])" office:value-type="float" office:value="1026" calcext:value-type="float">
            <text:p>1026</text:p>
          </table:table-cell>
          <table:table-cell table:formula="of:=[.$J$5]*([.$A855]-1) + [.$J$4]" office:value-type="float" office:value="17210" calcext:value-type="float">
            <text:p>17210</text:p>
          </table:table-cell>
          <table:table-cell table:formula="of:=[.$J$7]*([.$A855]-1) + [.$J$6]" office:value-type="float" office:value="0" calcext:value-type="float">
            <text:p>0</text:p>
          </table:table-cell>
          <table:table-cell table:formula="of:=FLOOR([.$A855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.$J$2] + [.$J$3]*([.$A856]-1)+[.$J$1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.$J$9]*([.$A856]-1) + [.$J$8]+FLOOR([.$A856]/[.$J$10])" office:value-type="float" office:value="1028" calcext:value-type="float">
            <text:p>1028</text:p>
          </table:table-cell>
          <table:table-cell table:formula="of:=[.$J$5]*([.$A856]-1) + [.$J$4]" office:value-type="float" office:value="17230" calcext:value-type="float">
            <text:p>17230</text:p>
          </table:table-cell>
          <table:table-cell table:formula="of:=[.$J$7]*([.$A856]-1) + [.$J$6]" office:value-type="float" office:value="0" calcext:value-type="float">
            <text:p>0</text:p>
          </table:table-cell>
          <table:table-cell table:formula="of:=FLOOR([.$A856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.$J$2] + [.$J$3]*([.$A857]-1)+[.$J$1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.$J$9]*([.$A857]-1) + [.$J$8]+FLOOR([.$A857]/[.$J$10])" office:value-type="float" office:value="1029" calcext:value-type="float">
            <text:p>1029</text:p>
          </table:table-cell>
          <table:table-cell table:formula="of:=[.$J$5]*([.$A857]-1) + [.$J$4]" office:value-type="float" office:value="17250" calcext:value-type="float">
            <text:p>17250</text:p>
          </table:table-cell>
          <table:table-cell table:formula="of:=[.$J$7]*([.$A857]-1) + [.$J$6]" office:value-type="float" office:value="0" calcext:value-type="float">
            <text:p>0</text:p>
          </table:table-cell>
          <table:table-cell table:formula="of:=FLOOR([.$A857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.$J$2] + [.$J$3]*([.$A858]-1)+[.$J$1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.$J$9]*([.$A858]-1) + [.$J$8]+FLOOR([.$A858]/[.$J$10])" office:value-type="float" office:value="1030" calcext:value-type="float">
            <text:p>1030</text:p>
          </table:table-cell>
          <table:table-cell table:formula="of:=[.$J$5]*([.$A858]-1) + [.$J$4]" office:value-type="float" office:value="17270" calcext:value-type="float">
            <text:p>17270</text:p>
          </table:table-cell>
          <table:table-cell table:formula="of:=[.$J$7]*([.$A858]-1) + [.$J$6]" office:value-type="float" office:value="0" calcext:value-type="float">
            <text:p>0</text:p>
          </table:table-cell>
          <table:table-cell table:formula="of:=FLOOR([.$A858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.$J$2] + [.$J$3]*([.$A859]-1)+[.$J$1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.$J$9]*([.$A859]-1) + [.$J$8]+FLOOR([.$A859]/[.$J$10])" office:value-type="float" office:value="1031" calcext:value-type="float">
            <text:p>1031</text:p>
          </table:table-cell>
          <table:table-cell table:formula="of:=[.$J$5]*([.$A859]-1) + [.$J$4]" office:value-type="float" office:value="17290" calcext:value-type="float">
            <text:p>17290</text:p>
          </table:table-cell>
          <table:table-cell table:formula="of:=[.$J$7]*([.$A859]-1) + [.$J$6]" office:value-type="float" office:value="0" calcext:value-type="float">
            <text:p>0</text:p>
          </table:table-cell>
          <table:table-cell table:formula="of:=FLOOR([.$A859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.$J$2] + [.$J$3]*([.$A860]-1)+[.$J$1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.$J$9]*([.$A860]-1) + [.$J$8]+FLOOR([.$A860]/[.$J$10])" office:value-type="float" office:value="1032" calcext:value-type="float">
            <text:p>1032</text:p>
          </table:table-cell>
          <table:table-cell table:formula="of:=[.$J$5]*([.$A860]-1) + [.$J$4]" office:value-type="float" office:value="17310" calcext:value-type="float">
            <text:p>17310</text:p>
          </table:table-cell>
          <table:table-cell table:formula="of:=[.$J$7]*([.$A860]-1) + [.$J$6]" office:value-type="float" office:value="0" calcext:value-type="float">
            <text:p>0</text:p>
          </table:table-cell>
          <table:table-cell table:formula="of:=FLOOR([.$A860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.$J$2] + [.$J$3]*([.$A861]-1)+[.$J$1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.$J$9]*([.$A861]-1) + [.$J$8]+FLOOR([.$A861]/[.$J$10])" office:value-type="float" office:value="1034" calcext:value-type="float">
            <text:p>1034</text:p>
          </table:table-cell>
          <table:table-cell table:formula="of:=[.$J$5]*([.$A861]-1) + [.$J$4]" office:value-type="float" office:value="17330" calcext:value-type="float">
            <text:p>17330</text:p>
          </table:table-cell>
          <table:table-cell table:formula="of:=[.$J$7]*([.$A861]-1) + [.$J$6]" office:value-type="float" office:value="0" calcext:value-type="float">
            <text:p>0</text:p>
          </table:table-cell>
          <table:table-cell table:formula="of:=FLOOR([.$A861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.$J$2] + [.$J$3]*([.$A862]-1)+[.$J$1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.$J$9]*([.$A862]-1) + [.$J$8]+FLOOR([.$A862]/[.$J$10])" office:value-type="float" office:value="1035" calcext:value-type="float">
            <text:p>1035</text:p>
          </table:table-cell>
          <table:table-cell table:formula="of:=[.$J$5]*([.$A862]-1) + [.$J$4]" office:value-type="float" office:value="17350" calcext:value-type="float">
            <text:p>17350</text:p>
          </table:table-cell>
          <table:table-cell table:formula="of:=[.$J$7]*([.$A862]-1) + [.$J$6]" office:value-type="float" office:value="0" calcext:value-type="float">
            <text:p>0</text:p>
          </table:table-cell>
          <table:table-cell table:formula="of:=FLOOR([.$A862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.$J$2] + [.$J$3]*([.$A863]-1)+[.$J$1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.$J$9]*([.$A863]-1) + [.$J$8]+FLOOR([.$A863]/[.$J$10])" office:value-type="float" office:value="1036" calcext:value-type="float">
            <text:p>1036</text:p>
          </table:table-cell>
          <table:table-cell table:formula="of:=[.$J$5]*([.$A863]-1) + [.$J$4]" office:value-type="float" office:value="17370" calcext:value-type="float">
            <text:p>17370</text:p>
          </table:table-cell>
          <table:table-cell table:formula="of:=[.$J$7]*([.$A863]-1) + [.$J$6]" office:value-type="float" office:value="0" calcext:value-type="float">
            <text:p>0</text:p>
          </table:table-cell>
          <table:table-cell table:formula="of:=FLOOR([.$A863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.$J$2] + [.$J$3]*([.$A864]-1)+[.$J$1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.$J$9]*([.$A864]-1) + [.$J$8]+FLOOR([.$A864]/[.$J$10])" office:value-type="float" office:value="1037" calcext:value-type="float">
            <text:p>1037</text:p>
          </table:table-cell>
          <table:table-cell table:formula="of:=[.$J$5]*([.$A864]-1) + [.$J$4]" office:value-type="float" office:value="17390" calcext:value-type="float">
            <text:p>17390</text:p>
          </table:table-cell>
          <table:table-cell table:formula="of:=[.$J$7]*([.$A864]-1) + [.$J$6]" office:value-type="float" office:value="0" calcext:value-type="float">
            <text:p>0</text:p>
          </table:table-cell>
          <table:table-cell table:formula="of:=FLOOR([.$A864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.$J$2] + [.$J$3]*([.$A865]-1)+[.$J$1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.$J$9]*([.$A865]-1) + [.$J$8]+FLOOR([.$A865]/[.$J$10])" office:value-type="float" office:value="1038" calcext:value-type="float">
            <text:p>1038</text:p>
          </table:table-cell>
          <table:table-cell table:formula="of:=[.$J$5]*([.$A865]-1) + [.$J$4]" office:value-type="float" office:value="17410" calcext:value-type="float">
            <text:p>17410</text:p>
          </table:table-cell>
          <table:table-cell table:formula="of:=[.$J$7]*([.$A865]-1) + [.$J$6]" office:value-type="float" office:value="0" calcext:value-type="float">
            <text:p>0</text:p>
          </table:table-cell>
          <table:table-cell table:formula="of:=FLOOR([.$A865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.$J$2] + [.$J$3]*([.$A866]-1)+[.$J$1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.$J$9]*([.$A866]-1) + [.$J$8]+FLOOR([.$A866]/[.$J$10])" office:value-type="float" office:value="1040" calcext:value-type="float">
            <text:p>1040</text:p>
          </table:table-cell>
          <table:table-cell table:formula="of:=[.$J$5]*([.$A866]-1) + [.$J$4]" office:value-type="float" office:value="17430" calcext:value-type="float">
            <text:p>17430</text:p>
          </table:table-cell>
          <table:table-cell table:formula="of:=[.$J$7]*([.$A866]-1) + [.$J$6]" office:value-type="float" office:value="0" calcext:value-type="float">
            <text:p>0</text:p>
          </table:table-cell>
          <table:table-cell table:formula="of:=FLOOR([.$A866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.$J$2] + [.$J$3]*([.$A867]-1)+[.$J$1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.$J$9]*([.$A867]-1) + [.$J$8]+FLOOR([.$A867]/[.$J$10])" office:value-type="float" office:value="1041" calcext:value-type="float">
            <text:p>1041</text:p>
          </table:table-cell>
          <table:table-cell table:formula="of:=[.$J$5]*([.$A867]-1) + [.$J$4]" office:value-type="float" office:value="17450" calcext:value-type="float">
            <text:p>17450</text:p>
          </table:table-cell>
          <table:table-cell table:formula="of:=[.$J$7]*([.$A867]-1) + [.$J$6]" office:value-type="float" office:value="0" calcext:value-type="float">
            <text:p>0</text:p>
          </table:table-cell>
          <table:table-cell table:formula="of:=FLOOR([.$A867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.$J$2] + [.$J$3]*([.$A868]-1)+[.$J$1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.$J$9]*([.$A868]-1) + [.$J$8]+FLOOR([.$A868]/[.$J$10])" office:value-type="float" office:value="1042" calcext:value-type="float">
            <text:p>1042</text:p>
          </table:table-cell>
          <table:table-cell table:formula="of:=[.$J$5]*([.$A868]-1) + [.$J$4]" office:value-type="float" office:value="17470" calcext:value-type="float">
            <text:p>17470</text:p>
          </table:table-cell>
          <table:table-cell table:formula="of:=[.$J$7]*([.$A868]-1) + [.$J$6]" office:value-type="float" office:value="0" calcext:value-type="float">
            <text:p>0</text:p>
          </table:table-cell>
          <table:table-cell table:formula="of:=FLOOR([.$A868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.$J$2] + [.$J$3]*([.$A869]-1)+[.$J$1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.$J$9]*([.$A869]-1) + [.$J$8]+FLOOR([.$A869]/[.$J$10])" office:value-type="float" office:value="1043" calcext:value-type="float">
            <text:p>1043</text:p>
          </table:table-cell>
          <table:table-cell table:formula="of:=[.$J$5]*([.$A869]-1) + [.$J$4]" office:value-type="float" office:value="17490" calcext:value-type="float">
            <text:p>17490</text:p>
          </table:table-cell>
          <table:table-cell table:formula="of:=[.$J$7]*([.$A869]-1) + [.$J$6]" office:value-type="float" office:value="0" calcext:value-type="float">
            <text:p>0</text:p>
          </table:table-cell>
          <table:table-cell table:formula="of:=FLOOR([.$A869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.$J$2] + [.$J$3]*([.$A870]-1)+[.$J$1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.$J$9]*([.$A870]-1) + [.$J$8]+FLOOR([.$A870]/[.$J$10])" office:value-type="float" office:value="1044" calcext:value-type="float">
            <text:p>1044</text:p>
          </table:table-cell>
          <table:table-cell table:formula="of:=[.$J$5]*([.$A870]-1) + [.$J$4]" office:value-type="float" office:value="17510" calcext:value-type="float">
            <text:p>17510</text:p>
          </table:table-cell>
          <table:table-cell table:formula="of:=[.$J$7]*([.$A870]-1) + [.$J$6]" office:value-type="float" office:value="0" calcext:value-type="float">
            <text:p>0</text:p>
          </table:table-cell>
          <table:table-cell table:formula="of:=FLOOR([.$A870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.$J$2] + [.$J$3]*([.$A871]-1)+[.$J$1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.$J$9]*([.$A871]-1) + [.$J$8]+FLOOR([.$A871]/[.$J$10])" office:value-type="float" office:value="1046" calcext:value-type="float">
            <text:p>1046</text:p>
          </table:table-cell>
          <table:table-cell table:formula="of:=[.$J$5]*([.$A871]-1) + [.$J$4]" office:value-type="float" office:value="17530" calcext:value-type="float">
            <text:p>17530</text:p>
          </table:table-cell>
          <table:table-cell table:formula="of:=[.$J$7]*([.$A871]-1) + [.$J$6]" office:value-type="float" office:value="0" calcext:value-type="float">
            <text:p>0</text:p>
          </table:table-cell>
          <table:table-cell table:formula="of:=FLOOR([.$A871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.$J$2] + [.$J$3]*([.$A872]-1)+[.$J$1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.$J$9]*([.$A872]-1) + [.$J$8]+FLOOR([.$A872]/[.$J$10])" office:value-type="float" office:value="1047" calcext:value-type="float">
            <text:p>1047</text:p>
          </table:table-cell>
          <table:table-cell table:formula="of:=[.$J$5]*([.$A872]-1) + [.$J$4]" office:value-type="float" office:value="17550" calcext:value-type="float">
            <text:p>17550</text:p>
          </table:table-cell>
          <table:table-cell table:formula="of:=[.$J$7]*([.$A872]-1) + [.$J$6]" office:value-type="float" office:value="0" calcext:value-type="float">
            <text:p>0</text:p>
          </table:table-cell>
          <table:table-cell table:formula="of:=FLOOR([.$A872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.$J$2] + [.$J$3]*([.$A873]-1)+[.$J$1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.$J$9]*([.$A873]-1) + [.$J$8]+FLOOR([.$A873]/[.$J$10])" office:value-type="float" office:value="1048" calcext:value-type="float">
            <text:p>1048</text:p>
          </table:table-cell>
          <table:table-cell table:formula="of:=[.$J$5]*([.$A873]-1) + [.$J$4]" office:value-type="float" office:value="17570" calcext:value-type="float">
            <text:p>17570</text:p>
          </table:table-cell>
          <table:table-cell table:formula="of:=[.$J$7]*([.$A873]-1) + [.$J$6]" office:value-type="float" office:value="0" calcext:value-type="float">
            <text:p>0</text:p>
          </table:table-cell>
          <table:table-cell table:formula="of:=FLOOR([.$A873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.$J$2] + [.$J$3]*([.$A874]-1)+[.$J$1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.$J$9]*([.$A874]-1) + [.$J$8]+FLOOR([.$A874]/[.$J$10])" office:value-type="float" office:value="1049" calcext:value-type="float">
            <text:p>1049</text:p>
          </table:table-cell>
          <table:table-cell table:formula="of:=[.$J$5]*([.$A874]-1) + [.$J$4]" office:value-type="float" office:value="17590" calcext:value-type="float">
            <text:p>17590</text:p>
          </table:table-cell>
          <table:table-cell table:formula="of:=[.$J$7]*([.$A874]-1) + [.$J$6]" office:value-type="float" office:value="0" calcext:value-type="float">
            <text:p>0</text:p>
          </table:table-cell>
          <table:table-cell table:formula="of:=FLOOR([.$A874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.$J$2] + [.$J$3]*([.$A875]-1)+[.$J$1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.$J$9]*([.$A875]-1) + [.$J$8]+FLOOR([.$A875]/[.$J$10])" office:value-type="float" office:value="1050" calcext:value-type="float">
            <text:p>1050</text:p>
          </table:table-cell>
          <table:table-cell table:formula="of:=[.$J$5]*([.$A875]-1) + [.$J$4]" office:value-type="float" office:value="17610" calcext:value-type="float">
            <text:p>17610</text:p>
          </table:table-cell>
          <table:table-cell table:formula="of:=[.$J$7]*([.$A875]-1) + [.$J$6]" office:value-type="float" office:value="0" calcext:value-type="float">
            <text:p>0</text:p>
          </table:table-cell>
          <table:table-cell table:formula="of:=FLOOR([.$A875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.$J$2] + [.$J$3]*([.$A876]-1)+[.$J$1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.$J$9]*([.$A876]-1) + [.$J$8]+FLOOR([.$A876]/[.$J$10])" office:value-type="float" office:value="1052" calcext:value-type="float">
            <text:p>1052</text:p>
          </table:table-cell>
          <table:table-cell table:formula="of:=[.$J$5]*([.$A876]-1) + [.$J$4]" office:value-type="float" office:value="17630" calcext:value-type="float">
            <text:p>17630</text:p>
          </table:table-cell>
          <table:table-cell table:formula="of:=[.$J$7]*([.$A876]-1) + [.$J$6]" office:value-type="float" office:value="0" calcext:value-type="float">
            <text:p>0</text:p>
          </table:table-cell>
          <table:table-cell table:formula="of:=FLOOR([.$A876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.$J$2] + [.$J$3]*([.$A877]-1)+[.$J$1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.$J$9]*([.$A877]-1) + [.$J$8]+FLOOR([.$A877]/[.$J$10])" office:value-type="float" office:value="1053" calcext:value-type="float">
            <text:p>1053</text:p>
          </table:table-cell>
          <table:table-cell table:formula="of:=[.$J$5]*([.$A877]-1) + [.$J$4]" office:value-type="float" office:value="17650" calcext:value-type="float">
            <text:p>17650</text:p>
          </table:table-cell>
          <table:table-cell table:formula="of:=[.$J$7]*([.$A877]-1) + [.$J$6]" office:value-type="float" office:value="0" calcext:value-type="float">
            <text:p>0</text:p>
          </table:table-cell>
          <table:table-cell table:formula="of:=FLOOR([.$A877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.$J$2] + [.$J$3]*([.$A878]-1)+[.$J$1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.$J$9]*([.$A878]-1) + [.$J$8]+FLOOR([.$A878]/[.$J$10])" office:value-type="float" office:value="1054" calcext:value-type="float">
            <text:p>1054</text:p>
          </table:table-cell>
          <table:table-cell table:formula="of:=[.$J$5]*([.$A878]-1) + [.$J$4]" office:value-type="float" office:value="17670" calcext:value-type="float">
            <text:p>17670</text:p>
          </table:table-cell>
          <table:table-cell table:formula="of:=[.$J$7]*([.$A878]-1) + [.$J$6]" office:value-type="float" office:value="0" calcext:value-type="float">
            <text:p>0</text:p>
          </table:table-cell>
          <table:table-cell table:formula="of:=FLOOR([.$A878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.$J$2] + [.$J$3]*([.$A879]-1)+[.$J$1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.$J$9]*([.$A879]-1) + [.$J$8]+FLOOR([.$A879]/[.$J$10])" office:value-type="float" office:value="1055" calcext:value-type="float">
            <text:p>1055</text:p>
          </table:table-cell>
          <table:table-cell table:formula="of:=[.$J$5]*([.$A879]-1) + [.$J$4]" office:value-type="float" office:value="17690" calcext:value-type="float">
            <text:p>17690</text:p>
          </table:table-cell>
          <table:table-cell table:formula="of:=[.$J$7]*([.$A879]-1) + [.$J$6]" office:value-type="float" office:value="0" calcext:value-type="float">
            <text:p>0</text:p>
          </table:table-cell>
          <table:table-cell table:formula="of:=FLOOR([.$A879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.$J$2] + [.$J$3]*([.$A880]-1)+[.$J$1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.$J$9]*([.$A880]-1) + [.$J$8]+FLOOR([.$A880]/[.$J$10])" office:value-type="float" office:value="1056" calcext:value-type="float">
            <text:p>1056</text:p>
          </table:table-cell>
          <table:table-cell table:formula="of:=[.$J$5]*([.$A880]-1) + [.$J$4]" office:value-type="float" office:value="17710" calcext:value-type="float">
            <text:p>17710</text:p>
          </table:table-cell>
          <table:table-cell table:formula="of:=[.$J$7]*([.$A880]-1) + [.$J$6]" office:value-type="float" office:value="0" calcext:value-type="float">
            <text:p>0</text:p>
          </table:table-cell>
          <table:table-cell table:formula="of:=FLOOR([.$A880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.$J$2] + [.$J$3]*([.$A881]-1)+[.$J$1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.$J$9]*([.$A881]-1) + [.$J$8]+FLOOR([.$A881]/[.$J$10])" office:value-type="float" office:value="1058" calcext:value-type="float">
            <text:p>1058</text:p>
          </table:table-cell>
          <table:table-cell table:formula="of:=[.$J$5]*([.$A881]-1) + [.$J$4]" office:value-type="float" office:value="17730" calcext:value-type="float">
            <text:p>17730</text:p>
          </table:table-cell>
          <table:table-cell table:formula="of:=[.$J$7]*([.$A881]-1) + [.$J$6]" office:value-type="float" office:value="0" calcext:value-type="float">
            <text:p>0</text:p>
          </table:table-cell>
          <table:table-cell table:formula="of:=FLOOR([.$A881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.$J$2] + [.$J$3]*([.$A882]-1)+[.$J$1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.$J$9]*([.$A882]-1) + [.$J$8]+FLOOR([.$A882]/[.$J$10])" office:value-type="float" office:value="1059" calcext:value-type="float">
            <text:p>1059</text:p>
          </table:table-cell>
          <table:table-cell table:formula="of:=[.$J$5]*([.$A882]-1) + [.$J$4]" office:value-type="float" office:value="17750" calcext:value-type="float">
            <text:p>17750</text:p>
          </table:table-cell>
          <table:table-cell table:formula="of:=[.$J$7]*([.$A882]-1) + [.$J$6]" office:value-type="float" office:value="0" calcext:value-type="float">
            <text:p>0</text:p>
          </table:table-cell>
          <table:table-cell table:formula="of:=FLOOR([.$A882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.$J$2] + [.$J$3]*([.$A883]-1)+[.$J$1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.$J$9]*([.$A883]-1) + [.$J$8]+FLOOR([.$A883]/[.$J$10])" office:value-type="float" office:value="1060" calcext:value-type="float">
            <text:p>1060</text:p>
          </table:table-cell>
          <table:table-cell table:formula="of:=[.$J$5]*([.$A883]-1) + [.$J$4]" office:value-type="float" office:value="17770" calcext:value-type="float">
            <text:p>17770</text:p>
          </table:table-cell>
          <table:table-cell table:formula="of:=[.$J$7]*([.$A883]-1) + [.$J$6]" office:value-type="float" office:value="0" calcext:value-type="float">
            <text:p>0</text:p>
          </table:table-cell>
          <table:table-cell table:formula="of:=FLOOR([.$A883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.$J$2] + [.$J$3]*([.$A884]-1)+[.$J$1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.$J$9]*([.$A884]-1) + [.$J$8]+FLOOR([.$A884]/[.$J$10])" office:value-type="float" office:value="1061" calcext:value-type="float">
            <text:p>1061</text:p>
          </table:table-cell>
          <table:table-cell table:formula="of:=[.$J$5]*([.$A884]-1) + [.$J$4]" office:value-type="float" office:value="17790" calcext:value-type="float">
            <text:p>17790</text:p>
          </table:table-cell>
          <table:table-cell table:formula="of:=[.$J$7]*([.$A884]-1) + [.$J$6]" office:value-type="float" office:value="0" calcext:value-type="float">
            <text:p>0</text:p>
          </table:table-cell>
          <table:table-cell table:formula="of:=FLOOR([.$A884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.$J$2] + [.$J$3]*([.$A885]-1)+[.$J$1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.$J$9]*([.$A885]-1) + [.$J$8]+FLOOR([.$A885]/[.$J$10])" office:value-type="float" office:value="1062" calcext:value-type="float">
            <text:p>1062</text:p>
          </table:table-cell>
          <table:table-cell table:formula="of:=[.$J$5]*([.$A885]-1) + [.$J$4]" office:value-type="float" office:value="17810" calcext:value-type="float">
            <text:p>17810</text:p>
          </table:table-cell>
          <table:table-cell table:formula="of:=[.$J$7]*([.$A885]-1) + [.$J$6]" office:value-type="float" office:value="0" calcext:value-type="float">
            <text:p>0</text:p>
          </table:table-cell>
          <table:table-cell table:formula="of:=FLOOR([.$A885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.$J$2] + [.$J$3]*([.$A886]-1)+[.$J$1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.$J$9]*([.$A886]-1) + [.$J$8]+FLOOR([.$A886]/[.$J$10])" office:value-type="float" office:value="1064" calcext:value-type="float">
            <text:p>1064</text:p>
          </table:table-cell>
          <table:table-cell table:formula="of:=[.$J$5]*([.$A886]-1) + [.$J$4]" office:value-type="float" office:value="17830" calcext:value-type="float">
            <text:p>17830</text:p>
          </table:table-cell>
          <table:table-cell table:formula="of:=[.$J$7]*([.$A886]-1) + [.$J$6]" office:value-type="float" office:value="0" calcext:value-type="float">
            <text:p>0</text:p>
          </table:table-cell>
          <table:table-cell table:formula="of:=FLOOR([.$A886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.$J$2] + [.$J$3]*([.$A887]-1)+[.$J$1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.$J$9]*([.$A887]-1) + [.$J$8]+FLOOR([.$A887]/[.$J$10])" office:value-type="float" office:value="1065" calcext:value-type="float">
            <text:p>1065</text:p>
          </table:table-cell>
          <table:table-cell table:formula="of:=[.$J$5]*([.$A887]-1) + [.$J$4]" office:value-type="float" office:value="17850" calcext:value-type="float">
            <text:p>17850</text:p>
          </table:table-cell>
          <table:table-cell table:formula="of:=[.$J$7]*([.$A887]-1) + [.$J$6]" office:value-type="float" office:value="0" calcext:value-type="float">
            <text:p>0</text:p>
          </table:table-cell>
          <table:table-cell table:formula="of:=FLOOR([.$A887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.$J$2] + [.$J$3]*([.$A888]-1)+[.$J$1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.$J$9]*([.$A888]-1) + [.$J$8]+FLOOR([.$A888]/[.$J$10])" office:value-type="float" office:value="1066" calcext:value-type="float">
            <text:p>1066</text:p>
          </table:table-cell>
          <table:table-cell table:formula="of:=[.$J$5]*([.$A888]-1) + [.$J$4]" office:value-type="float" office:value="17870" calcext:value-type="float">
            <text:p>17870</text:p>
          </table:table-cell>
          <table:table-cell table:formula="of:=[.$J$7]*([.$A888]-1) + [.$J$6]" office:value-type="float" office:value="0" calcext:value-type="float">
            <text:p>0</text:p>
          </table:table-cell>
          <table:table-cell table:formula="of:=FLOOR([.$A888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.$J$2] + [.$J$3]*([.$A889]-1)+[.$J$1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.$J$9]*([.$A889]-1) + [.$J$8]+FLOOR([.$A889]/[.$J$10])" office:value-type="float" office:value="1067" calcext:value-type="float">
            <text:p>1067</text:p>
          </table:table-cell>
          <table:table-cell table:formula="of:=[.$J$5]*([.$A889]-1) + [.$J$4]" office:value-type="float" office:value="17890" calcext:value-type="float">
            <text:p>17890</text:p>
          </table:table-cell>
          <table:table-cell table:formula="of:=[.$J$7]*([.$A889]-1) + [.$J$6]" office:value-type="float" office:value="0" calcext:value-type="float">
            <text:p>0</text:p>
          </table:table-cell>
          <table:table-cell table:formula="of:=FLOOR([.$A889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.$J$2] + [.$J$3]*([.$A890]-1)+[.$J$1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.$J$9]*([.$A890]-1) + [.$J$8]+FLOOR([.$A890]/[.$J$10])" office:value-type="float" office:value="1068" calcext:value-type="float">
            <text:p>1068</text:p>
          </table:table-cell>
          <table:table-cell table:formula="of:=[.$J$5]*([.$A890]-1) + [.$J$4]" office:value-type="float" office:value="17910" calcext:value-type="float">
            <text:p>17910</text:p>
          </table:table-cell>
          <table:table-cell table:formula="of:=[.$J$7]*([.$A890]-1) + [.$J$6]" office:value-type="float" office:value="0" calcext:value-type="float">
            <text:p>0</text:p>
          </table:table-cell>
          <table:table-cell table:formula="of:=FLOOR([.$A890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.$J$2] + [.$J$3]*([.$A891]-1)+[.$J$1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.$J$9]*([.$A891]-1) + [.$J$8]+FLOOR([.$A891]/[.$J$10])" office:value-type="float" office:value="1070" calcext:value-type="float">
            <text:p>1070</text:p>
          </table:table-cell>
          <table:table-cell table:formula="of:=[.$J$5]*([.$A891]-1) + [.$J$4]" office:value-type="float" office:value="17930" calcext:value-type="float">
            <text:p>17930</text:p>
          </table:table-cell>
          <table:table-cell table:formula="of:=[.$J$7]*([.$A891]-1) + [.$J$6]" office:value-type="float" office:value="0" calcext:value-type="float">
            <text:p>0</text:p>
          </table:table-cell>
          <table:table-cell table:formula="of:=FLOOR([.$A891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.$J$2] + [.$J$3]*([.$A892]-1)+[.$J$1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.$J$9]*([.$A892]-1) + [.$J$8]+FLOOR([.$A892]/[.$J$10])" office:value-type="float" office:value="1071" calcext:value-type="float">
            <text:p>1071</text:p>
          </table:table-cell>
          <table:table-cell table:formula="of:=[.$J$5]*([.$A892]-1) + [.$J$4]" office:value-type="float" office:value="17950" calcext:value-type="float">
            <text:p>17950</text:p>
          </table:table-cell>
          <table:table-cell table:formula="of:=[.$J$7]*([.$A892]-1) + [.$J$6]" office:value-type="float" office:value="0" calcext:value-type="float">
            <text:p>0</text:p>
          </table:table-cell>
          <table:table-cell table:formula="of:=FLOOR([.$A892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.$J$2] + [.$J$3]*([.$A893]-1)+[.$J$1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.$J$9]*([.$A893]-1) + [.$J$8]+FLOOR([.$A893]/[.$J$10])" office:value-type="float" office:value="1072" calcext:value-type="float">
            <text:p>1072</text:p>
          </table:table-cell>
          <table:table-cell table:formula="of:=[.$J$5]*([.$A893]-1) + [.$J$4]" office:value-type="float" office:value="17970" calcext:value-type="float">
            <text:p>17970</text:p>
          </table:table-cell>
          <table:table-cell table:formula="of:=[.$J$7]*([.$A893]-1) + [.$J$6]" office:value-type="float" office:value="0" calcext:value-type="float">
            <text:p>0</text:p>
          </table:table-cell>
          <table:table-cell table:formula="of:=FLOOR([.$A893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.$J$2] + [.$J$3]*([.$A894]-1)+[.$J$1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.$J$9]*([.$A894]-1) + [.$J$8]+FLOOR([.$A894]/[.$J$10])" office:value-type="float" office:value="1073" calcext:value-type="float">
            <text:p>1073</text:p>
          </table:table-cell>
          <table:table-cell table:formula="of:=[.$J$5]*([.$A894]-1) + [.$J$4]" office:value-type="float" office:value="17990" calcext:value-type="float">
            <text:p>17990</text:p>
          </table:table-cell>
          <table:table-cell table:formula="of:=[.$J$7]*([.$A894]-1) + [.$J$6]" office:value-type="float" office:value="0" calcext:value-type="float">
            <text:p>0</text:p>
          </table:table-cell>
          <table:table-cell table:formula="of:=FLOOR([.$A894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.$J$2] + [.$J$3]*([.$A895]-1)+[.$J$1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.$J$9]*([.$A895]-1) + [.$J$8]+FLOOR([.$A895]/[.$J$10])" office:value-type="float" office:value="1074" calcext:value-type="float">
            <text:p>1074</text:p>
          </table:table-cell>
          <table:table-cell table:formula="of:=[.$J$5]*([.$A895]-1) + [.$J$4]" office:value-type="float" office:value="18010" calcext:value-type="float">
            <text:p>18010</text:p>
          </table:table-cell>
          <table:table-cell table:formula="of:=[.$J$7]*([.$A895]-1) + [.$J$6]" office:value-type="float" office:value="0" calcext:value-type="float">
            <text:p>0</text:p>
          </table:table-cell>
          <table:table-cell table:formula="of:=FLOOR([.$A895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.$J$2] + [.$J$3]*([.$A896]-1)+[.$J$1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.$J$9]*([.$A896]-1) + [.$J$8]+FLOOR([.$A896]/[.$J$10])" office:value-type="float" office:value="1076" calcext:value-type="float">
            <text:p>1076</text:p>
          </table:table-cell>
          <table:table-cell table:formula="of:=[.$J$5]*([.$A896]-1) + [.$J$4]" office:value-type="float" office:value="18030" calcext:value-type="float">
            <text:p>18030</text:p>
          </table:table-cell>
          <table:table-cell table:formula="of:=[.$J$7]*([.$A896]-1) + [.$J$6]" office:value-type="float" office:value="0" calcext:value-type="float">
            <text:p>0</text:p>
          </table:table-cell>
          <table:table-cell table:formula="of:=FLOOR([.$A896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.$J$2] + [.$J$3]*([.$A897]-1)+[.$J$1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.$J$9]*([.$A897]-1) + [.$J$8]+FLOOR([.$A897]/[.$J$10])" office:value-type="float" office:value="1077" calcext:value-type="float">
            <text:p>1077</text:p>
          </table:table-cell>
          <table:table-cell table:formula="of:=[.$J$5]*([.$A897]-1) + [.$J$4]" office:value-type="float" office:value="18050" calcext:value-type="float">
            <text:p>18050</text:p>
          </table:table-cell>
          <table:table-cell table:formula="of:=[.$J$7]*([.$A897]-1) + [.$J$6]" office:value-type="float" office:value="0" calcext:value-type="float">
            <text:p>0</text:p>
          </table:table-cell>
          <table:table-cell table:formula="of:=FLOOR([.$A897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.$J$2] + [.$J$3]*([.$A898]-1)+[.$J$1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.$J$9]*([.$A898]-1) + [.$J$8]+FLOOR([.$A898]/[.$J$10])" office:value-type="float" office:value="1078" calcext:value-type="float">
            <text:p>1078</text:p>
          </table:table-cell>
          <table:table-cell table:formula="of:=[.$J$5]*([.$A898]-1) + [.$J$4]" office:value-type="float" office:value="18070" calcext:value-type="float">
            <text:p>18070</text:p>
          </table:table-cell>
          <table:table-cell table:formula="of:=[.$J$7]*([.$A898]-1) + [.$J$6]" office:value-type="float" office:value="0" calcext:value-type="float">
            <text:p>0</text:p>
          </table:table-cell>
          <table:table-cell table:formula="of:=FLOOR([.$A898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.$J$2] + [.$J$3]*([.$A899]-1)+[.$J$1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.$J$9]*([.$A899]-1) + [.$J$8]+FLOOR([.$A899]/[.$J$10])" office:value-type="float" office:value="1079" calcext:value-type="float">
            <text:p>1079</text:p>
          </table:table-cell>
          <table:table-cell table:formula="of:=[.$J$5]*([.$A899]-1) + [.$J$4]" office:value-type="float" office:value="18090" calcext:value-type="float">
            <text:p>18090</text:p>
          </table:table-cell>
          <table:table-cell table:formula="of:=[.$J$7]*([.$A899]-1) + [.$J$6]" office:value-type="float" office:value="0" calcext:value-type="float">
            <text:p>0</text:p>
          </table:table-cell>
          <table:table-cell table:formula="of:=FLOOR([.$A899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.$J$2] + [.$J$3]*([.$A900]-1)+[.$J$1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.$J$9]*([.$A900]-1) + [.$J$8]+FLOOR([.$A900]/[.$J$10])" office:value-type="float" office:value="1080" calcext:value-type="float">
            <text:p>1080</text:p>
          </table:table-cell>
          <table:table-cell table:formula="of:=[.$J$5]*([.$A900]-1) + [.$J$4]" office:value-type="float" office:value="18110" calcext:value-type="float">
            <text:p>18110</text:p>
          </table:table-cell>
          <table:table-cell table:formula="of:=[.$J$7]*([.$A900]-1) + [.$J$6]" office:value-type="float" office:value="0" calcext:value-type="float">
            <text:p>0</text:p>
          </table:table-cell>
          <table:table-cell table:formula="of:=FLOOR([.$A900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.$J$2] + [.$J$3]*([.$A901]-1)+[.$J$1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.$J$9]*([.$A901]-1) + [.$J$8]+FLOOR([.$A901]/[.$J$10])" office:value-type="float" office:value="1082" calcext:value-type="float">
            <text:p>1082</text:p>
          </table:table-cell>
          <table:table-cell table:formula="of:=[.$J$5]*([.$A901]-1) + [.$J$4]" office:value-type="float" office:value="18130" calcext:value-type="float">
            <text:p>18130</text:p>
          </table:table-cell>
          <table:table-cell table:formula="of:=[.$J$7]*([.$A901]-1) + [.$J$6]" office:value-type="float" office:value="0" calcext:value-type="float">
            <text:p>0</text:p>
          </table:table-cell>
          <table:table-cell table:formula="of:=FLOOR([.$A901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.$J$2] + [.$J$3]*([.$A902]-1)+[.$J$1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.$J$9]*([.$A902]-1) + [.$J$8]+FLOOR([.$A902]/[.$J$10])" office:value-type="float" office:value="1083" calcext:value-type="float">
            <text:p>1083</text:p>
          </table:table-cell>
          <table:table-cell table:formula="of:=[.$J$5]*([.$A902]-1) + [.$J$4]" office:value-type="float" office:value="18150" calcext:value-type="float">
            <text:p>18150</text:p>
          </table:table-cell>
          <table:table-cell table:formula="of:=[.$J$7]*([.$A902]-1) + [.$J$6]" office:value-type="float" office:value="0" calcext:value-type="float">
            <text:p>0</text:p>
          </table:table-cell>
          <table:table-cell table:formula="of:=FLOOR([.$A902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.$J$2] + [.$J$3]*([.$A903]-1)+[.$J$1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.$J$9]*([.$A903]-1) + [.$J$8]+FLOOR([.$A903]/[.$J$10])" office:value-type="float" office:value="1084" calcext:value-type="float">
            <text:p>1084</text:p>
          </table:table-cell>
          <table:table-cell table:formula="of:=[.$J$5]*([.$A903]-1) + [.$J$4]" office:value-type="float" office:value="18170" calcext:value-type="float">
            <text:p>18170</text:p>
          </table:table-cell>
          <table:table-cell table:formula="of:=[.$J$7]*([.$A903]-1) + [.$J$6]" office:value-type="float" office:value="0" calcext:value-type="float">
            <text:p>0</text:p>
          </table:table-cell>
          <table:table-cell table:formula="of:=FLOOR([.$A903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.$J$2] + [.$J$3]*([.$A904]-1)+[.$J$1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.$J$9]*([.$A904]-1) + [.$J$8]+FLOOR([.$A904]/[.$J$10])" office:value-type="float" office:value="1085" calcext:value-type="float">
            <text:p>1085</text:p>
          </table:table-cell>
          <table:table-cell table:formula="of:=[.$J$5]*([.$A904]-1) + [.$J$4]" office:value-type="float" office:value="18190" calcext:value-type="float">
            <text:p>18190</text:p>
          </table:table-cell>
          <table:table-cell table:formula="of:=[.$J$7]*([.$A904]-1) + [.$J$6]" office:value-type="float" office:value="0" calcext:value-type="float">
            <text:p>0</text:p>
          </table:table-cell>
          <table:table-cell table:formula="of:=FLOOR([.$A904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.$J$2] + [.$J$3]*([.$A905]-1)+[.$J$1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.$J$9]*([.$A905]-1) + [.$J$8]+FLOOR([.$A905]/[.$J$10])" office:value-type="float" office:value="1086" calcext:value-type="float">
            <text:p>1086</text:p>
          </table:table-cell>
          <table:table-cell table:formula="of:=[.$J$5]*([.$A905]-1) + [.$J$4]" office:value-type="float" office:value="18210" calcext:value-type="float">
            <text:p>18210</text:p>
          </table:table-cell>
          <table:table-cell table:formula="of:=[.$J$7]*([.$A905]-1) + [.$J$6]" office:value-type="float" office:value="0" calcext:value-type="float">
            <text:p>0</text:p>
          </table:table-cell>
          <table:table-cell table:formula="of:=FLOOR([.$A905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.$J$2] + [.$J$3]*([.$A906]-1)+[.$J$1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.$J$9]*([.$A906]-1) + [.$J$8]+FLOOR([.$A906]/[.$J$10])" office:value-type="float" office:value="1088" calcext:value-type="float">
            <text:p>1088</text:p>
          </table:table-cell>
          <table:table-cell table:formula="of:=[.$J$5]*([.$A906]-1) + [.$J$4]" office:value-type="float" office:value="18230" calcext:value-type="float">
            <text:p>18230</text:p>
          </table:table-cell>
          <table:table-cell table:formula="of:=[.$J$7]*([.$A906]-1) + [.$J$6]" office:value-type="float" office:value="0" calcext:value-type="float">
            <text:p>0</text:p>
          </table:table-cell>
          <table:table-cell table:formula="of:=FLOOR([.$A906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.$J$2] + [.$J$3]*([.$A907]-1)+[.$J$1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.$J$9]*([.$A907]-1) + [.$J$8]+FLOOR([.$A907]/[.$J$10])" office:value-type="float" office:value="1089" calcext:value-type="float">
            <text:p>1089</text:p>
          </table:table-cell>
          <table:table-cell table:formula="of:=[.$J$5]*([.$A907]-1) + [.$J$4]" office:value-type="float" office:value="18250" calcext:value-type="float">
            <text:p>18250</text:p>
          </table:table-cell>
          <table:table-cell table:formula="of:=[.$J$7]*([.$A907]-1) + [.$J$6]" office:value-type="float" office:value="0" calcext:value-type="float">
            <text:p>0</text:p>
          </table:table-cell>
          <table:table-cell table:formula="of:=FLOOR([.$A907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.$J$2] + [.$J$3]*([.$A908]-1)+[.$J$1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.$J$9]*([.$A908]-1) + [.$J$8]+FLOOR([.$A908]/[.$J$10])" office:value-type="float" office:value="1090" calcext:value-type="float">
            <text:p>1090</text:p>
          </table:table-cell>
          <table:table-cell table:formula="of:=[.$J$5]*([.$A908]-1) + [.$J$4]" office:value-type="float" office:value="18270" calcext:value-type="float">
            <text:p>18270</text:p>
          </table:table-cell>
          <table:table-cell table:formula="of:=[.$J$7]*([.$A908]-1) + [.$J$6]" office:value-type="float" office:value="0" calcext:value-type="float">
            <text:p>0</text:p>
          </table:table-cell>
          <table:table-cell table:formula="of:=FLOOR([.$A908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.$J$2] + [.$J$3]*([.$A909]-1)+[.$J$1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.$J$9]*([.$A909]-1) + [.$J$8]+FLOOR([.$A909]/[.$J$10])" office:value-type="float" office:value="1091" calcext:value-type="float">
            <text:p>1091</text:p>
          </table:table-cell>
          <table:table-cell table:formula="of:=[.$J$5]*([.$A909]-1) + [.$J$4]" office:value-type="float" office:value="18290" calcext:value-type="float">
            <text:p>18290</text:p>
          </table:table-cell>
          <table:table-cell table:formula="of:=[.$J$7]*([.$A909]-1) + [.$J$6]" office:value-type="float" office:value="0" calcext:value-type="float">
            <text:p>0</text:p>
          </table:table-cell>
          <table:table-cell table:formula="of:=FLOOR([.$A909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.$J$2] + [.$J$3]*([.$A910]-1)+[.$J$1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.$J$9]*([.$A910]-1) + [.$J$8]+FLOOR([.$A910]/[.$J$10])" office:value-type="float" office:value="1092" calcext:value-type="float">
            <text:p>1092</text:p>
          </table:table-cell>
          <table:table-cell table:formula="of:=[.$J$5]*([.$A910]-1) + [.$J$4]" office:value-type="float" office:value="18310" calcext:value-type="float">
            <text:p>18310</text:p>
          </table:table-cell>
          <table:table-cell table:formula="of:=[.$J$7]*([.$A910]-1) + [.$J$6]" office:value-type="float" office:value="0" calcext:value-type="float">
            <text:p>0</text:p>
          </table:table-cell>
          <table:table-cell table:formula="of:=FLOOR([.$A910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.$J$2] + [.$J$3]*([.$A911]-1)+[.$J$1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.$J$9]*([.$A911]-1) + [.$J$8]+FLOOR([.$A911]/[.$J$10])" office:value-type="float" office:value="1094" calcext:value-type="float">
            <text:p>1094</text:p>
          </table:table-cell>
          <table:table-cell table:formula="of:=[.$J$5]*([.$A911]-1) + [.$J$4]" office:value-type="float" office:value="18330" calcext:value-type="float">
            <text:p>18330</text:p>
          </table:table-cell>
          <table:table-cell table:formula="of:=[.$J$7]*([.$A911]-1) + [.$J$6]" office:value-type="float" office:value="0" calcext:value-type="float">
            <text:p>0</text:p>
          </table:table-cell>
          <table:table-cell table:formula="of:=FLOOR([.$A911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.$J$2] + [.$J$3]*([.$A912]-1)+[.$J$1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.$J$9]*([.$A912]-1) + [.$J$8]+FLOOR([.$A912]/[.$J$10])" office:value-type="float" office:value="1095" calcext:value-type="float">
            <text:p>1095</text:p>
          </table:table-cell>
          <table:table-cell table:formula="of:=[.$J$5]*([.$A912]-1) + [.$J$4]" office:value-type="float" office:value="18350" calcext:value-type="float">
            <text:p>18350</text:p>
          </table:table-cell>
          <table:table-cell table:formula="of:=[.$J$7]*([.$A912]-1) + [.$J$6]" office:value-type="float" office:value="0" calcext:value-type="float">
            <text:p>0</text:p>
          </table:table-cell>
          <table:table-cell table:formula="of:=FLOOR([.$A912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.$J$2] + [.$J$3]*([.$A913]-1)+[.$J$1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.$J$9]*([.$A913]-1) + [.$J$8]+FLOOR([.$A913]/[.$J$10])" office:value-type="float" office:value="1096" calcext:value-type="float">
            <text:p>1096</text:p>
          </table:table-cell>
          <table:table-cell table:formula="of:=[.$J$5]*([.$A913]-1) + [.$J$4]" office:value-type="float" office:value="18370" calcext:value-type="float">
            <text:p>18370</text:p>
          </table:table-cell>
          <table:table-cell table:formula="of:=[.$J$7]*([.$A913]-1) + [.$J$6]" office:value-type="float" office:value="0" calcext:value-type="float">
            <text:p>0</text:p>
          </table:table-cell>
          <table:table-cell table:formula="of:=FLOOR([.$A913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.$J$2] + [.$J$3]*([.$A914]-1)+[.$J$1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.$J$9]*([.$A914]-1) + [.$J$8]+FLOOR([.$A914]/[.$J$10])" office:value-type="float" office:value="1097" calcext:value-type="float">
            <text:p>1097</text:p>
          </table:table-cell>
          <table:table-cell table:formula="of:=[.$J$5]*([.$A914]-1) + [.$J$4]" office:value-type="float" office:value="18390" calcext:value-type="float">
            <text:p>18390</text:p>
          </table:table-cell>
          <table:table-cell table:formula="of:=[.$J$7]*([.$A914]-1) + [.$J$6]" office:value-type="float" office:value="0" calcext:value-type="float">
            <text:p>0</text:p>
          </table:table-cell>
          <table:table-cell table:formula="of:=FLOOR([.$A914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.$J$2] + [.$J$3]*([.$A915]-1)+[.$J$1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.$J$9]*([.$A915]-1) + [.$J$8]+FLOOR([.$A915]/[.$J$10])" office:value-type="float" office:value="1098" calcext:value-type="float">
            <text:p>1098</text:p>
          </table:table-cell>
          <table:table-cell table:formula="of:=[.$J$5]*([.$A915]-1) + [.$J$4]" office:value-type="float" office:value="18410" calcext:value-type="float">
            <text:p>18410</text:p>
          </table:table-cell>
          <table:table-cell table:formula="of:=[.$J$7]*([.$A915]-1) + [.$J$6]" office:value-type="float" office:value="0" calcext:value-type="float">
            <text:p>0</text:p>
          </table:table-cell>
          <table:table-cell table:formula="of:=FLOOR([.$A915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.$J$2] + [.$J$3]*([.$A916]-1)+[.$J$1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.$J$9]*([.$A916]-1) + [.$J$8]+FLOOR([.$A916]/[.$J$10])" office:value-type="float" office:value="1100" calcext:value-type="float">
            <text:p>1100</text:p>
          </table:table-cell>
          <table:table-cell table:formula="of:=[.$J$5]*([.$A916]-1) + [.$J$4]" office:value-type="float" office:value="18430" calcext:value-type="float">
            <text:p>18430</text:p>
          </table:table-cell>
          <table:table-cell table:formula="of:=[.$J$7]*([.$A916]-1) + [.$J$6]" office:value-type="float" office:value="0" calcext:value-type="float">
            <text:p>0</text:p>
          </table:table-cell>
          <table:table-cell table:formula="of:=FLOOR([.$A916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.$J$2] + [.$J$3]*([.$A917]-1)+[.$J$1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.$J$9]*([.$A917]-1) + [.$J$8]+FLOOR([.$A917]/[.$J$10])" office:value-type="float" office:value="1101" calcext:value-type="float">
            <text:p>1101</text:p>
          </table:table-cell>
          <table:table-cell table:formula="of:=[.$J$5]*([.$A917]-1) + [.$J$4]" office:value-type="float" office:value="18450" calcext:value-type="float">
            <text:p>18450</text:p>
          </table:table-cell>
          <table:table-cell table:formula="of:=[.$J$7]*([.$A917]-1) + [.$J$6]" office:value-type="float" office:value="0" calcext:value-type="float">
            <text:p>0</text:p>
          </table:table-cell>
          <table:table-cell table:formula="of:=FLOOR([.$A917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.$J$2] + [.$J$3]*([.$A918]-1)+[.$J$1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.$J$9]*([.$A918]-1) + [.$J$8]+FLOOR([.$A918]/[.$J$10])" office:value-type="float" office:value="1102" calcext:value-type="float">
            <text:p>1102</text:p>
          </table:table-cell>
          <table:table-cell table:formula="of:=[.$J$5]*([.$A918]-1) + [.$J$4]" office:value-type="float" office:value="18470" calcext:value-type="float">
            <text:p>18470</text:p>
          </table:table-cell>
          <table:table-cell table:formula="of:=[.$J$7]*([.$A918]-1) + [.$J$6]" office:value-type="float" office:value="0" calcext:value-type="float">
            <text:p>0</text:p>
          </table:table-cell>
          <table:table-cell table:formula="of:=FLOOR([.$A918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.$J$2] + [.$J$3]*([.$A919]-1)+[.$J$1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.$J$9]*([.$A919]-1) + [.$J$8]+FLOOR([.$A919]/[.$J$10])" office:value-type="float" office:value="1103" calcext:value-type="float">
            <text:p>1103</text:p>
          </table:table-cell>
          <table:table-cell table:formula="of:=[.$J$5]*([.$A919]-1) + [.$J$4]" office:value-type="float" office:value="18490" calcext:value-type="float">
            <text:p>18490</text:p>
          </table:table-cell>
          <table:table-cell table:formula="of:=[.$J$7]*([.$A919]-1) + [.$J$6]" office:value-type="float" office:value="0" calcext:value-type="float">
            <text:p>0</text:p>
          </table:table-cell>
          <table:table-cell table:formula="of:=FLOOR([.$A919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.$J$2] + [.$J$3]*([.$A920]-1)+[.$J$1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.$J$9]*([.$A920]-1) + [.$J$8]+FLOOR([.$A920]/[.$J$10])" office:value-type="float" office:value="1104" calcext:value-type="float">
            <text:p>1104</text:p>
          </table:table-cell>
          <table:table-cell table:formula="of:=[.$J$5]*([.$A920]-1) + [.$J$4]" office:value-type="float" office:value="18510" calcext:value-type="float">
            <text:p>18510</text:p>
          </table:table-cell>
          <table:table-cell table:formula="of:=[.$J$7]*([.$A920]-1) + [.$J$6]" office:value-type="float" office:value="0" calcext:value-type="float">
            <text:p>0</text:p>
          </table:table-cell>
          <table:table-cell table:formula="of:=FLOOR([.$A920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.$J$2] + [.$J$3]*([.$A921]-1)+[.$J$1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.$J$9]*([.$A921]-1) + [.$J$8]+FLOOR([.$A921]/[.$J$10])" office:value-type="float" office:value="1106" calcext:value-type="float">
            <text:p>1106</text:p>
          </table:table-cell>
          <table:table-cell table:formula="of:=[.$J$5]*([.$A921]-1) + [.$J$4]" office:value-type="float" office:value="18530" calcext:value-type="float">
            <text:p>18530</text:p>
          </table:table-cell>
          <table:table-cell table:formula="of:=[.$J$7]*([.$A921]-1) + [.$J$6]" office:value-type="float" office:value="0" calcext:value-type="float">
            <text:p>0</text:p>
          </table:table-cell>
          <table:table-cell table:formula="of:=FLOOR([.$A921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.$J$2] + [.$J$3]*([.$A922]-1)+[.$J$1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.$J$9]*([.$A922]-1) + [.$J$8]+FLOOR([.$A922]/[.$J$10])" office:value-type="float" office:value="1107" calcext:value-type="float">
            <text:p>1107</text:p>
          </table:table-cell>
          <table:table-cell table:formula="of:=[.$J$5]*([.$A922]-1) + [.$J$4]" office:value-type="float" office:value="18550" calcext:value-type="float">
            <text:p>18550</text:p>
          </table:table-cell>
          <table:table-cell table:formula="of:=[.$J$7]*([.$A922]-1) + [.$J$6]" office:value-type="float" office:value="0" calcext:value-type="float">
            <text:p>0</text:p>
          </table:table-cell>
          <table:table-cell table:formula="of:=FLOOR([.$A922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.$J$2] + [.$J$3]*([.$A923]-1)+[.$J$1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.$J$9]*([.$A923]-1) + [.$J$8]+FLOOR([.$A923]/[.$J$10])" office:value-type="float" office:value="1108" calcext:value-type="float">
            <text:p>1108</text:p>
          </table:table-cell>
          <table:table-cell table:formula="of:=[.$J$5]*([.$A923]-1) + [.$J$4]" office:value-type="float" office:value="18570" calcext:value-type="float">
            <text:p>18570</text:p>
          </table:table-cell>
          <table:table-cell table:formula="of:=[.$J$7]*([.$A923]-1) + [.$J$6]" office:value-type="float" office:value="0" calcext:value-type="float">
            <text:p>0</text:p>
          </table:table-cell>
          <table:table-cell table:formula="of:=FLOOR([.$A923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.$J$2] + [.$J$3]*([.$A924]-1)+[.$J$1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.$J$9]*([.$A924]-1) + [.$J$8]+FLOOR([.$A924]/[.$J$10])" office:value-type="float" office:value="1109" calcext:value-type="float">
            <text:p>1109</text:p>
          </table:table-cell>
          <table:table-cell table:formula="of:=[.$J$5]*([.$A924]-1) + [.$J$4]" office:value-type="float" office:value="18590" calcext:value-type="float">
            <text:p>18590</text:p>
          </table:table-cell>
          <table:table-cell table:formula="of:=[.$J$7]*([.$A924]-1) + [.$J$6]" office:value-type="float" office:value="0" calcext:value-type="float">
            <text:p>0</text:p>
          </table:table-cell>
          <table:table-cell table:formula="of:=FLOOR([.$A924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.$J$2] + [.$J$3]*([.$A925]-1)+[.$J$1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.$J$9]*([.$A925]-1) + [.$J$8]+FLOOR([.$A925]/[.$J$10])" office:value-type="float" office:value="1110" calcext:value-type="float">
            <text:p>1110</text:p>
          </table:table-cell>
          <table:table-cell table:formula="of:=[.$J$5]*([.$A925]-1) + [.$J$4]" office:value-type="float" office:value="18610" calcext:value-type="float">
            <text:p>18610</text:p>
          </table:table-cell>
          <table:table-cell table:formula="of:=[.$J$7]*([.$A925]-1) + [.$J$6]" office:value-type="float" office:value="0" calcext:value-type="float">
            <text:p>0</text:p>
          </table:table-cell>
          <table:table-cell table:formula="of:=FLOOR([.$A925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.$J$2] + [.$J$3]*([.$A926]-1)+[.$J$1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.$J$9]*([.$A926]-1) + [.$J$8]+FLOOR([.$A926]/[.$J$10])" office:value-type="float" office:value="1112" calcext:value-type="float">
            <text:p>1112</text:p>
          </table:table-cell>
          <table:table-cell table:formula="of:=[.$J$5]*([.$A926]-1) + [.$J$4]" office:value-type="float" office:value="18630" calcext:value-type="float">
            <text:p>18630</text:p>
          </table:table-cell>
          <table:table-cell table:formula="of:=[.$J$7]*([.$A926]-1) + [.$J$6]" office:value-type="float" office:value="0" calcext:value-type="float">
            <text:p>0</text:p>
          </table:table-cell>
          <table:table-cell table:formula="of:=FLOOR([.$A926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.$J$2] + [.$J$3]*([.$A927]-1)+[.$J$1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.$J$9]*([.$A927]-1) + [.$J$8]+FLOOR([.$A927]/[.$J$10])" office:value-type="float" office:value="1113" calcext:value-type="float">
            <text:p>1113</text:p>
          </table:table-cell>
          <table:table-cell table:formula="of:=[.$J$5]*([.$A927]-1) + [.$J$4]" office:value-type="float" office:value="18650" calcext:value-type="float">
            <text:p>18650</text:p>
          </table:table-cell>
          <table:table-cell table:formula="of:=[.$J$7]*([.$A927]-1) + [.$J$6]" office:value-type="float" office:value="0" calcext:value-type="float">
            <text:p>0</text:p>
          </table:table-cell>
          <table:table-cell table:formula="of:=FLOOR([.$A927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.$J$2] + [.$J$3]*([.$A928]-1)+[.$J$1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.$J$9]*([.$A928]-1) + [.$J$8]+FLOOR([.$A928]/[.$J$10])" office:value-type="float" office:value="1114" calcext:value-type="float">
            <text:p>1114</text:p>
          </table:table-cell>
          <table:table-cell table:formula="of:=[.$J$5]*([.$A928]-1) + [.$J$4]" office:value-type="float" office:value="18670" calcext:value-type="float">
            <text:p>18670</text:p>
          </table:table-cell>
          <table:table-cell table:formula="of:=[.$J$7]*([.$A928]-1) + [.$J$6]" office:value-type="float" office:value="0" calcext:value-type="float">
            <text:p>0</text:p>
          </table:table-cell>
          <table:table-cell table:formula="of:=FLOOR([.$A928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.$J$2] + [.$J$3]*([.$A929]-1)+[.$J$1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.$J$9]*([.$A929]-1) + [.$J$8]+FLOOR([.$A929]/[.$J$10])" office:value-type="float" office:value="1115" calcext:value-type="float">
            <text:p>1115</text:p>
          </table:table-cell>
          <table:table-cell table:formula="of:=[.$J$5]*([.$A929]-1) + [.$J$4]" office:value-type="float" office:value="18690" calcext:value-type="float">
            <text:p>18690</text:p>
          </table:table-cell>
          <table:table-cell table:formula="of:=[.$J$7]*([.$A929]-1) + [.$J$6]" office:value-type="float" office:value="0" calcext:value-type="float">
            <text:p>0</text:p>
          </table:table-cell>
          <table:table-cell table:formula="of:=FLOOR([.$A929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.$J$2] + [.$J$3]*([.$A930]-1)+[.$J$1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.$J$9]*([.$A930]-1) + [.$J$8]+FLOOR([.$A930]/[.$J$10])" office:value-type="float" office:value="1116" calcext:value-type="float">
            <text:p>1116</text:p>
          </table:table-cell>
          <table:table-cell table:formula="of:=[.$J$5]*([.$A930]-1) + [.$J$4]" office:value-type="float" office:value="18710" calcext:value-type="float">
            <text:p>18710</text:p>
          </table:table-cell>
          <table:table-cell table:formula="of:=[.$J$7]*([.$A930]-1) + [.$J$6]" office:value-type="float" office:value="0" calcext:value-type="float">
            <text:p>0</text:p>
          </table:table-cell>
          <table:table-cell table:formula="of:=FLOOR([.$A930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.$J$2] + [.$J$3]*([.$A931]-1)+[.$J$1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.$J$9]*([.$A931]-1) + [.$J$8]+FLOOR([.$A931]/[.$J$10])" office:value-type="float" office:value="1118" calcext:value-type="float">
            <text:p>1118</text:p>
          </table:table-cell>
          <table:table-cell table:formula="of:=[.$J$5]*([.$A931]-1) + [.$J$4]" office:value-type="float" office:value="18730" calcext:value-type="float">
            <text:p>18730</text:p>
          </table:table-cell>
          <table:table-cell table:formula="of:=[.$J$7]*([.$A931]-1) + [.$J$6]" office:value-type="float" office:value="0" calcext:value-type="float">
            <text:p>0</text:p>
          </table:table-cell>
          <table:table-cell table:formula="of:=FLOOR([.$A931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.$J$2] + [.$J$3]*([.$A932]-1)+[.$J$1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.$J$9]*([.$A932]-1) + [.$J$8]+FLOOR([.$A932]/[.$J$10])" office:value-type="float" office:value="1119" calcext:value-type="float">
            <text:p>1119</text:p>
          </table:table-cell>
          <table:table-cell table:formula="of:=[.$J$5]*([.$A932]-1) + [.$J$4]" office:value-type="float" office:value="18750" calcext:value-type="float">
            <text:p>18750</text:p>
          </table:table-cell>
          <table:table-cell table:formula="of:=[.$J$7]*([.$A932]-1) + [.$J$6]" office:value-type="float" office:value="0" calcext:value-type="float">
            <text:p>0</text:p>
          </table:table-cell>
          <table:table-cell table:formula="of:=FLOOR([.$A932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.$J$2] + [.$J$3]*([.$A933]-1)+[.$J$1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.$J$9]*([.$A933]-1) + [.$J$8]+FLOOR([.$A933]/[.$J$10])" office:value-type="float" office:value="1120" calcext:value-type="float">
            <text:p>1120</text:p>
          </table:table-cell>
          <table:table-cell table:formula="of:=[.$J$5]*([.$A933]-1) + [.$J$4]" office:value-type="float" office:value="18770" calcext:value-type="float">
            <text:p>18770</text:p>
          </table:table-cell>
          <table:table-cell table:formula="of:=[.$J$7]*([.$A933]-1) + [.$J$6]" office:value-type="float" office:value="0" calcext:value-type="float">
            <text:p>0</text:p>
          </table:table-cell>
          <table:table-cell table:formula="of:=FLOOR([.$A933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.$J$2] + [.$J$3]*([.$A934]-1)+[.$J$1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.$J$9]*([.$A934]-1) + [.$J$8]+FLOOR([.$A934]/[.$J$10])" office:value-type="float" office:value="1121" calcext:value-type="float">
            <text:p>1121</text:p>
          </table:table-cell>
          <table:table-cell table:formula="of:=[.$J$5]*([.$A934]-1) + [.$J$4]" office:value-type="float" office:value="18790" calcext:value-type="float">
            <text:p>18790</text:p>
          </table:table-cell>
          <table:table-cell table:formula="of:=[.$J$7]*([.$A934]-1) + [.$J$6]" office:value-type="float" office:value="0" calcext:value-type="float">
            <text:p>0</text:p>
          </table:table-cell>
          <table:table-cell table:formula="of:=FLOOR([.$A934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.$J$2] + [.$J$3]*([.$A935]-1)+[.$J$1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.$J$9]*([.$A935]-1) + [.$J$8]+FLOOR([.$A935]/[.$J$10])" office:value-type="float" office:value="1122" calcext:value-type="float">
            <text:p>1122</text:p>
          </table:table-cell>
          <table:table-cell table:formula="of:=[.$J$5]*([.$A935]-1) + [.$J$4]" office:value-type="float" office:value="18810" calcext:value-type="float">
            <text:p>18810</text:p>
          </table:table-cell>
          <table:table-cell table:formula="of:=[.$J$7]*([.$A935]-1) + [.$J$6]" office:value-type="float" office:value="0" calcext:value-type="float">
            <text:p>0</text:p>
          </table:table-cell>
          <table:table-cell table:formula="of:=FLOOR([.$A935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.$J$2] + [.$J$3]*([.$A936]-1)+[.$J$1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.$J$9]*([.$A936]-1) + [.$J$8]+FLOOR([.$A936]/[.$J$10])" office:value-type="float" office:value="1124" calcext:value-type="float">
            <text:p>1124</text:p>
          </table:table-cell>
          <table:table-cell table:formula="of:=[.$J$5]*([.$A936]-1) + [.$J$4]" office:value-type="float" office:value="18830" calcext:value-type="float">
            <text:p>18830</text:p>
          </table:table-cell>
          <table:table-cell table:formula="of:=[.$J$7]*([.$A936]-1) + [.$J$6]" office:value-type="float" office:value="0" calcext:value-type="float">
            <text:p>0</text:p>
          </table:table-cell>
          <table:table-cell table:formula="of:=FLOOR([.$A936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.$J$2] + [.$J$3]*([.$A937]-1)+[.$J$1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.$J$9]*([.$A937]-1) + [.$J$8]+FLOOR([.$A937]/[.$J$10])" office:value-type="float" office:value="1125" calcext:value-type="float">
            <text:p>1125</text:p>
          </table:table-cell>
          <table:table-cell table:formula="of:=[.$J$5]*([.$A937]-1) + [.$J$4]" office:value-type="float" office:value="18850" calcext:value-type="float">
            <text:p>18850</text:p>
          </table:table-cell>
          <table:table-cell table:formula="of:=[.$J$7]*([.$A937]-1) + [.$J$6]" office:value-type="float" office:value="0" calcext:value-type="float">
            <text:p>0</text:p>
          </table:table-cell>
          <table:table-cell table:formula="of:=FLOOR([.$A937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.$J$2] + [.$J$3]*([.$A938]-1)+[.$J$1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.$J$9]*([.$A938]-1) + [.$J$8]+FLOOR([.$A938]/[.$J$10])" office:value-type="float" office:value="1126" calcext:value-type="float">
            <text:p>1126</text:p>
          </table:table-cell>
          <table:table-cell table:formula="of:=[.$J$5]*([.$A938]-1) + [.$J$4]" office:value-type="float" office:value="18870" calcext:value-type="float">
            <text:p>18870</text:p>
          </table:table-cell>
          <table:table-cell table:formula="of:=[.$J$7]*([.$A938]-1) + [.$J$6]" office:value-type="float" office:value="0" calcext:value-type="float">
            <text:p>0</text:p>
          </table:table-cell>
          <table:table-cell table:formula="of:=FLOOR([.$A938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.$J$2] + [.$J$3]*([.$A939]-1)+[.$J$1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.$J$9]*([.$A939]-1) + [.$J$8]+FLOOR([.$A939]/[.$J$10])" office:value-type="float" office:value="1127" calcext:value-type="float">
            <text:p>1127</text:p>
          </table:table-cell>
          <table:table-cell table:formula="of:=[.$J$5]*([.$A939]-1) + [.$J$4]" office:value-type="float" office:value="18890" calcext:value-type="float">
            <text:p>18890</text:p>
          </table:table-cell>
          <table:table-cell table:formula="of:=[.$J$7]*([.$A939]-1) + [.$J$6]" office:value-type="float" office:value="0" calcext:value-type="float">
            <text:p>0</text:p>
          </table:table-cell>
          <table:table-cell table:formula="of:=FLOOR([.$A939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.$J$2] + [.$J$3]*([.$A940]-1)+[.$J$1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.$J$9]*([.$A940]-1) + [.$J$8]+FLOOR([.$A940]/[.$J$10])" office:value-type="float" office:value="1128" calcext:value-type="float">
            <text:p>1128</text:p>
          </table:table-cell>
          <table:table-cell table:formula="of:=[.$J$5]*([.$A940]-1) + [.$J$4]" office:value-type="float" office:value="18910" calcext:value-type="float">
            <text:p>18910</text:p>
          </table:table-cell>
          <table:table-cell table:formula="of:=[.$J$7]*([.$A940]-1) + [.$J$6]" office:value-type="float" office:value="0" calcext:value-type="float">
            <text:p>0</text:p>
          </table:table-cell>
          <table:table-cell table:formula="of:=FLOOR([.$A940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.$J$2] + [.$J$3]*([.$A941]-1)+[.$J$1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.$J$9]*([.$A941]-1) + [.$J$8]+FLOOR([.$A941]/[.$J$10])" office:value-type="float" office:value="1130" calcext:value-type="float">
            <text:p>1130</text:p>
          </table:table-cell>
          <table:table-cell table:formula="of:=[.$J$5]*([.$A941]-1) + [.$J$4]" office:value-type="float" office:value="18930" calcext:value-type="float">
            <text:p>18930</text:p>
          </table:table-cell>
          <table:table-cell table:formula="of:=[.$J$7]*([.$A941]-1) + [.$J$6]" office:value-type="float" office:value="0" calcext:value-type="float">
            <text:p>0</text:p>
          </table:table-cell>
          <table:table-cell table:formula="of:=FLOOR([.$A941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.$J$2] + [.$J$3]*([.$A942]-1)+[.$J$1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.$J$9]*([.$A942]-1) + [.$J$8]+FLOOR([.$A942]/[.$J$10])" office:value-type="float" office:value="1131" calcext:value-type="float">
            <text:p>1131</text:p>
          </table:table-cell>
          <table:table-cell table:formula="of:=[.$J$5]*([.$A942]-1) + [.$J$4]" office:value-type="float" office:value="18950" calcext:value-type="float">
            <text:p>18950</text:p>
          </table:table-cell>
          <table:table-cell table:formula="of:=[.$J$7]*([.$A942]-1) + [.$J$6]" office:value-type="float" office:value="0" calcext:value-type="float">
            <text:p>0</text:p>
          </table:table-cell>
          <table:table-cell table:formula="of:=FLOOR([.$A942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.$J$2] + [.$J$3]*([.$A943]-1)+[.$J$1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.$J$9]*([.$A943]-1) + [.$J$8]+FLOOR([.$A943]/[.$J$10])" office:value-type="float" office:value="1132" calcext:value-type="float">
            <text:p>1132</text:p>
          </table:table-cell>
          <table:table-cell table:formula="of:=[.$J$5]*([.$A943]-1) + [.$J$4]" office:value-type="float" office:value="18970" calcext:value-type="float">
            <text:p>18970</text:p>
          </table:table-cell>
          <table:table-cell table:formula="of:=[.$J$7]*([.$A943]-1) + [.$J$6]" office:value-type="float" office:value="0" calcext:value-type="float">
            <text:p>0</text:p>
          </table:table-cell>
          <table:table-cell table:formula="of:=FLOOR([.$A943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.$J$2] + [.$J$3]*([.$A944]-1)+[.$J$1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.$J$9]*([.$A944]-1) + [.$J$8]+FLOOR([.$A944]/[.$J$10])" office:value-type="float" office:value="1133" calcext:value-type="float">
            <text:p>1133</text:p>
          </table:table-cell>
          <table:table-cell table:formula="of:=[.$J$5]*([.$A944]-1) + [.$J$4]" office:value-type="float" office:value="18990" calcext:value-type="float">
            <text:p>18990</text:p>
          </table:table-cell>
          <table:table-cell table:formula="of:=[.$J$7]*([.$A944]-1) + [.$J$6]" office:value-type="float" office:value="0" calcext:value-type="float">
            <text:p>0</text:p>
          </table:table-cell>
          <table:table-cell table:formula="of:=FLOOR([.$A944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.$J$2] + [.$J$3]*([.$A945]-1)+[.$J$1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.$J$9]*([.$A945]-1) + [.$J$8]+FLOOR([.$A945]/[.$J$10])" office:value-type="float" office:value="1134" calcext:value-type="float">
            <text:p>1134</text:p>
          </table:table-cell>
          <table:table-cell table:formula="of:=[.$J$5]*([.$A945]-1) + [.$J$4]" office:value-type="float" office:value="19010" calcext:value-type="float">
            <text:p>19010</text:p>
          </table:table-cell>
          <table:table-cell table:formula="of:=[.$J$7]*([.$A945]-1) + [.$J$6]" office:value-type="float" office:value="0" calcext:value-type="float">
            <text:p>0</text:p>
          </table:table-cell>
          <table:table-cell table:formula="of:=FLOOR([.$A945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.$J$2] + [.$J$3]*([.$A946]-1)+[.$J$1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.$J$9]*([.$A946]-1) + [.$J$8]+FLOOR([.$A946]/[.$J$10])" office:value-type="float" office:value="1136" calcext:value-type="float">
            <text:p>1136</text:p>
          </table:table-cell>
          <table:table-cell table:formula="of:=[.$J$5]*([.$A946]-1) + [.$J$4]" office:value-type="float" office:value="19030" calcext:value-type="float">
            <text:p>19030</text:p>
          </table:table-cell>
          <table:table-cell table:formula="of:=[.$J$7]*([.$A946]-1) + [.$J$6]" office:value-type="float" office:value="0" calcext:value-type="float">
            <text:p>0</text:p>
          </table:table-cell>
          <table:table-cell table:formula="of:=FLOOR([.$A946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.$J$2] + [.$J$3]*([.$A947]-1)+[.$J$1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.$J$9]*([.$A947]-1) + [.$J$8]+FLOOR([.$A947]/[.$J$10])" office:value-type="float" office:value="1137" calcext:value-type="float">
            <text:p>1137</text:p>
          </table:table-cell>
          <table:table-cell table:formula="of:=[.$J$5]*([.$A947]-1) + [.$J$4]" office:value-type="float" office:value="19050" calcext:value-type="float">
            <text:p>19050</text:p>
          </table:table-cell>
          <table:table-cell table:formula="of:=[.$J$7]*([.$A947]-1) + [.$J$6]" office:value-type="float" office:value="0" calcext:value-type="float">
            <text:p>0</text:p>
          </table:table-cell>
          <table:table-cell table:formula="of:=FLOOR([.$A947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.$J$2] + [.$J$3]*([.$A948]-1)+[.$J$1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.$J$9]*([.$A948]-1) + [.$J$8]+FLOOR([.$A948]/[.$J$10])" office:value-type="float" office:value="1138" calcext:value-type="float">
            <text:p>1138</text:p>
          </table:table-cell>
          <table:table-cell table:formula="of:=[.$J$5]*([.$A948]-1) + [.$J$4]" office:value-type="float" office:value="19070" calcext:value-type="float">
            <text:p>19070</text:p>
          </table:table-cell>
          <table:table-cell table:formula="of:=[.$J$7]*([.$A948]-1) + [.$J$6]" office:value-type="float" office:value="0" calcext:value-type="float">
            <text:p>0</text:p>
          </table:table-cell>
          <table:table-cell table:formula="of:=FLOOR([.$A948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.$J$2] + [.$J$3]*([.$A949]-1)+[.$J$1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.$J$9]*([.$A949]-1) + [.$J$8]+FLOOR([.$A949]/[.$J$10])" office:value-type="float" office:value="1139" calcext:value-type="float">
            <text:p>1139</text:p>
          </table:table-cell>
          <table:table-cell table:formula="of:=[.$J$5]*([.$A949]-1) + [.$J$4]" office:value-type="float" office:value="19090" calcext:value-type="float">
            <text:p>19090</text:p>
          </table:table-cell>
          <table:table-cell table:formula="of:=[.$J$7]*([.$A949]-1) + [.$J$6]" office:value-type="float" office:value="0" calcext:value-type="float">
            <text:p>0</text:p>
          </table:table-cell>
          <table:table-cell table:formula="of:=FLOOR([.$A949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.$J$2] + [.$J$3]*([.$A950]-1)+[.$J$1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.$J$9]*([.$A950]-1) + [.$J$8]+FLOOR([.$A950]/[.$J$10])" office:value-type="float" office:value="1140" calcext:value-type="float">
            <text:p>1140</text:p>
          </table:table-cell>
          <table:table-cell table:formula="of:=[.$J$5]*([.$A950]-1) + [.$J$4]" office:value-type="float" office:value="19110" calcext:value-type="float">
            <text:p>19110</text:p>
          </table:table-cell>
          <table:table-cell table:formula="of:=[.$J$7]*([.$A950]-1) + [.$J$6]" office:value-type="float" office:value="0" calcext:value-type="float">
            <text:p>0</text:p>
          </table:table-cell>
          <table:table-cell table:formula="of:=FLOOR([.$A950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.$J$2] + [.$J$3]*([.$A951]-1)+[.$J$1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.$J$9]*([.$A951]-1) + [.$J$8]+FLOOR([.$A951]/[.$J$10])" office:value-type="float" office:value="1142" calcext:value-type="float">
            <text:p>1142</text:p>
          </table:table-cell>
          <table:table-cell table:formula="of:=[.$J$5]*([.$A951]-1) + [.$J$4]" office:value-type="float" office:value="19130" calcext:value-type="float">
            <text:p>19130</text:p>
          </table:table-cell>
          <table:table-cell table:formula="of:=[.$J$7]*([.$A951]-1) + [.$J$6]" office:value-type="float" office:value="0" calcext:value-type="float">
            <text:p>0</text:p>
          </table:table-cell>
          <table:table-cell table:formula="of:=FLOOR([.$A951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.$J$2] + [.$J$3]*([.$A952]-1)+[.$J$1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.$J$9]*([.$A952]-1) + [.$J$8]+FLOOR([.$A952]/[.$J$10])" office:value-type="float" office:value="1143" calcext:value-type="float">
            <text:p>1143</text:p>
          </table:table-cell>
          <table:table-cell table:formula="of:=[.$J$5]*([.$A952]-1) + [.$J$4]" office:value-type="float" office:value="19150" calcext:value-type="float">
            <text:p>19150</text:p>
          </table:table-cell>
          <table:table-cell table:formula="of:=[.$J$7]*([.$A952]-1) + [.$J$6]" office:value-type="float" office:value="0" calcext:value-type="float">
            <text:p>0</text:p>
          </table:table-cell>
          <table:table-cell table:formula="of:=FLOOR([.$A952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.$J$2] + [.$J$3]*([.$A953]-1)+[.$J$1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.$J$9]*([.$A953]-1) + [.$J$8]+FLOOR([.$A953]/[.$J$10])" office:value-type="float" office:value="1144" calcext:value-type="float">
            <text:p>1144</text:p>
          </table:table-cell>
          <table:table-cell table:formula="of:=[.$J$5]*([.$A953]-1) + [.$J$4]" office:value-type="float" office:value="19170" calcext:value-type="float">
            <text:p>19170</text:p>
          </table:table-cell>
          <table:table-cell table:formula="of:=[.$J$7]*([.$A953]-1) + [.$J$6]" office:value-type="float" office:value="0" calcext:value-type="float">
            <text:p>0</text:p>
          </table:table-cell>
          <table:table-cell table:formula="of:=FLOOR([.$A953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.$J$2] + [.$J$3]*([.$A954]-1)+[.$J$1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.$J$9]*([.$A954]-1) + [.$J$8]+FLOOR([.$A954]/[.$J$10])" office:value-type="float" office:value="1145" calcext:value-type="float">
            <text:p>1145</text:p>
          </table:table-cell>
          <table:table-cell table:formula="of:=[.$J$5]*([.$A954]-1) + [.$J$4]" office:value-type="float" office:value="19190" calcext:value-type="float">
            <text:p>19190</text:p>
          </table:table-cell>
          <table:table-cell table:formula="of:=[.$J$7]*([.$A954]-1) + [.$J$6]" office:value-type="float" office:value="0" calcext:value-type="float">
            <text:p>0</text:p>
          </table:table-cell>
          <table:table-cell table:formula="of:=FLOOR([.$A954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.$J$2] + [.$J$3]*([.$A955]-1)+[.$J$1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.$J$9]*([.$A955]-1) + [.$J$8]+FLOOR([.$A955]/[.$J$10])" office:value-type="float" office:value="1146" calcext:value-type="float">
            <text:p>1146</text:p>
          </table:table-cell>
          <table:table-cell table:formula="of:=[.$J$5]*([.$A955]-1) + [.$J$4]" office:value-type="float" office:value="19210" calcext:value-type="float">
            <text:p>19210</text:p>
          </table:table-cell>
          <table:table-cell table:formula="of:=[.$J$7]*([.$A955]-1) + [.$J$6]" office:value-type="float" office:value="0" calcext:value-type="float">
            <text:p>0</text:p>
          </table:table-cell>
          <table:table-cell table:formula="of:=FLOOR([.$A955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.$J$2] + [.$J$3]*([.$A956]-1)+[.$J$1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.$J$9]*([.$A956]-1) + [.$J$8]+FLOOR([.$A956]/[.$J$10])" office:value-type="float" office:value="1148" calcext:value-type="float">
            <text:p>1148</text:p>
          </table:table-cell>
          <table:table-cell table:formula="of:=[.$J$5]*([.$A956]-1) + [.$J$4]" office:value-type="float" office:value="19230" calcext:value-type="float">
            <text:p>19230</text:p>
          </table:table-cell>
          <table:table-cell table:formula="of:=[.$J$7]*([.$A956]-1) + [.$J$6]" office:value-type="float" office:value="0" calcext:value-type="float">
            <text:p>0</text:p>
          </table:table-cell>
          <table:table-cell table:formula="of:=FLOOR([.$A956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.$J$2] + [.$J$3]*([.$A957]-1)+[.$J$1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.$J$9]*([.$A957]-1) + [.$J$8]+FLOOR([.$A957]/[.$J$10])" office:value-type="float" office:value="1149" calcext:value-type="float">
            <text:p>1149</text:p>
          </table:table-cell>
          <table:table-cell table:formula="of:=[.$J$5]*([.$A957]-1) + [.$J$4]" office:value-type="float" office:value="19250" calcext:value-type="float">
            <text:p>19250</text:p>
          </table:table-cell>
          <table:table-cell table:formula="of:=[.$J$7]*([.$A957]-1) + [.$J$6]" office:value-type="float" office:value="0" calcext:value-type="float">
            <text:p>0</text:p>
          </table:table-cell>
          <table:table-cell table:formula="of:=FLOOR([.$A957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.$J$2] + [.$J$3]*([.$A958]-1)+[.$J$1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.$J$9]*([.$A958]-1) + [.$J$8]+FLOOR([.$A958]/[.$J$10])" office:value-type="float" office:value="1150" calcext:value-type="float">
            <text:p>1150</text:p>
          </table:table-cell>
          <table:table-cell table:formula="of:=[.$J$5]*([.$A958]-1) + [.$J$4]" office:value-type="float" office:value="19270" calcext:value-type="float">
            <text:p>19270</text:p>
          </table:table-cell>
          <table:table-cell table:formula="of:=[.$J$7]*([.$A958]-1) + [.$J$6]" office:value-type="float" office:value="0" calcext:value-type="float">
            <text:p>0</text:p>
          </table:table-cell>
          <table:table-cell table:formula="of:=FLOOR([.$A958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.$J$2] + [.$J$3]*([.$A959]-1)+[.$J$1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.$J$9]*([.$A959]-1) + [.$J$8]+FLOOR([.$A959]/[.$J$10])" office:value-type="float" office:value="1151" calcext:value-type="float">
            <text:p>1151</text:p>
          </table:table-cell>
          <table:table-cell table:formula="of:=[.$J$5]*([.$A959]-1) + [.$J$4]" office:value-type="float" office:value="19290" calcext:value-type="float">
            <text:p>19290</text:p>
          </table:table-cell>
          <table:table-cell table:formula="of:=[.$J$7]*([.$A959]-1) + [.$J$6]" office:value-type="float" office:value="0" calcext:value-type="float">
            <text:p>0</text:p>
          </table:table-cell>
          <table:table-cell table:formula="of:=FLOOR([.$A959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.$J$2] + [.$J$3]*([.$A960]-1)+[.$J$1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.$J$9]*([.$A960]-1) + [.$J$8]+FLOOR([.$A960]/[.$J$10])" office:value-type="float" office:value="1152" calcext:value-type="float">
            <text:p>1152</text:p>
          </table:table-cell>
          <table:table-cell table:formula="of:=[.$J$5]*([.$A960]-1) + [.$J$4]" office:value-type="float" office:value="19310" calcext:value-type="float">
            <text:p>19310</text:p>
          </table:table-cell>
          <table:table-cell table:formula="of:=[.$J$7]*([.$A960]-1) + [.$J$6]" office:value-type="float" office:value="0" calcext:value-type="float">
            <text:p>0</text:p>
          </table:table-cell>
          <table:table-cell table:formula="of:=FLOOR([.$A960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.$J$2] + [.$J$3]*([.$A961]-1)+[.$J$1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.$J$9]*([.$A961]-1) + [.$J$8]+FLOOR([.$A961]/[.$J$10])" office:value-type="float" office:value="1154" calcext:value-type="float">
            <text:p>1154</text:p>
          </table:table-cell>
          <table:table-cell table:formula="of:=[.$J$5]*([.$A961]-1) + [.$J$4]" office:value-type="float" office:value="19330" calcext:value-type="float">
            <text:p>19330</text:p>
          </table:table-cell>
          <table:table-cell table:formula="of:=[.$J$7]*([.$A961]-1) + [.$J$6]" office:value-type="float" office:value="0" calcext:value-type="float">
            <text:p>0</text:p>
          </table:table-cell>
          <table:table-cell table:formula="of:=FLOOR([.$A961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.$J$2] + [.$J$3]*([.$A962]-1)+[.$J$1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.$J$9]*([.$A962]-1) + [.$J$8]+FLOOR([.$A962]/[.$J$10])" office:value-type="float" office:value="1155" calcext:value-type="float">
            <text:p>1155</text:p>
          </table:table-cell>
          <table:table-cell table:formula="of:=[.$J$5]*([.$A962]-1) + [.$J$4]" office:value-type="float" office:value="19350" calcext:value-type="float">
            <text:p>19350</text:p>
          </table:table-cell>
          <table:table-cell table:formula="of:=[.$J$7]*([.$A962]-1) + [.$J$6]" office:value-type="float" office:value="0" calcext:value-type="float">
            <text:p>0</text:p>
          </table:table-cell>
          <table:table-cell table:formula="of:=FLOOR([.$A962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.$J$2] + [.$J$3]*([.$A963]-1)+[.$J$1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.$J$9]*([.$A963]-1) + [.$J$8]+FLOOR([.$A963]/[.$J$10])" office:value-type="float" office:value="1156" calcext:value-type="float">
            <text:p>1156</text:p>
          </table:table-cell>
          <table:table-cell table:formula="of:=[.$J$5]*([.$A963]-1) + [.$J$4]" office:value-type="float" office:value="19370" calcext:value-type="float">
            <text:p>19370</text:p>
          </table:table-cell>
          <table:table-cell table:formula="of:=[.$J$7]*([.$A963]-1) + [.$J$6]" office:value-type="float" office:value="0" calcext:value-type="float">
            <text:p>0</text:p>
          </table:table-cell>
          <table:table-cell table:formula="of:=FLOOR([.$A963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.$J$2] + [.$J$3]*([.$A964]-1)+[.$J$1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.$J$9]*([.$A964]-1) + [.$J$8]+FLOOR([.$A964]/[.$J$10])" office:value-type="float" office:value="1157" calcext:value-type="float">
            <text:p>1157</text:p>
          </table:table-cell>
          <table:table-cell table:formula="of:=[.$J$5]*([.$A964]-1) + [.$J$4]" office:value-type="float" office:value="19390" calcext:value-type="float">
            <text:p>19390</text:p>
          </table:table-cell>
          <table:table-cell table:formula="of:=[.$J$7]*([.$A964]-1) + [.$J$6]" office:value-type="float" office:value="0" calcext:value-type="float">
            <text:p>0</text:p>
          </table:table-cell>
          <table:table-cell table:formula="of:=FLOOR([.$A964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.$J$2] + [.$J$3]*([.$A965]-1)+[.$J$1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.$J$9]*([.$A965]-1) + [.$J$8]+FLOOR([.$A965]/[.$J$10])" office:value-type="float" office:value="1158" calcext:value-type="float">
            <text:p>1158</text:p>
          </table:table-cell>
          <table:table-cell table:formula="of:=[.$J$5]*([.$A965]-1) + [.$J$4]" office:value-type="float" office:value="19410" calcext:value-type="float">
            <text:p>19410</text:p>
          </table:table-cell>
          <table:table-cell table:formula="of:=[.$J$7]*([.$A965]-1) + [.$J$6]" office:value-type="float" office:value="0" calcext:value-type="float">
            <text:p>0</text:p>
          </table:table-cell>
          <table:table-cell table:formula="of:=FLOOR([.$A965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.$J$2] + [.$J$3]*([.$A966]-1)+[.$J$1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.$J$9]*([.$A966]-1) + [.$J$8]+FLOOR([.$A966]/[.$J$10])" office:value-type="float" office:value="1160" calcext:value-type="float">
            <text:p>1160</text:p>
          </table:table-cell>
          <table:table-cell table:formula="of:=[.$J$5]*([.$A966]-1) + [.$J$4]" office:value-type="float" office:value="19430" calcext:value-type="float">
            <text:p>19430</text:p>
          </table:table-cell>
          <table:table-cell table:formula="of:=[.$J$7]*([.$A966]-1) + [.$J$6]" office:value-type="float" office:value="0" calcext:value-type="float">
            <text:p>0</text:p>
          </table:table-cell>
          <table:table-cell table:formula="of:=FLOOR([.$A966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.$J$2] + [.$J$3]*([.$A967]-1)+[.$J$1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.$J$9]*([.$A967]-1) + [.$J$8]+FLOOR([.$A967]/[.$J$10])" office:value-type="float" office:value="1161" calcext:value-type="float">
            <text:p>1161</text:p>
          </table:table-cell>
          <table:table-cell table:formula="of:=[.$J$5]*([.$A967]-1) + [.$J$4]" office:value-type="float" office:value="19450" calcext:value-type="float">
            <text:p>19450</text:p>
          </table:table-cell>
          <table:table-cell table:formula="of:=[.$J$7]*([.$A967]-1) + [.$J$6]" office:value-type="float" office:value="0" calcext:value-type="float">
            <text:p>0</text:p>
          </table:table-cell>
          <table:table-cell table:formula="of:=FLOOR([.$A967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.$J$2] + [.$J$3]*([.$A968]-1)+[.$J$1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.$J$9]*([.$A968]-1) + [.$J$8]+FLOOR([.$A968]/[.$J$10])" office:value-type="float" office:value="1162" calcext:value-type="float">
            <text:p>1162</text:p>
          </table:table-cell>
          <table:table-cell table:formula="of:=[.$J$5]*([.$A968]-1) + [.$J$4]" office:value-type="float" office:value="19470" calcext:value-type="float">
            <text:p>19470</text:p>
          </table:table-cell>
          <table:table-cell table:formula="of:=[.$J$7]*([.$A968]-1) + [.$J$6]" office:value-type="float" office:value="0" calcext:value-type="float">
            <text:p>0</text:p>
          </table:table-cell>
          <table:table-cell table:formula="of:=FLOOR([.$A968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.$J$2] + [.$J$3]*([.$A969]-1)+[.$J$1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.$J$9]*([.$A969]-1) + [.$J$8]+FLOOR([.$A969]/[.$J$10])" office:value-type="float" office:value="1163" calcext:value-type="float">
            <text:p>1163</text:p>
          </table:table-cell>
          <table:table-cell table:formula="of:=[.$J$5]*([.$A969]-1) + [.$J$4]" office:value-type="float" office:value="19490" calcext:value-type="float">
            <text:p>19490</text:p>
          </table:table-cell>
          <table:table-cell table:formula="of:=[.$J$7]*([.$A969]-1) + [.$J$6]" office:value-type="float" office:value="0" calcext:value-type="float">
            <text:p>0</text:p>
          </table:table-cell>
          <table:table-cell table:formula="of:=FLOOR([.$A969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.$J$2] + [.$J$3]*([.$A970]-1)+[.$J$1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.$J$9]*([.$A970]-1) + [.$J$8]+FLOOR([.$A970]/[.$J$10])" office:value-type="float" office:value="1164" calcext:value-type="float">
            <text:p>1164</text:p>
          </table:table-cell>
          <table:table-cell table:formula="of:=[.$J$5]*([.$A970]-1) + [.$J$4]" office:value-type="float" office:value="19510" calcext:value-type="float">
            <text:p>19510</text:p>
          </table:table-cell>
          <table:table-cell table:formula="of:=[.$J$7]*([.$A970]-1) + [.$J$6]" office:value-type="float" office:value="0" calcext:value-type="float">
            <text:p>0</text:p>
          </table:table-cell>
          <table:table-cell table:formula="of:=FLOOR([.$A970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.$J$2] + [.$J$3]*([.$A971]-1)+[.$J$1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.$J$9]*([.$A971]-1) + [.$J$8]+FLOOR([.$A971]/[.$J$10])" office:value-type="float" office:value="1166" calcext:value-type="float">
            <text:p>1166</text:p>
          </table:table-cell>
          <table:table-cell table:formula="of:=[.$J$5]*([.$A971]-1) + [.$J$4]" office:value-type="float" office:value="19530" calcext:value-type="float">
            <text:p>19530</text:p>
          </table:table-cell>
          <table:table-cell table:formula="of:=[.$J$7]*([.$A971]-1) + [.$J$6]" office:value-type="float" office:value="0" calcext:value-type="float">
            <text:p>0</text:p>
          </table:table-cell>
          <table:table-cell table:formula="of:=FLOOR([.$A971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.$J$2] + [.$J$3]*([.$A972]-1)+[.$J$1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.$J$9]*([.$A972]-1) + [.$J$8]+FLOOR([.$A972]/[.$J$10])" office:value-type="float" office:value="1167" calcext:value-type="float">
            <text:p>1167</text:p>
          </table:table-cell>
          <table:table-cell table:formula="of:=[.$J$5]*([.$A972]-1) + [.$J$4]" office:value-type="float" office:value="19550" calcext:value-type="float">
            <text:p>19550</text:p>
          </table:table-cell>
          <table:table-cell table:formula="of:=[.$J$7]*([.$A972]-1) + [.$J$6]" office:value-type="float" office:value="0" calcext:value-type="float">
            <text:p>0</text:p>
          </table:table-cell>
          <table:table-cell table:formula="of:=FLOOR([.$A972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.$J$2] + [.$J$3]*([.$A973]-1)+[.$J$1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.$J$9]*([.$A973]-1) + [.$J$8]+FLOOR([.$A973]/[.$J$10])" office:value-type="float" office:value="1168" calcext:value-type="float">
            <text:p>1168</text:p>
          </table:table-cell>
          <table:table-cell table:formula="of:=[.$J$5]*([.$A973]-1) + [.$J$4]" office:value-type="float" office:value="19570" calcext:value-type="float">
            <text:p>19570</text:p>
          </table:table-cell>
          <table:table-cell table:formula="of:=[.$J$7]*([.$A973]-1) + [.$J$6]" office:value-type="float" office:value="0" calcext:value-type="float">
            <text:p>0</text:p>
          </table:table-cell>
          <table:table-cell table:formula="of:=FLOOR([.$A973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.$J$2] + [.$J$3]*([.$A974]-1)+[.$J$1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.$J$9]*([.$A974]-1) + [.$J$8]+FLOOR([.$A974]/[.$J$10])" office:value-type="float" office:value="1169" calcext:value-type="float">
            <text:p>1169</text:p>
          </table:table-cell>
          <table:table-cell table:formula="of:=[.$J$5]*([.$A974]-1) + [.$J$4]" office:value-type="float" office:value="19590" calcext:value-type="float">
            <text:p>19590</text:p>
          </table:table-cell>
          <table:table-cell table:formula="of:=[.$J$7]*([.$A974]-1) + [.$J$6]" office:value-type="float" office:value="0" calcext:value-type="float">
            <text:p>0</text:p>
          </table:table-cell>
          <table:table-cell table:formula="of:=FLOOR([.$A974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.$J$2] + [.$J$3]*([.$A975]-1)+[.$J$1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.$J$9]*([.$A975]-1) + [.$J$8]+FLOOR([.$A975]/[.$J$10])" office:value-type="float" office:value="1170" calcext:value-type="float">
            <text:p>1170</text:p>
          </table:table-cell>
          <table:table-cell table:formula="of:=[.$J$5]*([.$A975]-1) + [.$J$4]" office:value-type="float" office:value="19610" calcext:value-type="float">
            <text:p>19610</text:p>
          </table:table-cell>
          <table:table-cell table:formula="of:=[.$J$7]*([.$A975]-1) + [.$J$6]" office:value-type="float" office:value="0" calcext:value-type="float">
            <text:p>0</text:p>
          </table:table-cell>
          <table:table-cell table:formula="of:=FLOOR([.$A975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.$J$2] + [.$J$3]*([.$A976]-1)+[.$J$1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.$J$9]*([.$A976]-1) + [.$J$8]+FLOOR([.$A976]/[.$J$10])" office:value-type="float" office:value="1172" calcext:value-type="float">
            <text:p>1172</text:p>
          </table:table-cell>
          <table:table-cell table:formula="of:=[.$J$5]*([.$A976]-1) + [.$J$4]" office:value-type="float" office:value="19630" calcext:value-type="float">
            <text:p>19630</text:p>
          </table:table-cell>
          <table:table-cell table:formula="of:=[.$J$7]*([.$A976]-1) + [.$J$6]" office:value-type="float" office:value="0" calcext:value-type="float">
            <text:p>0</text:p>
          </table:table-cell>
          <table:table-cell table:formula="of:=FLOOR([.$A976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.$J$2] + [.$J$3]*([.$A977]-1)+[.$J$1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.$J$9]*([.$A977]-1) + [.$J$8]+FLOOR([.$A977]/[.$J$10])" office:value-type="float" office:value="1173" calcext:value-type="float">
            <text:p>1173</text:p>
          </table:table-cell>
          <table:table-cell table:formula="of:=[.$J$5]*([.$A977]-1) + [.$J$4]" office:value-type="float" office:value="19650" calcext:value-type="float">
            <text:p>19650</text:p>
          </table:table-cell>
          <table:table-cell table:formula="of:=[.$J$7]*([.$A977]-1) + [.$J$6]" office:value-type="float" office:value="0" calcext:value-type="float">
            <text:p>0</text:p>
          </table:table-cell>
          <table:table-cell table:formula="of:=FLOOR([.$A977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.$J$2] + [.$J$3]*([.$A978]-1)+[.$J$1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.$J$9]*([.$A978]-1) + [.$J$8]+FLOOR([.$A978]/[.$J$10])" office:value-type="float" office:value="1174" calcext:value-type="float">
            <text:p>1174</text:p>
          </table:table-cell>
          <table:table-cell table:formula="of:=[.$J$5]*([.$A978]-1) + [.$J$4]" office:value-type="float" office:value="19670" calcext:value-type="float">
            <text:p>19670</text:p>
          </table:table-cell>
          <table:table-cell table:formula="of:=[.$J$7]*([.$A978]-1) + [.$J$6]" office:value-type="float" office:value="0" calcext:value-type="float">
            <text:p>0</text:p>
          </table:table-cell>
          <table:table-cell table:formula="of:=FLOOR([.$A978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.$J$2] + [.$J$3]*([.$A979]-1)+[.$J$1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.$J$9]*([.$A979]-1) + [.$J$8]+FLOOR([.$A979]/[.$J$10])" office:value-type="float" office:value="1175" calcext:value-type="float">
            <text:p>1175</text:p>
          </table:table-cell>
          <table:table-cell table:formula="of:=[.$J$5]*([.$A979]-1) + [.$J$4]" office:value-type="float" office:value="19690" calcext:value-type="float">
            <text:p>19690</text:p>
          </table:table-cell>
          <table:table-cell table:formula="of:=[.$J$7]*([.$A979]-1) + [.$J$6]" office:value-type="float" office:value="0" calcext:value-type="float">
            <text:p>0</text:p>
          </table:table-cell>
          <table:table-cell table:formula="of:=FLOOR([.$A979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.$J$2] + [.$J$3]*([.$A980]-1)+[.$J$1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.$J$9]*([.$A980]-1) + [.$J$8]+FLOOR([.$A980]/[.$J$10])" office:value-type="float" office:value="1176" calcext:value-type="float">
            <text:p>1176</text:p>
          </table:table-cell>
          <table:table-cell table:formula="of:=[.$J$5]*([.$A980]-1) + [.$J$4]" office:value-type="float" office:value="19710" calcext:value-type="float">
            <text:p>19710</text:p>
          </table:table-cell>
          <table:table-cell table:formula="of:=[.$J$7]*([.$A980]-1) + [.$J$6]" office:value-type="float" office:value="0" calcext:value-type="float">
            <text:p>0</text:p>
          </table:table-cell>
          <table:table-cell table:formula="of:=FLOOR([.$A980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.$J$2] + [.$J$3]*([.$A981]-1)+[.$J$1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.$J$9]*([.$A981]-1) + [.$J$8]+FLOOR([.$A981]/[.$J$10])" office:value-type="float" office:value="1178" calcext:value-type="float">
            <text:p>1178</text:p>
          </table:table-cell>
          <table:table-cell table:formula="of:=[.$J$5]*([.$A981]-1) + [.$J$4]" office:value-type="float" office:value="19730" calcext:value-type="float">
            <text:p>19730</text:p>
          </table:table-cell>
          <table:table-cell table:formula="of:=[.$J$7]*([.$A981]-1) + [.$J$6]" office:value-type="float" office:value="0" calcext:value-type="float">
            <text:p>0</text:p>
          </table:table-cell>
          <table:table-cell table:formula="of:=FLOOR([.$A981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.$J$2] + [.$J$3]*([.$A982]-1)+[.$J$1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.$J$9]*([.$A982]-1) + [.$J$8]+FLOOR([.$A982]/[.$J$10])" office:value-type="float" office:value="1179" calcext:value-type="float">
            <text:p>1179</text:p>
          </table:table-cell>
          <table:table-cell table:formula="of:=[.$J$5]*([.$A982]-1) + [.$J$4]" office:value-type="float" office:value="19750" calcext:value-type="float">
            <text:p>19750</text:p>
          </table:table-cell>
          <table:table-cell table:formula="of:=[.$J$7]*([.$A982]-1) + [.$J$6]" office:value-type="float" office:value="0" calcext:value-type="float">
            <text:p>0</text:p>
          </table:table-cell>
          <table:table-cell table:formula="of:=FLOOR([.$A982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.$J$2] + [.$J$3]*([.$A983]-1)+[.$J$1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.$J$9]*([.$A983]-1) + [.$J$8]+FLOOR([.$A983]/[.$J$10])" office:value-type="float" office:value="1180" calcext:value-type="float">
            <text:p>1180</text:p>
          </table:table-cell>
          <table:table-cell table:formula="of:=[.$J$5]*([.$A983]-1) + [.$J$4]" office:value-type="float" office:value="19770" calcext:value-type="float">
            <text:p>19770</text:p>
          </table:table-cell>
          <table:table-cell table:formula="of:=[.$J$7]*([.$A983]-1) + [.$J$6]" office:value-type="float" office:value="0" calcext:value-type="float">
            <text:p>0</text:p>
          </table:table-cell>
          <table:table-cell table:formula="of:=FLOOR([.$A983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.$J$2] + [.$J$3]*([.$A984]-1)+[.$J$1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.$J$9]*([.$A984]-1) + [.$J$8]+FLOOR([.$A984]/[.$J$10])" office:value-type="float" office:value="1181" calcext:value-type="float">
            <text:p>1181</text:p>
          </table:table-cell>
          <table:table-cell table:formula="of:=[.$J$5]*([.$A984]-1) + [.$J$4]" office:value-type="float" office:value="19790" calcext:value-type="float">
            <text:p>19790</text:p>
          </table:table-cell>
          <table:table-cell table:formula="of:=[.$J$7]*([.$A984]-1) + [.$J$6]" office:value-type="float" office:value="0" calcext:value-type="float">
            <text:p>0</text:p>
          </table:table-cell>
          <table:table-cell table:formula="of:=FLOOR([.$A984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.$J$2] + [.$J$3]*([.$A985]-1)+[.$J$1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.$J$9]*([.$A985]-1) + [.$J$8]+FLOOR([.$A985]/[.$J$10])" office:value-type="float" office:value="1182" calcext:value-type="float">
            <text:p>1182</text:p>
          </table:table-cell>
          <table:table-cell table:formula="of:=[.$J$5]*([.$A985]-1) + [.$J$4]" office:value-type="float" office:value="19810" calcext:value-type="float">
            <text:p>19810</text:p>
          </table:table-cell>
          <table:table-cell table:formula="of:=[.$J$7]*([.$A985]-1) + [.$J$6]" office:value-type="float" office:value="0" calcext:value-type="float">
            <text:p>0</text:p>
          </table:table-cell>
          <table:table-cell table:formula="of:=FLOOR([.$A985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.$J$2] + [.$J$3]*([.$A986]-1)+[.$J$1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.$J$9]*([.$A986]-1) + [.$J$8]+FLOOR([.$A986]/[.$J$10])" office:value-type="float" office:value="1184" calcext:value-type="float">
            <text:p>1184</text:p>
          </table:table-cell>
          <table:table-cell table:formula="of:=[.$J$5]*([.$A986]-1) + [.$J$4]" office:value-type="float" office:value="19830" calcext:value-type="float">
            <text:p>19830</text:p>
          </table:table-cell>
          <table:table-cell table:formula="of:=[.$J$7]*([.$A986]-1) + [.$J$6]" office:value-type="float" office:value="0" calcext:value-type="float">
            <text:p>0</text:p>
          </table:table-cell>
          <table:table-cell table:formula="of:=FLOOR([.$A986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.$J$2] + [.$J$3]*([.$A987]-1)+[.$J$1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.$J$9]*([.$A987]-1) + [.$J$8]+FLOOR([.$A987]/[.$J$10])" office:value-type="float" office:value="1185" calcext:value-type="float">
            <text:p>1185</text:p>
          </table:table-cell>
          <table:table-cell table:formula="of:=[.$J$5]*([.$A987]-1) + [.$J$4]" office:value-type="float" office:value="19850" calcext:value-type="float">
            <text:p>19850</text:p>
          </table:table-cell>
          <table:table-cell table:formula="of:=[.$J$7]*([.$A987]-1) + [.$J$6]" office:value-type="float" office:value="0" calcext:value-type="float">
            <text:p>0</text:p>
          </table:table-cell>
          <table:table-cell table:formula="of:=FLOOR([.$A987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.$J$2] + [.$J$3]*([.$A988]-1)+[.$J$1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.$J$9]*([.$A988]-1) + [.$J$8]+FLOOR([.$A988]/[.$J$10])" office:value-type="float" office:value="1186" calcext:value-type="float">
            <text:p>1186</text:p>
          </table:table-cell>
          <table:table-cell table:formula="of:=[.$J$5]*([.$A988]-1) + [.$J$4]" office:value-type="float" office:value="19870" calcext:value-type="float">
            <text:p>19870</text:p>
          </table:table-cell>
          <table:table-cell table:formula="of:=[.$J$7]*([.$A988]-1) + [.$J$6]" office:value-type="float" office:value="0" calcext:value-type="float">
            <text:p>0</text:p>
          </table:table-cell>
          <table:table-cell table:formula="of:=FLOOR([.$A988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.$J$2] + [.$J$3]*([.$A989]-1)+[.$J$1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.$J$9]*([.$A989]-1) + [.$J$8]+FLOOR([.$A989]/[.$J$10])" office:value-type="float" office:value="1187" calcext:value-type="float">
            <text:p>1187</text:p>
          </table:table-cell>
          <table:table-cell table:formula="of:=[.$J$5]*([.$A989]-1) + [.$J$4]" office:value-type="float" office:value="19890" calcext:value-type="float">
            <text:p>19890</text:p>
          </table:table-cell>
          <table:table-cell table:formula="of:=[.$J$7]*([.$A989]-1) + [.$J$6]" office:value-type="float" office:value="0" calcext:value-type="float">
            <text:p>0</text:p>
          </table:table-cell>
          <table:table-cell table:formula="of:=FLOOR([.$A989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.$J$2] + [.$J$3]*([.$A990]-1)+[.$J$1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.$J$9]*([.$A990]-1) + [.$J$8]+FLOOR([.$A990]/[.$J$10])" office:value-type="float" office:value="1188" calcext:value-type="float">
            <text:p>1188</text:p>
          </table:table-cell>
          <table:table-cell table:formula="of:=[.$J$5]*([.$A990]-1) + [.$J$4]" office:value-type="float" office:value="19910" calcext:value-type="float">
            <text:p>19910</text:p>
          </table:table-cell>
          <table:table-cell table:formula="of:=[.$J$7]*([.$A990]-1) + [.$J$6]" office:value-type="float" office:value="0" calcext:value-type="float">
            <text:p>0</text:p>
          </table:table-cell>
          <table:table-cell table:formula="of:=FLOOR([.$A990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.$J$2] + [.$J$3]*([.$A991]-1)+[.$J$1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.$J$9]*([.$A991]-1) + [.$J$8]+FLOOR([.$A991]/[.$J$10])" office:value-type="float" office:value="1190" calcext:value-type="float">
            <text:p>1190</text:p>
          </table:table-cell>
          <table:table-cell table:formula="of:=[.$J$5]*([.$A991]-1) + [.$J$4]" office:value-type="float" office:value="19930" calcext:value-type="float">
            <text:p>19930</text:p>
          </table:table-cell>
          <table:table-cell table:formula="of:=[.$J$7]*([.$A991]-1) + [.$J$6]" office:value-type="float" office:value="0" calcext:value-type="float">
            <text:p>0</text:p>
          </table:table-cell>
          <table:table-cell table:formula="of:=FLOOR([.$A991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.$J$2] + [.$J$3]*([.$A992]-1)+[.$J$1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.$J$9]*([.$A992]-1) + [.$J$8]+FLOOR([.$A992]/[.$J$10])" office:value-type="float" office:value="1191" calcext:value-type="float">
            <text:p>1191</text:p>
          </table:table-cell>
          <table:table-cell table:formula="of:=[.$J$5]*([.$A992]-1) + [.$J$4]" office:value-type="float" office:value="19950" calcext:value-type="float">
            <text:p>19950</text:p>
          </table:table-cell>
          <table:table-cell table:formula="of:=[.$J$7]*([.$A992]-1) + [.$J$6]" office:value-type="float" office:value="0" calcext:value-type="float">
            <text:p>0</text:p>
          </table:table-cell>
          <table:table-cell table:formula="of:=FLOOR([.$A992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.$J$2] + [.$J$3]*([.$A993]-1)+[.$J$1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.$J$9]*([.$A993]-1) + [.$J$8]+FLOOR([.$A993]/[.$J$10])" office:value-type="float" office:value="1192" calcext:value-type="float">
            <text:p>1192</text:p>
          </table:table-cell>
          <table:table-cell table:formula="of:=[.$J$5]*([.$A993]-1) + [.$J$4]" office:value-type="float" office:value="19970" calcext:value-type="float">
            <text:p>19970</text:p>
          </table:table-cell>
          <table:table-cell table:formula="of:=[.$J$7]*([.$A993]-1) + [.$J$6]" office:value-type="float" office:value="0" calcext:value-type="float">
            <text:p>0</text:p>
          </table:table-cell>
          <table:table-cell table:formula="of:=FLOOR([.$A993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.$J$2] + [.$J$3]*([.$A994]-1)+[.$J$1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.$J$9]*([.$A994]-1) + [.$J$8]+FLOOR([.$A994]/[.$J$10])" office:value-type="float" office:value="1193" calcext:value-type="float">
            <text:p>1193</text:p>
          </table:table-cell>
          <table:table-cell table:formula="of:=[.$J$5]*([.$A994]-1) + [.$J$4]" office:value-type="float" office:value="19990" calcext:value-type="float">
            <text:p>19990</text:p>
          </table:table-cell>
          <table:table-cell table:formula="of:=[.$J$7]*([.$A994]-1) + [.$J$6]" office:value-type="float" office:value="0" calcext:value-type="float">
            <text:p>0</text:p>
          </table:table-cell>
          <table:table-cell table:formula="of:=FLOOR([.$A994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.$J$2] + [.$J$3]*([.$A995]-1)+[.$J$1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.$J$9]*([.$A995]-1) + [.$J$8]+FLOOR([.$A995]/[.$J$10])" office:value-type="float" office:value="1194" calcext:value-type="float">
            <text:p>1194</text:p>
          </table:table-cell>
          <table:table-cell table:formula="of:=[.$J$5]*([.$A995]-1) + [.$J$4]" office:value-type="float" office:value="20010" calcext:value-type="float">
            <text:p>20010</text:p>
          </table:table-cell>
          <table:table-cell table:formula="of:=[.$J$7]*([.$A995]-1) + [.$J$6]" office:value-type="float" office:value="0" calcext:value-type="float">
            <text:p>0</text:p>
          </table:table-cell>
          <table:table-cell table:formula="of:=FLOOR([.$A995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.$J$2] + [.$J$3]*([.$A996]-1)+[.$J$1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.$J$9]*([.$A996]-1) + [.$J$8]+FLOOR([.$A996]/[.$J$10])" office:value-type="float" office:value="1196" calcext:value-type="float">
            <text:p>1196</text:p>
          </table:table-cell>
          <table:table-cell table:formula="of:=[.$J$5]*([.$A996]-1) + [.$J$4]" office:value-type="float" office:value="20030" calcext:value-type="float">
            <text:p>20030</text:p>
          </table:table-cell>
          <table:table-cell table:formula="of:=[.$J$7]*([.$A996]-1) + [.$J$6]" office:value-type="float" office:value="0" calcext:value-type="float">
            <text:p>0</text:p>
          </table:table-cell>
          <table:table-cell table:formula="of:=FLOOR([.$A996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.$J$2] + [.$J$3]*([.$A997]-1)+[.$J$1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.$J$9]*([.$A997]-1) + [.$J$8]+FLOOR([.$A997]/[.$J$10])" office:value-type="float" office:value="1197" calcext:value-type="float">
            <text:p>1197</text:p>
          </table:table-cell>
          <table:table-cell table:formula="of:=[.$J$5]*([.$A997]-1) + [.$J$4]" office:value-type="float" office:value="20050" calcext:value-type="float">
            <text:p>20050</text:p>
          </table:table-cell>
          <table:table-cell table:formula="of:=[.$J$7]*([.$A997]-1) + [.$J$6]" office:value-type="float" office:value="0" calcext:value-type="float">
            <text:p>0</text:p>
          </table:table-cell>
          <table:table-cell table:formula="of:=FLOOR([.$A997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.$J$2] + [.$J$3]*([.$A998]-1)+[.$J$1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.$J$9]*([.$A998]-1) + [.$J$8]+FLOOR([.$A998]/[.$J$10])" office:value-type="float" office:value="1198" calcext:value-type="float">
            <text:p>1198</text:p>
          </table:table-cell>
          <table:table-cell table:formula="of:=[.$J$5]*([.$A998]-1) + [.$J$4]" office:value-type="float" office:value="20070" calcext:value-type="float">
            <text:p>20070</text:p>
          </table:table-cell>
          <table:table-cell table:formula="of:=[.$J$7]*([.$A998]-1) + [.$J$6]" office:value-type="float" office:value="0" calcext:value-type="float">
            <text:p>0</text:p>
          </table:table-cell>
          <table:table-cell table:formula="of:=FLOOR([.$A998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.$J$2] + [.$J$3]*([.$A999]-1)+[.$J$1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.$J$9]*([.$A999]-1) + [.$J$8]+FLOOR([.$A999]/[.$J$10])" office:value-type="float" office:value="1199" calcext:value-type="float">
            <text:p>1199</text:p>
          </table:table-cell>
          <table:table-cell table:formula="of:=[.$J$5]*([.$A999]-1) + [.$J$4]" office:value-type="float" office:value="20090" calcext:value-type="float">
            <text:p>20090</text:p>
          </table:table-cell>
          <table:table-cell table:formula="of:=[.$J$7]*([.$A999]-1) + [.$J$6]" office:value-type="float" office:value="0" calcext:value-type="float">
            <text:p>0</text:p>
          </table:table-cell>
          <table:table-cell table:formula="of:=FLOOR([.$A999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.$J$2] + [.$J$3]*([.$A1000]-1)+[.$J$1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.$J$9]*([.$A1000]-1) + [.$J$8]+FLOOR([.$A1000]/[.$J$10])" office:value-type="float" office:value="1200" calcext:value-type="float">
            <text:p>1200</text:p>
          </table:table-cell>
          <table:table-cell table:formula="of:=[.$J$5]*([.$A1000]-1) + [.$J$4]" office:value-type="float" office:value="20110" calcext:value-type="float">
            <text:p>20110</text:p>
          </table:table-cell>
          <table:table-cell table:formula="of:=[.$J$7]*([.$A1000]-1) + [.$J$6]" office:value-type="float" office:value="0" calcext:value-type="float">
            <text:p>0</text:p>
          </table:table-cell>
          <table:table-cell table:formula="of:=FLOOR([.$A1000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.$J$2] + [.$J$3]*([.$A1001]-1)+[.$J$1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.$J$9]*([.$A1001]-1) + [.$J$8]+FLOOR([.$A1001]/[.$J$10])" office:value-type="float" office:value="1202" calcext:value-type="float">
            <text:p>1202</text:p>
          </table:table-cell>
          <table:table-cell table:formula="of:=[.$J$5]*([.$A1001]-1) + [.$J$4]" office:value-type="float" office:value="20130" calcext:value-type="float">
            <text:p>20130</text:p>
          </table:table-cell>
          <table:table-cell table:formula="of:=[.$J$7]*([.$A1001]-1) + [.$J$6]" office:value-type="float" office:value="0" calcext:value-type="float">
            <text:p>0</text:p>
          </table:table-cell>
          <table:table-cell table:formula="of:=FLOOR([.$A1001]/[.$J$11])" office:value-type="float" office:value="200" calcext:value-type="float">
            <text:p>200</text:p>
          </table:table-cell>
          <table:table-cell table:number-columns-repeated="12"/>
        </table:table-row>
      </table:table>
      <table:table table:name="upgrades" table:style-name="ta1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upgrade multiplier</text:p>
          </table:table-cell>
          <table:table-cell table:style-name="ce16" office:value-type="string" calcext:value-type="string">
            <text:p>original cost multplier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total upgrade cost</text:p>
          </table:table-cell>
          <table:table-cell table:style-name="ce16" office:value-type="string" calcext:value-type="string">
            <text:p>total cost + original</text:p>
          </table:table-cell>
          <table:table-cell table:style-name="ce16" office:value-type="string" calcext:value-type="string">
            <text:p>total upgrade cost / item cost</text:p>
          </table:table-cell>
          <table:table-cell/>
          <table:table-cell table:style-name="ce16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4]" office:value-type="float" office:value="1.2" calcext:value-type="float">
            <text:p>1.2</text:p>
          </table:table-cell>
          <table:table-cell table:formula="of:=[.$J$3]*[.A2]" office:value-type="float" office:value="0.2" calcext:value-type="float">
            <text:p>0.2</text:p>
          </table:table-cell>
          <table:table-cell table:formula="of:=FLOOR([.C2]*[.$J$1])+[.$J$2]" office:value-type="float" office:value="5" calcext:value-type="float">
            <text:p>5</text:p>
          </table:table-cell>
          <table:table-cell table:formula="of:=SUM([.D$2:.D2])" office:value-type="float" office:value="5" calcext:value-type="float">
            <text:p>5</text:p>
          </table:table-cell>
          <table:table-cell table:formula="of:=[.E2]+[.$J$1]" office:value-type="float" office:value="30" calcext:value-type="float">
            <text:p>30</text:p>
          </table:table-cell>
          <table:table-cell table:formula="of:=[.E2]/[.$J$1]" office:value-type="float" office:value="0.2" calcext:value-type="float">
            <text:p>0.2</text:p>
          </table:table-cell>
          <table:table-cell/>
          <table:table-cell table:style-name="ce16" office:value-type="string" calcext:value-type="string">
            <text:p>base upgrade 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4]" office:value-type="float" office:value="1.4" calcext:value-type="float">
            <text:p>1.4</text:p>
          </table:table-cell>
          <table:table-cell table:formula="of:=[.$J$3]*[.A3]" office:value-type="float" office:value="0.4" calcext:value-type="float">
            <text:p>0.4</text:p>
          </table:table-cell>
          <table:table-cell table:formula="of:=FLOOR([.C3]*[.$J$1])+[.$J$2]" office:value-type="float" office:value="10" calcext:value-type="float">
            <text:p>10</text:p>
          </table:table-cell>
          <table:table-cell table:formula="of:=SUM([.D$2:.D3])" office:value-type="float" office:value="15" calcext:value-type="float">
            <text:p>15</text:p>
          </table:table-cell>
          <table:table-cell table:formula="of:=[.E3]+[.$J$1]" office:value-type="float" office:value="40" calcext:value-type="float">
            <text:p>40</text:p>
          </table:table-cell>
          <table:table-cell table:formula="of:=[.E3]/[.$J$1]" office:value-type="float" office:value="0.6" calcext:value-type="float">
            <text:p>0.6</text:p>
          </table:table-cell>
          <table:table-cell/>
          <table:table-cell table:style-name="ce16" office:value-type="string" calcext:value-type="string">
            <text:p>cost multipli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4]" office:value-type="float" office:value="1.6" calcext:value-type="float">
            <text:p>1.6</text:p>
          </table:table-cell>
          <table:table-cell table:formula="of:=[.$J$3]*[.A4]" office:value-type="float" office:value="0.6" calcext:value-type="float">
            <text:p>0.6</text:p>
          </table:table-cell>
          <table:table-cell table:formula="of:=FLOOR([.C4]*[.$J$1])+[.$J$2]" office:value-type="float" office:value="15" calcext:value-type="float">
            <text:p>15</text:p>
          </table:table-cell>
          <table:table-cell table:formula="of:=SUM([.D$2:.D4])" office:value-type="float" office:value="30" calcext:value-type="float">
            <text:p>30</text:p>
          </table:table-cell>
          <table:table-cell table:formula="of:=[.E4]+[.$J$1]" office:value-type="float" office:value="55" calcext:value-type="float">
            <text:p>55</text:p>
          </table:table-cell>
          <table:table-cell table:formula="of:=[.E4]/[.$J$1]" office:value-type="float" office:value="1.2" calcext:value-type="float">
            <text:p>1.2</text:p>
          </table:table-cell>
          <table:table-cell/>
          <table:table-cell table:style-name="ce16" office:value-type="string" calcext:value-type="string">
            <text:p>upgrade amo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+ [.A5]*[.$J$4]" office:value-type="float" office:value="1.8" calcext:value-type="float">
            <text:p>1.8</text:p>
          </table:table-cell>
          <table:table-cell table:formula="of:=[.$J$3]*[.A5]" office:value-type="float" office:value="0.8" calcext:value-type="float">
            <text:p>0.8</text:p>
          </table:table-cell>
          <table:table-cell table:formula="of:=FLOOR([.C5]*[.$J$1])+[.$J$2]" office:value-type="float" office:value="20" calcext:value-type="float">
            <text:p>20</text:p>
          </table:table-cell>
          <table:table-cell table:formula="of:=SUM([.D$2:.D5])" office:value-type="float" office:value="50" calcext:value-type="float">
            <text:p>50</text:p>
          </table:table-cell>
          <table:table-cell table:formula="of:=[.E5]+[.$J$1]" office:value-type="float" office:value="75" calcext:value-type="float">
            <text:p>75</text:p>
          </table:table-cell>
          <table:table-cell table:formula="of:=[.E5]/[.$J$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formula="of:=1 + [.A6]*[.$J$4]" office:value-type="float" office:value="2" calcext:value-type="float">
            <text:p>2</text:p>
          </table:table-cell>
          <table:table-cell table:formula="of:=[.$J$3]*[.A6]" office:value-type="float" office:value="1" calcext:value-type="float">
            <text:p>1</text:p>
          </table:table-cell>
          <table:table-cell table:formula="of:=FLOOR([.C6]*[.$J$1])+[.$J$2]" office:value-type="float" office:value="25" calcext:value-type="float">
            <text:p>25</text:p>
          </table:table-cell>
          <table:table-cell table:formula="of:=SUM([.D$2:.D6])" office:value-type="float" office:value="75" calcext:value-type="float">
            <text:p>75</text:p>
          </table:table-cell>
          <table:table-cell table:formula="of:=[.E6]+[.$J$1]" office:value-type="float" office:value="100" calcext:value-type="float">
            <text:p>100</text:p>
          </table:table-cell>
          <table:table-cell table:formula="of:=[.E6]/[.$J$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+ [.A7]*[.$J$4]" office:value-type="float" office:value="2.2" calcext:value-type="float">
            <text:p>2.2</text:p>
          </table:table-cell>
          <table:table-cell table:formula="of:=[.$J$3]*[.A7]" office:value-type="float" office:value="1.2" calcext:value-type="float">
            <text:p>1.2</text:p>
          </table:table-cell>
          <table:table-cell table:formula="of:=FLOOR([.C7]*[.$J$1])+[.$J$2]" office:value-type="float" office:value="30" calcext:value-type="float">
            <text:p>30</text:p>
          </table:table-cell>
          <table:table-cell table:formula="of:=SUM([.D$2:.D7])" office:value-type="float" office:value="105" calcext:value-type="float">
            <text:p>105</text:p>
          </table:table-cell>
          <table:table-cell table:formula="of:=[.E7]+[.$J$1]" office:value-type="float" office:value="130" calcext:value-type="float">
            <text:p>130</text:p>
          </table:table-cell>
          <table:table-cell table:formula="of:=[.E7]/[.$J$1]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 + [.A8]*[.$J$4]" office:value-type="float" office:value="2.4" calcext:value-type="float">
            <text:p>2.4</text:p>
          </table:table-cell>
          <table:table-cell table:formula="of:=[.$J$3]*[.A8]" office:value-type="float" office:value="1.4" calcext:value-type="float">
            <text:p>1.4</text:p>
          </table:table-cell>
          <table:table-cell table:formula="of:=FLOOR([.C8]*[.$J$1])+[.$J$2]" office:value-type="float" office:value="35" calcext:value-type="float">
            <text:p>35</text:p>
          </table:table-cell>
          <table:table-cell table:formula="of:=SUM([.D$2:.D8])" office:value-type="float" office:value="140" calcext:value-type="float">
            <text:p>140</text:p>
          </table:table-cell>
          <table:table-cell table:formula="of:=[.E8]+[.$J$1]" office:value-type="float" office:value="165" calcext:value-type="float">
            <text:p>165</text:p>
          </table:table-cell>
          <table:table-cell table:formula="of:=[.E8]/[.$J$1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 + [.A9]*[.$J$4]" office:value-type="float" office:value="2.6" calcext:value-type="float">
            <text:p>2.6</text:p>
          </table:table-cell>
          <table:table-cell table:formula="of:=[.$J$3]*[.A9]" office:value-type="float" office:value="1.6" calcext:value-type="float">
            <text:p>1.6</text:p>
          </table:table-cell>
          <table:table-cell table:formula="of:=FLOOR([.C9]*[.$J$1])+[.$J$2]" office:value-type="float" office:value="40" calcext:value-type="float">
            <text:p>40</text:p>
          </table:table-cell>
          <table:table-cell table:formula="of:=SUM([.D$2:.D9])" office:value-type="float" office:value="180" calcext:value-type="float">
            <text:p>180</text:p>
          </table:table-cell>
          <table:table-cell table:formula="of:=[.E9]+[.$J$1]" office:value-type="float" office:value="205" calcext:value-type="float">
            <text:p>205</text:p>
          </table:table-cell>
          <table:table-cell table:formula="of:=[.E9]/[.$J$1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 + [.A10]*[.$J$4]" office:value-type="float" office:value="2.8" calcext:value-type="float">
            <text:p>2.8</text:p>
          </table:table-cell>
          <table:table-cell table:formula="of:=[.$J$3]*[.A10]" office:value-type="float" office:value="1.8" calcext:value-type="float">
            <text:p>1.8</text:p>
          </table:table-cell>
          <table:table-cell table:formula="of:=FLOOR([.C10]*[.$J$1])+[.$J$2]" office:value-type="float" office:value="45" calcext:value-type="float">
            <text:p>45</text:p>
          </table:table-cell>
          <table:table-cell table:formula="of:=SUM([.D$2:.D10])" office:value-type="float" office:value="225" calcext:value-type="float">
            <text:p>225</text:p>
          </table:table-cell>
          <table:table-cell table:formula="of:=[.E10]+[.$J$1]" office:value-type="float" office:value="250" calcext:value-type="float">
            <text:p>250</text:p>
          </table:table-cell>
          <table:table-cell table:formula="of:=[.E10]/[.$J$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formula="of:=1 + [.A11]*[.$J$4]" office:value-type="float" office:value="3" calcext:value-type="float">
            <text:p>3</text:p>
          </table:table-cell>
          <table:table-cell table:formula="of:=[.$J$3]*[.A11]" office:value-type="float" office:value="2" calcext:value-type="float">
            <text:p>2</text:p>
          </table:table-cell>
          <table:table-cell table:formula="of:=FLOOR([.C11]*[.$J$1])+[.$J$2]" office:value-type="float" office:value="50" calcext:value-type="float">
            <text:p>50</text:p>
          </table:table-cell>
          <table:table-cell table:formula="of:=SUM([.D$2:.D11])" office:value-type="float" office:value="275" calcext:value-type="float">
            <text:p>275</text:p>
          </table:table-cell>
          <table:table-cell table:formula="of:=[.E11]+[.$J$1]" office:value-type="float" office:value="300" calcext:value-type="float">
            <text:p>300</text:p>
          </table:table-cell>
          <table:table-cell table:formula="of:=[.E11]/[.$J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 + [.A12]*[.$J$4]" office:value-type="float" office:value="3.2" calcext:value-type="float">
            <text:p>3.2</text:p>
          </table:table-cell>
          <table:table-cell table:formula="of:=[.$J$3]*[.A12]" office:value-type="float" office:value="2.2" calcext:value-type="float">
            <text:p>2.2</text:p>
          </table:table-cell>
          <table:table-cell table:formula="of:=FLOOR([.C12]*[.$J$1])+[.$J$2]" office:value-type="float" office:value="55" calcext:value-type="float">
            <text:p>55</text:p>
          </table:table-cell>
          <table:table-cell table:formula="of:=SUM([.D$2:.D12])" office:value-type="float" office:value="330" calcext:value-type="float">
            <text:p>330</text:p>
          </table:table-cell>
          <table:table-cell table:formula="of:=[.E12]+[.$J$1]" office:value-type="float" office:value="355" calcext:value-type="float">
            <text:p>355</text:p>
          </table:table-cell>
          <table:table-cell table:formula="of:=[.E12]/[.$J$1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 + [.A13]*[.$J$4]" office:value-type="float" office:value="3.4" calcext:value-type="float">
            <text:p>3.4</text:p>
          </table:table-cell>
          <table:table-cell table:formula="of:=[.$J$3]*[.A13]" office:value-type="float" office:value="2.4" calcext:value-type="float">
            <text:p>2.4</text:p>
          </table:table-cell>
          <table:table-cell table:formula="of:=FLOOR([.C13]*[.$J$1])+[.$J$2]" office:value-type="float" office:value="60" calcext:value-type="float">
            <text:p>60</text:p>
          </table:table-cell>
          <table:table-cell table:formula="of:=SUM([.D$2:.D13])" office:value-type="float" office:value="390" calcext:value-type="float">
            <text:p>390</text:p>
          </table:table-cell>
          <table:table-cell table:formula="of:=[.E13]+[.$J$1]" office:value-type="float" office:value="415" calcext:value-type="float">
            <text:p>415</text:p>
          </table:table-cell>
          <table:table-cell table:formula="of:=[.E13]/[.$J$1]"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 + [.A14]*[.$J$4]" office:value-type="float" office:value="3.6" calcext:value-type="float">
            <text:p>3.6</text:p>
          </table:table-cell>
          <table:table-cell table:formula="of:=[.$J$3]*[.A14]" office:value-type="float" office:value="2.6" calcext:value-type="float">
            <text:p>2.6</text:p>
          </table:table-cell>
          <table:table-cell table:formula="of:=FLOOR([.C14]*[.$J$1])+[.$J$2]" office:value-type="float" office:value="65" calcext:value-type="float">
            <text:p>65</text:p>
          </table:table-cell>
          <table:table-cell table:formula="of:=SUM([.D$2:.D14])" office:value-type="float" office:value="455" calcext:value-type="float">
            <text:p>455</text:p>
          </table:table-cell>
          <table:table-cell table:formula="of:=[.E14]+[.$J$1]" office:value-type="float" office:value="480" calcext:value-type="float">
            <text:p>480</text:p>
          </table:table-cell>
          <table:table-cell table:formula="of:=[.E14]/[.$J$1]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 + [.A15]*[.$J$4]" office:value-type="float" office:value="3.8" calcext:value-type="float">
            <text:p>3.8</text:p>
          </table:table-cell>
          <table:table-cell table:formula="of:=[.$J$3]*[.A15]" office:value-type="float" office:value="2.8" calcext:value-type="float">
            <text:p>2.8</text:p>
          </table:table-cell>
          <table:table-cell table:formula="of:=FLOOR([.C15]*[.$J$1])+[.$J$2]" office:value-type="float" office:value="70" calcext:value-type="float">
            <text:p>70</text:p>
          </table:table-cell>
          <table:table-cell table:formula="of:=SUM([.D$2:.D15])" office:value-type="float" office:value="525" calcext:value-type="float">
            <text:p>525</text:p>
          </table:table-cell>
          <table:table-cell table:formula="of:=[.E15]+[.$J$1]" office:value-type="float" office:value="550" calcext:value-type="float">
            <text:p>550</text:p>
          </table:table-cell>
          <table:table-cell table:formula="of:=[.E15]/[.$J$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formula="of:=1 + [.A16]*[.$J$4]" office:value-type="float" office:value="4" calcext:value-type="float">
            <text:p>4</text:p>
          </table:table-cell>
          <table:table-cell table:formula="of:=[.$J$3]*[.A16]" office:value-type="float" office:value="3" calcext:value-type="float">
            <text:p>3</text:p>
          </table:table-cell>
          <table:table-cell table:formula="of:=FLOOR([.C16]*[.$J$1])+[.$J$2]" office:value-type="float" office:value="75" calcext:value-type="float">
            <text:p>75</text:p>
          </table:table-cell>
          <table:table-cell table:formula="of:=SUM([.D$2:.D16])" office:value-type="float" office:value="600" calcext:value-type="float">
            <text:p>600</text:p>
          </table:table-cell>
          <table:table-cell table:formula="of:=[.E16]+[.$J$1]" office:value-type="float" office:value="625" calcext:value-type="float">
            <text:p>625</text:p>
          </table:table-cell>
          <table:table-cell table:formula="of:=[.E16]/[.$J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 + [.A17]*[.$J$4]" office:value-type="float" office:value="4.2" calcext:value-type="float">
            <text:p>4.2</text:p>
          </table:table-cell>
          <table:table-cell table:formula="of:=[.$J$3]*[.A17]" office:value-type="float" office:value="3.2" calcext:value-type="float">
            <text:p>3.2</text:p>
          </table:table-cell>
          <table:table-cell table:formula="of:=FLOOR([.C17]*[.$J$1])+[.$J$2]" office:value-type="float" office:value="80" calcext:value-type="float">
            <text:p>80</text:p>
          </table:table-cell>
          <table:table-cell table:formula="of:=SUM([.D$2:.D17])" office:value-type="float" office:value="680" calcext:value-type="float">
            <text:p>680</text:p>
          </table:table-cell>
          <table:table-cell table:formula="of:=[.E17]+[.$J$1]" office:value-type="float" office:value="705" calcext:value-type="float">
            <text:p>705</text:p>
          </table:table-cell>
          <table:table-cell table:formula="of:=[.E17]/[.$J$1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 + [.A18]*[.$J$4]" office:value-type="float" office:value="4.4" calcext:value-type="float">
            <text:p>4.4</text:p>
          </table:table-cell>
          <table:table-cell table:formula="of:=[.$J$3]*[.A18]" office:value-type="float" office:value="3.4" calcext:value-type="float">
            <text:p>3.4</text:p>
          </table:table-cell>
          <table:table-cell table:formula="of:=FLOOR([.C18]*[.$J$1])+[.$J$2]" office:value-type="float" office:value="85" calcext:value-type="float">
            <text:p>85</text:p>
          </table:table-cell>
          <table:table-cell table:formula="of:=SUM([.D$2:.D18])" office:value-type="float" office:value="765" calcext:value-type="float">
            <text:p>765</text:p>
          </table:table-cell>
          <table:table-cell table:formula="of:=[.E18]+[.$J$1]" office:value-type="float" office:value="790" calcext:value-type="float">
            <text:p>790</text:p>
          </table:table-cell>
          <table:table-cell table:formula="of:=[.E18]/[.$J$1]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 + [.A19]*[.$J$4]" office:value-type="float" office:value="4.6" calcext:value-type="float">
            <text:p>4.6</text:p>
          </table:table-cell>
          <table:table-cell table:formula="of:=[.$J$3]*[.A19]" office:value-type="float" office:value="3.6" calcext:value-type="float">
            <text:p>3.6</text:p>
          </table:table-cell>
          <table:table-cell table:formula="of:=FLOOR([.C19]*[.$J$1])+[.$J$2]" office:value-type="float" office:value="90" calcext:value-type="float">
            <text:p>90</text:p>
          </table:table-cell>
          <table:table-cell table:formula="of:=SUM([.D$2:.D19])" office:value-type="float" office:value="855" calcext:value-type="float">
            <text:p>855</text:p>
          </table:table-cell>
          <table:table-cell table:formula="of:=[.E19]+[.$J$1]" office:value-type="float" office:value="880" calcext:value-type="float">
            <text:p>880</text:p>
          </table:table-cell>
          <table:table-cell table:formula="of:=[.E19]/[.$J$1]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 + [.A20]*[.$J$4]" office:value-type="float" office:value="4.8" calcext:value-type="float">
            <text:p>4.8</text:p>
          </table:table-cell>
          <table:table-cell table:formula="of:=[.$J$3]*[.A20]" office:value-type="float" office:value="3.8" calcext:value-type="float">
            <text:p>3.8</text:p>
          </table:table-cell>
          <table:table-cell table:formula="of:=FLOOR([.C20]*[.$J$1])+[.$J$2]" office:value-type="float" office:value="95" calcext:value-type="float">
            <text:p>95</text:p>
          </table:table-cell>
          <table:table-cell table:formula="of:=SUM([.D$2:.D20])" office:value-type="float" office:value="950" calcext:value-type="float">
            <text:p>950</text:p>
          </table:table-cell>
          <table:table-cell table:formula="of:=[.E20]+[.$J$1]" office:value-type="float" office:value="975" calcext:value-type="float">
            <text:p>975</text:p>
          </table:table-cell>
          <table:table-cell table:formula="of:=[.E20]/[.$J$1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formula="of:=1 + [.A21]*[.$J$4]" office:value-type="float" office:value="5" calcext:value-type="float">
            <text:p>5</text:p>
          </table:table-cell>
          <table:table-cell table:formula="of:=[.$J$3]*[.A21]" office:value-type="float" office:value="4" calcext:value-type="float">
            <text:p>4</text:p>
          </table:table-cell>
          <table:table-cell table:formula="of:=FLOOR([.C21]*[.$J$1])+[.$J$2]" office:value-type="float" office:value="100" calcext:value-type="float">
            <text:p>100</text:p>
          </table:table-cell>
          <table:table-cell table:formula="of:=SUM([.D$2:.D21])" office:value-type="float" office:value="1050" calcext:value-type="float">
            <text:p>1050</text:p>
          </table:table-cell>
          <table:table-cell table:formula="of:=[.E21]+[.$J$1]" office:value-type="float" office:value="1075" calcext:value-type="float">
            <text:p>1075</text:p>
          </table:table-cell>
          <table:table-cell table:formula="of:=[.E21]/[.$J$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 + [.A22]*[.$J$4]" office:value-type="float" office:value="5.2" calcext:value-type="float">
            <text:p>5.2</text:p>
          </table:table-cell>
          <table:table-cell table:formula="of:=[.$J$3]*[.A22]" office:value-type="float" office:value="4.2" calcext:value-type="float">
            <text:p>4.2</text:p>
          </table:table-cell>
          <table:table-cell table:formula="of:=FLOOR([.C22]*[.$J$1])+[.$J$2]" office:value-type="float" office:value="105" calcext:value-type="float">
            <text:p>105</text:p>
          </table:table-cell>
          <table:table-cell table:formula="of:=SUM([.D$2:.D22])" office:value-type="float" office:value="1155" calcext:value-type="float">
            <text:p>1155</text:p>
          </table:table-cell>
          <table:table-cell table:formula="of:=[.E22]+[.$J$1]" office:value-type="float" office:value="1180" calcext:value-type="float">
            <text:p>1180</text:p>
          </table:table-cell>
          <table:table-cell table:formula="of:=[.E22]/[.$J$1]"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4]" office:value-type="float" office:value="5.4" calcext:value-type="float">
            <text:p>5.4</text:p>
          </table:table-cell>
          <table:table-cell table:formula="of:=[.$J$3]*[.A23]" office:value-type="float" office:value="4.4" calcext:value-type="float">
            <text:p>4.4</text:p>
          </table:table-cell>
          <table:table-cell table:formula="of:=FLOOR([.C23]*[.$J$1])+[.$J$2]" office:value-type="float" office:value="110" calcext:value-type="float">
            <text:p>110</text:p>
          </table:table-cell>
          <table:table-cell table:formula="of:=SUM([.D$2:.D23])" office:value-type="float" office:value="1265" calcext:value-type="float">
            <text:p>1265</text:p>
          </table:table-cell>
          <table:table-cell table:formula="of:=[.E23]+[.$J$1]" office:value-type="float" office:value="1290" calcext:value-type="float">
            <text:p>1290</text:p>
          </table:table-cell>
          <table:table-cell table:formula="of:=[.E23]/[.$J$1]"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4]" office:value-type="float" office:value="5.6" calcext:value-type="float">
            <text:p>5.6</text:p>
          </table:table-cell>
          <table:table-cell table:formula="of:=[.$J$3]*[.A24]" office:value-type="float" office:value="4.6" calcext:value-type="float">
            <text:p>4.6</text:p>
          </table:table-cell>
          <table:table-cell table:formula="of:=FLOOR([.C24]*[.$J$1])+[.$J$2]" office:value-type="float" office:value="115" calcext:value-type="float">
            <text:p>115</text:p>
          </table:table-cell>
          <table:table-cell table:formula="of:=SUM([.D$2:.D24])" office:value-type="float" office:value="1380" calcext:value-type="float">
            <text:p>1380</text:p>
          </table:table-cell>
          <table:table-cell table:formula="of:=[.E24]+[.$J$1]" office:value-type="float" office:value="1405" calcext:value-type="float">
            <text:p>1405</text:p>
          </table:table-cell>
          <table:table-cell table:formula="of:=[.E24]/[.$J$1]"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4]" office:value-type="float" office:value="5.8" calcext:value-type="float">
            <text:p>5.8</text:p>
          </table:table-cell>
          <table:table-cell table:formula="of:=[.$J$3]*[.A25]" office:value-type="float" office:value="4.8" calcext:value-type="float">
            <text:p>4.8</text:p>
          </table:table-cell>
          <table:table-cell table:formula="of:=FLOOR([.C25]*[.$J$1])+[.$J$2]" office:value-type="float" office:value="120" calcext:value-type="float">
            <text:p>120</text:p>
          </table:table-cell>
          <table:table-cell table:formula="of:=SUM([.D$2:.D25])" office:value-type="float" office:value="1500" calcext:value-type="float">
            <text:p>1500</text:p>
          </table:table-cell>
          <table:table-cell table:formula="of:=[.E25]+[.$J$1]" office:value-type="float" office:value="1525" calcext:value-type="float">
            <text:p>1525</text:p>
          </table:table-cell>
          <table:table-cell table:formula="of:=[.E25]/[.$J$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formula="of:=1 + [.A26]*[.$J$4]" office:value-type="float" office:value="6" calcext:value-type="float">
            <text:p>6</text:p>
          </table:table-cell>
          <table:table-cell table:formula="of:=[.$J$3]*[.A26]" office:value-type="float" office:value="5" calcext:value-type="float">
            <text:p>5</text:p>
          </table:table-cell>
          <table:table-cell table:formula="of:=FLOOR([.C26]*[.$J$1])+[.$J$2]" office:value-type="float" office:value="125" calcext:value-type="float">
            <text:p>125</text:p>
          </table:table-cell>
          <table:table-cell table:formula="of:=SUM([.D$2:.D26])" office:value-type="float" office:value="1625" calcext:value-type="float">
            <text:p>1625</text:p>
          </table:table-cell>
          <table:table-cell table:formula="of:=[.E26]+[.$J$1]" office:value-type="float" office:value="1650" calcext:value-type="float">
            <text:p>1650</text:p>
          </table:table-cell>
          <table:table-cell table:formula="of:=[.E26]/[.$J$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4]" office:value-type="float" office:value="6.2" calcext:value-type="float">
            <text:p>6.2</text:p>
          </table:table-cell>
          <table:table-cell table:formula="of:=[.$J$3]*[.A27]" office:value-type="float" office:value="5.2" calcext:value-type="float">
            <text:p>5.2</text:p>
          </table:table-cell>
          <table:table-cell table:formula="of:=FLOOR([.C27]*[.$J$1])+[.$J$2]" office:value-type="float" office:value="130" calcext:value-type="float">
            <text:p>130</text:p>
          </table:table-cell>
          <table:table-cell table:formula="of:=SUM([.D$2:.D27])" office:value-type="float" office:value="1755" calcext:value-type="float">
            <text:p>1755</text:p>
          </table:table-cell>
          <table:table-cell table:formula="of:=[.E27]+[.$J$1]" office:value-type="float" office:value="1780" calcext:value-type="float">
            <text:p>1780</text:p>
          </table:table-cell>
          <table:table-cell table:formula="of:=[.E27]/[.$J$1]" office:value-type="float" office:value="70.2" calcext:value-type="float">
            <text:p>70.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4]" office:value-type="float" office:value="6.4" calcext:value-type="float">
            <text:p>6.4</text:p>
          </table:table-cell>
          <table:table-cell table:formula="of:=[.$J$3]*[.A28]" office:value-type="float" office:value="5.4" calcext:value-type="float">
            <text:p>5.4</text:p>
          </table:table-cell>
          <table:table-cell table:formula="of:=FLOOR([.C28]*[.$J$1])+[.$J$2]" office:value-type="float" office:value="135" calcext:value-type="float">
            <text:p>135</text:p>
          </table:table-cell>
          <table:table-cell table:formula="of:=SUM([.D$2:.D28])" office:value-type="float" office:value="1890" calcext:value-type="float">
            <text:p>1890</text:p>
          </table:table-cell>
          <table:table-cell table:formula="of:=[.E28]+[.$J$1]" office:value-type="float" office:value="1915" calcext:value-type="float">
            <text:p>1915</text:p>
          </table:table-cell>
          <table:table-cell table:formula="of:=[.E28]/[.$J$1]"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4]" office:value-type="float" office:value="6.6" calcext:value-type="float">
            <text:p>6.6</text:p>
          </table:table-cell>
          <table:table-cell table:formula="of:=[.$J$3]*[.A29]" office:value-type="float" office:value="5.6" calcext:value-type="float">
            <text:p>5.6</text:p>
          </table:table-cell>
          <table:table-cell table:formula="of:=FLOOR([.C29]*[.$J$1])+[.$J$2]" office:value-type="float" office:value="140" calcext:value-type="float">
            <text:p>140</text:p>
          </table:table-cell>
          <table:table-cell table:formula="of:=SUM([.D$2:.D29])" office:value-type="float" office:value="2030" calcext:value-type="float">
            <text:p>2030</text:p>
          </table:table-cell>
          <table:table-cell table:formula="of:=[.E29]+[.$J$1]" office:value-type="float" office:value="2055" calcext:value-type="float">
            <text:p>2055</text:p>
          </table:table-cell>
          <table:table-cell table:formula="of:=[.E29]/[.$J$1]" office:value-type="float" office:value="81.2" calcext:value-type="float">
            <text:p>81.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4]" office:value-type="float" office:value="6.8" calcext:value-type="float">
            <text:p>6.8</text:p>
          </table:table-cell>
          <table:table-cell table:formula="of:=[.$J$3]*[.A30]" office:value-type="float" office:value="5.8" calcext:value-type="float">
            <text:p>5.8</text:p>
          </table:table-cell>
          <table:table-cell table:formula="of:=FLOOR([.C30]*[.$J$1])+[.$J$2]" office:value-type="float" office:value="145" calcext:value-type="float">
            <text:p>145</text:p>
          </table:table-cell>
          <table:table-cell table:formula="of:=SUM([.D$2:.D30])" office:value-type="float" office:value="2175" calcext:value-type="float">
            <text:p>2175</text:p>
          </table:table-cell>
          <table:table-cell table:formula="of:=[.E30]+[.$J$1]" office:value-type="float" office:value="2200" calcext:value-type="float">
            <text:p>2200</text:p>
          </table:table-cell>
          <table:table-cell table:formula="of:=[.E30]/[.$J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formula="of:=1 + [.A31]*[.$J$4]" office:value-type="float" office:value="7" calcext:value-type="float">
            <text:p>7</text:p>
          </table:table-cell>
          <table:table-cell table:formula="of:=[.$J$3]*[.A31]" office:value-type="float" office:value="6" calcext:value-type="float">
            <text:p>6</text:p>
          </table:table-cell>
          <table:table-cell table:formula="of:=FLOOR([.C31]*[.$J$1])+[.$J$2]" office:value-type="float" office:value="150" calcext:value-type="float">
            <text:p>150</text:p>
          </table:table-cell>
          <table:table-cell table:formula="of:=SUM([.D$2:.D31])" office:value-type="float" office:value="2325" calcext:value-type="float">
            <text:p>2325</text:p>
          </table:table-cell>
          <table:table-cell table:formula="of:=[.E31]+[.$J$1]" office:value-type="float" office:value="2350" calcext:value-type="float">
            <text:p>2350</text:p>
          </table:table-cell>
          <table:table-cell table:formula="of:=[.E31]/[.$J$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4]" office:value-type="float" office:value="7.2" calcext:value-type="float">
            <text:p>7.2</text:p>
          </table:table-cell>
          <table:table-cell table:formula="of:=[.$J$3]*[.A32]" office:value-type="float" office:value="6.2" calcext:value-type="float">
            <text:p>6.2</text:p>
          </table:table-cell>
          <table:table-cell table:formula="of:=FLOOR([.C32]*[.$J$1])+[.$J$2]" office:value-type="float" office:value="155" calcext:value-type="float">
            <text:p>155</text:p>
          </table:table-cell>
          <table:table-cell table:formula="of:=SUM([.D$2:.D32])" office:value-type="float" office:value="2480" calcext:value-type="float">
            <text:p>2480</text:p>
          </table:table-cell>
          <table:table-cell table:formula="of:=[.E32]+[.$J$1]" office:value-type="float" office:value="2505" calcext:value-type="float">
            <text:p>2505</text:p>
          </table:table-cell>
          <table:table-cell table:formula="of:=[.E32]/[.$J$1]"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4]" office:value-type="float" office:value="7.4" calcext:value-type="float">
            <text:p>7.4</text:p>
          </table:table-cell>
          <table:table-cell table:formula="of:=[.$J$3]*[.A33]" office:value-type="float" office:value="6.4" calcext:value-type="float">
            <text:p>6.4</text:p>
          </table:table-cell>
          <table:table-cell table:formula="of:=FLOOR([.C33]*[.$J$1])+[.$J$2]" office:value-type="float" office:value="160" calcext:value-type="float">
            <text:p>160</text:p>
          </table:table-cell>
          <table:table-cell table:formula="of:=SUM([.D$2:.D33])" office:value-type="float" office:value="2640" calcext:value-type="float">
            <text:p>2640</text:p>
          </table:table-cell>
          <table:table-cell table:formula="of:=[.E33]+[.$J$1]" office:value-type="float" office:value="2665" calcext:value-type="float">
            <text:p>2665</text:p>
          </table:table-cell>
          <table:table-cell table:formula="of:=[.E33]/[.$J$1]" office:value-type="float" office:value="105.6" calcext:value-type="float">
            <text:p>105.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4]" office:value-type="float" office:value="7.6" calcext:value-type="float">
            <text:p>7.6</text:p>
          </table:table-cell>
          <table:table-cell table:formula="of:=[.$J$3]*[.A34]" office:value-type="float" office:value="6.6" calcext:value-type="float">
            <text:p>6.6</text:p>
          </table:table-cell>
          <table:table-cell table:formula="of:=FLOOR([.C34]*[.$J$1])+[.$J$2]" office:value-type="float" office:value="165" calcext:value-type="float">
            <text:p>165</text:p>
          </table:table-cell>
          <table:table-cell table:formula="of:=SUM([.D$2:.D34])" office:value-type="float" office:value="2805" calcext:value-type="float">
            <text:p>2805</text:p>
          </table:table-cell>
          <table:table-cell table:formula="of:=[.E34]+[.$J$1]" office:value-type="float" office:value="2830" calcext:value-type="float">
            <text:p>2830</text:p>
          </table:table-cell>
          <table:table-cell table:formula="of:=[.E34]/[.$J$1]" office:value-type="float" office:value="112.2" calcext:value-type="float">
            <text:p>112.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4]" office:value-type="float" office:value="7.8" calcext:value-type="float">
            <text:p>7.8</text:p>
          </table:table-cell>
          <table:table-cell table:formula="of:=[.$J$3]*[.A35]" office:value-type="float" office:value="6.8" calcext:value-type="float">
            <text:p>6.8</text:p>
          </table:table-cell>
          <table:table-cell table:formula="of:=FLOOR([.C35]*[.$J$1])+[.$J$2]" office:value-type="float" office:value="170" calcext:value-type="float">
            <text:p>170</text:p>
          </table:table-cell>
          <table:table-cell table:formula="of:=SUM([.D$2:.D35])" office:value-type="float" office:value="2975" calcext:value-type="float">
            <text:p>2975</text:p>
          </table:table-cell>
          <table:table-cell table:formula="of:=[.E35]+[.$J$1]" office:value-type="float" office:value="3000" calcext:value-type="float">
            <text:p>3000</text:p>
          </table:table-cell>
          <table:table-cell table:formula="of:=[.E35]/[.$J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formula="of:=1 + [.A36]*[.$J$4]" office:value-type="float" office:value="8" calcext:value-type="float">
            <text:p>8</text:p>
          </table:table-cell>
          <table:table-cell table:formula="of:=[.$J$3]*[.A36]" office:value-type="float" office:value="7" calcext:value-type="float">
            <text:p>7</text:p>
          </table:table-cell>
          <table:table-cell table:formula="of:=FLOOR([.C36]*[.$J$1])+[.$J$2]" office:value-type="float" office:value="175" calcext:value-type="float">
            <text:p>175</text:p>
          </table:table-cell>
          <table:table-cell table:formula="of:=SUM([.D$2:.D36])" office:value-type="float" office:value="3150" calcext:value-type="float">
            <text:p>3150</text:p>
          </table:table-cell>
          <table:table-cell table:formula="of:=[.E36]+[.$J$1]" office:value-type="float" office:value="3175" calcext:value-type="float">
            <text:p>3175</text:p>
          </table:table-cell>
          <table:table-cell table:formula="of:=[.E36]/[.$J$1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4]" office:value-type="float" office:value="8.2" calcext:value-type="float">
            <text:p>8.2</text:p>
          </table:table-cell>
          <table:table-cell table:formula="of:=[.$J$3]*[.A37]" office:value-type="float" office:value="7.2" calcext:value-type="float">
            <text:p>7.2</text:p>
          </table:table-cell>
          <table:table-cell table:formula="of:=FLOOR([.C37]*[.$J$1])+[.$J$2]" office:value-type="float" office:value="180" calcext:value-type="float">
            <text:p>180</text:p>
          </table:table-cell>
          <table:table-cell table:formula="of:=SUM([.D$2:.D37])" office:value-type="float" office:value="3330" calcext:value-type="float">
            <text:p>3330</text:p>
          </table:table-cell>
          <table:table-cell table:formula="of:=[.E37]+[.$J$1]" office:value-type="float" office:value="3355" calcext:value-type="float">
            <text:p>3355</text:p>
          </table:table-cell>
          <table:table-cell table:formula="of:=[.E37]/[.$J$1]" office:value-type="float" office:value="133.2" calcext:value-type="float">
            <text:p>133.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4]" office:value-type="float" office:value="8.4" calcext:value-type="float">
            <text:p>8.4</text:p>
          </table:table-cell>
          <table:table-cell table:formula="of:=[.$J$3]*[.A38]" office:value-type="float" office:value="7.4" calcext:value-type="float">
            <text:p>7.4</text:p>
          </table:table-cell>
          <table:table-cell table:formula="of:=FLOOR([.C38]*[.$J$1])+[.$J$2]" office:value-type="float" office:value="185" calcext:value-type="float">
            <text:p>185</text:p>
          </table:table-cell>
          <table:table-cell table:formula="of:=SUM([.D$2:.D38])" office:value-type="float" office:value="3515" calcext:value-type="float">
            <text:p>3515</text:p>
          </table:table-cell>
          <table:table-cell table:formula="of:=[.E38]+[.$J$1]" office:value-type="float" office:value="3540" calcext:value-type="float">
            <text:p>3540</text:p>
          </table:table-cell>
          <table:table-cell table:formula="of:=[.E38]/[.$J$1]" office:value-type="float" office:value="140.6" calcext:value-type="float">
            <text:p>140.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4]" office:value-type="float" office:value="8.6" calcext:value-type="float">
            <text:p>8.6</text:p>
          </table:table-cell>
          <table:table-cell table:formula="of:=[.$J$3]*[.A39]" office:value-type="float" office:value="7.6" calcext:value-type="float">
            <text:p>7.6</text:p>
          </table:table-cell>
          <table:table-cell table:formula="of:=FLOOR([.C39]*[.$J$1])+[.$J$2]" office:value-type="float" office:value="190" calcext:value-type="float">
            <text:p>190</text:p>
          </table:table-cell>
          <table:table-cell table:formula="of:=SUM([.D$2:.D39])" office:value-type="float" office:value="3705" calcext:value-type="float">
            <text:p>3705</text:p>
          </table:table-cell>
          <table:table-cell table:formula="of:=[.E39]+[.$J$1]" office:value-type="float" office:value="3730" calcext:value-type="float">
            <text:p>3730</text:p>
          </table:table-cell>
          <table:table-cell table:formula="of:=[.E39]/[.$J$1]"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4]" office:value-type="float" office:value="8.8" calcext:value-type="float">
            <text:p>8.8</text:p>
          </table:table-cell>
          <table:table-cell table:formula="of:=[.$J$3]*[.A40]" office:value-type="float" office:value="7.8" calcext:value-type="float">
            <text:p>7.8</text:p>
          </table:table-cell>
          <table:table-cell table:formula="of:=FLOOR([.C40]*[.$J$1])+[.$J$2]" office:value-type="float" office:value="195" calcext:value-type="float">
            <text:p>195</text:p>
          </table:table-cell>
          <table:table-cell table:formula="of:=SUM([.D$2:.D40])" office:value-type="float" office:value="3900" calcext:value-type="float">
            <text:p>3900</text:p>
          </table:table-cell>
          <table:table-cell table:formula="of:=[.E40]+[.$J$1]" office:value-type="float" office:value="3925" calcext:value-type="float">
            <text:p>3925</text:p>
          </table:table-cell>
          <table:table-cell table:formula="of:=[.E40]/[.$J$1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formula="of:=1 + [.A41]*[.$J$4]" office:value-type="float" office:value="9" calcext:value-type="float">
            <text:p>9</text:p>
          </table:table-cell>
          <table:table-cell table:formula="of:=[.$J$3]*[.A41]" office:value-type="float" office:value="8" calcext:value-type="float">
            <text:p>8</text:p>
          </table:table-cell>
          <table:table-cell table:formula="of:=FLOOR([.C41]*[.$J$1])+[.$J$2]" office:value-type="float" office:value="200" calcext:value-type="float">
            <text:p>200</text:p>
          </table:table-cell>
          <table:table-cell table:formula="of:=SUM([.D$2:.D41])" office:value-type="float" office:value="4100" calcext:value-type="float">
            <text:p>4100</text:p>
          </table:table-cell>
          <table:table-cell table:formula="of:=[.E41]+[.$J$1]" office:value-type="float" office:value="4125" calcext:value-type="float">
            <text:p>4125</text:p>
          </table:table-cell>
          <table:table-cell table:formula="of:=[.E41]/[.$J$1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4]" office:value-type="float" office:value="9.2" calcext:value-type="float">
            <text:p>9.2</text:p>
          </table:table-cell>
          <table:table-cell table:formula="of:=[.$J$3]*[.A42]" office:value-type="float" office:value="8.2" calcext:value-type="float">
            <text:p>8.2</text:p>
          </table:table-cell>
          <table:table-cell table:formula="of:=FLOOR([.C42]*[.$J$1])+[.$J$2]" office:value-type="float" office:value="205" calcext:value-type="float">
            <text:p>205</text:p>
          </table:table-cell>
          <table:table-cell table:formula="of:=SUM([.D$2:.D42])" office:value-type="float" office:value="4305" calcext:value-type="float">
            <text:p>4305</text:p>
          </table:table-cell>
          <table:table-cell table:formula="of:=[.E42]+[.$J$1]" office:value-type="float" office:value="4330" calcext:value-type="float">
            <text:p>4330</text:p>
          </table:table-cell>
          <table:table-cell table:formula="of:=[.E42]/[.$J$1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4]" office:value-type="float" office:value="9.4" calcext:value-type="float">
            <text:p>9.4</text:p>
          </table:table-cell>
          <table:table-cell table:formula="of:=[.$J$3]*[.A43]" office:value-type="float" office:value="8.4" calcext:value-type="float">
            <text:p>8.4</text:p>
          </table:table-cell>
          <table:table-cell table:formula="of:=FLOOR([.C43]*[.$J$1])+[.$J$2]" office:value-type="float" office:value="210" calcext:value-type="float">
            <text:p>210</text:p>
          </table:table-cell>
          <table:table-cell table:formula="of:=SUM([.D$2:.D43])" office:value-type="float" office:value="4515" calcext:value-type="float">
            <text:p>4515</text:p>
          </table:table-cell>
          <table:table-cell table:formula="of:=[.E43]+[.$J$1]" office:value-type="float" office:value="4540" calcext:value-type="float">
            <text:p>4540</text:p>
          </table:table-cell>
          <table:table-cell table:formula="of:=[.E43]/[.$J$1]" office:value-type="float" office:value="180.6" calcext:value-type="float">
            <text:p>180.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4]" office:value-type="float" office:value="9.6" calcext:value-type="float">
            <text:p>9.6</text:p>
          </table:table-cell>
          <table:table-cell table:formula="of:=[.$J$3]*[.A44]" office:value-type="float" office:value="8.6" calcext:value-type="float">
            <text:p>8.6</text:p>
          </table:table-cell>
          <table:table-cell table:formula="of:=FLOOR([.C44]*[.$J$1])+[.$J$2]" office:value-type="float" office:value="215" calcext:value-type="float">
            <text:p>215</text:p>
          </table:table-cell>
          <table:table-cell table:formula="of:=SUM([.D$2:.D44])" office:value-type="float" office:value="4730" calcext:value-type="float">
            <text:p>4730</text:p>
          </table:table-cell>
          <table:table-cell table:formula="of:=[.E44]+[.$J$1]" office:value-type="float" office:value="4755" calcext:value-type="float">
            <text:p>4755</text:p>
          </table:table-cell>
          <table:table-cell table:formula="of:=[.E44]/[.$J$1]" office:value-type="float" office:value="189.2" calcext:value-type="float">
            <text:p>189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4]" office:value-type="float" office:value="9.8" calcext:value-type="float">
            <text:p>9.8</text:p>
          </table:table-cell>
          <table:table-cell table:formula="of:=[.$J$3]*[.A45]" office:value-type="float" office:value="8.8" calcext:value-type="float">
            <text:p>8.8</text:p>
          </table:table-cell>
          <table:table-cell table:formula="of:=FLOOR([.C45]*[.$J$1])+[.$J$2]" office:value-type="float" office:value="220" calcext:value-type="float">
            <text:p>220</text:p>
          </table:table-cell>
          <table:table-cell table:formula="of:=SUM([.D$2:.D45])" office:value-type="float" office:value="4950" calcext:value-type="float">
            <text:p>4950</text:p>
          </table:table-cell>
          <table:table-cell table:formula="of:=[.E45]+[.$J$1]" office:value-type="float" office:value="4975" calcext:value-type="float">
            <text:p>4975</text:p>
          </table:table-cell>
          <table:table-cell table:formula="of:=[.E45]/[.$J$1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formula="of:=1 + [.A46]*[.$J$4]" office:value-type="float" office:value="10" calcext:value-type="float">
            <text:p>10</text:p>
          </table:table-cell>
          <table:table-cell table:formula="of:=[.$J$3]*[.A46]" office:value-type="float" office:value="9" calcext:value-type="float">
            <text:p>9</text:p>
          </table:table-cell>
          <table:table-cell table:formula="of:=FLOOR([.C46]*[.$J$1])+[.$J$2]" office:value-type="float" office:value="225" calcext:value-type="float">
            <text:p>225</text:p>
          </table:table-cell>
          <table:table-cell table:formula="of:=SUM([.D$2:.D46])" office:value-type="float" office:value="5175" calcext:value-type="float">
            <text:p>5175</text:p>
          </table:table-cell>
          <table:table-cell table:formula="of:=[.E46]+[.$J$1]" office:value-type="float" office:value="5200" calcext:value-type="float">
            <text:p>5200</text:p>
          </table:table-cell>
          <table:table-cell table:formula="of:=[.E46]/[.$J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4]" office:value-type="float" office:value="10.2" calcext:value-type="float">
            <text:p>10.2</text:p>
          </table:table-cell>
          <table:table-cell table:formula="of:=[.$J$3]*[.A47]" office:value-type="float" office:value="9.2" calcext:value-type="float">
            <text:p>9.2</text:p>
          </table:table-cell>
          <table:table-cell table:formula="of:=FLOOR([.C47]*[.$J$1])+[.$J$2]" office:value-type="float" office:value="230" calcext:value-type="float">
            <text:p>230</text:p>
          </table:table-cell>
          <table:table-cell table:formula="of:=SUM([.D$2:.D47])" office:value-type="float" office:value="5405" calcext:value-type="float">
            <text:p>5405</text:p>
          </table:table-cell>
          <table:table-cell table:formula="of:=[.E47]+[.$J$1]" office:value-type="float" office:value="5430" calcext:value-type="float">
            <text:p>5430</text:p>
          </table:table-cell>
          <table:table-cell table:formula="of:=[.E47]/[.$J$1]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4]" office:value-type="float" office:value="10.4" calcext:value-type="float">
            <text:p>10.4</text:p>
          </table:table-cell>
          <table:table-cell table:formula="of:=[.$J$3]*[.A48]" office:value-type="float" office:value="9.4" calcext:value-type="float">
            <text:p>9.4</text:p>
          </table:table-cell>
          <table:table-cell table:formula="of:=FLOOR([.C48]*[.$J$1])+[.$J$2]" office:value-type="float" office:value="235" calcext:value-type="float">
            <text:p>235</text:p>
          </table:table-cell>
          <table:table-cell table:formula="of:=SUM([.D$2:.D48])" office:value-type="float" office:value="5640" calcext:value-type="float">
            <text:p>5640</text:p>
          </table:table-cell>
          <table:table-cell table:formula="of:=[.E48]+[.$J$1]" office:value-type="float" office:value="5665" calcext:value-type="float">
            <text:p>5665</text:p>
          </table:table-cell>
          <table:table-cell table:formula="of:=[.E48]/[.$J$1]" office:value-type="float" office:value="225.6" calcext:value-type="float">
            <text:p>225.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4]" office:value-type="float" office:value="10.6" calcext:value-type="float">
            <text:p>10.6</text:p>
          </table:table-cell>
          <table:table-cell table:formula="of:=[.$J$3]*[.A49]" office:value-type="float" office:value="9.6" calcext:value-type="float">
            <text:p>9.6</text:p>
          </table:table-cell>
          <table:table-cell table:formula="of:=FLOOR([.C49]*[.$J$1])+[.$J$2]" office:value-type="float" office:value="240" calcext:value-type="float">
            <text:p>240</text:p>
          </table:table-cell>
          <table:table-cell table:formula="of:=SUM([.D$2:.D49])" office:value-type="float" office:value="5880" calcext:value-type="float">
            <text:p>5880</text:p>
          </table:table-cell>
          <table:table-cell table:formula="of:=[.E49]+[.$J$1]" office:value-type="float" office:value="5905" calcext:value-type="float">
            <text:p>5905</text:p>
          </table:table-cell>
          <table:table-cell table:formula="of:=[.E49]/[.$J$1]" office:value-type="float" office:value="235.2" calcext:value-type="float">
            <text:p>235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4]" office:value-type="float" office:value="10.8" calcext:value-type="float">
            <text:p>10.8</text:p>
          </table:table-cell>
          <table:table-cell table:formula="of:=[.$J$3]*[.A50]" office:value-type="float" office:value="9.8" calcext:value-type="float">
            <text:p>9.8</text:p>
          </table:table-cell>
          <table:table-cell table:formula="of:=FLOOR([.C50]*[.$J$1])+[.$J$2]" office:value-type="float" office:value="245" calcext:value-type="float">
            <text:p>245</text:p>
          </table:table-cell>
          <table:table-cell table:formula="of:=SUM([.D$2:.D50])" office:value-type="float" office:value="6125" calcext:value-type="float">
            <text:p>6125</text:p>
          </table:table-cell>
          <table:table-cell table:formula="of:=[.E50]+[.$J$1]" office:value-type="float" office:value="6150" calcext:value-type="float">
            <text:p>6150</text:p>
          </table:table-cell>
          <table:table-cell table:formula="of:=[.E50]/[.$J$1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formula="of:=1 + [.A51]*[.$J$4]" office:value-type="float" office:value="11" calcext:value-type="float">
            <text:p>11</text:p>
          </table:table-cell>
          <table:table-cell table:formula="of:=[.$J$3]*[.A51]" office:value-type="float" office:value="10" calcext:value-type="float">
            <text:p>10</text:p>
          </table:table-cell>
          <table:table-cell table:formula="of:=FLOOR([.C51]*[.$J$1])+[.$J$2]" office:value-type="float" office:value="250" calcext:value-type="float">
            <text:p>250</text:p>
          </table:table-cell>
          <table:table-cell table:formula="of:=SUM([.D$2:.D51])" office:value-type="float" office:value="6375" calcext:value-type="float">
            <text:p>6375</text:p>
          </table:table-cell>
          <table:table-cell table:formula="of:=[.E51]+[.$J$1]" office:value-type="float" office:value="6400" calcext:value-type="float">
            <text:p>6400</text:p>
          </table:table-cell>
          <table:table-cell table:formula="of:=[.E51]/[.$J$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4]" office:value-type="float" office:value="11.2" calcext:value-type="float">
            <text:p>11.2</text:p>
          </table:table-cell>
          <table:table-cell table:formula="of:=[.$J$3]*[.A52]" office:value-type="float" office:value="10.2" calcext:value-type="float">
            <text:p>10.2</text:p>
          </table:table-cell>
          <table:table-cell table:formula="of:=FLOOR([.C52]*[.$J$1])+[.$J$2]" office:value-type="float" office:value="255" calcext:value-type="float">
            <text:p>255</text:p>
          </table:table-cell>
          <table:table-cell table:formula="of:=SUM([.D$2:.D52])" office:value-type="float" office:value="6630" calcext:value-type="float">
            <text:p>6630</text:p>
          </table:table-cell>
          <table:table-cell table:formula="of:=[.E52]+[.$J$1]" office:value-type="float" office:value="6655" calcext:value-type="float">
            <text:p>6655</text:p>
          </table:table-cell>
          <table:table-cell table:formula="of:=[.E52]/[.$J$1]"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4]" office:value-type="float" office:value="11.4" calcext:value-type="float">
            <text:p>11.4</text:p>
          </table:table-cell>
          <table:table-cell table:formula="of:=[.$J$3]*[.A53]" office:value-type="float" office:value="10.4" calcext:value-type="float">
            <text:p>10.4</text:p>
          </table:table-cell>
          <table:table-cell table:formula="of:=FLOOR([.C53]*[.$J$1])+[.$J$2]" office:value-type="float" office:value="260" calcext:value-type="float">
            <text:p>260</text:p>
          </table:table-cell>
          <table:table-cell table:formula="of:=SUM([.D$2:.D53])" office:value-type="float" office:value="6890" calcext:value-type="float">
            <text:p>6890</text:p>
          </table:table-cell>
          <table:table-cell table:formula="of:=[.E53]+[.$J$1]" office:value-type="float" office:value="6915" calcext:value-type="float">
            <text:p>6915</text:p>
          </table:table-cell>
          <table:table-cell table:formula="of:=[.E53]/[.$J$1]" office:value-type="float" office:value="275.6" calcext:value-type="float">
            <text:p>275.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4]" office:value-type="float" office:value="11.6" calcext:value-type="float">
            <text:p>11.6</text:p>
          </table:table-cell>
          <table:table-cell table:formula="of:=[.$J$3]*[.A54]" office:value-type="float" office:value="10.6" calcext:value-type="float">
            <text:p>10.6</text:p>
          </table:table-cell>
          <table:table-cell table:formula="of:=FLOOR([.C54]*[.$J$1])+[.$J$2]" office:value-type="float" office:value="265" calcext:value-type="float">
            <text:p>265</text:p>
          </table:table-cell>
          <table:table-cell table:formula="of:=SUM([.D$2:.D54])" office:value-type="float" office:value="7155" calcext:value-type="float">
            <text:p>7155</text:p>
          </table:table-cell>
          <table:table-cell table:formula="of:=[.E54]+[.$J$1]" office:value-type="float" office:value="7180" calcext:value-type="float">
            <text:p>7180</text:p>
          </table:table-cell>
          <table:table-cell table:formula="of:=[.E54]/[.$J$1]" office:value-type="float" office:value="286.2" calcext:value-type="float">
            <text:p>286.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4]" office:value-type="float" office:value="11.8" calcext:value-type="float">
            <text:p>11.8</text:p>
          </table:table-cell>
          <table:table-cell table:formula="of:=[.$J$3]*[.A55]" office:value-type="float" office:value="10.8" calcext:value-type="float">
            <text:p>10.8</text:p>
          </table:table-cell>
          <table:table-cell table:formula="of:=FLOOR([.C55]*[.$J$1])+[.$J$2]" office:value-type="float" office:value="270" calcext:value-type="float">
            <text:p>270</text:p>
          </table:table-cell>
          <table:table-cell table:formula="of:=SUM([.D$2:.D55])" office:value-type="float" office:value="7425" calcext:value-type="float">
            <text:p>7425</text:p>
          </table:table-cell>
          <table:table-cell table:formula="of:=[.E55]+[.$J$1]" office:value-type="float" office:value="7450" calcext:value-type="float">
            <text:p>7450</text:p>
          </table:table-cell>
          <table:table-cell table:formula="of:=[.E55]/[.$J$1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4]" office:value-type="float" office:value="12" calcext:value-type="float">
            <text:p>12</text:p>
          </table:table-cell>
          <table:table-cell table:formula="of:=[.$J$3]*[.A56]" office:value-type="float" office:value="11" calcext:value-type="float">
            <text:p>11</text:p>
          </table:table-cell>
          <table:table-cell table:formula="of:=FLOOR([.C56]*[.$J$1])+[.$J$2]" office:value-type="float" office:value="275" calcext:value-type="float">
            <text:p>275</text:p>
          </table:table-cell>
          <table:table-cell table:formula="of:=SUM([.D$2:.D56])" office:value-type="float" office:value="7700" calcext:value-type="float">
            <text:p>7700</text:p>
          </table:table-cell>
          <table:table-cell table:formula="of:=[.E56]+[.$J$1]" office:value-type="float" office:value="7725" calcext:value-type="float">
            <text:p>7725</text:p>
          </table:table-cell>
          <table:table-cell table:formula="of:=[.E56]/[.$J$1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4]" office:value-type="float" office:value="12.2" calcext:value-type="float">
            <text:p>12.2</text:p>
          </table:table-cell>
          <table:table-cell table:formula="of:=[.$J$3]*[.A57]" office:value-type="float" office:value="11.2" calcext:value-type="float">
            <text:p>11.2</text:p>
          </table:table-cell>
          <table:table-cell table:formula="of:=FLOOR([.C57]*[.$J$1])+[.$J$2]" office:value-type="float" office:value="280" calcext:value-type="float">
            <text:p>280</text:p>
          </table:table-cell>
          <table:table-cell table:formula="of:=SUM([.D$2:.D57])" office:value-type="float" office:value="7980" calcext:value-type="float">
            <text:p>7980</text:p>
          </table:table-cell>
          <table:table-cell table:formula="of:=[.E57]+[.$J$1]" office:value-type="float" office:value="8005" calcext:value-type="float">
            <text:p>8005</text:p>
          </table:table-cell>
          <table:table-cell table:formula="of:=[.E57]/[.$J$1]" office:value-type="float" office:value="319.2" calcext:value-type="float">
            <text:p>319.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4]" office:value-type="float" office:value="12.4" calcext:value-type="float">
            <text:p>12.4</text:p>
          </table:table-cell>
          <table:table-cell table:formula="of:=[.$J$3]*[.A58]" office:value-type="float" office:value="11.4" calcext:value-type="float">
            <text:p>11.4</text:p>
          </table:table-cell>
          <table:table-cell table:formula="of:=FLOOR([.C58]*[.$J$1])+[.$J$2]" office:value-type="float" office:value="285" calcext:value-type="float">
            <text:p>285</text:p>
          </table:table-cell>
          <table:table-cell table:formula="of:=SUM([.D$2:.D58])" office:value-type="float" office:value="8265" calcext:value-type="float">
            <text:p>8265</text:p>
          </table:table-cell>
          <table:table-cell table:formula="of:=[.E58]+[.$J$1]" office:value-type="float" office:value="8290" calcext:value-type="float">
            <text:p>8290</text:p>
          </table:table-cell>
          <table:table-cell table:formula="of:=[.E58]/[.$J$1]" office:value-type="float" office:value="330.6" calcext:value-type="float">
            <text:p>330.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4]" office:value-type="float" office:value="12.6" calcext:value-type="float">
            <text:p>12.6</text:p>
          </table:table-cell>
          <table:table-cell table:formula="of:=[.$J$3]*[.A59]" office:value-type="float" office:value="11.6" calcext:value-type="float">
            <text:p>11.6</text:p>
          </table:table-cell>
          <table:table-cell table:formula="of:=FLOOR([.C59]*[.$J$1])+[.$J$2]" office:value-type="float" office:value="290" calcext:value-type="float">
            <text:p>290</text:p>
          </table:table-cell>
          <table:table-cell table:formula="of:=SUM([.D$2:.D59])" office:value-type="float" office:value="8555" calcext:value-type="float">
            <text:p>8555</text:p>
          </table:table-cell>
          <table:table-cell table:formula="of:=[.E59]+[.$J$1]" office:value-type="float" office:value="8580" calcext:value-type="float">
            <text:p>8580</text:p>
          </table:table-cell>
          <table:table-cell table:formula="of:=[.E59]/[.$J$1]" office:value-type="float" office:value="342.2" calcext:value-type="float">
            <text:p>342.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4]" office:value-type="float" office:value="12.8" calcext:value-type="float">
            <text:p>12.8</text:p>
          </table:table-cell>
          <table:table-cell table:formula="of:=[.$J$3]*[.A60]" office:value-type="float" office:value="11.8" calcext:value-type="float">
            <text:p>11.8</text:p>
          </table:table-cell>
          <table:table-cell table:formula="of:=FLOOR([.C60]*[.$J$1])+[.$J$2]" office:value-type="float" office:value="295" calcext:value-type="float">
            <text:p>295</text:p>
          </table:table-cell>
          <table:table-cell table:formula="of:=SUM([.D$2:.D60])" office:value-type="float" office:value="8850" calcext:value-type="float">
            <text:p>8850</text:p>
          </table:table-cell>
          <table:table-cell table:formula="of:=[.E60]+[.$J$1]" office:value-type="float" office:value="8875" calcext:value-type="float">
            <text:p>8875</text:p>
          </table:table-cell>
          <table:table-cell table:formula="of:=[.E60]/[.$J$1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4]" office:value-type="float" office:value="13" calcext:value-type="float">
            <text:p>13</text:p>
          </table:table-cell>
          <table:table-cell table:formula="of:=[.$J$3]*[.A61]" office:value-type="float" office:value="12" calcext:value-type="float">
            <text:p>12</text:p>
          </table:table-cell>
          <table:table-cell table:formula="of:=FLOOR([.C61]*[.$J$1])+[.$J$2]" office:value-type="float" office:value="300" calcext:value-type="float">
            <text:p>300</text:p>
          </table:table-cell>
          <table:table-cell table:formula="of:=SUM([.D$2:.D61])" office:value-type="float" office:value="9150" calcext:value-type="float">
            <text:p>9150</text:p>
          </table:table-cell>
          <table:table-cell table:formula="of:=[.E61]+[.$J$1]" office:value-type="float" office:value="9175" calcext:value-type="float">
            <text:p>9175</text:p>
          </table:table-cell>
          <table:table-cell table:formula="of:=[.E61]/[.$J$1]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4]" office:value-type="float" office:value="13.2" calcext:value-type="float">
            <text:p>13.2</text:p>
          </table:table-cell>
          <table:table-cell table:formula="of:=[.$J$3]*[.A62]" office:value-type="float" office:value="12.2" calcext:value-type="float">
            <text:p>12.2</text:p>
          </table:table-cell>
          <table:table-cell table:formula="of:=FLOOR([.C62]*[.$J$1])+[.$J$2]" office:value-type="float" office:value="305" calcext:value-type="float">
            <text:p>305</text:p>
          </table:table-cell>
          <table:table-cell table:formula="of:=SUM([.D$2:.D62])" office:value-type="float" office:value="9455" calcext:value-type="float">
            <text:p>9455</text:p>
          </table:table-cell>
          <table:table-cell table:formula="of:=[.E62]+[.$J$1]" office:value-type="float" office:value="9480" calcext:value-type="float">
            <text:p>9480</text:p>
          </table:table-cell>
          <table:table-cell table:formula="of:=[.E62]/[.$J$1]" office:value-type="float" office:value="378.2" calcext:value-type="float">
            <text:p>378.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4]" office:value-type="float" office:value="13.4" calcext:value-type="float">
            <text:p>13.4</text:p>
          </table:table-cell>
          <table:table-cell table:formula="of:=[.$J$3]*[.A63]" office:value-type="float" office:value="12.4" calcext:value-type="float">
            <text:p>12.4</text:p>
          </table:table-cell>
          <table:table-cell table:formula="of:=FLOOR([.C63]*[.$J$1])+[.$J$2]" office:value-type="float" office:value="310" calcext:value-type="float">
            <text:p>310</text:p>
          </table:table-cell>
          <table:table-cell table:formula="of:=SUM([.D$2:.D63])" office:value-type="float" office:value="9765" calcext:value-type="float">
            <text:p>9765</text:p>
          </table:table-cell>
          <table:table-cell table:formula="of:=[.E63]+[.$J$1]" office:value-type="float" office:value="9790" calcext:value-type="float">
            <text:p>9790</text:p>
          </table:table-cell>
          <table:table-cell table:formula="of:=[.E63]/[.$J$1]" office:value-type="float" office:value="390.6" calcext:value-type="float">
            <text:p>390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4]" office:value-type="float" office:value="13.6" calcext:value-type="float">
            <text:p>13.6</text:p>
          </table:table-cell>
          <table:table-cell table:formula="of:=[.$J$3]*[.A64]" office:value-type="float" office:value="12.6" calcext:value-type="float">
            <text:p>12.6</text:p>
          </table:table-cell>
          <table:table-cell table:formula="of:=FLOOR([.C64]*[.$J$1])+[.$J$2]" office:value-type="float" office:value="315" calcext:value-type="float">
            <text:p>315</text:p>
          </table:table-cell>
          <table:table-cell table:formula="of:=SUM([.D$2:.D64])" office:value-type="float" office:value="10080" calcext:value-type="float">
            <text:p>10080</text:p>
          </table:table-cell>
          <table:table-cell table:formula="of:=[.E64]+[.$J$1]" office:value-type="float" office:value="10105" calcext:value-type="float">
            <text:p>10105</text:p>
          </table:table-cell>
          <table:table-cell table:formula="of:=[.E64]/[.$J$1]" office:value-type="float" office:value="403.2" calcext:value-type="float">
            <text:p>403.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4]" office:value-type="float" office:value="13.8" calcext:value-type="float">
            <text:p>13.8</text:p>
          </table:table-cell>
          <table:table-cell table:formula="of:=[.$J$3]*[.A65]" office:value-type="float" office:value="12.8" calcext:value-type="float">
            <text:p>12.8</text:p>
          </table:table-cell>
          <table:table-cell table:formula="of:=FLOOR([.C65]*[.$J$1])+[.$J$2]" office:value-type="float" office:value="320" calcext:value-type="float">
            <text:p>320</text:p>
          </table:table-cell>
          <table:table-cell table:formula="of:=SUM([.D$2:.D65])" office:value-type="float" office:value="10400" calcext:value-type="float">
            <text:p>10400</text:p>
          </table:table-cell>
          <table:table-cell table:formula="of:=[.E65]+[.$J$1]" office:value-type="float" office:value="10425" calcext:value-type="float">
            <text:p>10425</text:p>
          </table:table-cell>
          <table:table-cell table:formula="of:=[.E65]/[.$J$1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4]" office:value-type="float" office:value="14" calcext:value-type="float">
            <text:p>14</text:p>
          </table:table-cell>
          <table:table-cell table:formula="of:=[.$J$3]*[.A66]" office:value-type="float" office:value="13" calcext:value-type="float">
            <text:p>13</text:p>
          </table:table-cell>
          <table:table-cell table:formula="of:=FLOOR([.C66]*[.$J$1])+[.$J$2]" office:value-type="float" office:value="325" calcext:value-type="float">
            <text:p>325</text:p>
          </table:table-cell>
          <table:table-cell table:formula="of:=SUM([.D$2:.D66])" office:value-type="float" office:value="10725" calcext:value-type="float">
            <text:p>10725</text:p>
          </table:table-cell>
          <table:table-cell table:formula="of:=[.E66]+[.$J$1]" office:value-type="float" office:value="10750" calcext:value-type="float">
            <text:p>10750</text:p>
          </table:table-cell>
          <table:table-cell table:formula="of:=[.E66]/[.$J$1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4]" office:value-type="float" office:value="14.2" calcext:value-type="float">
            <text:p>14.2</text:p>
          </table:table-cell>
          <table:table-cell table:formula="of:=[.$J$3]*[.A67]" office:value-type="float" office:value="13.2" calcext:value-type="float">
            <text:p>13.2</text:p>
          </table:table-cell>
          <table:table-cell table:formula="of:=FLOOR([.C67]*[.$J$1])+[.$J$2]" office:value-type="float" office:value="330" calcext:value-type="float">
            <text:p>330</text:p>
          </table:table-cell>
          <table:table-cell table:formula="of:=SUM([.D$2:.D67])" office:value-type="float" office:value="11055" calcext:value-type="float">
            <text:p>11055</text:p>
          </table:table-cell>
          <table:table-cell table:formula="of:=[.E67]+[.$J$1]" office:value-type="float" office:value="11080" calcext:value-type="float">
            <text:p>11080</text:p>
          </table:table-cell>
          <table:table-cell table:formula="of:=[.E67]/[.$J$1]" office:value-type="float" office:value="442.2" calcext:value-type="float">
            <text:p>442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4]" office:value-type="float" office:value="14.4" calcext:value-type="float">
            <text:p>14.4</text:p>
          </table:table-cell>
          <table:table-cell table:formula="of:=[.$J$3]*[.A68]" office:value-type="float" office:value="13.4" calcext:value-type="float">
            <text:p>13.4</text:p>
          </table:table-cell>
          <table:table-cell table:formula="of:=FLOOR([.C68]*[.$J$1])+[.$J$2]" office:value-type="float" office:value="335" calcext:value-type="float">
            <text:p>335</text:p>
          </table:table-cell>
          <table:table-cell table:formula="of:=SUM([.D$2:.D68])" office:value-type="float" office:value="11390" calcext:value-type="float">
            <text:p>11390</text:p>
          </table:table-cell>
          <table:table-cell table:formula="of:=[.E68]+[.$J$1]" office:value-type="float" office:value="11415" calcext:value-type="float">
            <text:p>11415</text:p>
          </table:table-cell>
          <table:table-cell table:formula="of:=[.E68]/[.$J$1]" office:value-type="float" office:value="455.6" calcext:value-type="float">
            <text:p>455.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4]" office:value-type="float" office:value="14.6" calcext:value-type="float">
            <text:p>14.6</text:p>
          </table:table-cell>
          <table:table-cell table:formula="of:=[.$J$3]*[.A69]" office:value-type="float" office:value="13.6" calcext:value-type="float">
            <text:p>13.6</text:p>
          </table:table-cell>
          <table:table-cell table:formula="of:=FLOOR([.C69]*[.$J$1])+[.$J$2]" office:value-type="float" office:value="340" calcext:value-type="float">
            <text:p>340</text:p>
          </table:table-cell>
          <table:table-cell table:formula="of:=SUM([.D$2:.D69])" office:value-type="float" office:value="11730" calcext:value-type="float">
            <text:p>11730</text:p>
          </table:table-cell>
          <table:table-cell table:formula="of:=[.E69]+[.$J$1]" office:value-type="float" office:value="11755" calcext:value-type="float">
            <text:p>11755</text:p>
          </table:table-cell>
          <table:table-cell table:formula="of:=[.E69]/[.$J$1]" office:value-type="float" office:value="469.2" calcext:value-type="float">
            <text:p>469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4]" office:value-type="float" office:value="14.8" calcext:value-type="float">
            <text:p>14.8</text:p>
          </table:table-cell>
          <table:table-cell table:formula="of:=[.$J$3]*[.A70]" office:value-type="float" office:value="13.8" calcext:value-type="float">
            <text:p>13.8</text:p>
          </table:table-cell>
          <table:table-cell table:formula="of:=FLOOR([.C70]*[.$J$1])+[.$J$2]" office:value-type="float" office:value="345" calcext:value-type="float">
            <text:p>345</text:p>
          </table:table-cell>
          <table:table-cell table:formula="of:=SUM([.D$2:.D70])" office:value-type="float" office:value="12075" calcext:value-type="float">
            <text:p>12075</text:p>
          </table:table-cell>
          <table:table-cell table:formula="of:=[.E70]+[.$J$1]" office:value-type="float" office:value="12100" calcext:value-type="float">
            <text:p>12100</text:p>
          </table:table-cell>
          <table:table-cell table:formula="of:=[.E70]/[.$J$1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4]" office:value-type="float" office:value="15" calcext:value-type="float">
            <text:p>15</text:p>
          </table:table-cell>
          <table:table-cell table:formula="of:=[.$J$3]*[.A71]" office:value-type="float" office:value="14" calcext:value-type="float">
            <text:p>14</text:p>
          </table:table-cell>
          <table:table-cell table:formula="of:=FLOOR([.C71]*[.$J$1])+[.$J$2]" office:value-type="float" office:value="350" calcext:value-type="float">
            <text:p>350</text:p>
          </table:table-cell>
          <table:table-cell table:formula="of:=SUM([.D$2:.D71])" office:value-type="float" office:value="12425" calcext:value-type="float">
            <text:p>12425</text:p>
          </table:table-cell>
          <table:table-cell table:formula="of:=[.E71]+[.$J$1]" office:value-type="float" office:value="12450" calcext:value-type="float">
            <text:p>12450</text:p>
          </table:table-cell>
          <table:table-cell table:formula="of:=[.E71]/[.$J$1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4]" office:value-type="float" office:value="15.2" calcext:value-type="float">
            <text:p>15.2</text:p>
          </table:table-cell>
          <table:table-cell table:formula="of:=[.$J$3]*[.A72]" office:value-type="float" office:value="14.2" calcext:value-type="float">
            <text:p>14.2</text:p>
          </table:table-cell>
          <table:table-cell table:formula="of:=FLOOR([.C72]*[.$J$1])+[.$J$2]" office:value-type="float" office:value="355" calcext:value-type="float">
            <text:p>355</text:p>
          </table:table-cell>
          <table:table-cell table:formula="of:=SUM([.D$2:.D72])" office:value-type="float" office:value="12780" calcext:value-type="float">
            <text:p>12780</text:p>
          </table:table-cell>
          <table:table-cell table:formula="of:=[.E72]+[.$J$1]" office:value-type="float" office:value="12805" calcext:value-type="float">
            <text:p>12805</text:p>
          </table:table-cell>
          <table:table-cell table:formula="of:=[.E72]/[.$J$1]" office:value-type="float" office:value="511.2" calcext:value-type="float">
            <text:p>511.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4]" office:value-type="float" office:value="15.4" calcext:value-type="float">
            <text:p>15.4</text:p>
          </table:table-cell>
          <table:table-cell table:formula="of:=[.$J$3]*[.A73]" office:value-type="float" office:value="14.4" calcext:value-type="float">
            <text:p>14.4</text:p>
          </table:table-cell>
          <table:table-cell table:formula="of:=FLOOR([.C73]*[.$J$1])+[.$J$2]" office:value-type="float" office:value="360" calcext:value-type="float">
            <text:p>360</text:p>
          </table:table-cell>
          <table:table-cell table:formula="of:=SUM([.D$2:.D73])" office:value-type="float" office:value="13140" calcext:value-type="float">
            <text:p>13140</text:p>
          </table:table-cell>
          <table:table-cell table:formula="of:=[.E73]+[.$J$1]" office:value-type="float" office:value="13165" calcext:value-type="float">
            <text:p>13165</text:p>
          </table:table-cell>
          <table:table-cell table:formula="of:=[.E73]/[.$J$1]" office:value-type="float" office:value="525.6" calcext:value-type="float">
            <text:p>525.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4]" office:value-type="float" office:value="15.6" calcext:value-type="float">
            <text:p>15.6</text:p>
          </table:table-cell>
          <table:table-cell table:formula="of:=[.$J$3]*[.A74]" office:value-type="float" office:value="14.6" calcext:value-type="float">
            <text:p>14.6</text:p>
          </table:table-cell>
          <table:table-cell table:formula="of:=FLOOR([.C74]*[.$J$1])+[.$J$2]" office:value-type="float" office:value="365" calcext:value-type="float">
            <text:p>365</text:p>
          </table:table-cell>
          <table:table-cell table:formula="of:=SUM([.D$2:.D74])" office:value-type="float" office:value="13505" calcext:value-type="float">
            <text:p>13505</text:p>
          </table:table-cell>
          <table:table-cell table:formula="of:=[.E74]+[.$J$1]" office:value-type="float" office:value="13530" calcext:value-type="float">
            <text:p>13530</text:p>
          </table:table-cell>
          <table:table-cell table:formula="of:=[.E74]/[.$J$1]" office:value-type="float" office:value="540.2" calcext:value-type="float">
            <text:p>540.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4]" office:value-type="float" office:value="15.8" calcext:value-type="float">
            <text:p>15.8</text:p>
          </table:table-cell>
          <table:table-cell table:formula="of:=[.$J$3]*[.A75]" office:value-type="float" office:value="14.8" calcext:value-type="float">
            <text:p>14.8</text:p>
          </table:table-cell>
          <table:table-cell table:formula="of:=FLOOR([.C75]*[.$J$1])+[.$J$2]" office:value-type="float" office:value="370" calcext:value-type="float">
            <text:p>370</text:p>
          </table:table-cell>
          <table:table-cell table:formula="of:=SUM([.D$2:.D75])" office:value-type="float" office:value="13875" calcext:value-type="float">
            <text:p>13875</text:p>
          </table:table-cell>
          <table:table-cell table:formula="of:=[.E75]+[.$J$1]" office:value-type="float" office:value="13900" calcext:value-type="float">
            <text:p>13900</text:p>
          </table:table-cell>
          <table:table-cell table:formula="of:=[.E75]/[.$J$1]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4]" office:value-type="float" office:value="16" calcext:value-type="float">
            <text:p>16</text:p>
          </table:table-cell>
          <table:table-cell table:formula="of:=[.$J$3]*[.A76]" office:value-type="float" office:value="15" calcext:value-type="float">
            <text:p>15</text:p>
          </table:table-cell>
          <table:table-cell table:formula="of:=FLOOR([.C76]*[.$J$1])+[.$J$2]" office:value-type="float" office:value="375" calcext:value-type="float">
            <text:p>375</text:p>
          </table:table-cell>
          <table:table-cell table:formula="of:=SUM([.D$2:.D76])" office:value-type="float" office:value="14250" calcext:value-type="float">
            <text:p>14250</text:p>
          </table:table-cell>
          <table:table-cell table:formula="of:=[.E76]+[.$J$1]" office:value-type="float" office:value="14275" calcext:value-type="float">
            <text:p>14275</text:p>
          </table:table-cell>
          <table:table-cell table:formula="of:=[.E76]/[.$J$1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4]" office:value-type="float" office:value="16.2" calcext:value-type="float">
            <text:p>16.2</text:p>
          </table:table-cell>
          <table:table-cell table:formula="of:=[.$J$3]*[.A77]" office:value-type="float" office:value="15.2" calcext:value-type="float">
            <text:p>15.2</text:p>
          </table:table-cell>
          <table:table-cell table:formula="of:=FLOOR([.C77]*[.$J$1])+[.$J$2]" office:value-type="float" office:value="380" calcext:value-type="float">
            <text:p>380</text:p>
          </table:table-cell>
          <table:table-cell table:formula="of:=SUM([.D$2:.D77])" office:value-type="float" office:value="14630" calcext:value-type="float">
            <text:p>14630</text:p>
          </table:table-cell>
          <table:table-cell table:formula="of:=[.E77]+[.$J$1]" office:value-type="float" office:value="14655" calcext:value-type="float">
            <text:p>14655</text:p>
          </table:table-cell>
          <table:table-cell table:formula="of:=[.E77]/[.$J$1]" office:value-type="float" office:value="585.2" calcext:value-type="float">
            <text:p>58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4]" office:value-type="float" office:value="16.4" calcext:value-type="float">
            <text:p>16.4</text:p>
          </table:table-cell>
          <table:table-cell table:formula="of:=[.$J$3]*[.A78]" office:value-type="float" office:value="15.4" calcext:value-type="float">
            <text:p>15.4</text:p>
          </table:table-cell>
          <table:table-cell table:formula="of:=FLOOR([.C78]*[.$J$1])+[.$J$2]" office:value-type="float" office:value="385" calcext:value-type="float">
            <text:p>385</text:p>
          </table:table-cell>
          <table:table-cell table:formula="of:=SUM([.D$2:.D78])" office:value-type="float" office:value="15015" calcext:value-type="float">
            <text:p>15015</text:p>
          </table:table-cell>
          <table:table-cell table:formula="of:=[.E78]+[.$J$1]" office:value-type="float" office:value="15040" calcext:value-type="float">
            <text:p>15040</text:p>
          </table:table-cell>
          <table:table-cell table:formula="of:=[.E78]/[.$J$1]" office:value-type="float" office:value="600.6" calcext:value-type="float">
            <text:p>600.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4]" office:value-type="float" office:value="16.6" calcext:value-type="float">
            <text:p>16.6</text:p>
          </table:table-cell>
          <table:table-cell table:formula="of:=[.$J$3]*[.A79]" office:value-type="float" office:value="15.6" calcext:value-type="float">
            <text:p>15.6</text:p>
          </table:table-cell>
          <table:table-cell table:formula="of:=FLOOR([.C79]*[.$J$1])+[.$J$2]" office:value-type="float" office:value="390" calcext:value-type="float">
            <text:p>390</text:p>
          </table:table-cell>
          <table:table-cell table:formula="of:=SUM([.D$2:.D79])" office:value-type="float" office:value="15405" calcext:value-type="float">
            <text:p>15405</text:p>
          </table:table-cell>
          <table:table-cell table:formula="of:=[.E79]+[.$J$1]" office:value-type="float" office:value="15430" calcext:value-type="float">
            <text:p>15430</text:p>
          </table:table-cell>
          <table:table-cell table:formula="of:=[.E79]/[.$J$1]" office:value-type="float" office:value="616.2" calcext:value-type="float">
            <text:p>616.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4]" office:value-type="float" office:value="16.8" calcext:value-type="float">
            <text:p>16.8</text:p>
          </table:table-cell>
          <table:table-cell table:formula="of:=[.$J$3]*[.A80]" office:value-type="float" office:value="15.8" calcext:value-type="float">
            <text:p>15.8</text:p>
          </table:table-cell>
          <table:table-cell table:formula="of:=FLOOR([.C80]*[.$J$1])+[.$J$2]" office:value-type="float" office:value="395" calcext:value-type="float">
            <text:p>395</text:p>
          </table:table-cell>
          <table:table-cell table:formula="of:=SUM([.D$2:.D80])" office:value-type="float" office:value="15800" calcext:value-type="float">
            <text:p>15800</text:p>
          </table:table-cell>
          <table:table-cell table:formula="of:=[.E80]+[.$J$1]" office:value-type="float" office:value="15825" calcext:value-type="float">
            <text:p>15825</text:p>
          </table:table-cell>
          <table:table-cell table:formula="of:=[.E80]/[.$J$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4]" office:value-type="float" office:value="17" calcext:value-type="float">
            <text:p>17</text:p>
          </table:table-cell>
          <table:table-cell table:formula="of:=[.$J$3]*[.A81]" office:value-type="float" office:value="16" calcext:value-type="float">
            <text:p>16</text:p>
          </table:table-cell>
          <table:table-cell table:formula="of:=FLOOR([.C81]*[.$J$1])+[.$J$2]" office:value-type="float" office:value="400" calcext:value-type="float">
            <text:p>400</text:p>
          </table:table-cell>
          <table:table-cell table:formula="of:=SUM([.D$2:.D81])" office:value-type="float" office:value="16200" calcext:value-type="float">
            <text:p>16200</text:p>
          </table:table-cell>
          <table:table-cell table:formula="of:=[.E81]+[.$J$1]" office:value-type="float" office:value="16225" calcext:value-type="float">
            <text:p>16225</text:p>
          </table:table-cell>
          <table:table-cell table:formula="of:=[.E81]/[.$J$1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4]" office:value-type="float" office:value="17.2" calcext:value-type="float">
            <text:p>17.2</text:p>
          </table:table-cell>
          <table:table-cell table:formula="of:=[.$J$3]*[.A82]" office:value-type="float" office:value="16.2" calcext:value-type="float">
            <text:p>16.2</text:p>
          </table:table-cell>
          <table:table-cell table:formula="of:=FLOOR([.C82]*[.$J$1])+[.$J$2]" office:value-type="float" office:value="405" calcext:value-type="float">
            <text:p>405</text:p>
          </table:table-cell>
          <table:table-cell table:formula="of:=SUM([.D$2:.D82])" office:value-type="float" office:value="16605" calcext:value-type="float">
            <text:p>16605</text:p>
          </table:table-cell>
          <table:table-cell table:formula="of:=[.E82]+[.$J$1]" office:value-type="float" office:value="16630" calcext:value-type="float">
            <text:p>16630</text:p>
          </table:table-cell>
          <table:table-cell table:formula="of:=[.E82]/[.$J$1]" office:value-type="float" office:value="664.2" calcext:value-type="float">
            <text:p>664.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4]" office:value-type="float" office:value="17.4" calcext:value-type="float">
            <text:p>17.4</text:p>
          </table:table-cell>
          <table:table-cell table:formula="of:=[.$J$3]*[.A83]" office:value-type="float" office:value="16.4" calcext:value-type="float">
            <text:p>16.4</text:p>
          </table:table-cell>
          <table:table-cell table:formula="of:=FLOOR([.C83]*[.$J$1])+[.$J$2]" office:value-type="float" office:value="410" calcext:value-type="float">
            <text:p>410</text:p>
          </table:table-cell>
          <table:table-cell table:formula="of:=SUM([.D$2:.D83])" office:value-type="float" office:value="17015" calcext:value-type="float">
            <text:p>17015</text:p>
          </table:table-cell>
          <table:table-cell table:formula="of:=[.E83]+[.$J$1]" office:value-type="float" office:value="17040" calcext:value-type="float">
            <text:p>17040</text:p>
          </table:table-cell>
          <table:table-cell table:formula="of:=[.E83]/[.$J$1]" office:value-type="float" office:value="680.6" calcext:value-type="float">
            <text:p>680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4]" office:value-type="float" office:value="17.6" calcext:value-type="float">
            <text:p>17.6</text:p>
          </table:table-cell>
          <table:table-cell table:formula="of:=[.$J$3]*[.A84]" office:value-type="float" office:value="16.6" calcext:value-type="float">
            <text:p>16.6</text:p>
          </table:table-cell>
          <table:table-cell table:formula="of:=FLOOR([.C84]*[.$J$1])+[.$J$2]" office:value-type="float" office:value="415" calcext:value-type="float">
            <text:p>415</text:p>
          </table:table-cell>
          <table:table-cell table:formula="of:=SUM([.D$2:.D84])" office:value-type="float" office:value="17430" calcext:value-type="float">
            <text:p>17430</text:p>
          </table:table-cell>
          <table:table-cell table:formula="of:=[.E84]+[.$J$1]" office:value-type="float" office:value="17455" calcext:value-type="float">
            <text:p>17455</text:p>
          </table:table-cell>
          <table:table-cell table:formula="of:=[.E84]/[.$J$1]" office:value-type="float" office:value="697.2" calcext:value-type="float">
            <text:p>697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4]" office:value-type="float" office:value="17.8" calcext:value-type="float">
            <text:p>17.8</text:p>
          </table:table-cell>
          <table:table-cell table:formula="of:=[.$J$3]*[.A85]" office:value-type="float" office:value="16.8" calcext:value-type="float">
            <text:p>16.8</text:p>
          </table:table-cell>
          <table:table-cell table:formula="of:=FLOOR([.C85]*[.$J$1])+[.$J$2]" office:value-type="float" office:value="420" calcext:value-type="float">
            <text:p>420</text:p>
          </table:table-cell>
          <table:table-cell table:formula="of:=SUM([.D$2:.D85])" office:value-type="float" office:value="17850" calcext:value-type="float">
            <text:p>17850</text:p>
          </table:table-cell>
          <table:table-cell table:formula="of:=[.E85]+[.$J$1]" office:value-type="float" office:value="17875" calcext:value-type="float">
            <text:p>17875</text:p>
          </table:table-cell>
          <table:table-cell table:formula="of:=[.E85]/[.$J$1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4]" office:value-type="float" office:value="18" calcext:value-type="float">
            <text:p>18</text:p>
          </table:table-cell>
          <table:table-cell table:formula="of:=[.$J$3]*[.A86]" office:value-type="float" office:value="17" calcext:value-type="float">
            <text:p>17</text:p>
          </table:table-cell>
          <table:table-cell table:formula="of:=FLOOR([.C86]*[.$J$1])+[.$J$2]" office:value-type="float" office:value="425" calcext:value-type="float">
            <text:p>425</text:p>
          </table:table-cell>
          <table:table-cell table:formula="of:=SUM([.D$2:.D86])" office:value-type="float" office:value="18275" calcext:value-type="float">
            <text:p>18275</text:p>
          </table:table-cell>
          <table:table-cell table:formula="of:=[.E86]+[.$J$1]" office:value-type="float" office:value="18300" calcext:value-type="float">
            <text:p>18300</text:p>
          </table:table-cell>
          <table:table-cell table:formula="of:=[.E86]/[.$J$1]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4]" office:value-type="float" office:value="18.2" calcext:value-type="float">
            <text:p>18.2</text:p>
          </table:table-cell>
          <table:table-cell table:formula="of:=[.$J$3]*[.A87]" office:value-type="float" office:value="17.2" calcext:value-type="float">
            <text:p>17.2</text:p>
          </table:table-cell>
          <table:table-cell table:formula="of:=FLOOR([.C87]*[.$J$1])+[.$J$2]" office:value-type="float" office:value="430" calcext:value-type="float">
            <text:p>430</text:p>
          </table:table-cell>
          <table:table-cell table:formula="of:=SUM([.D$2:.D87])" office:value-type="float" office:value="18705" calcext:value-type="float">
            <text:p>18705</text:p>
          </table:table-cell>
          <table:table-cell table:formula="of:=[.E87]+[.$J$1]" office:value-type="float" office:value="18730" calcext:value-type="float">
            <text:p>18730</text:p>
          </table:table-cell>
          <table:table-cell table:formula="of:=[.E87]/[.$J$1]" office:value-type="float" office:value="748.2" calcext:value-type="float">
            <text:p>748.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4]" office:value-type="float" office:value="18.4" calcext:value-type="float">
            <text:p>18.4</text:p>
          </table:table-cell>
          <table:table-cell table:formula="of:=[.$J$3]*[.A88]" office:value-type="float" office:value="17.4" calcext:value-type="float">
            <text:p>17.4</text:p>
          </table:table-cell>
          <table:table-cell table:formula="of:=FLOOR([.C88]*[.$J$1])+[.$J$2]" office:value-type="float" office:value="435" calcext:value-type="float">
            <text:p>435</text:p>
          </table:table-cell>
          <table:table-cell table:formula="of:=SUM([.D$2:.D88])" office:value-type="float" office:value="19140" calcext:value-type="float">
            <text:p>19140</text:p>
          </table:table-cell>
          <table:table-cell table:formula="of:=[.E88]+[.$J$1]" office:value-type="float" office:value="19165" calcext:value-type="float">
            <text:p>19165</text:p>
          </table:table-cell>
          <table:table-cell table:formula="of:=[.E88]/[.$J$1]" office:value-type="float" office:value="765.6" calcext:value-type="float">
            <text:p>765.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4]" office:value-type="float" office:value="18.6" calcext:value-type="float">
            <text:p>18.6</text:p>
          </table:table-cell>
          <table:table-cell table:formula="of:=[.$J$3]*[.A89]" office:value-type="float" office:value="17.6" calcext:value-type="float">
            <text:p>17.6</text:p>
          </table:table-cell>
          <table:table-cell table:formula="of:=FLOOR([.C89]*[.$J$1])+[.$J$2]" office:value-type="float" office:value="440" calcext:value-type="float">
            <text:p>440</text:p>
          </table:table-cell>
          <table:table-cell table:formula="of:=SUM([.D$2:.D89])" office:value-type="float" office:value="19580" calcext:value-type="float">
            <text:p>19580</text:p>
          </table:table-cell>
          <table:table-cell table:formula="of:=[.E89]+[.$J$1]" office:value-type="float" office:value="19605" calcext:value-type="float">
            <text:p>19605</text:p>
          </table:table-cell>
          <table:table-cell table:formula="of:=[.E89]/[.$J$1]" office:value-type="float" office:value="783.2" calcext:value-type="float">
            <text:p>783.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4]" office:value-type="float" office:value="18.8" calcext:value-type="float">
            <text:p>18.8</text:p>
          </table:table-cell>
          <table:table-cell table:formula="of:=[.$J$3]*[.A90]" office:value-type="float" office:value="17.8" calcext:value-type="float">
            <text:p>17.8</text:p>
          </table:table-cell>
          <table:table-cell table:formula="of:=FLOOR([.C90]*[.$J$1])+[.$J$2]" office:value-type="float" office:value="445" calcext:value-type="float">
            <text:p>445</text:p>
          </table:table-cell>
          <table:table-cell table:formula="of:=SUM([.D$2:.D90])" office:value-type="float" office:value="20025" calcext:value-type="float">
            <text:p>20025</text:p>
          </table:table-cell>
          <table:table-cell table:formula="of:=[.E90]+[.$J$1]" office:value-type="float" office:value="20050" calcext:value-type="float">
            <text:p>20050</text:p>
          </table:table-cell>
          <table:table-cell table:formula="of:=[.E90]/[.$J$1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4]" office:value-type="float" office:value="19" calcext:value-type="float">
            <text:p>19</text:p>
          </table:table-cell>
          <table:table-cell table:formula="of:=[.$J$3]*[.A91]" office:value-type="float" office:value="18" calcext:value-type="float">
            <text:p>18</text:p>
          </table:table-cell>
          <table:table-cell table:formula="of:=FLOOR([.C91]*[.$J$1])+[.$J$2]" office:value-type="float" office:value="450" calcext:value-type="float">
            <text:p>450</text:p>
          </table:table-cell>
          <table:table-cell table:formula="of:=SUM([.D$2:.D91])" office:value-type="float" office:value="20475" calcext:value-type="float">
            <text:p>20475</text:p>
          </table:table-cell>
          <table:table-cell table:formula="of:=[.E91]+[.$J$1]" office:value-type="float" office:value="20500" calcext:value-type="float">
            <text:p>20500</text:p>
          </table:table-cell>
          <table:table-cell table:formula="of:=[.E91]/[.$J$1]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4]" office:value-type="float" office:value="19.2" calcext:value-type="float">
            <text:p>19.2</text:p>
          </table:table-cell>
          <table:table-cell table:formula="of:=[.$J$3]*[.A92]" office:value-type="float" office:value="18.2" calcext:value-type="float">
            <text:p>18.2</text:p>
          </table:table-cell>
          <table:table-cell table:formula="of:=FLOOR([.C92]*[.$J$1])+[.$J$2]" office:value-type="float" office:value="455" calcext:value-type="float">
            <text:p>455</text:p>
          </table:table-cell>
          <table:table-cell table:formula="of:=SUM([.D$2:.D92])" office:value-type="float" office:value="20930" calcext:value-type="float">
            <text:p>20930</text:p>
          </table:table-cell>
          <table:table-cell table:formula="of:=[.E92]+[.$J$1]" office:value-type="float" office:value="20955" calcext:value-type="float">
            <text:p>20955</text:p>
          </table:table-cell>
          <table:table-cell table:formula="of:=[.E92]/[.$J$1]" office:value-type="float" office:value="837.2" calcext:value-type="float">
            <text:p>837.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4]" office:value-type="float" office:value="19.4" calcext:value-type="float">
            <text:p>19.4</text:p>
          </table:table-cell>
          <table:table-cell table:formula="of:=[.$J$3]*[.A93]" office:value-type="float" office:value="18.4" calcext:value-type="float">
            <text:p>18.4</text:p>
          </table:table-cell>
          <table:table-cell table:formula="of:=FLOOR([.C93]*[.$J$1])+[.$J$2]" office:value-type="float" office:value="460" calcext:value-type="float">
            <text:p>460</text:p>
          </table:table-cell>
          <table:table-cell table:formula="of:=SUM([.D$2:.D93])" office:value-type="float" office:value="21390" calcext:value-type="float">
            <text:p>21390</text:p>
          </table:table-cell>
          <table:table-cell table:formula="of:=[.E93]+[.$J$1]" office:value-type="float" office:value="21415" calcext:value-type="float">
            <text:p>21415</text:p>
          </table:table-cell>
          <table:table-cell table:formula="of:=[.E93]/[.$J$1]" office:value-type="float" office:value="855.6" calcext:value-type="float">
            <text:p>855.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4]" office:value-type="float" office:value="19.6" calcext:value-type="float">
            <text:p>19.6</text:p>
          </table:table-cell>
          <table:table-cell table:formula="of:=[.$J$3]*[.A94]" office:value-type="float" office:value="18.6" calcext:value-type="float">
            <text:p>18.6</text:p>
          </table:table-cell>
          <table:table-cell table:formula="of:=FLOOR([.C94]*[.$J$1])+[.$J$2]" office:value-type="float" office:value="465" calcext:value-type="float">
            <text:p>465</text:p>
          </table:table-cell>
          <table:table-cell table:formula="of:=SUM([.D$2:.D94])" office:value-type="float" office:value="21855" calcext:value-type="float">
            <text:p>21855</text:p>
          </table:table-cell>
          <table:table-cell table:formula="of:=[.E94]+[.$J$1]" office:value-type="float" office:value="21880" calcext:value-type="float">
            <text:p>21880</text:p>
          </table:table-cell>
          <table:table-cell table:formula="of:=[.E94]/[.$J$1]" office:value-type="float" office:value="874.2" calcext:value-type="float">
            <text:p>874.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4]" office:value-type="float" office:value="19.8" calcext:value-type="float">
            <text:p>19.8</text:p>
          </table:table-cell>
          <table:table-cell table:formula="of:=[.$J$3]*[.A95]" office:value-type="float" office:value="18.8" calcext:value-type="float">
            <text:p>18.8</text:p>
          </table:table-cell>
          <table:table-cell table:formula="of:=FLOOR([.C95]*[.$J$1])+[.$J$2]" office:value-type="float" office:value="470" calcext:value-type="float">
            <text:p>470</text:p>
          </table:table-cell>
          <table:table-cell table:formula="of:=SUM([.D$2:.D95])" office:value-type="float" office:value="22325" calcext:value-type="float">
            <text:p>22325</text:p>
          </table:table-cell>
          <table:table-cell table:formula="of:=[.E95]+[.$J$1]" office:value-type="float" office:value="22350" calcext:value-type="float">
            <text:p>22350</text:p>
          </table:table-cell>
          <table:table-cell table:formula="of:=[.E95]/[.$J$1]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4]" office:value-type="float" office:value="20" calcext:value-type="float">
            <text:p>20</text:p>
          </table:table-cell>
          <table:table-cell table:formula="of:=[.$J$3]*[.A96]" office:value-type="float" office:value="19" calcext:value-type="float">
            <text:p>19</text:p>
          </table:table-cell>
          <table:table-cell table:formula="of:=FLOOR([.C96]*[.$J$1])+[.$J$2]" office:value-type="float" office:value="475" calcext:value-type="float">
            <text:p>475</text:p>
          </table:table-cell>
          <table:table-cell table:formula="of:=SUM([.D$2:.D96])" office:value-type="float" office:value="22800" calcext:value-type="float">
            <text:p>22800</text:p>
          </table:table-cell>
          <table:table-cell table:formula="of:=[.E96]+[.$J$1]" office:value-type="float" office:value="22825" calcext:value-type="float">
            <text:p>22825</text:p>
          </table:table-cell>
          <table:table-cell table:formula="of:=[.E96]/[.$J$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4]" office:value-type="float" office:value="20.2" calcext:value-type="float">
            <text:p>20.2</text:p>
          </table:table-cell>
          <table:table-cell table:formula="of:=[.$J$3]*[.A97]" office:value-type="float" office:value="19.2" calcext:value-type="float">
            <text:p>19.2</text:p>
          </table:table-cell>
          <table:table-cell table:formula="of:=FLOOR([.C97]*[.$J$1])+[.$J$2]" office:value-type="float" office:value="480" calcext:value-type="float">
            <text:p>480</text:p>
          </table:table-cell>
          <table:table-cell table:formula="of:=SUM([.D$2:.D97])" office:value-type="float" office:value="23280" calcext:value-type="float">
            <text:p>23280</text:p>
          </table:table-cell>
          <table:table-cell table:formula="of:=[.E97]+[.$J$1]" office:value-type="float" office:value="23305" calcext:value-type="float">
            <text:p>23305</text:p>
          </table:table-cell>
          <table:table-cell table:formula="of:=[.E97]/[.$J$1]" office:value-type="float" office:value="931.2" calcext:value-type="float">
            <text:p>931.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4]" office:value-type="float" office:value="20.4" calcext:value-type="float">
            <text:p>20.4</text:p>
          </table:table-cell>
          <table:table-cell table:formula="of:=[.$J$3]*[.A98]" office:value-type="float" office:value="19.4" calcext:value-type="float">
            <text:p>19.4</text:p>
          </table:table-cell>
          <table:table-cell table:formula="of:=FLOOR([.C98]*[.$J$1])+[.$J$2]" office:value-type="float" office:value="485" calcext:value-type="float">
            <text:p>485</text:p>
          </table:table-cell>
          <table:table-cell table:formula="of:=SUM([.D$2:.D98])" office:value-type="float" office:value="23765" calcext:value-type="float">
            <text:p>23765</text:p>
          </table:table-cell>
          <table:table-cell table:formula="of:=[.E98]+[.$J$1]" office:value-type="float" office:value="23790" calcext:value-type="float">
            <text:p>23790</text:p>
          </table:table-cell>
          <table:table-cell table:formula="of:=[.E98]/[.$J$1]" office:value-type="float" office:value="950.6" calcext:value-type="float">
            <text:p>950.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4]" office:value-type="float" office:value="20.6" calcext:value-type="float">
            <text:p>20.6</text:p>
          </table:table-cell>
          <table:table-cell table:formula="of:=[.$J$3]*[.A99]" office:value-type="float" office:value="19.6" calcext:value-type="float">
            <text:p>19.6</text:p>
          </table:table-cell>
          <table:table-cell table:formula="of:=FLOOR([.C99]*[.$J$1])+[.$J$2]" office:value-type="float" office:value="490" calcext:value-type="float">
            <text:p>490</text:p>
          </table:table-cell>
          <table:table-cell table:formula="of:=SUM([.D$2:.D99])" office:value-type="float" office:value="24255" calcext:value-type="float">
            <text:p>24255</text:p>
          </table:table-cell>
          <table:table-cell table:formula="of:=[.E99]+[.$J$1]" office:value-type="float" office:value="24280" calcext:value-type="float">
            <text:p>24280</text:p>
          </table:table-cell>
          <table:table-cell table:formula="of:=[.E99]/[.$J$1]" office:value-type="float" office:value="970.2" calcext:value-type="float">
            <text:p>970.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4]" office:value-type="float" office:value="20.8" calcext:value-type="float">
            <text:p>20.8</text:p>
          </table:table-cell>
          <table:table-cell table:formula="of:=[.$J$3]*[.A100]" office:value-type="float" office:value="19.8" calcext:value-type="float">
            <text:p>19.8</text:p>
          </table:table-cell>
          <table:table-cell table:formula="of:=FLOOR([.C100]*[.$J$1])+[.$J$2]" office:value-type="float" office:value="495" calcext:value-type="float">
            <text:p>495</text:p>
          </table:table-cell>
          <table:table-cell table:formula="of:=SUM([.D$2:.D100])" office:value-type="float" office:value="24750" calcext:value-type="float">
            <text:p>24750</text:p>
          </table:table-cell>
          <table:table-cell table:formula="of:=[.E100]+[.$J$1]" office:value-type="float" office:value="24775" calcext:value-type="float">
            <text:p>24775</text:p>
          </table:table-cell>
          <table:table-cell table:formula="of:=[.E100]/[.$J$1]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4]" office:value-type="float" office:value="21" calcext:value-type="float">
            <text:p>21</text:p>
          </table:table-cell>
          <table:table-cell table:formula="of:=[.$J$3]*[.A101]" office:value-type="float" office:value="20" calcext:value-type="float">
            <text:p>20</text:p>
          </table:table-cell>
          <table:table-cell table:formula="of:=FLOOR([.C101]*[.$J$1])+[.$J$2]" office:value-type="float" office:value="500" calcext:value-type="float">
            <text:p>500</text:p>
          </table:table-cell>
          <table:table-cell table:formula="of:=SUM([.D$2:.D101])" office:value-type="float" office:value="25250" calcext:value-type="float">
            <text:p>25250</text:p>
          </table:table-cell>
          <table:table-cell table:formula="of:=[.E101]+[.$J$1]" office:value-type="float" office:value="25275" calcext:value-type="float">
            <text:p>25275</text:p>
          </table:table-cell>
          <table:table-cell table:formula="of:=[.E101]/[.$J$1]" office:value-type="float" office:value="1010" calcext:value-type="float">
            <text:p>1010</text:p>
          </table:table-cell>
          <table:table-cell table:number-columns-repeated="3"/>
        </table:table-row>
      </table:table>
      <table:table table:name="enchanter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12" table:default-cell-style-name="ce15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max level</text:p>
          </table:table-cell>
          <table:table-cell table:style-name="ce16" office:value-type="string" calcext:value-type="string">
            <text:p>upgrades</text:p>
          </table:table-cell>
          <table:table-cell table:style-name="ce4" office:value-type="string" calcext:value-type="string">
            <text:p>cost</text:p>
          </table:table-cell>
          <table:table-cell/>
          <table:table-cell table:style-name="ce16" office:value-type="string" calcext:value-type="string">
            <text:p>Base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$B2] - 1)^[.$F$2] + [.$F$3]*([.$B2] - 1)+[.$F$1]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$B3] - 1)^[.$F$2] + [.$F$3]*([.$B3] - 1)+[.$F$1]" office:value-type="float" office:value="11" calcext:value-type="float">
            <text:p>11</text:p>
          </table:table-cell>
          <table:table-cell/>
          <table:table-cell table:style-name="ce16" office:value-type="string" calcext:value-type="string">
            <text:p>Linear 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$B4] - 1)^[.$F$2] + [.$F$3]*([.$B4] - 1)+[.$F$1]" office:value-type="float" office:value="23" calcext:value-type="float">
            <text:p>23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[.$B5] - 1)^[.$F$2] + [.$F$3]*([.$B5] - 1)+[.$F$1]" office:value-type="float" office:value="47" calcext:value-type="float">
            <text:p>47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$B6] - 1)^[.$F$2] + [.$F$3]*([.$B6] - 1)+[.$F$1]" office:value-type="float" office:value="89" calcext:value-type="float">
            <text:p>89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[.$B7] - 1)^[.$F$2] + [.$F$3]*([.$B7] - 1)+[.$F$1]" office:value-type="float" office:value="155" calcext:value-type="float">
            <text:p>155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.$B8] - 1)^[.$F$2] + [.$F$3]*([.$B8] - 1)+[.$F$1]" office:value-type="float" office:value="251" calcext:value-type="float">
            <text:p>251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$B9] - 1)^[.$F$2] + [.$F$3]*([.$B9] - 1)+[.$F$1]" office:value-type="float" office:value="383" calcext:value-type="float">
            <text:p>383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$B10] - 1)^[.$F$2] + [.$F$3]*([.$B10] - 1)+[.$F$1]" office:value-type="float" office:value="557" calcext:value-type="float">
            <text:p>557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$B11] - 1)^[.$F$2] + [.$F$3]*([.$B11] - 1)+[.$F$1]" office:value-type="float" office:value="779" calcext:value-type="float">
            <text:p>779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([.$B12] - 1)^[.$F$2] + [.$F$3]*([.$B12] - 1)+[.$F$1]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([.$B13] - 1)^[.$F$2] + [.$F$3]*([.$B13] - 1)+[.$F$1]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([.$B14] - 1)^[.$F$2] + [.$F$3]*([.$B14] - 1)+[.$F$1]"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$B15] - 1)^[.$F$2] + [.$F$3]*([.$B15] - 1)+[.$F$1]"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$B16] - 1)^[.$F$2] + [.$F$3]*([.$B16] - 1)+[.$F$1]"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([.$B17] - 1)^[.$F$2] + [.$F$3]*([.$B17] - 1)+[.$F$1]" office:value-type="float" office:value="3455" calcext:value-type="float">
            <text:p>345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([.$B18] - 1)^[.$F$2] + [.$F$3]*([.$B18] - 1)+[.$F$1]" office:value-type="float" office:value="4181" calcext:value-type="float">
            <text:p>41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([.$B19] - 1)^[.$F$2] + [.$F$3]*([.$B19] - 1)+[.$F$1]" office:value-type="float" office:value="5003" calcext:value-type="float">
            <text:p>50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([.$B20] - 1)^[.$F$2] + [.$F$3]*([.$B20] - 1)+[.$F$1]"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$B21] - 1)^[.$F$2] + [.$F$3]*([.$B21] - 1)+[.$F$1]" office:value-type="float" office:value="6959" calcext:value-type="float">
            <text:p>69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([.$B22] - 1)^[.$F$2] + [.$F$3]*([.$B22] - 1)+[.$F$1]" office:value-type="float" office:value="8105" calcext:value-type="float">
            <text:p>81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$B23] - 1)^[.$F$2] + [.$F$3]*([.$B23] - 1)+[.$F$1]" office:value-type="float" office:value="9371" calcext:value-type="float">
            <text:p>937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$B24] - 1)^[.$F$2] + [.$F$3]*([.$B24] - 1)+[.$F$1]"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$B25] - 1)^[.$F$2] + [.$F$3]*([.$B25] - 1)+[.$F$1]" office:value-type="float" office:value="12287" calcext:value-type="float">
            <text:p>122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$B26] - 1)^[.$F$2] + [.$F$3]*([.$B26] - 1)+[.$F$1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([.$B27] - 1)^[.$F$2] + [.$F$3]*([.$B27] - 1)+[.$F$1]" office:value-type="float" office:value="15755" calcext:value-type="float">
            <text:p>1575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[.$B28] - 1)^[.$F$2] + [.$F$3]*([.$B28] - 1)+[.$F$1]" office:value-type="float" office:value="17711" calcext:value-type="float">
            <text:p>177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([.$B29] - 1)^[.$F$2] + [.$F$3]*([.$B29] - 1)+[.$F$1]"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([.$B30] - 1)^[.$F$2] + [.$F$3]*([.$B30] - 1)+[.$F$1]" office:value-type="float" office:value="22097" calcext:value-type="float">
            <text:p>2209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$B31] - 1)^[.$F$2] + [.$F$3]*([.$B31] - 1)+[.$F$1]" office:value-type="float" office:value="24539" calcext:value-type="float">
            <text:p>2453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([.$B32] - 1)^[.$F$2] + [.$F$3]*([.$B32] - 1)+[.$F$1]" office:value-type="float" office:value="27155" calcext:value-type="float">
            <text:p>271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([.$B33] - 1)^[.$F$2] + [.$F$3]*([.$B33] - 1)+[.$F$1]" office:value-type="float" office:value="29951" calcext:value-type="float">
            <text:p>299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([.$B34] - 1)^[.$F$2] + [.$F$3]*([.$B34] - 1)+[.$F$1]" office:value-type="float" office:value="32933" calcext:value-type="float">
            <text:p>329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([.$B35] - 1)^[.$F$2] + [.$F$3]*([.$B35] - 1)+[.$F$1]" office:value-type="float" office:value="36107" calcext:value-type="float">
            <text:p>361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([.$B36] - 1)^[.$F$2] + [.$F$3]*([.$B36] - 1)+[.$F$1]" office:value-type="float" office:value="39479" calcext:value-type="float">
            <text:p>3947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([.$B37] - 1)^[.$F$2] + [.$F$3]*([.$B37] - 1)+[.$F$1]" office:value-type="float" office:value="43055" calcext:value-type="float">
            <text:p>430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([.$B38] - 1)^[.$F$2] + [.$F$3]*([.$B38] - 1)+[.$F$1]" office:value-type="float" office:value="46841" calcext:value-type="float">
            <text:p>468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([.$B39] - 1)^[.$F$2] + [.$F$3]*([.$B39] - 1)+[.$F$1]" office:value-type="float" office:value="50843" calcext:value-type="float">
            <text:p>508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([.$B40] - 1)^[.$F$2] + [.$F$3]*([.$B40] - 1)+[.$F$1]" office:value-type="float" office:value="55067" calcext:value-type="float">
            <text:p>550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$B41] - 1)^[.$F$2] + [.$F$3]*([.$B41] - 1)+[.$F$1]" office:value-type="float" office:value="59519" calcext:value-type="float">
            <text:p>595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([.$B42] - 1)^[.$F$2] + [.$F$3]*([.$B42] - 1)+[.$F$1]" office:value-type="float" office:value="64205" calcext:value-type="float">
            <text:p>642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([.$B43] - 1)^[.$F$2] + [.$F$3]*([.$B43] - 1)+[.$F$1]" office:value-type="float" office:value="69131" calcext:value-type="float">
            <text:p>6913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([.$B44] - 1)^[.$F$2] + [.$F$3]*([.$B44] - 1)+[.$F$1]" office:value-type="float" office:value="74303" calcext:value-type="float">
            <text:p>7430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([.$B45] - 1)^[.$F$2] + [.$F$3]*([.$B45] - 1)+[.$F$1]" office:value-type="float" office:value="79727" calcext:value-type="float">
            <text:p>797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$B46] - 1)^[.$F$2] + [.$F$3]*([.$B46] - 1)+[.$F$1]" office:value-type="float" office:value="85409" calcext:value-type="float">
            <text:p>85409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16"/>
          <table:table-cell table:style-name="ce1"/>
        </table:table-row>
      </table:table>
      <table:table table:name="armor" table:style-name="ta1">
        <office:forms form:automatic-focus="false" form:apply-design-mode="false"/>
        <table:table-column table:style-name="co4" table:default-cell-style-name="Default"/>
        <table:table-column table:style-name="co1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Armor</text:p>
          </table:table-cell>
          <table:table-cell table:style-name="ce19" office:value-type="string" calcext:value-type="string">
            <text:p>Physical Resist</text:p>
          </table:table-cell>
          <table:table-cell/>
          <table:table-cell table:style-name="ce16" office:value-type="string" calcext:value-type="string">
            <text:p>ter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E$1] + ABS([.A3]))*100" office:value-type="float" office:value="3.2258064516129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E$1] + ABS([.A4])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E$1] + ABS([.A5]))*100" office:value-type="float" office:value="9.09090909090909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E$1] + ABS([.A6]))*100" office:value-type="float" office:value="11.7647058823529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E$1] + ABS([.A7]))*100" office:value-type="float" office:value="14.2857142857143" calcext:value-type="float">
            <text:p>14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E$1] + ABS([.A8]))*100" office:value-type="float" office:value="16.66666666666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E$1] + ABS([.A9]))*100" office:value-type="float" office:value="18.9189189189189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E$1] + ABS([.A10]))*100" office:value-type="float" office:value="21.0526315789474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E$1] + ABS([.A11]))*100" office:value-type="float" office:value="23.0769230769231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E$1] + ABS([.A12]))*100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E$1] + ABS([.A13]))*100" office:value-type="float" office:value="26.8292682926829" calcext:value-type="float">
            <text:p>26.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E$1] + ABS([.A14]))*100" office:value-type="float" office:value="28.5714285714286" calcext:value-type="float">
            <text:p>28.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E$1] + ABS([.A15]))*100" office:value-type="float" office:value="30.2325581395349" calcext:value-type="float">
            <text:p>30.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E$1] + ABS([.A16]))*100" office:value-type="float" office:value="31.8181818181818" calcext:value-type="float">
            <text:p>31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E$1] + ABS([.A17]))*100" office:value-type="float" office:value="33.33333333333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E$1] + ABS([.A18]))*100" office:value-type="float" office:value="34.7826086956522" calcext:value-type="float">
            <text:p>34.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E$1] + ABS([.A19]))*100" office:value-type="float" office:value="36.1702127659575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E$1] + ABS([.A20]))*100" office:value-type="float" office:value="37.5" calcext:value-type="float">
            <text:p>37.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E$1] + ABS([.A21]))*100" office:value-type="float" office:value="38.7755102040816" calcext:value-type="float">
            <text:p>38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E$1] + ABS([.A22]))*100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E$1] + ABS([.A23]))*100" office:value-type="float" office:value="41.1764705882353" calcext:value-type="float">
            <text:p>41.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E$1] + ABS([.A24]))*100" office:value-type="float" office:value="42.3076923076923" calcext:value-type="float">
            <text:p>42.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E$1] + ABS([.A25]))*100" office:value-type="float" office:value="43.3962264150943" calcext:value-type="float">
            <text:p>43.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E$1] + ABS([.A26]))*100" office:value-type="float" office:value="44.4444444444444" calcext:value-type="float">
            <text:p>44.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E$1] + ABS([.A27]))*100" office:value-type="float" office:value="45.4545454545455" calcext:value-type="float">
            <text:p>45.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E$1] + ABS([.A28]))*100" office:value-type="float" office:value="46.4285714285714" calcext:value-type="float">
            <text:p>46.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E$1] + ABS([.A29]))*100" office:value-type="float" office:value="47.3684210526316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E$1] + ABS([.A30]))*100" office:value-type="float" office:value="48.2758620689655" calcext:value-type="float">
            <text:p>48.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E$1] + ABS([.A31]))*100" office:value-type="float" office:value="49.1525423728814" calcext:value-type="float">
            <text:p>49.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E$1] + ABS([.A32]))*100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E$1] + ABS([.A33]))*100" office:value-type="float" office:value="50.8196721311475" calcext:value-type="float">
            <text:p>50.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E$1] + ABS([.A34]))*100" office:value-type="float" office:value="51.6129032258065" calcext:value-type="float">
            <text:p>51.6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E$1] + ABS([.A35]))*100" office:value-type="float" office:value="52.3809523809524" calcext:value-type="float">
            <text:p>52.3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E$1] + ABS([.A36]))*100" office:value-type="float" office:value="53.125" calcext:value-type="float">
            <text:p>53.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E$1] + ABS([.A37]))*100" office:value-type="float" office:value="53.8461538461539" calcext:value-type="float">
            <text:p>53.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E$1] + ABS([.A38]))*100" office:value-type="float" office:value="54.5454545454545" calcext:value-type="float">
            <text:p>54.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E$1] + ABS([.A39]))*100" office:value-type="float" office:value="55.2238805970149" calcext:value-type="float">
            <text:p>55.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E$1] + ABS([.A40]))*100" office:value-type="float" office:value="55.8823529411765" calcext:value-type="float">
            <text:p>55.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E$1] + ABS([.A41]))*100" office:value-type="float" office:value="56.5217391304348" calcext:value-type="float">
            <text:p>56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E$1] + ABS([.A42]))*100" office:value-type="float" office:value="57.1428571428571" calcext:value-type="float">
            <text:p>57.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E$1] + ABS([.A43]))*100" office:value-type="float" office:value="57.7464788732394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E$1] + ABS([.A44]))*100" office:value-type="float" office:value="58.3333333333333" calcext:value-type="float">
            <text:p>58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E$1] + ABS([.A45]))*100" office:value-type="float" office:value="58.9041095890411" calcext:value-type="float">
            <text:p>58.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E$1] + ABS([.A46]))*100" office:value-type="float" office:value="59.4594594594595" calcext:value-type="float">
            <text:p>59.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E$1] + ABS([.A47]))*100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E$1] + ABS([.A48]))*100" office:value-type="float" office:value="60.5263157894737" calcext:value-type="float">
            <text:p>60.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E$1] + ABS([.A49]))*100" office:value-type="float" office:value="61.038961038961" calcext:value-type="float">
            <text:p>61.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E$1] + ABS([.A50]))*100" office:value-type="float" office:value="61.5384615384615" calcext:value-type="float">
            <text:p>61.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E$1] + ABS([.A51]))*100" office:value-type="float" office:value="62.0253164556962" calcext:value-type="float">
            <text:p>62.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E$1] + ABS([.A52]))*100" office:value-type="float" office:value="62.5" calcext:value-type="float">
            <text:p>62.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E$1] + ABS([.A53]))*100" office:value-type="float" office:value="62.962962962963" calcext:value-type="float">
            <text:p>62.9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E$1] + ABS([.A54]))*100" office:value-type="float" office:value="63.4146341463415" calcext:value-type="float">
            <text:p>63.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E$1] + ABS([.A55]))*100" office:value-type="float" office:value="63.855421686747" calcext:value-type="float">
            <text:p>63.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E$1] + ABS([.A56]))*100" office:value-type="float" office:value="64.2857142857143" calcext:value-type="float">
            <text:p>64.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E$1] + ABS([.A57]))*100" office:value-type="float" office:value="64.7058823529412" calcext:value-type="float">
            <text:p>64.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E$1] + ABS([.A58]))*100" office:value-type="float" office:value="65.1162790697674" calcext:value-type="float">
            <text:p>65.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E$1] + ABS([.A59]))*100" office:value-type="float" office:value="65.5172413793104" calcext:value-type="float">
            <text:p>6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E$1] + ABS([.A60]))*100" office:value-type="float" office:value="65.9090909090909" calcext:value-type="float">
            <text:p>65.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E$1] + ABS([.A61]))*100" office:value-type="float" office:value="66.2921348314607" calcext:value-type="float">
            <text:p>66.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E$1] + ABS([.A62]))*100" office:value-type="float" office:value="66.6666666666667" calcext:value-type="float">
            <text:p>66.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E$1] + ABS([.A63]))*100" office:value-type="float" office:value="67.032967032967" calcext:value-type="float">
            <text:p>67.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E$1] + ABS([.A64]))*100" office:value-type="float" office:value="67.3913043478261" calcext:value-type="float">
            <text:p>67.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E$1] + ABS([.A65]))*100" office:value-type="float" office:value="67.741935483871" calcext:value-type="float">
            <text:p>67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E$1] + ABS([.A66]))*100" office:value-type="float" office:value="68.0851063829787" calcext:value-type="float">
            <text:p>68.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E$1] + ABS([.A67]))*100" office:value-type="float" office:value="68.421052631579" calcext:value-type="float">
            <text:p>68.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E$1] + ABS([.A68]))*100" office:value-type="float" office:value="68.75" calcext:value-type="float">
            <text:p>68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E$1] + ABS([.A69]))*100" office:value-type="float" office:value="69.0721649484536" calcext:value-type="float">
            <text:p>69.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E$1] + ABS([.A70]))*100" office:value-type="float" office:value="69.3877551020408" calcext:value-type="float">
            <text:p>69.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E$1] + ABS([.A71]))*100" office:value-type="float" office:value="69.6969696969697" calcext:value-type="float">
            <text:p>69.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E$1] + ABS([.A72]))*100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E$1] + ABS([.A73]))*100" office:value-type="float" office:value="70.2970297029703" calcext:value-type="float">
            <text:p>70.3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E$1] + ABS([.A74]))*100" office:value-type="float" office:value="70.5882352941177" calcext:value-type="float">
            <text:p>70.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E$1] + ABS([.A75]))*100" office:value-type="float" office:value="70.873786407767" calcext:value-type="float">
            <text:p>70.8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E$1] + ABS([.A76]))*100" office:value-type="float" office:value="71.1538461538462" calcext:value-type="float">
            <text:p>71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E$1] + ABS([.A77]))*100" office:value-type="float" office:value="71.4285714285714" calcext:value-type="float">
            <text:p>71.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E$1] + ABS([.A78]))*100" office:value-type="float" office:value="71.6981132075472" calcext:value-type="float">
            <text:p>71.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E$1] + ABS([.A79]))*100" office:value-type="float" office:value="71.9626168224299" calcext:value-type="float">
            <text:p>71.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E$1] + ABS([.A80]))*100" office:value-type="float" office:value="72.2222222222222" calcext:value-type="float">
            <text:p>72.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E$1] + ABS([.A81]))*100" office:value-type="float" office:value="72.4770642201835" calcext:value-type="float">
            <text:p>72.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E$1] + ABS([.A82]))*100" office:value-type="float" office:value="72.7272727272727" calcext:value-type="float">
            <text:p>72.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E$1] + ABS([.A83]))*100" office:value-type="float" office:value="72.972972972973" calcext:value-type="float">
            <text:p>72.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E$1] + ABS([.A84]))*100" office:value-type="float" office:value="73.2142857142857" calcext:value-type="float">
            <text:p>73.2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E$1] + ABS([.A85]))*100" office:value-type="float" office:value="73.4513274336283" calcext:value-type="float">
            <text:p>73.4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E$1] + ABS([.A86]))*100" office:value-type="float" office:value="73.6842105263158" calcext:value-type="float">
            <text:p>73.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E$1] + ABS([.A87]))*100" office:value-type="float" office:value="73.9130434782609" calcext:value-type="float">
            <text:p>73.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E$1] + ABS([.A88]))*100" office:value-type="float" office:value="74.1379310344828" calcext:value-type="float">
            <text:p>74.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E$1] + ABS([.A89]))*100" office:value-type="float" office:value="74.3589743589744" calcext:value-type="float">
            <text:p>74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E$1] + ABS([.A90]))*100" office:value-type="float" office:value="74.5762711864407" calcext:value-type="float">
            <text:p>74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E$1] + ABS([.A91]))*100" office:value-type="float" office:value="74.7899159663866" calcext:value-type="float">
            <text:p>74.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E$1] + ABS([.A92]))*100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E$1] + ABS([.A93]))*100" office:value-type="float" office:value="75.2066115702479" calcext:value-type="float">
            <text:p>75.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E$1] + ABS([.A94]))*100" office:value-type="float" office:value="75.4098360655738" calcext:value-type="float">
            <text:p>75.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E$1] + ABS([.A95]))*100" office:value-type="float" office:value="75.6097560975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E$1] + ABS([.A96]))*100" office:value-type="float" office:value="75.8064516129032" calcext:value-type="float">
            <text:p>75.8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E$1] + ABS([.A97]))*100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E$1] + ABS([.A98]))*100" office:value-type="float" office:value="76.1904761904762" calcext:value-type="float">
            <text:p>76.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E$1] + ABS([.A99]))*100" office:value-type="float" office:value="76.3779527559055" calcext:value-type="float">
            <text:p>76.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E$1] + ABS([.A100]))*100" office:value-type="float" office:value="76.5625" calcext:value-type="float">
            <text:p>76.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E$1] + ABS([.A101]))*100" office:value-type="float" office:value="76.7441860465116" calcext:value-type="float">
            <text:p>76.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E$1] + ABS([.A102]))*100" office:value-type="float" office:value="76.9230769230769" calcext:value-type="float">
            <text:p>76.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E$1] + ABS([.A103]))*100" office:value-type="float" office:value="77.0992366412214" calcext:value-type="float">
            <text:p>77.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E$1] + ABS([.A104]))*100" office:value-type="float" office:value="77.2727272727273" calcext:value-type="float">
            <text:p>77.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E$1] + ABS([.A105]))*100" office:value-type="float" office:value="77.4436090225564" calcext:value-type="float">
            <text:p>77.4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E$1] + ABS([.A106]))*100" office:value-type="float" office:value="77.6119402985075" calcext:value-type="float">
            <text:p>77.6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E$1] + ABS([.A107]))*100" office:value-type="float" office:value="77.7777777777778" calcext:value-type="float">
            <text:p>77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E$1] + ABS([.A108]))*100" office:value-type="float" office:value="77.9411764705882" calcext:value-type="float">
            <text:p>77.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E$1] + ABS([.A109]))*100" office:value-type="float" office:value="78.1021897810219" calcext:value-type="float">
            <text:p>78.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E$1] + ABS([.A110]))*100" office:value-type="float" office:value="78.2608695652174" calcext:value-type="float">
            <text:p>78.2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E$1] + ABS([.A111]))*100" office:value-type="float" office:value="78.4172661870504" calcext:value-type="float">
            <text:p>78.4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E$1] + ABS([.A112]))*100" office:value-type="float" office:value="78.5714285714286" calcext:value-type="float">
            <text:p>78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E$1] + ABS([.A113]))*100" office:value-type="float" office:value="78.7234042553192" calcext:value-type="float">
            <text:p>78.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E$1] + ABS([.A114]))*100" office:value-type="float" office:value="78.8732394366197" calcext:value-type="float">
            <text:p>78.8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E$1] + ABS([.A115]))*100" office:value-type="float" office:value="79.020979020979" calcext:value-type="float">
            <text:p>79.0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E$1] + ABS([.A116]))*100" office:value-type="float" office:value="79.1666666666667" calcext:value-type="float">
            <text:p>79.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E$1] + ABS([.A117]))*100" office:value-type="float" office:value="79.3103448275862" calcext:value-type="float">
            <text:p>79.3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E$1] + ABS([.A118]))*100" office:value-type="float" office:value="79.4520547945205" calcext:value-type="float">
            <text:p>79.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E$1] + ABS([.A119]))*100" office:value-type="float" office:value="79.5918367346939" calcext:value-type="float">
            <text:p>79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E$1] + ABS([.A120]))*100" office:value-type="float" office:value="79.7297297297297" calcext:value-type="float">
            <text:p>79.7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E$1] + ABS([.A121]))*100" office:value-type="float" office:value="79.8657718120805" calcext:value-type="float">
            <text:p>79.8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E$1] + ABS([.A122]))*100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E$1] + ABS([.A123]))*100" office:value-type="float" office:value="80.1324503311258" calcext:value-type="float">
            <text:p>80.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E$1] + ABS([.A124]))*100" office:value-type="float" office:value="80.2631578947369" calcext:value-type="float">
            <text:p>80.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E$1] + ABS([.A125]))*100" office:value-type="float" office:value="80.3921568627451" calcext:value-type="float">
            <text:p>80.3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E$1] + ABS([.A126]))*100" office:value-type="float" office:value="80.5194805194805" calcext:value-type="float">
            <text:p>80.5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E$1] + ABS([.A127]))*100" office:value-type="float" office:value="80.6451612903226" calcext:value-type="float">
            <text:p>80.6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E$1] + ABS([.A128]))*100" office:value-type="float" office:value="80.7692307692308" calcext:value-type="float">
            <text:p>80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E$1] + ABS([.A129]))*100" office:value-type="float" office:value="80.8917197452229" calcext:value-type="float">
            <text:p>80.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E$1] + ABS([.A130]))*100" office:value-type="float" office:value="81.0126582278481" calcext:value-type="float">
            <text:p>81.0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E$1] + ABS([.A131]))*100" office:value-type="float" office:value="81.1320754716981" calcext:value-type="float">
            <text:p>81.1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E$1] + ABS([.A132]))*100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E$1] + ABS([.A133]))*100" office:value-type="float" office:value="81.3664596273292" calcext:value-type="float">
            <text:p>81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E$1] + ABS([.A134]))*100" office:value-type="float" office:value="81.4814814814815" calcext:value-type="float">
            <text:p>81.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E$1] + ABS([.A135]))*100" office:value-type="float" office:value="81.5950920245399" calcext:value-type="float">
            <text:p>81.6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E$1] + ABS([.A136]))*100" office:value-type="float" office:value="81.7073170731707" calcext:value-type="float">
            <text:p>81.7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E$1] + ABS([.A137]))*100" office:value-type="float" office:value="81.8181818181818" calcext:value-type="float">
            <text:p>81.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E$1] + ABS([.A138]))*100" office:value-type="float" office:value="81.9277108433735" calcext:value-type="float">
            <text:p>81.9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E$1] + ABS([.A139]))*100" office:value-type="float" office:value="82.0359281437126" calcext:value-type="float">
            <text:p>82.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E$1] + ABS([.A140]))*100" office:value-type="float" office:value="82.1428571428571" calcext:value-type="float">
            <text:p>82.1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E$1] + ABS([.A141]))*100" office:value-type="float" office:value="82.2485207100592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E$1] + ABS([.A142]))*100" office:value-type="float" office:value="82.3529411764706" calcext:value-type="float">
            <text:p>82.3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E$1] + ABS([.A143]))*100" office:value-type="float" office:value="82.4561403508772" calcext:value-type="float">
            <text:p>82.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E$1] + ABS([.A144]))*100" office:value-type="float" office:value="82.5581395348837" calcext:value-type="float">
            <text:p>82.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E$1] + ABS([.A145]))*100" office:value-type="float" office:value="82.6589595375723" calcext:value-type="float">
            <text:p>82.6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E$1] + ABS([.A146]))*100" office:value-type="float" office:value="82.7586206896552" calcext:value-type="float">
            <text:p>82.7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E$1] + ABS([.A147]))*100" office:value-type="float" office:value="82.8571428571429" calcext:value-type="float">
            <text:p>82.8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E$1] + ABS([.A148]))*100" office:value-type="float" office:value="82.9545454545455" calcext:value-type="float">
            <text:p>82.9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E$1] + ABS([.A149]))*100" office:value-type="float" office:value="83.0508474576271" calcext:value-type="float">
            <text:p>83.0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E$1] + ABS([.A150]))*100" office:value-type="float" office:value="83.1460674157303" calcext:value-type="float">
            <text:p>83.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E$1] + ABS([.A151]))*100" office:value-type="float" office:value="83.2402234636871" calcext:value-type="float">
            <text:p>83.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E$1] + ABS([.A152]))*100" office:value-type="float" office:value="83.33333333333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E$1] + ABS([.A153]))*100" office:value-type="float" office:value="83.4254143646409" calcext:value-type="float">
            <text:p>83.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E$1] + ABS([.A154]))*100" office:value-type="float" office:value="83.5164835164835" calcext:value-type="float">
            <text:p>83.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E$1] + ABS([.A155]))*100" office:value-type="float" office:value="83.6065573770492" calcext:value-type="float">
            <text:p>83.6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E$1] + ABS([.A156]))*100" office:value-type="float" office:value="83.695652173913" calcext:value-type="float">
            <text:p>83.7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E$1] + ABS([.A157]))*100" office:value-type="float" office:value="83.7837837837838" calcext:value-type="float">
            <text:p>83.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E$1] + ABS([.A158]))*100" office:value-type="float" office:value="83.8709677419355" calcext:value-type="float">
            <text:p>83.8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E$1] + ABS([.A159]))*100" office:value-type="float" office:value="83.9572192513369" calcext:value-type="float">
            <text:p>83.9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E$1] + ABS([.A160]))*100" office:value-type="float" office:value="84.0425531914894" calcext:value-type="float">
            <text:p>84.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E$1] + ABS([.A161]))*100" office:value-type="float" office:value="84.1269841269841" calcext:value-type="float">
            <text:p>84.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E$1] + ABS([.A162]))*100" office:value-type="float" office:value="84.2105263157895" calcext:value-type="float">
            <text:p>84.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E$1] + ABS([.A163]))*100" office:value-type="float" office:value="84.2931937172775" calcext:value-type="float">
            <text:p>84.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E$1] + ABS([.A164]))*100" office:value-type="float" office:value="84.375" calcext:value-type="float">
            <text:p>84.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E$1] + ABS([.A165]))*100" office:value-type="float" office:value="84.4559585492228" calcext:value-type="float">
            <text:p>84.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E$1] + ABS([.A166]))*100" office:value-type="float" office:value="84.5360824742268" calcext:value-type="float">
            <text:p>84.5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E$1] + ABS([.A167]))*100" office:value-type="float" office:value="84.6153846153846" calcext:value-type="float">
            <text:p>84.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E$1] + ABS([.A168]))*100" office:value-type="float" office:value="84.6938775510204" calcext:value-type="float">
            <text:p>84.6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E$1] + ABS([.A169]))*100" office:value-type="float" office:value="84.7715736040609" calcext:value-type="float">
            <text:p>84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E$1] + ABS([.A170]))*100" office:value-type="float" office:value="84.8484848484848" calcext:value-type="float">
            <text:p>84.8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E$1] + ABS([.A171]))*100" office:value-type="float" office:value="84.9246231155779" calcext:value-type="float">
            <text:p>84.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E$1] + ABS([.A172]))*100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E$1] + ABS([.A173]))*100" office:value-type="float" office:value="85.0746268656716" calcext:value-type="float">
            <text:p>85.0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E$1] + ABS([.A174]))*100" office:value-type="float" office:value="85.1485148514852" calcext:value-type="float">
            <text:p>85.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E$1] + ABS([.A175]))*100" office:value-type="float" office:value="85.2216748768473" calcext:value-type="float">
            <text:p>85.2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E$1] + ABS([.A176]))*100" office:value-type="float" office:value="85.2941176470588" calcext:value-type="float">
            <text:p>85.2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E$1] + ABS([.A177]))*100" office:value-type="float" office:value="85.3658536585366" calcext:value-type="float">
            <text:p>85.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E$1] + ABS([.A178]))*100" office:value-type="float" office:value="85.4368932038835" calcext:value-type="float">
            <text:p>85.4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E$1] + ABS([.A179]))*100" office:value-type="float" office:value="85.5072463768116" calcext:value-type="float">
            <text:p>85.5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E$1] + ABS([.A180]))*100" office:value-type="float" office:value="85.5769230769231" calcext:value-type="float">
            <text:p>85.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E$1] + ABS([.A181]))*100" office:value-type="float" office:value="85.6459330143541" calcext:value-type="float">
            <text:p>85.6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E$1] + ABS([.A182]))*100" office:value-type="float" office:value="85.7142857142857" calcext:value-type="float">
            <text:p>85.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E$1] + ABS([.A183]))*100" office:value-type="float" office:value="85.781990521327" calcext:value-type="float">
            <text:p>85.7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E$1] + ABS([.A184]))*100" office:value-type="float" office:value="85.8490566037736" calcext:value-type="float">
            <text:p>85.8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E$1] + ABS([.A185]))*100" office:value-type="float" office:value="85.9154929577465" calcext:value-type="float">
            <text:p>85.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E$1] + ABS([.A186]))*100" office:value-type="float" office:value="85.981308411215" calcext:value-type="float">
            <text:p>85.9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E$1] + ABS([.A187]))*100" office:value-type="float" office:value="86.046511627907" calcext:value-type="float">
            <text:p>86.0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E$1] + ABS([.A188]))*100" office:value-type="float" office:value="86.1111111111111" calcext:value-type="float">
            <text:p>86.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E$1] + ABS([.A189]))*100" office:value-type="float" office:value="86.1751152073733" calcext:value-type="float">
            <text:p>86.1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E$1] + ABS([.A190]))*100" office:value-type="float" office:value="86.2385321100918" calcext:value-type="float">
            <text:p>86.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E$1] + ABS([.A191]))*100" office:value-type="float" office:value="86.3013698630137" calcext:value-type="float">
            <text:p>86.3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E$1] + ABS([.A192]))*100" office:value-type="float" office:value="86.3636363636364" calcext:value-type="float">
            <text:p>86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E$1] + ABS([.A193]))*100" office:value-type="float" office:value="86.4253393665159" calcext:value-type="float">
            <text:p>86.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E$1] + ABS([.A194]))*100" office:value-type="float" office:value="86.4864864864865" calcext:value-type="float">
            <text:p>86.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E$1] + ABS([.A195]))*100" office:value-type="float" office:value="86.5470852017937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E$1] + ABS([.A196]))*100" office:value-type="float" office:value="86.6071428571429" calcext:value-type="float">
            <text:p>86.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E$1] + ABS([.A197]))*100" office:value-type="float" office:value="86.6666666666667" calcext:value-type="float">
            <text:p>86.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E$1] + ABS([.A198]))*100" office:value-type="float" office:value="86.7256637168142" calcext:value-type="float">
            <text:p>86.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E$1] + ABS([.A199]))*100" office:value-type="float" office:value="86.784140969163" calcext:value-type="float">
            <text:p>86.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E$1] + ABS([.A200]))*100" office:value-type="float" office:value="86.8421052631579" calcext:value-type="float">
            <text:p>86.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E$1] + ABS([.A201]))*100" office:value-type="float" office:value="86.8995633187773" calcext:value-type="float">
            <text:p>86.9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E$1] + ABS([.A202]))*100" office:value-type="float" office:value="86.9565217391304" calcext:value-type="float">
            <text:p>86.9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E$1] + ABS([.A203]))*100" office:value-type="float" office:value="87.012987012987" calcext:value-type="float">
            <text:p>87.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E$1] + ABS([.A204]))*100" office:value-type="float" office:value="87.0689655172414" calcext:value-type="float">
            <text:p>87.0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E$1] + ABS([.A205]))*100" office:value-type="float" office:value="87.1244635193133" calcext:value-type="float">
            <text:p>87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E$1] + ABS([.A206]))*100" office:value-type="float" office:value="87.1794871794872" calcext:value-type="float">
            <text:p>87.1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E$1] + ABS([.A207]))*100" office:value-type="float" office:value="87.2340425531915" calcext:value-type="float">
            <text:p>87.2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E$1] + ABS([.A208]))*100" office:value-type="float" office:value="87.2881355932203" calcext:value-type="float">
            <text:p>87.2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E$1] + ABS([.A209]))*100" office:value-type="float" office:value="87.3417721518987" calcext:value-type="float">
            <text:p>87.3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E$1] + ABS([.A210]))*100" office:value-type="float" office:value="87.3949579831933" calcext:value-type="float">
            <text:p>87.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E$1] + ABS([.A211]))*100" office:value-type="float" office:value="87.4476987447699" calcext:value-type="float">
            <text:p>87.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E$1] + ABS([.A212]))*100" office:value-type="float" office:value="87.5" calcext:value-type="float">
            <text:p>87.5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E$1] + ABS([.A213]))*100" office:value-type="float" office:value="87.551867219917" calcext:value-type="float">
            <text:p>87.5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E$1] + ABS([.A214]))*100" office:value-type="float" office:value="87.603305785124" calcext:value-type="float">
            <text:p>87.6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E$1] + ABS([.A215]))*100" office:value-type="float" office:value="87.6543209876543" calcext:value-type="float">
            <text:p>87.6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E$1] + ABS([.A216]))*100" office:value-type="float" office:value="87.7049180327869" calcext:value-type="float">
            <text:p>87.7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E$1] + ABS([.A217]))*100" office:value-type="float" office:value="87.7551020408163" calcext:value-type="float">
            <text:p>87.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E$1] + ABS([.A218]))*100" office:value-type="float" office:value="87.8048780487805" calcext:value-type="float">
            <text:p>87.8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E$1] + ABS([.A219]))*100" office:value-type="float" office:value="87.8542510121457" calcext:value-type="float">
            <text:p>87.8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E$1] + ABS([.A220]))*100" office:value-type="float" office:value="87.9032258064516" calcext:value-type="float">
            <text:p>87.9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E$1] + ABS([.A221]))*100" office:value-type="float" office:value="87.9518072289157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E$1] + ABS([.A222]))*100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E$1] + ABS([.A223]))*100" office:value-type="float" office:value="88.0478087649403" calcext:value-type="float">
            <text:p>88.0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E$1] + ABS([.A224]))*100" office:value-type="float" office:value="88.0952380952381" calcext:value-type="float">
            <text:p>88.1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E$1] + ABS([.A225]))*100" office:value-type="float" office:value="88.1422924901186" calcext:value-type="float">
            <text:p>88.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E$1] + ABS([.A226]))*100" office:value-type="float" office:value="88.1889763779528" calcext:value-type="float">
            <text:p>88.1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E$1] + ABS([.A227]))*100" office:value-type="float" office:value="88.2352941176471" calcext:value-type="float">
            <text:p>88.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E$1] + ABS([.A228]))*100" office:value-type="float" office:value="88.28125" calcext:value-type="float">
            <text:p>88.2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E$1] + ABS([.A229]))*100" office:value-type="float" office:value="88.3268482490272" calcext:value-type="float">
            <text:p>88.3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E$1] + ABS([.A230]))*100" office:value-type="float" office:value="88.3720930232558" calcext:value-type="float">
            <text:p>88.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E$1] + ABS([.A231]))*100" office:value-type="float" office:value="88.4169884169884" calcext:value-type="float">
            <text:p>88.4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E$1] + ABS([.A232]))*100" office:value-type="float" office:value="88.4615384615385" calcext:value-type="float">
            <text:p>88.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E$1] + ABS([.A233]))*100" office:value-type="float" office:value="88.5057471264368" calcext:value-type="float">
            <text:p>88.5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E$1] + ABS([.A234]))*100" office:value-type="float" office:value="88.5496183206107" calcext:value-type="float">
            <text:p>88.5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E$1] + ABS([.A235]))*100" office:value-type="float" office:value="88.5931558935361" calcext:value-type="float">
            <text:p>88.5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E$1] + ABS([.A236]))*100" office:value-type="float" office:value="88.6363636363636" calcext:value-type="float">
            <text:p>88.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E$1] + ABS([.A237]))*100" office:value-type="float" office:value="88.6792452830189" calcext:value-type="float">
            <text:p>88.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E$1] + ABS([.A238]))*100" office:value-type="float" office:value="88.7218045112782" calcext:value-type="float">
            <text:p>88.7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E$1] + ABS([.A239]))*100" office:value-type="float" office:value="88.7640449438202" calcext:value-type="float">
            <text:p>88.7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E$1] + ABS([.A240]))*100" office:value-type="float" office:value="88.8059701492537" calcext:value-type="float">
            <text:p>88.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E$1] + ABS([.A241]))*100" office:value-type="float" office:value="88.8475836431227" calcext:value-type="float">
            <text:p>88.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E$1] + ABS([.A242]))*100" office:value-type="float" office:value="88.88888888888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E$1] + ABS([.A243]))*100" office:value-type="float" office:value="88.929889298893" calcext:value-type="float">
            <text:p>88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E$1] + ABS([.A244]))*100" office:value-type="float" office:value="88.9705882352941" calcext:value-type="float">
            <text:p>88.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E$1] + ABS([.A245]))*100" office:value-type="float" office:value="89.010989010989" calcext:value-type="float">
            <text:p>89.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E$1] + ABS([.A246]))*100" office:value-type="float" office:value="89.051094890511" calcext:value-type="float">
            <text:p>89.0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E$1] + ABS([.A247]))*100" office:value-type="float" office:value="89.0909090909091" calcext:value-type="float">
            <text:p>89.0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E$1] + ABS([.A248]))*100" office:value-type="float" office:value="89.1304347826087" calcext:value-type="float">
            <text:p>89.1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E$1] + ABS([.A249]))*100" office:value-type="float" office:value="89.1696750902527" calcext:value-type="float">
            <text:p>89.1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E$1] + ABS([.A250]))*100" office:value-type="float" office:value="89.2086330935252" calcext:value-type="float">
            <text:p>89.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E$1] + ABS([.A251]))*100" office:value-type="float" office:value="89.247311827957" calcext:value-type="float">
            <text:p>89.2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E$1] + ABS([.A252]))*100" office:value-type="float" office:value="89.2857142857143" calcext:value-type="float">
            <text:p>89.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E$1] + ABS([.A253]))*100" office:value-type="float" office:value="89.3238434163701" calcext:value-type="float">
            <text:p>89.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E$1] + ABS([.A254]))*100" office:value-type="float" office:value="89.3617021276596" calcext:value-type="float">
            <text:p>89.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E$1] + ABS([.A255]))*100" office:value-type="float" office:value="89.3992932862191" calcext:value-type="float">
            <text:p>89.4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E$1] + ABS([.A256]))*100" office:value-type="float" office:value="89.4366197183099" calcext:value-type="float">
            <text:p>89.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E$1] + ABS([.A257]))*100" office:value-type="float" office:value="89.4736842105263" calcext:value-type="float">
            <text:p>89.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E$1] + ABS([.A258]))*100" office:value-type="float" office:value="89.5104895104895" calcext:value-type="float">
            <text:p>89.5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E$1] + ABS([.A259]))*100" office:value-type="float" office:value="89.5470383275261" calcext:value-type="float">
            <text:p>89.5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E$1] + ABS([.A260]))*100" office:value-type="float" office:value="89.5833333333333" calcext:value-type="float">
            <text:p>89.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E$1] + ABS([.A261]))*100" office:value-type="float" office:value="89.6193771626298" calcext:value-type="float">
            <text:p>89.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E$1] + ABS([.A262]))*100" office:value-type="float" office:value="89.6551724137931" calcext:value-type="float">
            <text:p>89.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E$1] + ABS([.A263]))*100" office:value-type="float" office:value="89.6907216494845" calcext:value-type="float">
            <text:p>89.6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E$1] + ABS([.A264]))*100" office:value-type="float" office:value="89.7260273972603" calcext:value-type="float">
            <text:p>89.7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E$1] + ABS([.A265]))*100" office:value-type="float" office:value="89.7610921501707" calcext:value-type="float">
            <text:p>89.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E$1] + ABS([.A266]))*100" office:value-type="float" office:value="89.795918367347" calcext:value-type="float">
            <text:p>89.8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E$1] + ABS([.A267]))*100" office:value-type="float" office:value="89.8305084745763" calcext:value-type="float">
            <text:p>89.8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E$1] + ABS([.A268]))*100" office:value-type="float" office:value="89.8648648648649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E$1] + ABS([.A269]))*100" office:value-type="float" office:value="89.8989898989899" calcext:value-type="float">
            <text:p>89.9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E$1] + ABS([.A270]))*100" office:value-type="float" office:value="89.9328859060403" calcext:value-type="float">
            <text:p>89.9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E$1] + ABS([.A271]))*100" office:value-type="float" office:value="89.9665551839465" calcext:value-type="float">
            <text:p>89.9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E$1] + ABS([.A272]))*100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E$1] + ABS([.A273]))*100" office:value-type="float" office:value="90.0332225913621" calcext:value-type="float">
            <text:p>90.0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E$1] + ABS([.A274]))*100" office:value-type="float" office:value="90.0662251655629" calcext:value-type="float">
            <text:p>90.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E$1] + ABS([.A275]))*100" office:value-type="float" office:value="90.0990099009901" calcext:value-type="float">
            <text:p>90.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E$1] + ABS([.A276]))*100" office:value-type="float" office:value="90.1315789473684" calcext:value-type="float">
            <text:p>90.1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E$1] + ABS([.A277]))*100" office:value-type="float" office:value="90.1639344262295" calcext:value-type="float">
            <text:p>90.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E$1] + ABS([.A278]))*100" office:value-type="float" office:value="90.1960784313726" calcext:value-type="float">
            <text:p>90.2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E$1] + ABS([.A279]))*100" office:value-type="float" office:value="90.228013029316" calcext:value-type="float">
            <text:p>90.2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E$1] + ABS([.A280]))*100" office:value-type="float" office:value="90.2597402597403" calcext:value-type="float">
            <text:p>90.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E$1] + ABS([.A281]))*100" office:value-type="float" office:value="90.2912621359223" calcext:value-type="float">
            <text:p>90.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E$1] + ABS([.A282]))*100" office:value-type="float" office:value="90.3225806451613" calcext:value-type="float">
            <text:p>90.3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E$1] + ABS([.A283]))*100" office:value-type="float" office:value="90.3536977491961" calcext:value-type="float">
            <text:p>90.3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E$1] + ABS([.A284]))*100" office:value-type="float" office:value="90.3846153846154" calcext:value-type="float">
            <text:p>90.3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E$1] + ABS([.A285]))*100" office:value-type="float" office:value="90.4153354632588" calcext:value-type="float">
            <text:p>90.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E$1] + ABS([.A286]))*100" office:value-type="float" office:value="90.4458598726115" calcext:value-type="float">
            <text:p>90.4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E$1] + ABS([.A287]))*100" office:value-type="float" office:value="90.4761904761905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E$1] + ABS([.A288]))*100" office:value-type="float" office:value="90.5063291139241" calcext:value-type="float">
            <text:p>90.5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E$1] + ABS([.A289]))*100" office:value-type="float" office:value="90.5362776025237" calcext:value-type="float">
            <text:p>90.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E$1] + ABS([.A290]))*100" office:value-type="float" office:value="90.5660377358491" calcext:value-type="float">
            <text:p>90.5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E$1] + ABS([.A291]))*100" office:value-type="float" office:value="90.5956112852665" calcext:value-type="float">
            <text:p>90.6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E$1] + ABS([.A292]))*100" office:value-type="float" office:value="90.625" calcext:value-type="float">
            <text:p>90.6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E$1] + ABS([.A293]))*100" office:value-type="float" office:value="90.6542056074767" calcext:value-type="float">
            <text:p>90.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E$1] + ABS([.A294]))*100" office:value-type="float" office:value="90.6832298136646" calcext:value-type="float">
            <text:p>90.6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E$1] + ABS([.A295]))*100" office:value-type="float" office:value="90.7120743034056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E$1] + ABS([.A296]))*100" office:value-type="float" office:value="90.7407407407407" calcext:value-type="float">
            <text:p>90.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E$1] + ABS([.A297]))*100" office:value-type="float" office:value="90.7692307692308" calcext:value-type="float">
            <text:p>90.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E$1] + ABS([.A298]))*100" office:value-type="float" office:value="90.7975460122699" calcext:value-type="float">
            <text:p>90.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E$1] + ABS([.A299]))*100" office:value-type="float" office:value="90.8256880733945" calcext:value-type="float">
            <text:p>90.8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E$1] + ABS([.A300]))*100" office:value-type="float" office:value="90.8536585365854" calcext:value-type="float">
            <text:p>90.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E$1] + ABS([.A301]))*100" office:value-type="float" office:value="90.8814589665654" calcext:value-type="float">
            <text:p>90.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E$1] + ABS([.A302]))*100" office:value-type="float" office:value="90.9090909090909" calcext:value-type="float">
            <text:p>90.9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E$1] + ABS([.A303]))*100" office:value-type="float" office:value="90.9365558912387" calcext:value-type="float">
            <text:p>90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E$1] + ABS([.A304]))*100" office:value-type="float" office:value="90.9638554216867" calcext:value-type="float">
            <text:p>90.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E$1] + ABS([.A305]))*100" office:value-type="float" office:value="90.990990990991" calcext:value-type="float">
            <text:p>90.9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E$1] + ABS([.A306]))*100" office:value-type="float" office:value="91.0179640718563" calcext:value-type="float">
            <text:p>91.0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E$1] + ABS([.A307]))*100" office:value-type="float" office:value="91.044776119403" calcext:value-type="float">
            <text:p>91.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E$1] + ABS([.A308]))*100" office:value-type="float" office:value="91.0714285714286" calcext:value-type="float">
            <text:p>91.0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E$1] + ABS([.A309]))*100" office:value-type="float" office:value="91.0979228486647" calcext:value-type="float">
            <text:p>91.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E$1] + ABS([.A310]))*100" office:value-type="float" office:value="91.1242603550296" calcext:value-type="float">
            <text:p>91.1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E$1] + ABS([.A311]))*100" office:value-type="float" office:value="91.1504424778761" calcext:value-type="float">
            <text:p>91.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E$1] + ABS([.A312]))*100" office:value-type="float" office:value="91.1764705882353" calcext:value-type="float">
            <text:p>91.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E$1] + ABS([.A313]))*100" office:value-type="float" office:value="91.2023460410557" calcext:value-type="float">
            <text:p>91.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E$1] + ABS([.A314]))*100" office:value-type="float" office:value="91.2280701754386" calcext:value-type="float">
            <text:p>91.2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E$1] + ABS([.A315]))*100" office:value-type="float" office:value="91.2536443148688" calcext:value-type="float">
            <text:p>91.2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E$1] + ABS([.A316]))*100" office:value-type="float" office:value="91.2790697674419" calcext:value-type="float">
            <text:p>91.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E$1] + ABS([.A317]))*100" office:value-type="float" office:value="91.304347826087" calcext:value-type="float">
            <text:p>91.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E$1] + ABS([.A318]))*100" office:value-type="float" office:value="91.3294797687861" calcext:value-type="float">
            <text:p>91.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E$1] + ABS([.A319]))*100" office:value-type="float" office:value="91.3544668587896" calcext:value-type="float">
            <text:p>91.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E$1] + ABS([.A320]))*100" office:value-type="float" office:value="91.3793103448276" calcext:value-type="float">
            <text:p>91.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E$1] + ABS([.A321]))*100" office:value-type="float" office:value="91.404011461318" calcext:value-type="float">
            <text:p>91.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E$1] + ABS([.A322]))*100" office:value-type="float" office:value="91.4285714285714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E$1] + ABS([.A323]))*100" office:value-type="float" office:value="91.4529914529915" calcext:value-type="float">
            <text:p>91.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E$1] + ABS([.A324]))*100" office:value-type="float" office:value="91.4772727272727" calcext:value-type="float">
            <text:p>91.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E$1] + ABS([.A325]))*100" office:value-type="float" office:value="91.5014164305949" calcext:value-type="float">
            <text:p>91.5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E$1] + ABS([.A326]))*100" office:value-type="float" office:value="91.5254237288136" calcext:value-type="float">
            <text:p>91.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E$1] + ABS([.A327]))*100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E$1] + ABS([.A328]))*100" office:value-type="float" office:value="91.5730337078652" calcext:value-type="float">
            <text:p>91.5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E$1] + ABS([.A329]))*100" office:value-type="float" office:value="91.5966386554622" calcext:value-type="float">
            <text:p>91.6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E$1] + ABS([.A330]))*100" office:value-type="float" office:value="91.6201117318436" calcext:value-type="float">
            <text:p>91.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E$1] + ABS([.A331]))*100" office:value-type="float" office:value="91.6434540389972" calcext:value-type="float">
            <text:p>91.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E$1] + ABS([.A332]))*100" office:value-type="float" office:value="91.6666666666667" calcext:value-type="float">
            <text:p>91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E$1] + ABS([.A333]))*100" office:value-type="float" office:value="91.6897506925208" calcext:value-type="float">
            <text:p>91.6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E$1] + ABS([.A334]))*100" office:value-type="float" office:value="91.7127071823204" calcext:value-type="float">
            <text:p>91.7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E$1] + ABS([.A335]))*100" office:value-type="float" office:value="91.7355371900826" calcext:value-type="float">
            <text:p>91.7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E$1] + ABS([.A336]))*100" office:value-type="float" office:value="91.7582417582418" calcext:value-type="float">
            <text:p>91.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E$1] + ABS([.A337]))*100" office:value-type="float" office:value="91.7808219178082" calcext:value-type="float">
            <text:p>91.7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E$1] + ABS([.A338]))*100" office:value-type="float" office:value="91.8032786885246" calcext:value-type="float">
            <text:p>91.8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E$1] + ABS([.A339]))*100" office:value-type="float" office:value="91.8256130790191" calcext:value-type="float">
            <text:p>91.8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E$1] + ABS([.A340]))*100" office:value-type="float" office:value="91.8478260869565" calcext:value-type="float">
            <text:p>91.8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E$1] + ABS([.A341]))*100" office:value-type="float" office:value="91.869918699187" calcext:value-type="float">
            <text:p>91.8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E$1] + ABS([.A342]))*100" office:value-type="float" office:value="91.8918918918919" calcext:value-type="float">
            <text:p>91.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E$1] + ABS([.A343]))*100" office:value-type="float" office:value="91.9137466307278" calcext:value-type="float">
            <text:p>91.9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E$1] + ABS([.A344]))*100" office:value-type="float" office:value="91.9354838709677" calcext:value-type="float">
            <text:p>91.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E$1] + ABS([.A345]))*100" office:value-type="float" office:value="91.9571045576408" calcext:value-type="float">
            <text:p>91.9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E$1] + ABS([.A346]))*100" office:value-type="float" office:value="91.9786096256685" calcext:value-type="float">
            <text:p>91.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E$1] + ABS([.A347]))*100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E$1] + ABS([.A348]))*100" office:value-type="float" office:value="92.0212765957447" calcext:value-type="float">
            <text:p>92.0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E$1] + ABS([.A349]))*100" office:value-type="float" office:value="92.0424403183024" calcext:value-type="float">
            <text:p>92.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E$1] + ABS([.A350]))*100" office:value-type="float" office:value="92.0634920634921" calcext:value-type="float">
            <text:p>92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E$1] + ABS([.A351]))*100" office:value-type="float" office:value="92.0844327176781" calcext:value-type="float">
            <text:p>92.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E$1] + ABS([.A352]))*100" office:value-type="float" office:value="92.1052631578947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E$1] + ABS([.A353]))*100" office:value-type="float" office:value="92.1259842519685" calcext:value-type="float">
            <text:p>92.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E$1] + ABS([.A354]))*100" office:value-type="float" office:value="92.1465968586388" calcext:value-type="float">
            <text:p>92.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E$1] + ABS([.A355]))*100" office:value-type="float" office:value="92.1671018276762" calcext:value-type="float">
            <text:p>92.1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E$1] + ABS([.A356]))*100" office:value-type="float" office:value="92.1875" calcext:value-type="float">
            <text:p>92.1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E$1] + ABS([.A357]))*100" office:value-type="float" office:value="92.2077922077922" calcext:value-type="float">
            <text:p>92.2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E$1] + ABS([.A358]))*100" office:value-type="float" office:value="92.2279792746114" calcext:value-type="float">
            <text:p>92.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E$1] + ABS([.A359]))*100" office:value-type="float" office:value="92.2480620155039" calcext:value-type="float">
            <text:p>92.2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E$1] + ABS([.A360]))*100" office:value-type="float" office:value="92.2680412371134" calcext:value-type="float">
            <text:p>92.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E$1] + ABS([.A361]))*100" office:value-type="float" office:value="92.2879177377892" calcext:value-type="float">
            <text:p>92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E$1] + ABS([.A362]))*100" office:value-type="float" office:value="92.3076923076923" calcext:value-type="float">
            <text:p>92.3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E$1] + ABS([.A363]))*100" office:value-type="float" office:value="92.3273657289003" calcext:value-type="float">
            <text:p>92.3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E$1] + ABS([.A364]))*100" office:value-type="float" office:value="92.3469387755102" calcext:value-type="float">
            <text:p>92.3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E$1] + ABS([.A365]))*100" office:value-type="float" office:value="92.3664122137405" calcext:value-type="float">
            <text:p>92.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E$1] + ABS([.A366]))*100" office:value-type="float" office:value="92.3857868020304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E$1] + ABS([.A367]))*100" office:value-type="float" office:value="92.4050632911392" calcext:value-type="float">
            <text:p>92.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E$1] + ABS([.A368]))*100" office:value-type="float" office:value="92.4242424242424" calcext:value-type="float">
            <text:p>92.4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E$1] + ABS([.A369]))*100" office:value-type="float" office:value="92.4433249370277" calcext:value-type="float">
            <text:p>92.4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E$1] + ABS([.A370]))*100" office:value-type="float" office:value="92.462311557789" calcext:value-type="float">
            <text:p>92.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E$1] + ABS([.A371]))*100" office:value-type="float" office:value="92.4812030075188" calcext:value-type="float">
            <text:p>92.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E$1] + ABS([.A372]))*100" office:value-type="float" office:value="92.5" calcext:value-type="float">
            <text:p>92.5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E$1] + ABS([.A373]))*100" office:value-type="float" office:value="92.5187032418953" calcext:value-type="float">
            <text:p>92.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E$1] + ABS([.A374]))*100" office:value-type="float" office:value="92.5373134328358" calcext:value-type="float">
            <text:p>92.5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E$1] + ABS([.A375]))*100" office:value-type="float" office:value="92.5558312655087" calcext:value-type="float">
            <text:p>92.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E$1] + ABS([.A376]))*100" office:value-type="float" office:value="92.5742574257426" calcext:value-type="float">
            <text:p>92.5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E$1] + ABS([.A377]))*100" office:value-type="float" office:value="92.5925925925926" calcext:value-type="float">
            <text:p>92.59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E$1] + ABS([.A378]))*100" office:value-type="float" office:value="92.6108374384237" calcext:value-type="float">
            <text:p>92.6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E$1] + ABS([.A379]))*100" office:value-type="float" office:value="92.6289926289926" calcext:value-type="float">
            <text:p>92.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E$1] + ABS([.A380]))*100" office:value-type="float" office:value="92.6470588235294" calcext:value-type="float">
            <text:p>92.6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E$1] + ABS([.A381]))*100" office:value-type="float" office:value="92.6650366748166" calcext:value-type="float">
            <text:p>92.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E$1] + ABS([.A382]))*100" office:value-type="float" office:value="92.6829268292683" calcext:value-type="float">
            <text:p>92.6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E$1] + ABS([.A383]))*100" office:value-type="float" office:value="92.7007299270073" calcext:value-type="float">
            <text:p>92.7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E$1] + ABS([.A384]))*100" office:value-type="float" office:value="92.7184466019417" calcext:value-type="float">
            <text:p>92.7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E$1] + ABS([.A385]))*100" office:value-type="float" office:value="92.7360774818402" calcext:value-type="float">
            <text:p>92.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E$1] + ABS([.A386]))*100" office:value-type="float" office:value="92.7536231884058" calcext:value-type="float">
            <text:p>92.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E$1] + ABS([.A387]))*100" office:value-type="float" office:value="92.7710843373494" calcext:value-type="float">
            <text:p>92.7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E$1] + ABS([.A388]))*100" office:value-type="float" office:value="92.7884615384616" calcext:value-type="float">
            <text:p>92.7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E$1] + ABS([.A389]))*100" office:value-type="float" office:value="92.8057553956834" calcext:value-type="float">
            <text:p>92.8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E$1] + ABS([.A390]))*100" office:value-type="float" office:value="92.822966507177" calcext:value-type="float">
            <text:p>92.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E$1] + ABS([.A391]))*100" office:value-type="float" office:value="92.8400954653938" calcext:value-type="float">
            <text:p>92.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E$1] + ABS([.A392]))*100" office:value-type="float" office:value="92.8571428571429" calcext:value-type="float">
            <text:p>92.8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E$1] + ABS([.A393]))*100" office:value-type="float" office:value="92.874109263658" calcext:value-type="float">
            <text:p>92.8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E$1] + ABS([.A394]))*100" office:value-type="float" office:value="92.8909952606635" calcext:value-type="float">
            <text:p>92.8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E$1] + ABS([.A395]))*100" office:value-type="float" office:value="92.9078014184397" calcext:value-type="float">
            <text:p>92.9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E$1] + ABS([.A396]))*100" office:value-type="float" office:value="92.9245283018868" calcext:value-type="float">
            <text:p>92.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E$1] + ABS([.A397]))*100" office:value-type="float" office:value="92.9411764705882" calcext:value-type="float">
            <text:p>92.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E$1] + ABS([.A398]))*100" office:value-type="float" office:value="92.9577464788732" calcext:value-type="float">
            <text:p>92.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E$1] + ABS([.A399]))*100" office:value-type="float" office:value="92.9742388758782" calcext:value-type="float">
            <text:p>92.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E$1] + ABS([.A400]))*100" office:value-type="float" office:value="92.9906542056075" calcext:value-type="float">
            <text:p>92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E$1] + ABS([.A401]))*100" office:value-type="float" office:value="93.006993006993" calcext:value-type="float">
            <text:p>93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E$1] + ABS([.A402]))*100" office:value-type="float" office:value="93.0232558139535" calcext:value-type="float">
            <text:p>93.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E$1] + ABS([.A403]))*100" office:value-type="float" office:value="93.0394431554524" calcext:value-type="float">
            <text:p>93.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E$1] + ABS([.A404]))*100" office:value-type="float" office:value="93.0555555555556" calcext:value-type="float">
            <text:p>93.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E$1] + ABS([.A405]))*100" office:value-type="float" office:value="93.0715935334873" calcext:value-type="float">
            <text:p>93.0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E$1] + ABS([.A406]))*100" office:value-type="float" office:value="93.0875576036866" calcext:value-type="float">
            <text:p>93.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E$1] + ABS([.A407]))*100" office:value-type="float" office:value="93.1034482758621" calcext:value-type="float">
            <text:p>93.1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E$1] + ABS([.A408]))*100" office:value-type="float" office:value="93.1192660550459" calcext:value-type="float">
            <text:p>93.1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E$1] + ABS([.A409]))*100" office:value-type="float" office:value="93.1350114416476" calcext:value-type="float">
            <text:p>93.1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E$1] + ABS([.A410]))*100" office:value-type="float" office:value="93.1506849315069" calcext:value-type="float">
            <text:p>93.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E$1] + ABS([.A411]))*100" office:value-type="float" office:value="93.1662870159453" calcext:value-type="float">
            <text:p>93.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E$1] + ABS([.A412]))*100" office:value-type="float" office:value="93.1818181818182" calcext:value-type="float">
            <text:p>93.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E$1] + ABS([.A413]))*100" office:value-type="float" office:value="93.1972789115646" calcext:value-type="float">
            <text:p>93.2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E$1] + ABS([.A414]))*100" office:value-type="float" office:value="93.2126696832579" calcext:value-type="float">
            <text:p>93.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E$1] + ABS([.A415]))*100" office:value-type="float" office:value="93.2279909706546" calcext:value-type="float">
            <text:p>93.2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E$1] + ABS([.A416]))*100" office:value-type="float" office:value="93.2432432432432" calcext:value-type="float">
            <text:p>93.2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E$1] + ABS([.A417]))*100" office:value-type="float" office:value="93.2584269662921" calcext:value-type="float">
            <text:p>93.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E$1] + ABS([.A418]))*100" office:value-type="float" office:value="93.2735426008969" calcext:value-type="float">
            <text:p>93.2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E$1] + ABS([.A419]))*100" office:value-type="float" office:value="93.2885906040269" calcext:value-type="float">
            <text:p>93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E$1] + ABS([.A420]))*100" office:value-type="float" office:value="93.3035714285714" calcext:value-type="float">
            <text:p>93.3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E$1] + ABS([.A421]))*100" office:value-type="float" office:value="93.3184855233853" calcext:value-type="float">
            <text:p>93.3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E$1] + ABS([.A422]))*100" office:value-type="float" office:value="93.3333333333333" calcext:value-type="float">
            <text:p>93.3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E$1] + ABS([.A423]))*100" office:value-type="float" office:value="93.3481152993348" calcext:value-type="float">
            <text:p>93.3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E$1] + ABS([.A424]))*100" office:value-type="float" office:value="93.3628318584071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E$1] + ABS([.A425]))*100" office:value-type="float" office:value="93.3774834437086" calcext:value-type="float">
            <text:p>93.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E$1] + ABS([.A426]))*100" office:value-type="float" office:value="93.3920704845815" calcext:value-type="float">
            <text:p>93.3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E$1] + ABS([.A427]))*100" office:value-type="float" office:value="93.4065934065934" calcext:value-type="float">
            <text:p>93.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E$1] + ABS([.A428]))*100" office:value-type="float" office:value="93.4210526315789" calcext:value-type="float">
            <text:p>93.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E$1] + ABS([.A429]))*100" office:value-type="float" office:value="93.4354485776805" calcext:value-type="float">
            <text:p>93.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E$1] + ABS([.A430]))*100" office:value-type="float" office:value="93.4497816593887" calcext:value-type="float">
            <text:p>93.4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E$1] + ABS([.A431]))*100" office:value-type="float" office:value="93.4640522875817" calcext:value-type="float">
            <text:p>93.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E$1] + ABS([.A432]))*100" office:value-type="float" office:value="93.4782608695652" calcext:value-type="float">
            <text:p>93.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E$1] + ABS([.A433]))*100" office:value-type="float" office:value="93.4924078091106" calcext:value-type="float">
            <text:p>93.4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E$1] + ABS([.A434]))*100" office:value-type="float" office:value="93.5064935064935" calcext:value-type="float">
            <text:p>93.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E$1] + ABS([.A435]))*100" office:value-type="float" office:value="93.5205183585313" calcext:value-type="float">
            <text:p>93.5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E$1] + ABS([.A436]))*100" office:value-type="float" office:value="93.5344827586207" calcext:value-type="float">
            <text:p>93.5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E$1] + ABS([.A437]))*100" office:value-type="float" office:value="93.5483870967742" calcext:value-type="float">
            <text:p>93.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E$1] + ABS([.A438]))*100" office:value-type="float" office:value="93.5622317596567" calcext:value-type="float">
            <text:p>93.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E$1] + ABS([.A439]))*100" office:value-type="float" office:value="93.576017130621" calcext:value-type="float">
            <text:p>93.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E$1] + ABS([.A440]))*100" office:value-type="float" office:value="93.5897435897436" calcext:value-type="float">
            <text:p>93.5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E$1] + ABS([.A441]))*100" office:value-type="float" office:value="93.6034115138593" calcext:value-type="float">
            <text:p>93.6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E$1] + ABS([.A442]))*100" office:value-type="float" office:value="93.6170212765957" calcext:value-type="float">
            <text:p>93.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E$1] + ABS([.A443]))*100" office:value-type="float" office:value="93.6305732484076" calcext:value-type="float">
            <text:p>93.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E$1] + ABS([.A444]))*100" office:value-type="float" office:value="93.6440677966102" calcext:value-type="float">
            <text:p>93.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E$1] + ABS([.A445]))*100" office:value-type="float" office:value="93.6575052854123" calcext:value-type="float">
            <text:p>93.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E$1] + ABS([.A446]))*100" office:value-type="float" office:value="93.6708860759494" calcext:value-type="float">
            <text:p>93.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E$1] + ABS([.A447]))*100" office:value-type="float" office:value="93.6842105263158" calcext:value-type="float">
            <text:p>93.6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E$1] + ABS([.A448]))*100" office:value-type="float" office:value="93.6974789915966" calcext:value-type="float">
            <text:p>93.7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E$1] + ABS([.A449]))*100" office:value-type="float" office:value="93.7106918238994" calcext:value-type="float">
            <text:p>93.7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E$1] + ABS([.A450]))*100" office:value-type="float" office:value="93.7238493723849" calcext:value-type="float">
            <text:p>93.7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E$1] + ABS([.A451]))*100" office:value-type="float" office:value="93.7369519832985" calcext:value-type="float">
            <text:p>93.7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E$1] + ABS([.A452]))*100" office:value-type="float" office:value="93.75" calcext:value-type="float">
            <text:p>93.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E$1] + ABS([.A453]))*100" office:value-type="float" office:value="93.7629937629938" calcext:value-type="float">
            <text:p>93.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E$1] + ABS([.A454]))*100" office:value-type="float" office:value="93.7759336099585" calcext:value-type="float">
            <text:p>93.7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E$1] + ABS([.A455]))*100" office:value-type="float" office:value="93.7888198757764" calcext:value-type="float">
            <text:p>93.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E$1] + ABS([.A456]))*100" office:value-type="float" office:value="93.80165289256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E$1] + ABS([.A457]))*100" office:value-type="float" office:value="93.8144329896907" calcext:value-type="float">
            <text:p>93.8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E$1] + ABS([.A458]))*100" office:value-type="float" office:value="93.8271604938272" calcext:value-type="float">
            <text:p>93.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E$1] + ABS([.A459]))*100" office:value-type="float" office:value="93.8398357289528" calcext:value-type="float">
            <text:p>93.8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E$1] + ABS([.A460]))*100" office:value-type="float" office:value="93.8524590163934" calcext:value-type="float">
            <text:p>93.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E$1] + ABS([.A461]))*100" office:value-type="float" office:value="93.8650306748466" calcext:value-type="float">
            <text:p>93.8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E$1] + ABS([.A462]))*100" office:value-type="float" office:value="93.8775510204082" calcext:value-type="float">
            <text:p>93.8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E$1] + ABS([.A463]))*100" office:value-type="float" office:value="93.8900203665988" calcext:value-type="float">
            <text:p>93.8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E$1] + ABS([.A464]))*100" office:value-type="float" office:value="93.9024390243902" calcext:value-type="float">
            <text:p>93.9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E$1] + ABS([.A465]))*100" office:value-type="float" office:value="93.9148073022312" calcext:value-type="float">
            <text:p>93.9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E$1] + ABS([.A466]))*100" office:value-type="float" office:value="93.9271255060729" calcext:value-type="float">
            <text:p>93.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E$1] + ABS([.A467]))*100" office:value-type="float" office:value="93.9393939393939" calcext:value-type="float">
            <text:p>93.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E$1] + ABS([.A468]))*100" office:value-type="float" office:value="93.9516129032258" calcext:value-type="float">
            <text:p>93.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E$1] + ABS([.A469]))*100" office:value-type="float" office:value="93.9637826961771" calcext:value-type="float">
            <text:p>93.9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E$1] + ABS([.A470]))*100" office:value-type="float" office:value="93.9759036144578" calcext:value-type="float">
            <text:p>93.9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E$1] + ABS([.A471]))*100" office:value-type="float" office:value="93.9879759519038" calcext:value-type="float">
            <text:p>93.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E$1] + ABS([.A472]))*100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E$1] + ABS([.A473]))*100" office:value-type="float" office:value="94.0119760479042" calcext:value-type="float">
            <text:p>94.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E$1] + ABS([.A474]))*100" office:value-type="float" office:value="94.0239043824701" calcext:value-type="float">
            <text:p>94.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E$1] + ABS([.A475]))*100" office:value-type="float" office:value="94.0357852882704" calcext:value-type="float">
            <text:p>94.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E$1] + ABS([.A476]))*100" office:value-type="float" office:value="94.0476190476191" calcext:value-type="float">
            <text:p>94.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E$1] + ABS([.A477]))*100" office:value-type="float" office:value="94.0594059405941" calcext:value-type="float">
            <text:p>94.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E$1] + ABS([.A478]))*100" office:value-type="float" office:value="94.0711462450593" calcext:value-type="float">
            <text:p>94.0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E$1] + ABS([.A479]))*100" office:value-type="float" office:value="94.0828402366864" calcext:value-type="float">
            <text:p>94.0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E$1] + ABS([.A480]))*100" office:value-type="float" office:value="94.0944881889764" calcext:value-type="float">
            <text:p>94.0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E$1] + ABS([.A481]))*100" office:value-type="float" office:value="94.106090373281" calcext:value-type="float">
            <text:p>94.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E$1] + ABS([.A482]))*100" office:value-type="float" office:value="94.1176470588235" calcext:value-type="float">
            <text:p>94.1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E$1] + ABS([.A483]))*100" office:value-type="float" office:value="94.1291585127201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E$1] + ABS([.A484]))*100" office:value-type="float" office:value="94.140625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E$1] + ABS([.A485]))*100" office:value-type="float" office:value="94.1520467836257" calcext:value-type="float">
            <text:p>94.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E$1] + ABS([.A486]))*100" office:value-type="float" office:value="94.1634241245136" calcext:value-type="float">
            <text:p>94.1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E$1] + ABS([.A487]))*100" office:value-type="float" office:value="94.1747572815534" calcext:value-type="float">
            <text:p>94.1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E$1] + ABS([.A488]))*100" office:value-type="float" office:value="94.1860465116279" calcext:value-type="float">
            <text:p>94.1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E$1] + ABS([.A489]))*100" office:value-type="float" office:value="94.1972920696325" calcext:value-type="float">
            <text:p>94.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E$1] + ABS([.A490]))*100" office:value-type="float" office:value="94.2084942084942" calcext:value-type="float">
            <text:p>94.2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E$1] + ABS([.A491]))*100" office:value-type="float" office:value="94.2196531791908" calcext:value-type="float">
            <text:p>94.2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E$1] + ABS([.A492]))*100" office:value-type="float" office:value="94.2307692307692" calcext:value-type="float">
            <text:p>94.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E$1] + ABS([.A493]))*100" office:value-type="float" office:value="94.2418426103647" calcext:value-type="float">
            <text:p>94.2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E$1] + ABS([.A494]))*100" office:value-type="float" office:value="94.2528735632184" calcext:value-type="float">
            <text:p>94.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E$1] + ABS([.A495]))*100" office:value-type="float" office:value="94.263862332696" calcext:value-type="float">
            <text:p>94.2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E$1] + ABS([.A496]))*100" office:value-type="float" office:value="94.2748091603053" calcext:value-type="float">
            <text:p>94.2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E$1] + ABS([.A497]))*100" office:value-type="float" office:value="94.2857142857143" calcext:value-type="float">
            <text:p>94.2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E$1] + ABS([.A498]))*100" office:value-type="float" office:value="94.2965779467681" calcext:value-type="float">
            <text:p>94.3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E$1] + ABS([.A499]))*100" office:value-type="float" office:value="94.3074003795067" calcext:value-type="float">
            <text:p>94.3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E$1] + ABS([.A500]))*100" office:value-type="float" office:value="94.3181818181818" calcext:value-type="float">
            <text:p>94.3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E$1] + ABS([.A501]))*100" office:value-type="float" office:value="94.3289224952741" calcext:value-type="float">
            <text:p>94.3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E$1] + ABS([.A502]))*100" office:value-type="float" office:value="94.339622641509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E$1] + ABS([.A503]))*100" office:value-type="float" office:value="94.3502824858757" calcext:value-type="float">
            <text:p>94.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E$1] + ABS([.A504]))*100" office:value-type="float" office:value="94.3609022556391" calcext:value-type="float">
            <text:p>94.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E$1] + ABS([.A505]))*100" office:value-type="float" office:value="94.3714821763602" calcext:value-type="float">
            <text:p>94.3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E$1] + ABS([.A506]))*100" office:value-type="float" office:value="94.3820224719101" calcext:value-type="float">
            <text:p>94.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E$1] + ABS([.A507]))*100" office:value-type="float" office:value="94.392523364486" calcext:value-type="float">
            <text:p>94.3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E$1] + ABS([.A508]))*100" office:value-type="float" office:value="94.4029850746269" calcext:value-type="float">
            <text:p>94.4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E$1] + ABS([.A509]))*100" office:value-type="float" office:value="94.413407821229" calcext:value-type="float">
            <text:p>94.4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E$1] + ABS([.A510]))*100" office:value-type="float" office:value="94.4237918215613" calcext:value-type="float">
            <text:p>94.4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E$1] + ABS([.A511]))*100" office:value-type="float" office:value="94.4341372912801" calcext:value-type="float">
            <text:p>94.4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E$1] + ABS([.A512]))*100" office:value-type="float" office:value="94.4444444444444" calcext:value-type="float">
            <text:p>94.4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E$1] + ABS([.A513]))*100" office:value-type="float" office:value="94.4547134935305" calcext:value-type="float">
            <text:p>94.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E$1] + ABS([.A514]))*100" office:value-type="float" office:value="94.4649446494465" calcext:value-type="float">
            <text:p>94.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E$1] + ABS([.A515]))*100" office:value-type="float" office:value="94.475138121547" calcext:value-type="float">
            <text:p>94.4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E$1] + ABS([.A516]))*100" office:value-type="float" office:value="94.4852941176471" calcext:value-type="float">
            <text:p>94.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E$1] + ABS([.A517]))*100" office:value-type="float" office:value="94.4954128440367" calcext:value-type="float">
            <text:p>94.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E$1] + ABS([.A518]))*100" office:value-type="float" office:value="94.5054945054945" calcext:value-type="float">
            <text:p>94.5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E$1] + ABS([.A519]))*100" office:value-type="float" office:value="94.5155393053016" calcext:value-type="float">
            <text:p>94.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E$1] + ABS([.A520]))*100" office:value-type="float" office:value="94.5255474452555" calcext:value-type="float">
            <text:p>94.5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E$1] + ABS([.A521]))*100" office:value-type="float" office:value="94.5355191256831" calcext:value-type="float">
            <text:p>94.5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E$1] + ABS([.A522]))*100" office:value-type="float" office:value="94.5454545454546" calcext:value-type="float">
            <text:p>94.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E$1] + ABS([.A523]))*100" office:value-type="float" office:value="94.5553539019964" calcext:value-type="float">
            <text:p>94.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E$1] + ABS([.A524]))*100" office:value-type="float" office:value="94.5652173913043" calcext:value-type="float">
            <text:p>94.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E$1] + ABS([.A525]))*100" office:value-type="float" office:value="94.5750452079566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E$1] + ABS([.A526]))*100" office:value-type="float" office:value="94.5848375451264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E$1] + ABS([.A527]))*100" office:value-type="float" office:value="94.5945945945946" calcext:value-type="float">
            <text:p>94.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E$1] + ABS([.A528]))*100" office:value-type="float" office:value="94.6043165467626" calcext:value-type="float">
            <text:p>94.6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E$1] + ABS([.A529]))*100" office:value-type="float" office:value="94.6140035906643" calcext:value-type="float">
            <text:p>94.6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E$1] + ABS([.A530]))*100" office:value-type="float" office:value="94.6236559139785" calcext:value-type="float">
            <text:p>94.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E$1] + ABS([.A531]))*100" office:value-type="float" office:value="94.6332737030411" calcext:value-type="float">
            <text:p>94.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E$1] + ABS([.A532]))*100" office:value-type="float" office:value="94.6428571428571" calcext:value-type="float">
            <text:p>94.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E$1] + ABS([.A533]))*100" office:value-type="float" office:value="94.6524064171123" calcext:value-type="float">
            <text:p>94.6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E$1] + ABS([.A534]))*100" office:value-type="float" office:value="94.6619217081851" calcext:value-type="float">
            <text:p>94.6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E$1] + ABS([.A535]))*100" office:value-type="float" office:value="94.6714031971581" calcext:value-type="float">
            <text:p>94.6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E$1] + ABS([.A536]))*100" office:value-type="float" office:value="94.6808510638298" calcext:value-type="float">
            <text:p>94.6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E$1] + ABS([.A537]))*100" office:value-type="float" office:value="94.6902654867257" calcext:value-type="float">
            <text:p>94.6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E$1] + ABS([.A538]))*100" office:value-type="float" office:value="94.6996466431095" calcext:value-type="float">
            <text:p>94.7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E$1] + ABS([.A539]))*100" office:value-type="float" office:value="94.7089947089947" calcext:value-type="float">
            <text:p>94.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E$1] + ABS([.A540]))*100" office:value-type="float" office:value="94.7183098591549" calcext:value-type="float">
            <text:p>94.7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E$1] + ABS([.A541]))*100" office:value-type="float" office:value="94.7275922671353" calcext:value-type="float">
            <text:p>94.7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E$1] + ABS([.A542]))*100" office:value-type="float" office:value="94.7368421052632" calcext:value-type="float">
            <text:p>94.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E$1] + ABS([.A543]))*100" office:value-type="float" office:value="94.7460595446585" calcext:value-type="float">
            <text:p>94.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E$1] + ABS([.A544]))*100" office:value-type="float" office:value="94.7552447552448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E$1] + ABS([.A545]))*100" office:value-type="float" office:value="94.7643979057592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E$1] + ABS([.A546]))*100" office:value-type="float" office:value="94.7735191637631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E$1] + ABS([.A547]))*100" office:value-type="float" office:value="94.7826086956522" calcext:value-type="float">
            <text:p>94.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E$1] + ABS([.A548]))*100" office:value-type="float" office:value="94.7916666666667" calcext:value-type="float">
            <text:p>94.7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E$1] + ABS([.A549]))*100" office:value-type="float" office:value="94.8006932409012" calcext:value-type="float">
            <text:p>94.8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E$1] + ABS([.A550]))*100" office:value-type="float" office:value="94.8096885813149" calcext:value-type="float">
            <text:p>94.8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E$1] + ABS([.A551]))*100" office:value-type="float" office:value="94.818652849741" calcext:value-type="float">
            <text:p>94.8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E$1] + ABS([.A552]))*100" office:value-type="float" office:value="94.8275862068966" calcext:value-type="float">
            <text:p>94.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E$1] + ABS([.A553]))*100" office:value-type="float" office:value="94.8364888123924" calcext:value-type="float">
            <text:p>94.8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E$1] + ABS([.A554]))*100" office:value-type="float" office:value="94.8453608247423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E$1] + ABS([.A555]))*100" office:value-type="float" office:value="94.8542024013722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E$1] + ABS([.A556]))*100" office:value-type="float" office:value="94.8630136986301" calcext:value-type="float">
            <text:p>94.8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E$1] + ABS([.A557]))*100" office:value-type="float" office:value="94.8717948717949" calcext:value-type="float">
            <text:p>94.8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E$1] + ABS([.A558]))*100" office:value-type="float" office:value="94.8805460750853" calcext:value-type="float">
            <text:p>94.8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E$1] + ABS([.A559]))*100" office:value-type="float" office:value="94.8892674616695" calcext:value-type="float">
            <text:p>94.8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E$1] + ABS([.A560]))*100" office:value-type="float" office:value="94.8979591836735" calcext:value-type="float">
            <text:p>94.9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E$1] + ABS([.A561]))*100" office:value-type="float" office:value="94.9066213921902" calcext:value-type="float">
            <text:p>94.9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E$1] + ABS([.A562]))*100" office:value-type="float" office:value="94.9152542372881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E$1] + ABS([.A563]))*100" office:value-type="float" office:value="94.9238578680203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E$1] + ABS([.A564]))*100" office:value-type="float" office:value="94.9324324324324" calcext:value-type="float">
            <text:p>94.9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E$1] + ABS([.A565]))*100" office:value-type="float" office:value="94.9409780775717" calcext:value-type="float">
            <text:p>94.9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E$1] + ABS([.A566]))*100" office:value-type="float" office:value="94.949494949495" calcext:value-type="float">
            <text:p>94.9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E$1] + ABS([.A567]))*100" office:value-type="float" office:value="94.9579831932773" calcext:value-type="float">
            <text:p>94.9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E$1] + ABS([.A568]))*100" office:value-type="float" office:value="94.9664429530201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E$1] + ABS([.A569]))*100" office:value-type="float" office:value="94.9748743718593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E$1] + ABS([.A570]))*100" office:value-type="float" office:value="94.9832775919733" calcext:value-type="float">
            <text:p>94.9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E$1] + ABS([.A571]))*100" office:value-type="float" office:value="94.991652754591" calcext:value-type="float">
            <text:p>94.9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E$1] + ABS([.A572]))*100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E$1] + ABS([.A573]))*100" office:value-type="float" office:value="95.0083194675541" calcext:value-type="float">
            <text:p>95.0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E$1] + ABS([.A574]))*100" office:value-type="float" office:value="95.0166112956811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E$1] + ABS([.A575]))*100" office:value-type="float" office:value="95.0248756218906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E$1] + ABS([.A576]))*100" office:value-type="float" office:value="95.0331125827815" calcext:value-type="float">
            <text:p>95.0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E$1] + ABS([.A577]))*100" office:value-type="float" office:value="95.0413223140496" calcext:value-type="float">
            <text:p>95.0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E$1] + ABS([.A578]))*100" office:value-type="float" office:value="95.049504950495" calcext:value-type="float">
            <text:p>95.0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E$1] + ABS([.A579]))*100" office:value-type="float" office:value="95.057660626029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E$1] + ABS([.A580]))*100" office:value-type="float" office:value="95.0657894736842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E$1] + ABS([.A581]))*100" office:value-type="float" office:value="95.0738916256158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E$1] + ABS([.A582]))*100" office:value-type="float" office:value="95.0819672131147" calcext:value-type="float">
            <text:p>95.0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E$1] + ABS([.A583]))*100" office:value-type="float" office:value="95.0900163666121" calcext:value-type="float">
            <text:p>95.0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E$1] + ABS([.A584]))*100" office:value-type="float" office:value="95.0980392156863" calcext:value-type="float">
            <text:p>95.1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E$1] + ABS([.A585]))*100" office:value-type="float" office:value="95.1060358890702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E$1] + ABS([.A586]))*100" office:value-type="float" office:value="95.114006514658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E$1] + ABS([.A587]))*100" office:value-type="float" office:value="95.1219512195122" calcext:value-type="float">
            <text:p>95.1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E$1] + ABS([.A588]))*100" office:value-type="float" office:value="95.1298701298701" calcext:value-type="float">
            <text:p>95.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E$1] + ABS([.A589]))*100" office:value-type="float" office:value="95.1377633711507" calcext:value-type="float">
            <text:p>95.1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E$1] + ABS([.A590]))*100" office:value-type="float" office:value="95.1456310679612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E$1] + ABS([.A591]))*100" office:value-type="float" office:value="95.1534733441034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E$1] + ABS([.A592]))*100" office:value-type="float" office:value="95.1612903225807" calcext:value-type="float">
            <text:p>95.1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E$1] + ABS([.A593]))*100" office:value-type="float" office:value="95.1690821256039" calcext:value-type="float">
            <text:p>95.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E$1] + ABS([.A594]))*100" office:value-type="float" office:value="95.1768488745981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E$1] + ABS([.A595]))*100" office:value-type="float" office:value="95.1845906902087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E$1] + ABS([.A596]))*100" office:value-type="float" office:value="95.1923076923077" calcext:value-type="float">
            <text:p>95.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E$1] + ABS([.A597]))*100" office:value-type="float" office:value="95.2" calcext:value-type="float">
            <text:p>95.2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E$1] + ABS([.A598]))*100" office:value-type="float" office:value="95.2076677316294" calcext:value-type="float">
            <text:p>95.2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E$1] + ABS([.A599]))*100" office:value-type="float" office:value="95.215311004784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E$1] + ABS([.A600]))*100" office:value-type="float" office:value="95.222929936305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E$1] + ABS([.A601]))*100" office:value-type="float" office:value="95.2305246422894" calcext:value-type="float">
            <text:p>95.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E$1] + ABS([.A602]))*100" office:value-type="float" office:value="95.2380952380952" calcext:value-type="float">
            <text:p>95.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E$1] + ABS([.A603]))*100" office:value-type="float" office:value="95.2456418383518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E$1] + ABS([.A604]))*100" office:value-type="float" office:value="95.253164556962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E$1] + ABS([.A605]))*100" office:value-type="float" office:value="95.260663507109" calcext:value-type="float">
            <text:p>95.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E$1] + ABS([.A606]))*100" office:value-type="float" office:value="95.2681388012618" calcext:value-type="float">
            <text:p>95.2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E$1] + ABS([.A607]))*100" office:value-type="float" office:value="95.2755905511811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E$1] + ABS([.A608]))*100" office:value-type="float" office:value="95.2830188679245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E$1] + ABS([.A609]))*100" office:value-type="float" office:value="95.2904238618524" calcext:value-type="float">
            <text:p>95.2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E$1] + ABS([.A610]))*100" office:value-type="float" office:value="95.2978056426332" calcext:value-type="float">
            <text:p>95.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E$1] + ABS([.A611]))*100" office:value-type="float" office:value="95.3051643192488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E$1] + ABS([.A612]))*100" office:value-type="float" office:value="95.3125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E$1] + ABS([.A613]))*100" office:value-type="float" office:value="95.3198127925117" calcext:value-type="float">
            <text:p>95.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E$1] + ABS([.A614]))*100" office:value-type="float" office:value="95.3271028037383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E$1] + ABS([.A615]))*100" office:value-type="float" office:value="95.3343701399689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E$1] + ABS([.A616]))*100" office:value-type="float" office:value="95.3416149068323" calcext:value-type="float">
            <text:p>95.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E$1] + ABS([.A617]))*100" office:value-type="float" office:value="95.3488372093023" calcext:value-type="float">
            <text:p>95.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E$1] + ABS([.A618]))*100" office:value-type="float" office:value="95.3560371517028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E$1] + ABS([.A619]))*100" office:value-type="float" office:value="95.3632148377125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E$1] + ABS([.A620]))*100" office:value-type="float" office:value="95.3703703703704" calcext:value-type="float">
            <text:p>95.3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E$1] + ABS([.A621]))*100" office:value-type="float" office:value="95.3775038520801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E$1] + ABS([.A622]))*100" office:value-type="float" office:value="95.3846153846154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E$1] + ABS([.A623]))*100" office:value-type="float" office:value="95.3917050691244" calcext:value-type="float">
            <text:p>95.3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E$1] + ABS([.A624]))*100" office:value-type="float" office:value="95.398773006135" calcext:value-type="float">
            <text:p>95.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E$1] + ABS([.A625]))*100" office:value-type="float" office:value="95.405819295559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E$1] + ABS([.A626]))*100" office:value-type="float" office:value="95.4128440366972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E$1] + ABS([.A627]))*100" office:value-type="float" office:value="95.4198473282443" calcext:value-type="float">
            <text:p>95.4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E$1] + ABS([.A628]))*100" office:value-type="float" office:value="95.4268292682927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E$1] + ABS([.A629]))*100" office:value-type="float" office:value="95.4337899543379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E$1] + ABS([.A630]))*100" office:value-type="float" office:value="95.4407294832827" calcext:value-type="float">
            <text:p>95.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E$1] + ABS([.A631]))*100" office:value-type="float" office:value="95.4476479514416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E$1] + ABS([.A632]))*100" office:value-type="float" office:value="95.4545454545455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E$1] + ABS([.A633]))*100" office:value-type="float" office:value="95.4614220877459" calcext:value-type="float">
            <text:p>95.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E$1] + ABS([.A634]))*100" office:value-type="float" office:value="95.4682779456193" calcext:value-type="float">
            <text:p>95.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E$1] + ABS([.A635]))*100" office:value-type="float" office:value="95.4751131221719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E$1] + ABS([.A636]))*100" office:value-type="float" office:value="95.4819277108434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E$1] + ABS([.A637]))*100" office:value-type="float" office:value="95.4887218045113" calcext:value-type="float">
            <text:p>95.4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E$1] + ABS([.A638]))*100" office:value-type="float" office:value="95.4954954954955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E$1] + ABS([.A639]))*100" office:value-type="float" office:value="95.5022488755622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E$1] + ABS([.A640]))*100" office:value-type="float" office:value="95.5089820359281" calcext:value-type="float">
            <text:p>95.5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E$1] + ABS([.A641]))*100" office:value-type="float" office:value="95.5156950672646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E$1] + ABS([.A642]))*100" office:value-type="float" office:value="95.5223880597015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E$1] + ABS([.A643]))*100" office:value-type="float" office:value="95.5290611028316" calcext:value-type="float">
            <text:p>95.5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E$1] + ABS([.A644]))*100" office:value-type="float" office:value="95.5357142857143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E$1] + ABS([.A645]))*100" office:value-type="float" office:value="95.5423476968796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E$1] + ABS([.A646]))*100" office:value-type="float" office:value="95.5489614243323" calcext:value-type="float">
            <text:p>95.5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E$1] + ABS([.A647]))*100" office:value-type="float" office:value="95.5555555555556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E$1] + ABS([.A648]))*100" office:value-type="float" office:value="95.5621301775148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E$1] + ABS([.A649]))*100" office:value-type="float" office:value="95.5686853766617" calcext:value-type="float">
            <text:p>95.5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E$1] + ABS([.A650]))*100" office:value-type="float" office:value="95.575221238938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E$1] + ABS([.A651]))*100" office:value-type="float" office:value="95.581737849779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E$1] + ABS([.A652]))*100" office:value-type="float" office:value="95.5882352941176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E$1] + ABS([.A653]))*100" office:value-type="float" office:value="95.5947136563877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E$1] + ABS([.A654]))*100" office:value-type="float" office:value="95.6011730205279" calcext:value-type="float">
            <text:p>95.6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E$1] + ABS([.A655]))*100" office:value-type="float" office:value="95.6076134699854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E$1] + ABS([.A656]))*100" office:value-type="float" office:value="95.6140350877193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E$1] + ABS([.A657]))*100" office:value-type="float" office:value="95.6204379562044" calcext:value-type="float">
            <text:p>95.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E$1] + ABS([.A658]))*100" office:value-type="float" office:value="95.6268221574344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E$1] + ABS([.A659]))*100" office:value-type="float" office:value="95.6331877729258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E$1] + ABS([.A660]))*100" office:value-type="float" office:value="95.6395348837209" calcext:value-type="float">
            <text:p>95.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E$1] + ABS([.A661]))*100" office:value-type="float" office:value="95.6458635703919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E$1] + ABS([.A662]))*100" office:value-type="float" office:value="95.6521739130435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E$1] + ABS([.A663]))*100" office:value-type="float" office:value="95.6584659913169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E$1] + ABS([.A664]))*100" office:value-type="float" office:value="95.6647398843931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E$1] + ABS([.A665]))*100" office:value-type="float" office:value="95.6709956709957" calcext:value-type="float">
            <text:p>95.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E$1] + ABS([.A666]))*100" office:value-type="float" office:value="95.6772334293948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E$1] + ABS([.A667]))*100" office:value-type="float" office:value="95.6834532374101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E$1] + ABS([.A668]))*100" office:value-type="float" office:value="95.6896551724138" calcext:value-type="float">
            <text:p>95.6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E$1] + ABS([.A669]))*100" office:value-type="float" office:value="95.6958393113343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E$1] + ABS([.A670]))*100" office:value-type="float" office:value="95.702005730659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E$1] + ABS([.A671]))*100" office:value-type="float" office:value="95.7081545064378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E$1] + ABS([.A672]))*100" office:value-type="float" office:value="95.7142857142857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E$1] + ABS([.A673]))*100" office:value-type="float" office:value="95.7203994293866" calcext:value-type="float">
            <text:p>95.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E$1] + ABS([.A674]))*100" office:value-type="float" office:value="95.7264957264957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E$1] + ABS([.A675]))*100" office:value-type="float" office:value="95.7325746799431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E$1] + ABS([.A676]))*100" office:value-type="float" office:value="95.7386363636364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E$1] + ABS([.A677]))*100" office:value-type="float" office:value="95.7446808510638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E$1] + ABS([.A678]))*100" office:value-type="float" office:value="95.7507082152975" calcext:value-type="float">
            <text:p>95.7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E$1] + ABS([.A679]))*100" office:value-type="float" office:value="95.756718528995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E$1] + ABS([.A680]))*100" office:value-type="float" office:value="95.762711864406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E$1] + ABS([.A681]))*100" office:value-type="float" office:value="95.768688293370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E$1] + ABS([.A682]))*100" office:value-type="float" office:value="95.774647887323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E$1] + ABS([.A683]))*100" office:value-type="float" office:value="95.7805907172996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E$1] + ABS([.A684]))*100" office:value-type="float" office:value="95.7865168539326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E$1] + ABS([.A685]))*100" office:value-type="float" office:value="95.7924263674614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E$1] + ABS([.A686]))*100" office:value-type="float" office:value="95.7983193277311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E$1] + ABS([.A687]))*100" office:value-type="float" office:value="95.8041958041958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E$1] + ABS([.A688]))*100" office:value-type="float" office:value="95.8100558659218" calcext:value-type="float">
            <text:p>95.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E$1] + ABS([.A689]))*100" office:value-type="float" office:value="95.81589958159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E$1] + ABS([.A690]))*100" office:value-type="float" office:value="95.8217270194986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E$1] + ABS([.A691]))*100" office:value-type="float" office:value="95.8275382475661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E$1] + ABS([.A692]))*100" office:value-type="float" office:value="95.8333333333333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E$1] + ABS([.A693]))*100" office:value-type="float" office:value="95.8391123439667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E$1] + ABS([.A694]))*100" office:value-type="float" office:value="95.8448753462604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E$1] + ABS([.A695]))*100" office:value-type="float" office:value="95.850622406639" calcext:value-type="float">
            <text:p>95.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E$1] + ABS([.A696]))*100" office:value-type="float" office:value="95.856353591160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E$1] + ABS([.A697]))*100" office:value-type="float" office:value="95.862068965517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E$1] + ABS([.A698]))*100" office:value-type="float" office:value="95.867768595041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E$1] + ABS([.A699]))*100" office:value-type="float" office:value="95.873452544704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E$1] + ABS([.A700]))*100" office:value-type="float" office:value="95.8791208791209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E$1] + ABS([.A701]))*100" office:value-type="float" office:value="95.8847736625514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E$1] + ABS([.A702]))*100" office:value-type="float" office:value="95.8904109589041" calcext:value-type="float">
            <text:p>95.8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E$1] + ABS([.A703]))*100" office:value-type="float" office:value="95.896032831737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E$1] + ABS([.A704]))*100" office:value-type="float" office:value="95.901639344262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E$1] + ABS([.A705]))*100" office:value-type="float" office:value="95.9072305593451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E$1] + ABS([.A706]))*100" office:value-type="float" office:value="95.9128065395095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E$1] + ABS([.A707]))*100" office:value-type="float" office:value="95.9183673469388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E$1] + ABS([.A708]))*100" office:value-type="float" office:value="95.9239130434783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E$1] + ABS([.A709]))*100" office:value-type="float" office:value="95.9294436906377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E$1] + ABS([.A710]))*100" office:value-type="float" office:value="95.9349593495935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E$1] + ABS([.A711]))*100" office:value-type="float" office:value="95.9404600811908" calcext:value-type="float">
            <text:p>95.9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E$1] + ABS([.A712]))*100" office:value-type="float" office:value="95.9459459459459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E$1] + ABS([.A713]))*100" office:value-type="float" office:value="95.9514170040486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E$1] + ABS([.A714]))*100" office:value-type="float" office:value="95.9568733153639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E$1] + ABS([.A715]))*100" office:value-type="float" office:value="95.9623149394347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E$1] + ABS([.A716]))*100" office:value-type="float" office:value="95.9677419354839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E$1] + ABS([.A717]))*100" office:value-type="float" office:value="95.9731543624161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E$1] + ABS([.A718]))*100" office:value-type="float" office:value="95.9785522788204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E$1] + ABS([.A719]))*100" office:value-type="float" office:value="95.9839357429719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E$1] + ABS([.A720]))*100" office:value-type="float" office:value="95.9893048128342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E$1] + ABS([.A721]))*100" office:value-type="float" office:value="95.9946595460614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E$1] + ABS([.A722]))*100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E$1] + ABS([.A723]))*100" office:value-type="float" office:value="96.0053262316911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E$1] + ABS([.A724]))*100" office:value-type="float" office:value="96.0106382978723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E$1] + ABS([.A725]))*100" office:value-type="float" office:value="96.0159362549801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E$1] + ABS([.A726]))*100" office:value-type="float" office:value="96.0212201591512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E$1] + ABS([.A727]))*100" office:value-type="float" office:value="96.0264900662252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E$1] + ABS([.A728]))*100" office:value-type="float" office:value="96.031746031746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E$1] + ABS([.A729]))*100" office:value-type="float" office:value="96.0369881109643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E$1] + ABS([.A730]))*100" office:value-type="float" office:value="96.0422163588391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E$1] + ABS([.A731]))*100" office:value-type="float" office:value="96.0474308300395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E$1] + ABS([.A732]))*100" office:value-type="float" office:value="96.0526315789474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E$1] + ABS([.A733]))*100" office:value-type="float" office:value="96.057818659658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E$1] + ABS([.A734]))*100" office:value-type="float" office:value="96.062992125984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E$1] + ABS([.A735]))*100" office:value-type="float" office:value="96.0681520314548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E$1] + ABS([.A736]))*100" office:value-type="float" office:value="96.0732984293194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E$1] + ABS([.A737]))*100" office:value-type="float" office:value="96.078431372549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E$1] + ABS([.A738]))*100" office:value-type="float" office:value="96.0835509138381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E$1] + ABS([.A739]))*100" office:value-type="float" office:value="96.0886571056063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E$1] + ABS([.A740]))*100" office:value-type="float" office:value="96.09375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E$1] + ABS([.A741]))*100" office:value-type="float" office:value="96.0988296488947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E$1] + ABS([.A742]))*100" office:value-type="float" office:value="96.1038961038961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E$1] + ABS([.A743]))*100" office:value-type="float" office:value="96.1089494163424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E$1] + ABS([.A744]))*100" office:value-type="float" office:value="96.1139896373057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E$1] + ABS([.A745]))*100" office:value-type="float" office:value="96.1190168175938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E$1] + ABS([.A746]))*100" office:value-type="float" office:value="96.1240310077519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E$1] + ABS([.A747]))*100" office:value-type="float" office:value="96.1290322580645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E$1] + ABS([.A748]))*100" office:value-type="float" office:value="96.1340206185567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E$1] + ABS([.A749]))*100" office:value-type="float" office:value="96.1389961389961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E$1] + ABS([.A750]))*100" office:value-type="float" office:value="96.1439588688946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E$1] + ABS([.A751]))*100" office:value-type="float" office:value="96.1489088575096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E$1] + ABS([.A752]))*100" office:value-type="float" office:value="96.1538461538462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E$1] + ABS([.A753]))*100" office:value-type="float" office:value="96.1587708066582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E$1] + ABS([.A754]))*100" office:value-type="float" office:value="96.1636828644501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E$1] + ABS([.A755]))*100" office:value-type="float" office:value="96.1685823754789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E$1] + ABS([.A756]))*100" office:value-type="float" office:value="96.1734693877551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E$1] + ABS([.A757]))*100" office:value-type="float" office:value="96.1783439490446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E$1] + ABS([.A758]))*100" office:value-type="float" office:value="96.1832061068702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E$1] + ABS([.A759]))*100" office:value-type="float" office:value="96.1880559085133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E$1] + ABS([.A760]))*100" office:value-type="float" office:value="96.1928934010152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E$1] + ABS([.A761]))*100" office:value-type="float" office:value="96.1977186311787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E$1] + ABS([.A762]))*100" office:value-type="float" office:value="96.2025316455696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E$1] + ABS([.A763]))*100" office:value-type="float" office:value="96.2073324905183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E$1] + ABS([.A764]))*100" office:value-type="float" office:value="96.2121212121212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E$1] + ABS([.A765]))*100" office:value-type="float" office:value="96.2168978562421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E$1] + ABS([.A766]))*100" office:value-type="float" office:value="96.2216624685139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E$1] + ABS([.A767]))*100" office:value-type="float" office:value="96.2264150943396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E$1] + ABS([.A768]))*100" office:value-type="float" office:value="96.2311557788945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E$1] + ABS([.A769]))*100" office:value-type="float" office:value="96.2358845671267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E$1] + ABS([.A770]))*100" office:value-type="float" office:value="96.2406015037594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E$1] + ABS([.A771]))*100" office:value-type="float" office:value="96.2453066332916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E$1] + ABS([.A772]))*100" office:value-type="float" office:value="96.25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E$1] + ABS([.A773]))*100" office:value-type="float" office:value="96.2546816479401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E$1] + ABS([.A774]))*100" office:value-type="float" office:value="96.2593516209476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E$1] + ABS([.A775]))*100" office:value-type="float" office:value="96.2640099626401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E$1] + ABS([.A776]))*100" office:value-type="float" office:value="96.2686567164179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E$1] + ABS([.A777]))*100" office:value-type="float" office:value="96.2732919254658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E$1] + ABS([.A778]))*100" office:value-type="float" office:value="96.2779156327543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E$1] + ABS([.A779]))*100" office:value-type="float" office:value="96.2825278810409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E$1] + ABS([.A780]))*100" office:value-type="float" office:value="96.2871287128713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E$1] + ABS([.A781]))*100" office:value-type="float" office:value="96.291718170581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E$1] + ABS([.A782]))*100" office:value-type="float" office:value="96.2962962962963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E$1] + ABS([.A783]))*100" office:value-type="float" office:value="96.3008631319359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E$1] + ABS([.A784]))*100" office:value-type="float" office:value="96.3054187192118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E$1] + ABS([.A785]))*100" office:value-type="float" office:value="96.309963099631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E$1] + ABS([.A786]))*100" office:value-type="float" office:value="96.3144963144963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E$1] + ABS([.A787]))*100" office:value-type="float" office:value="96.319018404908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E$1] + ABS([.A788]))*100" office:value-type="float" office:value="96.3235294117647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E$1] + ABS([.A789]))*100" office:value-type="float" office:value="96.328029375765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E$1] + ABS([.A790]))*100" office:value-type="float" office:value="96.3325183374083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E$1] + ABS([.A791]))*100" office:value-type="float" office:value="96.3369963369963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E$1] + ABS([.A792]))*100" office:value-type="float" office:value="96.3414634146342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E$1] + ABS([.A793]))*100" office:value-type="float" office:value="96.3459196102314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E$1] + ABS([.A794]))*100" office:value-type="float" office:value="96.3503649635037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E$1] + ABS([.A795]))*100" office:value-type="float" office:value="96.3547995139733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E$1] + ABS([.A796]))*100" office:value-type="float" office:value="96.3592233009709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E$1] + ABS([.A797]))*100" office:value-type="float" office:value="96.3636363636364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E$1] + ABS([.A798]))*100" office:value-type="float" office:value="96.3680387409201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E$1] + ABS([.A799]))*100" office:value-type="float" office:value="96.372430471584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E$1] + ABS([.A800]))*100" office:value-type="float" office:value="96.3768115942029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E$1] + ABS([.A801]))*100" office:value-type="float" office:value="96.3811821471653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E$1] + ABS([.A802]))*100" office:value-type="float" office:value="96.3855421686747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E$1] + ABS([.A803]))*100" office:value-type="float" office:value="96.3898916967509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E$1] + ABS([.A804]))*100" office:value-type="float" office:value="96.3942307692308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E$1] + ABS([.A805]))*100" office:value-type="float" office:value="96.3985594237695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E$1] + ABS([.A806]))*100" office:value-type="float" office:value="96.4028776978417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E$1] + ABS([.A807]))*100" office:value-type="float" office:value="96.407185628742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E$1] + ABS([.A808]))*100" office:value-type="float" office:value="96.411483253588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E$1] + ABS([.A809]))*100" office:value-type="float" office:value="96.41577060931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E$1] + ABS([.A810]))*100" office:value-type="float" office:value="96.420047732696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E$1] + ABS([.A811]))*100" office:value-type="float" office:value="96.424314660309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E$1] + ABS([.A812]))*100" office:value-type="float" office:value="96.4285714285714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E$1] + ABS([.A813]))*100" office:value-type="float" office:value="96.4328180737218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E$1] + ABS([.A814]))*100" office:value-type="float" office:value="96.43705463182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E$1] + ABS([.A815]))*100" office:value-type="float" office:value="96.4412811387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E$1] + ABS([.A816]))*100" office:value-type="float" office:value="96.44549763033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E$1] + ABS([.A817]))*100" office:value-type="float" office:value="96.44970414201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E$1] + ABS([.A818]))*100" office:value-type="float" office:value="96.4539007092199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E$1] + ABS([.A819]))*100" office:value-type="float" office:value="96.4580873671783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E$1] + ABS([.A820]))*100" office:value-type="float" office:value="96.4622641509434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E$1] + ABS([.A821]))*100" office:value-type="float" office:value="96.466431095406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E$1] + ABS([.A822]))*100" office:value-type="float" office:value="96.4705882352941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E$1] + ABS([.A823]))*100" office:value-type="float" office:value="96.474735605170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E$1] + ABS([.A824]))*100" office:value-type="float" office:value="96.4788732394366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E$1] + ABS([.A825]))*100" office:value-type="float" office:value="96.4830011723329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E$1] + ABS([.A826]))*100" office:value-type="float" office:value="96.4871194379391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E$1] + ABS([.A827]))*100" office:value-type="float" office:value="96.4912280701754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E$1] + ABS([.A828]))*100" office:value-type="float" office:value="96.4953271028037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E$1] + ABS([.A829]))*100" office:value-type="float" office:value="96.4994165694283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E$1] + ABS([.A830]))*100" office:value-type="float" office:value="96.5034965034965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E$1] + ABS([.A831]))*100" office:value-type="float" office:value="96.5075669383003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E$1] + ABS([.A832]))*100" office:value-type="float" office:value="96.5116279069768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E$1] + ABS([.A833]))*100" office:value-type="float" office:value="96.5156794425087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E$1] + ABS([.A834]))*100" office:value-type="float" office:value="96.5197215777262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E$1] + ABS([.A835]))*100" office:value-type="float" office:value="96.5237543453071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E$1] + ABS([.A836]))*100" office:value-type="float" office:value="96.5277777777778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E$1] + ABS([.A837]))*100" office:value-type="float" office:value="96.5317919075144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E$1] + ABS([.A838]))*100" office:value-type="float" office:value="96.5357967667437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E$1] + ABS([.A839]))*100" office:value-type="float" office:value="96.5397923875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E$1] + ABS([.A840]))*100" office:value-type="float" office:value="96.5437788018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E$1] + ABS([.A841]))*100" office:value-type="float" office:value="96.5477560414269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E$1] + ABS([.A842]))*100" office:value-type="float" office:value="96.551724137931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E$1] + ABS([.A843]))*100" office:value-type="float" office:value="96.5556831228473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E$1] + ABS([.A844]))*100" office:value-type="float" office:value="96.5596330275229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E$1] + ABS([.A845]))*100" office:value-type="float" office:value="96.5635738831615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E$1] + ABS([.A846]))*100" office:value-type="float" office:value="96.5675057208238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E$1] + ABS([.A847]))*100" office:value-type="float" office:value="96.5714285714286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E$1] + ABS([.A848]))*100" office:value-type="float" office:value="96.5753424657534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E$1] + ABS([.A849]))*100" office:value-type="float" office:value="96.5792474344356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E$1] + ABS([.A850]))*100" office:value-type="float" office:value="96.5831435079727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E$1] + ABS([.A851]))*100" office:value-type="float" office:value="96.5870307167236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E$1] + ABS([.A852]))*100" office:value-type="float" office:value="96.5909090909091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E$1] + ABS([.A853]))*100" office:value-type="float" office:value="96.5947786606129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E$1] + ABS([.A854]))*100" office:value-type="float" office:value="96.5986394557823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E$1] + ABS([.A855]))*100" office:value-type="float" office:value="96.6024915062288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E$1] + ABS([.A856]))*100" office:value-type="float" office:value="96.606334841629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E$1] + ABS([.A857]))*100" office:value-type="float" office:value="96.6101694915254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E$1] + ABS([.A858]))*100" office:value-type="float" office:value="96.6139954853273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E$1] + ABS([.A859]))*100" office:value-type="float" office:value="96.617812852311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E$1] + ABS([.A860]))*100" office:value-type="float" office:value="96.6216216216216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E$1] + ABS([.A861]))*100" office:value-type="float" office:value="96.6254218222722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E$1] + ABS([.A862]))*100" office:value-type="float" office:value="96.6292134831461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E$1] + ABS([.A863]))*100" office:value-type="float" office:value="96.6329966329966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E$1] + ABS([.A864]))*100" office:value-type="float" office:value="96.636771300448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E$1] + ABS([.A865]))*100" office:value-type="float" office:value="96.6405375139978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E$1] + ABS([.A866]))*100" office:value-type="float" office:value="96.644295302013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E$1] + ABS([.A867]))*100" office:value-type="float" office:value="96.6480446927374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E$1] + ABS([.A868]))*100" office:value-type="float" office:value="96.6517857142857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E$1] + ABS([.A869]))*100" office:value-type="float" office:value="96.6555183946488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E$1] + ABS([.A870]))*100" office:value-type="float" office:value="96.6592427616927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E$1] + ABS([.A871]))*100" office:value-type="float" office:value="96.6629588431591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E$1] + ABS([.A872]))*100" office:value-type="float" office:value="96.6666666666667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E$1] + ABS([.A873]))*100" office:value-type="float" office:value="96.670366259711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E$1] + ABS([.A874]))*100" office:value-type="float" office:value="96.674057649667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E$1] + ABS([.A875]))*100" office:value-type="float" office:value="96.6777408637874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E$1] + ABS([.A876]))*100" office:value-type="float" office:value="96.6814159292035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E$1] + ABS([.A877]))*100" office:value-type="float" office:value="96.6850828729282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E$1] + ABS([.A878]))*100" office:value-type="float" office:value="96.688741721854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E$1] + ABS([.A879]))*100" office:value-type="float" office:value="96.692392502756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E$1] + ABS([.A880]))*100" office:value-type="float" office:value="96.6960352422908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E$1] + ABS([.A881]))*100" office:value-type="float" office:value="96.6996699669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E$1] + ABS([.A882]))*100" office:value-type="float" office:value="96.7032967032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E$1] + ABS([.A883]))*100" office:value-type="float" office:value="96.7069154774973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E$1] + ABS([.A884]))*100" office:value-type="float" office:value="96.7105263157895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E$1] + ABS([.A885]))*100" office:value-type="float" office:value="96.7141292442497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E$1] + ABS([.A886]))*100" office:value-type="float" office:value="96.717724288840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E$1] + ABS([.A887]))*100" office:value-type="float" office:value="96.7213114754098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E$1] + ABS([.A888]))*100" office:value-type="float" office:value="96.724890829694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E$1] + ABS([.A889]))*100" office:value-type="float" office:value="96.7284623773173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E$1] + ABS([.A890]))*100" office:value-type="float" office:value="96.7320261437908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E$1] + ABS([.A891]))*100" office:value-type="float" office:value="96.7355821545158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E$1] + ABS([.A892]))*100" office:value-type="float" office:value="96.7391304347826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E$1] + ABS([.A893]))*100" office:value-type="float" office:value="96.742671009772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E$1] + ABS([.A894]))*100" office:value-type="float" office:value="96.74620390455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E$1] + ABS([.A895]))*100" office:value-type="float" office:value="96.74972914409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E$1] + ABS([.A896]))*100" office:value-type="float" office:value="96.7532467532468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E$1] + ABS([.A897]))*100" office:value-type="float" office:value="96.7567567567568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E$1] + ABS([.A898]))*100" office:value-type="float" office:value="96.7602591792657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E$1] + ABS([.A899]))*100" office:value-type="float" office:value="96.7637540453075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E$1] + ABS([.A900]))*100" office:value-type="float" office:value="96.767241379310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E$1] + ABS([.A901]))*100" office:value-type="float" office:value="96.770721205597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E$1] + ABS([.A902]))*100" office:value-type="float" office:value="96.7741935483871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E$1] + ABS([.A903]))*100" office:value-type="float" office:value="96.7776584317938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E$1] + ABS([.A904]))*100" office:value-type="float" office:value="96.7811158798283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E$1] + ABS([.A905]))*100" office:value-type="float" office:value="96.7845659163987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E$1] + ABS([.A906]))*100" office:value-type="float" office:value="96.7880085653105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E$1] + ABS([.A907]))*100" office:value-type="float" office:value="96.7914438502674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E$1] + ABS([.A908]))*100" office:value-type="float" office:value="96.7948717948718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E$1] + ABS([.A909]))*100" office:value-type="float" office:value="96.7982924226254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E$1] + ABS([.A910]))*100" office:value-type="float" office:value="96.8017057569296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E$1] + ABS([.A911]))*100" office:value-type="float" office:value="96.8051118210863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E$1] + ABS([.A912]))*100" office:value-type="float" office:value="96.8085106382979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E$1] + ABS([.A913]))*100" office:value-type="float" office:value="96.8119022316684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E$1] + ABS([.A914]))*100" office:value-type="float" office:value="96.8152866242038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E$1] + ABS([.A915]))*100" office:value-type="float" office:value="96.8186638388123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E$1] + ABS([.A916]))*100" office:value-type="float" office:value="96.8220338983051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E$1] + ABS([.A917]))*100" office:value-type="float" office:value="96.8253968253968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E$1] + ABS([.A918]))*100" office:value-type="float" office:value="96.82875264270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E$1] + ABS([.A919]))*100" office:value-type="float" office:value="96.83210137275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E$1] + ABS([.A920]))*100" office:value-type="float" office:value="96.8354430379747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E$1] + ABS([.A921]))*100" office:value-type="float" office:value="96.8387776606955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E$1] + ABS([.A922]))*100" office:value-type="float" office:value="96.8421052631579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E$1] + ABS([.A923]))*100" office:value-type="float" office:value="96.8454258675079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E$1] + ABS([.A924]))*100" office:value-type="float" office:value="96.8487394957983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E$1] + ABS([.A925]))*100" office:value-type="float" office:value="96.8520461699895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E$1] + ABS([.A926]))*100" office:value-type="float" office:value="96.8553459119497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E$1] + ABS([.A927]))*100" office:value-type="float" office:value="96.858638743455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E$1] + ABS([.A928]))*100" office:value-type="float" office:value="96.861924686192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E$1] + ABS([.A929]))*100" office:value-type="float" office:value="96.8652037617555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E$1] + ABS([.A930]))*100" office:value-type="float" office:value="96.8684759916493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E$1] + ABS([.A931]))*100" office:value-type="float" office:value="96.8717413972889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E$1] + ABS([.A932]))*100" office:value-type="float" office:value="96.875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E$1] + ABS([.A933]))*100" office:value-type="float" office:value="96.8782518210198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E$1] + ABS([.A934]))*100" office:value-type="float" office:value="96.8814968814969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E$1] + ABS([.A935]))*100" office:value-type="float" office:value="96.8847352024922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E$1] + ABS([.A936]))*100" office:value-type="float" office:value="96.8879668049793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E$1] + ABS([.A937]))*100" office:value-type="float" office:value="96.8911917098446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E$1] + ABS([.A938]))*100" office:value-type="float" office:value="96.8944099378882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E$1] + ABS([.A939]))*100" office:value-type="float" office:value="96.8976215098242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E$1] + ABS([.A940]))*100" office:value-type="float" office:value="96.900826446281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E$1] + ABS([.A941]))*100" office:value-type="float" office:value="96.9040247678019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E$1] + ABS([.A942]))*100" office:value-type="float" office:value="96.9072164948454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E$1] + ABS([.A943]))*100" office:value-type="float" office:value="96.9104016477858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E$1] + ABS([.A944]))*100" office:value-type="float" office:value="96.9135802469136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E$1] + ABS([.A945]))*100" office:value-type="float" office:value="96.9167523124358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E$1] + ABS([.A946]))*100" office:value-type="float" office:value="96.9199178644764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E$1] + ABS([.A947]))*100" office:value-type="float" office:value="96.9230769230769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E$1] + ABS([.A948]))*100" office:value-type="float" office:value="96.9262295081967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E$1] + ABS([.A949]))*100" office:value-type="float" office:value="96.9293756397134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E$1] + ABS([.A950]))*100" office:value-type="float" office:value="96.9325153374233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E$1] + ABS([.A951]))*100" office:value-type="float" office:value="96.9356486210419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E$1] + ABS([.A952]))*100" office:value-type="float" office:value="96.9387755102041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E$1] + ABS([.A953]))*100" office:value-type="float" office:value="96.9418960244648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E$1] + ABS([.A954]))*100" office:value-type="float" office:value="96.9450101832994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E$1] + ABS([.A955]))*100" office:value-type="float" office:value="96.9481180061038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E$1] + ABS([.A956]))*100" office:value-type="float" office:value="96.9512195121951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E$1] + ABS([.A957]))*100" office:value-type="float" office:value="96.9543147208122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E$1] + ABS([.A958]))*100" office:value-type="float" office:value="96.9574036511156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E$1] + ABS([.A959]))*100" office:value-type="float" office:value="96.9604863221885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E$1] + ABS([.A960]))*100" office:value-type="float" office:value="96.9635627530364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E$1] + ABS([.A961]))*100" office:value-type="float" office:value="96.9666329625885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E$1] + ABS([.A962]))*100" office:value-type="float" office:value="96.969696969697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E$1] + ABS([.A963]))*100" office:value-type="float" office:value="96.9727547931383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E$1] + ABS([.A964]))*100" office:value-type="float" office:value="96.9758064516129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E$1] + ABS([.A965]))*100" office:value-type="float" office:value="96.9788519637462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E$1] + ABS([.A966]))*100" office:value-type="float" office:value="96.9818913480885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E$1] + ABS([.A967]))*100" office:value-type="float" office:value="96.9849246231156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E$1] + ABS([.A968]))*100" office:value-type="float" office:value="96.987951807228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E$1] + ABS([.A969]))*100" office:value-type="float" office:value="96.9909729187563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E$1] + ABS([.A970]))*100" office:value-type="float" office:value="96.993987975951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E$1] + ABS([.A971]))*100" office:value-type="float" office:value="96.996996996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E$1] + ABS([.A972]))*100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E$1] + ABS([.A973]))*100" office:value-type="float" office:value="97.002997002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E$1] + ABS([.A974]))*100" office:value-type="float" office:value="97.005988023952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E$1] + ABS([.A975]))*100" office:value-type="float" office:value="97.0089730807577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E$1] + ABS([.A976]))*100" office:value-type="float" office:value="97.011952191235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E$1] + ABS([.A977]))*100" office:value-type="float" office:value="97.0149253731343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E$1] + ABS([.A978]))*100" office:value-type="float" office:value="97.0178926441352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E$1] + ABS([.A979]))*100" office:value-type="float" office:value="97.0208540218471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E$1] + ABS([.A980]))*100" office:value-type="float" office:value="97.0238095238095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E$1] + ABS([.A981]))*100" office:value-type="float" office:value="97.0267591674926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E$1] + ABS([.A982]))*100" office:value-type="float" office:value="97.029702970297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E$1] + ABS([.A983]))*100" office:value-type="float" office:value="97.0326409495549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E$1] + ABS([.A984]))*100" office:value-type="float" office:value="97.0355731225297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E$1] + ABS([.A985]))*100" office:value-type="float" office:value="97.0384995064166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E$1] + ABS([.A986]))*100" office:value-type="float" office:value="97.0414201183432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E$1] + ABS([.A987]))*100" office:value-type="float" office:value="97.0443349753695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E$1] + ABS([.A988]))*100" office:value-type="float" office:value="97.0472440944882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E$1] + ABS([.A989]))*100" office:value-type="float" office:value="97.0501474926254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E$1] + ABS([.A990]))*100" office:value-type="float" office:value="97.0530451866405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E$1] + ABS([.A991]))*100" office:value-type="float" office:value="97.055937193326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E$1] + ABS([.A992]))*100" office:value-type="float" office:value="97.058823529411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E$1] + ABS([.A993]))*100" office:value-type="float" office:value="97.0617042115573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E$1] + ABS([.A994]))*100" office:value-type="float" office:value="97.0645792563601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E$1] + ABS([.A995]))*100" office:value-type="float" office:value="97.0674486803519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E$1] + ABS([.A996]))*100" office:value-type="float" office:value="97.0703125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E$1] + ABS([.A997]))*100" office:value-type="float" office:value="97.0731707317073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E$1] + ABS([.A998]))*100" office:value-type="float" office:value="97.0760233918129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E$1] + ABS([.A999]))*100" office:value-type="float" office:value="97.078870496592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E$1] + ABS([.A1000]))*100" office:value-type="float" office:value="97.0817120622568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E$1] + ABS([.A1001]))*100" office:value-type="float" office:value="97.0845481049563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E$1] + ABS([.A1002]))*100" office:value-type="float" office:value="97.0873786407767" calcext:value-type="float">
            <text:p>97.09</text:p>
          </table:table-cell>
          <table:table-cell table:number-columns-repeated="3"/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nergy_field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78" calcext:value-type="float">
            <text:p>78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81" calcext:value-type="float">
            <text:p>81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95" calcext:value-type="float">
            <text:p>95.00</text:p>
          </table:table-cell>
          <table:table-cell table:number-columns-repeated="3"/>
        </table:table-row>
      </table:table>
      <table:table table:name="enfeeble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60" calcext:value-type="float">
            <text:p>60.00</text:p>
          </table:table-cell>
          <table:table-cell table:number-columns-repeated="3"/>
        </table:table-row>
      </table:table>
      <table:table table:name="scaling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35" calcext:value-type="float">
            <text:p>35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68" calcext:value-type="float">
            <text:p>68.00</text:p>
          </table:table-cell>
          <table:table-cell table:number-columns-repeated="3"/>
        </table:table-row>
      </table:table>
      <table:table table:name="heal" table:style-name="ta1">
        <office:forms form:automatic-focus="false" form:apply-design-mode="false"/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100" calcext:value-type="float">
            <text:p>10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200" calcext:value-type="float">
            <text:p>2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300" calcext:value-type="float">
            <text:p>30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400" calcext:value-type="float">
            <text:p>4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500" calcext:value-type="float">
            <text:p>50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600" calcext:value-type="float">
            <text:p>6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700" calcext:value-type="float">
            <text:p>70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800" calcext:value-type="float">
            <text:p>8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900" calcext:value-type="float">
            <text:p>90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1000" calcext:value-type="float">
            <text:p>10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1100" calcext:value-type="float">
            <text:p>110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1200" calcext:value-type="float">
            <text:p>12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1300" calcext:value-type="float">
            <text:p>130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1400" calcext:value-type="float">
            <text:p>14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1500" calcext:value-type="float">
            <text:p>150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1600" calcext:value-type="float">
            <text:p>16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1700" calcext:value-type="float">
            <text:p>170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1800" calcext:value-type="float">
            <text:p>18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1900" calcext:value-type="float">
            <text:p>190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2000" calcext:value-type="float">
            <text:p>2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6.66666666666667" calcext:value-type="float">
            <text:p>6.67</text:p>
          </table:table-cell>
          <table:table-cell table:number-columns-repeated="3"/>
        </table:table-row>
      </table:table>
      <table:table table:name="rejuv" table:style-name="ta1">
        <office:forms form:automatic-focus="false" form:apply-design-mode="false"/>
        <table:table-column table:style-name="co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 table:number-columns-repeated="2"/>
          <table:table-cell table:style-name="ce16"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[.$H$2]" office:value-type="float" office:value="50" calcext:value-type="float">
            <text:p>50</text:p>
          </table:table-cell>
          <table:table-cell table:formula="of:=[.$H$4]*[.A2]+[.$H$3]-[.$H$4]" office:value-type="float" office:value="5" calcext:value-type="float">
            <text:p>5</text:p>
          </table:table-cell>
          <table:table-cell table:formula="of:=[.B2]/[.C2]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[.$H$2]" office:value-type="float" office:value="100" calcext:value-type="float">
            <text:p>100</text:p>
          </table:table-cell>
          <table:table-cell table:formula="of:=[.$H$4]*[.A3]+[.$H$3]-[.$H$4]" office:value-type="float" office:value="10" calcext:value-type="float">
            <text:p>10</text:p>
          </table:table-cell>
          <table:table-cell table:formula="of:=[.B3]/[.C3]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[.$H$2]" office:value-type="float" office:value="150" calcext:value-type="float">
            <text:p>150</text:p>
          </table:table-cell>
          <table:table-cell table:formula="of:=[.$H$4]*[.A4]+[.$H$3]-[.$H$4]" office:value-type="float" office:value="15" calcext:value-type="float">
            <text:p>15</text:p>
          </table:table-cell>
          <table:table-cell table:formula="of:=[.B4]/[.C4]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[.$H$2]" office:value-type="float" office:value="200" calcext:value-type="float">
            <text:p>200</text:p>
          </table:table-cell>
          <table:table-cell table:formula="of:=[.$H$4]*[.A5]+[.$H$3]-[.$H$4]" office:value-type="float" office:value="20" calcext:value-type="float">
            <text:p>20</text:p>
          </table:table-cell>
          <table:table-cell table:formula="of:=[.B5]/[.C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[.$H$2]" office:value-type="float" office:value="250" calcext:value-type="float">
            <text:p>250</text:p>
          </table:table-cell>
          <table:table-cell table:formula="of:=[.$H$4]*[.A6]+[.$H$3]-[.$H$4]" office:value-type="float" office:value="25" calcext:value-type="float">
            <text:p>25</text:p>
          </table:table-cell>
          <table:table-cell table:formula="of:=[.B6]/[.C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[.$H$2]" office:value-type="float" office:value="300" calcext:value-type="float">
            <text:p>300</text:p>
          </table:table-cell>
          <table:table-cell table:formula="of:=[.$H$4]*[.A7]+[.$H$3]-[.$H$4]" office:value-type="float" office:value="30" calcext:value-type="float">
            <text:p>30</text:p>
          </table:table-cell>
          <table:table-cell table:formula="of:=[.B7]/[.C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[.$H$2]" office:value-type="float" office:value="350" calcext:value-type="float">
            <text:p>350</text:p>
          </table:table-cell>
          <table:table-cell table:formula="of:=[.$H$4]*[.A8]+[.$H$3]-[.$H$4]" office:value-type="float" office:value="35" calcext:value-type="float">
            <text:p>35</text:p>
          </table:table-cell>
          <table:table-cell table:formula="of:=[.B8]/[.C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[.$H$2]" office:value-type="float" office:value="400" calcext:value-type="float">
            <text:p>400</text:p>
          </table:table-cell>
          <table:table-cell table:formula="of:=[.$H$4]*[.A9]+[.$H$3]-[.$H$4]" office:value-type="float" office:value="40" calcext:value-type="float">
            <text:p>40</text:p>
          </table:table-cell>
          <table:table-cell table:formula="of:=[.B9]/[.C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[.$H$2]" office:value-type="float" office:value="450" calcext:value-type="float">
            <text:p>450</text:p>
          </table:table-cell>
          <table:table-cell table:formula="of:=[.$H$4]*[.A10]+[.$H$3]-[.$H$4]" office:value-type="float" office:value="45" calcext:value-type="float">
            <text:p>45</text:p>
          </table:table-cell>
          <table:table-cell table:formula="of:=[.B10]/[.C1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[.$H$2]" office:value-type="float" office:value="500" calcext:value-type="float">
            <text:p>500</text:p>
          </table:table-cell>
          <table:table-cell table:formula="of:=[.$H$4]*[.A11]+[.$H$3]-[.$H$4]" office:value-type="float" office:value="50" calcext:value-type="float">
            <text:p>50</text:p>
          </table:table-cell>
          <table:table-cell table:formula="of:=[.B11]/[.C1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[.$H$2]" office:value-type="float" office:value="550" calcext:value-type="float">
            <text:p>550</text:p>
          </table:table-cell>
          <table:table-cell table:formula="of:=[.$H$4]*[.A12]+[.$H$3]-[.$H$4]" office:value-type="float" office:value="55" calcext:value-type="float">
            <text:p>55</text:p>
          </table:table-cell>
          <table:table-cell table:formula="of:=[.B12]/[.C1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[.$H$2]" office:value-type="float" office:value="600" calcext:value-type="float">
            <text:p>600</text:p>
          </table:table-cell>
          <table:table-cell table:formula="of:=[.$H$4]*[.A13]+[.$H$3]-[.$H$4]" office:value-type="float" office:value="60" calcext:value-type="float">
            <text:p>60</text:p>
          </table:table-cell>
          <table:table-cell table:formula="of:=[.B13]/[.C1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[.$H$2]" office:value-type="float" office:value="650" calcext:value-type="float">
            <text:p>650</text:p>
          </table:table-cell>
          <table:table-cell table:formula="of:=[.$H$4]*[.A14]+[.$H$3]-[.$H$4]" office:value-type="float" office:value="65" calcext:value-type="float">
            <text:p>65</text:p>
          </table:table-cell>
          <table:table-cell table:formula="of:=[.B14]/[.C1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[.$H$2]" office:value-type="float" office:value="700" calcext:value-type="float">
            <text:p>700</text:p>
          </table:table-cell>
          <table:table-cell table:formula="of:=[.$H$4]*[.A15]+[.$H$3]-[.$H$4]" office:value-type="float" office:value="70" calcext:value-type="float">
            <text:p>70</text:p>
          </table:table-cell>
          <table:table-cell table:formula="of:=[.B15]/[.C1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[.$H$2]" office:value-type="float" office:value="750" calcext:value-type="float">
            <text:p>750</text:p>
          </table:table-cell>
          <table:table-cell table:formula="of:=[.$H$4]*[.A16]+[.$H$3]-[.$H$4]" office:value-type="float" office:value="75" calcext:value-type="float">
            <text:p>75</text:p>
          </table:table-cell>
          <table:table-cell table:formula="of:=[.B16]/[.C1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[.$H$2]" office:value-type="float" office:value="800" calcext:value-type="float">
            <text:p>800</text:p>
          </table:table-cell>
          <table:table-cell table:formula="of:=[.$H$4]*[.A17]+[.$H$3]-[.$H$4]" office:value-type="float" office:value="80" calcext:value-type="float">
            <text:p>80</text:p>
          </table:table-cell>
          <table:table-cell table:formula="of:=[.B17]/[.C1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[.$H$2]" office:value-type="float" office:value="850" calcext:value-type="float">
            <text:p>850</text:p>
          </table:table-cell>
          <table:table-cell table:formula="of:=[.$H$4]*[.A18]+[.$H$3]-[.$H$4]" office:value-type="float" office:value="85" calcext:value-type="float">
            <text:p>85</text:p>
          </table:table-cell>
          <table:table-cell table:formula="of:=[.B18]/[.C1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[.$H$2]" office:value-type="float" office:value="900" calcext:value-type="float">
            <text:p>900</text:p>
          </table:table-cell>
          <table:table-cell table:formula="of:=[.$H$4]*[.A19]+[.$H$3]-[.$H$4]" office:value-type="float" office:value="90" calcext:value-type="float">
            <text:p>90</text:p>
          </table:table-cell>
          <table:table-cell table:formula="of:=[.B19]/[.C1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[.$H$2]" office:value-type="float" office:value="950" calcext:value-type="float">
            <text:p>950</text:p>
          </table:table-cell>
          <table:table-cell table:formula="of:=[.$H$4]*[.A20]+[.$H$3]-[.$H$4]" office:value-type="float" office:value="95" calcext:value-type="float">
            <text:p>95</text:p>
          </table:table-cell>
          <table:table-cell table:formula="of:=[.B20]/[.C2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[.$H$2]" office:value-type="float" office:value="1000" calcext:value-type="float">
            <text:p>1000</text:p>
          </table:table-cell>
          <table:table-cell table:formula="of:=[.$H$4]*[.A21]+[.$H$3]-[.$H$4]" office:value-type="float" office:value="100" calcext:value-type="float">
            <text:p>100</text:p>
          </table:table-cell>
          <table:table-cell table:formula="of:=[.B21]/[.C2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[.$H$2]" office:value-type="float" office:value="1050" calcext:value-type="float">
            <text:p>1050</text:p>
          </table:table-cell>
          <table:table-cell table:formula="of:=[.$H$4]*[.A22]+[.$H$3]-[.$H$4]" office:value-type="float" office:value="105" calcext:value-type="float">
            <text:p>105</text:p>
          </table:table-cell>
          <table:table-cell table:formula="of:=[.B22]/[.C2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[.$H$2]" office:value-type="float" office:value="1100" calcext:value-type="float">
            <text:p>1100</text:p>
          </table:table-cell>
          <table:table-cell table:formula="of:=[.$H$4]*[.A23]+[.$H$3]-[.$H$4]" office:value-type="float" office:value="110" calcext:value-type="float">
            <text:p>110</text:p>
          </table:table-cell>
          <table:table-cell table:formula="of:=[.B23]/[.C2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[.$H$2]" office:value-type="float" office:value="1150" calcext:value-type="float">
            <text:p>1150</text:p>
          </table:table-cell>
          <table:table-cell table:formula="of:=[.$H$4]*[.A24]+[.$H$3]-[.$H$4]" office:value-type="float" office:value="115" calcext:value-type="float">
            <text:p>115</text:p>
          </table:table-cell>
          <table:table-cell table:formula="of:=[.B24]/[.C2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[.$H$2]" office:value-type="float" office:value="1200" calcext:value-type="float">
            <text:p>1200</text:p>
          </table:table-cell>
          <table:table-cell table:formula="of:=[.$H$4]*[.A25]+[.$H$3]-[.$H$4]" office:value-type="float" office:value="120" calcext:value-type="float">
            <text:p>120</text:p>
          </table:table-cell>
          <table:table-cell table:formula="of:=[.B25]/[.C2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[.$H$2]" office:value-type="float" office:value="1250" calcext:value-type="float">
            <text:p>1250</text:p>
          </table:table-cell>
          <table:table-cell table:formula="of:=[.$H$4]*[.A26]+[.$H$3]-[.$H$4]" office:value-type="float" office:value="125" calcext:value-type="float">
            <text:p>125</text:p>
          </table:table-cell>
          <table:table-cell table:formula="of:=[.B26]/[.C2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[.$H$2]" office:value-type="float" office:value="1300" calcext:value-type="float">
            <text:p>1300</text:p>
          </table:table-cell>
          <table:table-cell table:formula="of:=[.$H$4]*[.A27]+[.$H$3]-[.$H$4]" office:value-type="float" office:value="130" calcext:value-type="float">
            <text:p>130</text:p>
          </table:table-cell>
          <table:table-cell table:formula="of:=[.B27]/[.C2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[.$H$2]" office:value-type="float" office:value="1350" calcext:value-type="float">
            <text:p>1350</text:p>
          </table:table-cell>
          <table:table-cell table:formula="of:=[.$H$4]*[.A28]+[.$H$3]-[.$H$4]" office:value-type="float" office:value="135" calcext:value-type="float">
            <text:p>135</text:p>
          </table:table-cell>
          <table:table-cell table:formula="of:=[.B28]/[.C2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[.$H$2]" office:value-type="float" office:value="1400" calcext:value-type="float">
            <text:p>1400</text:p>
          </table:table-cell>
          <table:table-cell table:formula="of:=[.$H$4]*[.A29]+[.$H$3]-[.$H$4]" office:value-type="float" office:value="140" calcext:value-type="float">
            <text:p>140</text:p>
          </table:table-cell>
          <table:table-cell table:formula="of:=[.B29]/[.C2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[.$H$2]" office:value-type="float" office:value="1450" calcext:value-type="float">
            <text:p>1450</text:p>
          </table:table-cell>
          <table:table-cell table:formula="of:=[.$H$4]*[.A30]+[.$H$3]-[.$H$4]" office:value-type="float" office:value="145" calcext:value-type="float">
            <text:p>145</text:p>
          </table:table-cell>
          <table:table-cell table:formula="of:=[.B30]/[.C3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[.$H$2]" office:value-type="float" office:value="1500" calcext:value-type="float">
            <text:p>1500</text:p>
          </table:table-cell>
          <table:table-cell table:formula="of:=[.$H$4]*[.A31]+[.$H$3]-[.$H$4]" office:value-type="float" office:value="150" calcext:value-type="float">
            <text:p>150</text:p>
          </table:table-cell>
          <table:table-cell table:formula="of:=[.B31]/[.C3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[.$H$2]" office:value-type="float" office:value="1550" calcext:value-type="float">
            <text:p>1550</text:p>
          </table:table-cell>
          <table:table-cell table:formula="of:=[.$H$4]*[.A32]+[.$H$3]-[.$H$4]" office:value-type="float" office:value="155" calcext:value-type="float">
            <text:p>155</text:p>
          </table:table-cell>
          <table:table-cell table:formula="of:=[.B32]/[.C3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[.$H$2]" office:value-type="float" office:value="1600" calcext:value-type="float">
            <text:p>1600</text:p>
          </table:table-cell>
          <table:table-cell table:formula="of:=[.$H$4]*[.A33]+[.$H$3]-[.$H$4]" office:value-type="float" office:value="160" calcext:value-type="float">
            <text:p>160</text:p>
          </table:table-cell>
          <table:table-cell table:formula="of:=[.B33]/[.C3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[.$H$2]" office:value-type="float" office:value="1650" calcext:value-type="float">
            <text:p>1650</text:p>
          </table:table-cell>
          <table:table-cell table:formula="of:=[.$H$4]*[.A34]+[.$H$3]-[.$H$4]" office:value-type="float" office:value="165" calcext:value-type="float">
            <text:p>165</text:p>
          </table:table-cell>
          <table:table-cell table:formula="of:=[.B34]/[.C3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[.$H$2]" office:value-type="float" office:value="1700" calcext:value-type="float">
            <text:p>1700</text:p>
          </table:table-cell>
          <table:table-cell table:formula="of:=[.$H$4]*[.A35]+[.$H$3]-[.$H$4]" office:value-type="float" office:value="170" calcext:value-type="float">
            <text:p>170</text:p>
          </table:table-cell>
          <table:table-cell table:formula="of:=[.B35]/[.C3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[.$H$2]" office:value-type="float" office:value="1750" calcext:value-type="float">
            <text:p>1750</text:p>
          </table:table-cell>
          <table:table-cell table:formula="of:=[.$H$4]*[.A36]+[.$H$3]-[.$H$4]" office:value-type="float" office:value="175" calcext:value-type="float">
            <text:p>175</text:p>
          </table:table-cell>
          <table:table-cell table:formula="of:=[.B36]/[.C3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[.$H$2]" office:value-type="float" office:value="1800" calcext:value-type="float">
            <text:p>1800</text:p>
          </table:table-cell>
          <table:table-cell table:formula="of:=[.$H$4]*[.A37]+[.$H$3]-[.$H$4]" office:value-type="float" office:value="180" calcext:value-type="float">
            <text:p>180</text:p>
          </table:table-cell>
          <table:table-cell table:formula="of:=[.B37]/[.C3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[.$H$2]" office:value-type="float" office:value="1850" calcext:value-type="float">
            <text:p>1850</text:p>
          </table:table-cell>
          <table:table-cell table:formula="of:=[.$H$4]*[.A38]+[.$H$3]-[.$H$4]" office:value-type="float" office:value="185" calcext:value-type="float">
            <text:p>185</text:p>
          </table:table-cell>
          <table:table-cell table:formula="of:=[.B38]/[.C3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[.$H$2]" office:value-type="float" office:value="1900" calcext:value-type="float">
            <text:p>1900</text:p>
          </table:table-cell>
          <table:table-cell table:formula="of:=[.$H$4]*[.A39]+[.$H$3]-[.$H$4]" office:value-type="float" office:value="190" calcext:value-type="float">
            <text:p>190</text:p>
          </table:table-cell>
          <table:table-cell table:formula="of:=[.B39]/[.C3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[.$H$2]" office:value-type="float" office:value="1950" calcext:value-type="float">
            <text:p>1950</text:p>
          </table:table-cell>
          <table:table-cell table:formula="of:=[.$H$4]*[.A40]+[.$H$3]-[.$H$4]" office:value-type="float" office:value="195" calcext:value-type="float">
            <text:p>195</text:p>
          </table:table-cell>
          <table:table-cell table:formula="of:=[.B40]/[.C4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[.$H$2]" office:value-type="float" office:value="2000" calcext:value-type="float">
            <text:p>2000</text:p>
          </table:table-cell>
          <table:table-cell table:formula="of:=[.$H$4]*[.A41]+[.$H$3]-[.$H$4]" office:value-type="float" office:value="200" calcext:value-type="float">
            <text:p>200</text:p>
          </table:table-cell>
          <table:table-cell table:formula="of:=[.B41]/[.C4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[.$H$2]" office:value-type="float" office:value="2050" calcext:value-type="float">
            <text:p>2050</text:p>
          </table:table-cell>
          <table:table-cell table:formula="of:=[.$H$4]*[.A42]+[.$H$3]-[.$H$4]" office:value-type="float" office:value="205" calcext:value-type="float">
            <text:p>205</text:p>
          </table:table-cell>
          <table:table-cell table:formula="of:=[.B42]/[.C4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[.$H$2]" office:value-type="float" office:value="2100" calcext:value-type="float">
            <text:p>2100</text:p>
          </table:table-cell>
          <table:table-cell table:formula="of:=[.$H$4]*[.A43]+[.$H$3]-[.$H$4]" office:value-type="float" office:value="210" calcext:value-type="float">
            <text:p>210</text:p>
          </table:table-cell>
          <table:table-cell table:formula="of:=[.B43]/[.C4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[.$H$2]" office:value-type="float" office:value="2150" calcext:value-type="float">
            <text:p>2150</text:p>
          </table:table-cell>
          <table:table-cell table:formula="of:=[.$H$4]*[.A44]+[.$H$3]-[.$H$4]" office:value-type="float" office:value="215" calcext:value-type="float">
            <text:p>215</text:p>
          </table:table-cell>
          <table:table-cell table:formula="of:=[.B44]/[.C4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[.$H$2]" office:value-type="float" office:value="2200" calcext:value-type="float">
            <text:p>2200</text:p>
          </table:table-cell>
          <table:table-cell table:formula="of:=[.$H$4]*[.A45]+[.$H$3]-[.$H$4]" office:value-type="float" office:value="220" calcext:value-type="float">
            <text:p>220</text:p>
          </table:table-cell>
          <table:table-cell table:formula="of:=[.B45]/[.C4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[.$H$2]" office:value-type="float" office:value="2250" calcext:value-type="float">
            <text:p>2250</text:p>
          </table:table-cell>
          <table:table-cell table:formula="of:=[.$H$4]*[.A46]+[.$H$3]-[.$H$4]" office:value-type="float" office:value="225" calcext:value-type="float">
            <text:p>225</text:p>
          </table:table-cell>
          <table:table-cell table:formula="of:=[.B46]/[.C4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[.$H$2]" office:value-type="float" office:value="2300" calcext:value-type="float">
            <text:p>2300</text:p>
          </table:table-cell>
          <table:table-cell table:formula="of:=[.$H$4]*[.A47]+[.$H$3]-[.$H$4]" office:value-type="float" office:value="230" calcext:value-type="float">
            <text:p>230</text:p>
          </table:table-cell>
          <table:table-cell table:formula="of:=[.B47]/[.C4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[.$H$2]" office:value-type="float" office:value="2350" calcext:value-type="float">
            <text:p>2350</text:p>
          </table:table-cell>
          <table:table-cell table:formula="of:=[.$H$4]*[.A48]+[.$H$3]-[.$H$4]" office:value-type="float" office:value="235" calcext:value-type="float">
            <text:p>235</text:p>
          </table:table-cell>
          <table:table-cell table:formula="of:=[.B48]/[.C4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[.$H$2]" office:value-type="float" office:value="2400" calcext:value-type="float">
            <text:p>2400</text:p>
          </table:table-cell>
          <table:table-cell table:formula="of:=[.$H$4]*[.A49]+[.$H$3]-[.$H$4]" office:value-type="float" office:value="240" calcext:value-type="float">
            <text:p>240</text:p>
          </table:table-cell>
          <table:table-cell table:formula="of:=[.B49]/[.C4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[.$H$2]" office:value-type="float" office:value="2450" calcext:value-type="float">
            <text:p>2450</text:p>
          </table:table-cell>
          <table:table-cell table:formula="of:=[.$H$4]*[.A50]+[.$H$3]-[.$H$4]" office:value-type="float" office:value="245" calcext:value-type="float">
            <text:p>245</text:p>
          </table:table-cell>
          <table:table-cell table:formula="of:=[.B50]/[.C5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[.$H$2]" office:value-type="float" office:value="2500" calcext:value-type="float">
            <text:p>2500</text:p>
          </table:table-cell>
          <table:table-cell table:formula="of:=[.$H$4]*[.A51]+[.$H$3]-[.$H$4]" office:value-type="float" office:value="250" calcext:value-type="float">
            <text:p>250</text:p>
          </table:table-cell>
          <table:table-cell table:formula="of:=[.B51]/[.C5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H$1]+[.A52]*[.$H$2]" office:value-type="float" office:value="2550" calcext:value-type="float">
            <text:p>2550</text:p>
          </table:table-cell>
          <table:table-cell table:formula="of:=[.$H$4]*[.A52]+[.$H$3]-[.$H$4]" office:value-type="float" office:value="255" calcext:value-type="float">
            <text:p>255</text:p>
          </table:table-cell>
          <table:table-cell table:formula="of:=[.B52]/[.C5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H$1]+[.A53]*[.$H$2]" office:value-type="float" office:value="2600" calcext:value-type="float">
            <text:p>2600</text:p>
          </table:table-cell>
          <table:table-cell table:formula="of:=[.$H$4]*[.A53]+[.$H$3]-[.$H$4]" office:value-type="float" office:value="260" calcext:value-type="float">
            <text:p>260</text:p>
          </table:table-cell>
          <table:table-cell table:formula="of:=[.B53]/[.C5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H$1]+[.A54]*[.$H$2]" office:value-type="float" office:value="2650" calcext:value-type="float">
            <text:p>2650</text:p>
          </table:table-cell>
          <table:table-cell table:formula="of:=[.$H$4]*[.A54]+[.$H$3]-[.$H$4]" office:value-type="float" office:value="265" calcext:value-type="float">
            <text:p>265</text:p>
          </table:table-cell>
          <table:table-cell table:formula="of:=[.B54]/[.C5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H$1]+[.A55]*[.$H$2]" office:value-type="float" office:value="2700" calcext:value-type="float">
            <text:p>2700</text:p>
          </table:table-cell>
          <table:table-cell table:formula="of:=[.$H$4]*[.A55]+[.$H$3]-[.$H$4]" office:value-type="float" office:value="270" calcext:value-type="float">
            <text:p>270</text:p>
          </table:table-cell>
          <table:table-cell table:formula="of:=[.B55]/[.C5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H$1]+[.A56]*[.$H$2]" office:value-type="float" office:value="2750" calcext:value-type="float">
            <text:p>2750</text:p>
          </table:table-cell>
          <table:table-cell table:formula="of:=[.$H$4]*[.A56]+[.$H$3]-[.$H$4]" office:value-type="float" office:value="275" calcext:value-type="float">
            <text:p>275</text:p>
          </table:table-cell>
          <table:table-cell table:formula="of:=[.B56]/[.C5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H$1]+[.A57]*[.$H$2]" office:value-type="float" office:value="2800" calcext:value-type="float">
            <text:p>2800</text:p>
          </table:table-cell>
          <table:table-cell table:formula="of:=[.$H$4]*[.A57]+[.$H$3]-[.$H$4]" office:value-type="float" office:value="280" calcext:value-type="float">
            <text:p>280</text:p>
          </table:table-cell>
          <table:table-cell table:formula="of:=[.B57]/[.C5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H$1]+[.A58]*[.$H$2]" office:value-type="float" office:value="2850" calcext:value-type="float">
            <text:p>2850</text:p>
          </table:table-cell>
          <table:table-cell table:formula="of:=[.$H$4]*[.A58]+[.$H$3]-[.$H$4]" office:value-type="float" office:value="285" calcext:value-type="float">
            <text:p>285</text:p>
          </table:table-cell>
          <table:table-cell table:formula="of:=[.B58]/[.C5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H$1]+[.A59]*[.$H$2]" office:value-type="float" office:value="2900" calcext:value-type="float">
            <text:p>2900</text:p>
          </table:table-cell>
          <table:table-cell table:formula="of:=[.$H$4]*[.A59]+[.$H$3]-[.$H$4]" office:value-type="float" office:value="290" calcext:value-type="float">
            <text:p>290</text:p>
          </table:table-cell>
          <table:table-cell table:formula="of:=[.B59]/[.C5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H$1]+[.A60]*[.$H$2]" office:value-type="float" office:value="2950" calcext:value-type="float">
            <text:p>2950</text:p>
          </table:table-cell>
          <table:table-cell table:formula="of:=[.$H$4]*[.A60]+[.$H$3]-[.$H$4]" office:value-type="float" office:value="295" calcext:value-type="float">
            <text:p>295</text:p>
          </table:table-cell>
          <table:table-cell table:formula="of:=[.B60]/[.C6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H$1]+[.A61]*[.$H$2]" office:value-type="float" office:value="3000" calcext:value-type="float">
            <text:p>3000</text:p>
          </table:table-cell>
          <table:table-cell table:formula="of:=[.$H$4]*[.A61]+[.$H$3]-[.$H$4]" office:value-type="float" office:value="300" calcext:value-type="float">
            <text:p>300</text:p>
          </table:table-cell>
          <table:table-cell table:formula="of:=[.B61]/[.C6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H$1]+[.A62]*[.$H$2]" office:value-type="float" office:value="3050" calcext:value-type="float">
            <text:p>3050</text:p>
          </table:table-cell>
          <table:table-cell table:formula="of:=[.$H$4]*[.A62]+[.$H$3]-[.$H$4]" office:value-type="float" office:value="305" calcext:value-type="float">
            <text:p>305</text:p>
          </table:table-cell>
          <table:table-cell table:formula="of:=[.B62]/[.C6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H$1]+[.A63]*[.$H$2]" office:value-type="float" office:value="3100" calcext:value-type="float">
            <text:p>3100</text:p>
          </table:table-cell>
          <table:table-cell table:formula="of:=[.$H$4]*[.A63]+[.$H$3]-[.$H$4]" office:value-type="float" office:value="310" calcext:value-type="float">
            <text:p>310</text:p>
          </table:table-cell>
          <table:table-cell table:formula="of:=[.B63]/[.C6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H$1]+[.A64]*[.$H$2]" office:value-type="float" office:value="3150" calcext:value-type="float">
            <text:p>3150</text:p>
          </table:table-cell>
          <table:table-cell table:formula="of:=[.$H$4]*[.A64]+[.$H$3]-[.$H$4]" office:value-type="float" office:value="315" calcext:value-type="float">
            <text:p>315</text:p>
          </table:table-cell>
          <table:table-cell table:formula="of:=[.B64]/[.C6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H$1]+[.A65]*[.$H$2]" office:value-type="float" office:value="3200" calcext:value-type="float">
            <text:p>3200</text:p>
          </table:table-cell>
          <table:table-cell table:formula="of:=[.$H$4]*[.A65]+[.$H$3]-[.$H$4]" office:value-type="float" office:value="320" calcext:value-type="float">
            <text:p>320</text:p>
          </table:table-cell>
          <table:table-cell table:formula="of:=[.B65]/[.C6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H$1]+[.A66]*[.$H$2]" office:value-type="float" office:value="3250" calcext:value-type="float">
            <text:p>3250</text:p>
          </table:table-cell>
          <table:table-cell table:formula="of:=[.$H$4]*[.A66]+[.$H$3]-[.$H$4]" office:value-type="float" office:value="325" calcext:value-type="float">
            <text:p>325</text:p>
          </table:table-cell>
          <table:table-cell table:formula="of:=[.B66]/[.C6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H$1]+[.A67]*[.$H$2]" office:value-type="float" office:value="3300" calcext:value-type="float">
            <text:p>3300</text:p>
          </table:table-cell>
          <table:table-cell table:formula="of:=[.$H$4]*[.A67]+[.$H$3]-[.$H$4]" office:value-type="float" office:value="330" calcext:value-type="float">
            <text:p>330</text:p>
          </table:table-cell>
          <table:table-cell table:formula="of:=[.B67]/[.C6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H$1]+[.A68]*[.$H$2]" office:value-type="float" office:value="3350" calcext:value-type="float">
            <text:p>3350</text:p>
          </table:table-cell>
          <table:table-cell table:formula="of:=[.$H$4]*[.A68]+[.$H$3]-[.$H$4]" office:value-type="float" office:value="335" calcext:value-type="float">
            <text:p>335</text:p>
          </table:table-cell>
          <table:table-cell table:formula="of:=[.B68]/[.C6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H$1]+[.A69]*[.$H$2]" office:value-type="float" office:value="3400" calcext:value-type="float">
            <text:p>3400</text:p>
          </table:table-cell>
          <table:table-cell table:formula="of:=[.$H$4]*[.A69]+[.$H$3]-[.$H$4]" office:value-type="float" office:value="340" calcext:value-type="float">
            <text:p>340</text:p>
          </table:table-cell>
          <table:table-cell table:formula="of:=[.B69]/[.C6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H$1]+[.A70]*[.$H$2]" office:value-type="float" office:value="3450" calcext:value-type="float">
            <text:p>3450</text:p>
          </table:table-cell>
          <table:table-cell table:formula="of:=[.$H$4]*[.A70]+[.$H$3]-[.$H$4]" office:value-type="float" office:value="345" calcext:value-type="float">
            <text:p>345</text:p>
          </table:table-cell>
          <table:table-cell table:formula="of:=[.B70]/[.C7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H$1]+[.A71]*[.$H$2]" office:value-type="float" office:value="3500" calcext:value-type="float">
            <text:p>3500</text:p>
          </table:table-cell>
          <table:table-cell table:formula="of:=[.$H$4]*[.A71]+[.$H$3]-[.$H$4]" office:value-type="float" office:value="350" calcext:value-type="float">
            <text:p>350</text:p>
          </table:table-cell>
          <table:table-cell table:formula="of:=[.B71]/[.C7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H$1]+[.A72]*[.$H$2]" office:value-type="float" office:value="3550" calcext:value-type="float">
            <text:p>3550</text:p>
          </table:table-cell>
          <table:table-cell table:formula="of:=[.$H$4]*[.A72]+[.$H$3]-[.$H$4]" office:value-type="float" office:value="355" calcext:value-type="float">
            <text:p>355</text:p>
          </table:table-cell>
          <table:table-cell table:formula="of:=[.B72]/[.C7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H$1]+[.A73]*[.$H$2]" office:value-type="float" office:value="3600" calcext:value-type="float">
            <text:p>3600</text:p>
          </table:table-cell>
          <table:table-cell table:formula="of:=[.$H$4]*[.A73]+[.$H$3]-[.$H$4]" office:value-type="float" office:value="360" calcext:value-type="float">
            <text:p>360</text:p>
          </table:table-cell>
          <table:table-cell table:formula="of:=[.B73]/[.C7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H$1]+[.A74]*[.$H$2]" office:value-type="float" office:value="3650" calcext:value-type="float">
            <text:p>3650</text:p>
          </table:table-cell>
          <table:table-cell table:formula="of:=[.$H$4]*[.A74]+[.$H$3]-[.$H$4]" office:value-type="float" office:value="365" calcext:value-type="float">
            <text:p>365</text:p>
          </table:table-cell>
          <table:table-cell table:formula="of:=[.B74]/[.C7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H$1]+[.A75]*[.$H$2]" office:value-type="float" office:value="3700" calcext:value-type="float">
            <text:p>3700</text:p>
          </table:table-cell>
          <table:table-cell table:formula="of:=[.$H$4]*[.A75]+[.$H$3]-[.$H$4]" office:value-type="float" office:value="370" calcext:value-type="float">
            <text:p>370</text:p>
          </table:table-cell>
          <table:table-cell table:formula="of:=[.B75]/[.C7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H$1]+[.A76]*[.$H$2]" office:value-type="float" office:value="3750" calcext:value-type="float">
            <text:p>3750</text:p>
          </table:table-cell>
          <table:table-cell table:formula="of:=[.$H$4]*[.A76]+[.$H$3]-[.$H$4]" office:value-type="float" office:value="375" calcext:value-type="float">
            <text:p>375</text:p>
          </table:table-cell>
          <table:table-cell table:formula="of:=[.B76]/[.C7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H$1]+[.A77]*[.$H$2]" office:value-type="float" office:value="3800" calcext:value-type="float">
            <text:p>3800</text:p>
          </table:table-cell>
          <table:table-cell table:formula="of:=[.$H$4]*[.A77]+[.$H$3]-[.$H$4]" office:value-type="float" office:value="380" calcext:value-type="float">
            <text:p>380</text:p>
          </table:table-cell>
          <table:table-cell table:formula="of:=[.B77]/[.C7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H$1]+[.A78]*[.$H$2]" office:value-type="float" office:value="3850" calcext:value-type="float">
            <text:p>3850</text:p>
          </table:table-cell>
          <table:table-cell table:formula="of:=[.$H$4]*[.A78]+[.$H$3]-[.$H$4]" office:value-type="float" office:value="385" calcext:value-type="float">
            <text:p>385</text:p>
          </table:table-cell>
          <table:table-cell table:formula="of:=[.B78]/[.C7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H$1]+[.A79]*[.$H$2]" office:value-type="float" office:value="3900" calcext:value-type="float">
            <text:p>3900</text:p>
          </table:table-cell>
          <table:table-cell table:formula="of:=[.$H$4]*[.A79]+[.$H$3]-[.$H$4]" office:value-type="float" office:value="390" calcext:value-type="float">
            <text:p>390</text:p>
          </table:table-cell>
          <table:table-cell table:formula="of:=[.B79]/[.C7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H$1]+[.A80]*[.$H$2]" office:value-type="float" office:value="3950" calcext:value-type="float">
            <text:p>3950</text:p>
          </table:table-cell>
          <table:table-cell table:formula="of:=[.$H$4]*[.A80]+[.$H$3]-[.$H$4]" office:value-type="float" office:value="395" calcext:value-type="float">
            <text:p>395</text:p>
          </table:table-cell>
          <table:table-cell table:formula="of:=[.B80]/[.C8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H$1]+[.A81]*[.$H$2]" office:value-type="float" office:value="4000" calcext:value-type="float">
            <text:p>4000</text:p>
          </table:table-cell>
          <table:table-cell table:formula="of:=[.$H$4]*[.A81]+[.$H$3]-[.$H$4]" office:value-type="float" office:value="400" calcext:value-type="float">
            <text:p>400</text:p>
          </table:table-cell>
          <table:table-cell table:formula="of:=[.B81]/[.C8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H$1]+[.A82]*[.$H$2]" office:value-type="float" office:value="4050" calcext:value-type="float">
            <text:p>4050</text:p>
          </table:table-cell>
          <table:table-cell table:formula="of:=[.$H$4]*[.A82]+[.$H$3]-[.$H$4]" office:value-type="float" office:value="405" calcext:value-type="float">
            <text:p>405</text:p>
          </table:table-cell>
          <table:table-cell table:formula="of:=[.B82]/[.C8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H$1]+[.A83]*[.$H$2]" office:value-type="float" office:value="4100" calcext:value-type="float">
            <text:p>4100</text:p>
          </table:table-cell>
          <table:table-cell table:formula="of:=[.$H$4]*[.A83]+[.$H$3]-[.$H$4]" office:value-type="float" office:value="410" calcext:value-type="float">
            <text:p>410</text:p>
          </table:table-cell>
          <table:table-cell table:formula="of:=[.B83]/[.C8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H$1]+[.A84]*[.$H$2]" office:value-type="float" office:value="4150" calcext:value-type="float">
            <text:p>4150</text:p>
          </table:table-cell>
          <table:table-cell table:formula="of:=[.$H$4]*[.A84]+[.$H$3]-[.$H$4]" office:value-type="float" office:value="415" calcext:value-type="float">
            <text:p>415</text:p>
          </table:table-cell>
          <table:table-cell table:formula="of:=[.B84]/[.C8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H$1]+[.A85]*[.$H$2]" office:value-type="float" office:value="4200" calcext:value-type="float">
            <text:p>4200</text:p>
          </table:table-cell>
          <table:table-cell table:formula="of:=[.$H$4]*[.A85]+[.$H$3]-[.$H$4]" office:value-type="float" office:value="420" calcext:value-type="float">
            <text:p>420</text:p>
          </table:table-cell>
          <table:table-cell table:formula="of:=[.B85]/[.C8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H$1]+[.A86]*[.$H$2]" office:value-type="float" office:value="4250" calcext:value-type="float">
            <text:p>4250</text:p>
          </table:table-cell>
          <table:table-cell table:formula="of:=[.$H$4]*[.A86]+[.$H$3]-[.$H$4]" office:value-type="float" office:value="425" calcext:value-type="float">
            <text:p>425</text:p>
          </table:table-cell>
          <table:table-cell table:formula="of:=[.B86]/[.C8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H$1]+[.A87]*[.$H$2]" office:value-type="float" office:value="4300" calcext:value-type="float">
            <text:p>4300</text:p>
          </table:table-cell>
          <table:table-cell table:formula="of:=[.$H$4]*[.A87]+[.$H$3]-[.$H$4]" office:value-type="float" office:value="430" calcext:value-type="float">
            <text:p>430</text:p>
          </table:table-cell>
          <table:table-cell table:formula="of:=[.B87]/[.C8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H$1]+[.A88]*[.$H$2]" office:value-type="float" office:value="4350" calcext:value-type="float">
            <text:p>4350</text:p>
          </table:table-cell>
          <table:table-cell table:formula="of:=[.$H$4]*[.A88]+[.$H$3]-[.$H$4]" office:value-type="float" office:value="435" calcext:value-type="float">
            <text:p>435</text:p>
          </table:table-cell>
          <table:table-cell table:formula="of:=[.B88]/[.C8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H$1]+[.A89]*[.$H$2]" office:value-type="float" office:value="4400" calcext:value-type="float">
            <text:p>4400</text:p>
          </table:table-cell>
          <table:table-cell table:formula="of:=[.$H$4]*[.A89]+[.$H$3]-[.$H$4]" office:value-type="float" office:value="440" calcext:value-type="float">
            <text:p>440</text:p>
          </table:table-cell>
          <table:table-cell table:formula="of:=[.B89]/[.C8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H$1]+[.A90]*[.$H$2]" office:value-type="float" office:value="4450" calcext:value-type="float">
            <text:p>4450</text:p>
          </table:table-cell>
          <table:table-cell table:formula="of:=[.$H$4]*[.A90]+[.$H$3]-[.$H$4]" office:value-type="float" office:value="445" calcext:value-type="float">
            <text:p>445</text:p>
          </table:table-cell>
          <table:table-cell table:formula="of:=[.B90]/[.C9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H$1]+[.A91]*[.$H$2]" office:value-type="float" office:value="4500" calcext:value-type="float">
            <text:p>4500</text:p>
          </table:table-cell>
          <table:table-cell table:formula="of:=[.$H$4]*[.A91]+[.$H$3]-[.$H$4]" office:value-type="float" office:value="450" calcext:value-type="float">
            <text:p>450</text:p>
          </table:table-cell>
          <table:table-cell table:formula="of:=[.B91]/[.C9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H$1]+[.A92]*[.$H$2]" office:value-type="float" office:value="4550" calcext:value-type="float">
            <text:p>4550</text:p>
          </table:table-cell>
          <table:table-cell table:formula="of:=[.$H$4]*[.A92]+[.$H$3]-[.$H$4]" office:value-type="float" office:value="455" calcext:value-type="float">
            <text:p>455</text:p>
          </table:table-cell>
          <table:table-cell table:formula="of:=[.B92]/[.C9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H$1]+[.A93]*[.$H$2]" office:value-type="float" office:value="4600" calcext:value-type="float">
            <text:p>4600</text:p>
          </table:table-cell>
          <table:table-cell table:formula="of:=[.$H$4]*[.A93]+[.$H$3]-[.$H$4]" office:value-type="float" office:value="460" calcext:value-type="float">
            <text:p>460</text:p>
          </table:table-cell>
          <table:table-cell table:formula="of:=[.B93]/[.C9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H$1]+[.A94]*[.$H$2]" office:value-type="float" office:value="4650" calcext:value-type="float">
            <text:p>4650</text:p>
          </table:table-cell>
          <table:table-cell table:formula="of:=[.$H$4]*[.A94]+[.$H$3]-[.$H$4]" office:value-type="float" office:value="465" calcext:value-type="float">
            <text:p>465</text:p>
          </table:table-cell>
          <table:table-cell table:formula="of:=[.B94]/[.C9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H$1]+[.A95]*[.$H$2]" office:value-type="float" office:value="4700" calcext:value-type="float">
            <text:p>4700</text:p>
          </table:table-cell>
          <table:table-cell table:formula="of:=[.$H$4]*[.A95]+[.$H$3]-[.$H$4]" office:value-type="float" office:value="470" calcext:value-type="float">
            <text:p>470</text:p>
          </table:table-cell>
          <table:table-cell table:formula="of:=[.B95]/[.C9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H$1]+[.A96]*[.$H$2]" office:value-type="float" office:value="4750" calcext:value-type="float">
            <text:p>4750</text:p>
          </table:table-cell>
          <table:table-cell table:formula="of:=[.$H$4]*[.A96]+[.$H$3]-[.$H$4]" office:value-type="float" office:value="475" calcext:value-type="float">
            <text:p>475</text:p>
          </table:table-cell>
          <table:table-cell table:formula="of:=[.B96]/[.C9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H$1]+[.A97]*[.$H$2]" office:value-type="float" office:value="4800" calcext:value-type="float">
            <text:p>4800</text:p>
          </table:table-cell>
          <table:table-cell table:formula="of:=[.$H$4]*[.A97]+[.$H$3]-[.$H$4]" office:value-type="float" office:value="480" calcext:value-type="float">
            <text:p>480</text:p>
          </table:table-cell>
          <table:table-cell table:formula="of:=[.B97]/[.C9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H$1]+[.A98]*[.$H$2]" office:value-type="float" office:value="4850" calcext:value-type="float">
            <text:p>4850</text:p>
          </table:table-cell>
          <table:table-cell table:formula="of:=[.$H$4]*[.A98]+[.$H$3]-[.$H$4]" office:value-type="float" office:value="485" calcext:value-type="float">
            <text:p>485</text:p>
          </table:table-cell>
          <table:table-cell table:formula="of:=[.B98]/[.C9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H$1]+[.A99]*[.$H$2]" office:value-type="float" office:value="4900" calcext:value-type="float">
            <text:p>4900</text:p>
          </table:table-cell>
          <table:table-cell table:formula="of:=[.$H$4]*[.A99]+[.$H$3]-[.$H$4]" office:value-type="float" office:value="490" calcext:value-type="float">
            <text:p>490</text:p>
          </table:table-cell>
          <table:table-cell table:formula="of:=[.B99]/[.C9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H$1]+[.A100]*[.$H$2]" office:value-type="float" office:value="4950" calcext:value-type="float">
            <text:p>4950</text:p>
          </table:table-cell>
          <table:table-cell table:formula="of:=[.$H$4]*[.A100]+[.$H$3]-[.$H$4]" office:value-type="float" office:value="495" calcext:value-type="float">
            <text:p>495</text:p>
          </table:table-cell>
          <table:table-cell table:formula="of:=[.B100]/[.C10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H$1]+[.A101]*[.$H$2]" office:value-type="float" office:value="5000" calcext:value-type="float">
            <text:p>5000</text:p>
          </table:table-cell>
          <table:table-cell table:formula="of:=[.$H$4]*[.A101]+[.$H$3]-[.$H$4]" office:value-type="float" office:value="500" calcext:value-type="float">
            <text:p>500</text:p>
          </table:table-cell>
          <table:table-cell table:formula="of:=[.B101]/[.C101]" office:value-type="float" office:value="10" calcext:value-type="float">
            <text:p>10</text:p>
          </table:table-cell>
          <table:table-cell table:number-columns-repeated="4"/>
        </table:table-row>
      </table:table>
      <table:table table:name="droprate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6" office:value-type="string" calcext:value-type="string">
            <text:p>drop rate</text:p>
          </table:table-cell>
          <table:table-cell table:style-name="ce16" office:value-type="string" calcext:value-type="string">
            <text:p>item chance</text:p>
          </table:table-cell>
          <table:table-cell table:style-name="ce16" office:value-type="string" calcext:value-type="string">
            <text:p>change</text:p>
          </table:table-cell>
          <table:table-cell table:style-name="ce16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office:forms form:automatic-focus="false" form:apply-design-mode="false"/>
        <table:table-column table:style-name="co4" table:number-columns-repeated="6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orig</text:p>
          </table:table-cell>
          <table:table-cell table:style-name="ce16" office:value-type="string" calcext:value-type="string">
            <text:p>scaled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([.$A2]*[.$A2])*[.$F$3])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perle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40" calcext:value-type="float">
            <text:p>40</text:p>
          </table:table-cell>
          <table:table-cell table:formula="of:=FLOOR([.$F$1]+([.$A3]-1)*[.$F$2]+([.$A3]*[.$A3])*[.$F$3])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scal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50" calcext:value-type="float">
            <text:p>50</text:p>
          </table:table-cell>
          <table:table-cell table:formula="of:=FLOOR([.$F$1]+([.$A4]-1)*[.$F$2]+([.$A4]*[.$A4])*[.$F$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60" calcext:value-type="float">
            <text:p>60</text:p>
          </table:table-cell>
          <table:table-cell table:formula="of:=FLOOR([.$F$1]+([.$A5]-1)*[.$F$2]+([.$A5]*[.$A5])*[.$F$3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70" calcext:value-type="float">
            <text:p>70</text:p>
          </table:table-cell>
          <table:table-cell table:formula="of:=FLOOR([.$F$1]+([.$A6]-1)*[.$F$2]+([.$A6]*[.$A6])*[.$F$3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80" calcext:value-type="float">
            <text:p>80</text:p>
          </table:table-cell>
          <table:table-cell table:formula="of:=FLOOR([.$F$1]+([.$A7]-1)*[.$F$2]+([.$A7]*[.$A7])*[.$F$3]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90" calcext:value-type="float">
            <text:p>90</text:p>
          </table:table-cell>
          <table:table-cell table:formula="of:=FLOOR([.$F$1]+([.$A8]-1)*[.$F$2]+([.$A8]*[.$A8])*[.$F$3]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00" calcext:value-type="float">
            <text:p>100</text:p>
          </table:table-cell>
          <table:table-cell table:formula="of:=FLOOR([.$F$1]+([.$A9]-1)*[.$F$2]+([.$A9]*[.$A9])*[.$F$3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10" calcext:value-type="float">
            <text:p>110</text:p>
          </table:table-cell>
          <table:table-cell table:formula="of:=FLOOR([.$F$1]+([.$A10]-1)*[.$F$2]+([.$A10]*[.$A10])*[.$F$3]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120" calcext:value-type="float">
            <text:p>120</text:p>
          </table:table-cell>
          <table:table-cell table:formula="of:=FLOOR([.$F$1]+([.$A11]-1)*[.$F$2]+([.$A11]*[.$A11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130" calcext:value-type="float">
            <text:p>130</text:p>
          </table:table-cell>
          <table:table-cell table:formula="of:=FLOOR([.$F$1]+([.$A12]-1)*[.$F$2]+([.$A12]*[.$A12])*[.$F$3]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140" calcext:value-type="float">
            <text:p>140</text:p>
          </table:table-cell>
          <table:table-cell table:formula="of:=FLOOR([.$F$1]+([.$A13]-1)*[.$F$2]+([.$A13]*[.$A13])*[.$F$3]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150" calcext:value-type="float">
            <text:p>150</text:p>
          </table:table-cell>
          <table:table-cell table:formula="of:=FLOOR([.$F$1]+([.$A14]-1)*[.$F$2]+([.$A14]*[.$A14])*[.$F$3]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160" calcext:value-type="float">
            <text:p>160</text:p>
          </table:table-cell>
          <table:table-cell table:formula="of:=FLOOR([.$F$1]+([.$A15]-1)*[.$F$2]+([.$A15]*[.$A15])*[.$F$3]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170" calcext:value-type="float">
            <text:p>170</text:p>
          </table:table-cell>
          <table:table-cell table:formula="of:=FLOOR([.$F$1]+([.$A16]-1)*[.$F$2]+([.$A16]*[.$A16])*[.$F$3]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180" calcext:value-type="float">
            <text:p>180</text:p>
          </table:table-cell>
          <table:table-cell table:formula="of:=FLOOR([.$F$1]+([.$A17]-1)*[.$F$2]+([.$A17]*[.$A17])*[.$F$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190" calcext:value-type="float">
            <text:p>190</text:p>
          </table:table-cell>
          <table:table-cell table:formula="of:=FLOOR([.$F$1]+([.$A18]-1)*[.$F$2]+([.$A18]*[.$A18])*[.$F$3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200" calcext:value-type="float">
            <text:p>200</text:p>
          </table:table-cell>
          <table:table-cell table:formula="of:=FLOOR([.$F$1]+([.$A19]-1)*[.$F$2]+([.$A19]*[.$A19])*[.$F$3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210" calcext:value-type="float">
            <text:p>210</text:p>
          </table:table-cell>
          <table:table-cell table:formula="of:=FLOOR([.$F$1]+([.$A20]-1)*[.$F$2]+([.$A20]*[.$A20])*[.$F$3]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220" calcext:value-type="float">
            <text:p>220</text:p>
          </table:table-cell>
          <table:table-cell table:formula="of:=FLOOR([.$F$1]+([.$A21]-1)*[.$F$2]+([.$A21]*[.$A21])*[.$F$3]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230" calcext:value-type="float">
            <text:p>230</text:p>
          </table:table-cell>
          <table:table-cell table:formula="of:=FLOOR([.$F$1]+([.$A22]-1)*[.$F$2]+([.$A22]*[.$A22])*[.$F$3]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240" calcext:value-type="float">
            <text:p>240</text:p>
          </table:table-cell>
          <table:table-cell table:formula="of:=FLOOR([.$F$1]+([.$A23]-1)*[.$F$2]+([.$A23]*[.$A23])*[.$F$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250" calcext:value-type="float">
            <text:p>250</text:p>
          </table:table-cell>
          <table:table-cell table:formula="of:=FLOOR([.$F$1]+([.$A24]-1)*[.$F$2]+([.$A24]*[.$A24])*[.$F$3])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260" calcext:value-type="float">
            <text:p>260</text:p>
          </table:table-cell>
          <table:table-cell table:formula="of:=FLOOR([.$F$1]+([.$A25]-1)*[.$F$2]+([.$A25]*[.$A25])*[.$F$3])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270" calcext:value-type="float">
            <text:p>270</text:p>
          </table:table-cell>
          <table:table-cell table:formula="of:=FLOOR([.$F$1]+([.$A26]-1)*[.$F$2]+([.$A26]*[.$A26])*[.$F$3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280" calcext:value-type="float">
            <text:p>280</text:p>
          </table:table-cell>
          <table:table-cell table:formula="of:=FLOOR([.$F$1]+([.$A27]-1)*[.$F$2]+([.$A27]*[.$A27])*[.$F$3])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290" calcext:value-type="float">
            <text:p>290</text:p>
          </table:table-cell>
          <table:table-cell table:formula="of:=FLOOR([.$F$1]+([.$A28]-1)*[.$F$2]+([.$A28]*[.$A28])*[.$F$3]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300" calcext:value-type="float">
            <text:p>300</text:p>
          </table:table-cell>
          <table:table-cell table:formula="of:=FLOOR([.$F$1]+([.$A29]-1)*[.$F$2]+([.$A29]*[.$A29])*[.$F$3])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310" calcext:value-type="float">
            <text:p>310</text:p>
          </table:table-cell>
          <table:table-cell table:formula="of:=FLOOR([.$F$1]+([.$A30]-1)*[.$F$2]+([.$A30]*[.$A30])*[.$F$3])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320" calcext:value-type="float">
            <text:p>320</text:p>
          </table:table-cell>
          <table:table-cell table:formula="of:=FLOOR([.$F$1]+([.$A31]-1)*[.$F$2]+([.$A31]*[.$A31])*[.$F$3]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330" calcext:value-type="float">
            <text:p>330</text:p>
          </table:table-cell>
          <table:table-cell table:formula="of:=FLOOR([.$F$1]+([.$A32]-1)*[.$F$2]+([.$A32]*[.$A32])*[.$F$3])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340" calcext:value-type="float">
            <text:p>340</text:p>
          </table:table-cell>
          <table:table-cell table:formula="of:=FLOOR([.$F$1]+([.$A33]-1)*[.$F$2]+([.$A33]*[.$A33])*[.$F$3])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350" calcext:value-type="float">
            <text:p>350</text:p>
          </table:table-cell>
          <table:table-cell table:formula="of:=FLOOR([.$F$1]+([.$A34]-1)*[.$F$2]+([.$A34]*[.$A34])*[.$F$3]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360" calcext:value-type="float">
            <text:p>360</text:p>
          </table:table-cell>
          <table:table-cell table:formula="of:=FLOOR([.$F$1]+([.$A35]-1)*[.$F$2]+([.$A35]*[.$A35])*[.$F$3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370" calcext:value-type="float">
            <text:p>370</text:p>
          </table:table-cell>
          <table:table-cell table:formula="of:=FLOOR([.$F$1]+([.$A36]-1)*[.$F$2]+([.$A36]*[.$A36])*[.$F$3])"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380" calcext:value-type="float">
            <text:p>380</text:p>
          </table:table-cell>
          <table:table-cell table:formula="of:=FLOOR([.$F$1]+([.$A37]-1)*[.$F$2]+([.$A37]*[.$A37])*[.$F$3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390" calcext:value-type="float">
            <text:p>390</text:p>
          </table:table-cell>
          <table:table-cell table:formula="of:=FLOOR([.$F$1]+([.$A38]-1)*[.$F$2]+([.$A38]*[.$A38])*[.$F$3]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400" calcext:value-type="float">
            <text:p>400</text:p>
          </table:table-cell>
          <table:table-cell table:formula="of:=FLOOR([.$F$1]+([.$A39]-1)*[.$F$2]+([.$A39]*[.$A39])*[.$F$3])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410" calcext:value-type="float">
            <text:p>410</text:p>
          </table:table-cell>
          <table:table-cell table:formula="of:=FLOOR([.$F$1]+([.$A40]-1)*[.$F$2]+([.$A40]*[.$A40])*[.$F$3])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420" calcext:value-type="float">
            <text:p>420</text:p>
          </table:table-cell>
          <table:table-cell table:formula="of:=FLOOR([.$F$1]+([.$A41]-1)*[.$F$2]+([.$A41]*[.$A41])*[.$F$3]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430" calcext:value-type="float">
            <text:p>430</text:p>
          </table:table-cell>
          <table:table-cell table:formula="of:=FLOOR([.$F$1]+([.$A42]-1)*[.$F$2]+([.$A42]*[.$A42])*[.$F$3])"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440" calcext:value-type="float">
            <text:p>440</text:p>
          </table:table-cell>
          <table:table-cell table:formula="of:=FLOOR([.$F$1]+([.$A43]-1)*[.$F$2]+([.$A43]*[.$A43])*[.$F$3])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450" calcext:value-type="float">
            <text:p>450</text:p>
          </table:table-cell>
          <table:table-cell table:formula="of:=FLOOR([.$F$1]+([.$A44]-1)*[.$F$2]+([.$A44]*[.$A44])*[.$F$3])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460" calcext:value-type="float">
            <text:p>460</text:p>
          </table:table-cell>
          <table:table-cell table:formula="of:=FLOOR([.$F$1]+([.$A45]-1)*[.$F$2]+([.$A45]*[.$A45])*[.$F$3]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470" calcext:value-type="float">
            <text:p>470</text:p>
          </table:table-cell>
          <table:table-cell table:formula="of:=FLOOR([.$F$1]+([.$A46]-1)*[.$F$2]+([.$A46]*[.$A46])*[.$F$3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480" calcext:value-type="float">
            <text:p>480</text:p>
          </table:table-cell>
          <table:table-cell table:formula="of:=FLOOR([.$F$1]+([.$A47]-1)*[.$F$2]+([.$A47]*[.$A47])*[.$F$3])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490" calcext:value-type="float">
            <text:p>490</text:p>
          </table:table-cell>
          <table:table-cell table:formula="of:=FLOOR([.$F$1]+([.$A48]-1)*[.$F$2]+([.$A48]*[.$A48])*[.$F$3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500" calcext:value-type="float">
            <text:p>500</text:p>
          </table:table-cell>
          <table:table-cell table:formula="of:=FLOOR([.$F$1]+([.$A49]-1)*[.$F$2]+([.$A49]*[.$A49])*[.$F$3])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510" calcext:value-type="float">
            <text:p>510</text:p>
          </table:table-cell>
          <table:table-cell table:formula="of:=FLOOR([.$F$1]+([.$A50]-1)*[.$F$2]+([.$A50]*[.$A50])*[.$F$3])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520" calcext:value-type="float">
            <text:p>520</text:p>
          </table:table-cell>
          <table:table-cell table:formula="of:=FLOOR([.$F$1]+([.$A51]-1)*[.$F$2]+([.$A51]*[.$A51])*[.$F$3])" office:value-type="float" office:value="895" calcext:value-type="float">
            <text:p>895</text:p>
          </table:table-cell>
          <table:table-cell table:number-columns-repeated="3"/>
        </table:table-row>
      </table:table>
      <table:table table:name="flay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0" calcext:value-type="float">
            <text:p>20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78" calcext:value-type="float">
            <text:p>78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81" calcext:value-type="float">
            <text:p>8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90" calcext:value-type="float">
            <text:p>90.00</text:p>
          </table:table-cell>
          <table:table-cell table:number-columns-repeated="3"/>
        </table:table-row>
      </table:table>
      <table:table table:name="rites" table:style-name="ta1">
        <office:forms form:automatic-focus="false" form:apply-design-mode="false"/>
        <table:table-column table:style-name="co4" table:default-cell-style-name="Default"/>
        <table:table-column table:style-name="co21" table:default-cell-style-name="ce21"/>
        <table:table-column table:style-name="co22" table:default-cell-style-name="ce21"/>
        <table:table-column table:style-name="co4" table:number-columns-repeated="6" table:default-cell-style-name="Default"/>
        <table:table-row table:style-name="ro1">
          <table:table-cell table:style-name="ce16" office:value-type="string" calcext:value-type="string">
            <text:p>times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running total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16" office:value-type="string" calcext:value-type="string">
            <text:p>wealt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F$1] + [.A2]^[.$F$2]*[.$F$1])" office:value-type="float" office:value="100000" calcext:value-type="float">
            <text:p>100,000</text:p>
          </table:table-cell>
          <table:table-cell table:formula="of:=[.B2]" office:value-type="float" office:value="100000" calcext:value-type="float">
            <text:p>100,000</text:p>
          </table:table-cell>
          <table:table-cell/>
          <table:table-cell table:style-name="ce16" office:value-type="string" calcext:value-type="string">
            <text:p>expone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F$1] + [.A3]^[.$F$2]*[.$F$1])" office:value-type="float" office:value="200000" calcext:value-type="float">
            <text:p>200,000</text:p>
          </table:table-cell>
          <table:table-cell table:formula="of:=[.B3]+[.C2]" office:value-type="float" office:value="300000" calcext:value-type="float">
            <text:p>300,000</text:p>
          </table:table-cell>
          <table:table-cell table:number-columns-repeated="4"/>
          <table:table-cell table:style-name="ce16" office:value-type="string" calcext:value-type="string">
            <text:p>wisdo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F$1] + [.A4]^[.$F$2]*[.$F$1])" office:value-type="float" office:value="500000" calcext:value-type="float">
            <text:p>500,000</text:p>
          </table:table-cell>
          <table:table-cell table:formula="of:=[.B4]+[.C3]" office:value-type="float" office:value="800000" calcext:value-type="float">
            <text:p>800,00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F$1] + [.A5]^[.$F$2]*[.$F$1])" office:value-type="float" office:value="1000000" calcext:value-type="float">
            <text:p>1,000,000</text:p>
          </table:table-cell>
          <table:table-cell table:formula="of:=[.B5]+[.C4]" office:value-type="float" office:value="1800000" calcext:value-type="float">
            <text:p>1,800,000</text:p>
          </table:table-cell>
          <table:table-cell table:number-columns-repeated="4"/>
          <table:table-cell table:style-name="ce16" office:value-type="string" calcext:value-type="string">
            <text:p>knowled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F$1] + [.A6]^[.$F$2]*[.$F$1])" office:value-type="float" office:value="1700000" calcext:value-type="float">
            <text:p>1,700,000</text:p>
          </table:table-cell>
          <table:table-cell table:formula="of:=[.B6]+[.C5]" office:value-type="float" office:value="3500000" calcext:value-type="float">
            <text:p>3,500,000</text:p>
          </table:table-cell>
          <table:table-cell table:number-columns-repeated="5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F$1] + [.A7]^[.$F$2]*[.$F$1])" office:value-type="float" office:value="2600000" calcext:value-type="float">
            <text:p>2,600,000</text:p>
          </table:table-cell>
          <table:table-cell table:formula="of:=[.B7]+[.C6]" office:value-type="float" office:value="6100000" calcext:value-type="float">
            <text:p>6,100,000</text:p>
          </table:table-cell>
          <table:table-cell table:number-columns-repeated="4"/>
          <table:table-cell table:style-name="ce16" office:value-type="string" calcext:value-type="string">
            <text:p>power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F$1] + [.A8]^[.$F$2]*[.$F$1])" office:value-type="float" office:value="3700000" calcext:value-type="float">
            <text:p>3,700,000</text:p>
          </table:table-cell>
          <table:table-cell table:formula="of:=[.B8]+[.C7]" office:value-type="float" office:value="9800000" calcext:value-type="float">
            <text:p>9,800,000</text:p>
          </table:table-cell>
          <table:table-cell table:number-columns-repeated="4"/>
          <table:table-cell table:style-name="ce1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F$1] + [.A9]^[.$F$2]*[.$F$1])" office:value-type="float" office:value="5000000" calcext:value-type="float">
            <text:p>5,000,000</text:p>
          </table:table-cell>
          <table:table-cell table:formula="of:=[.B9]+[.C8]" office:value-type="float" office:value="14800000" calcext:value-type="float">
            <text:p>14,800,000</text:p>
          </table:table-cell>
          <table:table-cell table:number-columns-repeated="4"/>
          <table:table-cell table:style-name="ce16" office:value-type="string" calcext:value-type="string">
            <text:p>girth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F$1] + [.A10]^[.$F$2]*[.$F$1])" office:value-type="float" office:value="6500000" calcext:value-type="float">
            <text:p>6,500,000</text:p>
          </table:table-cell>
          <table:table-cell table:formula="of:=[.B10]+[.C9]" office:value-type="float" office:value="21300000" calcext:value-type="float">
            <text:p>21,300,00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F$1] + [.A11]^[.$F$2]*[.$F$1])" office:value-type="float" office:value="8200000" calcext:value-type="float">
            <text:p>8,200,000</text:p>
          </table:table-cell>
          <table:table-cell table:formula="of:=[.B11]+[.C10]" office:value-type="float" office:value="29500000" calcext:value-type="float">
            <text:p>29,500,000</text:p>
          </table:table-cell>
          <table:table-cell table:number-columns-repeated="4"/>
          <table:table-cell table:style-name="ce16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F$1] + [.A12]^[.$F$2]*[.$F$1])" office:value-type="float" office:value="10100000" calcext:value-type="float">
            <text:p>10,100,000</text:p>
          </table:table-cell>
          <table:table-cell table:formula="of:=[.B12]+[.C11]" office:value-type="float" office:value="39600000" calcext:value-type="float">
            <text:p>39,600,00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F$1] + [.A13]^[.$F$2]*[.$F$1])" office:value-type="float" office:value="12200000" calcext:value-type="float">
            <text:p>12,200,000</text:p>
          </table:table-cell>
          <table:table-cell table:formula="of:=[.B13]+[.C12]" office:value-type="float" office:value="51800000" calcext:value-type="float">
            <text:p>51,800,000</text:p>
          </table:table-cell>
          <table:table-cell table:number-columns-repeated="4"/>
          <table:table-cell table:style-name="ce16" office:value-type="string" calcext:value-type="string">
            <text:p>insight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F$1] + [.A14]^[.$F$2]*[.$F$1])" office:value-type="float" office:value="14500000" calcext:value-type="float">
            <text:p>14,500,000</text:p>
          </table:table-cell>
          <table:table-cell table:formula="of:=[.B14]+[.C13]" office:value-type="float" office:value="66300000" calcext:value-type="float">
            <text:p>66,300,00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F$1] + [.A15]^[.$F$2]*[.$F$1])" office:value-type="float" office:value="17000000" calcext:value-type="float">
            <text:p>17,000,000</text:p>
          </table:table-cell>
          <table:table-cell table:formula="of:=[.B15]+[.C14]" office:value-type="float" office:value="83300000" calcext:value-type="float">
            <text:p>83,300,0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F$1] + [.A16]^[.$F$2]*[.$F$1])" office:value-type="float" office:value="19700000" calcext:value-type="float">
            <text:p>19,700,000</text:p>
          </table:table-cell>
          <table:table-cell table:formula="of:=[.B16]+[.C15]" office:value-type="float" office:value="103000000" calcext:value-type="float">
            <text:p>103,000,0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F$1] + [.A17]^[.$F$2]*[.$F$1])" office:value-type="float" office:value="22600000" calcext:value-type="float">
            <text:p>22,600,000</text:p>
          </table:table-cell>
          <table:table-cell table:formula="of:=[.B17]+[.C16]" office:value-type="float" office:value="125600000" calcext:value-type="float">
            <text:p>125,600,0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F$1] + [.A18]^[.$F$2]*[.$F$1])" office:value-type="float" office:value="25700000" calcext:value-type="float">
            <text:p>25,700,000</text:p>
          </table:table-cell>
          <table:table-cell table:formula="of:=[.B18]+[.C17]" office:value-type="float" office:value="151300000" calcext:value-type="float">
            <text:p>151,300,0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F$1] + [.A19]^[.$F$2]*[.$F$1])" office:value-type="float" office:value="29000000" calcext:value-type="float">
            <text:p>29,000,000</text:p>
          </table:table-cell>
          <table:table-cell table:formula="of:=[.B19]+[.C18]" office:value-type="float" office:value="180300000" calcext:value-type="float">
            <text:p>180,300,0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F$1] + [.A20]^[.$F$2]*[.$F$1])" office:value-type="float" office:value="32500000" calcext:value-type="float">
            <text:p>32,500,000</text:p>
          </table:table-cell>
          <table:table-cell table:formula="of:=[.B20]+[.C19]" office:value-type="float" office:value="212800000" calcext:value-type="float">
            <text:p>212,800,0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F$1] + [.A21]^[.$F$2]*[.$F$1])" office:value-type="float" office:value="36200000" calcext:value-type="float">
            <text:p>36,200,000</text:p>
          </table:table-cell>
          <table:table-cell table:formula="of:=[.B21]+[.C20]" office:value-type="float" office:value="249000000" calcext:value-type="float">
            <text:p>249,000,0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F$1] + [.A22]^[.$F$2]*[.$F$1])" office:value-type="float" office:value="40100000" calcext:value-type="float">
            <text:p>40,100,000</text:p>
          </table:table-cell>
          <table:table-cell table:formula="of:=[.B22]+[.C21]" office:value-type="float" office:value="289100000" calcext:value-type="float">
            <text:p>289,100,00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F$1] + [.A23]^[.$F$2]*[.$F$1])" office:value-type="float" office:value="44200000" calcext:value-type="float">
            <text:p>44,200,000</text:p>
          </table:table-cell>
          <table:table-cell table:formula="of:=[.B23]+[.C22]" office:value-type="float" office:value="333300000" calcext:value-type="float">
            <text:p>333,300,00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F$1] + [.A24]^[.$F$2]*[.$F$1])" office:value-type="float" office:value="48500000" calcext:value-type="float">
            <text:p>48,500,000</text:p>
          </table:table-cell>
          <table:table-cell table:formula="of:=[.B24]+[.C23]" office:value-type="float" office:value="381800000" calcext:value-type="float">
            <text:p>381,800,00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F$1] + [.A25]^[.$F$2]*[.$F$1])" office:value-type="float" office:value="53000000" calcext:value-type="float">
            <text:p>53,000,000</text:p>
          </table:table-cell>
          <table:table-cell table:formula="of:=[.B25]+[.C24]" office:value-type="float" office:value="434800000" calcext:value-type="float">
            <text:p>434,800,0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F$1] + [.A26]^[.$F$2]*[.$F$1])" office:value-type="float" office:value="57700000" calcext:value-type="float">
            <text:p>57,700,000</text:p>
          </table:table-cell>
          <table:table-cell table:formula="of:=[.B26]+[.C25]" office:value-type="float" office:value="492500000" calcext:value-type="float">
            <text:p>492,500,0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F$1] + [.A27]^[.$F$2]*[.$F$1])" office:value-type="float" office:value="62600000" calcext:value-type="float">
            <text:p>62,600,000</text:p>
          </table:table-cell>
          <table:table-cell table:formula="of:=[.B27]+[.C26]" office:value-type="float" office:value="555100000" calcext:value-type="float">
            <text:p>555,100,0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F$1] + [.A28]^[.$F$2]*[.$F$1])" office:value-type="float" office:value="67700000" calcext:value-type="float">
            <text:p>67,700,000</text:p>
          </table:table-cell>
          <table:table-cell table:formula="of:=[.B28]+[.C27]" office:value-type="float" office:value="622800000" calcext:value-type="float">
            <text:p>622,800,0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F$1] + [.A29]^[.$F$2]*[.$F$1])" office:value-type="float" office:value="73000000" calcext:value-type="float">
            <text:p>73,000,000</text:p>
          </table:table-cell>
          <table:table-cell table:formula="of:=[.B29]+[.C28]" office:value-type="float" office:value="695800000" calcext:value-type="float">
            <text:p>695,800,00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F$1] + [.A30]^[.$F$2]*[.$F$1])" office:value-type="float" office:value="78500000" calcext:value-type="float">
            <text:p>78,500,000</text:p>
          </table:table-cell>
          <table:table-cell table:formula="of:=[.B30]+[.C29]" office:value-type="float" office:value="774300000" calcext:value-type="float">
            <text:p>774,300,0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F$1] + [.A31]^[.$F$2]*[.$F$1])" office:value-type="float" office:value="84200000" calcext:value-type="float">
            <text:p>84,200,000</text:p>
          </table:table-cell>
          <table:table-cell table:formula="of:=[.B31]+[.C30]" office:value-type="float" office:value="858500000" calcext:value-type="float">
            <text:p>858,500,0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F$1] + [.A32]^[.$F$2]*[.$F$1])" office:value-type="float" office:value="90100000" calcext:value-type="float">
            <text:p>90,100,000</text:p>
          </table:table-cell>
          <table:table-cell table:formula="of:=[.B32]+[.C31]" office:value-type="float" office:value="948600000" calcext:value-type="float">
            <text:p>948,600,0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F$1] + [.A33]^[.$F$2]*[.$F$1])" office:value-type="float" office:value="96200000" calcext:value-type="float">
            <text:p>96,200,000</text:p>
          </table:table-cell>
          <table:table-cell table:formula="of:=[.B33]+[.C32]" office:value-type="float" office:value="1044800000" calcext:value-type="float">
            <text:p>1,044,800,0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F$1] + [.A34]^[.$F$2]*[.$F$1])" office:value-type="float" office:value="102500000" calcext:value-type="float">
            <text:p>102,500,000</text:p>
          </table:table-cell>
          <table:table-cell table:formula="of:=[.B34]+[.C33]" office:value-type="float" office:value="1147300000" calcext:value-type="float">
            <text:p>1,147,300,0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F$1] + [.A35]^[.$F$2]*[.$F$1])" office:value-type="float" office:value="109000000" calcext:value-type="float">
            <text:p>109,000,000</text:p>
          </table:table-cell>
          <table:table-cell table:formula="of:=[.B35]+[.C34]" office:value-type="float" office:value="1256300000" calcext:value-type="float">
            <text:p>1,256,300,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F$1] + [.A36]^[.$F$2]*[.$F$1])" office:value-type="float" office:value="115700000" calcext:value-type="float">
            <text:p>115,700,000</text:p>
          </table:table-cell>
          <table:table-cell table:formula="of:=[.B36]+[.C35]" office:value-type="float" office:value="1372000000" calcext:value-type="float">
            <text:p>1,372,000,0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F$1] + [.A37]^[.$F$2]*[.$F$1])" office:value-type="float" office:value="122600000" calcext:value-type="float">
            <text:p>122,600,000</text:p>
          </table:table-cell>
          <table:table-cell table:formula="of:=[.B37]+[.C36]" office:value-type="float" office:value="1494600000" calcext:value-type="float">
            <text:p>1,494,600,00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F$1] + [.A38]^[.$F$2]*[.$F$1])" office:value-type="float" office:value="129700000" calcext:value-type="float">
            <text:p>129,700,000</text:p>
          </table:table-cell>
          <table:table-cell table:formula="of:=[.B38]+[.C37]" office:value-type="float" office:value="1624300000" calcext:value-type="float">
            <text:p>1,624,300,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F$1] + [.A39]^[.$F$2]*[.$F$1])" office:value-type="float" office:value="137000000" calcext:value-type="float">
            <text:p>137,000,000</text:p>
          </table:table-cell>
          <table:table-cell table:formula="of:=[.B39]+[.C38]" office:value-type="float" office:value="1761300000" calcext:value-type="float">
            <text:p>1,761,300,00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F$1] + [.A40]^[.$F$2]*[.$F$1])" office:value-type="float" office:value="144500000" calcext:value-type="float">
            <text:p>144,500,000</text:p>
          </table:table-cell>
          <table:table-cell table:formula="of:=[.B40]+[.C39]" office:value-type="float" office:value="1905800000" calcext:value-type="float">
            <text:p>1,905,800,00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F$1] + [.A41]^[.$F$2]*[.$F$1])" office:value-type="float" office:value="152200000" calcext:value-type="float">
            <text:p>152,200,000</text:p>
          </table:table-cell>
          <table:table-cell table:formula="of:=[.B41]+[.C40]" office:value-type="float" office:value="2058000000" calcext:value-type="float">
            <text:p>2,058,000,00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F$1] + [.A42]^[.$F$2]*[.$F$1])" office:value-type="float" office:value="160100000" calcext:value-type="float">
            <text:p>160,100,000</text:p>
          </table:table-cell>
          <table:table-cell table:formula="of:=[.B42]+[.C41]" office:value-type="float" office:value="2218100000" calcext:value-type="float">
            <text:p>2,218,100,0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F$1] + [.A43]^[.$F$2]*[.$F$1])" office:value-type="float" office:value="168200000" calcext:value-type="float">
            <text:p>168,200,000</text:p>
          </table:table-cell>
          <table:table-cell table:formula="of:=[.B43]+[.C42]" office:value-type="float" office:value="2386300000" calcext:value-type="float">
            <text:p>2,386,300,0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F$1] + [.A44]^[.$F$2]*[.$F$1])" office:value-type="float" office:value="176500000" calcext:value-type="float">
            <text:p>176,500,000</text:p>
          </table:table-cell>
          <table:table-cell table:formula="of:=[.B44]+[.C43]" office:value-type="float" office:value="2562800000" calcext:value-type="float">
            <text:p>2,562,800,00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F$1] + [.A45]^[.$F$2]*[.$F$1])" office:value-type="float" office:value="185000000" calcext:value-type="float">
            <text:p>185,000,000</text:p>
          </table:table-cell>
          <table:table-cell table:formula="of:=[.B45]+[.C44]" office:value-type="float" office:value="2747800000" calcext:value-type="float">
            <text:p>2,747,800,00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F$1] + [.A46]^[.$F$2]*[.$F$1])" office:value-type="float" office:value="193700000" calcext:value-type="float">
            <text:p>193,700,000</text:p>
          </table:table-cell>
          <table:table-cell table:formula="of:=[.B46]+[.C45]" office:value-type="float" office:value="2941500000" calcext:value-type="float">
            <text:p>2,941,500,00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F$1] + [.A47]^[.$F$2]*[.$F$1])" office:value-type="float" office:value="202600000" calcext:value-type="float">
            <text:p>202,600,000</text:p>
          </table:table-cell>
          <table:table-cell table:formula="of:=[.B47]+[.C46]" office:value-type="float" office:value="3144100000" calcext:value-type="float">
            <text:p>3,144,100,0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F$1] + [.A48]^[.$F$2]*[.$F$1])" office:value-type="float" office:value="211700000" calcext:value-type="float">
            <text:p>211,700,000</text:p>
          </table:table-cell>
          <table:table-cell table:formula="of:=[.B48]+[.C47]" office:value-type="float" office:value="3355800000" calcext:value-type="float">
            <text:p>3,355,800,00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F$1] + [.A49]^[.$F$2]*[.$F$1])" office:value-type="float" office:value="221000000" calcext:value-type="float">
            <text:p>221,000,000</text:p>
          </table:table-cell>
          <table:table-cell table:formula="of:=[.B49]+[.C48]" office:value-type="float" office:value="3576800000" calcext:value-type="float">
            <text:p>3,576,800,0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F$1] + [.A50]^[.$F$2]*[.$F$1])" office:value-type="float" office:value="230500000" calcext:value-type="float">
            <text:p>230,500,000</text:p>
          </table:table-cell>
          <table:table-cell table:formula="of:=[.B50]+[.C49]" office:value-type="float" office:value="3807300000" calcext:value-type="float">
            <text:p>3,807,300,00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F$1] + [.A51]^[.$F$2]*[.$F$1])" office:value-type="float" office:value="240200000" calcext:value-type="float">
            <text:p>240,200,000</text:p>
          </table:table-cell>
          <table:table-cell table:formula="of:=[.B51]+[.C50]" office:value-type="float" office:value="4047500000" calcext:value-type="float">
            <text:p>4,047,500,0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F$1] + [.A52]^[.$F$2]*[.$F$1])" office:value-type="float" office:value="250100000" calcext:value-type="float">
            <text:p>250,100,000</text:p>
          </table:table-cell>
          <table:table-cell table:formula="of:=[.B52]+[.C51]" office:value-type="float" office:value="4297600000" calcext:value-type="float">
            <text:p>4,297,600,000</text:p>
          </table:table-cell>
          <table:table-cell table:number-columns-repeated="6"/>
        </table:table-row>
      </table:table>
      <table:table table:name="rebirth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style-name="ce16" office:value-type="string" calcext:value-type="string">
            <text:p>character level</text:p>
          </table:table-cell>
          <table:table-cell table:style-name="ce16" office:value-type="string" calcext:value-type="string">
            <text:p>rebirth tier</text:p>
          </table:table-cell>
          <table:table-cell table:style-name="ce16" office:value-type="string" calcext:value-type="string">
            <text:p>eternal strength %</text:p>
          </table:table-cell>
          <table:table-cell table:style-name="ce16" office:value-type="string" calcext:value-type="string">
            <text:p>eternal alacrity %</text:p>
          </table:table-cell>
          <table:table-cell table:style-name="ce16" office:value-type="string" calcext:value-type="string">
            <text:p>eternal knowledge</text:p>
          </table:table-cell>
          <table:table-cell table:style-name="ce16"/>
          <table:table-cell table:style-name="ce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CEILING([.$B2]/5)" office:value-type="float" office:value="0" calcext:value-type="float">
            <text:p>0</text:p>
          </table:table-cell>
          <table:table-cell table:style-name="ce16"/>
          <table:table-cell table:style-name="ce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CEILING([.$B3]/5)" office:value-type="float" office:value="1" calcext:value-type="float">
            <text:p>1</text:p>
          </table:table-cell>
          <table:table-cell table:style-name="ce16"/>
          <table:table-cell table:style-name="ce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CEILING([.$B4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CEILING([.$B5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CEILING([.$B6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CEILING([.$B7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CEILING([.$B8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CEILING([.$B9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CEILING([.$B10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CEILING([.$B11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CEILING([.$B12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CEILING([.$B13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CEILING([.$B14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CEILING([.$B15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CEILING([.$B16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CEILING([.$B17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CEILING([.$B18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CEILING([.$B19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CEILING([.$B20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CEILING([.$B21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CEILING([.$B22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CEILING([.$B23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CEILING([.$B24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CEILING([.$B25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CEILING([.$B26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CEILING([.$B27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CEILING([.$B28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CEILING([.$B29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CEILING([.$B30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CEILING([.$B31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CEILING([.$B32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CEILING([.$B33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CEILING([.$B34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CEILING([.$B35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CEILING([.$B36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CEILING([.$B37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CEILING([.$B38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CEILING([.$B39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CEILING([.$B40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CEILING([.$B41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CEILING([.$B42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CEILING([.$B43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CEILING([.$B44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CEILING([.$B45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CEILING([.$B46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CEILING([.$B47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CEILING([.$B48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CEILING([.$B49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CEILING([.$B50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CEILING([.$B51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CEILING([.$B52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CEILING([.$B53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CEILING([.$B54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CEILING([.$B55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CEILING([.$B56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CEILING([.$B57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CEILING([.$B58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CEILING([.$B59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CEILING([.$B60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CEILING([.$B61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CEILING([.$B62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CEILING([.$B63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CEILING([.$B64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CEILING([.$B65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CEILING([.$B66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CEILING([.$B67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CEILING([.$B68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CEILING([.$B69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CEILING([.$B70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CEILING([.$B71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CEILING([.$B72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CEILING([.$B73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CEILING([.$B74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CEILING([.$B75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CEILING([.$B76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CEILING([.$B77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CEILING([.$B78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CEILING([.$B79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CEILING([.$B80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CEILING([.$B81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CEILING([.$B82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CEILING([.$B83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CEILING([.$B84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CEILING([.$B85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CEILING([.$B86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CEILING([.$B87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CEILING([.$B88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CEILING([.$B89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CEILING([.$B90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CEILING([.$B91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CEILING([.$B92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CEILING([.$B93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CEILING([.$B94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CEILING([.$B95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CEILING([.$B96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CEILING([.$B97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CEILING([.$B98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CEILING([.$B99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CEILING([.$B100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CEILING([.$B101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CEILING([.$B102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CEILING([.$B103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CEILING([.$B104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CEILING([.$B105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CEILING([.$B106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CEILING([.$B107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CEILING([.$B108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CEILING([.$B109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CEILING([.$B110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CEILING([.$B111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CEILING([.$B112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CEILING([.$B113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CEILING([.$B114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CEILING([.$B115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CEILING([.$B116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CEILING([.$B117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CEILING([.$B118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CEILING([.$B119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CEILING([.$B120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CEILING([.$B121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CEILING([.$B122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CEILING([.$B123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CEILING([.$B124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CEILING([.$B125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CEILING([.$B126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CEILING([.$B127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CEILING([.$B128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CEILING([.$B129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CEILING([.$B130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CEILING([.$B131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CEILING([.$B132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CEILING([.$B133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CEILING([.$B134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CEILING([.$B135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CEILING([.$B136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CEILING([.$B137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CEILING([.$B138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CEILING([.$B139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CEILING([.$B140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CEILING([.$B141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CEILING([.$B142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CEILING([.$B143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CEILING([.$B144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CEILING([.$B145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CEILING([.$B146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CEILING([.$B147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CEILING([.$B148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CEILING([.$B149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CEILING([.$B150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CEILING([.$B151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CEILING([.$B152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CEILING([.$B153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CEILING([.$B154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CEILING([.$B155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CEILING([.$B156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CEILING([.$B157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CEILING([.$B158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CEILING([.$B159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CEILING([.$B160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CEILING([.$B161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CEILING([.$B162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CEILING([.$B163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CEILING([.$B164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CEILING([.$B165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CEILING([.$B166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CEILING([.$B167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CEILING([.$B168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CEILING([.$B169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CEILING([.$B170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CEILING([.$B171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CEILING([.$B172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CEILING([.$B173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CEILING([.$B174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CEILING([.$B175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CEILING([.$B176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CEILING([.$B177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CEILING([.$B178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CEILING([.$B179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CEILING([.$B180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CEILING([.$B181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CEILING([.$B182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CEILING([.$B183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CEILING([.$B184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CEILING([.$B185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CEILING([.$B186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CEILING([.$B187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CEILING([.$B188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CEILING([.$B189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CEILING([.$B190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CEILING([.$B191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CEILING([.$B192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CEILING([.$B193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CEILING([.$B194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CEILING([.$B195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CEILING([.$B196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CEILING([.$B197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CEILING([.$B198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CEILING([.$B199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CEILING([.$B200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CEILING([.$B201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CEILING([.$B202]/5)"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9:34:02.838252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8-07T20:02:39.376860687</dc:date>
    <meta:editing-cycles>375</meta:editing-cycles>
    <meta:editing-duration>PT8H1M8S</meta:editing-duration>
    <meta:document-statistic meta:table-count="14" meta:cell-count="12387" meta:object-count="0"/>
    <meta:user-defined meta:name="Info 1"/>
    <meta:user-defined meta:name="Info 2"/>
    <meta:user-defined meta:name="Info 3"/>
    <meta:user-defined meta:name="Info 4"/>
  </office:meta>
</office:document-meta>
</file>